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coder input Y_N[373] = 8.6653</text:p>
      <text:p text:style-name="Standard">Decoder input Y_N[374] = 9.69687</text:p>
      <text:p text:style-name="Standard">Decoder input Y_N[375] = 6.45811</text:p>
      <text:p text:style-name="Standard">Decoder input Y_N[376] = 18.4788</text:p>
      <text:p text:style-name="Standard">Decoder input Y_N[377] = 11.0677</text:p>
      <text:p text:style-name="Standard">Decoder input Y_N[378] = 16.272</text:p>
      <text:p text:style-name="Standard">Decoder input Y_N[379] = 20.142</text:p>
      <text:p text:style-name="Standard">Decoder input Y_N[380] = 10.5516</text:p>
      <text:p text:style-name="Standard">Decoder input Y_N[381] = 12.022</text:p>
      <text:p text:style-name="Standard">Decoder input Y_N[382] = 19.0502</text:p>
      <text:p text:style-name="Standard">Decoder input Y_N[383] = 18.6078</text:p>
      <text:p text:style-name="Standard">Decoder input Y_N[384] = 6.65523</text:p>
      <text:p text:style-name="Standard">Decoder input Y_N[385] = 6.35111</text:p>
      <text:p text:style-name="Standard">Decoder input Y_N[386] = 14.4701</text:p>
      <text:p text:style-name="Standard">Decoder input Y_N[387] = 9.40301</text:p>
      <text:p text:style-name="Standard">Decoder input Y_N[388] = 4.77339</text:p>
      <text:p text:style-name="Standard">Decoder input Y_N[389] = 7.90537</text:p>
      <text:p text:style-name="Standard">Decoder input Y_N[390] = 6.92793</text:p>
      <text:p text:style-name="Standard">Decoder input Y_N[391] = 5.97506</text:p>
      <text:p text:style-name="Standard">Decoder input Y_N[392] = 10.4654</text:p>
      <text:p text:style-name="Standard">Decoder input Y_N[393] = 14.3045</text:p>
      <text:p text:style-name="Standard">Decoder input Y_N[394] = 13.3783</text:p>
      <text:p text:style-name="Standard">Decoder input Y_N[395] = 8.30063</text:p>
      <text:p text:style-name="Standard">Decoder input Y_N[396] = 11.5961</text:p>
      <text:p text:style-name="Standard">Decoder input Y_N[397] = 16.3886</text:p>
      <text:p text:style-name="Standard">Decoder input Y_N[398] = 6.41956</text:p>
      <text:p text:style-name="Standard">Decoder input Y_N[399] = 7.90806</text:p>
      <text:p text:style-name="Standard">Decoder input Y_N[400] = 18.2271</text:p>
      <text:p text:style-name="Standard">Decoder input Y_N[401] = -0.128954</text:p>
      <text:p text:style-name="Standard">Decoder input Y_N[402] = 9.89813</text:p>
      <text:p text:style-name="Standard">Decoder input Y_N[403] = 7.00752</text:p>
      <text:p text:style-name="Standard">Decoder input Y_N[404] = 14.492</text:p>
      <text:p text:style-name="Standard">Decoder input Y_N[405] = 11.8521</text:p>
      <text:p text:style-name="Standard">Decoder input Y_N[406] = 6.82935</text:p>
      <text:p text:style-name="Standard">Decoder input Y_N[407] = 14.3058</text:p>
      <text:p text:style-name="Standard">Decoder input Y_N[408] = 8.23219</text:p>
      <text:p text:style-name="Standard">Decoder input Y_N[409] = 14.1234</text:p>
      <text:p text:style-name="Standard">Decoder input Y_N[410] = 11.7048</text:p>
      <text:p text:style-name="Standard">Decoder input Y_N[411] = 14.2864</text:p>
      <text:p text:style-name="Standard">Decoder input Y_N[412] = 9.84521</text:p>
      <text:p text:style-name="Standard">Decoder input Y_N[413] = 2.82716</text:p>
      <text:p text:style-name="Standard">Decoder input Y_N[414] = 12.7838</text:p>
      <text:p text:style-name="Standard">Decoder input Y_N[415] = 7.72708</text:p>
      <text:p text:style-name="Standard">Decoder input Y_N[416] = 6.64249</text:p>
      <text:p text:style-name="Standard">Decoder input Y_N[417] = 4.51796</text:p>
      <text:p text:style-name="Standard">Decoder input Y_N[418] = 7.02502</text:p>
      <text:p text:style-name="Standard">Decoder input Y_N[419] = 7.86063</text:p>
      <text:p text:style-name="Standard">Decoder input Y_N[420] = 16.6425</text:p>
      <text:p text:style-name="Standard">Decoder input Y_N[421] = 14.406</text:p>
      <text:p text:style-name="Standard">Decoder input Y_N[422] = 10.6094</text:p>
      <text:p text:style-name="Standard">Decoder input Y_N[423] = 18.4217</text:p>
      <text:p text:style-name="Standard">Decoder input Y_N[424] = 5.01597</text:p>
      <text:p text:style-name="Standard"><text:soft-page-break/>Decoder input Y_N[425] = 10.4815</text:p>
      <text:p text:style-name="Standard">Decoder input Y_N[426] = 7.44791</text:p>
      <text:p text:style-name="Standard">Decoder input Y_N[427] = 3.54034</text:p>
      <text:p text:style-name="Standard">Decoder input Y_N[428] = 7.51977</text:p>
      <text:p text:style-name="Standard">Decoder input Y_N[429] = 10.8588</text:p>
      <text:p text:style-name="Standard">Decoder input Y_N[430] = 3.38743</text:p>
      <text:p text:style-name="Standard">Decoder input Y_N[431] = 4.21436</text:p>
      <text:p text:style-name="Standard">Decoder input Y_N[432] = 16.8859</text:p>
      <text:p text:style-name="Standard">Decoder input Y_N[433] = 8.32447</text:p>
      <text:p text:style-name="Standard">Decoder input Y_N[434] = 9.33922</text:p>
      <text:p text:style-name="Standard">Decoder input Y_N[435] = 14.335</text:p>
      <text:p text:style-name="Standard">Decoder input Y_N[436] = 16.6992</text:p>
      <text:p text:style-name="Standard">Decoder input Y_N[437] = 9.23497</text:p>
      <text:p text:style-name="Standard">Decoder input Y_N[438] = 5.95492</text:p>
      <text:p text:style-name="Standard">Decoder input Y_N[439] = 11.3146</text:p>
      <text:p text:style-name="Standard">Decoder input Y_N[440] = 10.5354</text:p>
      <text:p text:style-name="Standard">Decoder input Y_N[441] = 7.8319</text:p>
      <text:p text:style-name="Standard">Decoder input Y_N[442] = 6.88274</text:p>
      <text:p text:style-name="Standard">Decoder input Y_N[443] = 12.5504</text:p>
      <text:p text:style-name="Standard">Decoder input Y_N[444] = 7.35796</text:p>
      <text:p text:style-name="Standard">Decoder input Y_N[445] = 11.8514</text:p>
      <text:p text:style-name="Standard">Decoder input Y_N[446] = 7.7245</text:p>
      <text:p text:style-name="Standard">Decoder input Y_N[447] = 12.1642</text:p>
      <text:p text:style-name="Standard">Decoder input Y_N[448] = 3.19623</text:p>
      <text:p text:style-name="Standard">Decoder input Y_N[449] = 9.32081</text:p>
      <text:p text:style-name="Standard">Decoder input Y_N[450] = 15.375</text:p>
      <text:p text:style-name="Standard">Decoder input Y_N[451] = 15.4361</text:p>
      <text:p text:style-name="Standard">Decoder input Y_N[452] = 8.69401</text:p>
      <text:p text:style-name="Standard">Decoder input Y_N[453] = 3.7477</text:p>
      <text:p text:style-name="Standard">Decoder input Y_N[454] = 10.2255</text:p>
      <text:p text:style-name="Standard">Decoder input Y_N[455] = 9.88531</text:p>
      <text:p text:style-name="Standard">Decoder input Y_N[456] = 18.1881</text:p>
      <text:p text:style-name="Standard">Decoder input Y_N[457] = 8.93464</text:p>
      <text:p text:style-name="Standard">Decoder input Y_N[458] = 0.379001</text:p>
      <text:p text:style-name="Standard">Decoder input Y_N[459] = 7.85736</text:p>
      <text:p text:style-name="Standard">Decoder input Y_N[460] = 2.50523</text:p>
      <text:p text:style-name="Standard">Decoder input Y_N[461] = 10.3916</text:p>
      <text:p text:style-name="Standard">Decoder input Y_N[462] = 12.9879</text:p>
      <text:p text:style-name="Standard">Decoder input Y_N[463] = 11.0381</text:p>
      <text:p text:style-name="Standard">Decoder input Y_N[464] = 5.981</text:p>
      <text:p text:style-name="Standard">Decoder input Y_N[465] = 11.8478</text:p>
      <text:p text:style-name="Standard">Decoder input Y_N[466] = 11.1486</text:p>
      <text:p text:style-name="Standard">Decoder input Y_N[467] = 8.19762</text:p>
      <text:p text:style-name="Standard">Decoder input Y_N[468] = 17.4998</text:p>
      <text:p text:style-name="Standard">Decoder input Y_N[469] = 4.64607</text:p>
      <text:p text:style-name="Standard">Decoder input Y_N[470] = 15.1476</text:p>
      <text:p text:style-name="Standard">Decoder input Y_N[471] = 10.4881</text:p>
      <text:p text:style-name="Standard">Decoder input Y_N[472] = 6.11414</text:p>
      <text:p text:style-name="Standard">Decoder input Y_N[473] = 15.3117</text:p>
      <text:p text:style-name="Standard">Decoder input Y_N[474] = 12.6675</text:p>
      <text:p text:style-name="Standard">Decoder input Y_N[475] = 15.8236</text:p>
      <text:p text:style-name="Standard">Decoder input Y_N[476] = 7.63926</text:p>
      <text:p text:style-name="Standard"><text:soft-page-break/>Decoder input Y_N[477] = 8.91495</text:p>
      <text:p text:style-name="Standard">Decoder input Y_N[478] = 13.0681</text:p>
      <text:p text:style-name="Standard">Decoder input Y_N[479] = 5.61217</text:p>
      <text:p text:style-name="Standard">Decoder input Y_N[480] = 6.17067</text:p>
      <text:p text:style-name="Standard">Decoder input Y_N[481] = 11.8004</text:p>
      <text:p text:style-name="Standard">Decoder input Y_N[482] = 19.2501</text:p>
      <text:p text:style-name="Standard">Decoder input Y_N[483] = 14.3842</text:p>
      <text:p text:style-name="Standard">Decoder input Y_N[484] = 17.0565</text:p>
      <text:p text:style-name="Standard">Decoder input Y_N[485] = 10.979</text:p>
      <text:p text:style-name="Standard">Decoder input Y_N[486] = 1.4481</text:p>
      <text:p text:style-name="Standard">Decoder input Y_N[487] = 5.02003</text:p>
      <text:p text:style-name="Standard">Decoder input Y_N[488] = 9.88226</text:p>
      <text:p text:style-name="Standard">Decoder input Y_N[489] = 9.22921</text:p>
      <text:p text:style-name="Standard">Decoder input Y_N[490] = 12.0805</text:p>
      <text:p text:style-name="Standard">Decoder input Y_N[491] = 3.17777</text:p>
      <text:p text:style-name="Standard">Decoder input Y_N[492] = 8.7596</text:p>
      <text:p text:style-name="Standard">Decoder input Y_N[493] = 11.1166</text:p>
      <text:p text:style-name="Standard">Decoder input Y_N[494] = 0.349775</text:p>
      <text:p text:style-name="Standard">Decoder input Y_N[495] = 6.13829</text:p>
      <text:p text:style-name="Standard">Decoder input Y_N[496] = 7.80115</text:p>
      <text:p text:style-name="Standard">Decoder input Y_N[497] = 6.26409</text:p>
      <text:p text:style-name="Standard">Decoder input Y_N[498] = 9.6846</text:p>
      <text:p text:style-name="Standard">Decoder input Y_N[499] = 10.9369</text:p>
      <text:p text:style-name="Standard">Decoder input Y_N[500] = 13.3712</text:p>
      <text:p text:style-name="Standard">Decoder input Y_N[501] = 11.6798</text:p>
      <text:p text:style-name="Standard">Decoder input Y_N[502] = 6.23066</text:p>
      <text:p text:style-name="Standard">Decoder input Y_N[503] = 8.82203</text:p>
      <text:p text:style-name="Standard">Decoder input Y_N[504] = 11.8974</text:p>
      <text:p text:style-name="Standard">Decoder input Y_N[505] = 1.46149</text:p>
      <text:p text:style-name="Standard">Decoder input Y_N[506] = 7.43158</text:p>
      <text:p text:style-name="Standard">Decoder input Y_N[507] = 16.6683</text:p>
      <text:p text:style-name="Standard">Decoder input Y_N[508] = 10.8154</text:p>
      <text:p text:style-name="Standard">Decoder input Y_N[509] = 7.64275</text:p>
      <text:p text:style-name="Standard">Decoder input Y_N[510] = 13.3985</text:p>
      <text:p text:style-name="Standard">Decoder input Y_N[511] = 6.96067</text:p>
      <text:p text:style-name="Standard">Decoder input Y_N[512] = 11.4202</text:p>
      <text:p text:style-name="Standard">Decoder input Y_N[513] = 3.69016</text:p>
      <text:p text:style-name="Standard">Decoder input Y_N[514] = 21.2963</text:p>
      <text:p text:style-name="Standard">Decoder input Y_N[515] = 15.4713</text:p>
      <text:p text:style-name="Standard">Decoder input Y_N[516] = 2.13525</text:p>
      <text:p text:style-name="Standard">Decoder input Y_N[517] = 6.16469</text:p>
      <text:p text:style-name="Standard">Decoder input Y_N[518] = 0.238425</text:p>
      <text:p text:style-name="Standard">Decoder input Y_N[519] = 10.9185</text:p>
      <text:p text:style-name="Standard">Decoder input Y_N[520] = 5.04331</text:p>
      <text:p text:style-name="Standard">Decoder input Y_N[521] = 2.91196</text:p>
      <text:p text:style-name="Standard">Decoder input Y_N[522] = 5.69695</text:p>
      <text:p text:style-name="Standard">Decoder input Y_N[523] = 16.7862</text:p>
      <text:p text:style-name="Standard">Decoder input Y_N[524] = 10.9667</text:p>
      <text:p text:style-name="Standard">Decoder input Y_N[525] = 10.3653</text:p>
      <text:p text:style-name="Standard">Decoder input Y_N[526] = 11.1315</text:p>
      <text:p text:style-name="Standard">Decoder input Y_N[527] = 6.94641</text:p>
      <text:p text:style-name="Standard">Decoder input Y_N[528] = 18.4549</text:p>
      <text:p text:style-name="Standard"><text:soft-page-break/>Decoder input Y_N[529] = 14.8578</text:p>
      <text:p text:style-name="Standard">Decoder input Y_N[530] = 16.163</text:p>
      <text:p text:style-name="Standard">Decoder input Y_N[531] = 6.84543</text:p>
      <text:p text:style-name="Standard">Decoder input Y_N[532] = 19.7597</text:p>
      <text:p text:style-name="Standard">Decoder input Y_N[533] = 18.0663</text:p>
      <text:p text:style-name="Standard">Decoder input Y_N[534] = 11.1487</text:p>
      <text:p text:style-name="Standard">Decoder input Y_N[535] = 6.74686</text:p>
      <text:p text:style-name="Standard">Decoder input Y_N[536] = 10.2993</text:p>
      <text:p text:style-name="Standard">Decoder input Y_N[537] = -0.167835</text:p>
      <text:p text:style-name="Standard">Decoder input Y_N[538] = 14.8027</text:p>
      <text:p text:style-name="Standard">Decoder input Y_N[539] = 2.98765</text:p>
      <text:p text:style-name="Standard">Decoder input Y_N[540] = 6.04324</text:p>
      <text:p text:style-name="Standard">Decoder input Y_N[541] = 12.047</text:p>
      <text:p text:style-name="Standard">Decoder input Y_N[542] = -0.552132</text:p>
      <text:p text:style-name="Standard">Decoder input Y_N[543] = 7.37951</text:p>
      <text:p text:style-name="Standard">Decoder input Y_N[544] = 6.25326</text:p>
      <text:p text:style-name="Standard">Decoder input Y_N[545] = 7.01943</text:p>
      <text:p text:style-name="Standard">Decoder input Y_N[546] = 1.85854</text:p>
      <text:p text:style-name="Standard">Decoder input Y_N[547] = 8.96678</text:p>
      <text:p text:style-name="Standard">Decoder input Y_N[548] = 4.32012</text:p>
      <text:p text:style-name="Standard">Decoder input Y_N[549] = 8.85669</text:p>
      <text:p text:style-name="Standard">Decoder input Y_N[550] = 11.2963</text:p>
      <text:p text:style-name="Standard">Decoder input Y_N[551] = 12.4564</text:p>
      <text:p text:style-name="Standard">Decoder input Y_N[552] = 14.3781</text:p>
      <text:p text:style-name="Standard">Decoder input Y_N[553] = 5.68636</text:p>
      <text:p text:style-name="Standard">Decoder input Y_N[554] = 6.86614</text:p>
      <text:p text:style-name="Standard">Decoder input Y_N[555] = 1.50157</text:p>
      <text:p text:style-name="Standard">Decoder input Y_N[556] = 12.0611</text:p>
      <text:p text:style-name="Standard">Decoder input Y_N[557] = 4.76029</text:p>
      <text:p text:style-name="Standard">Decoder input Y_N[558] = 3.28563</text:p>
      <text:p text:style-name="Standard">Decoder input Y_N[559] = 15.6126</text:p>
      <text:p text:style-name="Standard">Decoder input Y_N[560] = 12.0276</text:p>
      <text:p text:style-name="Standard">Decoder input Y_N[561] = 7.84177</text:p>
      <text:p text:style-name="Standard">Decoder input Y_N[562] = 14.9891</text:p>
      <text:p text:style-name="Standard">Decoder input Y_N[563] = 10.4278</text:p>
      <text:p text:style-name="Standard">Decoder input Y_N[564] = 11.2358</text:p>
      <text:p text:style-name="Standard">Decoder input Y_N[565] = 14.1913</text:p>
      <text:p text:style-name="Standard">Decoder input Y_N[566] = 10.9712</text:p>
      <text:p text:style-name="Standard">Decoder input Y_N[567] = 4.73529</text:p>
      <text:p text:style-name="Standard">Decoder input Y_N[568] = 2.57604</text:p>
      <text:p text:style-name="Standard">Decoder input Y_N[569] = 15.3578</text:p>
      <text:p text:style-name="Standard">Decoder input Y_N[570] = 19.5367</text:p>
      <text:p text:style-name="Standard">Decoder input Y_N[571] = 6.16698</text:p>
      <text:p text:style-name="Standard">Decoder input Y_N[572] = 7.36357</text:p>
      <text:p text:style-name="Standard">Decoder input Y_N[573] = 12.5803</text:p>
      <text:p text:style-name="Standard">Decoder input Y_N[574] = 15.7654</text:p>
      <text:p text:style-name="Standard">Decoder input Y_N[575] = 11.9075</text:p>
      <text:p text:style-name="Standard">Decoder input Y_N[576] = 15.5896</text:p>
      <text:p text:style-name="Standard">Decoder input Y_N[577] = 11.9998</text:p>
      <text:p text:style-name="Standard">Decoder input Y_N[578] = 12.7904</text:p>
      <text:p text:style-name="Standard">Decoder input Y_N[579] = 11.1973</text:p>
      <text:p text:style-name="Standard">Decoder input Y_N[580] = 8.87909</text:p>
      <text:p text:style-name="Standard"><text:soft-page-break/>Decoder input Y_N[581] = 9.01791</text:p>
      <text:p text:style-name="Standard">Decoder input Y_N[582] = 18.1461</text:p>
      <text:p text:style-name="Standard">Decoder input Y_N[583] = 8.39467</text:p>
      <text:p text:style-name="Standard">Decoder input Y_N[584] = 14.63</text:p>
      <text:p text:style-name="Standard">Decoder input Y_N[585] = 19.4289</text:p>
      <text:p text:style-name="Standard">Decoder input Y_N[586] = 10.415</text:p>
      <text:p text:style-name="Standard">Decoder input Y_N[587] = 9.3129</text:p>
      <text:p text:style-name="Standard">Decoder input Y_N[588] = 11.224</text:p>
      <text:p text:style-name="Standard">Decoder input Y_N[589] = 4.13734</text:p>
      <text:p text:style-name="Standard">Decoder input Y_N[590] = -0.677579</text:p>
      <text:p text:style-name="Standard">Decoder input Y_N[591] = 11.6604</text:p>
      <text:p text:style-name="Standard">Decoder input Y_N[592] = 7.79722</text:p>
      <text:p text:style-name="Standard">Decoder input Y_N[593] = 14.3066</text:p>
      <text:p text:style-name="Standard">Decoder input Y_N[594] = 8.87929</text:p>
      <text:p text:style-name="Standard">Decoder input Y_N[595] = 6.89155</text:p>
      <text:p text:style-name="Standard">Decoder input Y_N[596] = 22.5261</text:p>
      <text:p text:style-name="Standard">Decoder input Y_N[597] = 17.3088</text:p>
      <text:p text:style-name="Standard">Decoder input Y_N[598] = 15.1207</text:p>
      <text:p text:style-name="Standard">Decoder input Y_N[599] = 8.40903</text:p>
      <text:p text:style-name="Standard">Decoder input Y_N[600] = 10.8458</text:p>
      <text:p text:style-name="Standard">Decoder input Y_N[601] = 5.83646</text:p>
      <text:p text:style-name="Standard">Decoder input Y_N[602] = 14.1858</text:p>
      <text:p text:style-name="Standard">Decoder input Y_N[603] = 6.51684</text:p>
      <text:p text:style-name="Standard">Decoder input Y_N[604] = 10.4916</text:p>
      <text:p text:style-name="Standard">Decoder input Y_N[605] = 12.4189</text:p>
      <text:p text:style-name="Standard">Decoder input Y_N[606] = 6.26312</text:p>
      <text:p text:style-name="Standard">Decoder input Y_N[607] = 5.91896</text:p>
      <text:p text:style-name="Standard">Decoder input Y_N[608] = 17.1654</text:p>
      <text:p text:style-name="Standard">Decoder input Y_N[609] = 4.90786</text:p>
      <text:p text:style-name="Standard">Decoder input Y_N[610] = 17.046</text:p>
      <text:p text:style-name="Standard">Decoder input Y_N[611] = 6.62108</text:p>
      <text:p text:style-name="Standard">Decoder input Y_N[612] = 7.11217</text:p>
      <text:p text:style-name="Standard">Decoder input Y_N[613] = 14.5102</text:p>
      <text:p text:style-name="Standard">Decoder input Y_N[614] = 4.70615</text:p>
      <text:p text:style-name="Standard">Decoder input Y_N[615] = 7.19147</text:p>
      <text:p text:style-name="Standard">Decoder input Y_N[616] = 5.41977</text:p>
      <text:p text:style-name="Standard">Decoder input Y_N[617] = 14.9699</text:p>
      <text:p text:style-name="Standard">Decoder input Y_N[618] = 22.1376</text:p>
      <text:p text:style-name="Standard">Decoder input Y_N[619] = 10.5117</text:p>
      <text:p text:style-name="Standard">Decoder input Y_N[620] = 11.2724</text:p>
      <text:p text:style-name="Standard">Decoder input Y_N[621] = 15.1537</text:p>
      <text:p text:style-name="Standard">Decoder input Y_N[622] = 10.235</text:p>
      <text:p text:style-name="Standard">Decoder input Y_N[623] = 11.4228</text:p>
      <text:p text:style-name="Standard">Decoder input Y_N[624] = 7.06258</text:p>
      <text:p text:style-name="Standard">Decoder input Y_N[625] = 10.5041</text:p>
      <text:p text:style-name="Standard">Decoder input Y_N[626] = 7.23681</text:p>
      <text:p text:style-name="Standard">Decoder input Y_N[627] = 6.24743</text:p>
      <text:p text:style-name="Standard">Decoder input Y_N[628] = 10.8855</text:p>
      <text:p text:style-name="Standard">Decoder input Y_N[629] = 10.8576</text:p>
      <text:p text:style-name="Standard">Decoder input Y_N[630] = 12.9082</text:p>
      <text:p text:style-name="Standard">Decoder input Y_N[631] = 14.4926</text:p>
      <text:p text:style-name="Standard">Decoder input Y_N[632] = 8.88671</text:p>
      <text:p text:style-name="Standard"><text:soft-page-break/>Decoder input Y_N[633] = 10.3099</text:p>
      <text:p text:style-name="Standard">Decoder input Y_N[634] = 18.435</text:p>
      <text:p text:style-name="Standard">Decoder input Y_N[635] = 23.7249</text:p>
      <text:p text:style-name="Standard">Decoder input Y_N[636] = 10.4989</text:p>
      <text:p text:style-name="Standard">Decoder input Y_N[637] = 16.7709</text:p>
      <text:p text:style-name="Standard">Decoder input Y_N[638] = 10.6993</text:p>
      <text:p text:style-name="Standard">Decoder input Y_N[639] = 10.312</text:p>
      <text:p text:style-name="Standard">Decoder input Y_N[640] = 11.3162</text:p>
      <text:p text:style-name="Standard">Decoder input Y_N[641] = 7.80691</text:p>
      <text:p text:style-name="Standard">Decoder input Y_N[642] = 10.0884</text:p>
      <text:p text:style-name="Standard">Decoder input Y_N[643] = 9.5695</text:p>
      <text:p text:style-name="Standard">Decoder input Y_N[644] = 12.3541</text:p>
      <text:p text:style-name="Standard">Decoder input Y_N[645] = 4.22147</text:p>
      <text:p text:style-name="Standard">Decoder input Y_N[646] = 11.4248</text:p>
      <text:p text:style-name="Standard">Decoder input Y_N[647] = 10.1527</text:p>
      <text:p text:style-name="Standard">Encoder output index 0 -&gt; 1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0</text:p>
      <text:p text:style-name="Standard">Encoder output index 5 -&gt; 1</text:p>
      <text:p text:style-name="Standard">Encoder output index 6 -&gt; 1</text:p>
      <text:p text:style-name="Standard">Encoder output index 7 -&gt; 0</text:p>
      <text:p text:style-name="Standard">Encoder output index 8 -&gt; 0</text:p>
      <text:p text:style-name="Standard">Encoder output index 9 -&gt; 1</text:p>
      <text:p text:style-name="Standard">Encoder output index 10 -&gt; 0</text:p>
      <text:p text:style-name="Standard">Encoder output index 11 -&gt; 1</text:p>
      <text:p text:style-name="Standard">Encoder output index 12 -&gt; 1</text:p>
      <text:p text:style-name="Standard">Encoder output index 13 -&gt; 0</text:p>
      <text:p text:style-name="Standard">Encoder output index 14 -&gt; 1</text:p>
      <text:p text:style-name="Standard">Encoder output index 15 -&gt; 0</text:p>
      <text:p text:style-name="Standard">Encoder output index 16 -&gt; 1</text:p>
      <text:p text:style-name="Standard">Encoder output index 17 -&gt; 0</text:p>
      <text:p text:style-name="Standard">Encoder output index 18 -&gt; 1</text:p>
      <text:p text:style-name="Standard">Encoder output index 19 -&gt; 1</text:p>
      <text:p text:style-name="Standard">Encoder output index 20 -&gt; 0</text:p>
      <text:p text:style-name="Standard">Encoder output index 21 -&gt; 1</text:p>
      <text:p text:style-name="Standard">Encoder output index 22 -&gt; 0</text:p>
      <text:p text:style-name="Standard">Encoder output index 23 -&gt; 0</text:p>
      <text:p text:style-name="Standard">Encoder output index 24 -&gt; 0</text:p>
      <text:p text:style-name="Standard">Encoder output index 25 -&gt; 0</text:p>
      <text:p text:style-name="Standard">Encoder output index 26 -&gt; 0</text:p>
      <text:p text:style-name="Standard">Encoder output index 27 -&gt; 1</text:p>
      <text:p text:style-name="Standard">Encoder output index 28 -&gt; 1</text:p>
      <text:p text:style-name="Standard">Encoder output index 29 -&gt; 0</text:p>
      <text:p text:style-name="Standard">Encoder output index 30 -&gt; 0</text:p>
      <text:p text:style-name="Standard">Encoder output index 31 -&gt; 1</text:p>
      <text:p text:style-name="Standard">Encoder output index 32 -&gt; 0</text:p>
      <text:p text:style-name="Standard">Encoder output index 33 -&gt; 1</text:p>
      <text:p text:style-name="Standard">Encoder output index 34 -&gt; 0</text:p>
      <text:p text:style-name="Standard">Encoder output index 35 -&gt; 0</text:p>
      <text:p text:style-name="Standard">Encoder output index 36 -&gt; 1</text:p>
      <text:p text:style-name="Standard"><text:soft-page-break/>Encoder output index 37 -&gt; 1</text:p>
      <text:p text:style-name="Standard">Encoder output index 38 -&gt; 1</text:p>
      <text:p text:style-name="Standard">Encoder output index 39 -&gt; 1</text:p>
      <text:p text:style-name="Standard">Encoder output index 40 -&gt; 0</text:p>
      <text:p text:style-name="Standard">Encoder output index 41 -&gt; 1</text:p>
      <text:p text:style-name="Standard">Encoder output index 42 -&gt; 0</text:p>
      <text:p text:style-name="Standard">Encoder output index 43 -&gt; 1</text:p>
      <text:p text:style-name="Standard">Encoder output index 44 -&gt; 0</text:p>
      <text:p text:style-name="Standard">Encoder output index 45 -&gt; 1</text:p>
      <text:p text:style-name="Standard">Encoder output index 46 -&gt; 1</text:p>
      <text:p text:style-name="Standard">Encoder output index 47 -&gt; 1</text:p>
      <text:p text:style-name="Standard">Encoder output index 48 -&gt; 1</text:p>
      <text:p text:style-name="Standard">Encoder output index 49 -&gt; 1</text:p>
      <text:p text:style-name="Standard">Encoder output index 50 -&gt; 0</text:p>
      <text:p text:style-name="Standard">Encoder output index 51 -&gt; 0</text:p>
      <text:p text:style-name="Standard">Encoder output index 52 -&gt; 0</text:p>
      <text:p text:style-name="Standard">Encoder output index 53 -&gt; 0</text:p>
      <text:p text:style-name="Standard">Encoder output index 54 -&gt; 1</text:p>
      <text:p text:style-name="Standard">Encoder output index 55 -&gt; 0</text:p>
      <text:p text:style-name="Standard">Encoder output index 56 -&gt; 1</text:p>
      <text:p text:style-name="Standard">Encoder output index 57 -&gt; 1</text:p>
      <text:p text:style-name="Standard">Encoder output index 58 -&gt; 1</text:p>
      <text:p text:style-name="Standard">Encoder output index 59 -&gt; 1</text:p>
      <text:p text:style-name="Standard">Encoder output index 60 -&gt; 1</text:p>
      <text:p text:style-name="Standard">Encoder output index 61 -&gt; 1</text:p>
      <text:p text:style-name="Standard">Encoder output index 62 -&gt; 1</text:p>
      <text:p text:style-name="Standard">Encoder output index 63 -&gt; 0</text:p>
      <text:p text:style-name="Standard">Encoder output index 64 -&gt; 1</text:p>
      <text:p text:style-name="Standard">Encoder output index 65 -&gt; 0</text:p>
      <text:p text:style-name="Standard">Encoder output index 66 -&gt; 1</text:p>
      <text:p text:style-name="Standard">Encoder output index 67 -&gt; 1</text:p>
      <text:p text:style-name="Standard">Encoder output index 68 -&gt; 1</text:p>
      <text:p text:style-name="Standard">Encoder output index 69 -&gt; 0</text:p>
      <text:p text:style-name="Standard">Encoder output index 70 -&gt; 1</text:p>
      <text:p text:style-name="Standard">Encoder output index 71 -&gt; 0</text:p>
      <text:p text:style-name="Standard">Encoder output index 72 -&gt; 0</text:p>
      <text:p text:style-name="Standard">Encoder output index 73 -&gt; 1</text:p>
      <text:p text:style-name="Standard">Encoder output index 74 -&gt; 1</text:p>
      <text:p text:style-name="Standard">Encoder output index 75 -&gt; 1</text:p>
      <text:p text:style-name="Standard">Encoder output index 76 -&gt; 0</text:p>
      <text:p text:style-name="Standard">Encoder output index 77 -&gt; 1</text:p>
      <text:p text:style-name="Standard">Encoder output index 78 -&gt; 0</text:p>
      <text:p text:style-name="Standard">Encoder output index 79 -&gt; 0</text:p>
      <text:p text:style-name="Standard">Encoder output index 80 -&gt; 1</text:p>
      <text:p text:style-name="Standard">Encoder output index 81 -&gt; 0</text:p>
      <text:p text:style-name="Standard">Encoder output index 82 -&gt; 1</text:p>
      <text:p text:style-name="Standard">Encoder output index 83 -&gt; 1</text:p>
      <text:p text:style-name="Standard">Encoder output index 84 -&gt; 0</text:p>
      <text:p text:style-name="Standard">Encoder output index 85 -&gt; 1</text:p>
      <text:p text:style-name="Standard">Encoder output index 86 -&gt; 1</text:p>
      <text:p text:style-name="Standard">Encoder output index 87 -&gt; 0</text:p>
      <text:p text:style-name="Standard">Encoder output index 88 -&gt; 0</text:p>
      <text:p text:style-name="Standard"><text:soft-page-break/>Encoder output index 89 -&gt; 1</text:p>
      <text:p text:style-name="Standard">Encoder output index 90 -&gt; 0</text:p>
      <text:p text:style-name="Standard">Encoder output index 91 -&gt; 0</text:p>
      <text:p text:style-name="Standard">Encoder output index 92 -&gt; 1</text:p>
      <text:p text:style-name="Standard">Encoder output index 93 -&gt; 1</text:p>
      <text:p text:style-name="Standard">Encoder output index 94 -&gt; 0</text:p>
      <text:p text:style-name="Standard">Encoder output index 95 -&gt; 1</text:p>
      <text:p text:style-name="Standard">Encoder output index 96 -&gt; 0</text:p>
      <text:p text:style-name="Standard">Encoder output index 97 -&gt; 0</text:p>
      <text:p text:style-name="Standard">Encoder output index 98 -&gt; 0</text:p>
      <text:p text:style-name="Standard">Encoder output index 99 -&gt; 1</text:p>
      <text:p text:style-name="Standard">Encoder output index 100 -&gt; 0</text:p>
      <text:p text:style-name="Standard">Encoder output index 101 -&gt; 0</text:p>
      <text:p text:style-name="Standard">Encoder output index 102 -&gt; 0</text:p>
      <text:p text:style-name="Standard">Encoder output index 103 -&gt; 0</text:p>
      <text:p text:style-name="Standard">Encoder output index 104 -&gt; 1</text:p>
      <text:p text:style-name="Standard">Encoder output index 105 -&gt; 1</text:p>
      <text:p text:style-name="Standard">Encoder output index 106 -&gt; 1</text:p>
      <text:p text:style-name="Standard">Encoder output index 107 -&gt; 1</text:p>
      <text:p text:style-name="Standard">Encoder output index 108 -&gt; 1</text:p>
      <text:p text:style-name="Standard">Encoder output index 109 -&gt; 1</text:p>
      <text:p text:style-name="Standard">Encoder output index 110 -&gt; 1</text:p>
      <text:p text:style-name="Standard">Encoder output index 111 -&gt; 0</text:p>
      <text:p text:style-name="Standard">Encoder output index 112 -&gt; 0</text:p>
      <text:p text:style-name="Standard">Encoder output index 113 -&gt; 1</text:p>
      <text:p text:style-name="Standard">Encoder output index 114 -&gt; 0</text:p>
      <text:p text:style-name="Standard">Encoder output index 115 -&gt; 1</text:p>
      <text:p text:style-name="Standard">Encoder output index 116 -&gt; 1</text:p>
      <text:p text:style-name="Standard">Encoder output index 117 -&gt; 0</text:p>
      <text:p text:style-name="Standard">Encoder output index 118 -&gt; 1</text:p>
      <text:p text:style-name="Standard">Encoder output index 119 -&gt; 1</text:p>
      <text:p text:style-name="Standard">Encoder output index 120 -&gt; 0</text:p>
      <text:p text:style-name="Standard">Encoder output index 121 -&gt; 1</text:p>
      <text:p text:style-name="Standard">Encoder output index 122 -&gt; 0</text:p>
      <text:p text:style-name="Standard">Encoder output index 123 -&gt; 0</text:p>
      <text:p text:style-name="Standard">Encoder output index 124 -&gt; 1</text:p>
      <text:p text:style-name="Standard">Encoder output index 125 -&gt; 0</text:p>
      <text:p text:style-name="Standard">Encoder output index 126 -&gt; 0</text:p>
      <text:p text:style-name="Standard">Encoder output index 127 -&gt; 0</text:p>
      <text:p text:style-name="Standard">Encoder output index 128 -&gt; 0</text:p>
      <text:p text:style-name="Standard">Encoder output index 129 -&gt; 1</text:p>
      <text:p text:style-name="Standard">Encoder output index 130 -&gt; 0</text:p>
      <text:p text:style-name="Standard">Encoder output index 131 -&gt; 0</text:p>
      <text:p text:style-name="Standard">Encoder output index 132 -&gt; 0</text:p>
      <text:p text:style-name="Standard">Encoder output index 133 -&gt; 0</text:p>
      <text:p text:style-name="Standard">Encoder output index 134 -&gt; 0</text:p>
      <text:p text:style-name="Standard">Encoder output index 135 -&gt; 0</text:p>
      <text:p text:style-name="Standard">Encoder output index 136 -&gt; 0</text:p>
      <text:p text:style-name="Standard">Encoder output index 137 -&gt; 1</text:p>
      <text:p text:style-name="Standard">Encoder output index 138 -&gt; 0</text:p>
      <text:p text:style-name="Standard">Encoder output index 139 -&gt; 1</text:p>
      <text:p text:style-name="Standard">Encoder output index 140 -&gt; 0</text:p>
      <text:p text:style-name="Standard"><text:soft-page-break/>Encoder output index 141 -&gt; 0</text:p>
      <text:p text:style-name="Standard">Encoder output index 142 -&gt; 1</text:p>
      <text:p text:style-name="Standard">Encoder output index 143 -&gt; 1</text:p>
      <text:p text:style-name="Standard">Encoder output index 144 -&gt; 0</text:p>
      <text:p text:style-name="Standard">Encoder output index 145 -&gt; 0</text:p>
      <text:p text:style-name="Standard">Encoder output index 146 -&gt; 1</text:p>
      <text:p text:style-name="Standard">Encoder output index 147 -&gt; 1</text:p>
      <text:p text:style-name="Standard">Encoder output index 148 -&gt; 1</text:p>
      <text:p text:style-name="Standard">Encoder output index 149 -&gt; 1</text:p>
      <text:p text:style-name="Standard">Encoder output index 150 -&gt; 0</text:p>
      <text:p text:style-name="Standard">Encoder output index 151 -&gt; 0</text:p>
      <text:p text:style-name="Standard">Encoder output index 152 -&gt; 0</text:p>
      <text:p text:style-name="Standard">Encoder output index 153 -&gt; 0</text:p>
      <text:p text:style-name="Standard">Encoder output index 154 -&gt; 1</text:p>
      <text:p text:style-name="Standard">Encoder output index 155 -&gt; 0</text:p>
      <text:p text:style-name="Standard">Encoder output index 156 -&gt; 0</text:p>
      <text:p text:style-name="Standard">Encoder output index 157 -&gt; 1</text:p>
      <text:p text:style-name="Standard">Encoder output index 158 -&gt; 0</text:p>
      <text:p text:style-name="Standard">Encoder output index 159 -&gt; 1</text:p>
      <text:p text:style-name="Standard">Encoder output index 160 -&gt; 0</text:p>
      <text:p text:style-name="Standard">Encoder output index 161 -&gt; 1</text:p>
      <text:p text:style-name="Standard">Encoder output index 162 -&gt; 0</text:p>
      <text:p text:style-name="Standard">Encoder output index 163 -&gt; 0</text:p>
      <text:p text:style-name="Standard">Encoder output index 164 -&gt; 0</text:p>
      <text:p text:style-name="Standard">Encoder output index 165 -&gt; 1</text:p>
      <text:p text:style-name="Standard">Encoder output index 166 -&gt; 1</text:p>
      <text:p text:style-name="Standard">Encoder output index 167 -&gt; 1</text:p>
      <text:p text:style-name="Standard">Encoder output index 168 -&gt; 1</text:p>
      <text:p text:style-name="Standard">Encoder output index 169 -&gt; 0</text:p>
      <text:p text:style-name="Standard">Encoder output index 170 -&gt; 0</text:p>
      <text:p text:style-name="Standard">Encoder output index 171 -&gt; 1</text:p>
      <text:p text:style-name="Standard">Encoder output index 172 -&gt; 1</text:p>
      <text:p text:style-name="Standard">Encoder output index 173 -&gt; 1</text:p>
      <text:p text:style-name="Standard">Encoder output index 174 -&gt; 1</text:p>
      <text:p text:style-name="Standard">Encoder output index 175 -&gt; 1</text:p>
      <text:p text:style-name="Standard">Encoder output index 176 -&gt; 1</text:p>
      <text:p text:style-name="Standard">Encoder output index 177 -&gt; 1</text:p>
      <text:p text:style-name="Standard">Encoder output index 178 -&gt; 1</text:p>
      <text:p text:style-name="Standard">Encoder output index 179 -&gt; 0</text:p>
      <text:p text:style-name="Standard">Encoder output index 180 -&gt; 1</text:p>
      <text:p text:style-name="Standard">Encoder output index 181 -&gt; 1</text:p>
      <text:p text:style-name="Standard">Encoder output index 182 -&gt; 1</text:p>
      <text:p text:style-name="Standard">Encoder output index 183 -&gt; 1</text:p>
      <text:p text:style-name="Standard">Encoder output index 184 -&gt; 1</text:p>
      <text:p text:style-name="Standard">Encoder output index 185 -&gt; 0</text:p>
      <text:p text:style-name="Standard">Encoder output index 186 -&gt; 0</text:p>
      <text:p text:style-name="Standard">Encoder output index 187 -&gt; 0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0</text:p>
      <text:p text:style-name="Standard">Encoder output index 192 -&gt; 0</text:p>
      <text:p text:style-name="Standard"><text:soft-page-break/>Encoder output index 193 -&gt; 0</text:p>
      <text:p text:style-name="Standard">Encoder output index 194 -&gt; 0</text:p>
      <text:p text:style-name="Standard">Encoder output index 195 -&gt; 0</text:p>
      <text:p text:style-name="Standard">Encoder output index 196 -&gt; 1</text:p>
      <text:p text:style-name="Standard">Encoder output index 197 -&gt; 0</text:p>
      <text:p text:style-name="Standard">Encoder output index 198 -&gt; 1</text:p>
      <text:p text:style-name="Standard">Encoder output index 199 -&gt; 1</text:p>
      <text:p text:style-name="Standard">Encoder output index 200 -&gt; 1</text:p>
      <text:p text:style-name="Standard">Encoder output index 201 -&gt; 1</text:p>
      <text:p text:style-name="Standard">Encoder output index 202 -&gt; 1</text:p>
      <text:p text:style-name="Standard">Encoder output index 203 -&gt; 1</text:p>
      <text:p text:style-name="Standard">Encoder output index 204 -&gt; 0</text:p>
      <text:p text:style-name="Standard">Encoder output index 205 -&gt; 0</text:p>
      <text:p text:style-name="Standard">Encoder output index 206 -&gt; 0</text:p>
      <text:p text:style-name="Standard">Encoder output index 207 -&gt; 0</text:p>
      <text:p text:style-name="Standard">Encoder output index 208 -&gt; 0</text:p>
      <text:p text:style-name="Standard">Encoder output index 209 -&gt; 1</text:p>
      <text:p text:style-name="Standard">Encoder output index 210 -&gt; 1</text:p>
      <text:p text:style-name="Standard">Encoder output index 211 -&gt; 0</text:p>
      <text:p text:style-name="Standard">Encoder output index 212 -&gt; 1</text:p>
      <text:p text:style-name="Standard">Encoder output index 213 -&gt; 1</text:p>
      <text:p text:style-name="Standard">Encoder output index 214 -&gt; 0</text:p>
      <text:p text:style-name="Standard">Encoder output index 215 -&gt; 0</text:p>
      <text:p text:style-name="Standard">Encoder output index 216 -&gt; 0</text:p>
      <text:p text:style-name="Standard">Encoder output index 217 -&gt; 1</text:p>
      <text:p text:style-name="Standard">Encoder output index 218 -&gt; 1</text:p>
      <text:p text:style-name="Standard">Encoder output index 219 -&gt; 1</text:p>
      <text:p text:style-name="Standard">Encoder output index 220 -&gt; 0</text:p>
      <text:p text:style-name="Standard">Encoder output index 221 -&gt; 0</text:p>
      <text:p text:style-name="Standard">Encoder output index 222 -&gt; 1</text:p>
      <text:p text:style-name="Standard">Encoder output index 223 -&gt; 1</text:p>
      <text:p text:style-name="Standard">Encoder output index 224 -&gt; 0</text:p>
      <text:p text:style-name="Standard">Encoder output index 225 -&gt; 0</text:p>
      <text:p text:style-name="Standard">Encoder output index 226 -&gt; 0</text:p>
      <text:p text:style-name="Standard">Encoder output index 227 -&gt; 1</text:p>
      <text:p text:style-name="Standard">Encoder output index 228 -&gt; 0</text:p>
      <text:p text:style-name="Standard">Encoder output index 229 -&gt; 0</text:p>
      <text:p text:style-name="Standard">Encoder output index 230 -&gt; 0</text:p>
      <text:p text:style-name="Standard">Encoder output index 231 -&gt; 0</text:p>
      <text:p text:style-name="Standard">Encoder output index 232 -&gt; 1</text:p>
      <text:p text:style-name="Standard">Encoder output index 233 -&gt; 1</text:p>
      <text:p text:style-name="Standard">Encoder output index 234 -&gt; 1</text:p>
      <text:p text:style-name="Standard">Encoder output index 235 -&gt; 0</text:p>
      <text:p text:style-name="Standard">Encoder output index 236 -&gt; 1</text:p>
      <text:p text:style-name="Standard">Encoder output index 237 -&gt; 1</text:p>
      <text:p text:style-name="Standard">Encoder output index 238 -&gt; 1</text:p>
      <text:p text:style-name="Standard">Encoder output index 239 -&gt; 0</text:p>
      <text:p text:style-name="Standard">Encoder output index 240 -&gt; 0</text:p>
      <text:p text:style-name="Standard">Encoder output index 241 -&gt; 0</text:p>
      <text:p text:style-name="Standard">Encoder output index 242 -&gt; 0</text:p>
      <text:p text:style-name="Standard">Encoder output index 243 -&gt; 1</text:p>
      <text:p text:style-name="Standard">Encoder output index 244 -&gt; 1</text:p>
      <text:p text:style-name="Standard"><text:soft-page-break/>Encoder output index 245 -&gt; 1</text:p>
      <text:p text:style-name="Standard">Encoder output index 246 -&gt; 1</text:p>
      <text:p text:style-name="Standard">Encoder output index 247 -&gt; 1</text:p>
      <text:p text:style-name="Standard">Encoder output index 248 -&gt; 1</text:p>
      <text:p text:style-name="Standard">Encoder output index 249 -&gt; 0</text:p>
      <text:p text:style-name="Standard">Encoder output index 250 -&gt; 1</text:p>
      <text:p text:style-name="Standard">Encoder output index 251 -&gt; 1</text:p>
      <text:p text:style-name="Standard">Encoder output index 252 -&gt; 0</text:p>
      <text:p text:style-name="Standard">Encoder output index 253 -&gt; 0</text:p>
      <text:p text:style-name="Standard">Encoder output index 254 -&gt; 0</text:p>
      <text:p text:style-name="Standard">Encoder output index 255 -&gt; 1</text:p>
      <text:p text:style-name="Standard">Encoder output index 256 -&gt; 1</text:p>
      <text:p text:style-name="Standard">Encoder output index 257 -&gt; 1</text:p>
      <text:p text:style-name="Standard">Encoder output index 258 -&gt; 1</text:p>
      <text:p text:style-name="Standard">Encoder output index 259 -&gt; 0</text:p>
      <text:p text:style-name="Standard">Encoder output index 260 -&gt; 1</text:p>
      <text:p text:style-name="Standard">Encoder output index 261 -&gt; 1</text:p>
      <text:p text:style-name="Standard">Encoder output index 262 -&gt; 1</text:p>
      <text:p text:style-name="Standard">Encoder output index 263 -&gt; 1</text:p>
      <text:p text:style-name="Standard">Encoder output index 264 -&gt; 0</text:p>
      <text:p text:style-name="Standard">Encoder output index 265 -&gt; 0</text:p>
      <text:p text:style-name="Standard">Encoder output index 266 -&gt; 0</text:p>
      <text:p text:style-name="Standard">Encoder output index 267 -&gt; 1</text:p>
      <text:p text:style-name="Standard">Encoder output index 268 -&gt; 0</text:p>
      <text:p text:style-name="Standard">Encoder output index 269 -&gt; 0</text:p>
      <text:p text:style-name="Standard">Encoder output index 270 -&gt; 1</text:p>
      <text:p text:style-name="Standard">Encoder output index 271 -&gt; 0</text:p>
      <text:p text:style-name="Standard">Encoder output index 272 -&gt; 1</text:p>
      <text:p text:style-name="Standard">Encoder output index 273 -&gt; 0</text:p>
      <text:p text:style-name="Standard">Encoder output index 274 -&gt; 1</text:p>
      <text:p text:style-name="Standard">Encoder output index 275 -&gt; 1</text:p>
      <text:p text:style-name="Standard">Encoder output index 276 -&gt; 1</text:p>
      <text:p text:style-name="Standard">Encoder output index 277 -&gt; 0</text:p>
      <text:p text:style-name="Standard">Encoder output index 278 -&gt; 0</text:p>
      <text:p text:style-name="Standard">Encoder output index 279 -&gt; 0</text:p>
      <text:p text:style-name="Standard">Encoder output index 280 -&gt; 1</text:p>
      <text:p text:style-name="Standard">Encoder output index 281 -&gt; 1</text:p>
      <text:p text:style-name="Standard">Encoder output index 282 -&gt; 0</text:p>
      <text:p text:style-name="Standard">Encoder output index 283 -&gt; 1</text:p>
      <text:p text:style-name="Standard">Encoder output index 284 -&gt; 1</text:p>
      <text:p text:style-name="Standard">Encoder output index 285 -&gt; 0</text:p>
      <text:p text:style-name="Standard">Encoder output index 286 -&gt; 1</text:p>
      <text:p text:style-name="Standard">Encoder output index 287 -&gt; 1</text:p>
      <text:p text:style-name="Standard">Encoder output index 288 -&gt; 0</text:p>
      <text:p text:style-name="Standard">Encoder output index 289 -&gt; 1</text:p>
      <text:p text:style-name="Standard">Encoder output index 290 -&gt; 0</text:p>
      <text:p text:style-name="Standard">Encoder output index 291 -&gt; 1</text:p>
      <text:p text:style-name="Standard">Encoder output index 292 -&gt; 0</text:p>
      <text:p text:style-name="Standard">Encoder output index 293 -&gt; 1</text:p>
      <text:p text:style-name="Standard">Encoder output index 294 -&gt; 0</text:p>
      <text:p text:style-name="Standard">Encoder output index 295 -&gt; 1</text:p>
      <text:p text:style-name="Standard">Encoder output index 296 -&gt; 0</text:p>
      <text:p text:style-name="Standard"><text:soft-page-break/>Encoder output index 297 -&gt; 1</text:p>
      <text:p text:style-name="Standard">Encoder output index 298 -&gt; 1</text:p>
      <text:p text:style-name="Standard">Encoder output index 299 -&gt; 0</text:p>
      <text:p text:style-name="Standard">Encoder output index 300 -&gt; 1</text:p>
      <text:p text:style-name="Standard">Encoder output index 301 -&gt; 0</text:p>
      <text:p text:style-name="Standard">Encoder output index 302 -&gt; 0</text:p>
      <text:p text:style-name="Standard">Encoder output index 303 -&gt; 0</text:p>
      <text:p text:style-name="Standard">Encoder output index 304 -&gt; 0</text:p>
      <text:p text:style-name="Standard">Encoder output index 305 -&gt; 0</text:p>
      <text:p text:style-name="Standard">Encoder output index 306 -&gt; 0</text:p>
      <text:p text:style-name="Standard">Encoder output index 307 -&gt; 1</text:p>
      <text:p text:style-name="Standard">Encoder output index 308 -&gt; 1</text:p>
      <text:p text:style-name="Standard">Encoder output index 309 -&gt; 0</text:p>
      <text:p text:style-name="Standard">Encoder output index 310 -&gt; 1</text:p>
      <text:p text:style-name="Standard">Encoder output index 311 -&gt; 1</text:p>
      <text:p text:style-name="Standard">Encoder output index 312 -&gt; 1</text:p>
      <text:p text:style-name="Standard">Encoder output index 313 -&gt; 1</text:p>
      <text:p text:style-name="Standard">Encoder output index 314 -&gt; 1</text:p>
      <text:p text:style-name="Standard">Encoder output index 315 -&gt; 1</text:p>
      <text:p text:style-name="Standard">Encoder output index 316 -&gt; 1</text:p>
      <text:p text:style-name="Standard">Encoder output index 317 -&gt; 1</text:p>
      <text:p text:style-name="Standard">Encoder output index 318 -&gt; 0</text:p>
      <text:p text:style-name="Standard">Encoder output index 319 -&gt; 1</text:p>
      <text:p text:style-name="Standard">Encoder output index 320 -&gt; 1</text:p>
      <text:p text:style-name="Standard">Encoder output index 321 -&gt; 1</text:p>
      <text:p text:style-name="Standard">Encoder output index 322 -&gt; 1</text:p>
      <text:p text:style-name="Standard">Encoder output index 323 -&gt; 0</text:p>
      <text:p text:style-name="Standard">Encoder output index 324 -&gt; 1</text:p>
      <text:p text:style-name="Standard">Encoder output index 325 -&gt; 1</text:p>
      <text:p text:style-name="Standard">Encoder output index 326 -&gt; 1</text:p>
      <text:p text:style-name="Standard">Encoder output index 327 -&gt; 1</text:p>
      <text:p text:style-name="Standard">Encoder output index 328 -&gt; 0</text:p>
      <text:p text:style-name="Standard">Encoder output index 329 -&gt; 1</text:p>
      <text:p text:style-name="Standard">Encoder output index 330 -&gt; 1</text:p>
      <text:p text:style-name="Standard">Encoder output index 331 -&gt; 0</text:p>
      <text:p text:style-name="Standard">Encoder output index 332 -&gt; 0</text:p>
      <text:p text:style-name="Standard">Encoder output index 333 -&gt; 1</text:p>
      <text:p text:style-name="Standard">Encoder output index 334 -&gt; 0</text:p>
      <text:p text:style-name="Standard">Encoder output index 335 -&gt; 0</text:p>
      <text:p text:style-name="Standard">Encoder output index 336 -&gt; 1</text:p>
      <text:p text:style-name="Standard">Encoder output index 337 -&gt; 0</text:p>
      <text:p text:style-name="Standard">Encoder output index 338 -&gt; 0</text:p>
      <text:p text:style-name="Standard">Encoder output index 339 -&gt; 0</text:p>
      <text:p text:style-name="Standard">Encoder output index 340 -&gt; 0</text:p>
      <text:p text:style-name="Standard">Encoder output index 341 -&gt; 1</text:p>
      <text:p text:style-name="Standard">Encoder output index 342 -&gt; 0</text:p>
      <text:p text:style-name="Standard">Encoder output index 343 -&gt; 1</text:p>
      <text:p text:style-name="Standard">Encoder output index 344 -&gt; 1</text:p>
      <text:p text:style-name="Standard">Encoder output index 345 -&gt; 1</text:p>
      <text:p text:style-name="Standard">Encoder output index 346 -&gt; 0</text:p>
      <text:p text:style-name="Standard">Encoder output index 347 -&gt; 0</text:p>
      <text:p text:style-name="Standard">Encoder output index 348 -&gt; 0</text:p>
      <text:p text:style-name="Standard"><text:soft-page-break/>Encoder output index 349 -&gt; 0</text:p>
      <text:p text:style-name="Standard">Encoder output index 350 -&gt; 1</text:p>
      <text:p text:style-name="Standard">Encoder output index 351 -&gt; 0</text:p>
      <text:p text:style-name="Standard">Encoder output index 352 -&gt; 1</text:p>
      <text:p text:style-name="Standard">Encoder output index 353 -&gt; 1</text:p>
      <text:p text:style-name="Standard">Encoder output index 354 -&gt; 1</text:p>
      <text:p text:style-name="Standard">Encoder output index 355 -&gt; 1</text:p>
      <text:p text:style-name="Standard">Encoder output index 356 -&gt; 0</text:p>
      <text:p text:style-name="Standard">Encoder output index 357 -&gt; 0</text:p>
      <text:p text:style-name="Standard">Encoder output index 358 -&gt; 1</text:p>
      <text:p text:style-name="Standard">Encoder output index 359 -&gt; 1</text:p>
      <text:p text:style-name="Standard">Encoder output index 360 -&gt; 0</text:p>
      <text:p text:style-name="Standard">Encoder output index 361 -&gt; 0</text:p>
      <text:p text:style-name="Standard">Encoder output index 362 -&gt; 0</text:p>
      <text:p text:style-name="Standard">Encoder output index 363 -&gt; 0</text:p>
      <text:p text:style-name="Standard">Encoder output index 364 -&gt; 0</text:p>
      <text:p text:style-name="Standard">Encoder output index 365 -&gt; 0</text:p>
      <text:p text:style-name="Standard">Encoder output index 366 -&gt; 0</text:p>
      <text:p text:style-name="Standard">Encoder output index 367 -&gt; 1</text:p>
      <text:p text:style-name="Standard">Encoder output index 368 -&gt; 0</text:p>
      <text:p text:style-name="Standard">Encoder output index 369 -&gt; 1</text:p>
      <text:p text:style-name="Standard">Encoder output index 370 -&gt; 1</text:p>
      <text:p text:style-name="Standard">Encoder output index 371 -&gt; 1</text:p>
      <text:p text:style-name="Standard">Encoder output index 372 -&gt; 1</text:p>
      <text:p text:style-name="Standard">Encoder output index 373 -&gt; 1</text:p>
      <text:p text:style-name="Standard">Encoder output index 374 -&gt; 1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0</text:p>
      <text:p text:style-name="Standard">Encoder output index 379 -&gt; 1</text:p>
      <text:p text:style-name="Standard">Encoder output index 380 -&gt; 1</text:p>
      <text:p text:style-name="Standard">Encoder output index 381 -&gt; 0</text:p>
      <text:p text:style-name="Standard">Encoder output index 382 -&gt; 0</text:p>
      <text:p text:style-name="Standard">Encoder output index 383 -&gt; 1</text:p>
      <text:p text:style-name="Standard">Encoder output index 384 -&gt; 1</text:p>
      <text:p text:style-name="Standard">Encoder output index 385 -&gt; 1</text:p>
      <text:p text:style-name="Standard">Encoder output index 386 -&gt; 1</text:p>
      <text:p text:style-name="Standard">Encoder output index 387 -&gt; 0</text:p>
      <text:p text:style-name="Standard">Encoder output index 388 -&gt; 0</text:p>
      <text:p text:style-name="Standard">Encoder output index 389 -&gt; 0</text:p>
      <text:p text:style-name="Standard">Encoder output index 390 -&gt; 0</text:p>
      <text:p text:style-name="Standard">Encoder output index 391 -&gt; 0</text:p>
      <text:p text:style-name="Standard">Encoder output index 392 -&gt; 1</text:p>
      <text:p text:style-name="Standard">Encoder output index 393 -&gt; 1</text:p>
      <text:p text:style-name="Standard">Encoder output index 394 -&gt; 0</text:p>
      <text:p text:style-name="Standard">Encoder output index 395 -&gt; 1</text:p>
      <text:p text:style-name="Standard">Encoder output index 396 -&gt; 1</text:p>
      <text:p text:style-name="Standard">Encoder output index 397 -&gt; 0</text:p>
      <text:p text:style-name="Standard">Encoder output index 398 -&gt; 1</text:p>
      <text:p text:style-name="Standard">Encoder output index 399 -&gt; 1</text:p>
      <text:p text:style-name="Standard">Encoder output index 400 -&gt; 1</text:p>
      <text:p text:style-name="Standard"><text:soft-page-break/>Encoder output index 401 -&gt; 1</text:p>
      <text:p text:style-name="Standard">Encoder output index 402 -&gt; 1</text:p>
      <text:p text:style-name="Standard">Encoder output index 403 -&gt; 1</text:p>
      <text:p text:style-name="Standard">Encoder output index 404 -&gt; 1</text:p>
      <text:p text:style-name="Standard">Encoder output index 405 -&gt; 1</text:p>
      <text:p text:style-name="Standard">Encoder output index 406 -&gt; 1</text:p>
      <text:p text:style-name="Standard">Encoder output index 407 -&gt; 0</text:p>
      <text:p text:style-name="Standard">Encoder output index 408 -&gt; 0</text:p>
      <text:p text:style-name="Standard">Encoder output index 409 -&gt; 0</text:p>
      <text:p text:style-name="Standard">Encoder output index 410 -&gt; 1</text:p>
      <text:p text:style-name="Standard">Encoder output index 411 -&gt; 1</text:p>
      <text:p text:style-name="Standard">Encoder output index 412 -&gt; 0</text:p>
      <text:p text:style-name="Standard">Encoder output index 413 -&gt; 1</text:p>
      <text:p text:style-name="Standard">Encoder output index 414 -&gt; 0</text:p>
      <text:p text:style-name="Standard">Encoder output index 415 -&gt; 0</text:p>
      <text:p text:style-name="Standard">Encoder output index 416 -&gt; 1</text:p>
      <text:p text:style-name="Standard">Encoder output index 417 -&gt; 1</text:p>
      <text:p text:style-name="Standard">Encoder output index 418 -&gt; 1</text:p>
      <text:p text:style-name="Standard">Encoder output index 419 -&gt; 1</text:p>
      <text:p text:style-name="Standard">Encoder output index 420 -&gt; 1</text:p>
      <text:p text:style-name="Standard">Encoder output index 421 -&gt; 0</text:p>
      <text:p text:style-name="Standard">Encoder output index 422 -&gt; 1</text:p>
      <text:p text:style-name="Standard">Encoder output index 423 -&gt; 1</text:p>
      <text:p text:style-name="Standard">Encoder output index 424 -&gt; 0</text:p>
      <text:p text:style-name="Standard">Encoder output index 425 -&gt; 1</text:p>
      <text:p text:style-name="Standard">Encoder output index 426 -&gt; 0</text:p>
      <text:p text:style-name="Standard">Encoder output index 427 -&gt; 0</text:p>
      <text:p text:style-name="Standard">Encoder output index 428 -&gt; 0</text:p>
      <text:p text:style-name="Standard">Encoder output index 429 -&gt; 1</text:p>
      <text:p text:style-name="Standard">Encoder output index 430 -&gt; 1</text:p>
      <text:p text:style-name="Standard">Encoder output index 431 -&gt; 0</text:p>
      <text:p text:style-name="Standard">Encoder output index 432 -&gt; 1</text:p>
      <text:p text:style-name="Standard">Encoder output index 433 -&gt; 0</text:p>
      <text:p text:style-name="Standard">Encoder output index 434 -&gt; 0</text:p>
      <text:p text:style-name="Standard">Encoder output index 435 -&gt; 0</text:p>
      <text:p text:style-name="Standard">Encoder output index 436 -&gt; 1</text:p>
      <text:p text:style-name="Standard">Encoder output index 437 -&gt; 0</text:p>
      <text:p text:style-name="Standard">Encoder output index 438 -&gt; 0</text:p>
      <text:p text:style-name="Standard">Encoder output index 439 -&gt; 0</text:p>
      <text:p text:style-name="Standard">Encoder output index 440 -&gt; 1</text:p>
      <text:p text:style-name="Standard">Encoder output index 441 -&gt; 1</text:p>
      <text:p text:style-name="Standard">Encoder output index 442 -&gt; 0</text:p>
      <text:p text:style-name="Standard">Encoder output index 443 -&gt; 1</text:p>
      <text:p text:style-name="Standard">Encoder output index 444 -&gt; 1</text:p>
      <text:p text:style-name="Standard">Encoder output index 445 -&gt; 1</text:p>
      <text:p text:style-name="Standard">Encoder output index 446 -&gt; 1</text:p>
      <text:p text:style-name="Standard">Encoder output index 447 -&gt; 0</text:p>
      <text:p text:style-name="Standard">Encoder output index 448 -&gt; 1</text:p>
      <text:p text:style-name="Standard">Encoder output index 449 -&gt; 0</text:p>
      <text:p text:style-name="Standard">Encoder output index 450 -&gt; 0</text:p>
      <text:p text:style-name="Standard">Encoder output index 451 -&gt; 1</text:p>
      <text:p text:style-name="Standard">Encoder output index 452 -&gt; 0</text:p>
      <text:p text:style-name="Standard"><text:soft-page-break/>Encoder output index 453 -&gt; 0</text:p>
      <text:p text:style-name="Standard">Encoder output index 454 -&gt; 1</text:p>
      <text:p text:style-name="Standard">Encoder output index 455 -&gt; 1</text:p>
      <text:p text:style-name="Standard">Encoder output index 456 -&gt; 0</text:p>
      <text:p text:style-name="Standard">Encoder output index 457 -&gt; 0</text:p>
      <text:p text:style-name="Standard">Encoder output index 458 -&gt; 0</text:p>
      <text:p text:style-name="Standard">Encoder output index 459 -&gt; 0</text:p>
      <text:p text:style-name="Standard">Encoder output index 460 -&gt; 0</text:p>
      <text:p text:style-name="Standard">Encoder output index 461 -&gt; 0</text:p>
      <text:p text:style-name="Standard">Encoder output index 462 -&gt; 0</text:p>
      <text:p text:style-name="Standard">Encoder output index 463 -&gt; 0</text:p>
      <text:p text:style-name="Standard">Encoder output index 464 -&gt; 0</text:p>
      <text:p text:style-name="Standard">Encoder output index 465 -&gt; 1</text:p>
      <text:p text:style-name="Standard">Encoder output index 466 -&gt; 1</text:p>
      <text:p text:style-name="Standard">Encoder output index 467 -&gt; 0</text:p>
      <text:p text:style-name="Standard">Encoder output index 468 -&gt; 0</text:p>
      <text:p text:style-name="Standard">Encoder output index 469 -&gt; 0</text:p>
      <text:p text:style-name="Standard">Encoder output index 470 -&gt; 1</text:p>
      <text:p text:style-name="Standard">Encoder output index 471 -&gt; 1</text:p>
      <text:p text:style-name="Standard">Encoder output index 472 -&gt; 1</text:p>
      <text:p text:style-name="Standard">Encoder output index 473 -&gt; 1</text:p>
      <text:p text:style-name="Standard">Encoder output index 474 -&gt; 1</text:p>
      <text:p text:style-name="Standard">Encoder output index 475 -&gt; 1</text:p>
      <text:p text:style-name="Standard">Encoder output index 476 -&gt; 0</text:p>
      <text:p text:style-name="Standard">Encoder output index 477 -&gt; 1</text:p>
      <text:p text:style-name="Standard">Encoder output index 478 -&gt; 0</text:p>
      <text:p text:style-name="Standard">Encoder output index 479 -&gt; 1</text:p>
      <text:p text:style-name="Standard">Encoder output index 480 -&gt; 0</text:p>
      <text:p text:style-name="Standard">Encoder output index 481 -&gt; 1</text:p>
      <text:p text:style-name="Standard">Encoder output index 482 -&gt; 1</text:p>
      <text:p text:style-name="Standard">Encoder output index 483 -&gt; 0</text:p>
      <text:p text:style-name="Standard">Encoder output index 484 -&gt; 0</text:p>
      <text:p text:style-name="Standard">Encoder output index 485 -&gt; 0</text:p>
      <text:p text:style-name="Standard">Encoder output index 486 -&gt; 0</text:p>
      <text:p text:style-name="Standard">Encoder output index 487 -&gt; 1</text:p>
      <text:p text:style-name="Standard">Encoder output index 488 -&gt; 1</text:p>
      <text:p text:style-name="Standard">Encoder output index 489 -&gt; 1</text:p>
      <text:p text:style-name="Standard">Encoder output index 490 -&gt; 1</text:p>
      <text:p text:style-name="Standard">Encoder output index 491 -&gt; 0</text:p>
      <text:p text:style-name="Standard">Encoder output index 492 -&gt; 1</text:p>
      <text:p text:style-name="Standard">Encoder output index 493 -&gt; 0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Encoder output index 497 -&gt; 1</text:p>
      <text:p text:style-name="Standard">Encoder output index 498 -&gt; 1</text:p>
      <text:p text:style-name="Standard">Encoder output index 499 -&gt; 1</text:p>
      <text:p text:style-name="Standard">Encoder output index 500 -&gt; 0</text:p>
      <text:p text:style-name="Standard">Encoder output index 501 -&gt; 1</text:p>
      <text:p text:style-name="Standard">Encoder output index 502 -&gt; 1</text:p>
      <text:p text:style-name="Standard">Encoder output index 503 -&gt; 1</text:p>
      <text:p text:style-name="Standard">Encoder output index 504 -&gt; 1</text:p>
      <text:p text:style-name="Standard"><text:soft-page-break/>Encoder output index 505 -&gt; 0</text:p>
      <text:p text:style-name="Standard">Encoder output index 506 -&gt; 0</text:p>
      <text:p text:style-name="Standard">Encoder output index 507 -&gt; 1</text:p>
      <text:p text:style-name="Standard">Encoder output index 508 -&gt; 1</text:p>
      <text:p text:style-name="Standard">Encoder output index 509 -&gt; 1</text:p>
      <text:p text:style-name="Standard">Encoder output index 510 -&gt; 1</text:p>
      <text:p text:style-name="Standard">Encoder output index 511 -&gt; 1</text:p>
      <text:p text:style-name="Standard">Encoder output index 512 -&gt; 1</text:p>
      <text:p text:style-name="Standard">Encoder output index 513 -&gt; 0</text:p>
      <text:p text:style-name="Standard">Encoder output index 514 -&gt; 1</text:p>
      <text:p text:style-name="Standard">Encoder output index 515 -&gt; 0</text:p>
      <text:p text:style-name="Standard">Encoder output index 516 -&gt; 1</text:p>
      <text:p text:style-name="Standard">Encoder output index 517 -&gt; 1</text:p>
      <text:p text:style-name="Standard">Encoder output index 518 -&gt; 1</text:p>
      <text:p text:style-name="Standard">Encoder output index 519 -&gt; 1</text:p>
      <text:p text:style-name="Standard">Encoder output index 520 -&gt; 0</text:p>
      <text:p text:style-name="Standard">Encoder output index 521 -&gt; 0</text:p>
      <text:p text:style-name="Standard">Encoder output index 522 -&gt; 1</text:p>
      <text:p text:style-name="Standard">Encoder output index 523 -&gt; 1</text:p>
      <text:p text:style-name="Standard">Encoder output index 524 -&gt; 0</text:p>
      <text:p text:style-name="Standard">Encoder output index 525 -&gt; 1</text:p>
      <text:p text:style-name="Standard">Encoder output index 526 -&gt; 1</text:p>
      <text:p text:style-name="Standard">Encoder output index 527 -&gt; 1</text:p>
      <text:p text:style-name="Standard">Encoder output index 528 -&gt; 0</text:p>
      <text:p text:style-name="Standard">Encoder output index 529 -&gt; 0</text:p>
      <text:p text:style-name="Standard">Encoder output index 530 -&gt; 1</text:p>
      <text:p text:style-name="Standard">Encoder output index 531 -&gt; 1</text:p>
      <text:p text:style-name="Standard">Encoder output index 532 -&gt; 0</text:p>
      <text:p text:style-name="Standard">Encoder output index 533 -&gt; 0</text:p>
      <text:p text:style-name="Standard">Encoder output index 534 -&gt; 0</text:p>
      <text:p text:style-name="Standard">Encoder output index 535 -&gt; 0</text:p>
      <text:p text:style-name="Standard">Encoder output index 536 -&gt; 1</text:p>
      <text:p text:style-name="Standard">Encoder output index 537 -&gt; 0</text:p>
      <text:p text:style-name="Standard">Encoder output index 538 -&gt; 1</text:p>
      <text:p text:style-name="Standard">Encoder output index 539 -&gt; 1</text:p>
      <text:p text:style-name="Standard">Encoder output index 540 -&gt; 1</text:p>
      <text:p text:style-name="Standard">Encoder output index 541 -&gt; 0</text:p>
      <text:p text:style-name="Standard">Encoder output index 542 -&gt; 0</text:p>
      <text:p text:style-name="Standard">Encoder output index 543 -&gt; 0</text:p>
      <text:p text:style-name="Standard">Encoder output index 544 -&gt; 1</text:p>
      <text:p text:style-name="Standard">Encoder output index 545 -&gt; 0</text:p>
      <text:p text:style-name="Standard">Encoder output index 546 -&gt; 0</text:p>
      <text:p text:style-name="Standard">Encoder output index 547 -&gt; 0</text:p>
      <text:p text:style-name="Standard">Encoder output index 548 -&gt; 1</text:p>
      <text:p text:style-name="Standard">Encoder output index 549 -&gt; 1</text:p>
      <text:p text:style-name="Standard">Encoder output index 550 -&gt; 1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1</text:p>
      <text:p text:style-name="Standard">Encoder output index 555 -&gt; 1</text:p>
      <text:p text:style-name="Standard">Encoder output index 556 -&gt; 1</text:p>
      <text:p text:style-name="Standard"><text:soft-page-break/>Encoder output index 557 -&gt; 1</text:p>
      <text:p text:style-name="Standard">Encoder output index 558 -&gt; 1</text:p>
      <text:p text:style-name="Standard">Encoder output index 559 -&gt; 0</text:p>
      <text:p text:style-name="Standard">Encoder output index 560 -&gt; 1</text:p>
      <text:p text:style-name="Standard">Encoder output index 561 -&gt; 1</text:p>
      <text:p text:style-name="Standard">Encoder output index 562 -&gt; 1</text:p>
      <text:p text:style-name="Standard">Encoder output index 563 -&gt; 0</text:p>
      <text:p text:style-name="Standard">Encoder output index 564 -&gt; 0</text:p>
      <text:p text:style-name="Standard">Encoder output index 565 -&gt; 1</text:p>
      <text:p text:style-name="Standard">Encoder output index 566 -&gt; 0</text:p>
      <text:p text:style-name="Standard">Encoder output index 567 -&gt; 1</text:p>
      <text:p text:style-name="Standard">Encoder output index 568 -&gt; 0</text:p>
      <text:p text:style-name="Standard">Encoder output index 569 -&gt; 0</text:p>
      <text:p text:style-name="Standard">Encoder output index 570 -&gt; 1</text:p>
      <text:p text:style-name="Standard">Encoder output index 571 -&gt; 1</text:p>
      <text:p text:style-name="Standard">Encoder output index 572 -&gt; 1</text:p>
      <text:p text:style-name="Standard">Encoder output index 573 -&gt; 1</text:p>
      <text:p text:style-name="Standard">Encoder output index 574 -&gt; 0</text:p>
      <text:p text:style-name="Standard">Encoder output index 575 -&gt; 0</text:p>
      <text:p text:style-name="Standard">Encoder output index 576 -&gt; 1</text:p>
      <text:p text:style-name="Standard">Encoder output index 577 -&gt; 1</text:p>
      <text:p text:style-name="Standard">Encoder output index 578 -&gt; 0</text:p>
      <text:p text:style-name="Standard">Encoder output index 579 -&gt; 1</text:p>
      <text:p text:style-name="Standard">Encoder output index 580 -&gt; 0</text:p>
      <text:p text:style-name="Standard">Encoder output index 581 -&gt; 1</text:p>
      <text:p text:style-name="Standard">Encoder output index 582 -&gt; 0</text:p>
      <text:p text:style-name="Standard">Encoder output index 583 -&gt; 1</text:p>
      <text:p text:style-name="Standard">Encoder output index 584 -&gt; 1</text:p>
      <text:p text:style-name="Standard">Encoder output index 585 -&gt; 0</text:p>
      <text:p text:style-name="Standard">Encoder output index 586 -&gt; 0</text:p>
      <text:p text:style-name="Standard">Encoder output index 587 -&gt; 0</text:p>
      <text:p text:style-name="Standard">Encoder output index 588 -&gt; 0</text:p>
      <text:p text:style-name="Standard">Encoder output index 589 -&gt; 0</text:p>
      <text:p text:style-name="Standard">Encoder output index 590 -&gt; 0</text:p>
      <text:p text:style-name="Standard">Encoder output index 591 -&gt; 0</text:p>
      <text:p text:style-name="Standard">Encoder output index 592 -&gt; 0</text:p>
      <text:p text:style-name="Standard">Encoder output index 593 -&gt; 1</text:p>
      <text:p text:style-name="Standard">Encoder output index 594 -&gt; 0</text:p>
      <text:p text:style-name="Standard">Encoder output index 595 -&gt; 0</text:p>
      <text:p text:style-name="Standard">Encoder output index 596 -&gt; 0</text:p>
      <text:p text:style-name="Standard">Encoder output index 597 -&gt; 0</text:p>
      <text:p text:style-name="Standard">Encoder output index 598 -&gt; 0</text:p>
      <text:p text:style-name="Standard">Encoder output index 599 -&gt; 0</text:p>
      <text:p text:style-name="Standard">Encoder output index 600 -&gt; 1</text:p>
      <text:p text:style-name="Standard">Encoder output index 601 -&gt; 0</text:p>
      <text:p text:style-name="Standard">Encoder output index 602 -&gt; 0</text:p>
      <text:p text:style-name="Standard">Encoder output index 603 -&gt; 0</text:p>
      <text:p text:style-name="Standard">Encoder output index 604 -&gt; 1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1</text:p>
      <text:p text:style-name="Standard"><text:soft-page-break/>Encoder output index 609 -&gt; 1</text:p>
      <text:p text:style-name="Standard">Encoder output index 610 -&gt; 1</text:p>
      <text:p text:style-name="Standard">Encoder output index 611 -&gt; 0</text:p>
      <text:p text:style-name="Standard">Encoder output index 612 -&gt; 0</text:p>
      <text:p text:style-name="Standard">Encoder output index 613 -&gt; 0</text:p>
      <text:p text:style-name="Standard">Encoder output index 614 -&gt; 1</text:p>
      <text:p text:style-name="Standard">Encoder output index 615 -&gt; 0</text:p>
      <text:p text:style-name="Standard">Encoder output index 616 -&gt; 1</text:p>
      <text:p text:style-name="Standard">Encoder output index 617 -&gt; 0</text:p>
      <text:p text:style-name="Standard">Encoder output index 618 -&gt; 0</text:p>
      <text:p text:style-name="Standard">Encoder output index 619 -&gt; 0</text:p>
      <text:p text:style-name="Standard">Encoder output index 620 -&gt; 0</text:p>
      <text:p text:style-name="Standard">Encoder output index 621 -&gt; 0</text:p>
      <text:p text:style-name="Standard">Encoder output index 622 -&gt; 1</text:p>
      <text:p text:style-name="Standard">Encoder output index 623 -&gt; 1</text:p>
      <text:p text:style-name="Standard">Encoder output index 624 -&gt; 0</text:p>
      <text:p text:style-name="Standard">Encoder output index 625 -&gt; 0</text:p>
      <text:p text:style-name="Standard">Encoder output index 626 -&gt; 0</text:p>
      <text:p text:style-name="Standard">Encoder output index 627 -&gt; 0</text:p>
      <text:p text:style-name="Standard">Encoder output index 628 -&gt; 1</text:p>
      <text:p text:style-name="Standard">Encoder output index 629 -&gt; 1</text:p>
      <text:p text:style-name="Standard">Encoder output index 630 -&gt; 0</text:p>
      <text:p text:style-name="Standard">Encoder output index 631 -&gt; 0</text:p>
      <text:p text:style-name="Standard">Encoder output index 632 -&gt; 1</text:p>
      <text:p text:style-name="Standard">Encoder output index 633 -&gt; 0</text:p>
      <text:p text:style-name="Standard">Encoder output index 634 -&gt; 1</text:p>
      <text:p text:style-name="Standard">Encoder output index 635 -&gt; 1</text:p>
      <text:p text:style-name="Standard">Encoder output index 636 -&gt; 0</text:p>
      <text:p text:style-name="Standard">Encoder output index 637 -&gt; 1</text:p>
      <text:p text:style-name="Standard">Encoder output index 638 -&gt; 1</text:p>
      <text:p text:style-name="Standard">Encoder output index 639 -&gt; 1</text:p>
      <text:p text:style-name="Standard">Encoder output index 640 -&gt; 1</text:p>
      <text:p text:style-name="Standard">Encoder output index 641 -&gt; 0</text:p>
      <text:p text:style-name="Standard">Encoder output index 642 -&gt; 1</text:p>
      <text:p text:style-name="Standard">Encoder output index 643 -&gt; 1</text:p>
      <text:p text:style-name="Standard">Encoder output index 644 -&gt; 0</text:p>
      <text:p text:style-name="Standard">Encoder output index 645 -&gt; 1</text:p>
      <text:p text:style-name="Standard">Encoder output index 646 -&gt; 1</text:p>
      <text:p text:style-name="Standard">Encoder output index 647 -&gt; 0</text:p>
      <text:p text:style-name="Standard">Frame 0, Y_N[0] = -1.167405</text:p>
      <text:p text:style-name="Standard">Frame 0, Y_N[1] = -0.695685</text:p>
      <text:p text:style-name="Standard">Frame 0, Y_N[2] = 1.197353</text:p>
      <text:p text:style-name="Standard">Frame 0, Y_N[3] = -0.505257</text:p>
      <text:p text:style-name="Standard">Frame 0, Y_N[4] = 0.906334</text:p>
      <text:p text:style-name="Standard">Frame 0, Y_N[5] = -0.698307</text:p>
      <text:p text:style-name="Standard">Frame 0, Y_N[6] = -0.562705</text:p>
      <text:p text:style-name="Standard">Frame 0, Y_N[7] = 1.187549</text:p>
      <text:p text:style-name="Standard">Frame 0, Y_N[8] = 0.664252</text:p>
      <text:p text:style-name="Standard">Frame 0, Y_N[9] = -0.712977</text:p>
      <text:p text:style-name="Standard">Frame 0, Y_N[10] = 0.640776</text:p>
      <text:p text:style-name="Standard">Frame 0, Y_N[11] = -1.341050</text:p>
      <text:p text:style-name="Standard">Frame 0, Y_N[12] = -1.062771</text:p>
      <text:p text:style-name="Standard"><text:soft-page-break/>Frame 0, Y_N[13] = 0.591620</text:p>
      <text:p text:style-name="Standard">Frame 0, Y_N[14] = -0.996453</text:p>
      <text:p text:style-name="Standard">Frame 0, Y_N[15] = 0.889987</text:p>
      <text:p text:style-name="Standard">Frame 0, Y_N[16] = -1.459375</text:p>
      <text:p text:style-name="Standard">Frame 0, Y_N[17] = 0.898291</text:p>
      <text:p text:style-name="Standard">Frame 0, Y_N[18] = -1.241063</text:p>
      <text:p text:style-name="Standard">Frame 0, Y_N[19] = -0.984995</text:p>
      <text:p text:style-name="Standard">Frame 0, Y_N[20] = 0.833614</text:p>
      <text:p text:style-name="Standard">Frame 0, Y_N[21] = -0.616530</text:p>
      <text:p text:style-name="Standard">Frame 0, Y_N[22] = 0.822439</text:p>
      <text:p text:style-name="Standard">Frame 0, Y_N[23] = 1.426240</text:p>
      <text:p text:style-name="Standard">Frame 0, Y_N[24] = 0.949181</text:p>
      <text:p text:style-name="Standard">Frame 0, Y_N[25] = 1.257611</text:p>
      <text:p text:style-name="Standard">Frame 0, Y_N[26] = 0.887814</text:p>
      <text:p text:style-name="Standard">Frame 0, Y_N[27] = -0.851112</text:p>
      <text:p text:style-name="Standard">Frame 0, Y_N[28] = -1.689383</text:p>
      <text:p text:style-name="Standard">Frame 0, Y_N[29] = 0.238510</text:p>
      <text:p text:style-name="Standard">Frame 0, Y_N[30] = 1.139081</text:p>
      <text:p text:style-name="Standard">Frame 0, Y_N[31] = -0.680795</text:p>
      <text:p text:style-name="Standard">Frame 0, Y_N[32] = 1.465066</text:p>
      <text:p text:style-name="Standard">Frame 0, Y_N[33] = -0.843011</text:p>
      <text:p text:style-name="Standard">Frame 0, Y_N[34] = 1.500156</text:p>
      <text:p text:style-name="Standard">Frame 0, Y_N[35] = 1.535551</text:p>
      <text:p text:style-name="Standard">Frame 0, Y_N[36] = -1.375144</text:p>
      <text:p text:style-name="Standard">Frame 0, Y_N[37] = -1.374867</text:p>
      <text:p text:style-name="Standard">Frame 0, Y_N[38] = -0.985864</text:p>
      <text:p text:style-name="Standard">Frame 0, Y_N[39] = -1.185727</text:p>
      <text:p text:style-name="Standard">Frame 0, Y_N[40] = 0.734177</text:p>
      <text:p text:style-name="Standard">Frame 0, Y_N[41] = -0.990892</text:p>
      <text:p text:style-name="Standard">Frame 0, Y_N[42] = 0.816545</text:p>
      <text:p text:style-name="Standard">Frame 0, Y_N[43] = -2.061845</text:p>
      <text:p text:style-name="Standard">Frame 0, Y_N[44] = 1.230432</text:p>
      <text:p text:style-name="Standard">Frame 0, Y_N[45] = -0.845704</text:p>
      <text:p text:style-name="Standard">Frame 0, Y_N[46] = -1.088969</text:p>
      <text:p text:style-name="Standard">Frame 0, Y_N[47] = -1.941943</text:p>
      <text:p text:style-name="Standard">Frame 0, Y_N[48] = -1.064921</text:p>
      <text:p text:style-name="Standard">Frame 0, Y_N[49] = -0.806674</text:p>
      <text:p text:style-name="Standard">Frame 0, Y_N[50] = 1.165381</text:p>
      <text:p text:style-name="Standard">Frame 0, Y_N[51] = 1.301815</text:p>
      <text:p text:style-name="Standard">Frame 0, Y_N[52] = 1.225181</text:p>
      <text:p text:style-name="Standard">Frame 0, Y_N[53] = 1.070742</text:p>
      <text:p text:style-name="Standard">Frame 0, Y_N[54] = -2.032144</text:p>
      <text:p text:style-name="Standard">Frame 0, Y_N[55] = 0.925293</text:p>
      <text:p text:style-name="Standard">Frame 0, Y_N[56] = -0.323310</text:p>
      <text:p text:style-name="Standard">Frame 0, Y_N[57] = -0.807045</text:p>
      <text:p text:style-name="Standard">Frame 0, Y_N[58] = -0.926323</text:p>
      <text:p text:style-name="Standard">Frame 0, Y_N[59] = -0.842805</text:p>
      <text:p text:style-name="Standard">Frame 0, Y_N[60] = -0.797746</text:p>
      <text:p text:style-name="Standard">Frame 0, Y_N[61] = 0.286652</text:p>
      <text:p text:style-name="Standard">Frame 0, Y_N[62] = -0.200363</text:p>
      <text:p text:style-name="Standard">Frame 0, Y_N[63] = 1.002346</text:p>
      <text:p text:style-name="Standard">Frame 0, Y_N[64] = -0.578622</text:p>
      <text:p text:style-name="Standard"><text:soft-page-break/>Frame 0, Y_N[65] = 1.062628</text:p>
      <text:p text:style-name="Standard">Frame 0, Y_N[66] = -1.744156</text:p>
      <text:p text:style-name="Standard">Frame 0, Y_N[67] = -0.949153</text:p>
      <text:p text:style-name="Standard">Frame 0, Y_N[68] = -0.780987</text:p>
      <text:p text:style-name="Standard">Frame 0, Y_N[69] = 0.312885</text:p>
      <text:p text:style-name="Standard">Frame 0, Y_N[70] = -0.221169</text:p>
      <text:p text:style-name="Standard">Frame 0, Y_N[71] = 0.290211</text:p>
      <text:p text:style-name="Standard">Frame 0, Y_N[72] = 1.376845</text:p>
      <text:p text:style-name="Standard">Frame 0, Y_N[73] = -0.753947</text:p>
      <text:p text:style-name="Standard">Frame 0, Y_N[74] = -1.067326</text:p>
      <text:p text:style-name="Standard">Frame 0, Y_N[75] = -1.430023</text:p>
      <text:p text:style-name="Standard">Frame 0, Y_N[76] = 0.576538</text:p>
      <text:p text:style-name="Standard">Frame 0, Y_N[77] = -1.573927</text:p>
      <text:p text:style-name="Standard">Frame 0, Y_N[78] = 0.978460</text:p>
      <text:p text:style-name="Standard">Frame 0, Y_N[79] = 0.353841</text:p>
      <text:p text:style-name="Standard">Frame 0, Y_N[80] = -1.420601</text:p>
      <text:p text:style-name="Standard">Frame 0, Y_N[81] = 1.974190</text:p>
      <text:p text:style-name="Standard">Frame 0, Y_N[82] = -0.230075</text:p>
      <text:p text:style-name="Standard">Frame 0, Y_N[83] = -1.229951</text:p>
      <text:p text:style-name="Standard">Frame 0, Y_N[84] = -0.166227</text:p>
      <text:p text:style-name="Standard">Frame 0, Y_N[85] = -0.961449</text:p>
      <text:p text:style-name="Standard">Frame 0, Y_N[86] = -0.879543</text:p>
      <text:p text:style-name="Standard">Frame 0, Y_N[87] = 1.417610</text:p>
      <text:p text:style-name="Standard">Frame 0, Y_N[88] = 0.835920</text:p>
      <text:p text:style-name="Standard">Frame 0, Y_N[89] = -0.770741</text:p>
      <text:p text:style-name="Standard">Frame 0, Y_N[90] = 0.651527</text:p>
      <text:p text:style-name="Standard">Frame 0, Y_N[91] = 1.694712</text:p>
      <text:p text:style-name="Standard">Frame 0, Y_N[92] = -1.008528</text:p>
      <text:p text:style-name="Standard">Frame 0, Y_N[93] = -1.511350</text:p>
      <text:p text:style-name="Standard">Frame 0, Y_N[94] = 0.968578</text:p>
      <text:p text:style-name="Standard">Frame 0, Y_N[95] = -0.931748</text:p>
      <text:p text:style-name="Standard">Frame 0, Y_N[96] = 0.509230</text:p>
      <text:p text:style-name="Standard">Frame 0, Y_N[97] = 1.006732</text:p>
      <text:p text:style-name="Standard">Frame 0, Y_N[98] = 0.825258</text:p>
      <text:p text:style-name="Standard">Frame 0, Y_N[99] = -0.505183</text:p>
      <text:p text:style-name="Standard">Frame 0, Y_N[100] = 0.959518</text:p>
      <text:p text:style-name="Standard">Frame 0, Y_N[101] = 1.179600</text:p>
      <text:p text:style-name="Standard">Frame 0, Y_N[102] = 1.382011</text:p>
      <text:p text:style-name="Standard">Frame 0, Y_N[103] = 1.330154</text:p>
      <text:p text:style-name="Standard">Frame 0, Y_N[104] = -1.182957</text:p>
      <text:p text:style-name="Standard">Frame 0, Y_N[105] = -1.015141</text:p>
      <text:p text:style-name="Standard">Frame 0, Y_N[106] = -1.006617</text:p>
      <text:p text:style-name="Standard">Frame 0, Y_N[107] = -1.187146</text:p>
      <text:p text:style-name="Standard">Frame 0, Y_N[108] = -0.994042</text:p>
      <text:p text:style-name="Standard">Frame 0, Y_N[109] = -1.503004</text:p>
      <text:p text:style-name="Standard">Frame 0, Y_N[110] = -1.432291</text:p>
      <text:p text:style-name="Standard">Frame 0, Y_N[111] = 0.890730</text:p>
      <text:p text:style-name="Standard">Frame 0, Y_N[112] = 2.385930</text:p>
      <text:p text:style-name="Standard">Frame 0, Y_N[113] = -1.278556</text:p>
      <text:p text:style-name="Standard">Frame 0, Y_N[114] = 1.534051</text:p>
      <text:p text:style-name="Standard">Frame 0, Y_N[115] = -0.245714</text:p>
      <text:p text:style-name="Standard">Frame 0, Y_N[116] = -0.890506</text:p>
      <text:p text:style-name="Standard"><text:soft-page-break/>Frame 0, Y_N[117] = 0.501817</text:p>
      <text:p text:style-name="Standard">Frame 0, Y_N[118] = -0.360151</text:p>
      <text:p text:style-name="Standard">Frame 0, Y_N[119] = -0.909058</text:p>
      <text:p text:style-name="Standard">Frame 0, Y_N[120] = 0.781343</text:p>
      <text:p text:style-name="Standard">Frame 0, Y_N[121] = -0.961664</text:p>
      <text:p text:style-name="Standard">Frame 0, Y_N[122] = 0.413177</text:p>
      <text:p text:style-name="Standard">Frame 0, Y_N[123] = 0.491555</text:p>
      <text:p text:style-name="Standard">Frame 0, Y_N[124] = -0.454201</text:p>
      <text:p text:style-name="Standard">Frame 0, Y_N[125] = 0.611995</text:p>
      <text:p text:style-name="Standard">Frame 0, Y_N[126] = 1.228234</text:p>
      <text:p text:style-name="Standard">Frame 0, Y_N[127] = 0.784962</text:p>
      <text:p text:style-name="Standard">Frame 0, Y_N[128] = 1.464712</text:p>
      <text:p text:style-name="Standard">Frame 0, Y_N[129] = -0.865629</text:p>
      <text:p text:style-name="Standard">Frame 0, Y_N[130] = 1.150851</text:p>
      <text:p text:style-name="Standard">Frame 0, Y_N[131] = 0.676878</text:p>
      <text:p text:style-name="Standard">Frame 0, Y_N[132] = 0.874990</text:p>
      <text:p text:style-name="Standard">Frame 0, Y_N[133] = 1.523396</text:p>
      <text:p text:style-name="Standard">Frame 0, Y_N[134] = 0.890762</text:p>
      <text:p text:style-name="Standard">Frame 0, Y_N[135] = 0.089055</text:p>
      <text:p text:style-name="Standard">Frame 0, Y_N[136] = 1.448896</text:p>
      <text:p text:style-name="Standard">Frame 0, Y_N[137] = -0.874950</text:p>
      <text:p text:style-name="Standard">Frame 0, Y_N[138] = 0.454797</text:p>
      <text:p text:style-name="Standard">Frame 0, Y_N[139] = -1.280460</text:p>
      <text:p text:style-name="Standard">Frame 0, Y_N[140] = 0.817690</text:p>
      <text:p text:style-name="Standard">Frame 0, Y_N[141] = 1.802284</text:p>
      <text:p text:style-name="Standard">Frame 0, Y_N[142] = -1.150925</text:p>
      <text:p text:style-name="Standard">Frame 0, Y_N[143] = -0.784001</text:p>
      <text:p text:style-name="Standard">Frame 0, Y_N[144] = 0.620198</text:p>
      <text:p text:style-name="Standard">Frame 0, Y_N[145] = 0.696417</text:p>
      <text:p text:style-name="Standard">Frame 0, Y_N[146] = -0.606547</text:p>
      <text:p text:style-name="Standard">Frame 0, Y_N[147] = -0.686064</text:p>
      <text:p text:style-name="Standard">Frame 0, Y_N[148] = -0.606201</text:p>
      <text:p text:style-name="Standard">Frame 0, Y_N[149] = -1.101431</text:p>
      <text:p text:style-name="Standard">Frame 0, Y_N[150] = 1.199478</text:p>
      <text:p text:style-name="Standard">Frame 0, Y_N[151] = 0.843173</text:p>
      <text:p text:style-name="Standard">Frame 0, Y_N[152] = 0.906686</text:p>
      <text:p text:style-name="Standard">Frame 0, Y_N[153] = 1.049499</text:p>
      <text:p text:style-name="Standard">Frame 0, Y_N[154] = -0.728973</text:p>
      <text:p text:style-name="Standard">Frame 0, Y_N[155] = 1.047687</text:p>
      <text:p text:style-name="Standard">Frame 0, Y_N[156] = 0.438765</text:p>
      <text:p text:style-name="Standard">Frame 0, Y_N[157] = -1.911289</text:p>
      <text:p text:style-name="Standard">Frame 0, Y_N[158] = 0.587834</text:p>
      <text:p text:style-name="Standard">Frame 0, Y_N[159] = -1.245330</text:p>
      <text:p text:style-name="Standard">Frame 0, Y_N[160] = 0.537361</text:p>
      <text:p text:style-name="Standard">Frame 0, Y_N[161] = -1.208816</text:p>
      <text:p text:style-name="Standard">Frame 0, Y_N[162] = 1.107015</text:p>
      <text:p text:style-name="Standard">Frame 0, Y_N[163] = 0.952791</text:p>
      <text:p text:style-name="Standard">Frame 0, Y_N[164] = 2.151974</text:p>
      <text:p text:style-name="Standard">Frame 0, Y_N[165] = -0.215322</text:p>
      <text:p text:style-name="Standard">Frame 0, Y_N[166] = -0.987417</text:p>
      <text:p text:style-name="Standard">Frame 0, Y_N[167] = -1.544352</text:p>
      <text:p text:style-name="Standard">Frame 0, Y_N[168] = -0.547270</text:p>
      <text:p text:style-name="Standard"><text:soft-page-break/>Frame 0, Y_N[169] = 0.896715</text:p>
      <text:p text:style-name="Standard">Frame 0, Y_N[170] = 1.457416</text:p>
      <text:p text:style-name="Standard">Frame 0, Y_N[171] = -1.105505</text:p>
      <text:p text:style-name="Standard">Frame 0, Y_N[172] = -0.935645</text:p>
      <text:p text:style-name="Standard">Frame 0, Y_N[173] = -1.655862</text:p>
      <text:p text:style-name="Standard">Frame 0, Y_N[174] = -0.905644</text:p>
      <text:p text:style-name="Standard">Frame 0, Y_N[175] = -1.445426</text:p>
      <text:p text:style-name="Standard">Frame 0, Y_N[176] = -0.386465</text:p>
      <text:p text:style-name="Standard">Frame 0, Y_N[177] = -2.043743</text:p>
      <text:p text:style-name="Standard">Frame 0, Y_N[178] = -1.426430</text:p>
      <text:p text:style-name="Standard">Frame 0, Y_N[179] = 0.720072</text:p>
      <text:p text:style-name="Standard">Frame 0, Y_N[180] = -1.457368</text:p>
      <text:p text:style-name="Standard">Frame 0, Y_N[181] = -0.341371</text:p>
      <text:p text:style-name="Standard">Frame 0, Y_N[182] = -1.576251</text:p>
      <text:p text:style-name="Standard">Frame 0, Y_N[183] = -0.563921</text:p>
      <text:p text:style-name="Standard">Frame 0, Y_N[184] = -0.703668</text:p>
      <text:p text:style-name="Standard">Frame 0, Y_N[185] = 1.435151</text:p>
      <text:p text:style-name="Standard">Frame 0, Y_N[186] = 0.097623</text:p>
      <text:p text:style-name="Standard">Frame 0, Y_N[187] = 0.793636</text:p>
      <text:p text:style-name="Standard">Frame 0, Y_N[188] = 1.790282</text:p>
      <text:p text:style-name="Standard">Frame 0, Y_N[189] = 0.407023</text:p>
      <text:p text:style-name="Standard">Frame 0, Y_N[190] = -1.069650</text:p>
      <text:p text:style-name="Standard">Frame 0, Y_N[191] = 1.215496</text:p>
      <text:p text:style-name="Standard">Frame 0, Y_N[192] = 0.931348</text:p>
      <text:p text:style-name="Standard">Frame 0, Y_N[193] = 1.747028</text:p>
      <text:p text:style-name="Standard">Frame 0, Y_N[194] = 0.580260</text:p>
      <text:p text:style-name="Standard">Frame 0, Y_N[195] = 0.792451</text:p>
      <text:p text:style-name="Standard">Frame 0, Y_N[196] = -0.144492</text:p>
      <text:p text:style-name="Standard">Frame 0, Y_N[197] = 0.832580</text:p>
      <text:p text:style-name="Standard">Frame 0, Y_N[198] = -0.276196</text:p>
      <text:p text:style-name="Standard">Frame 0, Y_N[199] = -0.283817</text:p>
      <text:p text:style-name="Standard">Frame 0, Y_N[200] = -1.331917</text:p>
      <text:p text:style-name="Standard">Frame 0, Y_N[201] = -1.320142</text:p>
      <text:p text:style-name="Standard">Frame 0, Y_N[202] = -0.745661</text:p>
      <text:p text:style-name="Standard">Frame 0, Y_N[203] = -1.431195</text:p>
      <text:p text:style-name="Standard">Frame 0, Y_N[204] = 0.765551</text:p>
      <text:p text:style-name="Standard">Frame 0, Y_N[205] = 1.503361</text:p>
      <text:p text:style-name="Standard">Frame 0, Y_N[206] = 1.023029</text:p>
      <text:p text:style-name="Standard">Frame 0, Y_N[207] = 0.691714</text:p>
      <text:p text:style-name="Standard">Frame 0, Y_N[208] = 1.510389</text:p>
      <text:p text:style-name="Standard">Frame 0, Y_N[209] = -1.070973</text:p>
      <text:p text:style-name="Standard">Frame 0, Y_N[210] = -0.878157</text:p>
      <text:p text:style-name="Standard">Frame 0, Y_N[211] = 1.523647</text:p>
      <text:p text:style-name="Standard">Frame 0, Y_N[212] = -1.238592</text:p>
      <text:p text:style-name="Standard">Frame 0, Y_N[213] = -0.795538</text:p>
      <text:p text:style-name="Standard">Frame 0, Y_N[214] = 1.483874</text:p>
      <text:p text:style-name="Standard">Frame 0, Y_N[215] = 1.108403</text:p>
      <text:p text:style-name="Standard">Frame 0, Y_N[216] = 0.153092</text:p>
      <text:p text:style-name="Standard">Frame 0, Y_N[217] = -0.985811</text:p>
      <text:p text:style-name="Standard">Frame 0, Y_N[218] = -1.512165</text:p>
      <text:p text:style-name="Standard">Frame 0, Y_N[219] = -1.472757</text:p>
      <text:p text:style-name="Standard">Frame 0, Y_N[220] = 0.944338</text:p>
      <text:p text:style-name="Standard"><text:soft-page-break/>Frame 0, Y_N[221] = 1.132492</text:p>
      <text:p text:style-name="Standard">Frame 0, Y_N[222] = -1.271608</text:p>
      <text:p text:style-name="Standard">Frame 0, Y_N[223] = -0.894234</text:p>
      <text:p text:style-name="Standard">Frame 0, Y_N[224] = 1.215993</text:p>
      <text:p text:style-name="Standard">Frame 0, Y_N[225] = 0.768499</text:p>
      <text:p text:style-name="Standard">Frame 0, Y_N[226] = 1.351742</text:p>
      <text:p text:style-name="Standard">Frame 0, Y_N[227] = -0.446186</text:p>
      <text:p text:style-name="Standard">Frame 0, Y_N[228] = 0.822610</text:p>
      <text:p text:style-name="Standard">Frame 0, Y_N[229] = 0.940522</text:p>
      <text:p text:style-name="Standard">Frame 0, Y_N[230] = 0.252469</text:p>
      <text:p text:style-name="Standard">Frame 0, Y_N[231] = 0.994155</text:p>
      <text:p text:style-name="Standard">Frame 0, Y_N[232] = -0.733373</text:p>
      <text:p text:style-name="Standard">Frame 0, Y_N[233] = -0.641450</text:p>
      <text:p text:style-name="Standard">Frame 0, Y_N[234] = -0.397793</text:p>
      <text:p text:style-name="Standard">Frame 0, Y_N[235] = 0.736124</text:p>
      <text:p text:style-name="Standard">Frame 0, Y_N[236] = -0.859282</text:p>
      <text:p text:style-name="Standard">Frame 0, Y_N[237] = -0.897224</text:p>
      <text:p text:style-name="Standard">Frame 0, Y_N[238] = -0.514192</text:p>
      <text:p text:style-name="Standard">Frame 0, Y_N[239] = 0.801023</text:p>
      <text:p text:style-name="Standard">Frame 0, Y_N[240] = 1.392329</text:p>
      <text:p text:style-name="Standard">Frame 0, Y_N[241] = 0.941396</text:p>
      <text:p text:style-name="Standard">Frame 0, Y_N[242] = 1.262023</text:p>
      <text:p text:style-name="Standard">Frame 0, Y_N[243] = -0.768692</text:p>
      <text:p text:style-name="Standard">Frame 0, Y_N[244] = -0.507927</text:p>
      <text:p text:style-name="Standard">Frame 0, Y_N[245] = -0.566125</text:p>
      <text:p text:style-name="Standard">Frame 0, Y_N[246] = -0.420953</text:p>
      <text:p text:style-name="Standard">Frame 0, Y_N[247] = -0.803560</text:p>
      <text:p text:style-name="Standard">Frame 0, Y_N[248] = -0.676613</text:p>
      <text:p text:style-name="Standard">Frame 0, Y_N[249] = 2.351978</text:p>
      <text:p text:style-name="Standard">Frame 0, Y_N[250] = -1.211394</text:p>
      <text:p text:style-name="Standard">Frame 0, Y_N[251] = -1.029041</text:p>
      <text:p text:style-name="Standard">Frame 0, Y_N[252] = 0.220670</text:p>
      <text:p text:style-name="Standard">Frame 0, Y_N[253] = 0.765184</text:p>
      <text:p text:style-name="Standard">Frame 0, Y_N[254] = 1.081905</text:p>
      <text:p text:style-name="Standard">Frame 0, Y_N[255] = -0.927582</text:p>
      <text:p text:style-name="Standard">Frame 0, Y_N[256] = -1.252171</text:p>
      <text:p text:style-name="Standard">Frame 0, Y_N[257] = -1.872796</text:p>
      <text:p text:style-name="Standard">Frame 0, Y_N[258] = -0.828195</text:p>
      <text:p text:style-name="Standard">Frame 0, Y_N[259] = 1.352008</text:p>
      <text:p text:style-name="Standard">Frame 0, Y_N[260] = -1.130026</text:p>
      <text:p text:style-name="Standard">Frame 0, Y_N[261] = -0.575507</text:p>
      <text:p text:style-name="Standard">Frame 0, Y_N[262] = -0.809679</text:p>
      <text:p text:style-name="Standard">Frame 0, Y_N[263] = -1.007566</text:p>
      <text:p text:style-name="Standard">Frame 0, Y_N[264] = 1.540140</text:p>
      <text:p text:style-name="Standard">Frame 0, Y_N[265] = 1.293509</text:p>
      <text:p text:style-name="Standard">Frame 0, Y_N[266] = 0.590567</text:p>
      <text:p text:style-name="Standard">Frame 0, Y_N[267] = -1.734122</text:p>
      <text:p text:style-name="Standard">Frame 0, Y_N[268] = 0.801332</text:p>
      <text:p text:style-name="Standard">Frame 0, Y_N[269] = 1.311413</text:p>
      <text:p text:style-name="Standard">Frame 0, Y_N[270] = -1.092726</text:p>
      <text:p text:style-name="Standard">Frame 0, Y_N[271] = 1.230869</text:p>
      <text:p text:style-name="Standard">Frame 0, Y_N[272] = -0.501915</text:p>
      <text:p text:style-name="Standard"><text:soft-page-break/>Frame 0, Y_N[273] = 0.917025</text:p>
      <text:p text:style-name="Standard">Frame 0, Y_N[274] = -1.400488</text:p>
      <text:p text:style-name="Standard">Frame 0, Y_N[275] = -1.505796</text:p>
      <text:p text:style-name="Standard">Frame 0, Y_N[276] = -0.800836</text:p>
      <text:p text:style-name="Standard">Frame 0, Y_N[277] = 1.055141</text:p>
      <text:p text:style-name="Standard">Frame 0, Y_N[278] = 1.550876</text:p>
      <text:p text:style-name="Standard">Frame 0, Y_N[279] = 0.562717</text:p>
      <text:p text:style-name="Standard">Frame 0, Y_N[280] = -0.668054</text:p>
      <text:p text:style-name="Standard">Frame 0, Y_N[281] = -1.020963</text:p>
      <text:p text:style-name="Standard">Frame 0, Y_N[282] = 0.943335</text:p>
      <text:p text:style-name="Standard">Frame 0, Y_N[283] = -0.900926</text:p>
      <text:p text:style-name="Standard">Frame 0, Y_N[284] = -0.679848</text:p>
      <text:p text:style-name="Standard">Frame 0, Y_N[285] = 1.430995</text:p>
      <text:p text:style-name="Standard">Frame 0, Y_N[286] = -1.191334</text:p>
      <text:p text:style-name="Standard">Frame 0, Y_N[287] = -0.973006</text:p>
      <text:p text:style-name="Standard">Frame 0, Y_N[288] = 0.830678</text:p>
      <text:p text:style-name="Standard">Frame 0, Y_N[289] = -1.522106</text:p>
      <text:p text:style-name="Standard">Frame 0, Y_N[290] = 1.297275</text:p>
      <text:p text:style-name="Standard">Frame 0, Y_N[291] = -0.988729</text:p>
      <text:p text:style-name="Standard">Frame 0, Y_N[292] = 1.377131</text:p>
      <text:p text:style-name="Standard">Frame 0, Y_N[293] = -1.214068</text:p>
      <text:p text:style-name="Standard">Frame 0, Y_N[294] = 0.778336</text:p>
      <text:p text:style-name="Standard">Frame 0, Y_N[295] = -1.378450</text:p>
      <text:p text:style-name="Standard">Frame 0, Y_N[296] = -0.045751</text:p>
      <text:p text:style-name="Standard">Frame 0, Y_N[297] = -0.566337</text:p>
      <text:p text:style-name="Standard">Frame 0, Y_N[298] = -1.887159</text:p>
      <text:p text:style-name="Standard">Frame 0, Y_N[299] = 0.413379</text:p>
      <text:p text:style-name="Standard">Frame 0, Y_N[300] = -1.471632</text:p>
      <text:p text:style-name="Standard">Frame 0, Y_N[301] = 1.215460</text:p>
      <text:p text:style-name="Standard">Frame 0, Y_N[302] = 0.681192</text:p>
      <text:p text:style-name="Standard">Frame 0, Y_N[303] = 0.783603</text:p>
      <text:p text:style-name="Standard">Frame 0, Y_N[304] = 1.055470</text:p>
      <text:p text:style-name="Standard">Frame 0, Y_N[305] = 1.027479</text:p>
      <text:p text:style-name="Standard">Frame 0, Y_N[306] = 2.444529</text:p>
      <text:p text:style-name="Standard">Frame 0, Y_N[307] = -0.934303</text:p>
      <text:p text:style-name="Standard">Frame 0, Y_N[308] = -1.211890</text:p>
      <text:p text:style-name="Standard">Frame 0, Y_N[309] = 1.017159</text:p>
      <text:p text:style-name="Standard">Frame 0, Y_N[310] = -1.218151</text:p>
      <text:p text:style-name="Standard">Frame 0, Y_N[311] = -0.735730</text:p>
      <text:p text:style-name="Standard">Frame 0, Y_N[312] = -0.947335</text:p>
      <text:p text:style-name="Standard">Frame 0, Y_N[313] = -0.884940</text:p>
      <text:p text:style-name="Standard">Frame 0, Y_N[314] = -0.707926</text:p>
      <text:p text:style-name="Standard">Frame 0, Y_N[315] = -1.354755</text:p>
      <text:p text:style-name="Standard">Frame 0, Y_N[316] = -0.050159</text:p>
      <text:p text:style-name="Standard">Frame 0, Y_N[317] = -0.930847</text:p>
      <text:p text:style-name="Standard">Frame 0, Y_N[318] = 1.562774</text:p>
      <text:p text:style-name="Standard">Frame 0, Y_N[319] = -0.640950</text:p>
      <text:p text:style-name="Standard">Frame 0, Y_N[320] = -1.316313</text:p>
      <text:p text:style-name="Standard">Frame 0, Y_N[321] = -1.242127</text:p>
      <text:p text:style-name="Standard">Frame 0, Y_N[322] = -1.165689</text:p>
      <text:p text:style-name="Standard">Frame 0, Y_N[323] = 1.354976</text:p>
      <text:p text:style-name="Standard">Frame 0, Y_N[324] = -0.421102</text:p>
      <text:p text:style-name="Standard"><text:soft-page-break/>Frame 0, Y_N[325] = -0.452881</text:p>
      <text:p text:style-name="Standard">Frame 0, Y_N[326] = -1.450801</text:p>
      <text:p text:style-name="Standard">Frame 0, Y_N[327] = -0.680705</text:p>
      <text:p text:style-name="Standard">Frame 0, Y_N[328] = 0.961418</text:p>
      <text:p text:style-name="Standard">Frame 0, Y_N[329] = -0.894261</text:p>
      <text:p text:style-name="Standard">Frame 0, Y_N[330] = -0.961241</text:p>
      <text:p text:style-name="Standard">Frame 0, Y_N[331] = 0.629985</text:p>
      <text:p text:style-name="Standard">Frame 0, Y_N[332] = 0.433651</text:p>
      <text:p text:style-name="Standard">Frame 0, Y_N[333] = -0.674061</text:p>
      <text:p text:style-name="Standard">Frame 0, Y_N[334] = 1.521221</text:p>
      <text:p text:style-name="Standard">Frame 0, Y_N[335] = 0.686404</text:p>
      <text:p text:style-name="Standard">Frame 0, Y_N[336] = -0.455822</text:p>
      <text:p text:style-name="Standard">Frame 0, Y_N[337] = 0.576340</text:p>
      <text:p text:style-name="Standard">Frame 0, Y_N[338] = 1.000909</text:p>
      <text:p text:style-name="Standard">Frame 0, Y_N[339] = 1.760325</text:p>
      <text:p text:style-name="Standard">Frame 0, Y_N[340] = 0.979768</text:p>
      <text:p text:style-name="Standard">Frame 0, Y_N[341] = -0.255411</text:p>
      <text:p text:style-name="Standard">Frame 0, Y_N[342] = 0.794040</text:p>
      <text:p text:style-name="Standard">Frame 0, Y_N[343] = -0.804978</text:p>
      <text:p text:style-name="Standard">Frame 0, Y_N[344] = -0.928718</text:p>
      <text:p text:style-name="Standard">Frame 0, Y_N[345] = -1.037366</text:p>
      <text:p text:style-name="Standard">Frame 0, Y_N[346] = 0.988020</text:p>
      <text:p text:style-name="Standard">Frame 0, Y_N[347] = 1.297205</text:p>
      <text:p text:style-name="Standard">Frame 0, Y_N[348] = 0.674412</text:p>
      <text:p text:style-name="Standard">Frame 0, Y_N[349] = 0.997675</text:p>
      <text:p text:style-name="Standard">Frame 0, Y_N[350] = -1.199876</text:p>
      <text:p text:style-name="Standard">Frame 0, Y_N[351] = 0.614982</text:p>
      <text:p text:style-name="Standard">Frame 0, Y_N[352] = -0.729636</text:p>
      <text:p text:style-name="Standard">Frame 0, Y_N[353] = -1.070656</text:p>
      <text:p text:style-name="Standard">Frame 0, Y_N[354] = 0.146113</text:p>
      <text:p text:style-name="Standard">Frame 0, Y_N[355] = -1.212033</text:p>
      <text:p text:style-name="Standard">Frame 0, Y_N[356] = -0.033146</text:p>
      <text:p text:style-name="Standard">Frame 0, Y_N[357] = 0.814579</text:p>
      <text:p text:style-name="Standard">Frame 0, Y_N[358] = -1.709956</text:p>
      <text:p text:style-name="Standard">Frame 0, Y_N[359] = -1.539830</text:p>
      <text:p text:style-name="Standard">Frame 0, Y_N[360] = 0.871238</text:p>
      <text:p text:style-name="Standard">Frame 0, Y_N[361] = 0.241149</text:p>
      <text:p text:style-name="Standard">Frame 0, Y_N[362] = 1.147795</text:p>
      <text:p text:style-name="Standard">Frame 0, Y_N[363] = 0.514012</text:p>
      <text:p text:style-name="Standard">Frame 0, Y_N[364] = 0.987823</text:p>
      <text:p text:style-name="Standard">Frame 0, Y_N[365] = 1.126531</text:p>
      <text:p text:style-name="Standard">Frame 0, Y_N[366] = 1.401511</text:p>
      <text:p text:style-name="Standard">Frame 0, Y_N[367] = -0.907793</text:p>
      <text:p text:style-name="Standard">Frame 0, Y_N[368] = 1.011527</text:p>
      <text:p text:style-name="Standard">Frame 0, Y_N[369] = -1.307262</text:p>
      <text:p text:style-name="Standard">Frame 0, Y_N[370] = -1.537701</text:p>
      <text:p text:style-name="Standard">Frame 0, Y_N[371] = -0.856794</text:p>
      <text:p text:style-name="Standard">Frame 0, Y_N[372] = -1.067017</text:p>
      <text:p text:style-name="Standard">Frame 0, Y_N[373] = -1.918512</text:p>
      <text:p text:style-name="Standard">Frame 0, Y_N[374] = -0.086115</text:p>
      <text:p text:style-name="Standard">Frame 0, Y_N[375] = -1.185000</text:p>
      <text:p text:style-name="Standard">Frame 0, Y_N[376] = 0.310400</text:p>
      <text:p text:style-name="Standard"><text:soft-page-break/>Frame 0, Y_N[377] = 1.023993</text:p>
      <text:p text:style-name="Standard">Frame 0, Y_N[378] = 1.227668</text:p>
      <text:p text:style-name="Standard">Frame 0, Y_N[379] = -1.654370</text:p>
      <text:p text:style-name="Standard">Frame 0, Y_N[380] = -0.271191</text:p>
      <text:p text:style-name="Standard">Frame 0, Y_N[381] = 0.774277</text:p>
      <text:p text:style-name="Standard">Frame 0, Y_N[382] = 0.888412</text:p>
      <text:p text:style-name="Standard">Frame 0, Y_N[383] = -1.154714</text:p>
      <text:p text:style-name="Standard">Frame 0, Y_N[384] = -1.249119</text:p>
      <text:p text:style-name="Standard">Frame 0, Y_N[385] = -0.995936</text:p>
      <text:p text:style-name="Standard">Frame 0, Y_N[386] = -0.669059</text:p>
      <text:p text:style-name="Standard">Frame 0, Y_N[387] = 1.120997</text:p>
      <text:p text:style-name="Standard">Frame 0, Y_N[388] = 0.765573</text:p>
      <text:p text:style-name="Standard">Frame 0, Y_N[389] = 1.534569</text:p>
      <text:p text:style-name="Standard">Frame 0, Y_N[390] = 0.765651</text:p>
      <text:p text:style-name="Standard">Frame 0, Y_N[391] = 0.902268</text:p>
      <text:p text:style-name="Standard">Frame 0, Y_N[392] = -0.657033</text:p>
      <text:p text:style-name="Standard">Frame 0, Y_N[393] = -0.988157</text:p>
      <text:p text:style-name="Standard">Frame 0, Y_N[394] = 0.935779</text:p>
      <text:p text:style-name="Standard">Frame 0, Y_N[395] = -1.055201</text:p>
      <text:p text:style-name="Standard">Frame 0, Y_N[396] = -0.582199</text:p>
      <text:p text:style-name="Standard">Frame 0, Y_N[397] = 0.536632</text:p>
      <text:p text:style-name="Standard">Frame 0, Y_N[398] = -1.488106</text:p>
      <text:p text:style-name="Standard">Frame 0, Y_N[399] = -1.259671</text:p>
      <text:p text:style-name="Standard">Frame 0, Y_N[400] = -0.741646</text:p>
      <text:p text:style-name="Standard">Frame 0, Y_N[401] = -1.169994</text:p>
      <text:p text:style-name="Standard">Frame 0, Y_N[402] = -1.561254</text:p>
      <text:p text:style-name="Standard">Frame 0, Y_N[403] = -1.765047</text:p>
      <text:p text:style-name="Standard">Frame 0, Y_N[404] = -0.890322</text:p>
      <text:p text:style-name="Standard">Frame 0, Y_N[405] = -0.762181</text:p>
      <text:p text:style-name="Standard">Frame 0, Y_N[406] = -0.684581</text:p>
      <text:p text:style-name="Standard">Frame 0, Y_N[407] = 0.731432</text:p>
      <text:p text:style-name="Standard">Frame 0, Y_N[408] = 1.186087</text:p>
      <text:p text:style-name="Standard">Frame 0, Y_N[409] = 1.297341</text:p>
      <text:p text:style-name="Standard">Frame 0, Y_N[410] = -0.869193</text:p>
      <text:p text:style-name="Standard">Frame 0, Y_N[411] = -0.632019</text:p>
      <text:p text:style-name="Standard">Frame 0, Y_N[412] = 1.254872</text:p>
      <text:p text:style-name="Standard">Frame 0, Y_N[413] = -0.620184</text:p>
      <text:p text:style-name="Standard">Frame 0, Y_N[414] = 2.333558</text:p>
      <text:p text:style-name="Standard">Frame 0, Y_N[415] = 1.562406</text:p>
      <text:p text:style-name="Standard">Frame 0, Y_N[416] = -1.004328</text:p>
      <text:p text:style-name="Standard">Frame 0, Y_N[417] = -1.067380</text:p>
      <text:p text:style-name="Standard">Frame 0, Y_N[418] = -0.637331</text:p>
      <text:p text:style-name="Standard">Frame 0, Y_N[419] = -0.646620</text:p>
      <text:p text:style-name="Standard">Frame 0, Y_N[420] = -1.521460</text:p>
      <text:p text:style-name="Standard">Frame 0, Y_N[421] = 1.505765</text:p>
      <text:p text:style-name="Standard">Frame 0, Y_N[422] = -1.552649</text:p>
      <text:p text:style-name="Standard">Frame 0, Y_N[423] = -0.983248</text:p>
      <text:p text:style-name="Standard">Frame 0, Y_N[424] = -0.223457</text:p>
      <text:p text:style-name="Standard">Frame 0, Y_N[425] = -1.863312</text:p>
      <text:p text:style-name="Standard">Frame 0, Y_N[426] = 1.666218</text:p>
      <text:p text:style-name="Standard">Frame 0, Y_N[427] = 0.207688</text:p>
      <text:p text:style-name="Standard">Frame 0, Y_N[428] = 0.445828</text:p>
      <text:p text:style-name="Standard"><text:soft-page-break/>Frame 0, Y_N[429] = -0.774188</text:p>
      <text:p text:style-name="Standard">Frame 0, Y_N[430] = -0.339183</text:p>
      <text:p text:style-name="Standard">Frame 0, Y_N[431] = 1.918515</text:p>
      <text:p text:style-name="Standard">Frame 0, Y_N[432] = -1.035225</text:p>
      <text:p text:style-name="Standard">Frame 0, Y_N[433] = 1.370422</text:p>
      <text:p text:style-name="Standard">Frame 0, Y_N[434] = 0.241326</text:p>
      <text:p text:style-name="Standard">Frame 0, Y_N[435] = 1.466476</text:p>
      <text:p text:style-name="Standard">Frame 0, Y_N[436] = -1.536733</text:p>
      <text:p text:style-name="Standard">Frame 0, Y_N[437] = 0.909730</text:p>
      <text:p text:style-name="Standard">Frame 0, Y_N[438] = 0.541551</text:p>
      <text:p text:style-name="Standard">Frame 0, Y_N[439] = 0.633903</text:p>
      <text:p text:style-name="Standard">Frame 0, Y_N[440] = -0.841077</text:p>
      <text:p text:style-name="Standard">Frame 0, Y_N[441] = -0.380766</text:p>
      <text:p text:style-name="Standard">Frame 0, Y_N[442] = 0.945440</text:p>
      <text:p text:style-name="Standard">Frame 0, Y_N[443] = -1.421598</text:p>
      <text:p text:style-name="Standard">Frame 0, Y_N[444] = -1.006207</text:p>
      <text:p text:style-name="Standard">Frame 0, Y_N[445] = -0.791706</text:p>
      <text:p text:style-name="Standard">Frame 0, Y_N[446] = 0.123369</text:p>
      <text:p text:style-name="Standard">Frame 0, Y_N[447] = 0.679251</text:p>
      <text:p text:style-name="Standard">Frame 0, Y_N[448] = -1.728730</text:p>
      <text:p text:style-name="Standard">Frame 0, Y_N[449] = 0.012049</text:p>
      <text:p text:style-name="Standard">Frame 0, Y_N[450] = 1.154336</text:p>
      <text:p text:style-name="Standard">Frame 0, Y_N[451] = -1.695963</text:p>
      <text:p text:style-name="Standard">Frame 0, Y_N[452] = 0.274220</text:p>
      <text:p text:style-name="Standard">Frame 0, Y_N[453] = 1.481758</text:p>
      <text:p text:style-name="Standard">Frame 0, Y_N[454] = -0.726971</text:p>
      <text:p text:style-name="Standard">Frame 0, Y_N[455] = -1.069991</text:p>
      <text:p text:style-name="Standard">Frame 0, Y_N[456] = 0.296419</text:p>
      <text:p text:style-name="Standard">Frame 0, Y_N[457] = 0.308725</text:p>
      <text:p text:style-name="Standard">Frame 0, Y_N[458] = 0.822891</text:p>
      <text:p text:style-name="Standard">Frame 0, Y_N[459] = 1.101522</text:p>
      <text:p text:style-name="Standard">Frame 0, Y_N[460] = 0.618930</text:p>
      <text:p text:style-name="Standard">Frame 0, Y_N[461] = 0.787689</text:p>
      <text:p text:style-name="Standard">Frame 0, Y_N[462] = 1.635118</text:p>
      <text:p text:style-name="Standard">Frame 0, Y_N[463] = 1.357430</text:p>
      <text:p text:style-name="Standard">Frame 0, Y_N[464] = 0.365545</text:p>
      <text:p text:style-name="Standard">Frame 0, Y_N[465] = -1.359060</text:p>
      <text:p text:style-name="Standard">Frame 0, Y_N[466] = -1.335080</text:p>
      <text:p text:style-name="Standard">Frame 0, Y_N[467] = 1.647674</text:p>
      <text:p text:style-name="Standard">Frame 0, Y_N[468] = 1.049188</text:p>
      <text:p text:style-name="Standard">Frame 0, Y_N[469] = 0.896805</text:p>
      <text:p text:style-name="Standard">Frame 0, Y_N[470] = -1.604012</text:p>
      <text:p text:style-name="Standard">Frame 0, Y_N[471] = -1.457994</text:p>
      <text:p text:style-name="Standard">Frame 0, Y_N[472] = -0.688886</text:p>
      <text:p text:style-name="Standard">Frame 0, Y_N[473] = -0.168096</text:p>
      <text:p text:style-name="Standard">Frame 0, Y_N[474] = -1.160866</text:p>
      <text:p text:style-name="Standard">Frame 0, Y_N[475] = -1.690618</text:p>
      <text:p text:style-name="Standard">Frame 0, Y_N[476] = 0.409304</text:p>
      <text:p text:style-name="Standard">Frame 0, Y_N[477] = -0.266391</text:p>
      <text:p text:style-name="Standard">Frame 0, Y_N[478] = 1.163157</text:p>
      <text:p text:style-name="Standard">Frame 0, Y_N[479] = -1.055727</text:p>
      <text:p text:style-name="Standard">Frame 0, Y_N[480] = 1.386560</text:p>
      <text:p text:style-name="Standard"><text:soft-page-break/>Frame 0, Y_N[481] = -0.908493</text:p>
      <text:p text:style-name="Standard">Frame 0, Y_N[482] = -1.084277</text:p>
      <text:p text:style-name="Standard">Frame 0, Y_N[483] = 0.776661</text:p>
      <text:p text:style-name="Standard">Frame 0, Y_N[484] = 1.550151</text:p>
      <text:p text:style-name="Standard">Frame 0, Y_N[485] = 1.624822</text:p>
      <text:p text:style-name="Standard">Frame 0, Y_N[486] = 0.917545</text:p>
      <text:p text:style-name="Standard">Frame 0, Y_N[487] = -0.818234</text:p>
      <text:p text:style-name="Standard">Frame 0, Y_N[488] = -1.104074</text:p>
      <text:p text:style-name="Standard">Frame 0, Y_N[489] = -1.712175</text:p>
      <text:p text:style-name="Standard">Frame 0, Y_N[490] = -1.258101</text:p>
      <text:p text:style-name="Standard">Frame 0, Y_N[491] = 1.058474</text:p>
      <text:p text:style-name="Standard">Frame 0, Y_N[492] = -1.992437</text:p>
      <text:p text:style-name="Standard">Frame 0, Y_N[493] = 1.169349</text:p>
      <text:p text:style-name="Standard">Frame 0, Y_N[494] = 0.640867</text:p>
      <text:p text:style-name="Standard">Frame 0, Y_N[495] = 0.340820</text:p>
      <text:p text:style-name="Standard">Frame 0, Y_N[496] = -0.865675</text:p>
      <text:p text:style-name="Standard">Frame 0, Y_N[497] = -0.876460</text:p>
      <text:p text:style-name="Standard">Frame 0, Y_N[498] = -0.712715</text:p>
      <text:p text:style-name="Standard">Frame 0, Y_N[499] = -0.519820</text:p>
      <text:p text:style-name="Standard">Frame 0, Y_N[500] = 0.904444</text:p>
      <text:p text:style-name="Standard">Frame 0, Y_N[501] = -1.156441</text:p>
      <text:p text:style-name="Standard">Frame 0, Y_N[502] = -1.087244</text:p>
      <text:p text:style-name="Standard">Frame 0, Y_N[503] = -0.945349</text:p>
      <text:p text:style-name="Standard">Frame 0, Y_N[504] = -0.717707</text:p>
      <text:p text:style-name="Standard">Frame 0, Y_N[505] = 1.153949</text:p>
      <text:p text:style-name="Standard">Frame 0, Y_N[506] = 1.382770</text:p>
      <text:p text:style-name="Standard">Frame 0, Y_N[507] = -1.209009</text:p>
      <text:p text:style-name="Standard">Frame 0, Y_N[508] = -1.064833</text:p>
      <text:p text:style-name="Standard">Frame 0, Y_N[509] = -1.040177</text:p>
      <text:p text:style-name="Standard">Frame 0, Y_N[510] = -1.225055</text:p>
      <text:p text:style-name="Standard">Frame 0, Y_N[511] = -0.808381</text:p>
      <text:p text:style-name="Standard">Frame 0, Y_N[512] = -0.972769</text:p>
      <text:p text:style-name="Standard">Frame 0, Y_N[513] = 1.636226</text:p>
      <text:p text:style-name="Standard">Frame 0, Y_N[514] = -0.584853</text:p>
      <text:p text:style-name="Standard">Frame 0, Y_N[515] = 0.570183</text:p>
      <text:p text:style-name="Standard">Frame 0, Y_N[516] = -0.109727</text:p>
      <text:p text:style-name="Standard">Frame 0, Y_N[517] = -0.693110</text:p>
      <text:p text:style-name="Standard">Frame 0, Y_N[518] = -0.734600</text:p>
      <text:p text:style-name="Standard">Frame 0, Y_N[519] = -1.068471</text:p>
      <text:p text:style-name="Standard">Frame 0, Y_N[520] = 0.916460</text:p>
      <text:p text:style-name="Standard">Frame 0, Y_N[521] = 1.205824</text:p>
      <text:p text:style-name="Standard">Frame 0, Y_N[522] = -0.076052</text:p>
      <text:p text:style-name="Standard">Frame 0, Y_N[523] = -1.499267</text:p>
      <text:p text:style-name="Standard">Frame 0, Y_N[524] = 0.829820</text:p>
      <text:p text:style-name="Standard">Frame 0, Y_N[525] = -0.802622</text:p>
      <text:p text:style-name="Standard">Frame 0, Y_N[526] = -1.553436</text:p>
      <text:p text:style-name="Standard">Frame 0, Y_N[527] = -0.899092</text:p>
      <text:p text:style-name="Standard">Frame 0, Y_N[528] = 1.194980</text:p>
      <text:p text:style-name="Standard">Frame 0, Y_N[529] = 0.631622</text:p>
      <text:p text:style-name="Standard">Frame 0, Y_N[530] = -1.693476</text:p>
      <text:p text:style-name="Standard">Frame 0, Y_N[531] = -1.157447</text:p>
      <text:p text:style-name="Standard">Frame 0, Y_N[532] = 0.890254</text:p>
      <text:p text:style-name="Standard"><text:soft-page-break/>Frame 0, Y_N[533] = 0.814497</text:p>
      <text:p text:style-name="Standard">Frame 0, Y_N[534] = 1.236271</text:p>
      <text:p text:style-name="Standard">Frame 0, Y_N[535] = 0.869915</text:p>
      <text:p text:style-name="Standard">Frame 0, Y_N[536] = -1.332408</text:p>
      <text:p text:style-name="Standard">Frame 0, Y_N[537] = 0.733164</text:p>
      <text:p text:style-name="Standard">Frame 0, Y_N[538] = -1.069139</text:p>
      <text:p text:style-name="Standard">Frame 0, Y_N[539] = -0.718804</text:p>
      <text:p text:style-name="Standard">Frame 0, Y_N[540] = -0.576075</text:p>
      <text:p text:style-name="Standard">Frame 0, Y_N[541] = 1.024124</text:p>
      <text:p text:style-name="Standard">Frame 0, Y_N[542] = 0.213989</text:p>
      <text:p text:style-name="Standard">Frame 0, Y_N[543] = 1.098911</text:p>
      <text:p text:style-name="Standard">Frame 0, Y_N[544] = -0.877734</text:p>
      <text:p text:style-name="Standard">Frame 0, Y_N[545] = 1.250650</text:p>
      <text:p text:style-name="Standard">Frame 0, Y_N[546] = 0.883294</text:p>
      <text:p text:style-name="Standard">Frame 0, Y_N[547] = 0.736692</text:p>
      <text:p text:style-name="Standard">Frame 0, Y_N[548] = -1.166850</text:p>
      <text:p text:style-name="Standard">Frame 0, Y_N[549] = -1.239901</text:p>
      <text:p text:style-name="Standard">Frame 0, Y_N[550] = -1.176074</text:p>
      <text:p text:style-name="Standard">Frame 0, Y_N[551] = -1.356905</text:p>
      <text:p text:style-name="Standard">Frame 0, Y_N[552] = -1.272524</text:p>
      <text:p text:style-name="Standard">Frame 0, Y_N[553] = -0.932105</text:p>
      <text:p text:style-name="Standard">Frame 0, Y_N[554] = -1.407539</text:p>
      <text:p text:style-name="Standard">Frame 0, Y_N[555] = -1.341273</text:p>
      <text:p text:style-name="Standard">Frame 0, Y_N[556] = -0.743388</text:p>
      <text:p text:style-name="Standard">Frame 0, Y_N[557] = -1.509383</text:p>
      <text:p text:style-name="Standard">Frame 0, Y_N[558] = -0.984589</text:p>
      <text:p text:style-name="Standard">Frame 0, Y_N[559] = 1.084442</text:p>
      <text:p text:style-name="Standard">Frame 0, Y_N[560] = -1.386798</text:p>
      <text:p text:style-name="Standard">Frame 0, Y_N[561] = -0.887493</text:p>
      <text:p text:style-name="Standard">Frame 0, Y_N[562] = -1.143891</text:p>
      <text:p text:style-name="Standard">Frame 0, Y_N[563] = 1.010840</text:p>
      <text:p text:style-name="Standard">Frame 0, Y_N[564] = 0.172808</text:p>
      <text:p text:style-name="Standard">Frame 0, Y_N[565] = -1.576764</text:p>
      <text:p text:style-name="Standard">Frame 0, Y_N[566] = 0.790127</text:p>
      <text:p text:style-name="Standard">Frame 0, Y_N[567] = -1.811143</text:p>
      <text:p text:style-name="Standard">Frame 0, Y_N[568] = 0.685683</text:p>
      <text:p text:style-name="Standard">Frame 0, Y_N[569] = 1.244295</text:p>
      <text:p text:style-name="Standard">Frame 0, Y_N[570] = -1.074222</text:p>
      <text:p text:style-name="Standard">Frame 0, Y_N[571] = -1.039650</text:p>
      <text:p text:style-name="Standard">Frame 0, Y_N[572] = -0.774075</text:p>
      <text:p text:style-name="Standard">Frame 0, Y_N[573] = -2.024416</text:p>
      <text:p text:style-name="Standard">Frame 0, Y_N[574] = 2.080065</text:p>
      <text:p text:style-name="Standard">Frame 0, Y_N[575] = 0.512303</text:p>
      <text:p text:style-name="Standard">Frame 0, Y_N[576] = -1.176887</text:p>
      <text:p text:style-name="Standard">Frame 0, Y_N[577] = -1.037645</text:p>
      <text:p text:style-name="Standard">Frame 0, Y_N[578] = 1.034956</text:p>
      <text:p text:style-name="Standard">Frame 0, Y_N[579] = -1.380911</text:p>
      <text:p text:style-name="Standard">Frame 0, Y_N[580] = 1.853718</text:p>
      <text:p text:style-name="Standard">Frame 0, Y_N[581] = -0.294445</text:p>
      <text:p text:style-name="Standard">Frame 0, Y_N[582] = 1.108469</text:p>
      <text:p text:style-name="Standard">Frame 0, Y_N[583] = -0.728722</text:p>
      <text:p text:style-name="Standard">Frame 0, Y_N[584] = -0.904528</text:p>
      <text:p text:style-name="Standard"><text:soft-page-break/>Frame 0, Y_N[585] = 1.093594</text:p>
      <text:p text:style-name="Standard">Frame 0, Y_N[586] = 1.172519</text:p>
      <text:p text:style-name="Standard">Frame 0, Y_N[587] = 1.467489</text:p>
      <text:p text:style-name="Standard">Frame 0, Y_N[588] = 0.152208</text:p>
      <text:p text:style-name="Standard">Frame 0, Y_N[589] = 1.657184</text:p>
      <text:p text:style-name="Standard">Frame 0, Y_N[590] = 0.736795</text:p>
      <text:p text:style-name="Standard">Frame 0, Y_N[591] = 1.434730</text:p>
      <text:p text:style-name="Standard">Frame 0, Y_N[592] = 2.482284</text:p>
      <text:p text:style-name="Standard">Frame 0, Y_N[593] = -1.121362</text:p>
      <text:p text:style-name="Standard">Frame 0, Y_N[594] = 0.622157</text:p>
      <text:p text:style-name="Standard">Frame 0, Y_N[595] = 0.994920</text:p>
      <text:p text:style-name="Standard">Frame 0, Y_N[596] = 1.545571</text:p>
      <text:p text:style-name="Standard">Frame 0, Y_N[597] = 1.264145</text:p>
      <text:p text:style-name="Standard">Frame 0, Y_N[598] = 1.199943</text:p>
      <text:p text:style-name="Standard">Frame 0, Y_N[599] = 0.379734</text:p>
      <text:p text:style-name="Standard">Frame 0, Y_N[600] = -0.493141</text:p>
      <text:p text:style-name="Standard">Frame 0, Y_N[601] = 1.255689</text:p>
      <text:p text:style-name="Standard">Frame 0, Y_N[602] = 2.005158</text:p>
      <text:p text:style-name="Standard">Frame 0, Y_N[603] = 1.702761</text:p>
      <text:p text:style-name="Standard">Frame 0, Y_N[604] = 0.003977</text:p>
      <text:p text:style-name="Standard">Frame 0, Y_N[605] = -0.289277</text:p>
      <text:p text:style-name="Standard">Frame 0, Y_N[606] = -0.801215</text:p>
      <text:p text:style-name="Standard">Frame 0, Y_N[607] = -0.834337</text:p>
      <text:p text:style-name="Standard">Frame 0, Y_N[608] = -0.740881</text:p>
      <text:p text:style-name="Standard">Frame 0, Y_N[609] = -1.030409</text:p>
      <text:p text:style-name="Standard">Frame 0, Y_N[610] = -0.258746</text:p>
      <text:p text:style-name="Standard">Frame 0, Y_N[611] = 1.291811</text:p>
      <text:p text:style-name="Standard">Frame 0, Y_N[612] = 1.284625</text:p>
      <text:p text:style-name="Standard">Frame 0, Y_N[613] = 1.074250</text:p>
      <text:p text:style-name="Standard">Frame 0, Y_N[614] = -0.378725</text:p>
      <text:p text:style-name="Standard">Frame 0, Y_N[615] = 1.219847</text:p>
      <text:p text:style-name="Standard">Frame 0, Y_N[616] = -1.855256</text:p>
      <text:p text:style-name="Standard">Frame 0, Y_N[617] = 0.849742</text:p>
      <text:p text:style-name="Standard">Frame 0, Y_N[618] = 1.533574</text:p>
      <text:p text:style-name="Standard">Frame 0, Y_N[619] = 1.029066</text:p>
      <text:p text:style-name="Standard">Frame 0, Y_N[620] = 1.273593</text:p>
      <text:p text:style-name="Standard">Frame 0, Y_N[621] = 0.030262</text:p>
      <text:p text:style-name="Standard">Frame 0, Y_N[622] = -1.608302</text:p>
      <text:p text:style-name="Standard">Frame 0, Y_N[623] = -1.348192</text:p>
      <text:p text:style-name="Standard">Frame 0, Y_N[624] = 1.249745</text:p>
      <text:p text:style-name="Standard">Frame 0, Y_N[625] = 0.391568</text:p>
      <text:p text:style-name="Standard">Frame 0, Y_N[626] = 0.990656</text:p>
      <text:p text:style-name="Standard">Frame 0, Y_N[627] = 0.371961</text:p>
      <text:p text:style-name="Standard">Frame 0, Y_N[628] = -0.359731</text:p>
      <text:p text:style-name="Standard">Frame 0, Y_N[629] = -0.807934</text:p>
      <text:p text:style-name="Standard">Frame 0, Y_N[630] = 1.829827</text:p>
      <text:p text:style-name="Standard">Frame 0, Y_N[631] = 1.475179</text:p>
      <text:p text:style-name="Standard">Frame 0, Y_N[632] = -1.632437</text:p>
      <text:p text:style-name="Standard">Frame 0, Y_N[633] = 1.303811</text:p>
      <text:p text:style-name="Standard">Frame 0, Y_N[634] = -1.410137</text:p>
      <text:p text:style-name="Standard">Frame 0, Y_N[635] = -1.129707</text:p>
      <text:p text:style-name="Standard">Frame 0, Y_N[636] = 0.677590</text:p>
      <text:p text:style-name="Standard"><text:soft-page-break/>Frame 0, Y_N[637] = -0.221016</text:p>
      <text:p text:style-name="Standard">Frame 0, Y_N[638] = -1.620315</text:p>
      <text:p text:style-name="Standard">Frame 0, Y_N[639] = -0.360319</text:p>
      <text:p text:style-name="Standard">Frame 0, Y_N[640] = -0.963965</text:p>
      <text:p text:style-name="Standard">Frame 0, Y_N[641] = 0.661466</text:p>
      <text:p text:style-name="Standard">Frame 0, Y_N[642] = -1.113927</text:p>
      <text:p text:style-name="Standard">Frame 0, Y_N[643] = -1.019597</text:p>
      <text:p text:style-name="Standard">Frame 0, Y_N[644] = 1.897682</text:p>
      <text:p text:style-name="Standard">Frame 0, Y_N[645] = -1.206946</text:p>
      <text:p text:style-name="Standard">Frame 0, Y_N[646] = -0.445407</text:p>
      <text:p text:style-name="Standard">Frame 0, Y_N[647] = 0.782221</text:p>
      <text:p text:style-name="Standard">Decoder input Y_N[0] = 12.3055</text:p>
      <text:p text:style-name="Standard">Decoder input Y_N[1] = 7.33316</text:p>
      <text:p text:style-name="Standard">Decoder input Y_N[2] = 12.6212</text:p>
      <text:p text:style-name="Standard">Decoder input Y_N[3] = 5.32587</text:p>
      <text:p text:style-name="Standard">Decoder input Y_N[4] = 9.55359</text:p>
      <text:p text:style-name="Standard">Decoder input Y_N[5] = 7.3608</text:p>
      <text:p text:style-name="Standard">Decoder input Y_N[6] = 5.93143</text:p>
      <text:p text:style-name="Standard">Decoder input Y_N[7] = 12.5179</text:p>
      <text:p text:style-name="Standard">Decoder input Y_N[8] = 7.00183</text:p>
      <text:p text:style-name="Standard">Decoder input Y_N[9] = 7.51543</text:p>
      <text:p text:style-name="Standard">Decoder input Y_N[10] = 6.75437</text:p>
      <text:p text:style-name="Standard">Decoder input Y_N[11] = 14.1359</text:p>
      <text:p text:style-name="Standard">Decoder input Y_N[12] = 11.2026</text:p>
      <text:p text:style-name="Standard">Decoder input Y_N[13] = 6.23623</text:p>
      <text:p text:style-name="Standard">Decoder input Y_N[14] = 10.5035</text:p>
      <text:p text:style-name="Standard">Decoder input Y_N[15] = 9.38128</text:p>
      <text:p text:style-name="Standard">Decoder input Y_N[16] = 15.3832</text:p>
      <text:p text:style-name="Standard">Decoder input Y_N[17] = 9.46882</text:p>
      <text:p text:style-name="Standard">Decoder input Y_N[18] = 13.082</text:p>
      <text:p text:style-name="Standard">Decoder input Y_N[19] = 10.3828</text:p>
      <text:p text:style-name="Standard">Decoder input Y_N[20] = 8.78707</text:p>
      <text:p text:style-name="Standard">Decoder input Y_N[21] = 6.49879</text:p>
      <text:p text:style-name="Standard">Decoder input Y_N[22] = 8.66926</text:p>
      <text:p text:style-name="Standard">Decoder input Y_N[23] = 15.0339</text:p>
      <text:p text:style-name="Standard">Decoder input Y_N[24] = 10.0052</text:p>
      <text:p text:style-name="Standard">Decoder input Y_N[25] = 13.2564</text:p>
      <text:p text:style-name="Standard">Decoder input Y_N[26] = 9.35838</text:p>
      <text:p text:style-name="Standard">Decoder input Y_N[27] = 8.97151</text:p>
      <text:p text:style-name="Standard">Decoder input Y_N[28] = 17.8077</text:p>
      <text:p text:style-name="Standard">Decoder input Y_N[29] = 2.51412</text:p>
      <text:p text:style-name="Standard">Decoder input Y_N[30] = 12.007</text:p>
      <text:p text:style-name="Standard">Decoder input Y_N[31] = 7.17621</text:p>
      <text:p text:style-name="Standard">Decoder input Y_N[32] = 15.4431</text:p>
      <text:p text:style-name="Standard">Decoder input Y_N[33] = 8.88611</text:p>
      <text:p text:style-name="Standard">Decoder input Y_N[34] = 15.813</text:p>
      <text:p text:style-name="Standard">Decoder input Y_N[35] = 16.1861</text:p>
      <text:p text:style-name="Standard">Decoder input Y_N[36] = 14.4953</text:p>
      <text:p text:style-name="Standard">Decoder input Y_N[37] = 14.4924</text:p>
      <text:p text:style-name="Standard">Decoder input Y_N[38] = 10.3919</text:p>
      <text:p text:style-name="Standard">Decoder input Y_N[39] = 12.4987</text:p>
      <text:p text:style-name="Standard">Decoder input Y_N[40] = 7.7389</text:p>
      <text:p text:style-name="Standard"><text:soft-page-break/>Decoder input Y_N[41] = 10.4449</text:p>
      <text:p text:style-name="Standard">Decoder input Y_N[42] = 8.60714</text:p>
      <text:p text:style-name="Standard">Decoder input Y_N[43] = 21.7338</text:p>
      <text:p text:style-name="Standard">Decoder input Y_N[44] = 12.9699</text:p>
      <text:p text:style-name="Standard">Decoder input Y_N[45] = 8.9145</text:p>
      <text:p text:style-name="Standard">Decoder input Y_N[46] = 11.4787</text:p>
      <text:p text:style-name="Standard">Decoder input Y_N[47] = 20.4699</text:p>
      <text:p text:style-name="Standard">Decoder input Y_N[48] = 11.2253</text:p>
      <text:p text:style-name="Standard">Decoder input Y_N[49] = 8.50309</text:p>
      <text:p text:style-name="Standard">Decoder input Y_N[50] = 12.2842</text:p>
      <text:p text:style-name="Standard">Decoder input Y_N[51] = 13.7223</text:p>
      <text:p text:style-name="Standard">Decoder input Y_N[52] = 12.9145</text:p>
      <text:p text:style-name="Standard">Decoder input Y_N[53] = 11.2866</text:p>
      <text:p text:style-name="Standard">Decoder input Y_N[54] = 21.4207</text:p>
      <text:p text:style-name="Standard">Decoder input Y_N[55] = 9.75344</text:p>
      <text:p text:style-name="Standard">Decoder input Y_N[56] = 3.40798</text:p>
      <text:p text:style-name="Standard">Decoder input Y_N[57] = 8.507</text:p>
      <text:p text:style-name="Standard">Decoder input Y_N[58] = 9.7643</text:p>
      <text:p text:style-name="Standard">Decoder input Y_N[59] = 8.88395</text:p>
      <text:p text:style-name="Standard">Decoder input Y_N[60] = 8.40898</text:p>
      <text:p text:style-name="Standard">Decoder input Y_N[61] = -3.02158</text:p>
      <text:p text:style-name="Standard">Decoder input Y_N[62] = 2.11201</text:p>
      <text:p text:style-name="Standard">Decoder input Y_N[63] = 10.5657</text:p>
      <text:p text:style-name="Standard">Decoder input Y_N[64] = 6.09921</text:p>
      <text:p text:style-name="Standard">Decoder input Y_N[65] = 11.2011</text:p>
      <text:p text:style-name="Standard">Decoder input Y_N[66] = 18.385</text:p>
      <text:p text:style-name="Standard">Decoder input Y_N[67] = 10.0049</text:p>
      <text:p text:style-name="Standard">Decoder input Y_N[68] = 8.23232</text:p>
      <text:p text:style-name="Standard">Decoder input Y_N[69] = 3.29809</text:p>
      <text:p text:style-name="Standard">Decoder input Y_N[70] = 2.33133</text:p>
      <text:p text:style-name="Standard">Decoder input Y_N[71] = 3.05909</text:p>
      <text:p text:style-name="Standard">Decoder input Y_N[72] = 14.5132</text:p>
      <text:p text:style-name="Standard">Decoder input Y_N[73] = 7.94729</text:p>
      <text:p text:style-name="Standard">Decoder input Y_N[74] = 11.2506</text:p>
      <text:p text:style-name="Standard">Decoder input Y_N[75] = 15.0738</text:p>
      <text:p text:style-name="Standard">Decoder input Y_N[76] = 6.07725</text:p>
      <text:p text:style-name="Standard">Decoder input Y_N[77] = 16.5906</text:p>
      <text:p text:style-name="Standard">Decoder input Y_N[78] = 10.3139</text:p>
      <text:p text:style-name="Standard">Decoder input Y_N[79] = 3.72981</text:p>
      <text:p text:style-name="Standard">Decoder input Y_N[80] = 14.9744</text:p>
      <text:p text:style-name="Standard">Decoder input Y_N[81] = 20.8098</text:p>
      <text:p text:style-name="Standard">Decoder input Y_N[82] = 2.4252</text:p>
      <text:p text:style-name="Standard">Decoder input Y_N[83] = 12.9648</text:p>
      <text:p text:style-name="Standard">Decoder input Y_N[84] = -1.75219</text:p>
      <text:p text:style-name="Standard">Decoder input Y_N[85] = 10.1346</text:p>
      <text:p text:style-name="Standard">Decoder input Y_N[86] = 9.2712</text:p>
      <text:p text:style-name="Standard">Decoder input Y_N[87] = 14.9429</text:p>
      <text:p text:style-name="Standard">Decoder input Y_N[88] = 8.81136</text:p>
      <text:p text:style-name="Standard">Decoder input Y_N[89] = 8.12432</text:p>
      <text:p text:style-name="Standard">Decoder input Y_N[90] = 6.8677</text:p>
      <text:p text:style-name="Standard">Decoder input Y_N[91] = 17.8638</text:p>
      <text:p text:style-name="Standard">Decoder input Y_N[92] = 10.6308</text:p>
      <text:p text:style-name="Standard"><text:soft-page-break/>Decoder input Y_N[93] = 15.931</text:p>
      <text:p text:style-name="Standard">Decoder input Y_N[94] = 10.2097</text:p>
      <text:p text:style-name="Standard">Decoder input Y_N[95] = 9.82148</text:p>
      <text:p text:style-name="Standard">Decoder input Y_N[96] = 5.36775</text:p>
      <text:p text:style-name="Standard">Decoder input Y_N[97] = 10.6119</text:p>
      <text:p text:style-name="Standard">Decoder input Y_N[98] = 8.69899</text:p>
      <text:p text:style-name="Standard">Decoder input Y_N[99] = 5.3251</text:p>
      <text:p text:style-name="Standard">Decoder input Y_N[100] = 10.1142</text:p>
      <text:p text:style-name="Standard">Decoder input Y_N[101] = 12.4341</text:p>
      <text:p text:style-name="Standard">Decoder input Y_N[102] = 14.5677</text:p>
      <text:p text:style-name="Standard">Decoder input Y_N[103] = 14.0211</text:p>
      <text:p text:style-name="Standard">Decoder input Y_N[104] = 12.4695</text:p>
      <text:p text:style-name="Standard">Decoder input Y_N[105] = 10.7005</text:p>
      <text:p text:style-name="Standard">Decoder input Y_N[106] = 10.6107</text:p>
      <text:p text:style-name="Standard">Decoder input Y_N[107] = 12.5136</text:p>
      <text:p text:style-name="Standard">Decoder input Y_N[108] = 10.4781</text:p>
      <text:p text:style-name="Standard">Decoder input Y_N[109] = 15.8431</text:p>
      <text:p text:style-name="Standard">Decoder input Y_N[110] = 15.0977</text:p>
      <text:p text:style-name="Standard">Decoder input Y_N[111] = 9.38911</text:p>
      <text:p text:style-name="Standard">Decoder input Y_N[112] = 25.1499</text:p>
      <text:p text:style-name="Standard">Decoder input Y_N[113] = 13.4772</text:p>
      <text:p text:style-name="Standard">Decoder input Y_N[114] = 16.1703</text:p>
      <text:p text:style-name="Standard">Decoder input Y_N[115] = 2.59005</text:p>
      <text:p text:style-name="Standard">Decoder input Y_N[116] = 9.38676</text:p>
      <text:p text:style-name="Standard">Decoder input Y_N[117] = 5.28962</text:p>
      <text:p text:style-name="Standard">Decoder input Y_N[118] = 3.79633</text:p>
      <text:p text:style-name="Standard">Decoder input Y_N[119] = 9.58231</text:p>
      <text:p text:style-name="Standard">Decoder input Y_N[120] = 8.23608</text:p>
      <text:p text:style-name="Standard">Decoder input Y_N[121] = 10.1368</text:p>
      <text:p text:style-name="Standard">Decoder input Y_N[122] = 4.35526</text:p>
      <text:p text:style-name="Standard">Decoder input Y_N[123] = 5.18145</text:p>
      <text:p text:style-name="Standard">Decoder input Y_N[124] = 4.78769</text:p>
      <text:p text:style-name="Standard">Decoder input Y_N[125] = 6.451</text:p>
      <text:p text:style-name="Standard">Decoder input Y_N[126] = 12.9467</text:p>
      <text:p text:style-name="Standard">Decoder input Y_N[127] = 8.27423</text:p>
      <text:p text:style-name="Standard">Decoder input Y_N[128] = 15.4394</text:p>
      <text:p text:style-name="Standard">Decoder input Y_N[129] = 9.12453</text:p>
      <text:p text:style-name="Standard">Decoder input Y_N[130] = 12.131</text:p>
      <text:p text:style-name="Standard">Decoder input Y_N[131] = 7.13492</text:p>
      <text:p text:style-name="Standard">Decoder input Y_N[132] = 9.2232</text:p>
      <text:p text:style-name="Standard">Decoder input Y_N[133] = 16.058</text:p>
      <text:p text:style-name="Standard">Decoder input Y_N[134] = 9.38945</text:p>
      <text:p text:style-name="Standard">Decoder input Y_N[135] = 0.93872</text:p>
      <text:p text:style-name="Standard">Decoder input Y_N[136] = 15.2727</text:p>
      <text:p text:style-name="Standard">Decoder input Y_N[137] = 9.22278</text:p>
      <text:p text:style-name="Standard">Decoder input Y_N[138] = 4.79398</text:p>
      <text:p text:style-name="Standard">Decoder input Y_N[139] = 13.4972</text:p>
      <text:p text:style-name="Standard">Decoder input Y_N[140] = 8.61921</text:p>
      <text:p text:style-name="Standard">Decoder input Y_N[141] = 18.9977</text:p>
      <text:p text:style-name="Standard">Decoder input Y_N[142] = 12.1318</text:p>
      <text:p text:style-name="Standard">Decoder input Y_N[143] = 8.26409</text:p>
      <text:p text:style-name="Standard">Decoder input Y_N[144] = 6.53746</text:p>
      <text:p text:style-name="Standard"><text:soft-page-break/>Decoder input Y_N[145] = 7.34088</text:p>
      <text:p text:style-name="Standard">Decoder input Y_N[146] = 6.39357</text:p>
      <text:p text:style-name="Standard">Decoder input Y_N[147] = 7.23174</text:p>
      <text:p text:style-name="Standard">Decoder input Y_N[148] = 6.38991</text:p>
      <text:p text:style-name="Standard">Decoder input Y_N[149] = 11.6101</text:p>
      <text:p text:style-name="Standard">Decoder input Y_N[150] = 12.6436</text:p>
      <text:p text:style-name="Standard">Decoder input Y_N[151] = 8.88782</text:p>
      <text:p text:style-name="Standard">Decoder input Y_N[152] = 9.55731</text:p>
      <text:p text:style-name="Standard">Decoder input Y_N[153] = 11.0627</text:p>
      <text:p text:style-name="Standard">Decoder input Y_N[154] = 7.68405</text:p>
      <text:p text:style-name="Standard">Decoder input Y_N[155] = 11.0436</text:p>
      <text:p text:style-name="Standard">Decoder input Y_N[156] = 4.62499</text:p>
      <text:p text:style-name="Standard">Decoder input Y_N[157] = 20.1468</text:p>
      <text:p text:style-name="Standard">Decoder input Y_N[158] = 6.19631</text:p>
      <text:p text:style-name="Standard">Decoder input Y_N[159] = 13.1269</text:p>
      <text:p text:style-name="Standard">Decoder input Y_N[160] = 5.66428</text:p>
      <text:p text:style-name="Standard">Decoder input Y_N[161] = 12.742</text:p>
      <text:p text:style-name="Standard">Decoder input Y_N[162] = 11.669</text:p>
      <text:p text:style-name="Standard">Decoder input Y_N[163] = 10.0433</text:p>
      <text:p text:style-name="Standard">Decoder input Y_N[164] = 22.6838</text:p>
      <text:p text:style-name="Standard">Decoder input Y_N[165] = 2.26969</text:p>
      <text:p text:style-name="Standard">Decoder input Y_N[166] = 10.4083</text:p>
      <text:p text:style-name="Standard">Decoder input Y_N[167] = 16.2789</text:p>
      <text:p text:style-name="Standard">Decoder input Y_N[168] = 5.76873</text:p>
      <text:p text:style-name="Standard">Decoder input Y_N[169] = 9.4522</text:p>
      <text:p text:style-name="Standard">Decoder input Y_N[170] = 15.3625</text:p>
      <text:p text:style-name="Standard">Decoder input Y_N[171] = 11.653</text:p>
      <text:p text:style-name="Standard">Decoder input Y_N[172] = 9.86256</text:p>
      <text:p text:style-name="Standard">Decoder input Y_N[173] = 17.4543</text:p>
      <text:p text:style-name="Standard">Decoder input Y_N[174] = 9.54632</text:p>
      <text:p text:style-name="Standard">Decoder input Y_N[175] = 15.2361</text:p>
      <text:p text:style-name="Standard">Decoder input Y_N[176] = 4.0737</text:p>
      <text:p text:style-name="Standard">Decoder input Y_N[177] = 21.5429</text:p>
      <text:p text:style-name="Standard">Decoder input Y_N[178] = 15.0359</text:p>
      <text:p text:style-name="Standard">Decoder input Y_N[179] = 7.59022</text:p>
      <text:p text:style-name="Standard">Decoder input Y_N[180] = 15.362</text:p>
      <text:p text:style-name="Standard">Decoder input Y_N[181] = 3.59837</text:p>
      <text:p text:style-name="Standard">Decoder input Y_N[182] = 16.6151</text:p>
      <text:p text:style-name="Standard">Decoder input Y_N[183] = 5.94425</text:p>
      <text:p text:style-name="Standard">Decoder input Y_N[184] = 7.41731</text:p>
      <text:p text:style-name="Standard">Decoder input Y_N[185] = 15.1278</text:p>
      <text:p text:style-name="Standard">Decoder input Y_N[186] = 1.02904</text:p>
      <text:p text:style-name="Standard">Decoder input Y_N[187] = 8.36566</text:p>
      <text:p text:style-name="Standard">Decoder input Y_N[188] = 18.8712</text:p>
      <text:p text:style-name="Standard">Decoder input Y_N[189] = 4.2904</text:p>
      <text:p text:style-name="Standard">Decoder input Y_N[190] = 11.2751</text:p>
      <text:p text:style-name="Standard">Decoder input Y_N[191] = 12.8125</text:p>
      <text:p text:style-name="Standard">Decoder input Y_N[192] = 9.81726</text:p>
      <text:p text:style-name="Standard">Decoder input Y_N[193] = 18.4153</text:p>
      <text:p text:style-name="Standard">Decoder input Y_N[194] = 6.11648</text:p>
      <text:p text:style-name="Standard">Decoder input Y_N[195] = 8.35316</text:p>
      <text:p text:style-name="Standard">Decoder input Y_N[196] = 1.52308</text:p>
      <text:p text:style-name="Standard"><text:soft-page-break/>Decoder input Y_N[197] = 8.77616</text:p>
      <text:p text:style-name="Standard">Decoder input Y_N[198] = 2.91136</text:p>
      <text:p text:style-name="Standard">Decoder input Y_N[199] = 2.99169</text:p>
      <text:p text:style-name="Standard">Decoder input Y_N[200] = 14.0396</text:p>
      <text:p text:style-name="Standard">Decoder input Y_N[201] = 13.9155</text:p>
      <text:p text:style-name="Standard">Decoder input Y_N[202] = 7.85996</text:p>
      <text:p text:style-name="Standard">Decoder input Y_N[203] = 15.0861</text:p>
      <text:p text:style-name="Standard">Decoder input Y_N[204] = 8.06962</text:p>
      <text:p text:style-name="Standard">Decoder input Y_N[205] = 15.8468</text:p>
      <text:p text:style-name="Standard">Decoder input Y_N[206] = 10.7837</text:p>
      <text:p text:style-name="Standard">Decoder input Y_N[207] = 7.2913</text:p>
      <text:p text:style-name="Standard">Decoder input Y_N[208] = 15.9209</text:p>
      <text:p text:style-name="Standard">Decoder input Y_N[209] = 11.289</text:p>
      <text:p text:style-name="Standard">Decoder input Y_N[210] = 9.25659</text:p>
      <text:p text:style-name="Standard">Decoder input Y_N[211] = 16.0606</text:p>
      <text:p text:style-name="Standard">Decoder input Y_N[212] = 13.0559</text:p>
      <text:p text:style-name="Standard">Decoder input Y_N[213] = 8.3857</text:p>
      <text:p text:style-name="Standard">Decoder input Y_N[214] = 15.6414</text:p>
      <text:p text:style-name="Standard">Decoder input Y_N[215] = 11.6836</text:p>
      <text:p text:style-name="Standard">Decoder input Y_N[216] = 1.61373</text:p>
      <text:p text:style-name="Standard">Decoder input Y_N[217] = 10.3914</text:p>
      <text:p text:style-name="Standard">Decoder input Y_N[218] = 15.9396</text:p>
      <text:p text:style-name="Standard">Decoder input Y_N[219] = 15.5242</text:p>
      <text:p text:style-name="Standard">Decoder input Y_N[220] = 9.9542</text:p>
      <text:p text:style-name="Standard">Decoder input Y_N[221] = 11.9375</text:p>
      <text:p text:style-name="Standard">Decoder input Y_N[222] = 13.4039</text:p>
      <text:p text:style-name="Standard">Decoder input Y_N[223] = 9.42605</text:p>
      <text:p text:style-name="Standard">Decoder input Y_N[224] = 12.8177</text:p>
      <text:p text:style-name="Standard">Decoder input Y_N[225] = 8.10069</text:p>
      <text:p text:style-name="Standard">Decoder input Y_N[226] = 14.2486</text:p>
      <text:p text:style-name="Standard">Decoder input Y_N[227] = 4.70321</text:p>
      <text:p text:style-name="Standard">Decoder input Y_N[228] = 8.67107</text:p>
      <text:p text:style-name="Standard">Decoder input Y_N[229] = 9.91397</text:p>
      <text:p text:style-name="Standard">Decoder input Y_N[230] = 2.66126</text:p>
      <text:p text:style-name="Standard">Decoder input Y_N[231] = 10.4793</text:p>
      <text:p text:style-name="Standard">Decoder input Y_N[232] = 7.73043</text:p>
      <text:p text:style-name="Standard">Decoder input Y_N[233] = 6.76148</text:p>
      <text:p text:style-name="Standard">Decoder input Y_N[234] = 4.1931</text:p>
      <text:p text:style-name="Standard">Decoder input Y_N[235] = 7.75943</text:p>
      <text:p text:style-name="Standard">Decoder input Y_N[236] = 9.05763</text:p>
      <text:p text:style-name="Standard">Decoder input Y_N[237] = 9.45757</text:p>
      <text:p text:style-name="Standard">Decoder input Y_N[238] = 5.42006</text:p>
      <text:p text:style-name="Standard">Decoder input Y_N[239] = 8.44352</text:p>
      <text:p text:style-name="Standard">Decoder input Y_N[240] = 14.6764</text:p>
      <text:p text:style-name="Standard">Decoder input Y_N[241] = 9.92318</text:p>
      <text:p text:style-name="Standard">Decoder input Y_N[242] = 13.3029</text:p>
      <text:p text:style-name="Standard">Decoder input Y_N[243] = 8.10273</text:p>
      <text:p text:style-name="Standard">Decoder input Y_N[244] = 5.35402</text:p>
      <text:p text:style-name="Standard">Decoder input Y_N[245] = 5.96749</text:p>
      <text:p text:style-name="Standard">Decoder input Y_N[246] = 4.43724</text:p>
      <text:p text:style-name="Standard">Decoder input Y_N[247] = 8.47027</text:p>
      <text:p text:style-name="Standard">Decoder input Y_N[248] = 7.13212</text:p>
      <text:p text:style-name="Standard"><text:soft-page-break/>Decoder input Y_N[249] = 24.792</text:p>
      <text:p text:style-name="Standard">Decoder input Y_N[250] = 12.7692</text:p>
      <text:p text:style-name="Standard">Decoder input Y_N[251] = 10.847</text:p>
      <text:p text:style-name="Standard">Decoder input Y_N[252] = 2.32606</text:p>
      <text:p text:style-name="Standard">Decoder input Y_N[253] = 8.06575</text:p>
      <text:p text:style-name="Standard">Decoder input Y_N[254] = 11.4043</text:p>
      <text:p text:style-name="Standard">Decoder input Y_N[255] = 9.77757</text:p>
      <text:p text:style-name="Standard">Decoder input Y_N[256] = 13.199</text:p>
      <text:p text:style-name="Standard">Decoder input Y_N[257] = 19.741</text:p>
      <text:p text:style-name="Standard">Decoder input Y_N[258] = 8.72994</text:p>
      <text:p text:style-name="Standard">Decoder input Y_N[259] = 14.2514</text:p>
      <text:p text:style-name="Standard">Decoder input Y_N[260] = 11.9115</text:p>
      <text:p text:style-name="Standard">Decoder input Y_N[261] = 6.06637</text:p>
      <text:p text:style-name="Standard">Decoder input Y_N[262] = 8.53477</text:p>
      <text:p text:style-name="Standard">Decoder input Y_N[263] = 10.6207</text:p>
      <text:p text:style-name="Standard">Decoder input Y_N[264] = 16.2345</text:p>
      <text:p text:style-name="Standard">Decoder input Y_N[265] = 13.6348</text:p>
      <text:p text:style-name="Standard">Decoder input Y_N[266] = 6.22512</text:p>
      <text:p text:style-name="Standard">Decoder input Y_N[267] = 18.2792</text:p>
      <text:p text:style-name="Standard">Decoder input Y_N[268] = 8.44677</text:p>
      <text:p text:style-name="Standard">Decoder input Y_N[269] = 13.8235</text:p>
      <text:p text:style-name="Standard">Decoder input Y_N[270] = 11.5183</text:p>
      <text:p text:style-name="Standard">Decoder input Y_N[271] = 12.9745</text:p>
      <text:p text:style-name="Standard">Decoder input Y_N[272] = 5.29064</text:p>
      <text:p text:style-name="Standard">Decoder input Y_N[273] = 9.66629</text:p>
      <text:p text:style-name="Standard">Decoder input Y_N[274] = 14.7624</text:p>
      <text:p text:style-name="Standard">Decoder input Y_N[275] = 15.8725</text:p>
      <text:p text:style-name="Standard">Decoder input Y_N[276] = 8.44156</text:p>
      <text:p text:style-name="Standard">Decoder input Y_N[277] = 11.1222</text:p>
      <text:p text:style-name="Standard">Decoder input Y_N[278] = 16.3477</text:p>
      <text:p text:style-name="Standard">Decoder input Y_N[279] = 5.93156</text:p>
      <text:p text:style-name="Standard">Decoder input Y_N[280] = 7.04191</text:p>
      <text:p text:style-name="Standard">Decoder input Y_N[281] = 10.7619</text:p>
      <text:p text:style-name="Standard">Decoder input Y_N[282] = 9.94362</text:p>
      <text:p text:style-name="Standard">Decoder input Y_N[283] = 9.49659</text:p>
      <text:p text:style-name="Standard">Decoder input Y_N[284] = 7.16623</text:p>
      <text:p text:style-name="Standard">Decoder input Y_N[285] = 15.084</text:p>
      <text:p text:style-name="Standard">Decoder input Y_N[286] = 12.5578</text:p>
      <text:p text:style-name="Standard">Decoder input Y_N[287] = 10.2564</text:p>
      <text:p text:style-name="Standard">Decoder input Y_N[288] = 8.75611</text:p>
      <text:p text:style-name="Standard">Decoder input Y_N[289] = 16.0444</text:p>
      <text:p text:style-name="Standard">Decoder input Y_N[290] = 13.6745</text:p>
      <text:p text:style-name="Standard">Decoder input Y_N[291] = 10.4221</text:p>
      <text:p text:style-name="Standard">Decoder input Y_N[292] = 14.5162</text:p>
      <text:p text:style-name="Standard">Decoder input Y_N[293] = 12.7974</text:p>
      <text:p text:style-name="Standard">Decoder input Y_N[294] = 8.20438</text:p>
      <text:p text:style-name="Standard">Decoder input Y_N[295] = 14.5301</text:p>
      <text:p text:style-name="Standard">Decoder input Y_N[296] = -0.482259</text:p>
      <text:p text:style-name="Standard">Decoder input Y_N[297] = 5.96972</text:p>
      <text:p text:style-name="Standard">Decoder input Y_N[298] = 19.8924</text:p>
      <text:p text:style-name="Standard">Decoder input Y_N[299] = 4.35739</text:p>
      <text:p text:style-name="Standard">Decoder input Y_N[300] = 15.5124</text:p>
      <text:p text:style-name="Standard"><text:soft-page-break/>Decoder input Y_N[301] = 12.8121</text:p>
      <text:p text:style-name="Standard">Decoder input Y_N[302] = 7.1804</text:p>
      <text:p text:style-name="Standard">Decoder input Y_N[303] = 8.2599</text:p>
      <text:p text:style-name="Standard">Decoder input Y_N[304] = 11.1256</text:p>
      <text:p text:style-name="Standard">Decoder input Y_N[305] = 10.8306</text:p>
      <text:p text:style-name="Standard">Decoder input Y_N[306] = 25.7676</text:p>
      <text:p text:style-name="Standard">Decoder input Y_N[307] = 9.84842</text:p>
      <text:p text:style-name="Standard">Decoder input Y_N[308] = 12.7744</text:p>
      <text:p text:style-name="Standard">Decoder input Y_N[309] = 10.7218</text:p>
      <text:p text:style-name="Standard">Decoder input Y_N[310] = 12.8404</text:p>
      <text:p text:style-name="Standard">Decoder input Y_N[311] = 7.75527</text:p>
      <text:p text:style-name="Standard">Decoder input Y_N[312] = 9.98579</text:p>
      <text:p text:style-name="Standard">Decoder input Y_N[313] = 9.32808</text:p>
      <text:p text:style-name="Standard">Decoder input Y_N[314] = 7.46219</text:p>
      <text:p text:style-name="Standard">Decoder input Y_N[315] = 14.2804</text:p>
      <text:p text:style-name="Standard">Decoder input Y_N[316] = 0.528719</text:p>
      <text:p text:style-name="Standard">Decoder input Y_N[317] = 9.81199</text:p>
      <text:p text:style-name="Standard">Decoder input Y_N[318] = 16.4731</text:p>
      <text:p text:style-name="Standard">Decoder input Y_N[319] = 6.7562</text:p>
      <text:p text:style-name="Standard">Decoder input Y_N[320] = 13.8752</text:p>
      <text:p text:style-name="Standard">Decoder input Y_N[321] = 13.0932</text:p>
      <text:p text:style-name="Standard">Decoder input Y_N[322] = 12.2874</text:p>
      <text:p text:style-name="Standard">Decoder input Y_N[323] = 14.2827</text:p>
      <text:p text:style-name="Standard">Decoder input Y_N[324] = 4.43881</text:p>
      <text:p text:style-name="Standard">Decoder input Y_N[325] = 4.77378</text:p>
      <text:p text:style-name="Standard">Decoder input Y_N[326] = 15.2928</text:p>
      <text:p text:style-name="Standard">Decoder input Y_N[327] = 7.17526</text:p>
      <text:p text:style-name="Standard">Decoder input Y_N[328] = 10.1342</text:p>
      <text:p text:style-name="Standard">Decoder input Y_N[329] = 9.42634</text:p>
      <text:p text:style-name="Standard">Decoder input Y_N[330] = 10.1324</text:p>
      <text:p text:style-name="Standard">Decoder input Y_N[331] = 6.64063</text:p>
      <text:p text:style-name="Standard">Decoder input Y_N[332] = 4.57109</text:p>
      <text:p text:style-name="Standard">Decoder input Y_N[333] = 7.10523</text:p>
      <text:p text:style-name="Standard">Decoder input Y_N[334] = 16.0351</text:p>
      <text:p text:style-name="Standard">Decoder input Y_N[335] = 7.23534</text:p>
      <text:p text:style-name="Standard">Decoder input Y_N[336] = 4.80478</text:p>
      <text:p text:style-name="Standard">Decoder input Y_N[337] = 6.07516</text:p>
      <text:p text:style-name="Standard">Decoder input Y_N[338] = 10.5505</text:p>
      <text:p text:style-name="Standard">Decoder input Y_N[339] = 18.5555</text:p>
      <text:p text:style-name="Standard">Decoder input Y_N[340] = 10.3277</text:p>
      <text:p text:style-name="Standard">Decoder input Y_N[341] = 2.69227</text:p>
      <text:p text:style-name="Standard">Decoder input Y_N[342] = 8.36991</text:p>
      <text:p text:style-name="Standard">Decoder input Y_N[343] = 8.48521</text:p>
      <text:p text:style-name="Standard">Decoder input Y_N[344] = 9.78954</text:p>
      <text:p text:style-name="Standard">Decoder input Y_N[345] = 10.9348</text:p>
      <text:p text:style-name="Standard">Decoder input Y_N[346] = 10.4146</text:p>
      <text:p text:style-name="Standard">Decoder input Y_N[347] = 13.6737</text:p>
      <text:p text:style-name="Standard">Decoder input Y_N[348] = 7.10893</text:p>
      <text:p text:style-name="Standard">Decoder input Y_N[349] = 10.5164</text:p>
      <text:p text:style-name="Standard">Decoder input Y_N[350] = 12.6478</text:p>
      <text:p text:style-name="Standard">Decoder input Y_N[351] = 6.48248</text:p>
      <text:p text:style-name="Standard">Decoder input Y_N[352] = 7.69104</text:p>
      <text:p text:style-name="Standard"><text:soft-page-break/>Decoder input Y_N[353] = 11.2857</text:p>
      <text:p text:style-name="Standard">Decoder input Y_N[354] = -1.54017</text:p>
      <text:p text:style-name="Standard">Decoder input Y_N[355] = 12.7759</text:p>
      <text:p text:style-name="Standard">Decoder input Y_N[356] = -0.349385</text:p>
      <text:p text:style-name="Standard">Decoder input Y_N[357] = 8.58641</text:p>
      <text:p text:style-name="Standard">Decoder input Y_N[358] = 18.0245</text:p>
      <text:p text:style-name="Standard">Decoder input Y_N[359] = 16.2312</text:p>
      <text:p text:style-name="Standard">Decoder input Y_N[360] = 9.18365</text:p>
      <text:p text:style-name="Standard">Decoder input Y_N[361] = 2.54194</text:p>
      <text:p text:style-name="Standard">Decoder input Y_N[362] = 12.0988</text:p>
      <text:p text:style-name="Standard">Decoder input Y_N[363] = 5.41816</text:p>
      <text:p text:style-name="Standard">Decoder input Y_N[364] = 10.4126</text:p>
      <text:p text:style-name="Standard">Decoder input Y_N[365] = 11.8747</text:p>
      <text:p text:style-name="Standard">Decoder input Y_N[366] = 14.7732</text:p>
      <text:p text:style-name="Standard">Decoder input Y_N[367] = 9.56897</text:p>
      <text:p text:style-name="Standard">Decoder input Y_N[368] = 10.6624</text:p>
      <text:p text:style-name="Standard">Decoder input Y_N[369] = 13.7797</text:p>
      <text:p text:style-name="Standard">Decoder input Y_N[370] = 16.2088</text:p>
      <text:p text:style-name="Standard">Decoder input Y_N[371] = 9.0314</text:p>
      <text:p text:style-name="Standard">Decoder input Y_N[372] = 11.2473</text:p>
      <text:p text:style-name="Standard">Decoder input Y_N[373] = 20.2229</text:p>
      <text:p text:style-name="Standard">Decoder input Y_N[374] = 0.907729</text:p>
      <text:p text:style-name="Standard">Decoder input Y_N[375] = 12.491</text:p>
      <text:p text:style-name="Standard">Decoder input Y_N[376] = 3.27191</text:p>
      <text:p text:style-name="Standard">Decoder input Y_N[377] = 10.7938</text:p>
      <text:p text:style-name="Standard">Decoder input Y_N[378] = 12.9408</text:p>
      <text:p text:style-name="Standard">Decoder input Y_N[379] = 17.4386</text:p>
      <text:p text:style-name="Standard">Decoder input Y_N[380] = 2.85861</text:p>
      <text:p text:style-name="Standard">Decoder input Y_N[381] = 8.1616</text:p>
      <text:p text:style-name="Standard">Decoder input Y_N[382] = 9.36469</text:p>
      <text:p text:style-name="Standard">Decoder input Y_N[383] = 12.1718</text:p>
      <text:p text:style-name="Standard">Decoder input Y_N[384] = 13.1669</text:p>
      <text:p text:style-name="Standard">Decoder input Y_N[385] = 10.4981</text:p>
      <text:p text:style-name="Standard">Decoder input Y_N[386] = 7.0525</text:p>
      <text:p text:style-name="Standard">Decoder input Y_N[387] = 11.8163</text:p>
      <text:p text:style-name="Standard">Decoder input Y_N[388] = 8.06985</text:p>
      <text:p text:style-name="Standard">Decoder input Y_N[389] = 16.1758</text:p>
      <text:p text:style-name="Standard">Decoder input Y_N[390] = 8.07067</text:p>
      <text:p text:style-name="Standard">Decoder input Y_N[391] = 9.51074</text:p>
      <text:p text:style-name="Standard">Decoder input Y_N[392] = 6.92573</text:p>
      <text:p text:style-name="Standard">Decoder input Y_N[393] = 10.4161</text:p>
      <text:p text:style-name="Standard">Decoder input Y_N[394] = 9.86397</text:p>
      <text:p text:style-name="Standard">Decoder input Y_N[395] = 11.1228</text:p>
      <text:p text:style-name="Standard">Decoder input Y_N[396] = 6.13691</text:p>
      <text:p text:style-name="Standard">Decoder input Y_N[397] = 5.6566</text:p>
      <text:p text:style-name="Standard">Decoder input Y_N[398] = 15.686</text:p>
      <text:p text:style-name="Standard">Decoder input Y_N[399] = 13.2781</text:p>
      <text:p text:style-name="Standard">Decoder input Y_N[400] = 7.81763</text:p>
      <text:p text:style-name="Standard">Decoder input Y_N[401] = 12.3328</text:p>
      <text:p text:style-name="Standard">Decoder input Y_N[402] = 16.4571</text:p>
      <text:p text:style-name="Standard">Decoder input Y_N[403] = 18.6052</text:p>
      <text:p text:style-name="Standard">Decoder input Y_N[404] = 9.38481</text:p>
      <text:p text:style-name="Standard"><text:soft-page-break/>Decoder input Y_N[405] = 8.0341</text:p>
      <text:p text:style-name="Standard">Decoder input Y_N[406] = 7.21611</text:p>
      <text:p text:style-name="Standard">Decoder input Y_N[407] = 7.70997</text:p>
      <text:p text:style-name="Standard">Decoder input Y_N[408] = 12.5025</text:p>
      <text:p text:style-name="Standard">Decoder input Y_N[409] = 13.6752</text:p>
      <text:p text:style-name="Standard">Decoder input Y_N[410] = 9.16209</text:p>
      <text:p text:style-name="Standard">Decoder input Y_N[411] = 6.66206</text:p>
      <text:p text:style-name="Standard">Decoder input Y_N[412] = 13.2275</text:p>
      <text:p text:style-name="Standard">Decoder input Y_N[413] = 6.53731</text:p>
      <text:p text:style-name="Standard">Decoder input Y_N[414] = 24.5979</text:p>
      <text:p text:style-name="Standard">Decoder input Y_N[415] = 16.4692</text:p>
      <text:p text:style-name="Standard">Decoder input Y_N[416] = 10.5865</text:p>
      <text:p text:style-name="Standard">Decoder input Y_N[417] = 11.2512</text:p>
      <text:p text:style-name="Standard">Decoder input Y_N[418] = 6.71806</text:p>
      <text:p text:style-name="Standard">Decoder input Y_N[419] = 6.81597</text:p>
      <text:p text:style-name="Standard">Decoder input Y_N[420] = 16.0376</text:p>
      <text:p text:style-name="Standard">Decoder input Y_N[421] = 15.8722</text:p>
      <text:p text:style-name="Standard">Decoder input Y_N[422] = 16.3664</text:p>
      <text:p text:style-name="Standard">Decoder input Y_N[423] = 10.3643</text:p>
      <text:p text:style-name="Standard">Decoder input Y_N[424] = -2.35544</text:p>
      <text:p text:style-name="Standard">Decoder input Y_N[425] = 19.641</text:p>
      <text:p text:style-name="Standard">Decoder input Y_N[426] = 17.5635</text:p>
      <text:p text:style-name="Standard">Decoder input Y_N[427] = 2.18922</text:p>
      <text:p text:style-name="Standard">Decoder input Y_N[428] = 4.69944</text:p>
      <text:p text:style-name="Standard">Decoder input Y_N[429] = 8.16066</text:p>
      <text:p text:style-name="Standard">Decoder input Y_N[430] = 3.5753</text:p>
      <text:p text:style-name="Standard">Decoder input Y_N[431] = 20.2229</text:p>
      <text:p text:style-name="Standard">Decoder input Y_N[432] = 10.9122</text:p>
      <text:p text:style-name="Standard">Decoder input Y_N[433] = 14.4455</text:p>
      <text:p text:style-name="Standard">Decoder input Y_N[434] = 2.5438</text:p>
      <text:p text:style-name="Standard">Decoder input Y_N[435] = 15.458</text:p>
      <text:p text:style-name="Standard">Decoder input Y_N[436] = 16.1986</text:p>
      <text:p text:style-name="Standard">Decoder input Y_N[437] = 9.58939</text:p>
      <text:p text:style-name="Standard">Decoder input Y_N[438] = 5.70845</text:p>
      <text:p text:style-name="Standard">Decoder input Y_N[439] = 6.68192</text:p>
      <text:p text:style-name="Standard">Decoder input Y_N[440] = 8.86573</text:p>
      <text:p text:style-name="Standard">Decoder input Y_N[441] = 4.01362</text:p>
      <text:p text:style-name="Standard">Decoder input Y_N[442] = 9.96581</text:p>
      <text:p text:style-name="Standard">Decoder input Y_N[443] = 14.985</text:p>
      <text:p text:style-name="Standard">Decoder input Y_N[444] = 10.6064</text:p>
      <text:p text:style-name="Standard">Decoder input Y_N[445] = 8.34532</text:p>
      <text:p text:style-name="Standard">Decoder input Y_N[446] = -1.30042</text:p>
      <text:p text:style-name="Standard">Decoder input Y_N[447] = 7.15994</text:p>
      <text:p text:style-name="Standard">Decoder input Y_N[448] = 18.2224</text:p>
      <text:p text:style-name="Standard">Decoder input Y_N[449] = 0.127003</text:p>
      <text:p text:style-name="Standard">Decoder input Y_N[450] = 12.1678</text:p>
      <text:p text:style-name="Standard">Decoder input Y_N[451] = 17.877</text:p>
      <text:p text:style-name="Standard">Decoder input Y_N[452] = 2.89053</text:p>
      <text:p text:style-name="Standard">Decoder input Y_N[453] = 15.6191</text:p>
      <text:p text:style-name="Standard">Decoder input Y_N[454] = 7.66294</text:p>
      <text:p text:style-name="Standard">Decoder input Y_N[455] = 11.2787</text:p>
      <text:p text:style-name="Standard">Decoder input Y_N[456] = 3.12453</text:p>
      <text:p text:style-name="Standard"><text:soft-page-break/>Decoder input Y_N[457] = 3.25425</text:p>
      <text:p text:style-name="Standard">Decoder input Y_N[458] = 8.67403</text:p>
      <text:p text:style-name="Standard">Decoder input Y_N[459] = 11.6111</text:p>
      <text:p text:style-name="Standard">Decoder input Y_N[460] = 6.5241</text:p>
      <text:p text:style-name="Standard">Decoder input Y_N[461] = 8.30297</text:p>
      <text:p text:style-name="Standard">Decoder input Y_N[462] = 17.2357</text:p>
      <text:p text:style-name="Standard">Decoder input Y_N[463] = 14.3086</text:p>
      <text:p text:style-name="Standard">Decoder input Y_N[464] = 3.85319</text:p>
      <text:p text:style-name="Standard">Decoder input Y_N[465] = 14.3257</text:p>
      <text:p text:style-name="Standard">Decoder input Y_N[466] = 14.073</text:p>
      <text:p text:style-name="Standard">Decoder input Y_N[467] = 17.368</text:p>
      <text:p text:style-name="Standard">Decoder input Y_N[468] = 11.0594</text:p>
      <text:p text:style-name="Standard">Decoder input Y_N[469] = 9.45316</text:p>
      <text:p text:style-name="Standard">Decoder input Y_N[470] = 16.9078</text:p>
      <text:p text:style-name="Standard">Decoder input Y_N[471] = 15.3686</text:p>
      <text:p text:style-name="Standard">Decoder input Y_N[472] = 7.2615</text:p>
      <text:p text:style-name="Standard">Decoder input Y_N[473] = 1.77189</text:p>
      <text:p text:style-name="Standard">Decoder input Y_N[474] = 12.2366</text:p>
      <text:p text:style-name="Standard">Decoder input Y_N[475] = 17.8207</text:p>
      <text:p text:style-name="Standard">Decoder input Y_N[476] = 4.31444</text:p>
      <text:p text:style-name="Standard">Decoder input Y_N[477] = 2.808</text:p>
      <text:p text:style-name="Standard">Decoder input Y_N[478] = 12.2608</text:p>
      <text:p text:style-name="Standard">Decoder input Y_N[479] = 11.1283</text:p>
      <text:p text:style-name="Standard">Decoder input Y_N[480] = 14.6156</text:p>
      <text:p text:style-name="Standard">Decoder input Y_N[481] = 9.57636</text:p>
      <text:p text:style-name="Standard">Decoder input Y_N[482] = 11.4293</text:p>
      <text:p text:style-name="Standard">Decoder input Y_N[483] = 8.18672</text:p>
      <text:p text:style-name="Standard">Decoder input Y_N[484] = 16.34</text:p>
      <text:p text:style-name="Standard">Decoder input Y_N[485] = 17.1271</text:p>
      <text:p text:style-name="Standard">Decoder input Y_N[486] = 9.67177</text:p>
      <text:p text:style-name="Standard">Decoder input Y_N[487] = 8.62494</text:p>
      <text:p text:style-name="Standard">Decoder input Y_N[488] = 11.638</text:p>
      <text:p text:style-name="Standard">Decoder input Y_N[489] = 18.0479</text:p>
      <text:p text:style-name="Standard">Decoder input Y_N[490] = 13.2615</text:p>
      <text:p text:style-name="Standard">Decoder input Y_N[491] = 11.1573</text:p>
      <text:p text:style-name="Standard">Decoder input Y_N[492] = 21.0021</text:p>
      <text:p text:style-name="Standard">Decoder input Y_N[493] = 12.326</text:p>
      <text:p text:style-name="Standard">Decoder input Y_N[494] = 6.75533</text:p>
      <text:p text:style-name="Standard">Decoder input Y_N[495] = 3.59256</text:p>
      <text:p text:style-name="Standard">Decoder input Y_N[496] = 9.12501</text:p>
      <text:p text:style-name="Standard">Decoder input Y_N[497] = 9.23869</text:p>
      <text:p text:style-name="Standard">Decoder input Y_N[498] = 7.51268</text:p>
      <text:p text:style-name="Standard">Decoder input Y_N[499] = 5.47938</text:p>
      <text:p text:style-name="Standard">Decoder input Y_N[500] = 9.53368</text:p>
      <text:p text:style-name="Standard">Decoder input Y_N[501] = 12.19</text:p>
      <text:p text:style-name="Standard">Decoder input Y_N[502] = 11.4606</text:p>
      <text:p text:style-name="Standard">Decoder input Y_N[503] = 9.96486</text:p>
      <text:p text:style-name="Standard">Decoder input Y_N[504] = 7.5653</text:p>
      <text:p text:style-name="Standard">Decoder input Y_N[505] = 12.1637</text:p>
      <text:p text:style-name="Standard">Decoder input Y_N[506] = 14.5757</text:p>
      <text:p text:style-name="Standard">Decoder input Y_N[507] = 12.7441</text:p>
      <text:p text:style-name="Standard">Decoder input Y_N[508] = 11.2243</text:p>
      <text:p text:style-name="Standard"><text:soft-page-break/>Decoder input Y_N[509] = 10.9644</text:p>
      <text:p text:style-name="Standard">Decoder input Y_N[510] = 12.9132</text:p>
      <text:p text:style-name="Standard">Decoder input Y_N[511] = 8.52108</text:p>
      <text:p text:style-name="Standard">Decoder input Y_N[512] = 10.2539</text:p>
      <text:p text:style-name="Standard">Decoder input Y_N[513] = 17.2473</text:p>
      <text:p text:style-name="Standard">Decoder input Y_N[514] = 6.1649</text:p>
      <text:p text:style-name="Standard">Decoder input Y_N[515] = 6.01026</text:p>
      <text:p text:style-name="Standard">Decoder input Y_N[516] = 1.15663</text:p>
      <text:p text:style-name="Standard">Decoder input Y_N[517] = 7.30602</text:p>
      <text:p text:style-name="Standard">Decoder input Y_N[518] = 7.74337</text:p>
      <text:p text:style-name="Standard">Decoder input Y_N[519] = 11.2627</text:p>
      <text:p text:style-name="Standard">Decoder input Y_N[520] = 9.66034</text:p>
      <text:p text:style-name="Standard">Decoder input Y_N[521] = 12.7105</text:p>
      <text:p text:style-name="Standard">Decoder input Y_N[522] = 0.80166</text:p>
      <text:p text:style-name="Standard">Decoder input Y_N[523] = 15.8037</text:p>
      <text:p text:style-name="Standard">Decoder input Y_N[524] = 8.74707</text:p>
      <text:p text:style-name="Standard">Decoder input Y_N[525] = 8.46038</text:p>
      <text:p text:style-name="Standard">Decoder input Y_N[526] = 16.3746</text:p>
      <text:p text:style-name="Standard">Decoder input Y_N[527] = 9.47726</text:p>
      <text:p text:style-name="Standard">Decoder input Y_N[528] = 12.5962</text:p>
      <text:p text:style-name="Standard">Decoder input Y_N[529] = 6.65788</text:p>
      <text:p text:style-name="Standard">Decoder input Y_N[530] = 17.8508</text:p>
      <text:p text:style-name="Standard">Decoder input Y_N[531] = 12.2006</text:p>
      <text:p text:style-name="Standard">Decoder input Y_N[532] = 9.3841</text:p>
      <text:p text:style-name="Standard">Decoder input Y_N[533] = 8.58556</text:p>
      <text:p text:style-name="Standard">Decoder input Y_N[534] = 13.0314</text:p>
      <text:p text:style-name="Standard">Decoder input Y_N[535] = 9.1697</text:p>
      <text:p text:style-name="Standard">Decoder input Y_N[536] = 14.0448</text:p>
      <text:p text:style-name="Standard">Decoder input Y_N[537] = 7.72822</text:p>
      <text:p text:style-name="Standard">Decoder input Y_N[538] = 11.2697</text:p>
      <text:p text:style-name="Standard">Decoder input Y_N[539] = 7.57685</text:p>
      <text:p text:style-name="Standard">Decoder input Y_N[540] = 6.07236</text:p>
      <text:p text:style-name="Standard">Decoder input Y_N[541] = 10.7952</text:p>
      <text:p text:style-name="Standard">Decoder input Y_N[542] = 2.25564</text:p>
      <text:p text:style-name="Standard">Decoder input Y_N[543] = 11.5835</text:p>
      <text:p text:style-name="Standard">Decoder input Y_N[544] = 9.25213</text:p>
      <text:p text:style-name="Standard">Decoder input Y_N[545] = 13.183</text:p>
      <text:p text:style-name="Standard">Decoder input Y_N[546] = 9.31073</text:p>
      <text:p text:style-name="Standard">Decoder input Y_N[547] = 7.76541</text:p>
      <text:p text:style-name="Standard">Decoder input Y_N[548] = 12.2997</text:p>
      <text:p text:style-name="Standard">Decoder input Y_N[549] = 13.0697</text:p>
      <text:p text:style-name="Standard">Decoder input Y_N[550] = 12.3969</text:p>
      <text:p text:style-name="Standard">Decoder input Y_N[551] = 14.303</text:p>
      <text:p text:style-name="Standard">Decoder input Y_N[552] = 13.4136</text:p>
      <text:p text:style-name="Standard">Decoder input Y_N[553] = 9.82524</text:p>
      <text:p text:style-name="Standard">Decoder input Y_N[554] = 14.8368</text:p>
      <text:p text:style-name="Standard">Decoder input Y_N[555] = 14.1383</text:p>
      <text:p text:style-name="Standard">Decoder input Y_N[556] = 7.836</text:p>
      <text:p text:style-name="Standard">Decoder input Y_N[557] = 15.9103</text:p>
      <text:p text:style-name="Standard">Decoder input Y_N[558] = 10.3785</text:p>
      <text:p text:style-name="Standard">Decoder input Y_N[559] = 11.431</text:p>
      <text:p text:style-name="Standard">Decoder input Y_N[560] = 14.6181</text:p>
      <text:p text:style-name="Standard"><text:soft-page-break/>Decoder input Y_N[561] = 9.355</text:p>
      <text:p text:style-name="Standard">Decoder input Y_N[562] = 12.0577</text:p>
      <text:p text:style-name="Standard">Decoder input Y_N[563] = 10.6552</text:p>
      <text:p text:style-name="Standard">Decoder input Y_N[564] = 1.82155</text:p>
      <text:p text:style-name="Standard">Decoder input Y_N[565] = 16.6206</text:p>
      <text:p text:style-name="Standard">Decoder input Y_N[566] = 8.32867</text:p>
      <text:p text:style-name="Standard">Decoder input Y_N[567] = 19.0911</text:p>
      <text:p text:style-name="Standard">Decoder input Y_N[568] = 7.22773</text:p>
      <text:p text:style-name="Standard">Decoder input Y_N[569] = 13.116</text:p>
      <text:p text:style-name="Standard">Decoder input Y_N[570] = 11.3233</text:p>
      <text:p text:style-name="Standard">Decoder input Y_N[571] = 10.9589</text:p>
      <text:p text:style-name="Standard">Decoder input Y_N[572] = 8.15947</text:p>
      <text:p text:style-name="Standard">Decoder input Y_N[573] = 21.3392</text:p>
      <text:p text:style-name="Standard">Decoder input Y_N[574] = 21.9258</text:p>
      <text:p text:style-name="Standard">Decoder input Y_N[575] = 5.40014</text:p>
      <text:p text:style-name="Standard">Decoder input Y_N[576] = 12.4055</text:p>
      <text:p text:style-name="Standard">Decoder input Y_N[577] = 10.9377</text:p>
      <text:p text:style-name="Standard">Decoder input Y_N[578] = 10.9094</text:p>
      <text:p text:style-name="Standard">Decoder input Y_N[579] = 14.5561</text:p>
      <text:p text:style-name="Standard">Decoder input Y_N[580] = 19.5399</text:p>
      <text:p text:style-name="Standard">Decoder input Y_N[581] = 3.10372</text:p>
      <text:p text:style-name="Standard">Decoder input Y_N[582] = 11.6843</text:p>
      <text:p text:style-name="Standard">Decoder input Y_N[583] = 7.68141</text:p>
      <text:p text:style-name="Standard">Decoder input Y_N[584] = 9.53456</text:p>
      <text:p text:style-name="Standard">Decoder input Y_N[585] = 11.5275</text:p>
      <text:p text:style-name="Standard">Decoder input Y_N[586] = 12.3594</text:p>
      <text:p text:style-name="Standard">Decoder input Y_N[587] = 15.4687</text:p>
      <text:p text:style-name="Standard">Decoder input Y_N[588] = 1.60442</text:p>
      <text:p text:style-name="Standard">Decoder input Y_N[589] = 17.4682</text:p>
      <text:p text:style-name="Standard">Decoder input Y_N[590] = 7.7665</text:p>
      <text:p text:style-name="Standard">Decoder input Y_N[591] = 15.1234</text:p>
      <text:p text:style-name="Standard">Decoder input Y_N[592] = 26.1656</text:p>
      <text:p text:style-name="Standard">Decoder input Y_N[593] = 11.8202</text:p>
      <text:p text:style-name="Standard">Decoder input Y_N[594] = 6.55811</text:p>
      <text:p text:style-name="Standard">Decoder input Y_N[595] = 10.4874</text:p>
      <text:p text:style-name="Standard">Decoder input Y_N[596] = 16.2917</text:p>
      <text:p text:style-name="Standard">Decoder input Y_N[597] = 13.3253</text:p>
      <text:p text:style-name="Standard">Decoder input Y_N[598] = 12.6485</text:p>
      <text:p text:style-name="Standard">Decoder input Y_N[599] = 4.00275</text:p>
      <text:p text:style-name="Standard">Decoder input Y_N[600] = 5.19816</text:p>
      <text:p text:style-name="Standard">Decoder input Y_N[601] = 13.2361</text:p>
      <text:p text:style-name="Standard">Decoder input Y_N[602] = 21.1362</text:p>
      <text:p text:style-name="Standard">Decoder input Y_N[603] = 17.9487</text:p>
      <text:p text:style-name="Standard">Decoder input Y_N[604] = -0.0419181</text:p>
      <text:p text:style-name="Standard">Decoder input Y_N[605] = 3.04925</text:p>
      <text:p text:style-name="Standard">Decoder input Y_N[606] = 8.44555</text:p>
      <text:p text:style-name="Standard">Decoder input Y_N[607] = 8.79468</text:p>
      <text:p text:style-name="Standard">Decoder input Y_N[608] = 7.80957</text:p>
      <text:p text:style-name="Standard">Decoder input Y_N[609] = 10.8615</text:p>
      <text:p text:style-name="Standard">Decoder input Y_N[610] = 2.72742</text:p>
      <text:p text:style-name="Standard">Decoder input Y_N[611] = 13.6169</text:p>
      <text:p text:style-name="Standard">Decoder input Y_N[612] = 13.5411</text:p>
      <text:p text:style-name="Standard"><text:soft-page-break/>Decoder input Y_N[613] = 11.3236</text:p>
      <text:p text:style-name="Standard">Decoder input Y_N[614] = 3.99212</text:p>
      <text:p text:style-name="Standard">Decoder input Y_N[615] = 12.8583</text:p>
      <text:p text:style-name="Standard">Decoder input Y_N[616] = 19.5561</text:p>
      <text:p text:style-name="Standard">Decoder input Y_N[617] = 8.95706</text:p>
      <text:p text:style-name="Standard">Decoder input Y_N[618] = 16.1653</text:p>
      <text:p text:style-name="Standard">Decoder input Y_N[619] = 10.8473</text:p>
      <text:p text:style-name="Standard">Decoder input Y_N[620] = 13.4248</text:p>
      <text:p text:style-name="Standard">Decoder input Y_N[621] = 0.318993</text:p>
      <text:p text:style-name="Standard">Decoder input Y_N[622] = 16.953</text:p>
      <text:p text:style-name="Standard">Decoder input Y_N[623] = 14.2112</text:p>
      <text:p text:style-name="Standard">Decoder input Y_N[624] = 13.1735</text:p>
      <text:p text:style-name="Standard">Decoder input Y_N[625] = 4.12749</text:p>
      <text:p text:style-name="Standard">Decoder input Y_N[626] = 10.4424</text:p>
      <text:p text:style-name="Standard">Decoder input Y_N[627] = 3.92082</text:p>
      <text:p text:style-name="Standard">Decoder input Y_N[628] = 3.79189</text:p>
      <text:p text:style-name="Standard">Decoder input Y_N[629] = 8.51638</text:p>
      <text:p text:style-name="Standard">Decoder input Y_N[630] = 19.2881</text:p>
      <text:p text:style-name="Standard">Decoder input Y_N[631] = 15.5497</text:p>
      <text:p text:style-name="Standard">Decoder input Y_N[632] = 17.2074</text:p>
      <text:p text:style-name="Standard">Decoder input Y_N[633] = 13.7434</text:p>
      <text:p text:style-name="Standard">Decoder input Y_N[634] = 14.8642</text:p>
      <text:p text:style-name="Standard">Decoder input Y_N[635] = 11.9082</text:p>
      <text:p text:style-name="Standard">Decoder input Y_N[636] = 7.14243</text:p>
      <text:p text:style-name="Standard">Decoder input Y_N[637] = 2.32971</text:p>
      <text:p text:style-name="Standard">Decoder input Y_N[638] = 17.0796</text:p>
      <text:p text:style-name="Standard">Decoder input Y_N[639] = 3.79809</text:p>
      <text:p text:style-name="Standard">Decoder input Y_N[640] = 10.1611</text:p>
      <text:p text:style-name="Standard">Decoder input Y_N[641] = 6.97247</text:p>
      <text:p text:style-name="Standard">Decoder input Y_N[642] = 11.7418</text:p>
      <text:p text:style-name="Standard">Decoder input Y_N[643] = 10.7475</text:p>
      <text:p text:style-name="Standard">Decoder input Y_N[644] = 20.0033</text:p>
      <text:p text:style-name="Standard">Decoder input Y_N[645] = 12.7223</text:p>
      <text:p text:style-name="Standard">Decoder input Y_N[646] = 4.695</text:p>
      <text:p text:style-name="Standard">Decoder input Y_N[647] = 8.24534</text:p>
      <text:p text:style-name="Standard">Encoder output index 0 -&gt; 0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0</text:p>
      <text:p text:style-name="Standard">Encoder output index 5 -&gt; 0</text:p>
      <text:p text:style-name="Standard">Encoder output index 6 -&gt; 1</text:p>
      <text:p text:style-name="Standard">Encoder output index 7 -&gt; 1</text:p>
      <text:p text:style-name="Standard">Encoder output index 8 -&gt; 0</text:p>
      <text:p text:style-name="Standard">Encoder output index 9 -&gt; 1</text:p>
      <text:p text:style-name="Standard">Encoder output index 10 -&gt; 0</text:p>
      <text:p text:style-name="Standard">Encoder output index 11 -&gt; 0</text:p>
      <text:p text:style-name="Standard">Encoder output index 12 -&gt; 0</text:p>
      <text:p text:style-name="Standard">Encoder output index 13 -&gt; 0</text:p>
      <text:p text:style-name="Standard">Encoder output index 14 -&gt; 1</text:p>
      <text:p text:style-name="Standard">Encoder output index 15 -&gt; 0</text:p>
      <text:p text:style-name="Standard">Encoder output index 16 -&gt; 0</text:p>
      <text:p text:style-name="Standard"><text:soft-page-break/>Encoder output index 17 -&gt; 0</text:p>
      <text:p text:style-name="Standard">Encoder output index 18 -&gt; 0</text:p>
      <text:p text:style-name="Standard">Encoder output index 19 -&gt; 1</text:p>
      <text:p text:style-name="Standard">Encoder output index 20 -&gt; 0</text:p>
      <text:p text:style-name="Standard">Encoder output index 21 -&gt; 1</text:p>
      <text:p text:style-name="Standard">Encoder output index 22 -&gt; 1</text:p>
      <text:p text:style-name="Standard">Encoder output index 23 -&gt; 1</text:p>
      <text:p text:style-name="Standard">Encoder output index 24 -&gt; 1</text:p>
      <text:p text:style-name="Standard">Encoder output index 25 -&gt; 1</text:p>
      <text:p text:style-name="Standard">Encoder output index 26 -&gt; 0</text:p>
      <text:p text:style-name="Standard">Encoder output index 27 -&gt; 0</text:p>
      <text:p text:style-name="Standard">Encoder output index 28 -&gt; 0</text:p>
      <text:p text:style-name="Standard">Encoder output index 29 -&gt; 1</text:p>
      <text:p text:style-name="Standard">Encoder output index 30 -&gt; 1</text:p>
      <text:p text:style-name="Standard">Encoder output index 31 -&gt; 1</text:p>
      <text:p text:style-name="Standard">Encoder output index 32 -&gt; 0</text:p>
      <text:p text:style-name="Standard">Encoder output index 33 -&gt; 1</text:p>
      <text:p text:style-name="Standard">Encoder output index 34 -&gt; 0</text:p>
      <text:p text:style-name="Standard">Encoder output index 35 -&gt; 1</text:p>
      <text:p text:style-name="Standard">Encoder output index 36 -&gt; 0</text:p>
      <text:p text:style-name="Standard">Encoder output index 37 -&gt; 1</text:p>
      <text:p text:style-name="Standard">Encoder output index 38 -&gt; 0</text:p>
      <text:p text:style-name="Standard">Encoder output index 39 -&gt; 1</text:p>
      <text:p text:style-name="Standard">Encoder output index 40 -&gt; 0</text:p>
      <text:p text:style-name="Standard">Encoder output index 41 -&gt; 0</text:p>
      <text:p text:style-name="Standard">Encoder output index 42 -&gt; 0</text:p>
      <text:p text:style-name="Standard">Encoder output index 43 -&gt; 1</text:p>
      <text:p text:style-name="Standard">Encoder output index 44 -&gt; 1</text:p>
      <text:p text:style-name="Standard">Encoder output index 45 -&gt; 0</text:p>
      <text:p text:style-name="Standard">Encoder output index 46 -&gt; 0</text:p>
      <text:p text:style-name="Standard">Encoder output index 47 -&gt; 0</text:p>
      <text:p text:style-name="Standard">Encoder output index 48 -&gt; 0</text:p>
      <text:p text:style-name="Standard">Encoder output index 49 -&gt; 0</text:p>
      <text:p text:style-name="Standard">Encoder output index 50 -&gt; 0</text:p>
      <text:p text:style-name="Standard">Encoder output index 51 -&gt; 0</text:p>
      <text:p text:style-name="Standard">Encoder output index 52 -&gt; 0</text:p>
      <text:p text:style-name="Standard">Encoder output index 53 -&gt; 0</text:p>
      <text:p text:style-name="Standard">Encoder output index 54 -&gt; 0</text:p>
      <text:p text:style-name="Standard">Encoder output index 55 -&gt; 1</text:p>
      <text:p text:style-name="Standard">Encoder output index 56 -&gt; 1</text:p>
      <text:p text:style-name="Standard">Encoder output index 57 -&gt; 1</text:p>
      <text:p text:style-name="Standard">Encoder output index 58 -&gt; 1</text:p>
      <text:p text:style-name="Standard">Encoder output index 59 -&gt; 1</text:p>
      <text:p text:style-name="Standard">Encoder output index 60 -&gt; 1</text:p>
      <text:p text:style-name="Standard">Encoder output index 61 -&gt; 0</text:p>
      <text:p text:style-name="Standard">Encoder output index 62 -&gt; 0</text:p>
      <text:p text:style-name="Standard">Encoder output index 63 -&gt; 1</text:p>
      <text:p text:style-name="Standard">Encoder output index 64 -&gt; 1</text:p>
      <text:p text:style-name="Standard">Encoder output index 65 -&gt; 0</text:p>
      <text:p text:style-name="Standard">Encoder output index 66 -&gt; 0</text:p>
      <text:p text:style-name="Standard">Encoder output index 67 -&gt; 1</text:p>
      <text:p text:style-name="Standard">Encoder output index 68 -&gt; 1</text:p>
      <text:p text:style-name="Standard"><text:soft-page-break/>Encoder output index 69 -&gt; 1</text:p>
      <text:p text:style-name="Standard">Encoder output index 70 -&gt; 1</text:p>
      <text:p text:style-name="Standard">Encoder output index 71 -&gt; 0</text:p>
      <text:p text:style-name="Standard">Encoder output index 72 -&gt; 1</text:p>
      <text:p text:style-name="Standard">Encoder output index 73 -&gt; 0</text:p>
      <text:p text:style-name="Standard">Encoder output index 74 -&gt; 1</text:p>
      <text:p text:style-name="Standard">Encoder output index 75 -&gt; 0</text:p>
      <text:p text:style-name="Standard">Encoder output index 76 -&gt; 1</text:p>
      <text:p text:style-name="Standard">Encoder output index 77 -&gt; 0</text:p>
      <text:p text:style-name="Standard">Encoder output index 78 -&gt; 0</text:p>
      <text:p text:style-name="Standard">Encoder output index 79 -&gt; 0</text:p>
      <text:p text:style-name="Standard">Encoder output index 80 -&gt; 1</text:p>
      <text:p text:style-name="Standard">Encoder output index 81 -&gt; 0</text:p>
      <text:p text:style-name="Standard">Encoder output index 82 -&gt; 1</text:p>
      <text:p text:style-name="Standard">Encoder output index 83 -&gt; 0</text:p>
      <text:p text:style-name="Standard">Encoder output index 84 -&gt; 1</text:p>
      <text:p text:style-name="Standard">Encoder output index 85 -&gt; 1</text:p>
      <text:p text:style-name="Standard">Encoder output index 86 -&gt; 0</text:p>
      <text:p text:style-name="Standard">Encoder output index 87 -&gt; 1</text:p>
      <text:p text:style-name="Standard">Encoder output index 88 -&gt; 1</text:p>
      <text:p text:style-name="Standard">Encoder output index 89 -&gt; 1</text:p>
      <text:p text:style-name="Standard">Encoder output index 90 -&gt; 0</text:p>
      <text:p text:style-name="Standard">Encoder output index 91 -&gt; 1</text:p>
      <text:p text:style-name="Standard">Encoder output index 92 -&gt; 0</text:p>
      <text:p text:style-name="Standard">Encoder output index 93 -&gt; 0</text:p>
      <text:p text:style-name="Standard">Encoder output index 94 -&gt; 1</text:p>
      <text:p text:style-name="Standard">Encoder output index 95 -&gt; 0</text:p>
      <text:p text:style-name="Standard">Encoder output index 96 -&gt; 1</text:p>
      <text:p text:style-name="Standard">Encoder output index 97 -&gt; 0</text:p>
      <text:p text:style-name="Standard">Encoder output index 98 -&gt; 1</text:p>
      <text:p text:style-name="Standard">Encoder output index 99 -&gt; 0</text:p>
      <text:p text:style-name="Standard">Encoder output index 100 -&gt; 1</text:p>
      <text:p text:style-name="Standard">Encoder output index 101 -&gt; 1</text:p>
      <text:p text:style-name="Standard">Encoder output index 102 -&gt; 1</text:p>
      <text:p text:style-name="Standard">Encoder output index 103 -&gt; 0</text:p>
      <text:p text:style-name="Standard">Encoder output index 104 -&gt; 0</text:p>
      <text:p text:style-name="Standard">Encoder output index 105 -&gt; 1</text:p>
      <text:p text:style-name="Standard">Encoder output index 106 -&gt; 0</text:p>
      <text:p text:style-name="Standard">Encoder output index 107 -&gt; 0</text:p>
      <text:p text:style-name="Standard">Encoder output index 108 -&gt; 0</text:p>
      <text:p text:style-name="Standard">Encoder output index 109 -&gt; 0</text:p>
      <text:p text:style-name="Standard">Encoder output index 110 -&gt; 1</text:p>
      <text:p text:style-name="Standard">Encoder output index 111 -&gt; 0</text:p>
      <text:p text:style-name="Standard">Encoder output index 112 -&gt; 0</text:p>
      <text:p text:style-name="Standard">Encoder output index 113 -&gt; 0</text:p>
      <text:p text:style-name="Standard">Encoder output index 114 -&gt; 1</text:p>
      <text:p text:style-name="Standard">Encoder output index 115 -&gt; 0</text:p>
      <text:p text:style-name="Standard">Encoder output index 116 -&gt; 0</text:p>
      <text:p text:style-name="Standard">Encoder output index 117 -&gt; 1</text:p>
      <text:p text:style-name="Standard">Encoder output index 118 -&gt; 0</text:p>
      <text:p text:style-name="Standard">Encoder output index 119 -&gt; 0</text:p>
      <text:p text:style-name="Standard">Encoder output index 120 -&gt; 0</text:p>
      <text:p text:style-name="Standard"><text:soft-page-break/>Encoder output index 121 -&gt; 1</text:p>
      <text:p text:style-name="Standard">Encoder output index 122 -&gt; 1</text:p>
      <text:p text:style-name="Standard">Encoder output index 123 -&gt; 1</text:p>
      <text:p text:style-name="Standard">Encoder output index 124 -&gt; 0</text:p>
      <text:p text:style-name="Standard">Encoder output index 125 -&gt; 1</text:p>
      <text:p text:style-name="Standard">Encoder output index 126 -&gt; 1</text:p>
      <text:p text:style-name="Standard">Encoder output index 127 -&gt; 1</text:p>
      <text:p text:style-name="Standard">Encoder output index 128 -&gt; 0</text:p>
      <text:p text:style-name="Standard">Encoder output index 129 -&gt; 1</text:p>
      <text:p text:style-name="Standard">Encoder output index 130 -&gt; 1</text:p>
      <text:p text:style-name="Standard">Encoder output index 131 -&gt; 1</text:p>
      <text:p text:style-name="Standard">Encoder output index 132 -&gt; 1</text:p>
      <text:p text:style-name="Standard">Encoder output index 133 -&gt; 1</text:p>
      <text:p text:style-name="Standard">Encoder output index 134 -&gt; 1</text:p>
      <text:p text:style-name="Standard">Encoder output index 135 -&gt; 0</text:p>
      <text:p text:style-name="Standard">Encoder output index 136 -&gt; 1</text:p>
      <text:p text:style-name="Standard">Encoder output index 137 -&gt; 0</text:p>
      <text:p text:style-name="Standard">Encoder output index 138 -&gt; 0</text:p>
      <text:p text:style-name="Standard">Encoder output index 139 -&gt; 0</text:p>
      <text:p text:style-name="Standard">Encoder output index 140 -&gt; 1</text:p>
      <text:p text:style-name="Standard">Encoder output index 141 -&gt; 1</text:p>
      <text:p text:style-name="Standard">Encoder output index 142 -&gt; 1</text:p>
      <text:p text:style-name="Standard">Encoder output index 143 -&gt; 1</text:p>
      <text:p text:style-name="Standard">Encoder output index 144 -&gt; 1</text:p>
      <text:p text:style-name="Standard">Encoder output index 145 -&gt; 0</text:p>
      <text:p text:style-name="Standard">Encoder output index 146 -&gt; 1</text:p>
      <text:p text:style-name="Standard">Encoder output index 147 -&gt; 1</text:p>
      <text:p text:style-name="Standard">Encoder output index 148 -&gt; 1</text:p>
      <text:p text:style-name="Standard">Encoder output index 149 -&gt; 1</text:p>
      <text:p text:style-name="Standard">Encoder output index 150 -&gt; 1</text:p>
      <text:p text:style-name="Standard">Encoder output index 151 -&gt; 1</text:p>
      <text:p text:style-name="Standard">Encoder output index 152 -&gt; 1</text:p>
      <text:p text:style-name="Standard">Encoder output index 153 -&gt; 0</text:p>
      <text:p text:style-name="Standard">Encoder output index 154 -&gt; 1</text:p>
      <text:p text:style-name="Standard">Encoder output index 155 -&gt; 0</text:p>
      <text:p text:style-name="Standard">Encoder output index 156 -&gt; 1</text:p>
      <text:p text:style-name="Standard">Encoder output index 157 -&gt; 0</text:p>
      <text:p text:style-name="Standard">Encoder output index 158 -&gt; 1</text:p>
      <text:p text:style-name="Standard">Encoder output index 159 -&gt; 1</text:p>
      <text:p text:style-name="Standard">Encoder output index 160 -&gt; 1</text:p>
      <text:p text:style-name="Standard">Encoder output index 161 -&gt; 1</text:p>
      <text:p text:style-name="Standard">Encoder output index 162 -&gt; 1</text:p>
      <text:p text:style-name="Standard">Encoder output index 163 -&gt; 1</text:p>
      <text:p text:style-name="Standard">Encoder output index 164 -&gt; 1</text:p>
      <text:p text:style-name="Standard">Encoder output index 165 -&gt; 0</text:p>
      <text:p text:style-name="Standard">Encoder output index 166 -&gt; 1</text:p>
      <text:p text:style-name="Standard">Encoder output index 167 -&gt; 0</text:p>
      <text:p text:style-name="Standard">Encoder output index 168 -&gt; 1</text:p>
      <text:p text:style-name="Standard">Encoder output index 169 -&gt; 1</text:p>
      <text:p text:style-name="Standard">Encoder output index 170 -&gt; 1</text:p>
      <text:p text:style-name="Standard">Encoder output index 171 -&gt; 1</text:p>
      <text:p text:style-name="Standard">Encoder output index 172 -&gt; 0</text:p>
      <text:p text:style-name="Standard"><text:soft-page-break/>Encoder output index 173 -&gt; 1</text:p>
      <text:p text:style-name="Standard">Encoder output index 174 -&gt; 0</text:p>
      <text:p text:style-name="Standard">Encoder output index 175 -&gt; 1</text:p>
      <text:p text:style-name="Standard">Encoder output index 176 -&gt; 0</text:p>
      <text:p text:style-name="Standard">Encoder output index 177 -&gt; 0</text:p>
      <text:p text:style-name="Standard">Encoder output index 178 -&gt; 1</text:p>
      <text:p text:style-name="Standard">Encoder output index 179 -&gt; 0</text:p>
      <text:p text:style-name="Standard">Encoder output index 180 -&gt; 1</text:p>
      <text:p text:style-name="Standard">Encoder output index 181 -&gt; 1</text:p>
      <text:p text:style-name="Standard">Encoder output index 182 -&gt; 0</text:p>
      <text:p text:style-name="Standard">Encoder output index 183 -&gt; 1</text:p>
      <text:p text:style-name="Standard">Encoder output index 184 -&gt; 0</text:p>
      <text:p text:style-name="Standard">Encoder output index 185 -&gt; 1</text:p>
      <text:p text:style-name="Standard">Encoder output index 186 -&gt; 0</text:p>
      <text:p text:style-name="Standard">Encoder output index 187 -&gt; 1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0</text:p>
      <text:p text:style-name="Standard">Encoder output index 192 -&gt; 0</text:p>
      <text:p text:style-name="Standard">Encoder output index 193 -&gt; 0</text:p>
      <text:p text:style-name="Standard">Encoder output index 194 -&gt; 0</text:p>
      <text:p text:style-name="Standard">Encoder output index 195 -&gt; 0</text:p>
      <text:p text:style-name="Standard">Encoder output index 196 -&gt; 0</text:p>
      <text:p text:style-name="Standard">Encoder output index 197 -&gt; 1</text:p>
      <text:p text:style-name="Standard">Encoder output index 198 -&gt; 0</text:p>
      <text:p text:style-name="Standard">Encoder output index 199 -&gt; 1</text:p>
      <text:p text:style-name="Standard">Encoder output index 200 -&gt; 0</text:p>
      <text:p text:style-name="Standard">Encoder output index 201 -&gt; 1</text:p>
      <text:p text:style-name="Standard">Encoder output index 202 -&gt; 0</text:p>
      <text:p text:style-name="Standard">Encoder output index 203 -&gt; 0</text:p>
      <text:p text:style-name="Standard">Encoder output index 204 -&gt; 1</text:p>
      <text:p text:style-name="Standard">Encoder output index 205 -&gt; 1</text:p>
      <text:p text:style-name="Standard">Encoder output index 206 -&gt; 1</text:p>
      <text:p text:style-name="Standard">Encoder output index 207 -&gt; 0</text:p>
      <text:p text:style-name="Standard">Encoder output index 208 -&gt; 0</text:p>
      <text:p text:style-name="Standard">Encoder output index 209 -&gt; 0</text:p>
      <text:p text:style-name="Standard">Encoder output index 210 -&gt; 0</text:p>
      <text:p text:style-name="Standard">Encoder output index 211 -&gt; 0</text:p>
      <text:p text:style-name="Standard">Encoder output index 212 -&gt; 1</text:p>
      <text:p text:style-name="Standard">Encoder output index 213 -&gt; 0</text:p>
      <text:p text:style-name="Standard">Encoder output index 214 -&gt; 0</text:p>
      <text:p text:style-name="Standard">Encoder output index 215 -&gt; 0</text:p>
      <text:p text:style-name="Standard">Encoder output index 216 -&gt; 1</text:p>
      <text:p text:style-name="Standard">Encoder output index 217 -&gt; 0</text:p>
      <text:p text:style-name="Standard">Encoder output index 218 -&gt; 1</text:p>
      <text:p text:style-name="Standard">Encoder output index 219 -&gt; 1</text:p>
      <text:p text:style-name="Standard">Encoder output index 220 -&gt; 0</text:p>
      <text:p text:style-name="Standard">Encoder output index 221 -&gt; 1</text:p>
      <text:p text:style-name="Standard">Encoder output index 222 -&gt; 0</text:p>
      <text:p text:style-name="Standard">Encoder output index 223 -&gt; 1</text:p>
      <text:p text:style-name="Standard">Encoder output index 224 -&gt; 1</text:p>
      <text:p text:style-name="Standard"><text:soft-page-break/>Encoder output index 225 -&gt; 0</text:p>
      <text:p text:style-name="Standard">Encoder output index 226 -&gt; 1</text:p>
      <text:p text:style-name="Standard">Encoder output index 227 -&gt; 0</text:p>
      <text:p text:style-name="Standard">Encoder output index 228 -&gt; 0</text:p>
      <text:p text:style-name="Standard">Encoder output index 229 -&gt; 1</text:p>
      <text:p text:style-name="Standard">Encoder output index 230 -&gt; 1</text:p>
      <text:p text:style-name="Standard">Encoder output index 231 -&gt; 1</text:p>
      <text:p text:style-name="Standard">Encoder output index 232 -&gt; 1</text:p>
      <text:p text:style-name="Standard">Encoder output index 233 -&gt; 0</text:p>
      <text:p text:style-name="Standard">Encoder output index 234 -&gt; 1</text:p>
      <text:p text:style-name="Standard">Encoder output index 235 -&gt; 1</text:p>
      <text:p text:style-name="Standard">Encoder output index 236 -&gt; 0</text:p>
      <text:p text:style-name="Standard">Encoder output index 237 -&gt; 0</text:p>
      <text:p text:style-name="Standard">Encoder output index 238 -&gt; 1</text:p>
      <text:p text:style-name="Standard">Encoder output index 239 -&gt; 0</text:p>
      <text:p text:style-name="Standard">Encoder output index 240 -&gt; 1</text:p>
      <text:p text:style-name="Standard">Encoder output index 241 -&gt; 0</text:p>
      <text:p text:style-name="Standard">Encoder output index 242 -&gt; 0</text:p>
      <text:p text:style-name="Standard">Encoder output index 243 -&gt; 1</text:p>
      <text:p text:style-name="Standard">Encoder output index 244 -&gt; 1</text:p>
      <text:p text:style-name="Standard">Encoder output index 245 -&gt; 0</text:p>
      <text:p text:style-name="Standard">Encoder output index 246 -&gt; 0</text:p>
      <text:p text:style-name="Standard">Encoder output index 247 -&gt; 0</text:p>
      <text:p text:style-name="Standard">Encoder output index 248 -&gt; 1</text:p>
      <text:p text:style-name="Standard">Encoder output index 249 -&gt; 1</text:p>
      <text:p text:style-name="Standard">Encoder output index 250 -&gt; 0</text:p>
      <text:p text:style-name="Standard">Encoder output index 251 -&gt; 0</text:p>
      <text:p text:style-name="Standard">Encoder output index 252 -&gt; 0</text:p>
      <text:p text:style-name="Standard">Encoder output index 253 -&gt; 1</text:p>
      <text:p text:style-name="Standard">Encoder output index 254 -&gt; 1</text:p>
      <text:p text:style-name="Standard">Encoder output index 255 -&gt; 1</text:p>
      <text:p text:style-name="Standard">Encoder output index 256 -&gt; 0</text:p>
      <text:p text:style-name="Standard">Encoder output index 257 -&gt; 1</text:p>
      <text:p text:style-name="Standard">Encoder output index 258 -&gt; 0</text:p>
      <text:p text:style-name="Standard">Encoder output index 259 -&gt; 0</text:p>
      <text:p text:style-name="Standard">Encoder output index 260 -&gt; 0</text:p>
      <text:p text:style-name="Standard">Encoder output index 261 -&gt; 1</text:p>
      <text:p text:style-name="Standard">Encoder output index 262 -&gt; 1</text:p>
      <text:p text:style-name="Standard">Encoder output index 263 -&gt; 1</text:p>
      <text:p text:style-name="Standard">Encoder output index 264 -&gt; 1</text:p>
      <text:p text:style-name="Standard">Encoder output index 265 -&gt; 1</text:p>
      <text:p text:style-name="Standard">Encoder output index 266 -&gt; 0</text:p>
      <text:p text:style-name="Standard">Encoder output index 267 -&gt; 0</text:p>
      <text:p text:style-name="Standard">Encoder output index 268 -&gt; 0</text:p>
      <text:p text:style-name="Standard">Encoder output index 269 -&gt; 1</text:p>
      <text:p text:style-name="Standard">Encoder output index 270 -&gt; 1</text:p>
      <text:p text:style-name="Standard">Encoder output index 271 -&gt; 1</text:p>
      <text:p text:style-name="Standard">Encoder output index 272 -&gt; 1</text:p>
      <text:p text:style-name="Standard">Encoder output index 273 -&gt; 0</text:p>
      <text:p text:style-name="Standard">Encoder output index 274 -&gt; 1</text:p>
      <text:p text:style-name="Standard">Encoder output index 275 -&gt; 0</text:p>
      <text:p text:style-name="Standard">Encoder output index 276 -&gt; 0</text:p>
      <text:p text:style-name="Standard"><text:soft-page-break/>Encoder output index 277 -&gt; 0</text:p>
      <text:p text:style-name="Standard">Encoder output index 278 -&gt; 0</text:p>
      <text:p text:style-name="Standard">Encoder output index 279 -&gt; 1</text:p>
      <text:p text:style-name="Standard">Encoder output index 280 -&gt; 1</text:p>
      <text:p text:style-name="Standard">Encoder output index 281 -&gt; 1</text:p>
      <text:p text:style-name="Standard">Encoder output index 282 -&gt; 1</text:p>
      <text:p text:style-name="Standard">Encoder output index 283 -&gt; 1</text:p>
      <text:p text:style-name="Standard">Encoder output index 284 -&gt; 1</text:p>
      <text:p text:style-name="Standard">Encoder output index 285 -&gt; 1</text:p>
      <text:p text:style-name="Standard">Encoder output index 286 -&gt; 1</text:p>
      <text:p text:style-name="Standard">Encoder output index 287 -&gt; 0</text:p>
      <text:p text:style-name="Standard">Encoder output index 288 -&gt; 0</text:p>
      <text:p text:style-name="Standard">Encoder output index 289 -&gt; 0</text:p>
      <text:p text:style-name="Standard">Encoder output index 290 -&gt; 0</text:p>
      <text:p text:style-name="Standard">Encoder output index 291 -&gt; 0</text:p>
      <text:p text:style-name="Standard">Encoder output index 292 -&gt; 0</text:p>
      <text:p text:style-name="Standard">Encoder output index 293 -&gt; 0</text:p>
      <text:p text:style-name="Standard">Encoder output index 294 -&gt; 0</text:p>
      <text:p text:style-name="Standard">Encoder output index 295 -&gt; 0</text:p>
      <text:p text:style-name="Standard">Encoder output index 296 -&gt; 0</text:p>
      <text:p text:style-name="Standard">Encoder output index 297 -&gt; 0</text:p>
      <text:p text:style-name="Standard">Encoder output index 298 -&gt; 1</text:p>
      <text:p text:style-name="Standard">Encoder output index 299 -&gt; 0</text:p>
      <text:p text:style-name="Standard">Encoder output index 300 -&gt; 1</text:p>
      <text:p text:style-name="Standard">Encoder output index 301 -&gt; 1</text:p>
      <text:p text:style-name="Standard">Encoder output index 302 -&gt; 1</text:p>
      <text:p text:style-name="Standard">Encoder output index 303 -&gt; 1</text:p>
      <text:p text:style-name="Standard">Encoder output index 304 -&gt; 0</text:p>
      <text:p text:style-name="Standard">Encoder output index 305 -&gt; 1</text:p>
      <text:p text:style-name="Standard">Encoder output index 306 -&gt; 0</text:p>
      <text:p text:style-name="Standard">Encoder output index 307 -&gt; 1</text:p>
      <text:p text:style-name="Standard">Encoder output index 308 -&gt; 1</text:p>
      <text:p text:style-name="Standard">Encoder output index 309 -&gt; 1</text:p>
      <text:p text:style-name="Standard">Encoder output index 310 -&gt; 1</text:p>
      <text:p text:style-name="Standard">Encoder output index 311 -&gt; 0</text:p>
      <text:p text:style-name="Standard">Encoder output index 312 -&gt; 1</text:p>
      <text:p text:style-name="Standard">Encoder output index 313 -&gt; 1</text:p>
      <text:p text:style-name="Standard">Encoder output index 314 -&gt; 0</text:p>
      <text:p text:style-name="Standard">Encoder output index 315 -&gt; 0</text:p>
      <text:p text:style-name="Standard">Encoder output index 316 -&gt; 1</text:p>
      <text:p text:style-name="Standard">Encoder output index 317 -&gt; 0</text:p>
      <text:p text:style-name="Standard">Encoder output index 318 -&gt; 0</text:p>
      <text:p text:style-name="Standard">Encoder output index 319 -&gt; 1</text:p>
      <text:p text:style-name="Standard">Encoder output index 320 -&gt; 1</text:p>
      <text:p text:style-name="Standard">Encoder output index 321 -&gt; 0</text:p>
      <text:p text:style-name="Standard">Encoder output index 322 -&gt; 1</text:p>
      <text:p text:style-name="Standard">Encoder output index 323 -&gt; 0</text:p>
      <text:p text:style-name="Standard">Encoder output index 324 -&gt; 1</text:p>
      <text:p text:style-name="Standard">Encoder output index 325 -&gt; 0</text:p>
      <text:p text:style-name="Standard">Encoder output index 326 -&gt; 1</text:p>
      <text:p text:style-name="Standard">Encoder output index 327 -&gt; 1</text:p>
      <text:p text:style-name="Standard">Encoder output index 328 -&gt; 0</text:p>
      <text:p text:style-name="Standard"><text:soft-page-break/>Encoder output index 329 -&gt; 0</text:p>
      <text:p text:style-name="Standard">Encoder output index 330 -&gt; 0</text:p>
      <text:p text:style-name="Standard">Encoder output index 331 -&gt; 1</text:p>
      <text:p text:style-name="Standard">Encoder output index 332 -&gt; 1</text:p>
      <text:p text:style-name="Standard">Encoder output index 333 -&gt; 0</text:p>
      <text:p text:style-name="Standard">Encoder output index 334 -&gt; 0</text:p>
      <text:p text:style-name="Standard">Encoder output index 335 -&gt; 1</text:p>
      <text:p text:style-name="Standard">Encoder output index 336 -&gt; 1</text:p>
      <text:p text:style-name="Standard">Encoder output index 337 -&gt; 0</text:p>
      <text:p text:style-name="Standard">Encoder output index 338 -&gt; 0</text:p>
      <text:p text:style-name="Standard">Encoder output index 339 -&gt; 1</text:p>
      <text:p text:style-name="Standard">Encoder output index 340 -&gt; 1</text:p>
      <text:p text:style-name="Standard">Encoder output index 341 -&gt; 0</text:p>
      <text:p text:style-name="Standard">Encoder output index 342 -&gt; 0</text:p>
      <text:p text:style-name="Standard">Encoder output index 343 -&gt; 1</text:p>
      <text:p text:style-name="Standard">Encoder output index 344 -&gt; 0</text:p>
      <text:p text:style-name="Standard">Encoder output index 345 -&gt; 0</text:p>
      <text:p text:style-name="Standard">Encoder output index 346 -&gt; 0</text:p>
      <text:p text:style-name="Standard">Encoder output index 347 -&gt; 0</text:p>
      <text:p text:style-name="Standard">Encoder output index 348 -&gt; 1</text:p>
      <text:p text:style-name="Standard">Encoder output index 349 -&gt; 0</text:p>
      <text:p text:style-name="Standard">Encoder output index 350 -&gt; 1</text:p>
      <text:p text:style-name="Standard">Encoder output index 351 -&gt; 0</text:p>
      <text:p text:style-name="Standard">Encoder output index 352 -&gt; 1</text:p>
      <text:p text:style-name="Standard">Encoder output index 353 -&gt; 0</text:p>
      <text:p text:style-name="Standard">Encoder output index 354 -&gt; 0</text:p>
      <text:p text:style-name="Standard">Encoder output index 355 -&gt; 1</text:p>
      <text:p text:style-name="Standard">Encoder output index 356 -&gt; 0</text:p>
      <text:p text:style-name="Standard">Encoder output index 357 -&gt; 1</text:p>
      <text:p text:style-name="Standard">Encoder output index 358 -&gt; 1</text:p>
      <text:p text:style-name="Standard">Encoder output index 359 -&gt; 1</text:p>
      <text:p text:style-name="Standard">Encoder output index 360 -&gt; 0</text:p>
      <text:p text:style-name="Standard">Encoder output index 361 -&gt; 0</text:p>
      <text:p text:style-name="Standard">Encoder output index 362 -&gt; 0</text:p>
      <text:p text:style-name="Standard">Encoder output index 363 -&gt; 1</text:p>
      <text:p text:style-name="Standard">Encoder output index 364 -&gt; 0</text:p>
      <text:p text:style-name="Standard">Encoder output index 365 -&gt; 0</text:p>
      <text:p text:style-name="Standard">Encoder output index 366 -&gt; 1</text:p>
      <text:p text:style-name="Standard">Encoder output index 367 -&gt; 1</text:p>
      <text:p text:style-name="Standard">Encoder output index 368 -&gt; 1</text:p>
      <text:p text:style-name="Standard">Encoder output index 369 -&gt; 1</text:p>
      <text:p text:style-name="Standard">Encoder output index 370 -&gt; 0</text:p>
      <text:p text:style-name="Standard">Encoder output index 371 -&gt; 0</text:p>
      <text:p text:style-name="Standard">Encoder output index 372 -&gt; 0</text:p>
      <text:p text:style-name="Standard">Encoder output index 373 -&gt; 1</text:p>
      <text:p text:style-name="Standard">Encoder output index 374 -&gt; 0</text:p>
      <text:p text:style-name="Standard">Encoder output index 375 -&gt; 0</text:p>
      <text:p text:style-name="Standard">Encoder output index 376 -&gt; 1</text:p>
      <text:p text:style-name="Standard">Encoder output index 377 -&gt; 0</text:p>
      <text:p text:style-name="Standard">Encoder output index 378 -&gt; 1</text:p>
      <text:p text:style-name="Standard">Encoder output index 379 -&gt; 1</text:p>
      <text:p text:style-name="Standard">Encoder output index 380 -&gt; 1</text:p>
      <text:p text:style-name="Standard"><text:soft-page-break/>Encoder output index 381 -&gt; 0</text:p>
      <text:p text:style-name="Standard">Encoder output index 382 -&gt; 0</text:p>
      <text:p text:style-name="Standard">Encoder output index 383 -&gt; 1</text:p>
      <text:p text:style-name="Standard">Encoder output index 384 -&gt; 0</text:p>
      <text:p text:style-name="Standard">Encoder output index 385 -&gt; 0</text:p>
      <text:p text:style-name="Standard">Encoder output index 386 -&gt; 0</text:p>
      <text:p text:style-name="Standard">Encoder output index 387 -&gt; 1</text:p>
      <text:p text:style-name="Standard">Encoder output index 388 -&gt; 1</text:p>
      <text:p text:style-name="Standard">Encoder output index 389 -&gt; 0</text:p>
      <text:p text:style-name="Standard">Encoder output index 390 -&gt; 0</text:p>
      <text:p text:style-name="Standard">Encoder output index 391 -&gt; 1</text:p>
      <text:p text:style-name="Standard">Encoder output index 392 -&gt; 1</text:p>
      <text:p text:style-name="Standard">Encoder output index 393 -&gt; 0</text:p>
      <text:p text:style-name="Standard">Encoder output index 394 -&gt; 0</text:p>
      <text:p text:style-name="Standard">Encoder output index 395 -&gt; 1</text:p>
      <text:p text:style-name="Standard">Encoder output index 396 -&gt; 1</text:p>
      <text:p text:style-name="Standard">Encoder output index 397 -&gt; 0</text:p>
      <text:p text:style-name="Standard">Encoder output index 398 -&gt; 0</text:p>
      <text:p text:style-name="Standard">Encoder output index 399 -&gt; 1</text:p>
      <text:p text:style-name="Standard">Encoder output index 400 -&gt; 1</text:p>
      <text:p text:style-name="Standard">Encoder output index 401 -&gt; 0</text:p>
      <text:p text:style-name="Standard">Encoder output index 402 -&gt; 0</text:p>
      <text:p text:style-name="Standard">Encoder output index 403 -&gt; 1</text:p>
      <text:p text:style-name="Standard">Encoder output index 404 -&gt; 1</text:p>
      <text:p text:style-name="Standard">Encoder output index 405 -&gt; 0</text:p>
      <text:p text:style-name="Standard">Encoder output index 406 -&gt; 0</text:p>
      <text:p text:style-name="Standard">Encoder output index 407 -&gt; 0</text:p>
      <text:p text:style-name="Standard">Encoder output index 408 -&gt; 0</text:p>
      <text:p text:style-name="Standard">Encoder output index 409 -&gt; 1</text:p>
      <text:p text:style-name="Standard">Encoder output index 410 -&gt; 1</text:p>
      <text:p text:style-name="Standard">Encoder output index 411 -&gt; 0</text:p>
      <text:p text:style-name="Standard">Encoder output index 412 -&gt; 1</text:p>
      <text:p text:style-name="Standard">Encoder output index 413 -&gt; 1</text:p>
      <text:p text:style-name="Standard">Encoder output index 414 -&gt; 0</text:p>
      <text:p text:style-name="Standard">Encoder output index 415 -&gt; 1</text:p>
      <text:p text:style-name="Standard">Encoder output index 416 -&gt; 1</text:p>
      <text:p text:style-name="Standard">Encoder output index 417 -&gt; 1</text:p>
      <text:p text:style-name="Standard">Encoder output index 418 -&gt; 0</text:p>
      <text:p text:style-name="Standard">Encoder output index 419 -&gt; 0</text:p>
      <text:p text:style-name="Standard">Encoder output index 420 -&gt; 1</text:p>
      <text:p text:style-name="Standard">Encoder output index 421 -&gt; 1</text:p>
      <text:p text:style-name="Standard">Encoder output index 422 -&gt; 0</text:p>
      <text:p text:style-name="Standard">Encoder output index 423 -&gt; 1</text:p>
      <text:p text:style-name="Standard">Encoder output index 424 -&gt; 0</text:p>
      <text:p text:style-name="Standard">Encoder output index 425 -&gt; 1</text:p>
      <text:p text:style-name="Standard">Encoder output index 426 -&gt; 1</text:p>
      <text:p text:style-name="Standard">Encoder output index 427 -&gt; 1</text:p>
      <text:p text:style-name="Standard">Encoder output index 428 -&gt; 1</text:p>
      <text:p text:style-name="Standard">Encoder output index 429 -&gt; 0</text:p>
      <text:p text:style-name="Standard">Encoder output index 430 -&gt; 1</text:p>
      <text:p text:style-name="Standard">Encoder output index 431 -&gt; 1</text:p>
      <text:p text:style-name="Standard">Encoder output index 432 -&gt; 0</text:p>
      <text:p text:style-name="Standard"><text:soft-page-break/>Encoder output index 433 -&gt; 1</text:p>
      <text:p text:style-name="Standard">Encoder output index 434 -&gt; 1</text:p>
      <text:p text:style-name="Standard">Encoder output index 435 -&gt; 0</text:p>
      <text:p text:style-name="Standard">Encoder output index 436 -&gt; 0</text:p>
      <text:p text:style-name="Standard">Encoder output index 437 -&gt; 1</text:p>
      <text:p text:style-name="Standard">Encoder output index 438 -&gt; 1</text:p>
      <text:p text:style-name="Standard">Encoder output index 439 -&gt; 0</text:p>
      <text:p text:style-name="Standard">Encoder output index 440 -&gt; 1</text:p>
      <text:p text:style-name="Standard">Encoder output index 441 -&gt; 0</text:p>
      <text:p text:style-name="Standard">Encoder output index 442 -&gt; 1</text:p>
      <text:p text:style-name="Standard">Encoder output index 443 -&gt; 0</text:p>
      <text:p text:style-name="Standard">Encoder output index 444 -&gt; 0</text:p>
      <text:p text:style-name="Standard">Encoder output index 445 -&gt; 1</text:p>
      <text:p text:style-name="Standard">Encoder output index 446 -&gt; 0</text:p>
      <text:p text:style-name="Standard">Encoder output index 447 -&gt; 1</text:p>
      <text:p text:style-name="Standard">Encoder output index 448 -&gt; 1</text:p>
      <text:p text:style-name="Standard">Encoder output index 449 -&gt; 0</text:p>
      <text:p text:style-name="Standard">Encoder output index 450 -&gt; 1</text:p>
      <text:p text:style-name="Standard">Encoder output index 451 -&gt; 0</text:p>
      <text:p text:style-name="Standard">Encoder output index 452 -&gt; 0</text:p>
      <text:p text:style-name="Standard">Encoder output index 453 -&gt; 1</text:p>
      <text:p text:style-name="Standard">Encoder output index 454 -&gt; 0</text:p>
      <text:p text:style-name="Standard">Encoder output index 455 -&gt; 0</text:p>
      <text:p text:style-name="Standard">Encoder output index 456 -&gt; 0</text:p>
      <text:p text:style-name="Standard">Encoder output index 457 -&gt; 0</text:p>
      <text:p text:style-name="Standard">Encoder output index 458 -&gt; 1</text:p>
      <text:p text:style-name="Standard">Encoder output index 459 -&gt; 1</text:p>
      <text:p text:style-name="Standard">Encoder output index 460 -&gt; 0</text:p>
      <text:p text:style-name="Standard">Encoder output index 461 -&gt; 1</text:p>
      <text:p text:style-name="Standard">Encoder output index 462 -&gt; 0</text:p>
      <text:p text:style-name="Standard">Encoder output index 463 -&gt; 1</text:p>
      <text:p text:style-name="Standard">Encoder output index 464 -&gt; 0</text:p>
      <text:p text:style-name="Standard">Encoder output index 465 -&gt; 0</text:p>
      <text:p text:style-name="Standard">Encoder output index 466 -&gt; 1</text:p>
      <text:p text:style-name="Standard">Encoder output index 467 -&gt; 0</text:p>
      <text:p text:style-name="Standard">Encoder output index 468 -&gt; 1</text:p>
      <text:p text:style-name="Standard">Encoder output index 469 -&gt; 0</text:p>
      <text:p text:style-name="Standard">Encoder output index 470 -&gt; 1</text:p>
      <text:p text:style-name="Standard">Encoder output index 471 -&gt; 1</text:p>
      <text:p text:style-name="Standard">Encoder output index 472 -&gt; 0</text:p>
      <text:p text:style-name="Standard">Encoder output index 473 -&gt; 0</text:p>
      <text:p text:style-name="Standard">Encoder output index 474 -&gt; 0</text:p>
      <text:p text:style-name="Standard">Encoder output index 475 -&gt; 0</text:p>
      <text:p text:style-name="Standard">Encoder output index 476 -&gt; 1</text:p>
      <text:p text:style-name="Standard">Encoder output index 477 -&gt; 1</text:p>
      <text:p text:style-name="Standard">Encoder output index 478 -&gt; 1</text:p>
      <text:p text:style-name="Standard">Encoder output index 479 -&gt; 1</text:p>
      <text:p text:style-name="Standard">Encoder output index 480 -&gt; 0</text:p>
      <text:p text:style-name="Standard">Encoder output index 481 -&gt; 0</text:p>
      <text:p text:style-name="Standard">Encoder output index 482 -&gt; 0</text:p>
      <text:p text:style-name="Standard">Encoder output index 483 -&gt; 1</text:p>
      <text:p text:style-name="Standard">Encoder output index 484 -&gt; 0</text:p>
      <text:p text:style-name="Standard"><text:soft-page-break/>Encoder output index 485 -&gt; 0</text:p>
      <text:p text:style-name="Standard">Encoder output index 486 -&gt; 1</text:p>
      <text:p text:style-name="Standard">Encoder output index 487 -&gt; 1</text:p>
      <text:p text:style-name="Standard">Encoder output index 488 -&gt; 0</text:p>
      <text:p text:style-name="Standard">Encoder output index 489 -&gt; 0</text:p>
      <text:p text:style-name="Standard">Encoder output index 490 -&gt; 0</text:p>
      <text:p text:style-name="Standard">Encoder output index 491 -&gt; 1</text:p>
      <text:p text:style-name="Standard">Encoder output index 492 -&gt; 1</text:p>
      <text:p text:style-name="Standard">Encoder output index 493 -&gt; 1</text:p>
      <text:p text:style-name="Standard">Encoder output index 494 -&gt; 0</text:p>
      <text:p text:style-name="Standard">Encoder output index 495 -&gt; 0</text:p>
      <text:p text:style-name="Standard">Encoder output index 496 -&gt; 0</text:p>
      <text:p text:style-name="Standard">Encoder output index 497 -&gt; 1</text:p>
      <text:p text:style-name="Standard">Encoder output index 498 -&gt; 1</text:p>
      <text:p text:style-name="Standard">Encoder output index 499 -&gt; 0</text:p>
      <text:p text:style-name="Standard">Encoder output index 500 -&gt; 1</text:p>
      <text:p text:style-name="Standard">Encoder output index 501 -&gt; 1</text:p>
      <text:p text:style-name="Standard">Encoder output index 502 -&gt; 1</text:p>
      <text:p text:style-name="Standard">Encoder output index 503 -&gt; 0</text:p>
      <text:p text:style-name="Standard">Encoder output index 504 -&gt; 0</text:p>
      <text:p text:style-name="Standard">Encoder output index 505 -&gt; 0</text:p>
      <text:p text:style-name="Standard">Encoder output index 506 -&gt; 1</text:p>
      <text:p text:style-name="Standard">Encoder output index 507 -&gt; 1</text:p>
      <text:p text:style-name="Standard">Encoder output index 508 -&gt; 1</text:p>
      <text:p text:style-name="Standard">Encoder output index 509 -&gt; 1</text:p>
      <text:p text:style-name="Standard">Encoder output index 510 -&gt; 1</text:p>
      <text:p text:style-name="Standard">Encoder output index 511 -&gt; 1</text:p>
      <text:p text:style-name="Standard">Encoder output index 512 -&gt; 1</text:p>
      <text:p text:style-name="Standard">Encoder output index 513 -&gt; 0</text:p>
      <text:p text:style-name="Standard">Encoder output index 514 -&gt; 1</text:p>
      <text:p text:style-name="Standard">Encoder output index 515 -&gt; 0</text:p>
      <text:p text:style-name="Standard">Encoder output index 516 -&gt; 1</text:p>
      <text:p text:style-name="Standard">Encoder output index 517 -&gt; 1</text:p>
      <text:p text:style-name="Standard">Encoder output index 518 -&gt; 1</text:p>
      <text:p text:style-name="Standard">Encoder output index 519 -&gt; 1</text:p>
      <text:p text:style-name="Standard">Encoder output index 520 -&gt; 0</text:p>
      <text:p text:style-name="Standard">Encoder output index 521 -&gt; 1</text:p>
      <text:p text:style-name="Standard">Encoder output index 522 -&gt; 1</text:p>
      <text:p text:style-name="Standard">Encoder output index 523 -&gt; 0</text:p>
      <text:p text:style-name="Standard">Encoder output index 524 -&gt; 0</text:p>
      <text:p text:style-name="Standard">Encoder output index 525 -&gt; 0</text:p>
      <text:p text:style-name="Standard">Encoder output index 526 -&gt; 0</text:p>
      <text:p text:style-name="Standard">Encoder output index 527 -&gt; 0</text:p>
      <text:p text:style-name="Standard">Encoder output index 528 -&gt; 1</text:p>
      <text:p text:style-name="Standard">Encoder output index 529 -&gt; 1</text:p>
      <text:p text:style-name="Standard">Encoder output index 530 -&gt; 0</text:p>
      <text:p text:style-name="Standard">Encoder output index 531 -&gt; 1</text:p>
      <text:p text:style-name="Standard">Encoder output index 532 -&gt; 1</text:p>
      <text:p text:style-name="Standard">Encoder output index 533 -&gt; 1</text:p>
      <text:p text:style-name="Standard">Encoder output index 534 -&gt; 0</text:p>
      <text:p text:style-name="Standard">Encoder output index 535 -&gt; 0</text:p>
      <text:p text:style-name="Standard">Encoder output index 536 -&gt; 0</text:p>
      <text:p text:style-name="Standard"><text:soft-page-break/>Encoder output index 537 -&gt; 0</text:p>
      <text:p text:style-name="Standard">Encoder output index 538 -&gt; 0</text:p>
      <text:p text:style-name="Standard">Encoder output index 539 -&gt; 1</text:p>
      <text:p text:style-name="Standard">Encoder output index 540 -&gt; 1</text:p>
      <text:p text:style-name="Standard">Encoder output index 541 -&gt; 1</text:p>
      <text:p text:style-name="Standard">Encoder output index 542 -&gt; 0</text:p>
      <text:p text:style-name="Standard">Encoder output index 543 -&gt; 1</text:p>
      <text:p text:style-name="Standard">Encoder output index 544 -&gt; 0</text:p>
      <text:p text:style-name="Standard">Encoder output index 545 -&gt; 0</text:p>
      <text:p text:style-name="Standard">Encoder output index 546 -&gt; 1</text:p>
      <text:p text:style-name="Standard">Encoder output index 547 -&gt; 0</text:p>
      <text:p text:style-name="Standard">Encoder output index 548 -&gt; 0</text:p>
      <text:p text:style-name="Standard">Encoder output index 549 -&gt; 0</text:p>
      <text:p text:style-name="Standard">Encoder output index 550 -&gt; 0</text:p>
      <text:p text:style-name="Standard">Encoder output index 551 -&gt; 1</text:p>
      <text:p text:style-name="Standard">Encoder output index 552 -&gt; 0</text:p>
      <text:p text:style-name="Standard">Encoder output index 553 -&gt; 1</text:p>
      <text:p text:style-name="Standard">Encoder output index 554 -&gt; 1</text:p>
      <text:p text:style-name="Standard">Encoder output index 555 -&gt; 0</text:p>
      <text:p text:style-name="Standard">Encoder output index 556 -&gt; 0</text:p>
      <text:p text:style-name="Standard">Encoder output index 557 -&gt; 1</text:p>
      <text:p text:style-name="Standard">Encoder output index 558 -&gt; 0</text:p>
      <text:p text:style-name="Standard">Encoder output index 559 -&gt; 1</text:p>
      <text:p text:style-name="Standard">Encoder output index 560 -&gt; 1</text:p>
      <text:p text:style-name="Standard">Encoder output index 561 -&gt; 1</text:p>
      <text:p text:style-name="Standard">Encoder output index 562 -&gt; 1</text:p>
      <text:p text:style-name="Standard">Encoder output index 563 -&gt; 0</text:p>
      <text:p text:style-name="Standard">Encoder output index 564 -&gt; 1</text:p>
      <text:p text:style-name="Standard">Encoder output index 565 -&gt; 1</text:p>
      <text:p text:style-name="Standard">Encoder output index 566 -&gt; 0</text:p>
      <text:p text:style-name="Standard">Encoder output index 567 -&gt; 0</text:p>
      <text:p text:style-name="Standard">Encoder output index 568 -&gt; 0</text:p>
      <text:p text:style-name="Standard">Encoder output index 569 -&gt; 0</text:p>
      <text:p text:style-name="Standard">Encoder output index 570 -&gt; 1</text:p>
      <text:p text:style-name="Standard">Encoder output index 571 -&gt; 0</text:p>
      <text:p text:style-name="Standard">Encoder output index 572 -&gt; 0</text:p>
      <text:p text:style-name="Standard">Encoder output index 573 -&gt; 1</text:p>
      <text:p text:style-name="Standard">Encoder output index 574 -&gt; 0</text:p>
      <text:p text:style-name="Standard">Encoder output index 575 -&gt; 0</text:p>
      <text:p text:style-name="Standard">Encoder output index 576 -&gt; 1</text:p>
      <text:p text:style-name="Standard">Encoder output index 577 -&gt; 1</text:p>
      <text:p text:style-name="Standard">Encoder output index 578 -&gt; 1</text:p>
      <text:p text:style-name="Standard">Encoder output index 579 -&gt; 0</text:p>
      <text:p text:style-name="Standard">Encoder output index 580 -&gt; 1</text:p>
      <text:p text:style-name="Standard">Encoder output index 581 -&gt; 0</text:p>
      <text:p text:style-name="Standard">Encoder output index 582 -&gt; 0</text:p>
      <text:p text:style-name="Standard">Encoder output index 583 -&gt; 1</text:p>
      <text:p text:style-name="Standard">Encoder output index 584 -&gt; 1</text:p>
      <text:p text:style-name="Standard">Encoder output index 585 -&gt; 1</text:p>
      <text:p text:style-name="Standard">Encoder output index 586 -&gt; 1</text:p>
      <text:p text:style-name="Standard">Encoder output index 587 -&gt; 1</text:p>
      <text:p text:style-name="Standard">Encoder output index 588 -&gt; 0</text:p>
      <text:p text:style-name="Standard"><text:soft-page-break/>Encoder output index 589 -&gt; 1</text:p>
      <text:p text:style-name="Standard">Encoder output index 590 -&gt; 0</text:p>
      <text:p text:style-name="Standard">Encoder output index 591 -&gt; 0</text:p>
      <text:p text:style-name="Standard">Encoder output index 592 -&gt; 1</text:p>
      <text:p text:style-name="Standard">Encoder output index 593 -&gt; 0</text:p>
      <text:p text:style-name="Standard">Encoder output index 594 -&gt; 1</text:p>
      <text:p text:style-name="Standard">Encoder output index 595 -&gt; 0</text:p>
      <text:p text:style-name="Standard">Encoder output index 596 -&gt; 0</text:p>
      <text:p text:style-name="Standard">Encoder output index 597 -&gt; 0</text:p>
      <text:p text:style-name="Standard">Encoder output index 598 -&gt; 1</text:p>
      <text:p text:style-name="Standard">Encoder output index 599 -&gt; 1</text:p>
      <text:p text:style-name="Standard">Encoder output index 600 -&gt; 0</text:p>
      <text:p text:style-name="Standard">Encoder output index 601 -&gt; 1</text:p>
      <text:p text:style-name="Standard">Encoder output index 602 -&gt; 1</text:p>
      <text:p text:style-name="Standard">Encoder output index 603 -&gt; 1</text:p>
      <text:p text:style-name="Standard">Encoder output index 604 -&gt; 0</text:p>
      <text:p text:style-name="Standard">Encoder output index 605 -&gt; 1</text:p>
      <text:p text:style-name="Standard">Encoder output index 606 -&gt; 0</text:p>
      <text:p text:style-name="Standard">Encoder output index 607 -&gt; 0</text:p>
      <text:p text:style-name="Standard">Encoder output index 608 -&gt; 0</text:p>
      <text:p text:style-name="Standard">Encoder output index 609 -&gt; 1</text:p>
      <text:p text:style-name="Standard">Encoder output index 610 -&gt; 1</text:p>
      <text:p text:style-name="Standard">Encoder output index 611 -&gt; 1</text:p>
      <text:p text:style-name="Standard">Encoder output index 612 -&gt; 0</text:p>
      <text:p text:style-name="Standard">Encoder output index 613 -&gt; 0</text:p>
      <text:p text:style-name="Standard">Encoder output index 614 -&gt; 0</text:p>
      <text:p text:style-name="Standard">Encoder output index 615 -&gt; 1</text:p>
      <text:p text:style-name="Standard">Encoder output index 616 -&gt; 0</text:p>
      <text:p text:style-name="Standard">Encoder output index 617 -&gt; 0</text:p>
      <text:p text:style-name="Standard">Encoder output index 618 -&gt; 0</text:p>
      <text:p text:style-name="Standard">Encoder output index 619 -&gt; 1</text:p>
      <text:p text:style-name="Standard">Encoder output index 620 -&gt; 0</text:p>
      <text:p text:style-name="Standard">Encoder output index 621 -&gt; 0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1</text:p>
      <text:p text:style-name="Standard">Encoder output index 626 -&gt; 1</text:p>
      <text:p text:style-name="Standard">Encoder output index 627 -&gt; 1</text:p>
      <text:p text:style-name="Standard">Encoder output index 628 -&gt; 1</text:p>
      <text:p text:style-name="Standard">Encoder output index 629 -&gt; 0</text:p>
      <text:p text:style-name="Standard">Encoder output index 630 -&gt; 1</text:p>
      <text:p text:style-name="Standard">Encoder output index 631 -&gt; 0</text:p>
      <text:p text:style-name="Standard">Encoder output index 632 -&gt; 0</text:p>
      <text:p text:style-name="Standard">Encoder output index 633 -&gt; 1</text:p>
      <text:p text:style-name="Standard">Encoder output index 634 -&gt; 0</text:p>
      <text:p text:style-name="Standard">Encoder output index 635 -&gt; 0</text:p>
      <text:p text:style-name="Standard">Encoder output index 636 -&gt; 1</text:p>
      <text:p text:style-name="Standard">Encoder output index 637 -&gt; 1</text:p>
      <text:p text:style-name="Standard">Encoder output index 638 -&gt; 1</text:p>
      <text:p text:style-name="Standard">Encoder output index 639 -&gt; 1</text:p>
      <text:p text:style-name="Standard">Encoder output index 640 -&gt; 1</text:p>
      <text:p text:style-name="Standard"><text:soft-page-break/>Encoder output index 641 -&gt; 0</text:p>
      <text:p text:style-name="Standard">Encoder output index 642 -&gt; 1</text:p>
      <text:p text:style-name="Standard">Encoder output index 643 -&gt; 0</text:p>
      <text:p text:style-name="Standard">Encoder output index 644 -&gt; 1</text:p>
      <text:p text:style-name="Standard">Encoder output index 645 -&gt; 1</text:p>
      <text:p text:style-name="Standard">Encoder output index 646 -&gt; 0</text:p>
      <text:p text:style-name="Standard">Encoder output index 647 -&gt; 0</text:p>
      <text:p text:style-name="Standard">Frame 0, Y_N[0] = 0.369307</text:p>
      <text:p text:style-name="Standard">Frame 0, Y_N[1] = -0.994408</text:p>
      <text:p text:style-name="Standard">Frame 0, Y_N[2] = 0.777234</text:p>
      <text:p text:style-name="Standard">Frame 0, Y_N[3] = -1.036604</text:p>
      <text:p text:style-name="Standard">Frame 0, Y_N[4] = 1.436354</text:p>
      <text:p text:style-name="Standard">Frame 0, Y_N[5] = 1.397017</text:p>
      <text:p text:style-name="Standard">Frame 0, Y_N[6] = -0.742897</text:p>
      <text:p text:style-name="Standard">Frame 0, Y_N[7] = -0.681328</text:p>
      <text:p text:style-name="Standard">Frame 0, Y_N[8] = 1.154004</text:p>
      <text:p text:style-name="Standard">Frame 0, Y_N[9] = -0.524056</text:p>
      <text:p text:style-name="Standard">Frame 0, Y_N[10] = 0.735096</text:p>
      <text:p text:style-name="Standard">Frame 0, Y_N[11] = 2.008047</text:p>
      <text:p text:style-name="Standard">Frame 0, Y_N[12] = 1.313217</text:p>
      <text:p text:style-name="Standard">Frame 0, Y_N[13] = 1.724143</text:p>
      <text:p text:style-name="Standard">Frame 0, Y_N[14] = -1.493436</text:p>
      <text:p text:style-name="Standard">Frame 0, Y_N[15] = 1.095489</text:p>
      <text:p text:style-name="Standard">Frame 0, Y_N[16] = 1.313805</text:p>
      <text:p text:style-name="Standard">Frame 0, Y_N[17] = 1.149074</text:p>
      <text:p text:style-name="Standard">Frame 0, Y_N[18] = 0.948705</text:p>
      <text:p text:style-name="Standard">Frame 0, Y_N[19] = -1.101761</text:p>
      <text:p text:style-name="Standard">Frame 0, Y_N[20] = 0.831263</text:p>
      <text:p text:style-name="Standard">Frame 0, Y_N[21] = -0.489002</text:p>
      <text:p text:style-name="Standard">Frame 0, Y_N[22] = -1.397345</text:p>
      <text:p text:style-name="Standard">Frame 0, Y_N[23] = -1.409704</text:p>
      <text:p text:style-name="Standard">Frame 0, Y_N[24] = -0.528984</text:p>
      <text:p text:style-name="Standard">Frame 0, Y_N[25] = -1.140851</text:p>
      <text:p text:style-name="Standard">Frame 0, Y_N[26] = 0.386595</text:p>
      <text:p text:style-name="Standard">Frame 0, Y_N[27] = 1.030006</text:p>
      <text:p text:style-name="Standard">Frame 0, Y_N[28] = 0.551095</text:p>
      <text:p text:style-name="Standard">Frame 0, Y_N[29] = -0.213292</text:p>
      <text:p text:style-name="Standard">Frame 0, Y_N[30] = -0.273140</text:p>
      <text:p text:style-name="Standard">Frame 0, Y_N[31] = -1.123101</text:p>
      <text:p text:style-name="Standard">Frame 0, Y_N[32] = 0.927496</text:p>
      <text:p text:style-name="Standard">Frame 0, Y_N[33] = -1.123487</text:p>
      <text:p text:style-name="Standard">Frame 0, Y_N[34] = 0.551826</text:p>
      <text:p text:style-name="Standard">Frame 0, Y_N[35] = -1.114981</text:p>
      <text:p text:style-name="Standard">Frame 0, Y_N[36] = 0.852606</text:p>
      <text:p text:style-name="Standard">Frame 0, Y_N[37] = -1.692651</text:p>
      <text:p text:style-name="Standard">Frame 0, Y_N[38] = 0.142560</text:p>
      <text:p text:style-name="Standard">Frame 0, Y_N[39] = -1.553357</text:p>
      <text:p text:style-name="Standard">Frame 0, Y_N[40] = 0.791264</text:p>
      <text:p text:style-name="Standard">Frame 0, Y_N[41] = 0.889928</text:p>
      <text:p text:style-name="Standard">Frame 0, Y_N[42] = 1.457859</text:p>
      <text:p text:style-name="Standard">Frame 0, Y_N[43] = -0.449591</text:p>
      <text:p text:style-name="Standard">Frame 0, Y_N[44] = -1.685486</text:p>
      <text:p text:style-name="Standard"><text:soft-page-break/>Frame 0, Y_N[45] = 0.920432</text:p>
      <text:p text:style-name="Standard">Frame 0, Y_N[46] = 0.945103</text:p>
      <text:p text:style-name="Standard">Frame 0, Y_N[47] = 0.891429</text:p>
      <text:p text:style-name="Standard">Frame 0, Y_N[48] = 1.277642</text:p>
      <text:p text:style-name="Standard">Frame 0, Y_N[49] = 0.858851</text:p>
      <text:p text:style-name="Standard">Frame 0, Y_N[50] = 1.955978</text:p>
      <text:p text:style-name="Standard">Frame 0, Y_N[51] = 0.766555</text:p>
      <text:p text:style-name="Standard">Frame 0, Y_N[52] = 1.097921</text:p>
      <text:p text:style-name="Standard">Frame 0, Y_N[53] = 0.303685</text:p>
      <text:p text:style-name="Standard">Frame 0, Y_N[54] = 0.446378</text:p>
      <text:p text:style-name="Standard">Frame 0, Y_N[55] = -1.107544</text:p>
      <text:p text:style-name="Standard">Frame 0, Y_N[56] = -1.147536</text:p>
      <text:p text:style-name="Standard">Frame 0, Y_N[57] = -1.107960</text:p>
      <text:p text:style-name="Standard">Frame 0, Y_N[58] = -1.072896</text:p>
      <text:p text:style-name="Standard">Frame 0, Y_N[59] = -1.310624</text:p>
      <text:p text:style-name="Standard">Frame 0, Y_N[60] = -1.397778</text:p>
      <text:p text:style-name="Standard">Frame 0, Y_N[61] = 0.728411</text:p>
      <text:p text:style-name="Standard">Frame 0, Y_N[62] = 0.984903</text:p>
      <text:p text:style-name="Standard">Frame 0, Y_N[63] = -1.041319</text:p>
      <text:p text:style-name="Standard">Frame 0, Y_N[64] = -1.310611</text:p>
      <text:p text:style-name="Standard">Frame 0, Y_N[65] = 0.841439</text:p>
      <text:p text:style-name="Standard">Frame 0, Y_N[66] = 1.305980</text:p>
      <text:p text:style-name="Standard">Frame 0, Y_N[67] = -0.741211</text:p>
      <text:p text:style-name="Standard">Frame 0, Y_N[68] = -1.530238</text:p>
      <text:p text:style-name="Standard">Frame 0, Y_N[69] = -0.414053</text:p>
      <text:p text:style-name="Standard">Frame 0, Y_N[70] = -0.446722</text:p>
      <text:p text:style-name="Standard">Frame 0, Y_N[71] = 0.177496</text:p>
      <text:p text:style-name="Standard">Frame 0, Y_N[72] = -0.700508</text:p>
      <text:p text:style-name="Standard">Frame 0, Y_N[73] = 1.379837</text:p>
      <text:p text:style-name="Standard">Frame 0, Y_N[74] = -1.492139</text:p>
      <text:p text:style-name="Standard">Frame 0, Y_N[75] = 0.756356</text:p>
      <text:p text:style-name="Standard">Frame 0, Y_N[76] = -1.188322</text:p>
      <text:p text:style-name="Standard">Frame 0, Y_N[77] = 1.283766</text:p>
      <text:p text:style-name="Standard">Frame 0, Y_N[78] = 0.680262</text:p>
      <text:p text:style-name="Standard">Frame 0, Y_N[79] = 0.389240</text:p>
      <text:p text:style-name="Standard">Frame 0, Y_N[80] = -0.763732</text:p>
      <text:p text:style-name="Standard">Frame 0, Y_N[81] = 0.330002</text:p>
      <text:p text:style-name="Standard">Frame 0, Y_N[82] = -0.717945</text:p>
      <text:p text:style-name="Standard">Frame 0, Y_N[83] = 1.455930</text:p>
      <text:p text:style-name="Standard">Frame 0, Y_N[84] = 0.322884</text:p>
      <text:p text:style-name="Standard">Frame 0, Y_N[85] = -0.786508</text:p>
      <text:p text:style-name="Standard">Frame 0, Y_N[86] = 0.921948</text:p>
      <text:p text:style-name="Standard">Frame 0, Y_N[87] = -0.850250</text:p>
      <text:p text:style-name="Standard">Frame 0, Y_N[88] = -0.784935</text:p>
      <text:p text:style-name="Standard">Frame 0, Y_N[89] = -0.631741</text:p>
      <text:p text:style-name="Standard">Frame 0, Y_N[90] = 1.450820</text:p>
      <text:p text:style-name="Standard">Frame 0, Y_N[91] = -1.859934</text:p>
      <text:p text:style-name="Standard">Frame 0, Y_N[92] = 0.495523</text:p>
      <text:p text:style-name="Standard">Frame 0, Y_N[93] = 1.162787</text:p>
      <text:p text:style-name="Standard">Frame 0, Y_N[94] = -0.901790</text:p>
      <text:p text:style-name="Standard">Frame 0, Y_N[95] = 0.578869</text:p>
      <text:p text:style-name="Standard">Frame 0, Y_N[96] = -1.048700</text:p>
      <text:p text:style-name="Standard"><text:soft-page-break/>Frame 0, Y_N[97] = 1.914730</text:p>
      <text:p text:style-name="Standard">Frame 0, Y_N[98] = -1.134073</text:p>
      <text:p text:style-name="Standard">Frame 0, Y_N[99] = 1.441833</text:p>
      <text:p text:style-name="Standard">Frame 0, Y_N[100] = -0.606124</text:p>
      <text:p text:style-name="Standard">Frame 0, Y_N[101] = -1.384314</text:p>
      <text:p text:style-name="Standard">Frame 0, Y_N[102] = -0.840328</text:p>
      <text:p text:style-name="Standard">Frame 0, Y_N[103] = 1.049693</text:p>
      <text:p text:style-name="Standard">Frame 0, Y_N[104] = 1.302244</text:p>
      <text:p text:style-name="Standard">Frame 0, Y_N[105] = -0.831835</text:p>
      <text:p text:style-name="Standard">Frame 0, Y_N[106] = 0.519079</text:p>
      <text:p text:style-name="Standard">Frame 0, Y_N[107] = 1.469758</text:p>
      <text:p text:style-name="Standard">Frame 0, Y_N[108] = 0.430436</text:p>
      <text:p text:style-name="Standard">Frame 0, Y_N[109] = 0.817060</text:p>
      <text:p text:style-name="Standard">Frame 0, Y_N[110] = -1.853961</text:p>
      <text:p text:style-name="Standard">Frame 0, Y_N[111] = 0.940283</text:p>
      <text:p text:style-name="Standard">Frame 0, Y_N[112] = 1.555700</text:p>
      <text:p text:style-name="Standard">Frame 0, Y_N[113] = 1.233719</text:p>
      <text:p text:style-name="Standard">Frame 0, Y_N[114] = -0.428686</text:p>
      <text:p text:style-name="Standard">Frame 0, Y_N[115] = 0.804215</text:p>
      <text:p text:style-name="Standard">Frame 0, Y_N[116] = 0.592421</text:p>
      <text:p text:style-name="Standard">Frame 0, Y_N[117] = -0.802573</text:p>
      <text:p text:style-name="Standard">Frame 0, Y_N[118] = 1.175303</text:p>
      <text:p text:style-name="Standard">Frame 0, Y_N[119] = 0.962219</text:p>
      <text:p text:style-name="Standard">Frame 0, Y_N[120] = 1.164951</text:p>
      <text:p text:style-name="Standard">Frame 0, Y_N[121] = -1.188277</text:p>
      <text:p text:style-name="Standard">Frame 0, Y_N[122] = -0.295147</text:p>
      <text:p text:style-name="Standard">Frame 0, Y_N[123] = -0.768812</text:p>
      <text:p text:style-name="Standard">Frame 0, Y_N[124] = 0.748785</text:p>
      <text:p text:style-name="Standard">Frame 0, Y_N[125] = -0.480730</text:p>
      <text:p text:style-name="Standard">Frame 0, Y_N[126] = -0.918644</text:p>
      <text:p text:style-name="Standard">Frame 0, Y_N[127] = -0.703715</text:p>
      <text:p text:style-name="Standard">Frame 0, Y_N[128] = 1.034137</text:p>
      <text:p text:style-name="Standard">Frame 0, Y_N[129] = -0.366396</text:p>
      <text:p text:style-name="Standard">Frame 0, Y_N[130] = -0.053979</text:p>
      <text:p text:style-name="Standard">Frame 0, Y_N[131] = -0.284985</text:p>
      <text:p text:style-name="Standard">Frame 0, Y_N[132] = -1.695426</text:p>
      <text:p text:style-name="Standard">Frame 0, Y_N[133] = -1.304342</text:p>
      <text:p text:style-name="Standard">Frame 0, Y_N[134] = -1.103200</text:p>
      <text:p text:style-name="Standard">Frame 0, Y_N[135] = 0.923402</text:p>
      <text:p text:style-name="Standard">Frame 0, Y_N[136] = -1.664695</text:p>
      <text:p text:style-name="Standard">Frame 0, Y_N[137] = 0.747057</text:p>
      <text:p text:style-name="Standard">Frame 0, Y_N[138] = 1.584940</text:p>
      <text:p text:style-name="Standard">Frame 0, Y_N[139] = 1.345889</text:p>
      <text:p text:style-name="Standard">Frame 0, Y_N[140] = -1.603929</text:p>
      <text:p text:style-name="Standard">Frame 0, Y_N[141] = -0.850359</text:p>
      <text:p text:style-name="Standard">Frame 0, Y_N[142] = -1.687344</text:p>
      <text:p text:style-name="Standard">Frame 0, Y_N[143] = -1.550573</text:p>
      <text:p text:style-name="Standard">Frame 0, Y_N[144] = -1.233989</text:p>
      <text:p text:style-name="Standard">Frame 0, Y_N[145] = 0.471568</text:p>
      <text:p text:style-name="Standard">Frame 0, Y_N[146] = -0.355237</text:p>
      <text:p text:style-name="Standard">Frame 0, Y_N[147] = -0.492758</text:p>
      <text:p text:style-name="Standard">Frame 0, Y_N[148] = -0.964365</text:p>
      <text:p text:style-name="Standard"><text:soft-page-break/>Frame 0, Y_N[149] = -1.101668</text:p>
      <text:p text:style-name="Standard">Frame 0, Y_N[150] = -0.981718</text:p>
      <text:p text:style-name="Standard">Frame 0, Y_N[151] = -0.144759</text:p>
      <text:p text:style-name="Standard">Frame 0, Y_N[152] = -0.714683</text:p>
      <text:p text:style-name="Standard">Frame 0, Y_N[153] = 1.451110</text:p>
      <text:p text:style-name="Standard">Frame 0, Y_N[154] = -1.280124</text:p>
      <text:p text:style-name="Standard">Frame 0, Y_N[155] = 0.665925</text:p>
      <text:p text:style-name="Standard">Frame 0, Y_N[156] = -1.144546</text:p>
      <text:p text:style-name="Standard">Frame 0, Y_N[157] = 0.588013</text:p>
      <text:p text:style-name="Standard">Frame 0, Y_N[158] = -1.312531</text:p>
      <text:p text:style-name="Standard">Frame 0, Y_N[159] = -0.935677</text:p>
      <text:p text:style-name="Standard">Frame 0, Y_N[160] = -1.177850</text:p>
      <text:p text:style-name="Standard">Frame 0, Y_N[161] = -0.509317</text:p>
      <text:p text:style-name="Standard">Frame 0, Y_N[162] = -1.577371</text:p>
      <text:p text:style-name="Standard">Frame 0, Y_N[163] = -1.688870</text:p>
      <text:p text:style-name="Standard">Frame 0, Y_N[164] = -1.012873</text:p>
      <text:p text:style-name="Standard">Frame 0, Y_N[165] = 1.606485</text:p>
      <text:p text:style-name="Standard">Frame 0, Y_N[166] = -0.959037</text:p>
      <text:p text:style-name="Standard">Frame 0, Y_N[167] = 0.811179</text:p>
      <text:p text:style-name="Standard">Frame 0, Y_N[168] = -0.853781</text:p>
      <text:p text:style-name="Standard">Frame 0, Y_N[169] = -0.773385</text:p>
      <text:p text:style-name="Standard">Frame 0, Y_N[170] = -1.038564</text:p>
      <text:p text:style-name="Standard">Frame 0, Y_N[171] = -0.356755</text:p>
      <text:p text:style-name="Standard">Frame 0, Y_N[172] = 1.345435</text:p>
      <text:p text:style-name="Standard">Frame 0, Y_N[173] = -0.609050</text:p>
      <text:p text:style-name="Standard">Frame 0, Y_N[174] = 1.062912</text:p>
      <text:p text:style-name="Standard">Frame 0, Y_N[175] = -1.486966</text:p>
      <text:p text:style-name="Standard">Frame 0, Y_N[176] = 1.099823</text:p>
      <text:p text:style-name="Standard">Frame 0, Y_N[177] = 1.388538</text:p>
      <text:p text:style-name="Standard">Frame 0, Y_N[178] = -0.735330</text:p>
      <text:p text:style-name="Standard">Frame 0, Y_N[179] = 1.501457</text:p>
      <text:p text:style-name="Standard">Frame 0, Y_N[180] = -0.321184</text:p>
      <text:p text:style-name="Standard">Frame 0, Y_N[181] = -0.598364</text:p>
      <text:p text:style-name="Standard">Frame 0, Y_N[182] = 0.643154</text:p>
      <text:p text:style-name="Standard">Frame 0, Y_N[183] = -0.577581</text:p>
      <text:p text:style-name="Standard">Frame 0, Y_N[184] = 1.120339</text:p>
      <text:p text:style-name="Standard">Frame 0, Y_N[185] = -0.790389</text:p>
      <text:p text:style-name="Standard">Frame 0, Y_N[186] = 1.292034</text:p>
      <text:p text:style-name="Standard">Frame 0, Y_N[187] = -0.707819</text:p>
      <text:p text:style-name="Standard">Frame 0, Y_N[188] = 1.223990</text:p>
      <text:p text:style-name="Standard">Frame 0, Y_N[189] = 0.452717</text:p>
      <text:p text:style-name="Standard">Frame 0, Y_N[190] = -0.859206</text:p>
      <text:p text:style-name="Standard">Frame 0, Y_N[191] = 0.484300</text:p>
      <text:p text:style-name="Standard">Frame 0, Y_N[192] = 0.899921</text:p>
      <text:p text:style-name="Standard">Frame 0, Y_N[193] = 0.245910</text:p>
      <text:p text:style-name="Standard">Frame 0, Y_N[194] = 1.270020</text:p>
      <text:p text:style-name="Standard">Frame 0, Y_N[195] = 0.968016</text:p>
      <text:p text:style-name="Standard">Frame 0, Y_N[196] = 0.685414</text:p>
      <text:p text:style-name="Standard">Frame 0, Y_N[197] = -1.172046</text:p>
      <text:p text:style-name="Standard">Frame 0, Y_N[198] = 1.202956</text:p>
      <text:p text:style-name="Standard">Frame 0, Y_N[199] = -1.499955</text:p>
      <text:p text:style-name="Standard">Frame 0, Y_N[200] = 1.080734</text:p>
      <text:p text:style-name="Standard"><text:soft-page-break/>Frame 0, Y_N[201] = -0.441279</text:p>
      <text:p text:style-name="Standard">Frame 0, Y_N[202] = 1.462197</text:p>
      <text:p text:style-name="Standard">Frame 0, Y_N[203] = 0.697697</text:p>
      <text:p text:style-name="Standard">Frame 0, Y_N[204] = -0.825557</text:p>
      <text:p text:style-name="Standard">Frame 0, Y_N[205] = -0.823199</text:p>
      <text:p text:style-name="Standard">Frame 0, Y_N[206] = -0.623834</text:p>
      <text:p text:style-name="Standard">Frame 0, Y_N[207] = 0.844198</text:p>
      <text:p text:style-name="Standard">Frame 0, Y_N[208] = 0.540438</text:p>
      <text:p text:style-name="Standard">Frame 0, Y_N[209] = 1.171331</text:p>
      <text:p text:style-name="Standard">Frame 0, Y_N[210] = 0.126394</text:p>
      <text:p text:style-name="Standard">Frame 0, Y_N[211] = 1.769004</text:p>
      <text:p text:style-name="Standard">Frame 0, Y_N[212] = -1.510104</text:p>
      <text:p text:style-name="Standard">Frame 0, Y_N[213] = 1.630540</text:p>
      <text:p text:style-name="Standard">Frame 0, Y_N[214] = 0.938956</text:p>
      <text:p text:style-name="Standard">Frame 0, Y_N[215] = 0.853436</text:p>
      <text:p text:style-name="Standard">Frame 0, Y_N[216] = -0.858694</text:p>
      <text:p text:style-name="Standard">Frame 0, Y_N[217] = 1.731865</text:p>
      <text:p text:style-name="Standard">Frame 0, Y_N[218] = -1.156440</text:p>
      <text:p text:style-name="Standard">Frame 0, Y_N[219] = -0.967071</text:p>
      <text:p text:style-name="Standard">Frame 0, Y_N[220] = 1.906947</text:p>
      <text:p text:style-name="Standard">Frame 0, Y_N[221] = -0.946032</text:p>
      <text:p text:style-name="Standard">Frame 0, Y_N[222] = 1.005806</text:p>
      <text:p text:style-name="Standard">Frame 0, Y_N[223] = -0.912889</text:p>
      <text:p text:style-name="Standard">Frame 0, Y_N[224] = 0.147887</text:p>
      <text:p text:style-name="Standard">Frame 0, Y_N[225] = 1.310133</text:p>
      <text:p text:style-name="Standard">Frame 0, Y_N[226] = -1.688093</text:p>
      <text:p text:style-name="Standard">Frame 0, Y_N[227] = 0.634669</text:p>
      <text:p text:style-name="Standard">Frame 0, Y_N[228] = 1.287560</text:p>
      <text:p text:style-name="Standard">Frame 0, Y_N[229] = -0.466478</text:p>
      <text:p text:style-name="Standard">Frame 0, Y_N[230] = -1.582196</text:p>
      <text:p text:style-name="Standard">Frame 0, Y_N[231] = -1.518335</text:p>
      <text:p text:style-name="Standard">Frame 0, Y_N[232] = -1.040803</text:p>
      <text:p text:style-name="Standard">Frame 0, Y_N[233] = 1.323519</text:p>
      <text:p text:style-name="Standard">Frame 0, Y_N[234] = -1.095962</text:p>
      <text:p text:style-name="Standard">Frame 0, Y_N[235] = -1.165934</text:p>
      <text:p text:style-name="Standard">Frame 0, Y_N[236] = 1.220389</text:p>
      <text:p text:style-name="Standard">Frame 0, Y_N[237] = 0.874922</text:p>
      <text:p text:style-name="Standard">Frame 0, Y_N[238] = -0.669998</text:p>
      <text:p text:style-name="Standard">Frame 0, Y_N[239] = 0.707280</text:p>
      <text:p text:style-name="Standard">Frame 0, Y_N[240] = -1.361510</text:p>
      <text:p text:style-name="Standard">Frame 0, Y_N[241] = -0.056717</text:p>
      <text:p text:style-name="Standard">Frame 0, Y_N[242] = 0.562249</text:p>
      <text:p text:style-name="Standard">Frame 0, Y_N[243] = -1.034506</text:p>
      <text:p text:style-name="Standard">Frame 0, Y_N[244] = -0.999582</text:p>
      <text:p text:style-name="Standard">Frame 0, Y_N[245] = 1.080298</text:p>
      <text:p text:style-name="Standard">Frame 0, Y_N[246] = 1.142786</text:p>
      <text:p text:style-name="Standard">Frame 0, Y_N[247] = 0.842836</text:p>
      <text:p text:style-name="Standard">Frame 0, Y_N[248] = -0.774303</text:p>
      <text:p text:style-name="Standard">Frame 0, Y_N[249] = -0.482126</text:p>
      <text:p text:style-name="Standard">Frame 0, Y_N[250] = 0.624477</text:p>
      <text:p text:style-name="Standard">Frame 0, Y_N[251] = 1.189316</text:p>
      <text:p text:style-name="Standard">Frame 0, Y_N[252] = 0.027820</text:p>
      <text:p text:style-name="Standard"><text:soft-page-break/>Frame 0, Y_N[253] = -1.416045</text:p>
      <text:p text:style-name="Standard">Frame 0, Y_N[254] = -1.690040</text:p>
      <text:p text:style-name="Standard">Frame 0, Y_N[255] = -1.066145</text:p>
      <text:p text:style-name="Standard">Frame 0, Y_N[256] = 1.957252</text:p>
      <text:p text:style-name="Standard">Frame 0, Y_N[257] = -0.745441</text:p>
      <text:p text:style-name="Standard">Frame 0, Y_N[258] = 0.695467</text:p>
      <text:p text:style-name="Standard">Frame 0, Y_N[259] = 1.453052</text:p>
      <text:p text:style-name="Standard">Frame 0, Y_N[260] = 1.493667</text:p>
      <text:p text:style-name="Standard">Frame 0, Y_N[261] = -0.410589</text:p>
      <text:p text:style-name="Standard">Frame 0, Y_N[262] = -1.224152</text:p>
      <text:p text:style-name="Standard">Frame 0, Y_N[263] = -0.890945</text:p>
      <text:p text:style-name="Standard">Frame 0, Y_N[264] = -1.157222</text:p>
      <text:p text:style-name="Standard">Frame 0, Y_N[265] = -0.981845</text:p>
      <text:p text:style-name="Standard">Frame 0, Y_N[266] = 1.051314</text:p>
      <text:p text:style-name="Standard">Frame 0, Y_N[267] = 0.251727</text:p>
      <text:p text:style-name="Standard">Frame 0, Y_N[268] = 0.575361</text:p>
      <text:p text:style-name="Standard">Frame 0, Y_N[269] = -1.637135</text:p>
      <text:p text:style-name="Standard">Frame 0, Y_N[270] = -1.306199</text:p>
      <text:p text:style-name="Standard">Frame 0, Y_N[271] = -0.897792</text:p>
      <text:p text:style-name="Standard">Frame 0, Y_N[272] = -1.021243</text:p>
      <text:p text:style-name="Standard">Frame 0, Y_N[273] = 1.342439</text:p>
      <text:p text:style-name="Standard">Frame 0, Y_N[274] = -2.222372</text:p>
      <text:p text:style-name="Standard">Frame 0, Y_N[275] = 0.702320</text:p>
      <text:p text:style-name="Standard">Frame 0, Y_N[276] = 1.550069</text:p>
      <text:p text:style-name="Standard">Frame 0, Y_N[277] = 0.713395</text:p>
      <text:p text:style-name="Standard">Frame 0, Y_N[278] = 0.729779</text:p>
      <text:p text:style-name="Standard">Frame 0, Y_N[279] = -0.917318</text:p>
      <text:p text:style-name="Standard">Frame 0, Y_N[280] = -0.423933</text:p>
      <text:p text:style-name="Standard">Frame 0, Y_N[281] = -1.028103</text:p>
      <text:p text:style-name="Standard">Frame 0, Y_N[282] = -0.662533</text:p>
      <text:p text:style-name="Standard">Frame 0, Y_N[283] = -1.290183</text:p>
      <text:p text:style-name="Standard">Frame 0, Y_N[284] = -1.253745</text:p>
      <text:p text:style-name="Standard">Frame 0, Y_N[285] = -1.914927</text:p>
      <text:p text:style-name="Standard">Frame 0, Y_N[286] = -1.202967</text:p>
      <text:p text:style-name="Standard">Frame 0, Y_N[287] = 1.050258</text:p>
      <text:p text:style-name="Standard">Frame 0, Y_N[288] = 0.520787</text:p>
      <text:p text:style-name="Standard">Frame 0, Y_N[289] = 1.169372</text:p>
      <text:p text:style-name="Standard">Frame 0, Y_N[290] = 0.948803</text:p>
      <text:p text:style-name="Standard">Frame 0, Y_N[291] = 0.356636</text:p>
      <text:p text:style-name="Standard">Frame 0, Y_N[292] = 1.136224</text:p>
      <text:p text:style-name="Standard">Frame 0, Y_N[293] = 1.826015</text:p>
      <text:p text:style-name="Standard">Frame 0, Y_N[294] = 1.166883</text:p>
      <text:p text:style-name="Standard">Frame 0, Y_N[295] = 1.646710</text:p>
      <text:p text:style-name="Standard">Frame 0, Y_N[296] = 0.829600</text:p>
      <text:p text:style-name="Standard">Frame 0, Y_N[297] = 1.419926</text:p>
      <text:p text:style-name="Standard">Frame 0, Y_N[298] = -1.719577</text:p>
      <text:p text:style-name="Standard">Frame 0, Y_N[299] = 0.801516</text:p>
      <text:p text:style-name="Standard">Frame 0, Y_N[300] = -1.681106</text:p>
      <text:p text:style-name="Standard">Frame 0, Y_N[301] = -1.289355</text:p>
      <text:p text:style-name="Standard">Frame 0, Y_N[302] = -0.954830</text:p>
      <text:p text:style-name="Standard">Frame 0, Y_N[303] = -1.819298</text:p>
      <text:p text:style-name="Standard">Frame 0, Y_N[304] = 1.701100</text:p>
      <text:p text:style-name="Standard"><text:soft-page-break/>Frame 0, Y_N[305] = -1.555461</text:p>
      <text:p text:style-name="Standard">Frame 0, Y_N[306] = 0.912467</text:p>
      <text:p text:style-name="Standard">Frame 0, Y_N[307] = -1.562592</text:p>
      <text:p text:style-name="Standard">Frame 0, Y_N[308] = -0.936652</text:p>
      <text:p text:style-name="Standard">Frame 0, Y_N[309] = -0.891239</text:p>
      <text:p text:style-name="Standard">Frame 0, Y_N[310] = -1.040285</text:p>
      <text:p text:style-name="Standard">Frame 0, Y_N[311] = 0.530989</text:p>
      <text:p text:style-name="Standard">Frame 0, Y_N[312] = -0.146831</text:p>
      <text:p text:style-name="Standard">Frame 0, Y_N[313] = -1.391756</text:p>
      <text:p text:style-name="Standard">Frame 0, Y_N[314] = 1.385404</text:p>
      <text:p text:style-name="Standard">Frame 0, Y_N[315] = 0.584975</text:p>
      <text:p text:style-name="Standard">Frame 0, Y_N[316] = -1.306310</text:p>
      <text:p text:style-name="Standard">Frame 0, Y_N[317] = 1.276544</text:p>
      <text:p text:style-name="Standard">Frame 0, Y_N[318] = 0.652461</text:p>
      <text:p text:style-name="Standard">Frame 0, Y_N[319] = -1.052931</text:p>
      <text:p text:style-name="Standard">Frame 0, Y_N[320] = -0.825884</text:p>
      <text:p text:style-name="Standard">Frame 0, Y_N[321] = 0.613050</text:p>
      <text:p text:style-name="Standard">Frame 0, Y_N[322] = -1.040133</text:p>
      <text:p text:style-name="Standard">Frame 0, Y_N[323] = 1.383824</text:p>
      <text:p text:style-name="Standard">Frame 0, Y_N[324] = -0.941704</text:p>
      <text:p text:style-name="Standard">Frame 0, Y_N[325] = 1.148121</text:p>
      <text:p text:style-name="Standard">Frame 0, Y_N[326] = -1.378079</text:p>
      <text:p text:style-name="Standard">Frame 0, Y_N[327] = -1.240283</text:p>
      <text:p text:style-name="Standard">Frame 0, Y_N[328] = 0.794740</text:p>
      <text:p text:style-name="Standard">Frame 0, Y_N[329] = 0.999581</text:p>
      <text:p text:style-name="Standard">Frame 0, Y_N[330] = 1.068121</text:p>
      <text:p text:style-name="Standard">Frame 0, Y_N[331] = -0.057270</text:p>
      <text:p text:style-name="Standard">Frame 0, Y_N[332] = -1.229825</text:p>
      <text:p text:style-name="Standard">Frame 0, Y_N[333] = 0.832335</text:p>
      <text:p text:style-name="Standard">Frame 0, Y_N[334] = 0.416933</text:p>
      <text:p text:style-name="Standard">Frame 0, Y_N[335] = -0.907472</text:p>
      <text:p text:style-name="Standard">Frame 0, Y_N[336] = -1.526821</text:p>
      <text:p text:style-name="Standard">Frame 0, Y_N[337] = 0.974517</text:p>
      <text:p text:style-name="Standard">Frame 0, Y_N[338] = 1.379916</text:p>
      <text:p text:style-name="Standard">Frame 0, Y_N[339] = -1.366084</text:p>
      <text:p text:style-name="Standard">Frame 0, Y_N[340] = -0.419420</text:p>
      <text:p text:style-name="Standard">Frame 0, Y_N[341] = 0.916707</text:p>
      <text:p text:style-name="Standard">Frame 0, Y_N[342] = 0.726465</text:p>
      <text:p text:style-name="Standard">Frame 0, Y_N[343] = -1.084253</text:p>
      <text:p text:style-name="Standard">Frame 0, Y_N[344] = 0.912509</text:p>
      <text:p text:style-name="Standard">Frame 0, Y_N[345] = 1.489291</text:p>
      <text:p text:style-name="Standard">Frame 0, Y_N[346] = 1.025506</text:p>
      <text:p text:style-name="Standard">Frame 0, Y_N[347] = 1.100718</text:p>
      <text:p text:style-name="Standard">Frame 0, Y_N[348] = -1.315973</text:p>
      <text:p text:style-name="Standard">Frame 0, Y_N[349] = 1.152078</text:p>
      <text:p text:style-name="Standard">Frame 0, Y_N[350] = -1.583955</text:p>
      <text:p text:style-name="Standard">Frame 0, Y_N[351] = 1.084082</text:p>
      <text:p text:style-name="Standard">Frame 0, Y_N[352] = -0.601593</text:p>
      <text:p text:style-name="Standard">Frame 0, Y_N[353] = 1.079678</text:p>
      <text:p text:style-name="Standard">Frame 0, Y_N[354] = 0.573225</text:p>
      <text:p text:style-name="Standard">Frame 0, Y_N[355] = -1.021604</text:p>
      <text:p text:style-name="Standard">Frame 0, Y_N[356] = 1.159029</text:p>
      <text:p text:style-name="Standard"><text:soft-page-break/>Frame 0, Y_N[357] = -1.208816</text:p>
      <text:p text:style-name="Standard">Frame 0, Y_N[358] = -0.940705</text:p>
      <text:p text:style-name="Standard">Frame 0, Y_N[359] = -0.639832</text:p>
      <text:p text:style-name="Standard">Frame 0, Y_N[360] = 1.680139</text:p>
      <text:p text:style-name="Standard">Frame 0, Y_N[361] = 1.109892</text:p>
      <text:p text:style-name="Standard">Frame 0, Y_N[362] = -0.048257</text:p>
      <text:p text:style-name="Standard">Frame 0, Y_N[363] = -0.743977</text:p>
      <text:p text:style-name="Standard">Frame 0, Y_N[364] = 0.858205</text:p>
      <text:p text:style-name="Standard">Frame 0, Y_N[365] = 0.642531</text:p>
      <text:p text:style-name="Standard">Frame 0, Y_N[366] = -1.130549</text:p>
      <text:p text:style-name="Standard">Frame 0, Y_N[367] = -0.419276</text:p>
      <text:p text:style-name="Standard">Frame 0, Y_N[368] = -0.417370</text:p>
      <text:p text:style-name="Standard">Frame 0, Y_N[369] = -0.830052</text:p>
      <text:p text:style-name="Standard">Frame 0, Y_N[370] = 1.170455</text:p>
      <text:p text:style-name="Standard">Frame 0, Y_N[371] = 1.484036</text:p>
      <text:p text:style-name="Standard">Frame 0, Y_N[372] = 1.130531</text:p>
      <text:p text:style-name="Standard">Frame 0, Y_N[373] = -1.648375</text:p>
      <text:p text:style-name="Standard">Frame 0, Y_N[374] = 0.433376</text:p>
      <text:p text:style-name="Standard">Frame 0, Y_N[375] = 0.930230</text:p>
      <text:p text:style-name="Standard">Frame 0, Y_N[376] = -1.508396</text:p>
      <text:p text:style-name="Standard">Frame 0, Y_N[377] = 0.934872</text:p>
      <text:p text:style-name="Standard">Frame 0, Y_N[378] = -1.132117</text:p>
      <text:p text:style-name="Standard">Frame 0, Y_N[379] = -2.038066</text:p>
      <text:p text:style-name="Standard">Frame 0, Y_N[380] = -1.513808</text:p>
      <text:p text:style-name="Standard">Frame 0, Y_N[381] = 0.795580</text:p>
      <text:p text:style-name="Standard">Frame 0, Y_N[382] = 1.015589</text:p>
      <text:p text:style-name="Standard">Frame 0, Y_N[383] = -1.530089</text:p>
      <text:p text:style-name="Standard">Frame 0, Y_N[384] = 1.322588</text:p>
      <text:p text:style-name="Standard">Frame 0, Y_N[385] = 0.923071</text:p>
      <text:p text:style-name="Standard">Frame 0, Y_N[386] = 1.298981</text:p>
      <text:p text:style-name="Standard">Frame 0, Y_N[387] = -1.026127</text:p>
      <text:p text:style-name="Standard">Frame 0, Y_N[388] = -0.446665</text:p>
      <text:p text:style-name="Standard">Frame 0, Y_N[389] = 1.110805</text:p>
      <text:p text:style-name="Standard">Frame 0, Y_N[390] = 1.012766</text:p>
      <text:p text:style-name="Standard">Frame 0, Y_N[391] = -0.787446</text:p>
      <text:p text:style-name="Standard">Frame 0, Y_N[392] = -0.822254</text:p>
      <text:p text:style-name="Standard">Frame 0, Y_N[393] = 0.651923</text:p>
      <text:p text:style-name="Standard">Frame 0, Y_N[394] = 0.792296</text:p>
      <text:p text:style-name="Standard">Frame 0, Y_N[395] = -1.028097</text:p>
      <text:p text:style-name="Standard">Frame 0, Y_N[396] = -0.972470</text:p>
      <text:p text:style-name="Standard">Frame 0, Y_N[397] = 0.831486</text:p>
      <text:p text:style-name="Standard">Frame 0, Y_N[398] = 0.649387</text:p>
      <text:p text:style-name="Standard">Frame 0, Y_N[399] = -0.950003</text:p>
      <text:p text:style-name="Standard">Frame 0, Y_N[400] = -0.498843</text:p>
      <text:p text:style-name="Standard">Frame 0, Y_N[401] = 0.632980</text:p>
      <text:p text:style-name="Standard">Frame 0, Y_N[402] = 1.217490</text:p>
      <text:p text:style-name="Standard">Frame 0, Y_N[403] = -1.586227</text:p>
      <text:p text:style-name="Standard">Frame 0, Y_N[404] = -0.474249</text:p>
      <text:p text:style-name="Standard">Frame 0, Y_N[405] = 0.678986</text:p>
      <text:p text:style-name="Standard">Frame 0, Y_N[406] = 0.927476</text:p>
      <text:p text:style-name="Standard">Frame 0, Y_N[407] = 0.500727</text:p>
      <text:p text:style-name="Standard">Frame 0, Y_N[408] = 1.067245</text:p>
      <text:p text:style-name="Standard"><text:soft-page-break/>Frame 0, Y_N[409] = -0.580031</text:p>
      <text:p text:style-name="Standard">Frame 0, Y_N[410] = -0.888896</text:p>
      <text:p text:style-name="Standard">Frame 0, Y_N[411] = 1.323041</text:p>
      <text:p text:style-name="Standard">Frame 0, Y_N[412] = -1.024349</text:p>
      <text:p text:style-name="Standard">Frame 0, Y_N[413] = -0.685311</text:p>
      <text:p text:style-name="Standard">Frame 0, Y_N[414] = 0.466624</text:p>
      <text:p text:style-name="Standard">Frame 0, Y_N[415] = -1.147795</text:p>
      <text:p text:style-name="Standard">Frame 0, Y_N[416] = -0.814912</text:p>
      <text:p text:style-name="Standard">Frame 0, Y_N[417] = -0.873614</text:p>
      <text:p text:style-name="Standard">Frame 0, Y_N[418] = 0.870337</text:p>
      <text:p text:style-name="Standard">Frame 0, Y_N[419] = 1.280907</text:p>
      <text:p text:style-name="Standard">Frame 0, Y_N[420] = -0.979815</text:p>
      <text:p text:style-name="Standard">Frame 0, Y_N[421] = -0.723497</text:p>
      <text:p text:style-name="Standard">Frame 0, Y_N[422] = 1.273973</text:p>
      <text:p text:style-name="Standard">Frame 0, Y_N[423] = -0.549313</text:p>
      <text:p text:style-name="Standard">Frame 0, Y_N[424] = 0.819799</text:p>
      <text:p text:style-name="Standard">Frame 0, Y_N[425] = -0.625910</text:p>
      <text:p text:style-name="Standard">Frame 0, Y_N[426] = -0.962303</text:p>
      <text:p text:style-name="Standard">Frame 0, Y_N[427] = -1.477499</text:p>
      <text:p text:style-name="Standard">Frame 0, Y_N[428] = -0.576063</text:p>
      <text:p text:style-name="Standard">Frame 0, Y_N[429] = 1.928147</text:p>
      <text:p text:style-name="Standard">Frame 0, Y_N[430] = -1.254779</text:p>
      <text:p text:style-name="Standard">Frame 0, Y_N[431] = -0.754600</text:p>
      <text:p text:style-name="Standard">Frame 0, Y_N[432] = 0.857852</text:p>
      <text:p text:style-name="Standard">Frame 0, Y_N[433] = -1.739185</text:p>
      <text:p text:style-name="Standard">Frame 0, Y_N[434] = -1.306241</text:p>
      <text:p text:style-name="Standard">Frame 0, Y_N[435] = 0.587084</text:p>
      <text:p text:style-name="Standard">Frame 0, Y_N[436] = 0.902967</text:p>
      <text:p text:style-name="Standard">Frame 0, Y_N[437] = -1.045970</text:p>
      <text:p text:style-name="Standard">Frame 0, Y_N[438] = -1.242425</text:p>
      <text:p text:style-name="Standard">Frame 0, Y_N[439] = 1.312104</text:p>
      <text:p text:style-name="Standard">Frame 0, Y_N[440] = -0.858444</text:p>
      <text:p text:style-name="Standard">Frame 0, Y_N[441] = 1.515034</text:p>
      <text:p text:style-name="Standard">Frame 0, Y_N[442] = -1.412889</text:p>
      <text:p text:style-name="Standard">Frame 0, Y_N[443] = 0.580409</text:p>
      <text:p text:style-name="Standard">Frame 0, Y_N[444] = 1.339215</text:p>
      <text:p text:style-name="Standard">Frame 0, Y_N[445] = -0.968527</text:p>
      <text:p text:style-name="Standard">Frame 0, Y_N[446] = 1.043752</text:p>
      <text:p text:style-name="Standard">Frame 0, Y_N[447] = -1.523601</text:p>
      <text:p text:style-name="Standard">Frame 0, Y_N[448] = -0.594536</text:p>
      <text:p text:style-name="Standard">Frame 0, Y_N[449] = 1.400860</text:p>
      <text:p text:style-name="Standard">Frame 0, Y_N[450] = -1.087285</text:p>
      <text:p text:style-name="Standard">Frame 0, Y_N[451] = 1.600168</text:p>
      <text:p text:style-name="Standard">Frame 0, Y_N[452] = 1.004939</text:p>
      <text:p text:style-name="Standard">Frame 0, Y_N[453] = -0.596267</text:p>
      <text:p text:style-name="Standard">Frame 0, Y_N[454] = 1.059815</text:p>
      <text:p text:style-name="Standard">Frame 0, Y_N[455] = 0.904259</text:p>
      <text:p text:style-name="Standard">Frame 0, Y_N[456] = 0.734145</text:p>
      <text:p text:style-name="Standard">Frame 0, Y_N[457] = 0.624097</text:p>
      <text:p text:style-name="Standard">Frame 0, Y_N[458] = -0.728070</text:p>
      <text:p text:style-name="Standard">Frame 0, Y_N[459] = -1.190112</text:p>
      <text:p text:style-name="Standard">Frame 0, Y_N[460] = -0.017965</text:p>
      <text:p text:style-name="Standard"><text:soft-page-break/>Frame 0, Y_N[461] = -1.452052</text:p>
      <text:p text:style-name="Standard">Frame 0, Y_N[462] = 0.415108</text:p>
      <text:p text:style-name="Standard">Frame 0, Y_N[463] = -0.995636</text:p>
      <text:p text:style-name="Standard">Frame 0, Y_N[464] = 2.039328</text:p>
      <text:p text:style-name="Standard">Frame 0, Y_N[465] = 1.175231</text:p>
      <text:p text:style-name="Standard">Frame 0, Y_N[466] = -0.525120</text:p>
      <text:p text:style-name="Standard">Frame 0, Y_N[467] = 0.442255</text:p>
      <text:p text:style-name="Standard">Frame 0, Y_N[468] = -0.857651</text:p>
      <text:p text:style-name="Standard">Frame 0, Y_N[469] = 1.311500</text:p>
      <text:p text:style-name="Standard">Frame 0, Y_N[470] = -1.131776</text:p>
      <text:p text:style-name="Standard">Frame 0, Y_N[471] = -0.811373</text:p>
      <text:p text:style-name="Standard">Frame 0, Y_N[472] = 0.327823</text:p>
      <text:p text:style-name="Standard">Frame 0, Y_N[473] = 1.152592</text:p>
      <text:p text:style-name="Standard">Frame 0, Y_N[474] = 1.145744</text:p>
      <text:p text:style-name="Standard">Frame 0, Y_N[475] = 0.924030</text:p>
      <text:p text:style-name="Standard">Frame 0, Y_N[476] = -0.940648</text:p>
      <text:p text:style-name="Standard">Frame 0, Y_N[477] = -1.842166</text:p>
      <text:p text:style-name="Standard">Frame 0, Y_N[478] = -1.231647</text:p>
      <text:p text:style-name="Standard">Frame 0, Y_N[479] = -0.740855</text:p>
      <text:p text:style-name="Standard">Frame 0, Y_N[480] = 0.271761</text:p>
      <text:p text:style-name="Standard">Frame 0, Y_N[481] = 1.469395</text:p>
      <text:p text:style-name="Standard">Frame 0, Y_N[482] = 1.261576</text:p>
      <text:p text:style-name="Standard">Frame 0, Y_N[483] = -0.893066</text:p>
      <text:p text:style-name="Standard">Frame 0, Y_N[484] = 1.371952</text:p>
      <text:p text:style-name="Standard">Frame 0, Y_N[485] = 0.760486</text:p>
      <text:p text:style-name="Standard">Frame 0, Y_N[486] = -0.782411</text:p>
      <text:p text:style-name="Standard">Frame 0, Y_N[487] = -0.470295</text:p>
      <text:p text:style-name="Standard">Frame 0, Y_N[488] = 1.343608</text:p>
      <text:p text:style-name="Standard">Frame 0, Y_N[489] = 0.739660</text:p>
      <text:p text:style-name="Standard">Frame 0, Y_N[490] = 0.321234</text:p>
      <text:p text:style-name="Standard">Frame 0, Y_N[491] = -1.419409</text:p>
      <text:p text:style-name="Standard">Frame 0, Y_N[492] = -1.466553</text:p>
      <text:p text:style-name="Standard">Frame 0, Y_N[493] = -1.232604</text:p>
      <text:p text:style-name="Standard">Frame 0, Y_N[494] = 1.372340</text:p>
      <text:p text:style-name="Standard">Frame 0, Y_N[495] = 1.692173</text:p>
      <text:p text:style-name="Standard">Frame 0, Y_N[496] = 1.215453</text:p>
      <text:p text:style-name="Standard">Frame 0, Y_N[497] = -0.422344</text:p>
      <text:p text:style-name="Standard">Frame 0, Y_N[498] = -0.990584</text:p>
      <text:p text:style-name="Standard">Frame 0, Y_N[499] = 1.397871</text:p>
      <text:p text:style-name="Standard">Frame 0, Y_N[500] = -1.002363</text:p>
      <text:p text:style-name="Standard">Frame 0, Y_N[501] = -0.788251</text:p>
      <text:p text:style-name="Standard">Frame 0, Y_N[502] = -0.905244</text:p>
      <text:p text:style-name="Standard">Frame 0, Y_N[503] = 1.008465</text:p>
      <text:p text:style-name="Standard">Frame 0, Y_N[504] = 1.086472</text:p>
      <text:p text:style-name="Standard">Frame 0, Y_N[505] = 1.520318</text:p>
      <text:p text:style-name="Standard">Frame 0, Y_N[506] = -1.062357</text:p>
      <text:p text:style-name="Standard">Frame 0, Y_N[507] = -1.419204</text:p>
      <text:p text:style-name="Standard">Frame 0, Y_N[508] = -1.635191</text:p>
      <text:p text:style-name="Standard">Frame 0, Y_N[509] = -0.206264</text:p>
      <text:p text:style-name="Standard">Frame 0, Y_N[510] = -0.768717</text:p>
      <text:p text:style-name="Standard">Frame 0, Y_N[511] = -1.368883</text:p>
      <text:p text:style-name="Standard">Frame 0, Y_N[512] = -0.841211</text:p>
      <text:p text:style-name="Standard"><text:soft-page-break/>Frame 0, Y_N[513] = 1.271493</text:p>
      <text:p text:style-name="Standard">Frame 0, Y_N[514] = -0.528597</text:p>
      <text:p text:style-name="Standard">Frame 0, Y_N[515] = 1.282519</text:p>
      <text:p text:style-name="Standard">Frame 0, Y_N[516] = -0.561156</text:p>
      <text:p text:style-name="Standard">Frame 0, Y_N[517] = -1.415002</text:p>
      <text:p text:style-name="Standard">Frame 0, Y_N[518] = -1.384899</text:p>
      <text:p text:style-name="Standard">Frame 0, Y_N[519] = -1.068444</text:p>
      <text:p text:style-name="Standard">Frame 0, Y_N[520] = 1.086271</text:p>
      <text:p text:style-name="Standard">Frame 0, Y_N[521] = -1.274380</text:p>
      <text:p text:style-name="Standard">Frame 0, Y_N[522] = -1.187099</text:p>
      <text:p text:style-name="Standard">Frame 0, Y_N[523] = 1.844793</text:p>
      <text:p text:style-name="Standard">Frame 0, Y_N[524] = 0.867169</text:p>
      <text:p text:style-name="Standard">Frame 0, Y_N[525] = 0.814816</text:p>
      <text:p text:style-name="Standard">Frame 0, Y_N[526] = 1.880353</text:p>
      <text:p text:style-name="Standard">Frame 0, Y_N[527] = 0.607751</text:p>
      <text:p text:style-name="Standard">Frame 0, Y_N[528] = -1.513191</text:p>
      <text:p text:style-name="Standard">Frame 0, Y_N[529] = 0.115816</text:p>
      <text:p text:style-name="Standard">Frame 0, Y_N[530] = 0.830889</text:p>
      <text:p text:style-name="Standard">Frame 0, Y_N[531] = -0.509764</text:p>
      <text:p text:style-name="Standard">Frame 0, Y_N[532] = -1.524497</text:p>
      <text:p text:style-name="Standard">Frame 0, Y_N[533] = -1.094688</text:p>
      <text:p text:style-name="Standard">Frame 0, Y_N[534] = 0.824344</text:p>
      <text:p text:style-name="Standard">Frame 0, Y_N[535] = 1.520689</text:p>
      <text:p text:style-name="Standard">Frame 0, Y_N[536] = 0.430184</text:p>
      <text:p text:style-name="Standard">Frame 0, Y_N[537] = 1.271909</text:p>
      <text:p text:style-name="Standard">Frame 0, Y_N[538] = 1.057951</text:p>
      <text:p text:style-name="Standard">Frame 0, Y_N[539] = -0.978848</text:p>
      <text:p text:style-name="Standard">Frame 0, Y_N[540] = -1.199119</text:p>
      <text:p text:style-name="Standard">Frame 0, Y_N[541] = -0.514429</text:p>
      <text:p text:style-name="Standard">Frame 0, Y_N[542] = 0.481428</text:p>
      <text:p text:style-name="Standard">Frame 0, Y_N[543] = -0.486675</text:p>
      <text:p text:style-name="Standard">Frame 0, Y_N[544] = 1.800369</text:p>
      <text:p text:style-name="Standard">Frame 0, Y_N[545] = 0.669023</text:p>
      <text:p text:style-name="Standard">Frame 0, Y_N[546] = -1.454319</text:p>
      <text:p text:style-name="Standard">Frame 0, Y_N[547] = 0.564796</text:p>
      <text:p text:style-name="Standard">Frame 0, Y_N[548] = 1.455074</text:p>
      <text:p text:style-name="Standard">Frame 0, Y_N[549] = 1.086394</text:p>
      <text:p text:style-name="Standard">Frame 0, Y_N[550] = 0.272478</text:p>
      <text:p text:style-name="Standard">Frame 0, Y_N[551] = -0.986998</text:p>
      <text:p text:style-name="Standard">Frame 0, Y_N[552] = 0.323400</text:p>
      <text:p text:style-name="Standard">Frame 0, Y_N[553] = -1.985506</text:p>
      <text:p text:style-name="Standard">Frame 0, Y_N[554] = -0.071624</text:p>
      <text:p text:style-name="Standard">Frame 0, Y_N[555] = 0.627210</text:p>
      <text:p text:style-name="Standard">Frame 0, Y_N[556] = 0.843049</text:p>
      <text:p text:style-name="Standard">Frame 0, Y_N[557] = -1.214840</text:p>
      <text:p text:style-name="Standard">Frame 0, Y_N[558] = 1.228729</text:p>
      <text:p text:style-name="Standard">Frame 0, Y_N[559] = -0.816579</text:p>
      <text:p text:style-name="Standard">Frame 0, Y_N[560] = -1.449332</text:p>
      <text:p text:style-name="Standard">Frame 0, Y_N[561] = -0.602673</text:p>
      <text:p text:style-name="Standard">Frame 0, Y_N[562] = -1.092267</text:p>
      <text:p text:style-name="Standard">Frame 0, Y_N[563] = 0.899559</text:p>
      <text:p text:style-name="Standard">Frame 0, Y_N[564] = -1.270466</text:p>
      <text:p text:style-name="Standard"><text:soft-page-break/>Frame 0, Y_N[565] = -1.007723</text:p>
      <text:p text:style-name="Standard">Frame 0, Y_N[566] = 1.000842</text:p>
      <text:p text:style-name="Standard">Frame 0, Y_N[567] = 1.326922</text:p>
      <text:p text:style-name="Standard">Frame 0, Y_N[568] = 0.798595</text:p>
      <text:p text:style-name="Standard">Frame 0, Y_N[569] = 0.829676</text:p>
      <text:p text:style-name="Standard">Frame 0, Y_N[570] = -0.248403</text:p>
      <text:p text:style-name="Standard">Frame 0, Y_N[571] = 1.362427</text:p>
      <text:p text:style-name="Standard">Frame 0, Y_N[572] = 1.404655</text:p>
      <text:p text:style-name="Standard">Frame 0, Y_N[573] = -0.374879</text:p>
      <text:p text:style-name="Standard">Frame 0, Y_N[574] = 1.578203</text:p>
      <text:p text:style-name="Standard">Frame 0, Y_N[575] = 1.103619</text:p>
      <text:p text:style-name="Standard">Frame 0, Y_N[576] = -1.015637</text:p>
      <text:p text:style-name="Standard">Frame 0, Y_N[577] = 0.094433</text:p>
      <text:p text:style-name="Standard">Frame 0, Y_N[578] = -0.758458</text:p>
      <text:p text:style-name="Standard">Frame 0, Y_N[579] = 0.455830</text:p>
      <text:p text:style-name="Standard">Frame 0, Y_N[580] = -1.434973</text:p>
      <text:p text:style-name="Standard">Frame 0, Y_N[581] = 0.610217</text:p>
      <text:p text:style-name="Standard">Frame 0, Y_N[582] = 1.136221</text:p>
      <text:p text:style-name="Standard">Frame 0, Y_N[583] = -0.863994</text:p>
      <text:p text:style-name="Standard">Frame 0, Y_N[584] = -0.159334</text:p>
      <text:p text:style-name="Standard">Frame 0, Y_N[585] = -1.162044</text:p>
      <text:p text:style-name="Standard">Frame 0, Y_N[586] = -0.595398</text:p>
      <text:p text:style-name="Standard">Frame 0, Y_N[587] = -1.041091</text:p>
      <text:p text:style-name="Standard">Frame 0, Y_N[588] = 0.850842</text:p>
      <text:p text:style-name="Standard">Frame 0, Y_N[589] = -1.719749</text:p>
      <text:p text:style-name="Standard">Frame 0, Y_N[590] = 0.654275</text:p>
      <text:p text:style-name="Standard">Frame 0, Y_N[591] = 1.486216</text:p>
      <text:p text:style-name="Standard">Frame 0, Y_N[592] = -1.065705</text:p>
      <text:p text:style-name="Standard">Frame 0, Y_N[593] = 1.769928</text:p>
      <text:p text:style-name="Standard">Frame 0, Y_N[594] = -0.751011</text:p>
      <text:p text:style-name="Standard">Frame 0, Y_N[595] = 1.396492</text:p>
      <text:p text:style-name="Standard">Frame 0, Y_N[596] = 1.185881</text:p>
      <text:p text:style-name="Standard">Frame 0, Y_N[597] = 2.012156</text:p>
      <text:p text:style-name="Standard">Frame 0, Y_N[598] = -1.346374</text:p>
      <text:p text:style-name="Standard">Frame 0, Y_N[599] = -0.680081</text:p>
      <text:p text:style-name="Standard">Frame 0, Y_N[600] = 1.413071</text:p>
      <text:p text:style-name="Standard">Frame 0, Y_N[601] = -0.425654</text:p>
      <text:p text:style-name="Standard">Frame 0, Y_N[602] = -1.487674</text:p>
      <text:p text:style-name="Standard">Frame 0, Y_N[603] = -1.585448</text:p>
      <text:p text:style-name="Standard">Frame 0, Y_N[604] = 0.437686</text:p>
      <text:p text:style-name="Standard">Frame 0, Y_N[605] = -0.427845</text:p>
      <text:p text:style-name="Standard">Frame 0, Y_N[606] = 0.316198</text:p>
      <text:p text:style-name="Standard">Frame 0, Y_N[607] = 0.957830</text:p>
      <text:p text:style-name="Standard">Frame 0, Y_N[608] = 0.534498</text:p>
      <text:p text:style-name="Standard">Frame 0, Y_N[609] = -0.836185</text:p>
      <text:p text:style-name="Standard">Frame 0, Y_N[610] = -0.055917</text:p>
      <text:p text:style-name="Standard">Frame 0, Y_N[611] = -0.351417</text:p>
      <text:p text:style-name="Standard">Frame 0, Y_N[612] = 1.147209</text:p>
      <text:p text:style-name="Standard">Frame 0, Y_N[613] = 1.077811</text:p>
      <text:p text:style-name="Standard">Frame 0, Y_N[614] = 0.745220</text:p>
      <text:p text:style-name="Standard">Frame 0, Y_N[615] = -0.675526</text:p>
      <text:p text:style-name="Standard">Frame 0, Y_N[616] = 0.375167</text:p>
      <text:p text:style-name="Standard"><text:soft-page-break/>Frame 0, Y_N[617] = 1.683027</text:p>
      <text:p text:style-name="Standard">Frame 0, Y_N[618] = 0.437284</text:p>
      <text:p text:style-name="Standard">Frame 0, Y_N[619] = -1.074740</text:p>
      <text:p text:style-name="Standard">Frame 0, Y_N[620] = 1.497706</text:p>
      <text:p text:style-name="Standard">Frame 0, Y_N[621] = 0.598253</text:p>
      <text:p text:style-name="Standard">Frame 0, Y_N[622] = 0.334583</text:p>
      <text:p text:style-name="Standard">Frame 0, Y_N[623] = -0.116230</text:p>
      <text:p text:style-name="Standard">Frame 0, Y_N[624] = -1.402445</text:p>
      <text:p text:style-name="Standard">Frame 0, Y_N[625] = -0.507972</text:p>
      <text:p text:style-name="Standard">Frame 0, Y_N[626] = -0.787563</text:p>
      <text:p text:style-name="Standard">Frame 0, Y_N[627] = -1.671681</text:p>
      <text:p text:style-name="Standard">Frame 0, Y_N[628] = -1.357396</text:p>
      <text:p text:style-name="Standard">Frame 0, Y_N[629] = 0.548282</text:p>
      <text:p text:style-name="Standard">Frame 0, Y_N[630] = -1.235677</text:p>
      <text:p text:style-name="Standard">Frame 0, Y_N[631] = 1.153618</text:p>
      <text:p text:style-name="Standard">Frame 0, Y_N[632] = 0.906451</text:p>
      <text:p text:style-name="Standard">Frame 0, Y_N[633] = -0.653003</text:p>
      <text:p text:style-name="Standard">Frame 0, Y_N[634] = 0.129137</text:p>
      <text:p text:style-name="Standard">Frame 0, Y_N[635] = 1.254971</text:p>
      <text:p text:style-name="Standard">Frame 0, Y_N[636] = -1.663983</text:p>
      <text:p text:style-name="Standard">Frame 0, Y_N[637] = -0.239548</text:p>
      <text:p text:style-name="Standard">Frame 0, Y_N[638] = -0.743316</text:p>
      <text:p text:style-name="Standard">Frame 0, Y_N[639] = -1.244106</text:p>
      <text:p text:style-name="Standard">Frame 0, Y_N[640] = -1.277515</text:p>
      <text:p text:style-name="Standard">Frame 0, Y_N[641] = 0.795385</text:p>
      <text:p text:style-name="Standard">Frame 0, Y_N[642] = -0.004894</text:p>
      <text:p text:style-name="Standard">Frame 0, Y_N[643] = 0.800456</text:p>
      <text:p text:style-name="Standard">Frame 0, Y_N[644] = -0.883765</text:p>
      <text:p text:style-name="Standard">Frame 0, Y_N[645] = -1.009373</text:p>
      <text:p text:style-name="Standard">Frame 0, Y_N[646] = 1.351748</text:p>
      <text:p text:style-name="Standard">Frame 0, Y_N[647] = 0.963641</text:p>
      <text:p text:style-name="Standard">Decoder input Y_N[0] = 3.89283</text:p>
      <text:p text:style-name="Standard">Decoder input Y_N[1] = 10.482</text:p>
      <text:p text:style-name="Standard">Decoder input Y_N[2] = 8.19276</text:p>
      <text:p text:style-name="Standard">Decoder input Y_N[3] = 10.9268</text:p>
      <text:p text:style-name="Standard">Decoder input Y_N[4] = 15.1405</text:p>
      <text:p text:style-name="Standard">Decoder input Y_N[5] = 14.7259</text:p>
      <text:p text:style-name="Standard">Decoder input Y_N[6] = 7.83082</text:p>
      <text:p text:style-name="Standard">Decoder input Y_N[7] = 7.18182</text:p>
      <text:p text:style-name="Standard">Decoder input Y_N[8] = 12.1643</text:p>
      <text:p text:style-name="Standard">Decoder input Y_N[9] = 5.52403</text:p>
      <text:p text:style-name="Standard">Decoder input Y_N[10] = 7.74859</text:p>
      <text:p text:style-name="Standard">Decoder input Y_N[11] = 21.1667</text:p>
      <text:p text:style-name="Standard">Decoder input Y_N[12] = 13.8425</text:p>
      <text:p text:style-name="Standard">Decoder input Y_N[13] = 18.1741</text:p>
      <text:p text:style-name="Standard">Decoder input Y_N[14] = 15.7422</text:p>
      <text:p text:style-name="Standard">Decoder input Y_N[15] = 11.5475</text:p>
      <text:p text:style-name="Standard">Decoder input Y_N[16] = 13.8487</text:p>
      <text:p text:style-name="Standard">Decoder input Y_N[17] = 12.1123</text:p>
      <text:p text:style-name="Standard">Decoder input Y_N[18] = 10.0002</text:p>
      <text:p text:style-name="Standard">Decoder input Y_N[19] = 11.6136</text:p>
      <text:p text:style-name="Standard">Decoder input Y_N[20] = 8.76228</text:p>
      <text:p text:style-name="Standard"><text:soft-page-break/>Decoder input Y_N[21] = 5.15454</text:p>
      <text:p text:style-name="Standard">Decoder input Y_N[22] = 14.7293</text:p>
      <text:p text:style-name="Standard">Decoder input Y_N[23] = 14.8596</text:p>
      <text:p text:style-name="Standard">Decoder input Y_N[24] = 5.57598</text:p>
      <text:p text:style-name="Standard">Decoder input Y_N[25] = 12.0256</text:p>
      <text:p text:style-name="Standard">Decoder input Y_N[26] = 4.07507</text:p>
      <text:p text:style-name="Standard">Decoder input Y_N[27] = 10.8572</text:p>
      <text:p text:style-name="Standard">Decoder input Y_N[28] = 5.80905</text:p>
      <text:p text:style-name="Standard">Decoder input Y_N[29] = 2.24829</text:p>
      <text:p text:style-name="Standard">Decoder input Y_N[30] = 2.87915</text:p>
      <text:p text:style-name="Standard">Decoder input Y_N[31] = 11.8385</text:p>
      <text:p text:style-name="Standard">Decoder input Y_N[32] = 9.77667</text:p>
      <text:p text:style-name="Standard">Decoder input Y_N[33] = 11.8426</text:p>
      <text:p text:style-name="Standard">Decoder input Y_N[34] = 5.81675</text:p>
      <text:p text:style-name="Standard">Decoder input Y_N[35] = 11.7529</text:p>
      <text:p text:style-name="Standard">Decoder input Y_N[36] = 8.98726</text:p>
      <text:p text:style-name="Standard">Decoder input Y_N[37] = 17.8421</text:p>
      <text:p text:style-name="Standard">Decoder input Y_N[38] = 1.50271</text:p>
      <text:p text:style-name="Standard">Decoder input Y_N[39] = 16.3738</text:p>
      <text:p text:style-name="Standard">Decoder input Y_N[40] = 8.34065</text:p>
      <text:p text:style-name="Standard">Decoder input Y_N[41] = 9.38067</text:p>
      <text:p text:style-name="Standard">Decoder input Y_N[42] = 15.3672</text:p>
      <text:p text:style-name="Standard">Decoder input Y_N[43] = 4.73911</text:p>
      <text:p text:style-name="Standard">Decoder input Y_N[44] = 17.7666</text:p>
      <text:p text:style-name="Standard">Decoder input Y_N[45] = 9.70221</text:p>
      <text:p text:style-name="Standard">Decoder input Y_N[46] = 9.96226</text:p>
      <text:p text:style-name="Standard">Decoder input Y_N[47] = 9.39648</text:p>
      <text:p text:style-name="Standard">Decoder input Y_N[48] = 13.4675</text:p>
      <text:p text:style-name="Standard">Decoder input Y_N[49] = 9.05308</text:p>
      <text:p text:style-name="Standard">Decoder input Y_N[50] = 20.6178</text:p>
      <text:p text:style-name="Standard">Decoder input Y_N[51] = 8.0802</text:p>
      <text:p text:style-name="Standard">Decoder input Y_N[52] = 11.5731</text:p>
      <text:p text:style-name="Standard">Decoder input Y_N[53] = 3.20112</text:p>
      <text:p text:style-name="Standard">Decoder input Y_N[54] = 4.70523</text:p>
      <text:p text:style-name="Standard">Decoder input Y_N[55] = 11.6745</text:p>
      <text:p text:style-name="Standard">Decoder input Y_N[56] = 12.0961</text:p>
      <text:p text:style-name="Standard">Decoder input Y_N[57] = 11.6789</text:p>
      <text:p text:style-name="Standard">Decoder input Y_N[58] = 11.3093</text:p>
      <text:p text:style-name="Standard">Decoder input Y_N[59] = 13.8152</text:p>
      <text:p text:style-name="Standard">Decoder input Y_N[60] = 14.7339</text:p>
      <text:p text:style-name="Standard">Decoder input Y_N[61] = 7.67813</text:p>
      <text:p text:style-name="Standard">Decoder input Y_N[62] = 10.3818</text:p>
      <text:p text:style-name="Standard">Decoder input Y_N[63] = 10.9765</text:p>
      <text:p text:style-name="Standard">Decoder input Y_N[64] = 13.8151</text:p>
      <text:p text:style-name="Standard">Decoder input Y_N[65] = 8.86954</text:p>
      <text:p text:style-name="Standard">Decoder input Y_N[66] = 13.7662</text:p>
      <text:p text:style-name="Standard">Decoder input Y_N[67] = 7.81305</text:p>
      <text:p text:style-name="Standard">Decoder input Y_N[68] = 16.1301</text:p>
      <text:p text:style-name="Standard">Decoder input Y_N[69] = 4.3645</text:p>
      <text:p text:style-name="Standard">Decoder input Y_N[70] = 4.70886</text:p>
      <text:p text:style-name="Standard">Decoder input Y_N[71] = 1.87097</text:p>
      <text:p text:style-name="Standard">Decoder input Y_N[72] = 7.384</text:p>
      <text:p text:style-name="Standard"><text:soft-page-break/>Decoder input Y_N[73] = 14.5448</text:p>
      <text:p text:style-name="Standard">Decoder input Y_N[74] = 15.7285</text:p>
      <text:p text:style-name="Standard">Decoder input Y_N[75] = 7.97269</text:p>
      <text:p text:style-name="Standard">Decoder input Y_N[76] = 12.526</text:p>
      <text:p text:style-name="Standard">Decoder input Y_N[77] = 13.5321</text:p>
      <text:p text:style-name="Standard">Decoder input Y_N[78] = 7.17059</text:p>
      <text:p text:style-name="Standard">Decoder input Y_N[79] = 4.10295</text:p>
      <text:p text:style-name="Standard">Decoder input Y_N[80] = 8.05044</text:p>
      <text:p text:style-name="Standard">Decoder input Y_N[81] = 3.47852</text:p>
      <text:p text:style-name="Standard">Decoder input Y_N[82] = 7.5678</text:p>
      <text:p text:style-name="Standard">Decoder input Y_N[83] = 15.3469</text:p>
      <text:p text:style-name="Standard">Decoder input Y_N[84] = -3.4035</text:p>
      <text:p text:style-name="Standard">Decoder input Y_N[85] = 8.29052</text:p>
      <text:p text:style-name="Standard">Decoder input Y_N[86] = 9.71819</text:p>
      <text:p text:style-name="Standard">Decoder input Y_N[87] = 8.96242</text:p>
      <text:p text:style-name="Standard">Decoder input Y_N[88] = 8.27394</text:p>
      <text:p text:style-name="Standard">Decoder input Y_N[89] = 6.65913</text:p>
      <text:p text:style-name="Standard">Decoder input Y_N[90] = 15.293</text:p>
      <text:p text:style-name="Standard">Decoder input Y_N[91] = 19.6054</text:p>
      <text:p text:style-name="Standard">Decoder input Y_N[92] = 5.22327</text:p>
      <text:p text:style-name="Standard">Decoder input Y_N[93] = 12.2569</text:p>
      <text:p text:style-name="Standard">Decoder input Y_N[94] = 9.5057</text:p>
      <text:p text:style-name="Standard">Decoder input Y_N[95] = 6.10181</text:p>
      <text:p text:style-name="Standard">Decoder input Y_N[96] = 11.0543</text:p>
      <text:p text:style-name="Standard">Decoder input Y_N[97] = 20.183</text:p>
      <text:p text:style-name="Standard">Decoder input Y_N[98] = 11.9542</text:p>
      <text:p text:style-name="Standard">Decoder input Y_N[99] = 15.1982</text:p>
      <text:p text:style-name="Standard">Decoder input Y_N[100] = 6.38911</text:p>
      <text:p text:style-name="Standard">Decoder input Y_N[101] = 14.5919</text:p>
      <text:p text:style-name="Standard">Decoder input Y_N[102] = 8.85783</text:p>
      <text:p text:style-name="Standard">Decoder input Y_N[103] = 11.0647</text:p>
      <text:p text:style-name="Standard">Decoder input Y_N[104] = 13.7269</text:p>
      <text:p text:style-name="Standard">Decoder input Y_N[105] = 8.76831</text:p>
      <text:p text:style-name="Standard">Decoder input Y_N[106] = 5.47157</text:p>
      <text:p text:style-name="Standard">Decoder input Y_N[107] = 15.4926</text:p>
      <text:p text:style-name="Standard">Decoder input Y_N[108] = 4.53719</text:p>
      <text:p text:style-name="Standard">Decoder input Y_N[109] = 8.61257</text:p>
      <text:p text:style-name="Standard">Decoder input Y_N[110] = 19.5425</text:p>
      <text:p text:style-name="Standard">Decoder input Y_N[111] = 9.91145</text:p>
      <text:p text:style-name="Standard">Decoder input Y_N[112] = 16.3985</text:p>
      <text:p text:style-name="Standard">Decoder input Y_N[113] = 13.0045</text:p>
      <text:p text:style-name="Standard">Decoder input Y_N[114] = 4.51875</text:p>
      <text:p text:style-name="Standard">Decoder input Y_N[115] = 8.47717</text:p>
      <text:p text:style-name="Standard">Decoder input Y_N[116] = 6.24467</text:p>
      <text:p text:style-name="Standard">Decoder input Y_N[117] = 8.45986</text:p>
      <text:p text:style-name="Standard">Decoder input Y_N[118] = 12.3888</text:p>
      <text:p text:style-name="Standard">Decoder input Y_N[119] = 10.1427</text:p>
      <text:p text:style-name="Standard">Decoder input Y_N[120] = 12.2797</text:p>
      <text:p text:style-name="Standard">Decoder input Y_N[121] = 12.5255</text:p>
      <text:p text:style-name="Standard">Decoder input Y_N[122] = 3.11112</text:p>
      <text:p text:style-name="Standard">Decoder input Y_N[123] = 8.10399</text:p>
      <text:p text:style-name="Standard">Decoder input Y_N[124] = 7.89288</text:p>
      <text:p text:style-name="Standard"><text:soft-page-break/>Decoder input Y_N[125] = 5.06734</text:p>
      <text:p text:style-name="Standard">Decoder input Y_N[126] = 9.68336</text:p>
      <text:p text:style-name="Standard">Decoder input Y_N[127] = 7.41781</text:p>
      <text:p text:style-name="Standard">Decoder input Y_N[128] = 10.9008</text:p>
      <text:p text:style-name="Standard">Decoder input Y_N[129] = 3.86215</text:p>
      <text:p text:style-name="Standard">Decoder input Y_N[130] = 0.568986</text:p>
      <text:p text:style-name="Standard">Decoder input Y_N[131] = 3.00401</text:p>
      <text:p text:style-name="Standard">Decoder input Y_N[132] = 17.8714</text:p>
      <text:p text:style-name="Standard">Decoder input Y_N[133] = 13.749</text:p>
      <text:p text:style-name="Standard">Decoder input Y_N[134] = 11.6288</text:p>
      <text:p text:style-name="Standard">Decoder input Y_N[135] = 9.73351</text:p>
      <text:p text:style-name="Standard">Decoder input Y_N[136] = 17.5474</text:p>
      <text:p text:style-name="Standard">Decoder input Y_N[137] = 7.87467</text:p>
      <text:p text:style-name="Standard">Decoder input Y_N[138] = 16.7067</text:p>
      <text:p text:style-name="Standard">Decoder input Y_N[139] = 14.1869</text:p>
      <text:p text:style-name="Standard">Decoder input Y_N[140] = 16.9069</text:p>
      <text:p text:style-name="Standard">Decoder input Y_N[141] = 8.96357</text:p>
      <text:p text:style-name="Standard">Decoder input Y_N[142] = 17.7862</text:p>
      <text:p text:style-name="Standard">Decoder input Y_N[143] = 16.3445</text:p>
      <text:p text:style-name="Standard">Decoder input Y_N[144] = 13.0074</text:p>
      <text:p text:style-name="Standard">Decoder input Y_N[145] = 4.97076</text:p>
      <text:p text:style-name="Standard">Decoder input Y_N[146] = 3.74453</text:p>
      <text:p text:style-name="Standard">Decoder input Y_N[147] = 5.19412</text:p>
      <text:p text:style-name="Standard">Decoder input Y_N[148] = 10.1653</text:p>
      <text:p text:style-name="Standard">Decoder input Y_N[149] = 11.6126</text:p>
      <text:p text:style-name="Standard">Decoder input Y_N[150] = 10.3482</text:p>
      <text:p text:style-name="Standard">Decoder input Y_N[151] = 1.52589</text:p>
      <text:p text:style-name="Standard">Decoder input Y_N[152] = 7.53342</text:p>
      <text:p text:style-name="Standard">Decoder input Y_N[153] = 15.296</text:p>
      <text:p text:style-name="Standard">Decoder input Y_N[154] = 13.4937</text:p>
      <text:p text:style-name="Standard">Decoder input Y_N[155] = 7.01947</text:p>
      <text:p text:style-name="Standard">Decoder input Y_N[156] = 12.0646</text:p>
      <text:p text:style-name="Standard">Decoder input Y_N[157] = 6.1982</text:p>
      <text:p text:style-name="Standard">Decoder input Y_N[158] = 13.8353</text:p>
      <text:p text:style-name="Standard">Decoder input Y_N[159] = 9.8629</text:p>
      <text:p text:style-name="Standard">Decoder input Y_N[160] = 12.4156</text:p>
      <text:p text:style-name="Standard">Decoder input Y_N[161] = 5.36867</text:p>
      <text:p text:style-name="Standard">Decoder input Y_N[162] = 16.627</text:p>
      <text:p text:style-name="Standard">Decoder input Y_N[163] = 17.8022</text:p>
      <text:p text:style-name="Standard">Decoder input Y_N[164] = 10.6766</text:p>
      <text:p text:style-name="Standard">Decoder input Y_N[165] = 16.9338</text:p>
      <text:p text:style-name="Standard">Decoder input Y_N[166] = 10.1091</text:p>
      <text:p text:style-name="Standard">Decoder input Y_N[167] = 8.55058</text:p>
      <text:p text:style-name="Standard">Decoder input Y_N[168] = 8.99964</text:p>
      <text:p text:style-name="Standard">Decoder input Y_N[169] = 8.15219</text:p>
      <text:p text:style-name="Standard">Decoder input Y_N[170] = 10.9474</text:p>
      <text:p text:style-name="Standard">Decoder input Y_N[171] = 3.76052</text:p>
      <text:p text:style-name="Standard">Decoder input Y_N[172] = 14.1821</text:p>
      <text:p text:style-name="Standard">Decoder input Y_N[173] = 6.41995</text:p>
      <text:p text:style-name="Standard">Decoder input Y_N[174] = 11.2041</text:p>
      <text:p text:style-name="Standard">Decoder input Y_N[175] = 15.674</text:p>
      <text:p text:style-name="Standard">Decoder input Y_N[176] = 11.5931</text:p>
      <text:p text:style-name="Standard"><text:soft-page-break/>Decoder input Y_N[177] = 14.6365</text:p>
      <text:p text:style-name="Standard">Decoder input Y_N[178] = 7.75105</text:p>
      <text:p text:style-name="Standard">Decoder input Y_N[179] = 15.8267</text:p>
      <text:p text:style-name="Standard">Decoder input Y_N[180] = 3.38558</text:p>
      <text:p text:style-name="Standard">Decoder input Y_N[181] = 6.30731</text:p>
      <text:p text:style-name="Standard">Decoder input Y_N[182] = 6.77944</text:p>
      <text:p text:style-name="Standard">Decoder input Y_N[183] = 6.08824</text:p>
      <text:p text:style-name="Standard">Decoder input Y_N[184] = 11.8094</text:p>
      <text:p text:style-name="Standard">Decoder input Y_N[185] = 8.33143</text:p>
      <text:p text:style-name="Standard">Decoder input Y_N[186] = 13.6192</text:p>
      <text:p text:style-name="Standard">Decoder input Y_N[187] = 7.46107</text:p>
      <text:p text:style-name="Standard">Decoder input Y_N[188] = 12.902</text:p>
      <text:p text:style-name="Standard">Decoder input Y_N[189] = 4.77205</text:p>
      <text:p text:style-name="Standard">Decoder input Y_N[190] = 9.05682</text:p>
      <text:p text:style-name="Standard">Decoder input Y_N[191] = 5.10497</text:p>
      <text:p text:style-name="Standard">Decoder input Y_N[192] = 9.486</text:p>
      <text:p text:style-name="Standard">Decoder input Y_N[193] = 2.59212</text:p>
      <text:p text:style-name="Standard">Decoder input Y_N[194] = 13.3872</text:p>
      <text:p text:style-name="Standard">Decoder input Y_N[195] = 10.2038</text:p>
      <text:p text:style-name="Standard">Decoder input Y_N[196] = 7.2249</text:p>
      <text:p text:style-name="Standard">Decoder input Y_N[197] = 12.3545</text:p>
      <text:p text:style-name="Standard">Decoder input Y_N[198] = 12.6803</text:p>
      <text:p text:style-name="Standard">Decoder input Y_N[199] = 15.8109</text:p>
      <text:p text:style-name="Standard">Decoder input Y_N[200] = 11.3919</text:p>
      <text:p text:style-name="Standard">Decoder input Y_N[201] = 4.65149</text:p>
      <text:p text:style-name="Standard">Decoder input Y_N[202] = 15.4129</text:p>
      <text:p text:style-name="Standard">Decoder input Y_N[203] = 7.35437</text:p>
      <text:p text:style-name="Standard">Decoder input Y_N[204] = 8.70214</text:p>
      <text:p text:style-name="Standard">Decoder input Y_N[205] = 8.67728</text:p>
      <text:p text:style-name="Standard">Decoder input Y_N[206] = 6.57578</text:p>
      <text:p text:style-name="Standard">Decoder input Y_N[207] = 8.89863</text:p>
      <text:p text:style-name="Standard">Decoder input Y_N[208] = 5.69671</text:p>
      <text:p text:style-name="Standard">Decoder input Y_N[209] = 12.3469</text:p>
      <text:p text:style-name="Standard">Decoder input Y_N[210] = 1.33231</text:p>
      <text:p text:style-name="Standard">Decoder input Y_N[211] = 18.6469</text:p>
      <text:p text:style-name="Standard">Decoder input Y_N[212] = 15.9179</text:p>
      <text:p text:style-name="Standard">Decoder input Y_N[213] = 17.1874</text:p>
      <text:p text:style-name="Standard">Decoder input Y_N[214] = 9.89747</text:p>
      <text:p text:style-name="Standard">Decoder input Y_N[215] = 8.99601</text:p>
      <text:p text:style-name="Standard">Decoder input Y_N[216] = 9.05142</text:p>
      <text:p text:style-name="Standard">Decoder input Y_N[217] = 18.2555</text:p>
      <text:p text:style-name="Standard">Decoder input Y_N[218] = 12.19</text:p>
      <text:p text:style-name="Standard">Decoder input Y_N[219] = 10.1938</text:p>
      <text:p text:style-name="Standard">Decoder input Y_N[220] = 20.101</text:p>
      <text:p text:style-name="Standard">Decoder input Y_N[221] = 9.97205</text:p>
      <text:p text:style-name="Standard">Decoder input Y_N[222] = 10.6021</text:p>
      <text:p text:style-name="Standard">Decoder input Y_N[223] = 9.62269</text:p>
      <text:p text:style-name="Standard">Decoder input Y_N[224] = -1.55886</text:p>
      <text:p text:style-name="Standard">Decoder input Y_N[225] = 13.81</text:p>
      <text:p text:style-name="Standard">Decoder input Y_N[226] = 17.7941</text:p>
      <text:p text:style-name="Standard">Decoder input Y_N[227] = 6.69</text:p>
      <text:p text:style-name="Standard">Decoder input Y_N[228] = 13.5721</text:p>
      <text:p text:style-name="Standard"><text:soft-page-break/>Decoder input Y_N[229] = 4.91711</text:p>
      <text:p text:style-name="Standard">Decoder input Y_N[230] = 16.6778</text:p>
      <text:p text:style-name="Standard">Decoder input Y_N[231] = 16.0047</text:p>
      <text:p text:style-name="Standard">Decoder input Y_N[232] = 10.971</text:p>
      <text:p text:style-name="Standard">Decoder input Y_N[233] = 13.9511</text:p>
      <text:p text:style-name="Standard">Decoder input Y_N[234] = 11.5525</text:p>
      <text:p text:style-name="Standard">Decoder input Y_N[235] = 12.29</text:p>
      <text:p text:style-name="Standard">Decoder input Y_N[236] = 12.864</text:p>
      <text:p text:style-name="Standard">Decoder input Y_N[237] = 9.22248</text:p>
      <text:p text:style-name="Standard">Decoder input Y_N[238] = 7.0624</text:p>
      <text:p text:style-name="Standard">Decoder input Y_N[239] = 7.45539</text:p>
      <text:p text:style-name="Standard">Decoder input Y_N[240] = 14.3516</text:p>
      <text:p text:style-name="Standard">Decoder input Y_N[241] = -0.597845</text:p>
      <text:p text:style-name="Standard">Decoder input Y_N[242] = 5.92663</text:p>
      <text:p text:style-name="Standard">Decoder input Y_N[243] = 10.9046</text:p>
      <text:p text:style-name="Standard">Decoder input Y_N[244] = 10.5365</text:p>
      <text:p text:style-name="Standard">Decoder input Y_N[245] = 11.3873</text:p>
      <text:p text:style-name="Standard">Decoder input Y_N[246] = 12.046</text:p>
      <text:p text:style-name="Standard">Decoder input Y_N[247] = 8.88427</text:p>
      <text:p text:style-name="Standard">Decoder input Y_N[248] = 8.16187</text:p>
      <text:p text:style-name="Standard">Decoder input Y_N[249] = 5.08206</text:p>
      <text:p text:style-name="Standard">Decoder input Y_N[250] = 6.58257</text:p>
      <text:p text:style-name="Standard">Decoder input Y_N[251] = 12.5365</text:p>
      <text:p text:style-name="Standard">Decoder input Y_N[252] = 0.293252</text:p>
      <text:p text:style-name="Standard">Decoder input Y_N[253] = 14.9264</text:p>
      <text:p text:style-name="Standard">Decoder input Y_N[254] = 17.8146</text:p>
      <text:p text:style-name="Standard">Decoder input Y_N[255] = 11.2382</text:p>
      <text:p text:style-name="Standard">Decoder input Y_N[256] = 20.6312</text:p>
      <text:p text:style-name="Standard">Decoder input Y_N[257] = 7.85764</text:p>
      <text:p text:style-name="Standard">Decoder input Y_N[258] = 7.33086</text:p>
      <text:p text:style-name="Standard">Decoder input Y_N[259] = 15.3165</text:p>
      <text:p text:style-name="Standard">Decoder input Y_N[260] = 15.7446</text:p>
      <text:p text:style-name="Standard">Decoder input Y_N[261] = 4.32799</text:p>
      <text:p text:style-name="Standard">Decoder input Y_N[262] = 12.9037</text:p>
      <text:p text:style-name="Standard">Decoder input Y_N[263] = 9.39138</text:p>
      <text:p text:style-name="Standard">Decoder input Y_N[264] = 12.1982</text:p>
      <text:p text:style-name="Standard">Decoder input Y_N[265] = 10.3496</text:p>
      <text:p text:style-name="Standard">Decoder input Y_N[266] = 11.0818</text:p>
      <text:p text:style-name="Standard">Decoder input Y_N[267] = 2.65344</text:p>
      <text:p text:style-name="Standard">Decoder input Y_N[268] = 6.06484</text:p>
      <text:p text:style-name="Standard">Decoder input Y_N[269] = 17.2569</text:p>
      <text:p text:style-name="Standard">Decoder input Y_N[270] = 13.7685</text:p>
      <text:p text:style-name="Standard">Decoder input Y_N[271] = 9.46355</text:p>
      <text:p text:style-name="Standard">Decoder input Y_N[272] = 10.7648</text:p>
      <text:p text:style-name="Standard">Decoder input Y_N[273] = 14.1505</text:p>
      <text:p text:style-name="Standard">Decoder input Y_N[274] = 23.4259</text:p>
      <text:p text:style-name="Standard">Decoder input Y_N[275] = 7.4031</text:p>
      <text:p text:style-name="Standard">Decoder input Y_N[276] = 16.3392</text:p>
      <text:p text:style-name="Standard">Decoder input Y_N[277] = 7.51984</text:p>
      <text:p text:style-name="Standard">Decoder input Y_N[278] = 7.69255</text:p>
      <text:p text:style-name="Standard">Decoder input Y_N[279] = 9.66938</text:p>
      <text:p text:style-name="Standard">Decoder input Y_N[280] = 4.46865</text:p>
      <text:p text:style-name="Standard"><text:soft-page-break/>Decoder input Y_N[281] = 10.8372</text:p>
      <text:p text:style-name="Standard">Decoder input Y_N[282] = 6.98371</text:p>
      <text:p text:style-name="Standard">Decoder input Y_N[283] = 13.5997</text:p>
      <text:p text:style-name="Standard">Decoder input Y_N[284] = 13.2156</text:p>
      <text:p text:style-name="Standard">Decoder input Y_N[285] = 20.1851</text:p>
      <text:p text:style-name="Standard">Decoder input Y_N[286] = 12.6804</text:p>
      <text:p text:style-name="Standard">Decoder input Y_N[287] = 11.0707</text:p>
      <text:p text:style-name="Standard">Decoder input Y_N[288] = 5.48957</text:p>
      <text:p text:style-name="Standard">Decoder input Y_N[289] = 12.3263</text:p>
      <text:p text:style-name="Standard">Decoder input Y_N[290] = 10.0013</text:p>
      <text:p text:style-name="Standard">Decoder input Y_N[291] = 3.75928</text:p>
      <text:p text:style-name="Standard">Decoder input Y_N[292] = 11.9768</text:p>
      <text:p text:style-name="Standard">Decoder input Y_N[293] = 19.2479</text:p>
      <text:p text:style-name="Standard">Decoder input Y_N[294] = 12.3</text:p>
      <text:p text:style-name="Standard">Decoder input Y_N[295] = 17.3578</text:p>
      <text:p text:style-name="Standard">Decoder input Y_N[296] = 8.74475</text:p>
      <text:p text:style-name="Standard">Decoder input Y_N[297] = 14.9673</text:p>
      <text:p text:style-name="Standard">Decoder input Y_N[298] = 18.1259</text:p>
      <text:p text:style-name="Standard">Decoder input Y_N[299] = 8.44872</text:p>
      <text:p text:style-name="Standard">Decoder input Y_N[300] = 17.7204</text:p>
      <text:p text:style-name="Standard">Decoder input Y_N[301] = 13.591</text:p>
      <text:p text:style-name="Standard">Decoder input Y_N[302] = 10.0648</text:p>
      <text:p text:style-name="Standard">Decoder input Y_N[303] = 19.1771</text:p>
      <text:p text:style-name="Standard">Decoder input Y_N[304] = 17.9312</text:p>
      <text:p text:style-name="Standard">Decoder input Y_N[305] = 16.396</text:p>
      <text:p text:style-name="Standard">Decoder input Y_N[306] = 9.61824</text:p>
      <text:p text:style-name="Standard">Decoder input Y_N[307] = 16.4712</text:p>
      <text:p text:style-name="Standard">Decoder input Y_N[308] = 9.87318</text:p>
      <text:p text:style-name="Standard">Decoder input Y_N[309] = 9.39448</text:p>
      <text:p text:style-name="Standard">Decoder input Y_N[310] = 10.9656</text:p>
      <text:p text:style-name="Standard">Decoder input Y_N[311] = 5.59711</text:p>
      <text:p text:style-name="Standard">Decoder input Y_N[312] = 1.54773</text:p>
      <text:p text:style-name="Standard">Decoder input Y_N[313] = 14.6704</text:p>
      <text:p text:style-name="Standard">Decoder input Y_N[314] = 14.6034</text:p>
      <text:p text:style-name="Standard">Decoder input Y_N[315] = 6.16618</text:p>
      <text:p text:style-name="Standard">Decoder input Y_N[316] = 13.7697</text:p>
      <text:p text:style-name="Standard">Decoder input Y_N[317] = 13.456</text:p>
      <text:p text:style-name="Standard">Decoder input Y_N[318] = 6.87754</text:p>
      <text:p text:style-name="Standard">Decoder input Y_N[319] = 11.0989</text:p>
      <text:p text:style-name="Standard">Decoder input Y_N[320] = 8.70558</text:p>
      <text:p text:style-name="Standard">Decoder input Y_N[321] = 6.46211</text:p>
      <text:p text:style-name="Standard">Decoder input Y_N[322] = 10.964</text:p>
      <text:p text:style-name="Standard">Decoder input Y_N[323] = 14.5868</text:p>
      <text:p text:style-name="Standard">Decoder input Y_N[324] = 9.92643</text:p>
      <text:p text:style-name="Standard">Decoder input Y_N[325] = 12.1023</text:p>
      <text:p text:style-name="Standard">Decoder input Y_N[326] = 14.5262</text:p>
      <text:p text:style-name="Standard">Decoder input Y_N[327] = 13.0737</text:p>
      <text:p text:style-name="Standard">Decoder input Y_N[328] = 8.3773</text:p>
      <text:p text:style-name="Standard">Decoder input Y_N[329] = 10.5365</text:p>
      <text:p text:style-name="Standard">Decoder input Y_N[330] = 11.259</text:p>
      <text:p text:style-name="Standard">Decoder input Y_N[331] = 0.603678</text:p>
      <text:p text:style-name="Standard">Decoder input Y_N[332] = 12.9635</text:p>
      <text:p text:style-name="Standard"><text:soft-page-break/>Decoder input Y_N[333] = 8.77358</text:p>
      <text:p text:style-name="Standard">Decoder input Y_N[334] = 4.39486</text:p>
      <text:p text:style-name="Standard">Decoder input Y_N[335] = 9.56559</text:p>
      <text:p text:style-name="Standard">Decoder input Y_N[336] = 16.0941</text:p>
      <text:p text:style-name="Standard">Decoder input Y_N[337] = 10.2723</text:p>
      <text:p text:style-name="Standard">Decoder input Y_N[338] = 14.5456</text:p>
      <text:p text:style-name="Standard">Decoder input Y_N[339] = 14.3998</text:p>
      <text:p text:style-name="Standard">Decoder input Y_N[340] = 4.42107</text:p>
      <text:p text:style-name="Standard">Decoder input Y_N[341] = 9.66294</text:p>
      <text:p text:style-name="Standard">Decoder input Y_N[342] = 7.65761</text:p>
      <text:p text:style-name="Standard">Decoder input Y_N[343] = 11.429</text:p>
      <text:p text:style-name="Standard">Decoder input Y_N[344] = 9.61869</text:p>
      <text:p text:style-name="Standard">Decoder input Y_N[345] = 15.6985</text:p>
      <text:p text:style-name="Standard">Decoder input Y_N[346] = 10.8098</text:p>
      <text:p text:style-name="Standard">Decoder input Y_N[347] = 11.6026</text:p>
      <text:p text:style-name="Standard">Decoder input Y_N[348] = 13.8716</text:p>
      <text:p text:style-name="Standard">Decoder input Y_N[349] = 12.144</text:p>
      <text:p text:style-name="Standard">Decoder input Y_N[350] = 16.6964</text:p>
      <text:p text:style-name="Standard">Decoder input Y_N[351] = 11.4272</text:p>
      <text:p text:style-name="Standard">Decoder input Y_N[352] = 6.34135</text:p>
      <text:p text:style-name="Standard">Decoder input Y_N[353] = 11.3808</text:p>
      <text:p text:style-name="Standard">Decoder input Y_N[354] = 6.04233</text:p>
      <text:p text:style-name="Standard">Decoder input Y_N[355] = 10.7686</text:p>
      <text:p text:style-name="Standard">Decoder input Y_N[356] = 12.2172</text:p>
      <text:p text:style-name="Standard">Decoder input Y_N[357] = 12.742</text:p>
      <text:p text:style-name="Standard">Decoder input Y_N[358] = 9.9159</text:p>
      <text:p text:style-name="Standard">Decoder input Y_N[359] = 6.74442</text:p>
      <text:p text:style-name="Standard">Decoder input Y_N[360] = 17.7102</text:p>
      <text:p text:style-name="Standard">Decoder input Y_N[361] = 11.6993</text:p>
      <text:p text:style-name="Standard">Decoder input Y_N[362] = -0.508672</text:p>
      <text:p text:style-name="Standard">Decoder input Y_N[363] = 7.8422</text:p>
      <text:p text:style-name="Standard">Decoder input Y_N[364] = 9.04628</text:p>
      <text:p text:style-name="Standard">Decoder input Y_N[365] = 6.77287</text:p>
      <text:p text:style-name="Standard">Decoder input Y_N[366] = 11.917</text:p>
      <text:p text:style-name="Standard">Decoder input Y_N[367] = 4.41956</text:p>
      <text:p text:style-name="Standard">Decoder input Y_N[368] = 4.39947</text:p>
      <text:p text:style-name="Standard">Decoder input Y_N[369] = 8.74951</text:p>
      <text:p text:style-name="Standard">Decoder input Y_N[370] = 12.3377</text:p>
      <text:p text:style-name="Standard">Decoder input Y_N[371] = 15.6431</text:p>
      <text:p text:style-name="Standard">Decoder input Y_N[372] = 11.9168</text:p>
      <text:p text:style-name="Standard">Decoder input Y_N[373] = 17.3754</text:p>
      <text:p text:style-name="Standard">Decoder input Y_N[374] = 4.56818</text:p>
      <text:p text:style-name="Standard">Decoder input Y_N[375] = 9.80549</text:p>
      <text:p text:style-name="Standard">Decoder input Y_N[376] = 15.8999</text:p>
      <text:p text:style-name="Standard">Decoder input Y_N[377] = 9.85441</text:p>
      <text:p text:style-name="Standard">Decoder input Y_N[378] = 11.9336</text:p>
      <text:p text:style-name="Standard">Decoder input Y_N[379] = 21.4831</text:p>
      <text:p text:style-name="Standard">Decoder input Y_N[380] = 15.9569</text:p>
      <text:p text:style-name="Standard">Decoder input Y_N[381] = 8.38615</text:p>
      <text:p text:style-name="Standard">Decoder input Y_N[382] = 10.7053</text:p>
      <text:p text:style-name="Standard">Decoder input Y_N[383] = 16.1286</text:p>
      <text:p text:style-name="Standard">Decoder input Y_N[384] = 13.9413</text:p>
      <text:p text:style-name="Standard"><text:soft-page-break/>Decoder input Y_N[385] = 9.73002</text:p>
      <text:p text:style-name="Standard">Decoder input Y_N[386] = 13.6925</text:p>
      <text:p text:style-name="Standard">Decoder input Y_N[387] = 10.8163</text:p>
      <text:p text:style-name="Standard">Decoder input Y_N[388] = 4.70826</text:p>
      <text:p text:style-name="Standard">Decoder input Y_N[389] = 11.7089</text:p>
      <text:p text:style-name="Standard">Decoder input Y_N[390] = 10.6755</text:p>
      <text:p text:style-name="Standard">Decoder input Y_N[391] = 8.30041</text:p>
      <text:p text:style-name="Standard">Decoder input Y_N[392] = 8.66731</text:p>
      <text:p text:style-name="Standard">Decoder input Y_N[393] = 6.87187</text:p>
      <text:p text:style-name="Standard">Decoder input Y_N[394] = 8.35153</text:p>
      <text:p text:style-name="Standard">Decoder input Y_N[395] = 10.8371</text:p>
      <text:p text:style-name="Standard">Decoder input Y_N[396] = 10.2507</text:p>
      <text:p text:style-name="Standard">Decoder input Y_N[397] = 8.76463</text:p>
      <text:p text:style-name="Standard">Decoder input Y_N[398] = 6.84514</text:p>
      <text:p text:style-name="Standard">Decoder input Y_N[399] = 10.0139</text:p>
      <text:p text:style-name="Standard">Decoder input Y_N[400] = 5.25827</text:p>
      <text:p text:style-name="Standard">Decoder input Y_N[401] = 6.67219</text:p>
      <text:p text:style-name="Standard">Decoder input Y_N[402] = 12.8335</text:p>
      <text:p text:style-name="Standard">Decoder input Y_N[403] = 16.7203</text:p>
      <text:p text:style-name="Standard">Decoder input Y_N[404] = 4.99903</text:p>
      <text:p text:style-name="Standard">Decoder input Y_N[405] = 7.15714</text:p>
      <text:p text:style-name="Standard">Decoder input Y_N[406] = 9.77646</text:p>
      <text:p text:style-name="Standard">Decoder input Y_N[407] = 5.27812</text:p>
      <text:p text:style-name="Standard">Decoder input Y_N[408] = 11.2497</text:p>
      <text:p text:style-name="Standard">Decoder input Y_N[409] = 6.11406</text:p>
      <text:p text:style-name="Standard">Decoder input Y_N[410] = 9.36978</text:p>
      <text:p text:style-name="Standard">Decoder input Y_N[411] = 13.9461</text:p>
      <text:p text:style-name="Standard">Decoder input Y_N[412] = 10.7976</text:p>
      <text:p text:style-name="Standard">Decoder input Y_N[413] = 7.22381</text:p>
      <text:p text:style-name="Standard">Decoder input Y_N[414] = 4.91865</text:p>
      <text:p text:style-name="Standard">Decoder input Y_N[415] = 12.0988</text:p>
      <text:p text:style-name="Standard">Decoder input Y_N[416] = 8.58993</text:p>
      <text:p text:style-name="Standard">Decoder input Y_N[417] = 9.2087</text:p>
      <text:p text:style-name="Standard">Decoder input Y_N[418] = 9.17416</text:p>
      <text:p text:style-name="Standard">Decoder input Y_N[419] = 13.5019</text:p>
      <text:p text:style-name="Standard">Decoder input Y_N[420] = 10.3282</text:p>
      <text:p text:style-name="Standard">Decoder input Y_N[421] = 7.62633</text:p>
      <text:p text:style-name="Standard">Decoder input Y_N[422] = 13.4289</text:p>
      <text:p text:style-name="Standard">Decoder input Y_N[423] = 5.79027</text:p>
      <text:p text:style-name="Standard">Decoder input Y_N[424] = 8.64144</text:p>
      <text:p text:style-name="Standard">Decoder input Y_N[425] = 6.59767</text:p>
      <text:p text:style-name="Standard">Decoder input Y_N[426] = 10.1436</text:p>
      <text:p text:style-name="Standard">Decoder input Y_N[427] = 15.5742</text:p>
      <text:p text:style-name="Standard">Decoder input Y_N[428] = 6.07224</text:p>
      <text:p text:style-name="Standard">Decoder input Y_N[429] = 20.3244</text:p>
      <text:p text:style-name="Standard">Decoder input Y_N[430] = 13.2265</text:p>
      <text:p text:style-name="Standard">Decoder input Y_N[431] = 7.95418</text:p>
      <text:p text:style-name="Standard">Decoder input Y_N[432] = 9.04255</text:p>
      <text:p text:style-name="Standard">Decoder input Y_N[433] = 18.3326</text:p>
      <text:p text:style-name="Standard">Decoder input Y_N[434] = 13.769</text:p>
      <text:p text:style-name="Standard">Decoder input Y_N[435] = 6.18841</text:p>
      <text:p text:style-name="Standard">Decoder input Y_N[436] = 9.51811</text:p>
      <text:p text:style-name="Standard"><text:soft-page-break/>Decoder input Y_N[437] = 11.0255</text:p>
      <text:p text:style-name="Standard">Decoder input Y_N[438] = 13.0963</text:p>
      <text:p text:style-name="Standard">Decoder input Y_N[439] = 13.8308</text:p>
      <text:p text:style-name="Standard">Decoder input Y_N[440] = 9.04879</text:p>
      <text:p text:style-name="Standard">Decoder input Y_N[441] = 15.9699</text:p>
      <text:p text:style-name="Standard">Decoder input Y_N[442] = 14.8932</text:p>
      <text:p text:style-name="Standard">Decoder input Y_N[443] = 6.11805</text:p>
      <text:p text:style-name="Standard">Decoder input Y_N[444] = 14.1166</text:p>
      <text:p text:style-name="Standard">Decoder input Y_N[445] = 10.2092</text:p>
      <text:p text:style-name="Standard">Decoder input Y_N[446] = 11.0021</text:p>
      <text:p text:style-name="Standard">Decoder input Y_N[447] = 16.0602</text:p>
      <text:p text:style-name="Standard">Decoder input Y_N[448] = 6.26696</text:p>
      <text:p text:style-name="Standard">Decoder input Y_N[449] = 14.7664</text:p>
      <text:p text:style-name="Standard">Decoder input Y_N[450] = 11.461</text:p>
      <text:p text:style-name="Standard">Decoder input Y_N[451] = 16.8673</text:p>
      <text:p text:style-name="Standard">Decoder input Y_N[452] = 10.593</text:p>
      <text:p text:style-name="Standard">Decoder input Y_N[453] = 6.2852</text:p>
      <text:p text:style-name="Standard">Decoder input Y_N[454] = 11.1714</text:p>
      <text:p text:style-name="Standard">Decoder input Y_N[455] = 9.53173</text:p>
      <text:p text:style-name="Standard">Decoder input Y_N[456] = 7.73857</text:p>
      <text:p text:style-name="Standard">Decoder input Y_N[457] = 6.57856</text:p>
      <text:p text:style-name="Standard">Decoder input Y_N[458] = 7.67453</text:p>
      <text:p text:style-name="Standard">Decoder input Y_N[459] = 12.5449</text:p>
      <text:p text:style-name="Standard">Decoder input Y_N[460] = -0.189366</text:p>
      <text:p text:style-name="Standard">Decoder input Y_N[461] = 15.306</text:p>
      <text:p text:style-name="Standard">Decoder input Y_N[462] = 4.37562</text:p>
      <text:p text:style-name="Standard">Decoder input Y_N[463] = 10.4949</text:p>
      <text:p text:style-name="Standard">Decoder input Y_N[464] = 21.4964</text:p>
      <text:p text:style-name="Standard">Decoder input Y_N[465] = 12.388</text:p>
      <text:p text:style-name="Standard">Decoder input Y_N[466] = 5.53525</text:p>
      <text:p text:style-name="Standard">Decoder input Y_N[467] = 4.66177</text:p>
      <text:p text:style-name="Standard">Decoder input Y_N[468] = 9.04044</text:p>
      <text:p text:style-name="Standard">Decoder input Y_N[469] = 13.8244</text:p>
      <text:p text:style-name="Standard">Decoder input Y_N[470] = 11.93</text:p>
      <text:p text:style-name="Standard">Decoder input Y_N[471] = 8.55262</text:p>
      <text:p text:style-name="Standard">Decoder input Y_N[472] = 3.45555</text:p>
      <text:p text:style-name="Standard">Decoder input Y_N[473] = 12.1494</text:p>
      <text:p text:style-name="Standard">Decoder input Y_N[474] = 12.0772</text:p>
      <text:p text:style-name="Standard">Decoder input Y_N[475] = 9.74013</text:p>
      <text:p text:style-name="Standard">Decoder input Y_N[476] = 9.9153</text:p>
      <text:p text:style-name="Standard">Decoder input Y_N[477] = 19.4181</text:p>
      <text:p text:style-name="Standard">Decoder input Y_N[478] = 12.9827</text:p>
      <text:p text:style-name="Standard">Decoder input Y_N[479] = 7.8093</text:p>
      <text:p text:style-name="Standard">Decoder input Y_N[480] = 2.86462</text:p>
      <text:p text:style-name="Standard">Decoder input Y_N[481] = 15.4888</text:p>
      <text:p text:style-name="Standard">Decoder input Y_N[482] = 13.2982</text:p>
      <text:p text:style-name="Standard">Decoder input Y_N[483] = 9.41374</text:p>
      <text:p text:style-name="Standard">Decoder input Y_N[484] = 14.4616</text:p>
      <text:p text:style-name="Standard">Decoder input Y_N[485] = 8.01622</text:p>
      <text:p text:style-name="Standard">Decoder input Y_N[486] = 8.24734</text:p>
      <text:p text:style-name="Standard">Decoder input Y_N[487] = 4.95734</text:p>
      <text:p text:style-name="Standard">Decoder input Y_N[488] = 14.1629</text:p>
      <text:p text:style-name="Standard"><text:soft-page-break/>Decoder input Y_N[489] = 7.7967</text:p>
      <text:p text:style-name="Standard">Decoder input Y_N[490] = 3.38611</text:p>
      <text:p text:style-name="Standard">Decoder input Y_N[491] = 14.9619</text:p>
      <text:p text:style-name="Standard">Decoder input Y_N[492] = 15.4588</text:p>
      <text:p text:style-name="Standard">Decoder input Y_N[493] = 12.9928</text:p>
      <text:p text:style-name="Standard">Decoder input Y_N[494] = 14.4657</text:p>
      <text:p text:style-name="Standard">Decoder input Y_N[495] = 17.8371</text:p>
      <text:p text:style-name="Standard">Decoder input Y_N[496] = 12.812</text:p>
      <text:p text:style-name="Standard">Decoder input Y_N[497] = 4.4519</text:p>
      <text:p text:style-name="Standard">Decoder input Y_N[498] = 10.4417</text:p>
      <text:p text:style-name="Standard">Decoder input Y_N[499] = 14.7349</text:p>
      <text:p text:style-name="Standard">Decoder input Y_N[500] = 10.5658</text:p>
      <text:p text:style-name="Standard">Decoder input Y_N[501] = 8.3089</text:p>
      <text:p text:style-name="Standard">Decoder input Y_N[502] = 9.5421</text:p>
      <text:p text:style-name="Standard">Decoder input Y_N[503] = 10.6302</text:p>
      <text:p text:style-name="Standard">Decoder input Y_N[504] = 11.4524</text:p>
      <text:p text:style-name="Standard">Decoder input Y_N[505] = 16.0256</text:p>
      <text:p text:style-name="Standard">Decoder input Y_N[506] = 11.1982</text:p>
      <text:p text:style-name="Standard">Decoder input Y_N[507] = 14.9597</text:p>
      <text:p text:style-name="Standard">Decoder input Y_N[508] = 17.2364</text:p>
      <text:p text:style-name="Standard">Decoder input Y_N[509] = 2.17421</text:p>
      <text:p text:style-name="Standard">Decoder input Y_N[510] = 8.10298</text:p>
      <text:p text:style-name="Standard">Decoder input Y_N[511] = 14.4293</text:p>
      <text:p text:style-name="Standard">Decoder input Y_N[512] = 8.86714</text:p>
      <text:p text:style-name="Standard">Decoder input Y_N[513] = 13.4027</text:p>
      <text:p text:style-name="Standard">Decoder input Y_N[514] = 5.5719</text:p>
      <text:p text:style-name="Standard">Decoder input Y_N[515] = 13.5189</text:p>
      <text:p text:style-name="Standard">Decoder input Y_N[516] = 5.9151</text:p>
      <text:p text:style-name="Standard">Decoder input Y_N[517] = 14.9154</text:p>
      <text:p text:style-name="Standard">Decoder input Y_N[518] = 14.5981</text:p>
      <text:p text:style-name="Standard">Decoder input Y_N[519] = 11.2624</text:p>
      <text:p text:style-name="Standard">Decoder input Y_N[520] = 11.4503</text:p>
      <text:p text:style-name="Standard">Decoder input Y_N[521] = 13.4331</text:p>
      <text:p text:style-name="Standard">Decoder input Y_N[522] = 12.5131</text:p>
      <text:p text:style-name="Standard">Decoder input Y_N[523] = 19.4458</text:p>
      <text:p text:style-name="Standard">Decoder input Y_N[524] = 9.14076</text:p>
      <text:p text:style-name="Standard">Decoder input Y_N[525] = 8.58891</text:p>
      <text:p text:style-name="Standard">Decoder input Y_N[526] = 19.8207</text:p>
      <text:p text:style-name="Standard">Decoder input Y_N[527] = 6.40626</text:p>
      <text:p text:style-name="Standard">Decoder input Y_N[528] = 15.9504</text:p>
      <text:p text:style-name="Standard">Decoder input Y_N[529] = -1.22081</text:p>
      <text:p text:style-name="Standard">Decoder input Y_N[530] = 8.75833</text:p>
      <text:p text:style-name="Standard">Decoder input Y_N[531] = 5.37338</text:p>
      <text:p text:style-name="Standard">Decoder input Y_N[532] = 16.0696</text:p>
      <text:p text:style-name="Standard">Decoder input Y_N[533] = 11.539</text:p>
      <text:p text:style-name="Standard">Decoder input Y_N[534] = 8.68934</text:p>
      <text:p text:style-name="Standard">Decoder input Y_N[535] = 16.0295</text:p>
      <text:p text:style-name="Standard">Decoder input Y_N[536] = 4.53453</text:p>
      <text:p text:style-name="Standard">Decoder input Y_N[537] = 13.4071</text:p>
      <text:p text:style-name="Standard">Decoder input Y_N[538] = 11.1518</text:p>
      <text:p text:style-name="Standard">Decoder input Y_N[539] = 10.318</text:p>
      <text:p text:style-name="Standard">Decoder input Y_N[540] = 12.6398</text:p>
      <text:p text:style-name="Standard"><text:soft-page-break/>Decoder input Y_N[541] = 5.42256</text:p>
      <text:p text:style-name="Standard">Decoder input Y_N[542] = 5.07469</text:p>
      <text:p text:style-name="Standard">Decoder input Y_N[543] = 5.13</text:p>
      <text:p text:style-name="Standard">Decoder input Y_N[544] = 18.9776</text:p>
      <text:p text:style-name="Standard">Decoder input Y_N[545] = 7.05212</text:p>
      <text:p text:style-name="Standard">Decoder input Y_N[546] = 15.3299</text:p>
      <text:p text:style-name="Standard">Decoder input Y_N[547] = 5.95347</text:p>
      <text:p text:style-name="Standard">Decoder input Y_N[548] = 15.3378</text:p>
      <text:p text:style-name="Standard">Decoder input Y_N[549] = 11.4516</text:p>
      <text:p text:style-name="Standard">Decoder input Y_N[550] = 2.87217</text:p>
      <text:p text:style-name="Standard">Decoder input Y_N[551] = 10.4039</text:p>
      <text:p text:style-name="Standard">Decoder input Y_N[552] = 3.40894</text:p>
      <text:p text:style-name="Standard">Decoder input Y_N[553] = 20.9291</text:p>
      <text:p text:style-name="Standard">Decoder input Y_N[554] = 0.754987</text:p>
      <text:p text:style-name="Standard">Decoder input Y_N[555] = 6.61137</text:p>
      <text:p text:style-name="Standard">Decoder input Y_N[556] = 8.88652</text:p>
      <text:p text:style-name="Standard">Decoder input Y_N[557] = 12.8055</text:p>
      <text:p text:style-name="Standard">Decoder input Y_N[558] = 12.9519</text:p>
      <text:p text:style-name="Standard">Decoder input Y_N[559] = 8.6075</text:p>
      <text:p text:style-name="Standard">Decoder input Y_N[560] = 15.2773</text:p>
      <text:p text:style-name="Standard">Decoder input Y_N[561] = 6.35273</text:p>
      <text:p text:style-name="Standard">Decoder input Y_N[562] = 11.5135</text:p>
      <text:p text:style-name="Standard">Decoder input Y_N[563] = 9.48218</text:p>
      <text:p text:style-name="Standard">Decoder input Y_N[564] = 13.3919</text:p>
      <text:p text:style-name="Standard">Decoder input Y_N[565] = 10.6223</text:p>
      <text:p text:style-name="Standard">Decoder input Y_N[566] = 10.5498</text:p>
      <text:p text:style-name="Standard">Decoder input Y_N[567] = 13.987</text:p>
      <text:p text:style-name="Standard">Decoder input Y_N[568] = 8.41793</text:p>
      <text:p text:style-name="Standard">Decoder input Y_N[569] = 8.74555</text:p>
      <text:p text:style-name="Standard">Decoder input Y_N[570] = 2.6184</text:p>
      <text:p text:style-name="Standard">Decoder input Y_N[571] = 14.3612</text:p>
      <text:p text:style-name="Standard">Decoder input Y_N[572] = 14.8064</text:p>
      <text:p text:style-name="Standard">Decoder input Y_N[573] = 3.95157</text:p>
      <text:p text:style-name="Standard">Decoder input Y_N[574] = 16.6357</text:p>
      <text:p text:style-name="Standard">Decoder input Y_N[575] = 11.6332</text:p>
      <text:p text:style-name="Standard">Decoder input Y_N[576] = 10.7058</text:p>
      <text:p text:style-name="Standard">Decoder input Y_N[577] = -0.995412</text:p>
      <text:p text:style-name="Standard">Decoder input Y_N[578] = 7.99485</text:p>
      <text:p text:style-name="Standard">Decoder input Y_N[579] = 4.80487</text:p>
      <text:p text:style-name="Standard">Decoder input Y_N[580] = 15.1259</text:p>
      <text:p text:style-name="Standard">Decoder input Y_N[581] = 6.43225</text:p>
      <text:p text:style-name="Standard">Decoder input Y_N[582] = 11.9768</text:p>
      <text:p text:style-name="Standard">Decoder input Y_N[583] = 9.1073</text:p>
      <text:p text:style-name="Standard">Decoder input Y_N[584] = 1.67953</text:p>
      <text:p text:style-name="Standard">Decoder input Y_N[585] = 12.249</text:p>
      <text:p text:style-name="Standard">Decoder input Y_N[586] = 6.27604</text:p>
      <text:p text:style-name="Standard">Decoder input Y_N[587] = 10.9741</text:p>
      <text:p text:style-name="Standard">Decoder input Y_N[588] = 8.96867</text:p>
      <text:p text:style-name="Standard">Decoder input Y_N[589] = 18.1277</text:p>
      <text:p text:style-name="Standard">Decoder input Y_N[590] = 6.89667</text:p>
      <text:p text:style-name="Standard">Decoder input Y_N[591] = 15.6661</text:p>
      <text:p text:style-name="Standard">Decoder input Y_N[592] = 11.2335</text:p>
      <text:p text:style-name="Standard"><text:soft-page-break/>Decoder input Y_N[593] = 18.6567</text:p>
      <text:p text:style-name="Standard">Decoder input Y_N[594] = 7.91635</text:p>
      <text:p text:style-name="Standard">Decoder input Y_N[595] = 14.7203</text:p>
      <text:p text:style-name="Standard">Decoder input Y_N[596] = 12.5003</text:p>
      <text:p text:style-name="Standard">Decoder input Y_N[597] = 21.21</text:p>
      <text:p text:style-name="Standard">Decoder input Y_N[598] = 14.192</text:p>
      <text:p text:style-name="Standard">Decoder input Y_N[599] = 7.16868</text:p>
      <text:p text:style-name="Standard">Decoder input Y_N[600] = 14.8951</text:p>
      <text:p text:style-name="Standard">Decoder input Y_N[601] = 4.48679</text:p>
      <text:p text:style-name="Standard">Decoder input Y_N[602] = 15.6815</text:p>
      <text:p text:style-name="Standard">Decoder input Y_N[603] = 16.7121</text:p>
      <text:p text:style-name="Standard">Decoder input Y_N[604] = 4.61361</text:p>
      <text:p text:style-name="Standard">Decoder input Y_N[605] = 4.50988</text:p>
      <text:p text:style-name="Standard">Decoder input Y_N[606] = 3.33302</text:p>
      <text:p text:style-name="Standard">Decoder input Y_N[607] = 10.0964</text:p>
      <text:p text:style-name="Standard">Decoder input Y_N[608] = 5.6341</text:p>
      <text:p text:style-name="Standard">Decoder input Y_N[609] = 8.81416</text:p>
      <text:p text:style-name="Standard">Decoder input Y_N[610] = 0.589418</text:p>
      <text:p text:style-name="Standard">Decoder input Y_N[611] = 3.70426</text:p>
      <text:p text:style-name="Standard">Decoder input Y_N[612] = 12.0926</text:p>
      <text:p text:style-name="Standard">Decoder input Y_N[613] = 11.3611</text:p>
      <text:p text:style-name="Standard">Decoder input Y_N[614] = 7.85531</text:p>
      <text:p text:style-name="Standard">Decoder input Y_N[615] = 7.12067</text:p>
      <text:p text:style-name="Standard">Decoder input Y_N[616] = 3.9546</text:p>
      <text:p text:style-name="Standard">Decoder input Y_N[617] = 17.7407</text:p>
      <text:p text:style-name="Standard">Decoder input Y_N[618] = 4.60938</text:p>
      <text:p text:style-name="Standard">Decoder input Y_N[619] = 11.3288</text:p>
      <text:p text:style-name="Standard">Decoder input Y_N[620] = 15.7872</text:p>
      <text:p text:style-name="Standard">Decoder input Y_N[621] = 6.30614</text:p>
      <text:p text:style-name="Standard">Decoder input Y_N[622] = 3.52681</text:p>
      <text:p text:style-name="Standard">Decoder input Y_N[623] = -1.22517</text:p>
      <text:p text:style-name="Standard">Decoder input Y_N[624] = 14.7831</text:p>
      <text:p text:style-name="Standard">Decoder input Y_N[625] = 5.3545</text:p>
      <text:p text:style-name="Standard">Decoder input Y_N[626] = 8.30164</text:p>
      <text:p text:style-name="Standard">Decoder input Y_N[627] = 17.6211</text:p>
      <text:p text:style-name="Standard">Decoder input Y_N[628] = 14.3082</text:p>
      <text:p text:style-name="Standard">Decoder input Y_N[629] = 5.7794</text:p>
      <text:p text:style-name="Standard">Decoder input Y_N[630] = 13.0252</text:p>
      <text:p text:style-name="Standard">Decoder input Y_N[631] = 12.1602</text:p>
      <text:p text:style-name="Standard">Decoder input Y_N[632] = 9.55484</text:p>
      <text:p text:style-name="Standard">Decoder input Y_N[633] = 6.88326</text:p>
      <text:p text:style-name="Standard">Decoder input Y_N[634] = 1.36122</text:p>
      <text:p text:style-name="Standard">Decoder input Y_N[635] = 13.2286</text:p>
      <text:p text:style-name="Standard">Decoder input Y_N[636] = 17.5399</text:p>
      <text:p text:style-name="Standard">Decoder input Y_N[637] = 2.52506</text:p>
      <text:p text:style-name="Standard">Decoder input Y_N[638] = 7.83524</text:p>
      <text:p text:style-name="Standard">Decoder input Y_N[639] = 13.114</text:p>
      <text:p text:style-name="Standard">Decoder input Y_N[640] = 13.4662</text:p>
      <text:p text:style-name="Standard">Decoder input Y_N[641] = 8.38409</text:p>
      <text:p text:style-name="Standard">Decoder input Y_N[642] = 0.0515912</text:p>
      <text:p text:style-name="Standard">Decoder input Y_N[643] = 8.43755</text:p>
      <text:p text:style-name="Standard">Decoder input Y_N[644] = 9.3157</text:p>
      <text:p text:style-name="Standard"><text:soft-page-break/>Decoder input Y_N[645] = 10.6397</text:p>
      <text:p text:style-name="Standard">Decoder input Y_N[646] = 14.2487</text:p>
      <text:p text:style-name="Standard">Decoder input Y_N[647] = 10.1577</text:p>
      <text:p text:style-name="Standard">Encoder output index 0 -&gt; 0</text:p>
      <text:p text:style-name="Standard">Encoder output index 1 -&gt; 0</text:p>
      <text:p text:style-name="Standard">Encoder output index 2 -&gt; 0</text:p>
      <text:p text:style-name="Standard">Encoder output index 3 -&gt; 0</text:p>
      <text:p text:style-name="Standard">Encoder output index 4 -&gt; 0</text:p>
      <text:p text:style-name="Standard">Encoder output index 5 -&gt; 0</text:p>
      <text:p text:style-name="Standard">Encoder output index 6 -&gt; 1</text:p>
      <text:p text:style-name="Standard">Encoder output index 7 -&gt; 1</text:p>
      <text:p text:style-name="Standard">Encoder output index 8 -&gt; 0</text:p>
      <text:p text:style-name="Standard">Encoder output index 9 -&gt; 1</text:p>
      <text:p text:style-name="Standard">Encoder output index 10 -&gt; 1</text:p>
      <text:p text:style-name="Standard">Encoder output index 11 -&gt; 0</text:p>
      <text:p text:style-name="Standard">Encoder output index 12 -&gt; 0</text:p>
      <text:p text:style-name="Standard">Encoder output index 13 -&gt; 1</text:p>
      <text:p text:style-name="Standard">Encoder output index 14 -&gt; 0</text:p>
      <text:p text:style-name="Standard">Encoder output index 15 -&gt; 1</text:p>
      <text:p text:style-name="Standard">Encoder output index 16 -&gt; 0</text:p>
      <text:p text:style-name="Standard">Encoder output index 17 -&gt; 1</text:p>
      <text:p text:style-name="Standard">Encoder output index 18 -&gt; 1</text:p>
      <text:p text:style-name="Standard">Encoder output index 19 -&gt; 0</text:p>
      <text:p text:style-name="Standard">Encoder output index 20 -&gt; 0</text:p>
      <text:p text:style-name="Standard">Encoder output index 21 -&gt; 1</text:p>
      <text:p text:style-name="Standard">Encoder output index 22 -&gt; 0</text:p>
      <text:p text:style-name="Standard">Encoder output index 23 -&gt; 1</text:p>
      <text:p text:style-name="Standard">Encoder output index 24 -&gt; 0</text:p>
      <text:p text:style-name="Standard">Encoder output index 25 -&gt; 0</text:p>
      <text:p text:style-name="Standard">Encoder output index 26 -&gt; 0</text:p>
      <text:p text:style-name="Standard">Encoder output index 27 -&gt; 0</text:p>
      <text:p text:style-name="Standard">Encoder output index 28 -&gt; 0</text:p>
      <text:p text:style-name="Standard">Encoder output index 29 -&gt; 1</text:p>
      <text:p text:style-name="Standard">Encoder output index 30 -&gt; 1</text:p>
      <text:p text:style-name="Standard">Encoder output index 31 -&gt; 1</text:p>
      <text:p text:style-name="Standard">Encoder output index 32 -&gt; 1</text:p>
      <text:p text:style-name="Standard">Encoder output index 33 -&gt; 1</text:p>
      <text:p text:style-name="Standard">Encoder output index 34 -&gt; 0</text:p>
      <text:p text:style-name="Standard">Encoder output index 35 -&gt; 1</text:p>
      <text:p text:style-name="Standard">Encoder output index 36 -&gt; 0</text:p>
      <text:p text:style-name="Standard">Encoder output index 37 -&gt; 0</text:p>
      <text:p text:style-name="Standard">Encoder output index 38 -&gt; 0</text:p>
      <text:p text:style-name="Standard">Encoder output index 39 -&gt; 0</text:p>
      <text:p text:style-name="Standard">Encoder output index 40 -&gt; 1</text:p>
      <text:p text:style-name="Standard">Encoder output index 41 -&gt; 0</text:p>
      <text:p text:style-name="Standard">Encoder output index 42 -&gt; 1</text:p>
      <text:p text:style-name="Standard">Encoder output index 43 -&gt; 0</text:p>
      <text:p text:style-name="Standard">Encoder output index 44 -&gt; 1</text:p>
      <text:p text:style-name="Standard">Encoder output index 45 -&gt; 0</text:p>
      <text:p text:style-name="Standard">Encoder output index 46 -&gt; 1</text:p>
      <text:p text:style-name="Standard">Encoder output index 47 -&gt; 1</text:p>
      <text:p text:style-name="Standard">Encoder output index 48 -&gt; 1</text:p>
      <text:p text:style-name="Standard"><text:soft-page-break/>Encoder output index 49 -&gt; 1</text:p>
      <text:p text:style-name="Standard">Encoder output index 50 -&gt; 0</text:p>
      <text:p text:style-name="Standard">Encoder output index 51 -&gt; 0</text:p>
      <text:p text:style-name="Standard">Encoder output index 52 -&gt; 1</text:p>
      <text:p text:style-name="Standard">Encoder output index 53 -&gt; 0</text:p>
      <text:p text:style-name="Standard">Encoder output index 54 -&gt; 1</text:p>
      <text:p text:style-name="Standard">Encoder output index 55 -&gt; 1</text:p>
      <text:p text:style-name="Standard">Encoder output index 56 -&gt; 0</text:p>
      <text:p text:style-name="Standard">Encoder output index 57 -&gt; 1</text:p>
      <text:p text:style-name="Standard">Encoder output index 58 -&gt; 0</text:p>
      <text:p text:style-name="Standard">Encoder output index 59 -&gt; 0</text:p>
      <text:p text:style-name="Standard">Encoder output index 60 -&gt; 0</text:p>
      <text:p text:style-name="Standard">Encoder output index 61 -&gt; 1</text:p>
      <text:p text:style-name="Standard">Encoder output index 62 -&gt; 1</text:p>
      <text:p text:style-name="Standard">Encoder output index 63 -&gt; 0</text:p>
      <text:p text:style-name="Standard">Encoder output index 64 -&gt; 0</text:p>
      <text:p text:style-name="Standard">Encoder output index 65 -&gt; 0</text:p>
      <text:p text:style-name="Standard">Encoder output index 66 -&gt; 0</text:p>
      <text:p text:style-name="Standard">Encoder output index 67 -&gt; 0</text:p>
      <text:p text:style-name="Standard">Encoder output index 68 -&gt; 1</text:p>
      <text:p text:style-name="Standard">Encoder output index 69 -&gt; 1</text:p>
      <text:p text:style-name="Standard">Encoder output index 70 -&gt; 0</text:p>
      <text:p text:style-name="Standard">Encoder output index 71 -&gt; 0</text:p>
      <text:p text:style-name="Standard">Encoder output index 72 -&gt; 1</text:p>
      <text:p text:style-name="Standard">Encoder output index 73 -&gt; 1</text:p>
      <text:p text:style-name="Standard">Encoder output index 74 -&gt; 0</text:p>
      <text:p text:style-name="Standard">Encoder output index 75 -&gt; 1</text:p>
      <text:p text:style-name="Standard">Encoder output index 76 -&gt; 0</text:p>
      <text:p text:style-name="Standard">Encoder output index 77 -&gt; 0</text:p>
      <text:p text:style-name="Standard">Encoder output index 78 -&gt; 1</text:p>
      <text:p text:style-name="Standard">Encoder output index 79 -&gt; 0</text:p>
      <text:p text:style-name="Standard">Encoder output index 80 -&gt; 1</text:p>
      <text:p text:style-name="Standard">Encoder output index 81 -&gt; 1</text:p>
      <text:p text:style-name="Standard">Encoder output index 82 -&gt; 1</text:p>
      <text:p text:style-name="Standard">Encoder output index 83 -&gt; 0</text:p>
      <text:p text:style-name="Standard">Encoder output index 84 -&gt; 0</text:p>
      <text:p text:style-name="Standard">Encoder output index 85 -&gt; 1</text:p>
      <text:p text:style-name="Standard">Encoder output index 86 -&gt; 1</text:p>
      <text:p text:style-name="Standard">Encoder output index 87 -&gt; 1</text:p>
      <text:p text:style-name="Standard">Encoder output index 88 -&gt; 1</text:p>
      <text:p text:style-name="Standard">Encoder output index 89 -&gt; 0</text:p>
      <text:p text:style-name="Standard">Encoder output index 90 -&gt; 0</text:p>
      <text:p text:style-name="Standard">Encoder output index 91 -&gt; 0</text:p>
      <text:p text:style-name="Standard">Encoder output index 92 -&gt; 1</text:p>
      <text:p text:style-name="Standard">Encoder output index 93 -&gt; 1</text:p>
      <text:p text:style-name="Standard">Encoder output index 94 -&gt; 1</text:p>
      <text:p text:style-name="Standard">Encoder output index 95 -&gt; 1</text:p>
      <text:p text:style-name="Standard">Encoder output index 96 -&gt; 0</text:p>
      <text:p text:style-name="Standard">Encoder output index 97 -&gt; 0</text:p>
      <text:p text:style-name="Standard">Encoder output index 98 -&gt; 1</text:p>
      <text:p text:style-name="Standard">Encoder output index 99 -&gt; 1</text:p>
      <text:p text:style-name="Standard">Encoder output index 100 -&gt; 1</text:p>
      <text:p text:style-name="Standard"><text:soft-page-break/>Encoder output index 101 -&gt; 0</text:p>
      <text:p text:style-name="Standard">Encoder output index 102 -&gt; 0</text:p>
      <text:p text:style-name="Standard">Encoder output index 103 -&gt; 0</text:p>
      <text:p text:style-name="Standard">Encoder output index 104 -&gt; 0</text:p>
      <text:p text:style-name="Standard">Encoder output index 105 -&gt; 0</text:p>
      <text:p text:style-name="Standard">Encoder output index 106 -&gt; 1</text:p>
      <text:p text:style-name="Standard">Encoder output index 107 -&gt; 1</text:p>
      <text:p text:style-name="Standard">Encoder output index 108 -&gt; 0</text:p>
      <text:p text:style-name="Standard">Encoder output index 109 -&gt; 1</text:p>
      <text:p text:style-name="Standard">Encoder output index 110 -&gt; 1</text:p>
      <text:p text:style-name="Standard">Encoder output index 111 -&gt; 0</text:p>
      <text:p text:style-name="Standard">Encoder output index 112 -&gt; 1</text:p>
      <text:p text:style-name="Standard">Encoder output index 113 -&gt; 1</text:p>
      <text:p text:style-name="Standard">Encoder output index 114 -&gt; 1</text:p>
      <text:p text:style-name="Standard">Encoder output index 115 -&gt; 0</text:p>
      <text:p text:style-name="Standard">Encoder output index 116 -&gt; 0</text:p>
      <text:p text:style-name="Standard">Encoder output index 117 -&gt; 0</text:p>
      <text:p text:style-name="Standard">Encoder output index 118 -&gt; 0</text:p>
      <text:p text:style-name="Standard">Encoder output index 119 -&gt; 1</text:p>
      <text:p text:style-name="Standard">Encoder output index 120 -&gt; 1</text:p>
      <text:p text:style-name="Standard">Encoder output index 121 -&gt; 1</text:p>
      <text:p text:style-name="Standard">Encoder output index 122 -&gt; 0</text:p>
      <text:p text:style-name="Standard">Encoder output index 123 -&gt; 1</text:p>
      <text:p text:style-name="Standard">Encoder output index 124 -&gt; 0</text:p>
      <text:p text:style-name="Standard">Encoder output index 125 -&gt; 1</text:p>
      <text:p text:style-name="Standard">Encoder output index 126 -&gt; 1</text:p>
      <text:p text:style-name="Standard">Encoder output index 127 -&gt; 0</text:p>
      <text:p text:style-name="Standard">Encoder output index 128 -&gt; 0</text:p>
      <text:p text:style-name="Standard">Encoder output index 129 -&gt; 0</text:p>
      <text:p text:style-name="Standard">Encoder output index 130 -&gt; 1</text:p>
      <text:p text:style-name="Standard">Encoder output index 131 -&gt; 0</text:p>
      <text:p text:style-name="Standard">Encoder output index 132 -&gt; 1</text:p>
      <text:p text:style-name="Standard">Encoder output index 133 -&gt; 0</text:p>
      <text:p text:style-name="Standard">Encoder output index 134 -&gt; 1</text:p>
      <text:p text:style-name="Standard">Encoder output index 135 -&gt; 0</text:p>
      <text:p text:style-name="Standard">Encoder output index 136 -&gt; 1</text:p>
      <text:p text:style-name="Standard">Encoder output index 137 -&gt; 0</text:p>
      <text:p text:style-name="Standard">Encoder output index 138 -&gt; 0</text:p>
      <text:p text:style-name="Standard">Encoder output index 139 -&gt; 0</text:p>
      <text:p text:style-name="Standard">Encoder output index 140 -&gt; 0</text:p>
      <text:p text:style-name="Standard">Encoder output index 141 -&gt; 1</text:p>
      <text:p text:style-name="Standard">Encoder output index 142 -&gt; 0</text:p>
      <text:p text:style-name="Standard">Encoder output index 143 -&gt; 0</text:p>
      <text:p text:style-name="Standard">Encoder output index 144 -&gt; 0</text:p>
      <text:p text:style-name="Standard">Encoder output index 145 -&gt; 0</text:p>
      <text:p text:style-name="Standard">Encoder output index 146 -&gt; 0</text:p>
      <text:p text:style-name="Standard">Encoder output index 147 -&gt; 0</text:p>
      <text:p text:style-name="Standard">Encoder output index 148 -&gt; 0</text:p>
      <text:p text:style-name="Standard">Encoder output index 149 -&gt; 0</text:p>
      <text:p text:style-name="Standard">Encoder output index 150 -&gt; 0</text:p>
      <text:p text:style-name="Standard">Encoder output index 151 -&gt; 0</text:p>
      <text:p text:style-name="Standard">Encoder output index 152 -&gt; 1</text:p>
      <text:p text:style-name="Standard"><text:soft-page-break/>Encoder output index 153 -&gt; 1</text:p>
      <text:p text:style-name="Standard">Encoder output index 154 -&gt; 0</text:p>
      <text:p text:style-name="Standard">Encoder output index 155 -&gt; 1</text:p>
      <text:p text:style-name="Standard">Encoder output index 156 -&gt; 1</text:p>
      <text:p text:style-name="Standard">Encoder output index 157 -&gt; 0</text:p>
      <text:p text:style-name="Standard">Encoder output index 158 -&gt; 0</text:p>
      <text:p text:style-name="Standard">Encoder output index 159 -&gt; 1</text:p>
      <text:p text:style-name="Standard">Encoder output index 160 -&gt; 0</text:p>
      <text:p text:style-name="Standard">Encoder output index 161 -&gt; 1</text:p>
      <text:p text:style-name="Standard">Encoder output index 162 -&gt; 1</text:p>
      <text:p text:style-name="Standard">Encoder output index 163 -&gt; 0</text:p>
      <text:p text:style-name="Standard">Encoder output index 164 -&gt; 0</text:p>
      <text:p text:style-name="Standard">Encoder output index 165 -&gt; 0</text:p>
      <text:p text:style-name="Standard">Encoder output index 166 -&gt; 0</text:p>
      <text:p text:style-name="Standard">Encoder output index 167 -&gt; 1</text:p>
      <text:p text:style-name="Standard">Encoder output index 168 -&gt; 0</text:p>
      <text:p text:style-name="Standard">Encoder output index 169 -&gt; 1</text:p>
      <text:p text:style-name="Standard">Encoder output index 170 -&gt; 1</text:p>
      <text:p text:style-name="Standard">Encoder output index 171 -&gt; 1</text:p>
      <text:p text:style-name="Standard">Encoder output index 172 -&gt; 1</text:p>
      <text:p text:style-name="Standard">Encoder output index 173 -&gt; 1</text:p>
      <text:p text:style-name="Standard">Encoder output index 174 -&gt; 0</text:p>
      <text:p text:style-name="Standard">Encoder output index 175 -&gt; 0</text:p>
      <text:p text:style-name="Standard">Encoder output index 176 -&gt; 1</text:p>
      <text:p text:style-name="Standard">Encoder output index 177 -&gt; 1</text:p>
      <text:p text:style-name="Standard">Encoder output index 178 -&gt; 1</text:p>
      <text:p text:style-name="Standard">Encoder output index 179 -&gt; 1</text:p>
      <text:p text:style-name="Standard">Encoder output index 180 -&gt; 0</text:p>
      <text:p text:style-name="Standard">Encoder output index 181 -&gt; 0</text:p>
      <text:p text:style-name="Standard">Encoder output index 182 -&gt; 0</text:p>
      <text:p text:style-name="Standard">Encoder output index 183 -&gt; 0</text:p>
      <text:p text:style-name="Standard">Encoder output index 184 -&gt; 0</text:p>
      <text:p text:style-name="Standard">Encoder output index 185 -&gt; 1</text:p>
      <text:p text:style-name="Standard">Encoder output index 186 -&gt; 1</text:p>
      <text:p text:style-name="Standard">Encoder output index 187 -&gt; 0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1</text:p>
      <text:p text:style-name="Standard">Encoder output index 192 -&gt; 0</text:p>
      <text:p text:style-name="Standard">Encoder output index 193 -&gt; 0</text:p>
      <text:p text:style-name="Standard">Encoder output index 194 -&gt; 0</text:p>
      <text:p text:style-name="Standard">Encoder output index 195 -&gt; 1</text:p>
      <text:p text:style-name="Standard">Encoder output index 196 -&gt; 1</text:p>
      <text:p text:style-name="Standard">Encoder output index 197 -&gt; 0</text:p>
      <text:p text:style-name="Standard">Encoder output index 198 -&gt; 1</text:p>
      <text:p text:style-name="Standard">Encoder output index 199 -&gt; 0</text:p>
      <text:p text:style-name="Standard">Encoder output index 200 -&gt; 1</text:p>
      <text:p text:style-name="Standard">Encoder output index 201 -&gt; 0</text:p>
      <text:p text:style-name="Standard">Encoder output index 202 -&gt; 0</text:p>
      <text:p text:style-name="Standard">Encoder output index 203 -&gt; 1</text:p>
      <text:p text:style-name="Standard">Encoder output index 204 -&gt; 0</text:p>
      <text:p text:style-name="Standard"><text:soft-page-break/>Encoder output index 205 -&gt; 0</text:p>
      <text:p text:style-name="Standard">Encoder output index 206 -&gt; 1</text:p>
      <text:p text:style-name="Standard">Encoder output index 207 -&gt; 0</text:p>
      <text:p text:style-name="Standard">Encoder output index 208 -&gt; 1</text:p>
      <text:p text:style-name="Standard">Encoder output index 209 -&gt; 0</text:p>
      <text:p text:style-name="Standard">Encoder output index 210 -&gt; 0</text:p>
      <text:p text:style-name="Standard">Encoder output index 211 -&gt; 1</text:p>
      <text:p text:style-name="Standard">Encoder output index 212 -&gt; 1</text:p>
      <text:p text:style-name="Standard">Encoder output index 213 -&gt; 1</text:p>
      <text:p text:style-name="Standard">Encoder output index 214 -&gt; 0</text:p>
      <text:p text:style-name="Standard">Encoder output index 215 -&gt; 0</text:p>
      <text:p text:style-name="Standard">Encoder output index 216 -&gt; 1</text:p>
      <text:p text:style-name="Standard">Encoder output index 217 -&gt; 0</text:p>
      <text:p text:style-name="Standard">Encoder output index 218 -&gt; 0</text:p>
      <text:p text:style-name="Standard">Encoder output index 219 -&gt; 1</text:p>
      <text:p text:style-name="Standard">Encoder output index 220 -&gt; 0</text:p>
      <text:p text:style-name="Standard">Encoder output index 221 -&gt; 0</text:p>
      <text:p text:style-name="Standard">Encoder output index 222 -&gt; 1</text:p>
      <text:p text:style-name="Standard">Encoder output index 223 -&gt; 1</text:p>
      <text:p text:style-name="Standard">Encoder output index 224 -&gt; 0</text:p>
      <text:p text:style-name="Standard">Encoder output index 225 -&gt; 0</text:p>
      <text:p text:style-name="Standard">Encoder output index 226 -&gt; 0</text:p>
      <text:p text:style-name="Standard">Encoder output index 227 -&gt; 0</text:p>
      <text:p text:style-name="Standard">Encoder output index 228 -&gt; 0</text:p>
      <text:p text:style-name="Standard">Encoder output index 229 -&gt; 0</text:p>
      <text:p text:style-name="Standard">Encoder output index 230 -&gt; 0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1</text:p>
      <text:p text:style-name="Standard">Encoder output index 236 -&gt; 1</text:p>
      <text:p text:style-name="Standard">Encoder output index 237 -&gt; 1</text:p>
      <text:p text:style-name="Standard">Encoder output index 238 -&gt; 1</text:p>
      <text:p text:style-name="Standard">Encoder output index 239 -&gt; 0</text:p>
      <text:p text:style-name="Standard">Encoder output index 240 -&gt; 0</text:p>
      <text:p text:style-name="Standard">Encoder output index 241 -&gt; 1</text:p>
      <text:p text:style-name="Standard">Encoder output index 242 -&gt; 0</text:p>
      <text:p text:style-name="Standard">Encoder output index 243 -&gt; 1</text:p>
      <text:p text:style-name="Standard">Encoder output index 244 -&gt; 0</text:p>
      <text:p text:style-name="Standard">Encoder output index 245 -&gt; 1</text:p>
      <text:p text:style-name="Standard">Encoder output index 246 -&gt; 1</text:p>
      <text:p text:style-name="Standard">Encoder output index 247 -&gt; 1</text:p>
      <text:p text:style-name="Standard">Encoder output index 248 -&gt; 0</text:p>
      <text:p text:style-name="Standard">Encoder output index 249 -&gt; 1</text:p>
      <text:p text:style-name="Standard">Encoder output index 250 -&gt; 0</text:p>
      <text:p text:style-name="Standard">Encoder output index 251 -&gt; 0</text:p>
      <text:p text:style-name="Standard">Encoder output index 252 -&gt; 1</text:p>
      <text:p text:style-name="Standard">Encoder output index 253 -&gt; 0</text:p>
      <text:p text:style-name="Standard">Encoder output index 254 -&gt; 1</text:p>
      <text:p text:style-name="Standard">Encoder output index 255 -&gt; 1</text:p>
      <text:p text:style-name="Standard">Encoder output index 256 -&gt; 1</text:p>
      <text:p text:style-name="Standard"><text:soft-page-break/>Encoder output index 257 -&gt; 1</text:p>
      <text:p text:style-name="Standard">Encoder output index 258 -&gt; 0</text:p>
      <text:p text:style-name="Standard">Encoder output index 259 -&gt; 1</text:p>
      <text:p text:style-name="Standard">Encoder output index 260 -&gt; 0</text:p>
      <text:p text:style-name="Standard">Encoder output index 261 -&gt; 1</text:p>
      <text:p text:style-name="Standard">Encoder output index 262 -&gt; 0</text:p>
      <text:p text:style-name="Standard">Encoder output index 263 -&gt; 1</text:p>
      <text:p text:style-name="Standard">Encoder output index 264 -&gt; 1</text:p>
      <text:p text:style-name="Standard">Encoder output index 265 -&gt; 1</text:p>
      <text:p text:style-name="Standard">Encoder output index 266 -&gt; 1</text:p>
      <text:p text:style-name="Standard">Encoder output index 267 -&gt; 1</text:p>
      <text:p text:style-name="Standard">Encoder output index 268 -&gt; 0</text:p>
      <text:p text:style-name="Standard">Encoder output index 269 -&gt; 0</text:p>
      <text:p text:style-name="Standard">Encoder output index 270 -&gt; 1</text:p>
      <text:p text:style-name="Standard">Encoder output index 271 -&gt; 1</text:p>
      <text:p text:style-name="Standard">Encoder output index 272 -&gt; 0</text:p>
      <text:p text:style-name="Standard">Encoder output index 273 -&gt; 0</text:p>
      <text:p text:style-name="Standard">Encoder output index 274 -&gt; 1</text:p>
      <text:p text:style-name="Standard">Encoder output index 275 -&gt; 1</text:p>
      <text:p text:style-name="Standard">Encoder output index 276 -&gt; 1</text:p>
      <text:p text:style-name="Standard">Encoder output index 277 -&gt; 0</text:p>
      <text:p text:style-name="Standard">Encoder output index 278 -&gt; 1</text:p>
      <text:p text:style-name="Standard">Encoder output index 279 -&gt; 1</text:p>
      <text:p text:style-name="Standard">Encoder output index 280 -&gt; 0</text:p>
      <text:p text:style-name="Standard">Encoder output index 281 -&gt; 1</text:p>
      <text:p text:style-name="Standard">Encoder output index 282 -&gt; 0</text:p>
      <text:p text:style-name="Standard">Encoder output index 283 -&gt; 0</text:p>
      <text:p text:style-name="Standard">Encoder output index 284 -&gt; 0</text:p>
      <text:p text:style-name="Standard">Encoder output index 285 -&gt; 1</text:p>
      <text:p text:style-name="Standard">Encoder output index 286 -&gt; 1</text:p>
      <text:p text:style-name="Standard">Encoder output index 287 -&gt; 1</text:p>
      <text:p text:style-name="Standard">Encoder output index 288 -&gt; 0</text:p>
      <text:p text:style-name="Standard">Encoder output index 289 -&gt; 0</text:p>
      <text:p text:style-name="Standard">Encoder output index 290 -&gt; 0</text:p>
      <text:p text:style-name="Standard">Encoder output index 291 -&gt; 1</text:p>
      <text:p text:style-name="Standard">Encoder output index 292 -&gt; 0</text:p>
      <text:p text:style-name="Standard">Encoder output index 293 -&gt; 0</text:p>
      <text:p text:style-name="Standard">Encoder output index 294 -&gt; 0</text:p>
      <text:p text:style-name="Standard">Encoder output index 295 -&gt; 1</text:p>
      <text:p text:style-name="Standard">Encoder output index 296 -&gt; 1</text:p>
      <text:p text:style-name="Standard">Encoder output index 297 -&gt; 1</text:p>
      <text:p text:style-name="Standard">Encoder output index 298 -&gt; 0</text:p>
      <text:p text:style-name="Standard">Encoder output index 299 -&gt; 1</text:p>
      <text:p text:style-name="Standard">Encoder output index 300 -&gt; 0</text:p>
      <text:p text:style-name="Standard">Encoder output index 301 -&gt; 0</text:p>
      <text:p text:style-name="Standard">Encoder output index 302 -&gt; 1</text:p>
      <text:p text:style-name="Standard">Encoder output index 303 -&gt; 0</text:p>
      <text:p text:style-name="Standard">Encoder output index 304 -&gt; 0</text:p>
      <text:p text:style-name="Standard">Encoder output index 305 -&gt; 1</text:p>
      <text:p text:style-name="Standard">Encoder output index 306 -&gt; 1</text:p>
      <text:p text:style-name="Standard">Encoder output index 307 -&gt; 0</text:p>
      <text:p text:style-name="Standard">Encoder output index 308 -&gt; 0</text:p>
      <text:p text:style-name="Standard"><text:soft-page-break/>Encoder output index 309 -&gt; 0</text:p>
      <text:p text:style-name="Standard">Encoder output index 310 -&gt; 1</text:p>
      <text:p text:style-name="Standard">Encoder output index 311 -&gt; 0</text:p>
      <text:p text:style-name="Standard">Encoder output index 312 -&gt; 1</text:p>
      <text:p text:style-name="Standard">Encoder output index 313 -&gt; 0</text:p>
      <text:p text:style-name="Standard">Encoder output index 314 -&gt; 0</text:p>
      <text:p text:style-name="Standard">Encoder output index 315 -&gt; 1</text:p>
      <text:p text:style-name="Standard">Encoder output index 316 -&gt; 1</text:p>
      <text:p text:style-name="Standard">Encoder output index 317 -&gt; 1</text:p>
      <text:p text:style-name="Standard">Encoder output index 318 -&gt; 1</text:p>
      <text:p text:style-name="Standard">Encoder output index 319 -&gt; 0</text:p>
      <text:p text:style-name="Standard">Encoder output index 320 -&gt; 0</text:p>
      <text:p text:style-name="Standard">Encoder output index 321 -&gt; 1</text:p>
      <text:p text:style-name="Standard">Encoder output index 322 -&gt; 0</text:p>
      <text:p text:style-name="Standard">Encoder output index 323 -&gt; 0</text:p>
      <text:p text:style-name="Standard">Encoder output index 324 -&gt; 0</text:p>
      <text:p text:style-name="Standard">Encoder output index 325 -&gt; 0</text:p>
      <text:p text:style-name="Standard">Encoder output index 326 -&gt; 0</text:p>
      <text:p text:style-name="Standard">Encoder output index 327 -&gt; 0</text:p>
      <text:p text:style-name="Standard">Encoder output index 328 -&gt; 1</text:p>
      <text:p text:style-name="Standard">Encoder output index 329 -&gt; 1</text:p>
      <text:p text:style-name="Standard">Encoder output index 330 -&gt; 1</text:p>
      <text:p text:style-name="Standard">Encoder output index 331 -&gt; 1</text:p>
      <text:p text:style-name="Standard">Encoder output index 332 -&gt; 1</text:p>
      <text:p text:style-name="Standard">Encoder output index 333 -&gt; 1</text:p>
      <text:p text:style-name="Standard">Encoder output index 334 -&gt; 1</text:p>
      <text:p text:style-name="Standard">Encoder output index 335 -&gt; 0</text:p>
      <text:p text:style-name="Standard">Encoder output index 336 -&gt; 1</text:p>
      <text:p text:style-name="Standard">Encoder output index 337 -&gt; 0</text:p>
      <text:p text:style-name="Standard">Encoder output index 338 -&gt; 1</text:p>
      <text:p text:style-name="Standard">Encoder output index 339 -&gt; 1</text:p>
      <text:p text:style-name="Standard">Encoder output index 340 -&gt; 0</text:p>
      <text:p text:style-name="Standard">Encoder output index 341 -&gt; 1</text:p>
      <text:p text:style-name="Standard">Encoder output index 342 -&gt; 1</text:p>
      <text:p text:style-name="Standard">Encoder output index 343 -&gt; 0</text:p>
      <text:p text:style-name="Standard">Encoder output index 344 -&gt; 1</text:p>
      <text:p text:style-name="Standard">Encoder output index 345 -&gt; 0</text:p>
      <text:p text:style-name="Standard">Encoder output index 346 -&gt; 0</text:p>
      <text:p text:style-name="Standard">Encoder output index 347 -&gt; 1</text:p>
      <text:p text:style-name="Standard">Encoder output index 348 -&gt; 0</text:p>
      <text:p text:style-name="Standard">Encoder output index 349 -&gt; 0</text:p>
      <text:p text:style-name="Standard">Encoder output index 350 -&gt; 1</text:p>
      <text:p text:style-name="Standard">Encoder output index 351 -&gt; 1</text:p>
      <text:p text:style-name="Standard">Encoder output index 352 -&gt; 1</text:p>
      <text:p text:style-name="Standard">Encoder output index 353 -&gt; 1</text:p>
      <text:p text:style-name="Standard">Encoder output index 354 -&gt; 0</text:p>
      <text:p text:style-name="Standard">Encoder output index 355 -&gt; 1</text:p>
      <text:p text:style-name="Standard">Encoder output index 356 -&gt; 1</text:p>
      <text:p text:style-name="Standard">Encoder output index 357 -&gt; 1</text:p>
      <text:p text:style-name="Standard">Encoder output index 358 -&gt; 0</text:p>
      <text:p text:style-name="Standard">Encoder output index 359 -&gt; 0</text:p>
      <text:p text:style-name="Standard">Encoder output index 360 -&gt; 0</text:p>
      <text:p text:style-name="Standard"><text:soft-page-break/>Encoder output index 361 -&gt; 0</text:p>
      <text:p text:style-name="Standard">Encoder output index 362 -&gt; 1</text:p>
      <text:p text:style-name="Standard">Encoder output index 363 -&gt; 0</text:p>
      <text:p text:style-name="Standard">Encoder output index 364 -&gt; 1</text:p>
      <text:p text:style-name="Standard">Encoder output index 365 -&gt; 1</text:p>
      <text:p text:style-name="Standard">Encoder output index 366 -&gt; 1</text:p>
      <text:p text:style-name="Standard">Encoder output index 367 -&gt; 1</text:p>
      <text:p text:style-name="Standard">Encoder output index 368 -&gt; 0</text:p>
      <text:p text:style-name="Standard">Encoder output index 369 -&gt; 0</text:p>
      <text:p text:style-name="Standard">Encoder output index 370 -&gt; 0</text:p>
      <text:p text:style-name="Standard">Encoder output index 371 -&gt; 0</text:p>
      <text:p text:style-name="Standard">Encoder output index 372 -&gt; 1</text:p>
      <text:p text:style-name="Standard">Encoder output index 373 -&gt; 0</text:p>
      <text:p text:style-name="Standard">Encoder output index 374 -&gt; 0</text:p>
      <text:p text:style-name="Standard">Encoder output index 375 -&gt; 1</text:p>
      <text:p text:style-name="Standard">Encoder output index 376 -&gt; 0</text:p>
      <text:p text:style-name="Standard">Encoder output index 377 -&gt; 1</text:p>
      <text:p text:style-name="Standard">Encoder output index 378 -&gt; 0</text:p>
      <text:p text:style-name="Standard">Encoder output index 379 -&gt; 0</text:p>
      <text:p text:style-name="Standard">Encoder output index 380 -&gt; 0</text:p>
      <text:p text:style-name="Standard">Encoder output index 381 -&gt; 1</text:p>
      <text:p text:style-name="Standard">Encoder output index 382 -&gt; 1</text:p>
      <text:p text:style-name="Standard">Encoder output index 383 -&gt; 0</text:p>
      <text:p text:style-name="Standard">Encoder output index 384 -&gt; 1</text:p>
      <text:p text:style-name="Standard">Encoder output index 385 -&gt; 1</text:p>
      <text:p text:style-name="Standard">Encoder output index 386 -&gt; 1</text:p>
      <text:p text:style-name="Standard">Encoder output index 387 -&gt; 0</text:p>
      <text:p text:style-name="Standard">Encoder output index 388 -&gt; 1</text:p>
      <text:p text:style-name="Standard">Encoder output index 389 -&gt; 0</text:p>
      <text:p text:style-name="Standard">Encoder output index 390 -&gt; 1</text:p>
      <text:p text:style-name="Standard">Encoder output index 391 -&gt; 1</text:p>
      <text:p text:style-name="Standard">Encoder output index 392 -&gt; 0</text:p>
      <text:p text:style-name="Standard">Encoder output index 393 -&gt; 0</text:p>
      <text:p text:style-name="Standard">Encoder output index 394 -&gt; 1</text:p>
      <text:p text:style-name="Standard">Encoder output index 395 -&gt; 1</text:p>
      <text:p text:style-name="Standard">Encoder output index 396 -&gt; 0</text:p>
      <text:p text:style-name="Standard">Encoder output index 397 -&gt; 0</text:p>
      <text:p text:style-name="Standard">Encoder output index 398 -&gt; 1</text:p>
      <text:p text:style-name="Standard">Encoder output index 399 -&gt; 0</text:p>
      <text:p text:style-name="Standard">Encoder output index 400 -&gt; 0</text:p>
      <text:p text:style-name="Standard">Encoder output index 401 -&gt; 1</text:p>
      <text:p text:style-name="Standard">Encoder output index 402 -&gt; 1</text:p>
      <text:p text:style-name="Standard">Encoder output index 403 -&gt; 0</text:p>
      <text:p text:style-name="Standard">Encoder output index 404 -&gt; 0</text:p>
      <text:p text:style-name="Standard">Encoder output index 405 -&gt; 1</text:p>
      <text:p text:style-name="Standard">Encoder output index 406 -&gt; 0</text:p>
      <text:p text:style-name="Standard">Encoder output index 407 -&gt; 0</text:p>
      <text:p text:style-name="Standard">Encoder output index 408 -&gt; 1</text:p>
      <text:p text:style-name="Standard">Encoder output index 409 -&gt; 0</text:p>
      <text:p text:style-name="Standard">Encoder output index 410 -&gt; 0</text:p>
      <text:p text:style-name="Standard">Encoder output index 411 -&gt; 0</text:p>
      <text:p text:style-name="Standard">Encoder output index 412 -&gt; 0</text:p>
      <text:p text:style-name="Standard"><text:soft-page-break/>Encoder output index 413 -&gt; 0</text:p>
      <text:p text:style-name="Standard">Encoder output index 414 -&gt; 0</text:p>
      <text:p text:style-name="Standard">Encoder output index 415 -&gt; 0</text:p>
      <text:p text:style-name="Standard">Encoder output index 416 -&gt; 1</text:p>
      <text:p text:style-name="Standard">Encoder output index 417 -&gt; 0</text:p>
      <text:p text:style-name="Standard">Encoder output index 418 -&gt; 1</text:p>
      <text:p text:style-name="Standard">Encoder output index 419 -&gt; 0</text:p>
      <text:p text:style-name="Standard">Encoder output index 420 -&gt; 1</text:p>
      <text:p text:style-name="Standard">Encoder output index 421 -&gt; 1</text:p>
      <text:p text:style-name="Standard">Encoder output index 422 -&gt; 0</text:p>
      <text:p text:style-name="Standard">Encoder output index 423 -&gt; 1</text:p>
      <text:p text:style-name="Standard">Encoder output index 424 -&gt; 1</text:p>
      <text:p text:style-name="Standard">Encoder output index 425 -&gt; 1</text:p>
      <text:p text:style-name="Standard">Encoder output index 426 -&gt; 0</text:p>
      <text:p text:style-name="Standard">Encoder output index 427 -&gt; 0</text:p>
      <text:p text:style-name="Standard">Encoder output index 428 -&gt; 1</text:p>
      <text:p text:style-name="Standard">Encoder output index 429 -&gt; 1</text:p>
      <text:p text:style-name="Standard">Encoder output index 430 -&gt; 0</text:p>
      <text:p text:style-name="Standard">Encoder output index 431 -&gt; 1</text:p>
      <text:p text:style-name="Standard">Encoder output index 432 -&gt; 0</text:p>
      <text:p text:style-name="Standard">Encoder output index 433 -&gt; 0</text:p>
      <text:p text:style-name="Standard">Encoder output index 434 -&gt; 1</text:p>
      <text:p text:style-name="Standard">Encoder output index 435 -&gt; 1</text:p>
      <text:p text:style-name="Standard">Encoder output index 436 -&gt; 1</text:p>
      <text:p text:style-name="Standard">Encoder output index 437 -&gt; 0</text:p>
      <text:p text:style-name="Standard">Encoder output index 438 -&gt; 0</text:p>
      <text:p text:style-name="Standard">Encoder output index 439 -&gt; 0</text:p>
      <text:p text:style-name="Standard">Encoder output index 440 -&gt; 0</text:p>
      <text:p text:style-name="Standard">Encoder output index 441 -&gt; 0</text:p>
      <text:p text:style-name="Standard">Encoder output index 442 -&gt; 1</text:p>
      <text:p text:style-name="Standard">Encoder output index 443 -&gt; 0</text:p>
      <text:p text:style-name="Standard">Encoder output index 444 -&gt; 1</text:p>
      <text:p text:style-name="Standard">Encoder output index 445 -&gt; 1</text:p>
      <text:p text:style-name="Standard">Encoder output index 446 -&gt; 1</text:p>
      <text:p text:style-name="Standard">Encoder output index 447 -&gt; 1</text:p>
      <text:p text:style-name="Standard">Encoder output index 448 -&gt; 0</text:p>
      <text:p text:style-name="Standard">Encoder output index 449 -&gt; 0</text:p>
      <text:p text:style-name="Standard">Encoder output index 450 -&gt; 1</text:p>
      <text:p text:style-name="Standard">Encoder output index 451 -&gt; 1</text:p>
      <text:p text:style-name="Standard">Encoder output index 452 -&gt; 1</text:p>
      <text:p text:style-name="Standard">Encoder output index 453 -&gt; 0</text:p>
      <text:p text:style-name="Standard">Encoder output index 454 -&gt; 1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1</text:p>
      <text:p text:style-name="Standard">Encoder output index 459 -&gt; 0</text:p>
      <text:p text:style-name="Standard">Encoder output index 460 -&gt; 0</text:p>
      <text:p text:style-name="Standard">Encoder output index 461 -&gt; 0</text:p>
      <text:p text:style-name="Standard">Encoder output index 462 -&gt; 0</text:p>
      <text:p text:style-name="Standard">Encoder output index 463 -&gt; 1</text:p>
      <text:p text:style-name="Standard">Encoder output index 464 -&gt; 1</text:p>
      <text:p text:style-name="Standard"><text:soft-page-break/>Encoder output index 465 -&gt; 0</text:p>
      <text:p text:style-name="Standard">Encoder output index 466 -&gt; 1</text:p>
      <text:p text:style-name="Standard">Encoder output index 467 -&gt; 1</text:p>
      <text:p text:style-name="Standard">Encoder output index 468 -&gt; 1</text:p>
      <text:p text:style-name="Standard">Encoder output index 469 -&gt; 0</text:p>
      <text:p text:style-name="Standard">Encoder output index 470 -&gt; 0</text:p>
      <text:p text:style-name="Standard">Encoder output index 471 -&gt; 1</text:p>
      <text:p text:style-name="Standard">Encoder output index 472 -&gt; 1</text:p>
      <text:p text:style-name="Standard">Encoder output index 473 -&gt; 1</text:p>
      <text:p text:style-name="Standard">Encoder output index 474 -&gt; 1</text:p>
      <text:p text:style-name="Standard">Encoder output index 475 -&gt; 0</text:p>
      <text:p text:style-name="Standard">Encoder output index 476 -&gt; 0</text:p>
      <text:p text:style-name="Standard">Encoder output index 477 -&gt; 0</text:p>
      <text:p text:style-name="Standard">Encoder output index 478 -&gt; 0</text:p>
      <text:p text:style-name="Standard">Encoder output index 479 -&gt; 1</text:p>
      <text:p text:style-name="Standard">Encoder output index 480 -&gt; 1</text:p>
      <text:p text:style-name="Standard">Encoder output index 481 -&gt; 1</text:p>
      <text:p text:style-name="Standard">Encoder output index 482 -&gt; 1</text:p>
      <text:p text:style-name="Standard">Encoder output index 483 -&gt; 1</text:p>
      <text:p text:style-name="Standard">Encoder output index 484 -&gt; 0</text:p>
      <text:p text:style-name="Standard">Encoder output index 485 -&gt; 1</text:p>
      <text:p text:style-name="Standard">Encoder output index 486 -&gt; 1</text:p>
      <text:p text:style-name="Standard">Encoder output index 487 -&gt; 1</text:p>
      <text:p text:style-name="Standard">Encoder output index 488 -&gt; 1</text:p>
      <text:p text:style-name="Standard">Encoder output index 489 -&gt; 1</text:p>
      <text:p text:style-name="Standard">Encoder output index 490 -&gt; 0</text:p>
      <text:p text:style-name="Standard">Encoder output index 491 -&gt; 0</text:p>
      <text:p text:style-name="Standard">Encoder output index 492 -&gt; 0</text:p>
      <text:p text:style-name="Standard">Encoder output index 493 -&gt; 1</text:p>
      <text:p text:style-name="Standard">Encoder output index 494 -&gt; 0</text:p>
      <text:p text:style-name="Standard">Encoder output index 495 -&gt; 1</text:p>
      <text:p text:style-name="Standard">Encoder output index 496 -&gt; 0</text:p>
      <text:p text:style-name="Standard">Encoder output index 497 -&gt; 1</text:p>
      <text:p text:style-name="Standard">Encoder output index 498 -&gt; 1</text:p>
      <text:p text:style-name="Standard">Encoder output index 499 -&gt; 1</text:p>
      <text:p text:style-name="Standard">Encoder output index 500 -&gt; 0</text:p>
      <text:p text:style-name="Standard">Encoder output index 501 -&gt; 1</text:p>
      <text:p text:style-name="Standard">Encoder output index 502 -&gt; 1</text:p>
      <text:p text:style-name="Standard">Encoder output index 503 -&gt; 0</text:p>
      <text:p text:style-name="Standard">Encoder output index 504 -&gt; 1</text:p>
      <text:p text:style-name="Standard">Encoder output index 505 -&gt; 0</text:p>
      <text:p text:style-name="Standard">Encoder output index 506 -&gt; 0</text:p>
      <text:p text:style-name="Standard">Encoder output index 507 -&gt; 0</text:p>
      <text:p text:style-name="Standard">Encoder output index 508 -&gt; 1</text:p>
      <text:p text:style-name="Standard">Encoder output index 509 -&gt; 1</text:p>
      <text:p text:style-name="Standard">Encoder output index 510 -&gt; 1</text:p>
      <text:p text:style-name="Standard">Encoder output index 511 -&gt; 0</text:p>
      <text:p text:style-name="Standard">Encoder output index 512 -&gt; 1</text:p>
      <text:p text:style-name="Standard">Encoder output index 513 -&gt; 1</text:p>
      <text:p text:style-name="Standard">Encoder output index 514 -&gt; 0</text:p>
      <text:p text:style-name="Standard">Encoder output index 515 -&gt; 1</text:p>
      <text:p text:style-name="Standard">Encoder output index 516 -&gt; 0</text:p>
      <text:p text:style-name="Standard"><text:soft-page-break/>Encoder output index 517 -&gt; 1</text:p>
      <text:p text:style-name="Standard">Encoder output index 518 -&gt; 0</text:p>
      <text:p text:style-name="Standard">Encoder output index 519 -&gt; 0</text:p>
      <text:p text:style-name="Standard">Encoder output index 520 -&gt; 1</text:p>
      <text:p text:style-name="Standard">Encoder output index 521 -&gt; 0</text:p>
      <text:p text:style-name="Standard">Encoder output index 522 -&gt; 0</text:p>
      <text:p text:style-name="Standard">Encoder output index 523 -&gt; 0</text:p>
      <text:p text:style-name="Standard">Encoder output index 524 -&gt; 1</text:p>
      <text:p text:style-name="Standard">Encoder output index 525 -&gt; 1</text:p>
      <text:p text:style-name="Standard">Encoder output index 526 -&gt; 1</text:p>
      <text:p text:style-name="Standard">Encoder output index 527 -&gt; 1</text:p>
      <text:p text:style-name="Standard">Encoder output index 528 -&gt; 1</text:p>
      <text:p text:style-name="Standard">Encoder output index 529 -&gt; 0</text:p>
      <text:p text:style-name="Standard">Encoder output index 530 -&gt; 1</text:p>
      <text:p text:style-name="Standard">Encoder output index 531 -&gt; 0</text:p>
      <text:p text:style-name="Standard">Encoder output index 532 -&gt; 0</text:p>
      <text:p text:style-name="Standard">Encoder output index 533 -&gt; 1</text:p>
      <text:p text:style-name="Standard">Encoder output index 534 -&gt; 0</text:p>
      <text:p text:style-name="Standard">Encoder output index 535 -&gt; 1</text:p>
      <text:p text:style-name="Standard">Encoder output index 536 -&gt; 0</text:p>
      <text:p text:style-name="Standard">Encoder output index 537 -&gt; 0</text:p>
      <text:p text:style-name="Standard">Encoder output index 538 -&gt; 0</text:p>
      <text:p text:style-name="Standard">Encoder output index 539 -&gt; 0</text:p>
      <text:p text:style-name="Standard">Encoder output index 540 -&gt; 1</text:p>
      <text:p text:style-name="Standard">Encoder output index 541 -&gt; 1</text:p>
      <text:p text:style-name="Standard">Encoder output index 542 -&gt; 1</text:p>
      <text:p text:style-name="Standard">Encoder output index 543 -&gt; 0</text:p>
      <text:p text:style-name="Standard">Encoder output index 544 -&gt; 0</text:p>
      <text:p text:style-name="Standard">Encoder output index 545 -&gt; 1</text:p>
      <text:p text:style-name="Standard">Encoder output index 546 -&gt; 1</text:p>
      <text:p text:style-name="Standard">Encoder output index 547 -&gt; 0</text:p>
      <text:p text:style-name="Standard">Encoder output index 548 -&gt; 0</text:p>
      <text:p text:style-name="Standard">Encoder output index 549 -&gt; 1</text:p>
      <text:p text:style-name="Standard">Encoder output index 550 -&gt; 1</text:p>
      <text:p text:style-name="Standard">Encoder output index 551 -&gt; 1</text:p>
      <text:p text:style-name="Standard">Encoder output index 552 -&gt; 0</text:p>
      <text:p text:style-name="Standard">Encoder output index 553 -&gt; 0</text:p>
      <text:p text:style-name="Standard">Encoder output index 554 -&gt; 1</text:p>
      <text:p text:style-name="Standard">Encoder output index 555 -&gt; 0</text:p>
      <text:p text:style-name="Standard">Encoder output index 556 -&gt; 1</text:p>
      <text:p text:style-name="Standard">Encoder output index 557 -&gt; 0</text:p>
      <text:p text:style-name="Standard">Encoder output index 558 -&gt; 0</text:p>
      <text:p text:style-name="Standard">Encoder output index 559 -&gt; 1</text:p>
      <text:p text:style-name="Standard">Encoder output index 560 -&gt; 1</text:p>
      <text:p text:style-name="Standard">Encoder output index 561 -&gt; 0</text:p>
      <text:p text:style-name="Standard">Encoder output index 562 -&gt; 1</text:p>
      <text:p text:style-name="Standard">Encoder output index 563 -&gt; 1</text:p>
      <text:p text:style-name="Standard">Encoder output index 564 -&gt; 0</text:p>
      <text:p text:style-name="Standard">Encoder output index 565 -&gt; 0</text:p>
      <text:p text:style-name="Standard">Encoder output index 566 -&gt; 0</text:p>
      <text:p text:style-name="Standard">Encoder output index 567 -&gt; 0</text:p>
      <text:p text:style-name="Standard">Encoder output index 568 -&gt; 0</text:p>
      <text:p text:style-name="Standard"><text:soft-page-break/>Encoder output index 569 -&gt; 0</text:p>
      <text:p text:style-name="Standard">Encoder output index 570 -&gt; 1</text:p>
      <text:p text:style-name="Standard">Encoder output index 571 -&gt; 0</text:p>
      <text:p text:style-name="Standard">Encoder output index 572 -&gt; 1</text:p>
      <text:p text:style-name="Standard">Encoder output index 573 -&gt; 1</text:p>
      <text:p text:style-name="Standard">Encoder output index 574 -&gt; 1</text:p>
      <text:p text:style-name="Standard">Encoder output index 575 -&gt; 0</text:p>
      <text:p text:style-name="Standard">Encoder output index 576 -&gt; 0</text:p>
      <text:p text:style-name="Standard">Encoder output index 577 -&gt; 1</text:p>
      <text:p text:style-name="Standard">Encoder output index 578 -&gt; 0</text:p>
      <text:p text:style-name="Standard">Encoder output index 579 -&gt; 0</text:p>
      <text:p text:style-name="Standard">Encoder output index 580 -&gt; 1</text:p>
      <text:p text:style-name="Standard">Encoder output index 581 -&gt; 1</text:p>
      <text:p text:style-name="Standard">Encoder output index 582 -&gt; 1</text:p>
      <text:p text:style-name="Standard">Encoder output index 583 -&gt; 0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1</text:p>
      <text:p text:style-name="Standard">Encoder output index 590 -&gt; 1</text:p>
      <text:p text:style-name="Standard">Encoder output index 591 -&gt; 0</text:p>
      <text:p text:style-name="Standard">Encoder output index 592 -&gt; 1</text:p>
      <text:p text:style-name="Standard">Encoder output index 593 -&gt; 0</text:p>
      <text:p text:style-name="Standard">Encoder output index 594 -&gt; 0</text:p>
      <text:p text:style-name="Standard">Encoder output index 595 -&gt; 0</text:p>
      <text:p text:style-name="Standard">Encoder output index 596 -&gt; 1</text:p>
      <text:p text:style-name="Standard">Encoder output index 597 -&gt; 1</text:p>
      <text:p text:style-name="Standard">Encoder output index 598 -&gt; 1</text:p>
      <text:p text:style-name="Standard">Encoder output index 599 -&gt; 1</text:p>
      <text:p text:style-name="Standard">Encoder output index 600 -&gt; 0</text:p>
      <text:p text:style-name="Standard">Encoder output index 601 -&gt; 1</text:p>
      <text:p text:style-name="Standard">Encoder output index 602 -&gt; 0</text:p>
      <text:p text:style-name="Standard">Encoder output index 603 -&gt; 0</text:p>
      <text:p text:style-name="Standard">Encoder output index 604 -&gt; 1</text:p>
      <text:p text:style-name="Standard">Encoder output index 605 -&gt; 1</text:p>
      <text:p text:style-name="Standard">Encoder output index 606 -&gt; 0</text:p>
      <text:p text:style-name="Standard">Encoder output index 607 -&gt; 1</text:p>
      <text:p text:style-name="Standard">Encoder output index 608 -&gt; 0</text:p>
      <text:p text:style-name="Standard">Encoder output index 609 -&gt; 0</text:p>
      <text:p text:style-name="Standard">Encoder output index 610 -&gt; 1</text:p>
      <text:p text:style-name="Standard">Encoder output index 611 -&gt; 0</text:p>
      <text:p text:style-name="Standard">Encoder output index 612 -&gt; 0</text:p>
      <text:p text:style-name="Standard">Encoder output index 613 -&gt; 0</text:p>
      <text:p text:style-name="Standard">Encoder output index 614 -&gt; 1</text:p>
      <text:p text:style-name="Standard">Encoder output index 615 -&gt; 1</text:p>
      <text:p text:style-name="Standard">Encoder output index 616 -&gt; 1</text:p>
      <text:p text:style-name="Standard">Encoder output index 617 -&gt; 0</text:p>
      <text:p text:style-name="Standard">Encoder output index 618 -&gt; 1</text:p>
      <text:p text:style-name="Standard">Encoder output index 619 -&gt; 1</text:p>
      <text:p text:style-name="Standard">Encoder output index 620 -&gt; 1</text:p>
      <text:p text:style-name="Standard"><text:soft-page-break/>Encoder output index 621 -&gt; 0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0</text:p>
      <text:p text:style-name="Standard">Encoder output index 626 -&gt; 1</text:p>
      <text:p text:style-name="Standard">Encoder output index 627 -&gt; 1</text:p>
      <text:p text:style-name="Standard">Encoder output index 628 -&gt; 1</text:p>
      <text:p text:style-name="Standard">Encoder output index 629 -&gt; 0</text:p>
      <text:p text:style-name="Standard">Encoder output index 630 -&gt; 1</text:p>
      <text:p text:style-name="Standard">Encoder output index 631 -&gt; 1</text:p>
      <text:p text:style-name="Standard">Encoder output index 632 -&gt; 0</text:p>
      <text:p text:style-name="Standard">Encoder output index 633 -&gt; 1</text:p>
      <text:p text:style-name="Standard">Encoder output index 634 -&gt; 1</text:p>
      <text:p text:style-name="Standard">Encoder output index 635 -&gt; 1</text:p>
      <text:p text:style-name="Standard">Encoder output index 636 -&gt; 1</text:p>
      <text:p text:style-name="Standard">Encoder output index 637 -&gt; 1</text:p>
      <text:p text:style-name="Standard">Encoder output index 638 -&gt; 0</text:p>
      <text:p text:style-name="Standard">Encoder output index 639 -&gt; 0</text:p>
      <text:p text:style-name="Standard">Encoder output index 640 -&gt; 1</text:p>
      <text:p text:style-name="Standard">Encoder output index 641 -&gt; 1</text:p>
      <text:p text:style-name="Standard">Encoder output index 642 -&gt; 1</text:p>
      <text:p text:style-name="Standard">Encoder output index 643 -&gt; 1</text:p>
      <text:p text:style-name="Standard">Encoder output index 644 -&gt; 1</text:p>
      <text:p text:style-name="Standard">Encoder output index 645 -&gt; 0</text:p>
      <text:p text:style-name="Standard">Encoder output index 646 -&gt; 0</text:p>
      <text:p text:style-name="Standard">Encoder output index 647 -&gt; 1</text:p>
      <text:p text:style-name="Standard">Frame 0, Y_N[0] = 1.016114</text:p>
      <text:p text:style-name="Standard">Frame 0, Y_N[1] = 1.396155</text:p>
      <text:p text:style-name="Standard">Frame 0, Y_N[2] = 1.997112</text:p>
      <text:p text:style-name="Standard">Frame 0, Y_N[3] = 0.430731</text:p>
      <text:p text:style-name="Standard">Frame 0, Y_N[4] = 1.072806</text:p>
      <text:p text:style-name="Standard">Frame 0, Y_N[5] = 1.444265</text:p>
      <text:p text:style-name="Standard">Frame 0, Y_N[6] = -1.297653</text:p>
      <text:p text:style-name="Standard">Frame 0, Y_N[7] = -0.481108</text:p>
      <text:p text:style-name="Standard">Frame 0, Y_N[8] = 1.857556</text:p>
      <text:p text:style-name="Standard">Frame 0, Y_N[9] = -1.295247</text:p>
      <text:p text:style-name="Standard">Frame 0, Y_N[10] = -1.419354</text:p>
      <text:p text:style-name="Standard">Frame 0, Y_N[11] = 0.272573</text:p>
      <text:p text:style-name="Standard">Frame 0, Y_N[12] = 1.145391</text:p>
      <text:p text:style-name="Standard">Frame 0, Y_N[13] = -1.256507</text:p>
      <text:p text:style-name="Standard">Frame 0, Y_N[14] = 0.524986</text:p>
      <text:p text:style-name="Standard">Frame 0, Y_N[15] = -1.559461</text:p>
      <text:p text:style-name="Standard">Frame 0, Y_N[16] = 1.337937</text:p>
      <text:p text:style-name="Standard">Frame 0, Y_N[17] = -1.116275</text:p>
      <text:p text:style-name="Standard">Frame 0, Y_N[18] = -0.532742</text:p>
      <text:p text:style-name="Standard">Frame 0, Y_N[19] = 0.888391</text:p>
      <text:p text:style-name="Standard">Frame 0, Y_N[20] = 2.008384</text:p>
      <text:p text:style-name="Standard">Frame 0, Y_N[21] = -0.746349</text:p>
      <text:p text:style-name="Standard">Frame 0, Y_N[22] = 1.314096</text:p>
      <text:p text:style-name="Standard">Frame 0, Y_N[23] = -2.020369</text:p>
      <text:p text:style-name="Standard">Frame 0, Y_N[24] = 1.600272</text:p>
      <text:p text:style-name="Standard"><text:soft-page-break/>Frame 0, Y_N[25] = 1.326000</text:p>
      <text:p text:style-name="Standard">Frame 0, Y_N[26] = 0.198398</text:p>
      <text:p text:style-name="Standard">Frame 0, Y_N[27] = 1.451335</text:p>
      <text:p text:style-name="Standard">Frame 0, Y_N[28] = 0.744194</text:p>
      <text:p text:style-name="Standard">Frame 0, Y_N[29] = -1.292175</text:p>
      <text:p text:style-name="Standard">Frame 0, Y_N[30] = -1.392971</text:p>
      <text:p text:style-name="Standard">Frame 0, Y_N[31] = -1.279379</text:p>
      <text:p text:style-name="Standard">Frame 0, Y_N[32] = -0.805901</text:p>
      <text:p text:style-name="Standard">Frame 0, Y_N[33] = -0.866213</text:p>
      <text:p text:style-name="Standard">Frame 0, Y_N[34] = 0.848426</text:p>
      <text:p text:style-name="Standard">Frame 0, Y_N[35] = -1.426377</text:p>
      <text:p text:style-name="Standard">Frame 0, Y_N[36] = 0.648303</text:p>
      <text:p text:style-name="Standard">Frame 0, Y_N[37] = 1.138286</text:p>
      <text:p text:style-name="Standard">Frame 0, Y_N[38] = 1.035785</text:p>
      <text:p text:style-name="Standard">Frame 0, Y_N[39] = 1.693016</text:p>
      <text:p text:style-name="Standard">Frame 0, Y_N[40] = -1.171618</text:p>
      <text:p text:style-name="Standard">Frame 0, Y_N[41] = 0.063814</text:p>
      <text:p text:style-name="Standard">Frame 0, Y_N[42] = -0.715510</text:p>
      <text:p text:style-name="Standard">Frame 0, Y_N[43] = 0.874712</text:p>
      <text:p text:style-name="Standard">Frame 0, Y_N[44] = -1.379175</text:p>
      <text:p text:style-name="Standard">Frame 0, Y_N[45] = 1.140337</text:p>
      <text:p text:style-name="Standard">Frame 0, Y_N[46] = -1.185755</text:p>
      <text:p text:style-name="Standard">Frame 0, Y_N[47] = -0.046696</text:p>
      <text:p text:style-name="Standard">Frame 0, Y_N[48] = -1.712862</text:p>
      <text:p text:style-name="Standard">Frame 0, Y_N[49] = -0.854726</text:p>
      <text:p text:style-name="Standard">Frame 0, Y_N[50] = 0.511061</text:p>
      <text:p text:style-name="Standard">Frame 0, Y_N[51] = 0.851219</text:p>
      <text:p text:style-name="Standard">Frame 0, Y_N[52] = -1.256427</text:p>
      <text:p text:style-name="Standard">Frame 0, Y_N[53] = 1.692491</text:p>
      <text:p text:style-name="Standard">Frame 0, Y_N[54] = -0.251969</text:p>
      <text:p text:style-name="Standard">Frame 0, Y_N[55] = -1.085804</text:p>
      <text:p text:style-name="Standard">Frame 0, Y_N[56] = 0.433823</text:p>
      <text:p text:style-name="Standard">Frame 0, Y_N[57] = -1.322242</text:p>
      <text:p text:style-name="Standard">Frame 0, Y_N[58] = 1.530064</text:p>
      <text:p text:style-name="Standard">Frame 0, Y_N[59] = 1.644803</text:p>
      <text:p text:style-name="Standard">Frame 0, Y_N[60] = 0.303591</text:p>
      <text:p text:style-name="Standard">Frame 0, Y_N[61] = -1.024492</text:p>
      <text:p text:style-name="Standard">Frame 0, Y_N[62] = -0.821929</text:p>
      <text:p text:style-name="Standard">Frame 0, Y_N[63] = 1.242845</text:p>
      <text:p text:style-name="Standard">Frame 0, Y_N[64] = 1.996268</text:p>
      <text:p text:style-name="Standard">Frame 0, Y_N[65] = -0.232112</text:p>
      <text:p text:style-name="Standard">Frame 0, Y_N[66] = 0.895962</text:p>
      <text:p text:style-name="Standard">Frame 0, Y_N[67] = 0.468806</text:p>
      <text:p text:style-name="Standard">Frame 0, Y_N[68] = -0.946649</text:p>
      <text:p text:style-name="Standard">Frame 0, Y_N[69] = -0.563095</text:p>
      <text:p text:style-name="Standard">Frame 0, Y_N[70] = 0.915194</text:p>
      <text:p text:style-name="Standard">Frame 0, Y_N[71] = 0.842637</text:p>
      <text:p text:style-name="Standard">Frame 0, Y_N[72] = -0.931317</text:p>
      <text:p text:style-name="Standard">Frame 0, Y_N[73] = -1.243541</text:p>
      <text:p text:style-name="Standard">Frame 0, Y_N[74] = 0.917921</text:p>
      <text:p text:style-name="Standard">Frame 0, Y_N[75] = -1.375457</text:p>
      <text:p text:style-name="Standard">Frame 0, Y_N[76] = 1.906083</text:p>
      <text:p text:style-name="Standard"><text:soft-page-break/>Frame 0, Y_N[77] = 0.821344</text:p>
      <text:p text:style-name="Standard">Frame 0, Y_N[78] = 0.209454</text:p>
      <text:p text:style-name="Standard">Frame 0, Y_N[79] = 1.418670</text:p>
      <text:p text:style-name="Standard">Frame 0, Y_N[80] = -1.324693</text:p>
      <text:p text:style-name="Standard">Frame 0, Y_N[81] = -1.052596</text:p>
      <text:p text:style-name="Standard">Frame 0, Y_N[82] = -0.395976</text:p>
      <text:p text:style-name="Standard">Frame 0, Y_N[83] = 0.610772</text:p>
      <text:p text:style-name="Standard">Frame 0, Y_N[84] = 1.047363</text:p>
      <text:p text:style-name="Standard">Frame 0, Y_N[85] = -0.673576</text:p>
      <text:p text:style-name="Standard">Frame 0, Y_N[86] = -0.639646</text:p>
      <text:p text:style-name="Standard">Frame 0, Y_N[87] = -0.402700</text:p>
      <text:p text:style-name="Standard">Frame 0, Y_N[88] = -1.040450</text:p>
      <text:p text:style-name="Standard">Frame 0, Y_N[89] = 0.908576</text:p>
      <text:p text:style-name="Standard">Frame 0, Y_N[90] = 1.297812</text:p>
      <text:p text:style-name="Standard">Frame 0, Y_N[91] = 0.441594</text:p>
      <text:p text:style-name="Standard">Frame 0, Y_N[92] = -0.912158</text:p>
      <text:p text:style-name="Standard">Frame 0, Y_N[93] = -0.395256</text:p>
      <text:p text:style-name="Standard">Frame 0, Y_N[94] = -0.468971</text:p>
      <text:p text:style-name="Standard">Frame 0, Y_N[95] = -1.135287</text:p>
      <text:p text:style-name="Standard">Frame 0, Y_N[96] = 1.146823</text:p>
      <text:p text:style-name="Standard">Frame 0, Y_N[97] = 1.010297</text:p>
      <text:p text:style-name="Standard">Frame 0, Y_N[98] = -1.584543</text:p>
      <text:p text:style-name="Standard">Frame 0, Y_N[99] = -0.382545</text:p>
      <text:p text:style-name="Standard">Frame 0, Y_N[100] = -1.009461</text:p>
      <text:p text:style-name="Standard">Frame 0, Y_N[101] = 0.334698</text:p>
      <text:p text:style-name="Standard">Frame 0, Y_N[102] = 1.555347</text:p>
      <text:p text:style-name="Standard">Frame 0, Y_N[103] = 0.836589</text:p>
      <text:p text:style-name="Standard">Frame 0, Y_N[104] = 1.444803</text:p>
      <text:p text:style-name="Standard">Frame 0, Y_N[105] = 1.206761</text:p>
      <text:p text:style-name="Standard">Frame 0, Y_N[106] = -0.335532</text:p>
      <text:p text:style-name="Standard">Frame 0, Y_N[107] = -0.645304</text:p>
      <text:p text:style-name="Standard">Frame 0, Y_N[108] = 0.593409</text:p>
      <text:p text:style-name="Standard">Frame 0, Y_N[109] = -0.797960</text:p>
      <text:p text:style-name="Standard">Frame 0, Y_N[110] = -1.535329</text:p>
      <text:p text:style-name="Standard">Frame 0, Y_N[111] = 0.569137</text:p>
      <text:p text:style-name="Standard">Frame 0, Y_N[112] = -0.888837</text:p>
      <text:p text:style-name="Standard">Frame 0, Y_N[113] = -1.277407</text:p>
      <text:p text:style-name="Standard">Frame 0, Y_N[114] = -0.622580</text:p>
      <text:p text:style-name="Standard">Frame 0, Y_N[115] = 1.129224</text:p>
      <text:p text:style-name="Standard">Frame 0, Y_N[116] = 0.751794</text:p>
      <text:p text:style-name="Standard">Frame 0, Y_N[117] = 1.984227</text:p>
      <text:p text:style-name="Standard">Frame 0, Y_N[118] = 1.803383</text:p>
      <text:p text:style-name="Standard">Frame 0, Y_N[119] = -0.933467</text:p>
      <text:p text:style-name="Standard">Frame 0, Y_N[120] = -1.404279</text:p>
      <text:p text:style-name="Standard">Frame 0, Y_N[121] = -0.656032</text:p>
      <text:p text:style-name="Standard">Frame 0, Y_N[122] = 1.543190</text:p>
      <text:p text:style-name="Standard">Frame 0, Y_N[123] = -1.662114</text:p>
      <text:p text:style-name="Standard">Frame 0, Y_N[124] = 0.405815</text:p>
      <text:p text:style-name="Standard">Frame 0, Y_N[125] = -0.631206</text:p>
      <text:p text:style-name="Standard">Frame 0, Y_N[126] = -0.379585</text:p>
      <text:p text:style-name="Standard">Frame 0, Y_N[127] = 0.968288</text:p>
      <text:p text:style-name="Standard">Frame 0, Y_N[128] = 1.352564</text:p>
      <text:p text:style-name="Standard"><text:soft-page-break/>Frame 0, Y_N[129] = 1.465846</text:p>
      <text:p text:style-name="Standard">Frame 0, Y_N[130] = -0.748332</text:p>
      <text:p text:style-name="Standard">Frame 0, Y_N[131] = 1.193213</text:p>
      <text:p text:style-name="Standard">Frame 0, Y_N[132] = -1.329017</text:p>
      <text:p text:style-name="Standard">Frame 0, Y_N[133] = 1.157928</text:p>
      <text:p text:style-name="Standard">Frame 0, Y_N[134] = -0.600056</text:p>
      <text:p text:style-name="Standard">Frame 0, Y_N[135] = 1.116372</text:p>
      <text:p text:style-name="Standard">Frame 0, Y_N[136] = -0.382342</text:p>
      <text:p text:style-name="Standard">Frame 0, Y_N[137] = 1.037642</text:p>
      <text:p text:style-name="Standard">Frame 0, Y_N[138] = 0.516649</text:p>
      <text:p text:style-name="Standard">Frame 0, Y_N[139] = 1.317490</text:p>
      <text:p text:style-name="Standard">Frame 0, Y_N[140] = 0.807953</text:p>
      <text:p text:style-name="Standard">Frame 0, Y_N[141] = -1.874183</text:p>
      <text:p text:style-name="Standard">Frame 0, Y_N[142] = 0.692475</text:p>
      <text:p text:style-name="Standard">Frame 0, Y_N[143] = 0.350201</text:p>
      <text:p text:style-name="Standard">Frame 0, Y_N[144] = 1.142161</text:p>
      <text:p text:style-name="Standard">Frame 0, Y_N[145] = 1.488437</text:p>
      <text:p text:style-name="Standard">Frame 0, Y_N[146] = 0.618687</text:p>
      <text:p text:style-name="Standard">Frame 0, Y_N[147] = 1.417254</text:p>
      <text:p text:style-name="Standard">Frame 0, Y_N[148] = 1.158399</text:p>
      <text:p text:style-name="Standard">Frame 0, Y_N[149] = 0.673412</text:p>
      <text:p text:style-name="Standard">Frame 0, Y_N[150] = 1.956612</text:p>
      <text:p text:style-name="Standard">Frame 0, Y_N[151] = 1.258927</text:p>
      <text:p text:style-name="Standard">Frame 0, Y_N[152] = -1.149391</text:p>
      <text:p text:style-name="Standard">Frame 0, Y_N[153] = -2.048781</text:p>
      <text:p text:style-name="Standard">Frame 0, Y_N[154] = 1.488039</text:p>
      <text:p text:style-name="Standard">Frame 0, Y_N[155] = -0.697895</text:p>
      <text:p text:style-name="Standard">Frame 0, Y_N[156] = -1.025215</text:p>
      <text:p text:style-name="Standard">Frame 0, Y_N[157] = 1.582135</text:p>
      <text:p text:style-name="Standard">Frame 0, Y_N[158] = 0.924684</text:p>
      <text:p text:style-name="Standard">Frame 0, Y_N[159] = -0.729945</text:p>
      <text:p text:style-name="Standard">Frame 0, Y_N[160] = 0.604686</text:p>
      <text:p text:style-name="Standard">Frame 0, Y_N[161] = -0.519598</text:p>
      <text:p text:style-name="Standard">Frame 0, Y_N[162] = -0.706758</text:p>
      <text:p text:style-name="Standard">Frame 0, Y_N[163] = 1.585665</text:p>
      <text:p text:style-name="Standard">Frame 0, Y_N[164] = 1.562521</text:p>
      <text:p text:style-name="Standard">Frame 0, Y_N[165] = 0.224645</text:p>
      <text:p text:style-name="Standard">Frame 0, Y_N[166] = 1.198294</text:p>
      <text:p text:style-name="Standard">Frame 0, Y_N[167] = -1.139368</text:p>
      <text:p text:style-name="Standard">Frame 0, Y_N[168] = 0.755500</text:p>
      <text:p text:style-name="Standard">Frame 0, Y_N[169] = -0.391929</text:p>
      <text:p text:style-name="Standard">Frame 0, Y_N[170] = -1.607718</text:p>
      <text:p text:style-name="Standard">Frame 0, Y_N[171] = -0.834748</text:p>
      <text:p text:style-name="Standard">Frame 0, Y_N[172] = -1.289731</text:p>
      <text:p text:style-name="Standard">Frame 0, Y_N[173] = -1.505615</text:p>
      <text:p text:style-name="Standard">Frame 0, Y_N[174] = 0.866571</text:p>
      <text:p text:style-name="Standard">Frame 0, Y_N[175] = 1.458689</text:p>
      <text:p text:style-name="Standard">Frame 0, Y_N[176] = -0.712577</text:p>
      <text:p text:style-name="Standard">Frame 0, Y_N[177] = -1.456783</text:p>
      <text:p text:style-name="Standard">Frame 0, Y_N[178] = -1.566591</text:p>
      <text:p text:style-name="Standard">Frame 0, Y_N[179] = 0.337807</text:p>
      <text:p text:style-name="Standard">Frame 0, Y_N[180] = -0.131544</text:p>
      <text:p text:style-name="Standard"><text:soft-page-break/>Frame 0, Y_N[181] = 0.471846</text:p>
      <text:p text:style-name="Standard">Frame 0, Y_N[182] = 1.840553</text:p>
      <text:p text:style-name="Standard">Frame 0, Y_N[183] = 1.358957</text:p>
      <text:p text:style-name="Standard">Frame 0, Y_N[184] = 1.913018</text:p>
      <text:p text:style-name="Standard">Frame 0, Y_N[185] = -0.506244</text:p>
      <text:p text:style-name="Standard">Frame 0, Y_N[186] = -0.942951</text:p>
      <text:p text:style-name="Standard">Frame 0, Y_N[187] = 0.992545</text:p>
      <text:p text:style-name="Standard">Frame 0, Y_N[188] = 0.983670</text:p>
      <text:p text:style-name="Standard">Frame 0, Y_N[189] = 1.730719</text:p>
      <text:p text:style-name="Standard">Frame 0, Y_N[190] = -2.014365</text:p>
      <text:p text:style-name="Standard">Frame 0, Y_N[191] = -1.057790</text:p>
      <text:p text:style-name="Standard">Frame 0, Y_N[192] = 0.802812</text:p>
      <text:p text:style-name="Standard">Frame 0, Y_N[193] = 1.390974</text:p>
      <text:p text:style-name="Standard">Frame 0, Y_N[194] = 0.562887</text:p>
      <text:p text:style-name="Standard">Frame 0, Y_N[195] = -1.417708</text:p>
      <text:p text:style-name="Standard">Frame 0, Y_N[196] = -0.761925</text:p>
      <text:p text:style-name="Standard">Frame 0, Y_N[197] = 0.767344</text:p>
      <text:p text:style-name="Standard">Frame 0, Y_N[198] = -1.173152</text:p>
      <text:p text:style-name="Standard">Frame 0, Y_N[199] = 0.745795</text:p>
      <text:p text:style-name="Standard">Frame 0, Y_N[200] = -0.767614</text:p>
      <text:p text:style-name="Standard">Frame 0, Y_N[201] = 1.103782</text:p>
      <text:p text:style-name="Standard">Frame 0, Y_N[202] = 0.829613</text:p>
      <text:p text:style-name="Standard">Frame 0, Y_N[203] = -0.853963</text:p>
      <text:p text:style-name="Standard">Frame 0, Y_N[204] = 1.370934</text:p>
      <text:p text:style-name="Standard">Frame 0, Y_N[205] = 1.130718</text:p>
      <text:p text:style-name="Standard">Frame 0, Y_N[206] = -0.995152</text:p>
      <text:p text:style-name="Standard">Frame 0, Y_N[207] = 1.183755</text:p>
      <text:p text:style-name="Standard">Frame 0, Y_N[208] = -1.047087</text:p>
      <text:p text:style-name="Standard">Frame 0, Y_N[209] = 1.134270</text:p>
      <text:p text:style-name="Standard">Frame 0, Y_N[210] = 0.859042</text:p>
      <text:p text:style-name="Standard">Frame 0, Y_N[211] = -1.306870</text:p>
      <text:p text:style-name="Standard">Frame 0, Y_N[212] = -0.791947</text:p>
      <text:p text:style-name="Standard">Frame 0, Y_N[213] = -1.225725</text:p>
      <text:p text:style-name="Standard">Frame 0, Y_N[214] = 0.443608</text:p>
      <text:p text:style-name="Standard">Frame 0, Y_N[215] = 0.159660</text:p>
      <text:p text:style-name="Standard">Frame 0, Y_N[216] = -0.607084</text:p>
      <text:p text:style-name="Standard">Frame 0, Y_N[217] = 1.336567</text:p>
      <text:p text:style-name="Standard">Frame 0, Y_N[218] = 1.231465</text:p>
      <text:p text:style-name="Standard">Frame 0, Y_N[219] = -1.249289</text:p>
      <text:p text:style-name="Standard">Frame 0, Y_N[220] = 1.430946</text:p>
      <text:p text:style-name="Standard">Frame 0, Y_N[221] = 0.520117</text:p>
      <text:p text:style-name="Standard">Frame 0, Y_N[222] = -1.447446</text:p>
      <text:p text:style-name="Standard">Frame 0, Y_N[223] = -1.142603</text:p>
      <text:p text:style-name="Standard">Frame 0, Y_N[224] = 0.151826</text:p>
      <text:p text:style-name="Standard">Frame 0, Y_N[225] = 1.076401</text:p>
      <text:p text:style-name="Standard">Frame 0, Y_N[226] = 0.304315</text:p>
      <text:p text:style-name="Standard">Frame 0, Y_N[227] = 0.950020</text:p>
      <text:p text:style-name="Standard">Frame 0, Y_N[228] = 1.166955</text:p>
      <text:p text:style-name="Standard">Frame 0, Y_N[229] = 1.382950</text:p>
      <text:p text:style-name="Standard">Frame 0, Y_N[230] = 0.846118</text:p>
      <text:p text:style-name="Standard">Frame 0, Y_N[231] = 1.331126</text:p>
      <text:p text:style-name="Standard">Frame 0, Y_N[232] = 0.616324</text:p>
      <text:p text:style-name="Standard"><text:soft-page-break/>Frame 0, Y_N[233] = -0.003091</text:p>
      <text:p text:style-name="Standard">Frame 0, Y_N[234] = -1.316865</text:p>
      <text:p text:style-name="Standard">Frame 0, Y_N[235] = -1.070974</text:p>
      <text:p text:style-name="Standard">Frame 0, Y_N[236] = -0.843404</text:p>
      <text:p text:style-name="Standard">Frame 0, Y_N[237] = -1.211935</text:p>
      <text:p text:style-name="Standard">Frame 0, Y_N[238] = -0.596011</text:p>
      <text:p text:style-name="Standard">Frame 0, Y_N[239] = 1.124962</text:p>
      <text:p text:style-name="Standard">Frame 0, Y_N[240] = 1.252573</text:p>
      <text:p text:style-name="Standard">Frame 0, Y_N[241] = -1.126565</text:p>
      <text:p text:style-name="Standard">Frame 0, Y_N[242] = 1.528804</text:p>
      <text:p text:style-name="Standard">Frame 0, Y_N[243] = -0.968668</text:p>
      <text:p text:style-name="Standard">Frame 0, Y_N[244] = 1.136129</text:p>
      <text:p text:style-name="Standard">Frame 0, Y_N[245] = -0.640432</text:p>
      <text:p text:style-name="Standard">Frame 0, Y_N[246] = -1.277017</text:p>
      <text:p text:style-name="Standard">Frame 0, Y_N[247] = -1.249108</text:p>
      <text:p text:style-name="Standard">Frame 0, Y_N[248] = 0.625332</text:p>
      <text:p text:style-name="Standard">Frame 0, Y_N[249] = -1.069151</text:p>
      <text:p text:style-name="Standard">Frame 0, Y_N[250] = 1.045384</text:p>
      <text:p text:style-name="Standard">Frame 0, Y_N[251] = 0.903020</text:p>
      <text:p text:style-name="Standard">Frame 0, Y_N[252] = -0.430379</text:p>
      <text:p text:style-name="Standard">Frame 0, Y_N[253] = 0.783934</text:p>
      <text:p text:style-name="Standard">Frame 0, Y_N[254] = -1.618633</text:p>
      <text:p text:style-name="Standard">Frame 0, Y_N[255] = -0.626314</text:p>
      <text:p text:style-name="Standard">Frame 0, Y_N[256] = -0.913417</text:p>
      <text:p text:style-name="Standard">Frame 0, Y_N[257] = -1.112381</text:p>
      <text:p text:style-name="Standard">Frame 0, Y_N[258] = 1.174564</text:p>
      <text:p text:style-name="Standard">Frame 0, Y_N[259] = -1.161876</text:p>
      <text:p text:style-name="Standard">Frame 0, Y_N[260] = 1.085884</text:p>
      <text:p text:style-name="Standard">Frame 0, Y_N[261] = -2.209532</text:p>
      <text:p text:style-name="Standard">Frame 0, Y_N[262] = 1.080172</text:p>
      <text:p text:style-name="Standard">Frame 0, Y_N[263] = -0.652602</text:p>
      <text:p text:style-name="Standard">Frame 0, Y_N[264] = -0.294294</text:p>
      <text:p text:style-name="Standard">Frame 0, Y_N[265] = -1.970428</text:p>
      <text:p text:style-name="Standard">Frame 0, Y_N[266] = -0.345786</text:p>
      <text:p text:style-name="Standard">Frame 0, Y_N[267] = -0.775921</text:p>
      <text:p text:style-name="Standard">Frame 0, Y_N[268] = 0.750224</text:p>
      <text:p text:style-name="Standard">Frame 0, Y_N[269] = 1.652855</text:p>
      <text:p text:style-name="Standard">Frame 0, Y_N[270] = -1.500419</text:p>
      <text:p text:style-name="Standard">Frame 0, Y_N[271] = -1.001003</text:p>
      <text:p text:style-name="Standard">Frame 0, Y_N[272] = 1.037673</text:p>
      <text:p text:style-name="Standard">Frame 0, Y_N[273] = 0.915051</text:p>
      <text:p text:style-name="Standard">Frame 0, Y_N[274] = -1.449255</text:p>
      <text:p text:style-name="Standard">Frame 0, Y_N[275] = 0.040892</text:p>
      <text:p text:style-name="Standard">Frame 0, Y_N[276] = -1.428212</text:p>
      <text:p text:style-name="Standard">Frame 0, Y_N[277] = 0.268296</text:p>
      <text:p text:style-name="Standard">Frame 0, Y_N[278] = -1.424091</text:p>
      <text:p text:style-name="Standard">Frame 0, Y_N[279] = -0.865173</text:p>
      <text:p text:style-name="Standard">Frame 0, Y_N[280] = 1.080310</text:p>
      <text:p text:style-name="Standard">Frame 0, Y_N[281] = -0.597884</text:p>
      <text:p text:style-name="Standard">Frame 0, Y_N[282] = 2.408526</text:p>
      <text:p text:style-name="Standard">Frame 0, Y_N[283] = 1.276279</text:p>
      <text:p text:style-name="Standard">Frame 0, Y_N[284] = 1.913845</text:p>
      <text:p text:style-name="Standard"><text:soft-page-break/>Frame 0, Y_N[285] = -1.022323</text:p>
      <text:p text:style-name="Standard">Frame 0, Y_N[286] = -0.762897</text:p>
      <text:p text:style-name="Standard">Frame 0, Y_N[287] = -1.804851</text:p>
      <text:p text:style-name="Standard">Frame 0, Y_N[288] = 0.875868</text:p>
      <text:p text:style-name="Standard">Frame 0, Y_N[289] = 1.762410</text:p>
      <text:p text:style-name="Standard">Frame 0, Y_N[290] = 0.818294</text:p>
      <text:p text:style-name="Standard">Frame 0, Y_N[291] = -1.878911</text:p>
      <text:p text:style-name="Standard">Frame 0, Y_N[292] = -0.347874</text:p>
      <text:p text:style-name="Standard">Frame 0, Y_N[293] = 1.043184</text:p>
      <text:p text:style-name="Standard">Frame 0, Y_N[294] = 1.216034</text:p>
      <text:p text:style-name="Standard">Frame 0, Y_N[295] = -0.947825</text:p>
      <text:p text:style-name="Standard">Frame 0, Y_N[296] = -1.367384</text:p>
      <text:p text:style-name="Standard">Frame 0, Y_N[297] = -1.350997</text:p>
      <text:p text:style-name="Standard">Frame 0, Y_N[298] = 0.228755</text:p>
      <text:p text:style-name="Standard">Frame 0, Y_N[299] = -1.708257</text:p>
      <text:p text:style-name="Standard">Frame 0, Y_N[300] = 1.359236</text:p>
      <text:p text:style-name="Standard">Frame 0, Y_N[301] = 0.331314</text:p>
      <text:p text:style-name="Standard">Frame 0, Y_N[302] = -1.195836</text:p>
      <text:p text:style-name="Standard">Frame 0, Y_N[303] = 1.253722</text:p>
      <text:p text:style-name="Standard">Frame 0, Y_N[304] = 1.353811</text:p>
      <text:p text:style-name="Standard">Frame 0, Y_N[305] = -0.571897</text:p>
      <text:p text:style-name="Standard">Frame 0, Y_N[306] = -1.514586</text:p>
      <text:p text:style-name="Standard">Frame 0, Y_N[307] = 1.296322</text:p>
      <text:p text:style-name="Standard">Frame 0, Y_N[308] = 1.140496</text:p>
      <text:p text:style-name="Standard">Frame 0, Y_N[309] = 1.291218</text:p>
      <text:p text:style-name="Standard">Frame 0, Y_N[310] = -0.480231</text:p>
      <text:p text:style-name="Standard">Frame 0, Y_N[311] = 1.054434</text:p>
      <text:p text:style-name="Standard">Frame 0, Y_N[312] = -0.775591</text:p>
      <text:p text:style-name="Standard">Frame 0, Y_N[313] = 1.160191</text:p>
      <text:p text:style-name="Standard">Frame 0, Y_N[314] = 1.552473</text:p>
      <text:p text:style-name="Standard">Frame 0, Y_N[315] = -1.717435</text:p>
      <text:p text:style-name="Standard">Frame 0, Y_N[316] = -0.929100</text:p>
      <text:p text:style-name="Standard">Frame 0, Y_N[317] = -1.532958</text:p>
      <text:p text:style-name="Standard">Frame 0, Y_N[318] = -0.321761</text:p>
      <text:p text:style-name="Standard">Frame 0, Y_N[319] = 0.965650</text:p>
      <text:p text:style-name="Standard">Frame 0, Y_N[320] = 0.672895</text:p>
      <text:p text:style-name="Standard">Frame 0, Y_N[321] = -0.567602</text:p>
      <text:p text:style-name="Standard">Frame 0, Y_N[322] = 0.691841</text:p>
      <text:p text:style-name="Standard">Frame 0, Y_N[323] = 1.145851</text:p>
      <text:p text:style-name="Standard">Frame 0, Y_N[324] = 1.296129</text:p>
      <text:p text:style-name="Standard">Frame 0, Y_N[325] = 0.804232</text:p>
      <text:p text:style-name="Standard">Frame 0, Y_N[326] = 1.183775</text:p>
      <text:p text:style-name="Standard">Frame 0, Y_N[327] = 1.455253</text:p>
      <text:p text:style-name="Standard">Frame 0, Y_N[328] = -1.540008</text:p>
      <text:p text:style-name="Standard">Frame 0, Y_N[329] = -0.778933</text:p>
      <text:p text:style-name="Standard">Frame 0, Y_N[330] = -1.220242</text:p>
      <text:p text:style-name="Standard">Frame 0, Y_N[331] = -0.362003</text:p>
      <text:p text:style-name="Standard">Frame 0, Y_N[332] = -1.001864</text:p>
      <text:p text:style-name="Standard">Frame 0, Y_N[333] = -0.892175</text:p>
      <text:p text:style-name="Standard">Frame 0, Y_N[334] = -0.863691</text:p>
      <text:p text:style-name="Standard">Frame 0, Y_N[335] = 0.798283</text:p>
      <text:p text:style-name="Standard">Frame 0, Y_N[336] = -1.241764</text:p>
      <text:p text:style-name="Standard"><text:soft-page-break/>Frame 0, Y_N[337] = 1.190710</text:p>
      <text:p text:style-name="Standard">Frame 0, Y_N[338] = -0.964383</text:p>
      <text:p text:style-name="Standard">Frame 0, Y_N[339] = -0.896011</text:p>
      <text:p text:style-name="Standard">Frame 0, Y_N[340] = 1.116803</text:p>
      <text:p text:style-name="Standard">Frame 0, Y_N[341] = -0.898990</text:p>
      <text:p text:style-name="Standard">Frame 0, Y_N[342] = -1.960663</text:p>
      <text:p text:style-name="Standard">Frame 0, Y_N[343] = 1.158876</text:p>
      <text:p text:style-name="Standard">Frame 0, Y_N[344] = -0.585498</text:p>
      <text:p text:style-name="Standard">Frame 0, Y_N[345] = 0.908734</text:p>
      <text:p text:style-name="Standard">Frame 0, Y_N[346] = 1.523187</text:p>
      <text:p text:style-name="Standard">Frame 0, Y_N[347] = -1.035019</text:p>
      <text:p text:style-name="Standard">Frame 0, Y_N[348] = 0.861484</text:p>
      <text:p text:style-name="Standard">Frame 0, Y_N[349] = 1.131143</text:p>
      <text:p text:style-name="Standard">Frame 0, Y_N[350] = -0.274030</text:p>
      <text:p text:style-name="Standard">Frame 0, Y_N[351] = 0.917511</text:p>
      <text:p text:style-name="Standard">Frame 0, Y_N[352] = -1.085294</text:p>
      <text:p text:style-name="Standard">Frame 0, Y_N[353] = -0.978068</text:p>
      <text:p text:style-name="Standard">Frame 0, Y_N[354] = 0.959864</text:p>
      <text:p text:style-name="Standard">Frame 0, Y_N[355] = -0.213334</text:p>
      <text:p text:style-name="Standard">Frame 0, Y_N[356] = -1.587965</text:p>
      <text:p text:style-name="Standard">Frame 0, Y_N[357] = -0.140216</text:p>
      <text:p text:style-name="Standard">Frame 0, Y_N[358] = 1.975314</text:p>
      <text:p text:style-name="Standard">Frame 0, Y_N[359] = 1.255566</text:p>
      <text:p text:style-name="Standard">Frame 0, Y_N[360] = 1.873815</text:p>
      <text:p text:style-name="Standard">Frame 0, Y_N[361] = 1.149125</text:p>
      <text:p text:style-name="Standard">Frame 0, Y_N[362] = -0.828549</text:p>
      <text:p text:style-name="Standard">Frame 0, Y_N[363] = 0.566213</text:p>
      <text:p text:style-name="Standard">Frame 0, Y_N[364] = -1.433425</text:p>
      <text:p text:style-name="Standard">Frame 0, Y_N[365] = -0.817814</text:p>
      <text:p text:style-name="Standard">Frame 0, Y_N[366] = -1.758794</text:p>
      <text:p text:style-name="Standard">Frame 0, Y_N[367] = -1.614925</text:p>
      <text:p text:style-name="Standard">Frame 0, Y_N[368] = 1.508708</text:p>
      <text:p text:style-name="Standard">Frame 0, Y_N[369] = 1.198742</text:p>
      <text:p text:style-name="Standard">Frame 0, Y_N[370] = 1.081433</text:p>
      <text:p text:style-name="Standard">Frame 0, Y_N[371] = 1.273748</text:p>
      <text:p text:style-name="Standard">Frame 0, Y_N[372] = -0.788628</text:p>
      <text:p text:style-name="Standard">Frame 0, Y_N[373] = 1.041839</text:p>
      <text:p text:style-name="Standard">Frame 0, Y_N[374] = 1.503790</text:p>
      <text:p text:style-name="Standard">Frame 0, Y_N[375] = -1.538060</text:p>
      <text:p text:style-name="Standard">Frame 0, Y_N[376] = 0.955990</text:p>
      <text:p text:style-name="Standard">Frame 0, Y_N[377] = -1.156564</text:p>
      <text:p text:style-name="Standard">Frame 0, Y_N[378] = 1.021205</text:p>
      <text:p text:style-name="Standard">Frame 0, Y_N[379] = 0.128161</text:p>
      <text:p text:style-name="Standard">Frame 0, Y_N[380] = 2.258425</text:p>
      <text:p text:style-name="Standard">Frame 0, Y_N[381] = -0.917516</text:p>
      <text:p text:style-name="Standard">Frame 0, Y_N[382] = -0.011836</text:p>
      <text:p text:style-name="Standard">Frame 0, Y_N[383] = 0.927814</text:p>
      <text:p text:style-name="Standard">Frame 0, Y_N[384] = -0.441724</text:p>
      <text:p text:style-name="Standard">Frame 0, Y_N[385] = -1.173634</text:p>
      <text:p text:style-name="Standard">Frame 0, Y_N[386] = -0.489544</text:p>
      <text:p text:style-name="Standard">Frame 0, Y_N[387] = 1.664648</text:p>
      <text:p text:style-name="Standard">Frame 0, Y_N[388] = -1.179781</text:p>
      <text:p text:style-name="Standard"><text:soft-page-break/>Frame 0, Y_N[389] = 1.552054</text:p>
      <text:p text:style-name="Standard">Frame 0, Y_N[390] = -1.241798</text:p>
      <text:p text:style-name="Standard">Frame 0, Y_N[391] = -1.451465</text:p>
      <text:p text:style-name="Standard">Frame 0, Y_N[392] = 1.792188</text:p>
      <text:p text:style-name="Standard">Frame 0, Y_N[393] = 0.610322</text:p>
      <text:p text:style-name="Standard">Frame 0, Y_N[394] = -2.166899</text:p>
      <text:p text:style-name="Standard">Frame 0, Y_N[395] = -1.492259</text:p>
      <text:p text:style-name="Standard">Frame 0, Y_N[396] = 0.341447</text:p>
      <text:p text:style-name="Standard">Frame 0, Y_N[397] = 0.589685</text:p>
      <text:p text:style-name="Standard">Frame 0, Y_N[398] = -0.619475</text:p>
      <text:p text:style-name="Standard">Frame 0, Y_N[399] = 1.323008</text:p>
      <text:p text:style-name="Standard">Frame 0, Y_N[400] = 0.886598</text:p>
      <text:p text:style-name="Standard">Frame 0, Y_N[401] = -0.768911</text:p>
      <text:p text:style-name="Standard">Frame 0, Y_N[402] = -1.702041</text:p>
      <text:p text:style-name="Standard">Frame 0, Y_N[403] = 0.800910</text:p>
      <text:p text:style-name="Standard">Frame 0, Y_N[404] = 1.382072</text:p>
      <text:p text:style-name="Standard">Frame 0, Y_N[405] = -0.839016</text:p>
      <text:p text:style-name="Standard">Frame 0, Y_N[406] = 1.111696</text:p>
      <text:p text:style-name="Standard">Frame 0, Y_N[407] = 0.418516</text:p>
      <text:p text:style-name="Standard">Frame 0, Y_N[408] = -1.225948</text:p>
      <text:p text:style-name="Standard">Frame 0, Y_N[409] = 1.167779</text:p>
      <text:p text:style-name="Standard">Frame 0, Y_N[410] = 1.608471</text:p>
      <text:p text:style-name="Standard">Frame 0, Y_N[411] = 0.775181</text:p>
      <text:p text:style-name="Standard">Frame 0, Y_N[412] = 1.409560</text:p>
      <text:p text:style-name="Standard">Frame 0, Y_N[413] = 0.844923</text:p>
      <text:p text:style-name="Standard">Frame 0, Y_N[414] = 0.008460</text:p>
      <text:p text:style-name="Standard">Frame 0, Y_N[415] = 1.024916</text:p>
      <text:p text:style-name="Standard">Frame 0, Y_N[416] = -0.720184</text:p>
      <text:p text:style-name="Standard">Frame 0, Y_N[417] = 0.614850</text:p>
      <text:p text:style-name="Standard">Frame 0, Y_N[418] = -0.958054</text:p>
      <text:p text:style-name="Standard">Frame 0, Y_N[419] = 1.543051</text:p>
      <text:p text:style-name="Standard">Frame 0, Y_N[420] = -1.295346</text:p>
      <text:p text:style-name="Standard">Frame 0, Y_N[421] = -1.150490</text:p>
      <text:p text:style-name="Standard">Frame 0, Y_N[422] = 0.717304</text:p>
      <text:p text:style-name="Standard">Frame 0, Y_N[423] = -0.154505</text:p>
      <text:p text:style-name="Standard">Frame 0, Y_N[424] = -1.323653</text:p>
      <text:p text:style-name="Standard">Frame 0, Y_N[425] = -0.242222</text:p>
      <text:p text:style-name="Standard">Frame 0, Y_N[426] = 0.713307</text:p>
      <text:p text:style-name="Standard">Frame 0, Y_N[427] = 0.639052</text:p>
      <text:p text:style-name="Standard">Frame 0, Y_N[428] = -1.584766</text:p>
      <text:p text:style-name="Standard">Frame 0, Y_N[429] = -0.527742</text:p>
      <text:p text:style-name="Standard">Frame 0, Y_N[430] = 1.221639</text:p>
      <text:p text:style-name="Standard">Frame 0, Y_N[431] = -1.332340</text:p>
      <text:p text:style-name="Standard">Frame 0, Y_N[432] = 1.238373</text:p>
      <text:p text:style-name="Standard">Frame 0, Y_N[433] = 1.002533</text:p>
      <text:p text:style-name="Standard">Frame 0, Y_N[434] = -1.048725</text:p>
      <text:p text:style-name="Standard">Frame 0, Y_N[435] = -1.356174</text:p>
      <text:p text:style-name="Standard">Frame 0, Y_N[436] = -0.055357</text:p>
      <text:p text:style-name="Standard">Frame 0, Y_N[437] = 0.839446</text:p>
      <text:p text:style-name="Standard">Frame 0, Y_N[438] = 0.920533</text:p>
      <text:p text:style-name="Standard">Frame 0, Y_N[439] = 1.153610</text:p>
      <text:p text:style-name="Standard">Frame 0, Y_N[440] = 1.897650</text:p>
      <text:p text:style-name="Standard"><text:soft-page-break/>Frame 0, Y_N[441] = 0.438644</text:p>
      <text:p text:style-name="Standard">Frame 0, Y_N[442] = -1.232462</text:p>
      <text:p text:style-name="Standard">Frame 0, Y_N[443] = 2.028059</text:p>
      <text:p text:style-name="Standard">Frame 0, Y_N[444] = -0.224647</text:p>
      <text:p text:style-name="Standard">Frame 0, Y_N[445] = -0.794457</text:p>
      <text:p text:style-name="Standard">Frame 0, Y_N[446] = -1.035474</text:p>
      <text:p text:style-name="Standard">Frame 0, Y_N[447] = -1.169106</text:p>
      <text:p text:style-name="Standard">Frame 0, Y_N[448] = 1.145643</text:p>
      <text:p text:style-name="Standard">Frame 0, Y_N[449] = 0.806512</text:p>
      <text:p text:style-name="Standard">Frame 0, Y_N[450] = -0.751368</text:p>
      <text:p text:style-name="Standard">Frame 0, Y_N[451] = -1.486048</text:p>
      <text:p text:style-name="Standard">Frame 0, Y_N[452] = -1.062985</text:p>
      <text:p text:style-name="Standard">Frame 0, Y_N[453] = 1.033058</text:p>
      <text:p text:style-name="Standard">Frame 0, Y_N[454] = -1.347828</text:p>
      <text:p text:style-name="Standard">Frame 0, Y_N[455] = 1.691910</text:p>
      <text:p text:style-name="Standard">Frame 0, Y_N[456] = -0.491757</text:p>
      <text:p text:style-name="Standard">Frame 0, Y_N[457] = -1.180110</text:p>
      <text:p text:style-name="Standard">Frame 0, Y_N[458] = -1.951011</text:p>
      <text:p text:style-name="Standard">Frame 0, Y_N[459] = 0.862659</text:p>
      <text:p text:style-name="Standard">Frame 0, Y_N[460] = 0.874219</text:p>
      <text:p text:style-name="Standard">Frame 0, Y_N[461] = 0.717347</text:p>
      <text:p text:style-name="Standard">Frame 0, Y_N[462] = 1.340809</text:p>
      <text:p text:style-name="Standard">Frame 0, Y_N[463] = 0.081309</text:p>
      <text:p text:style-name="Standard">Frame 0, Y_N[464] = -2.015673</text:p>
      <text:p text:style-name="Standard">Frame 0, Y_N[465] = 1.130568</text:p>
      <text:p text:style-name="Standard">Frame 0, Y_N[466] = -0.794152</text:p>
      <text:p text:style-name="Standard">Frame 0, Y_N[467] = -1.475203</text:p>
      <text:p text:style-name="Standard">Frame 0, Y_N[468] = -0.465048</text:p>
      <text:p text:style-name="Standard">Frame 0, Y_N[469] = 1.093094</text:p>
      <text:p text:style-name="Standard">Frame 0, Y_N[470] = 0.499350</text:p>
      <text:p text:style-name="Standard">Frame 0, Y_N[471] = -0.992999</text:p>
      <text:p text:style-name="Standard">Frame 0, Y_N[472] = -1.811144</text:p>
      <text:p text:style-name="Standard">Frame 0, Y_N[473] = -0.199858</text:p>
      <text:p text:style-name="Standard">Frame 0, Y_N[474] = -1.380119</text:p>
      <text:p text:style-name="Standard">Frame 0, Y_N[475] = 1.168283</text:p>
      <text:p text:style-name="Standard">Frame 0, Y_N[476] = 0.428002</text:p>
      <text:p text:style-name="Standard">Frame 0, Y_N[477] = 1.081964</text:p>
      <text:p text:style-name="Standard">Frame 0, Y_N[478] = 0.745023</text:p>
      <text:p text:style-name="Standard">Frame 0, Y_N[479] = -1.509658</text:p>
      <text:p text:style-name="Standard">Frame 0, Y_N[480] = -0.849181</text:p>
      <text:p text:style-name="Standard">Frame 0, Y_N[481] = -0.835621</text:p>
      <text:p text:style-name="Standard">Frame 0, Y_N[482] = -0.541918</text:p>
      <text:p text:style-name="Standard">Frame 0, Y_N[483] = -1.334602</text:p>
      <text:p text:style-name="Standard">Frame 0, Y_N[484] = 1.421619</text:p>
      <text:p text:style-name="Standard">Frame 0, Y_N[485] = -0.757165</text:p>
      <text:p text:style-name="Standard">Frame 0, Y_N[486] = -0.952221</text:p>
      <text:p text:style-name="Standard">Frame 0, Y_N[487] = -1.119945</text:p>
      <text:p text:style-name="Standard">Frame 0, Y_N[488] = -1.265846</text:p>
      <text:p text:style-name="Standard">Frame 0, Y_N[489] = -1.062150</text:p>
      <text:p text:style-name="Standard">Frame 0, Y_N[490] = 1.148510</text:p>
      <text:p text:style-name="Standard">Frame 0, Y_N[491] = 0.891884</text:p>
      <text:p text:style-name="Standard">Frame 0, Y_N[492] = 1.200285</text:p>
      <text:p text:style-name="Standard"><text:soft-page-break/>Frame 0, Y_N[493] = -1.830758</text:p>
      <text:p text:style-name="Standard">Frame 0, Y_N[494] = 0.655994</text:p>
      <text:p text:style-name="Standard">Frame 0, Y_N[495] = -0.808015</text:p>
      <text:p text:style-name="Standard">Frame 0, Y_N[496] = 0.314960</text:p>
      <text:p text:style-name="Standard">Frame 0, Y_N[497] = -1.135533</text:p>
      <text:p text:style-name="Standard">Frame 0, Y_N[498] = -0.962389</text:p>
      <text:p text:style-name="Standard">Frame 0, Y_N[499] = -1.469378</text:p>
      <text:p text:style-name="Standard">Frame 0, Y_N[500] = 0.966813</text:p>
      <text:p text:style-name="Standard">Frame 0, Y_N[501] = -0.405497</text:p>
      <text:p text:style-name="Standard">Frame 0, Y_N[502] = -0.710996</text:p>
      <text:p text:style-name="Standard">Frame 0, Y_N[503] = 1.505464</text:p>
      <text:p text:style-name="Standard">Frame 0, Y_N[504] = -1.058980</text:p>
      <text:p text:style-name="Standard">Frame 0, Y_N[505] = 0.242123</text:p>
      <text:p text:style-name="Standard">Frame 0, Y_N[506] = 1.468679</text:p>
      <text:p text:style-name="Standard">Frame 0, Y_N[507] = 0.685334</text:p>
      <text:p text:style-name="Standard">Frame 0, Y_N[508] = -0.772967</text:p>
      <text:p text:style-name="Standard">Frame 0, Y_N[509] = -0.873471</text:p>
      <text:p text:style-name="Standard">Frame 0, Y_N[510] = -0.917303</text:p>
      <text:p text:style-name="Standard">Frame 0, Y_N[511] = 0.484443</text:p>
      <text:p text:style-name="Standard">Frame 0, Y_N[512] = -1.376860</text:p>
      <text:p text:style-name="Standard">Frame 0, Y_N[513] = -0.021467</text:p>
      <text:p text:style-name="Standard">Frame 0, Y_N[514] = 1.346411</text:p>
      <text:p text:style-name="Standard">Frame 0, Y_N[515] = -0.933514</text:p>
      <text:p text:style-name="Standard">Frame 0, Y_N[516] = 0.928073</text:p>
      <text:p text:style-name="Standard">Frame 0, Y_N[517] = -1.583951</text:p>
      <text:p text:style-name="Standard">Frame 0, Y_N[518] = 1.557671</text:p>
      <text:p text:style-name="Standard">Frame 0, Y_N[519] = 1.786044</text:p>
      <text:p text:style-name="Standard">Frame 0, Y_N[520] = -0.812620</text:p>
      <text:p text:style-name="Standard">Frame 0, Y_N[521] = 0.418302</text:p>
      <text:p text:style-name="Standard">Frame 0, Y_N[522] = 0.585631</text:p>
      <text:p text:style-name="Standard">Frame 0, Y_N[523] = 0.767455</text:p>
      <text:p text:style-name="Standard">Frame 0, Y_N[524] = -0.783101</text:p>
      <text:p text:style-name="Standard">Frame 0, Y_N[525] = -0.784756</text:p>
      <text:p text:style-name="Standard">Frame 0, Y_N[526] = -0.731932</text:p>
      <text:p text:style-name="Standard">Frame 0, Y_N[527] = -0.887914</text:p>
      <text:p text:style-name="Standard">Frame 0, Y_N[528] = -1.339652</text:p>
      <text:p text:style-name="Standard">Frame 0, Y_N[529] = 0.558262</text:p>
      <text:p text:style-name="Standard">Frame 0, Y_N[530] = -1.684120</text:p>
      <text:p text:style-name="Standard">Frame 0, Y_N[531] = 0.464100</text:p>
      <text:p text:style-name="Standard">Frame 0, Y_N[532] = 0.930966</text:p>
      <text:p text:style-name="Standard">Frame 0, Y_N[533] = -0.420442</text:p>
      <text:p text:style-name="Standard">Frame 0, Y_N[534] = 1.244568</text:p>
      <text:p text:style-name="Standard">Frame 0, Y_N[535] = -0.537482</text:p>
      <text:p text:style-name="Standard">Frame 0, Y_N[536] = 0.689429</text:p>
      <text:p text:style-name="Standard">Frame 0, Y_N[537] = 0.984176</text:p>
      <text:p text:style-name="Standard">Frame 0, Y_N[538] = 0.576128</text:p>
      <text:p text:style-name="Standard">Frame 0, Y_N[539] = 1.409540</text:p>
      <text:p text:style-name="Standard">Frame 0, Y_N[540] = -0.848878</text:p>
      <text:p text:style-name="Standard">Frame 0, Y_N[541] = -1.102524</text:p>
      <text:p text:style-name="Standard">Frame 0, Y_N[542] = -1.057660</text:p>
      <text:p text:style-name="Standard">Frame 0, Y_N[543] = 1.737953</text:p>
      <text:p text:style-name="Standard">Frame 0, Y_N[544] = 1.100565</text:p>
      <text:p text:style-name="Standard"><text:soft-page-break/>Frame 0, Y_N[545] = -0.516576</text:p>
      <text:p text:style-name="Standard">Frame 0, Y_N[546] = -1.001981</text:p>
      <text:p text:style-name="Standard">Frame 0, Y_N[547] = 0.878200</text:p>
      <text:p text:style-name="Standard">Frame 0, Y_N[548] = 1.143883</text:p>
      <text:p text:style-name="Standard">Frame 0, Y_N[549] = -0.972908</text:p>
      <text:p text:style-name="Standard">Frame 0, Y_N[550] = -0.778417</text:p>
      <text:p text:style-name="Standard">Frame 0, Y_N[551] = -0.671530</text:p>
      <text:p text:style-name="Standard">Frame 0, Y_N[552] = 1.469965</text:p>
      <text:p text:style-name="Standard">Frame 0, Y_N[553] = 0.729988</text:p>
      <text:p text:style-name="Standard">Frame 0, Y_N[554] = -0.842090</text:p>
      <text:p text:style-name="Standard">Frame 0, Y_N[555] = 1.921143</text:p>
      <text:p text:style-name="Standard">Frame 0, Y_N[556] = -1.447063</text:p>
      <text:p text:style-name="Standard">Frame 0, Y_N[557] = 0.571530</text:p>
      <text:p text:style-name="Standard">Frame 0, Y_N[558] = 1.319644</text:p>
      <text:p text:style-name="Standard">Frame 0, Y_N[559] = -1.229543</text:p>
      <text:p text:style-name="Standard">Frame 0, Y_N[560] = -0.683573</text:p>
      <text:p text:style-name="Standard">Frame 0, Y_N[561] = 1.074820</text:p>
      <text:p text:style-name="Standard">Frame 0, Y_N[562] = -1.145980</text:p>
      <text:p text:style-name="Standard">Frame 0, Y_N[563] = -1.515512</text:p>
      <text:p text:style-name="Standard">Frame 0, Y_N[564] = 1.141306</text:p>
      <text:p text:style-name="Standard">Frame 0, Y_N[565] = 0.016423</text:p>
      <text:p text:style-name="Standard">Frame 0, Y_N[566] = 0.379147</text:p>
      <text:p text:style-name="Standard">Frame 0, Y_N[567] = 1.512621</text:p>
      <text:p text:style-name="Standard">Frame 0, Y_N[568] = 1.281603</text:p>
      <text:p text:style-name="Standard">Frame 0, Y_N[569] = 0.836555</text:p>
      <text:p text:style-name="Standard">Frame 0, Y_N[570] = -1.487870</text:p>
      <text:p text:style-name="Standard">Frame 0, Y_N[571] = 0.700376</text:p>
      <text:p text:style-name="Standard">Frame 0, Y_N[572] = -1.596907</text:p>
      <text:p text:style-name="Standard">Frame 0, Y_N[573] = -0.720010</text:p>
      <text:p text:style-name="Standard">Frame 0, Y_N[574] = -0.993714</text:p>
      <text:p text:style-name="Standard">Frame 0, Y_N[575] = 0.421538</text:p>
      <text:p text:style-name="Standard">Frame 0, Y_N[576] = 0.404625</text:p>
      <text:p text:style-name="Standard">Frame 0, Y_N[577] = -1.121592</text:p>
      <text:p text:style-name="Standard">Frame 0, Y_N[578] = 0.602400</text:p>
      <text:p text:style-name="Standard">Frame 0, Y_N[579] = 1.831350</text:p>
      <text:p text:style-name="Standard">Frame 0, Y_N[580] = -1.141023</text:p>
      <text:p text:style-name="Standard">Frame 0, Y_N[581] = -0.441450</text:p>
      <text:p text:style-name="Standard">Frame 0, Y_N[582] = -1.073272</text:p>
      <text:p text:style-name="Standard">Frame 0, Y_N[583] = -0.074481</text:p>
      <text:p text:style-name="Standard">Frame 0, Y_N[584] = 0.583544</text:p>
      <text:p text:style-name="Standard">Frame 0, Y_N[585] = 1.194861</text:p>
      <text:p text:style-name="Standard">Frame 0, Y_N[586] = 1.437338</text:p>
      <text:p text:style-name="Standard">Frame 0, Y_N[587] = -0.771105</text:p>
      <text:p text:style-name="Standard">Frame 0, Y_N[588] = 0.158581</text:p>
      <text:p text:style-name="Standard">Frame 0, Y_N[589] = -0.799840</text:p>
      <text:p text:style-name="Standard">Frame 0, Y_N[590] = -1.070575</text:p>
      <text:p text:style-name="Standard">Frame 0, Y_N[591] = 1.480794</text:p>
      <text:p text:style-name="Standard">Frame 0, Y_N[592] = -0.904835</text:p>
      <text:p text:style-name="Standard">Frame 0, Y_N[593] = 0.078972</text:p>
      <text:p text:style-name="Standard">Frame 0, Y_N[594] = 1.056663</text:p>
      <text:p text:style-name="Standard">Frame 0, Y_N[595] = 0.532762</text:p>
      <text:p text:style-name="Standard">Frame 0, Y_N[596] = -0.882411</text:p>
      <text:p text:style-name="Standard"><text:soft-page-break/>Frame 0, Y_N[597] = -1.606005</text:p>
      <text:p text:style-name="Standard">Frame 0, Y_N[598] = -1.602614</text:p>
      <text:p text:style-name="Standard">Frame 0, Y_N[599] = -0.712229</text:p>
      <text:p text:style-name="Standard">Frame 0, Y_N[600] = 1.009122</text:p>
      <text:p text:style-name="Standard">Frame 0, Y_N[601] = -1.258157</text:p>
      <text:p text:style-name="Standard">Frame 0, Y_N[602] = 1.373040</text:p>
      <text:p text:style-name="Standard">Frame 0, Y_N[603] = 1.191693</text:p>
      <text:p text:style-name="Standard">Frame 0, Y_N[604] = -0.265896</text:p>
      <text:p text:style-name="Standard">Frame 0, Y_N[605] = -0.633876</text:p>
      <text:p text:style-name="Standard">Frame 0, Y_N[606] = 0.511019</text:p>
      <text:p text:style-name="Standard">Frame 0, Y_N[607] = -0.031504</text:p>
      <text:p text:style-name="Standard">Frame 0, Y_N[608] = 1.602999</text:p>
      <text:p text:style-name="Standard">Frame 0, Y_N[609] = 1.433986</text:p>
      <text:p text:style-name="Standard">Frame 0, Y_N[610] = -0.935846</text:p>
      <text:p text:style-name="Standard">Frame 0, Y_N[611] = 0.880213</text:p>
      <text:p text:style-name="Standard">Frame 0, Y_N[612] = 0.643813</text:p>
      <text:p text:style-name="Standard">Frame 0, Y_N[613] = 1.300197</text:p>
      <text:p text:style-name="Standard">Frame 0, Y_N[614] = -0.508145</text:p>
      <text:p text:style-name="Standard">Frame 0, Y_N[615] = -0.691872</text:p>
      <text:p text:style-name="Standard">Frame 0, Y_N[616] = -0.240193</text:p>
      <text:p text:style-name="Standard">Frame 0, Y_N[617] = 0.432816</text:p>
      <text:p text:style-name="Standard">Frame 0, Y_N[618] = -1.394263</text:p>
      <text:p text:style-name="Standard">Frame 0, Y_N[619] = -1.394930</text:p>
      <text:p text:style-name="Standard">Frame 0, Y_N[620] = -1.143133</text:p>
      <text:p text:style-name="Standard">Frame 0, Y_N[621] = 0.873161</text:p>
      <text:p text:style-name="Standard">Frame 0, Y_N[622] = 0.854014</text:p>
      <text:p text:style-name="Standard">Frame 0, Y_N[623] = 1.131971</text:p>
      <text:p text:style-name="Standard">Frame 0, Y_N[624] = -0.980563</text:p>
      <text:p text:style-name="Standard">Frame 0, Y_N[625] = 1.288936</text:p>
      <text:p text:style-name="Standard">Frame 0, Y_N[626] = -0.788704</text:p>
      <text:p text:style-name="Standard">Frame 0, Y_N[627] = -0.573528</text:p>
      <text:p text:style-name="Standard">Frame 0, Y_N[628] = -0.863681</text:p>
      <text:p text:style-name="Standard">Frame 0, Y_N[629] = 1.389598</text:p>
      <text:p text:style-name="Standard">Frame 0, Y_N[630] = -1.424037</text:p>
      <text:p text:style-name="Standard">Frame 0, Y_N[631] = -1.124530</text:p>
      <text:p text:style-name="Standard">Frame 0, Y_N[632] = 1.537738</text:p>
      <text:p text:style-name="Standard">Frame 0, Y_N[633] = -0.545857</text:p>
      <text:p text:style-name="Standard">Frame 0, Y_N[634] = -1.554237</text:p>
      <text:p text:style-name="Standard">Frame 0, Y_N[635] = -0.743222</text:p>
      <text:p text:style-name="Standard">Frame 0, Y_N[636] = -0.961484</text:p>
      <text:p text:style-name="Standard">Frame 0, Y_N[637] = -0.875493</text:p>
      <text:p text:style-name="Standard">Frame 0, Y_N[638] = 1.238033</text:p>
      <text:p text:style-name="Standard">Frame 0, Y_N[639] = 0.528156</text:p>
      <text:p text:style-name="Standard">Frame 0, Y_N[640] = -1.310056</text:p>
      <text:p text:style-name="Standard">Frame 0, Y_N[641] = -0.754962</text:p>
      <text:p text:style-name="Standard">Frame 0, Y_N[642] = -0.733077</text:p>
      <text:p text:style-name="Standard">Frame 0, Y_N[643] = -0.753135</text:p>
      <text:p text:style-name="Standard">Frame 0, Y_N[644] = -0.765844</text:p>
      <text:p text:style-name="Standard">Frame 0, Y_N[645] = 0.718863</text:p>
      <text:p text:style-name="Standard">Frame 0, Y_N[646] = 0.811156</text:p>
      <text:p text:style-name="Standard">Frame 0, Y_N[647] = -1.360068</text:p>
      <text:p text:style-name="Standard">Decoder input Y_N[0] = 10.7108</text:p>
      <text:p text:style-name="Standard"><text:soft-page-break/>Decoder input Y_N[1] = 14.7168</text:p>
      <text:p text:style-name="Standard">Decoder input Y_N[2] = 21.0514</text:p>
      <text:p text:style-name="Standard">Decoder input Y_N[3] = 4.5403</text:p>
      <text:p text:style-name="Standard">Decoder input Y_N[4] = 11.3084</text:p>
      <text:p text:style-name="Standard">Decoder input Y_N[5] = 15.2239</text:p>
      <text:p text:style-name="Standard">Decoder input Y_N[6] = 13.6785</text:p>
      <text:p text:style-name="Standard">Decoder input Y_N[7] = 5.07132</text:p>
      <text:p text:style-name="Standard">Decoder input Y_N[8] = 19.5804</text:p>
      <text:p text:style-name="Standard">Decoder input Y_N[9] = 13.6531</text:p>
      <text:p text:style-name="Standard">Decoder input Y_N[10] = 14.9613</text:p>
      <text:p text:style-name="Standard">Decoder input Y_N[11] = 2.87317</text:p>
      <text:p text:style-name="Standard">Decoder input Y_N[12] = 12.0735</text:p>
      <text:p text:style-name="Standard">Decoder input Y_N[13] = 13.2447</text:p>
      <text:p text:style-name="Standard">Decoder input Y_N[14] = 5.53384</text:p>
      <text:p text:style-name="Standard">Decoder input Y_N[15] = 16.4382</text:p>
      <text:p text:style-name="Standard">Decoder input Y_N[16] = 14.1031</text:p>
      <text:p text:style-name="Standard">Decoder input Y_N[17] = 11.7666</text:p>
      <text:p text:style-name="Standard">Decoder input Y_N[18] = 5.6156</text:p>
      <text:p text:style-name="Standard">Decoder input Y_N[19] = 9.36447</text:p>
      <text:p text:style-name="Standard">Decoder input Y_N[20] = 21.1702</text:p>
      <text:p text:style-name="Standard">Decoder input Y_N[21] = 7.86721</text:p>
      <text:p text:style-name="Standard">Decoder input Y_N[22] = 13.8518</text:p>
      <text:p text:style-name="Standard">Decoder input Y_N[23] = 21.2966</text:p>
      <text:p text:style-name="Standard">Decoder input Y_N[24] = 16.8683</text:p>
      <text:p text:style-name="Standard">Decoder input Y_N[25] = 13.9773</text:p>
      <text:p text:style-name="Standard">Decoder input Y_N[26] = 2.0913</text:p>
      <text:p text:style-name="Standard">Decoder input Y_N[27] = 15.2984</text:p>
      <text:p text:style-name="Standard">Decoder input Y_N[28] = 7.8445</text:p>
      <text:p text:style-name="Standard">Decoder input Y_N[29] = 13.6207</text:p>
      <text:p text:style-name="Standard">Decoder input Y_N[30] = 14.6832</text:p>
      <text:p text:style-name="Standard">Decoder input Y_N[31] = 13.4858</text:p>
      <text:p text:style-name="Standard">Decoder input Y_N[32] = 8.49494</text:p>
      <text:p text:style-name="Standard">Decoder input Y_N[33] = 9.13069</text:p>
      <text:p text:style-name="Standard">Decoder input Y_N[34] = 8.9432</text:p>
      <text:p text:style-name="Standard">Decoder input Y_N[35] = 15.0353</text:p>
      <text:p text:style-name="Standard">Decoder input Y_N[36] = 6.83372</text:p>
      <text:p text:style-name="Standard">Decoder input Y_N[37] = 11.9986</text:p>
      <text:p text:style-name="Standard">Decoder input Y_N[38] = 10.9181</text:p>
      <text:p text:style-name="Standard">Decoder input Y_N[39] = 17.846</text:p>
      <text:p text:style-name="Standard">Decoder input Y_N[40] = 12.3499</text:p>
      <text:p text:style-name="Standard">Decoder input Y_N[41] = 0.672654</text:p>
      <text:p text:style-name="Standard">Decoder input Y_N[42] = 7.54214</text:p>
      <text:p text:style-name="Standard">Decoder input Y_N[43] = 9.22028</text:p>
      <text:p text:style-name="Standard">Decoder input Y_N[44] = 14.5378</text:p>
      <text:p text:style-name="Standard">Decoder input Y_N[45] = 12.0202</text:p>
      <text:p text:style-name="Standard">Decoder input Y_N[46] = 12.499</text:p>
      <text:p text:style-name="Standard">Decoder input Y_N[47] = 0.492215</text:p>
      <text:p text:style-name="Standard">Decoder input Y_N[48] = 18.0551</text:p>
      <text:p text:style-name="Standard">Decoder input Y_N[49] = 9.0096</text:p>
      <text:p text:style-name="Standard">Decoder input Y_N[50] = 5.38705</text:p>
      <text:p text:style-name="Standard">Decoder input Y_N[51] = 8.97263</text:p>
      <text:p text:style-name="Standard">Decoder input Y_N[52] = 13.2439</text:p>
      <text:p text:style-name="Standard"><text:soft-page-break/>Decoder input Y_N[53] = 17.8404</text:p>
      <text:p text:style-name="Standard">Decoder input Y_N[54] = 2.65599</text:p>
      <text:p text:style-name="Standard">Decoder input Y_N[55] = 11.4454</text:p>
      <text:p text:style-name="Standard">Decoder input Y_N[56] = 4.5729</text:p>
      <text:p text:style-name="Standard">Decoder input Y_N[57] = 13.9377</text:p>
      <text:p text:style-name="Standard">Decoder input Y_N[58] = 16.1283</text:p>
      <text:p text:style-name="Standard">Decoder input Y_N[59] = 17.3377</text:p>
      <text:p text:style-name="Standard">Decoder input Y_N[60] = 3.20013</text:p>
      <text:p text:style-name="Standard">Decoder input Y_N[61] = 10.7991</text:p>
      <text:p text:style-name="Standard">Decoder input Y_N[62] = 8.66389</text:p>
      <text:p text:style-name="Standard">Decoder input Y_N[63] = 13.1007</text:p>
      <text:p text:style-name="Standard">Decoder input Y_N[64] = 21.0425</text:p>
      <text:p text:style-name="Standard">Decoder input Y_N[65] = -2.44667</text:p>
      <text:p text:style-name="Standard">Decoder input Y_N[66] = 9.44427</text:p>
      <text:p text:style-name="Standard">Decoder input Y_N[67] = 4.94165</text:p>
      <text:p text:style-name="Standard">Decoder input Y_N[68] = 9.97855</text:p>
      <text:p text:style-name="Standard">Decoder input Y_N[69] = 5.93554</text:p>
      <text:p text:style-name="Standard">Decoder input Y_N[70] = 9.64699</text:p>
      <text:p text:style-name="Standard">Decoder input Y_N[71] = 8.88217</text:p>
      <text:p text:style-name="Standard">Decoder input Y_N[72] = 9.81694</text:p>
      <text:p text:style-name="Standard">Decoder input Y_N[73] = 13.1081</text:p>
      <text:p text:style-name="Standard">Decoder input Y_N[74] = 9.67573</text:p>
      <text:p text:style-name="Standard">Decoder input Y_N[75] = 14.4986</text:p>
      <text:p text:style-name="Standard">Decoder input Y_N[76] = 20.0919</text:p>
      <text:p text:style-name="Standard">Decoder input Y_N[77] = 8.65772</text:p>
      <text:p text:style-name="Standard">Decoder input Y_N[78] = -2.20783</text:p>
      <text:p text:style-name="Standard">Decoder input Y_N[79] = 14.9541</text:p>
      <text:p text:style-name="Standard">Decoder input Y_N[80] = 13.9635</text:p>
      <text:p text:style-name="Standard">Decoder input Y_N[81] = 11.0953</text:p>
      <text:p text:style-name="Standard">Decoder input Y_N[82] = 4.17396</text:p>
      <text:p text:style-name="Standard">Decoder input Y_N[83] = 6.4381</text:p>
      <text:p text:style-name="Standard">Decoder input Y_N[84] = 11.0402</text:p>
      <text:p text:style-name="Standard">Decoder input Y_N[85] = 7.10011</text:p>
      <text:p text:style-name="Standard">Decoder input Y_N[86] = 6.74246</text:p>
      <text:p text:style-name="Standard">Decoder input Y_N[87] = 4.24483</text:p>
      <text:p text:style-name="Standard">Decoder input Y_N[88] = 10.9673</text:p>
      <text:p text:style-name="Standard">Decoder input Y_N[89] = 9.57723</text:p>
      <text:p text:style-name="Standard">Decoder input Y_N[90] = 13.6801</text:p>
      <text:p text:style-name="Standard">Decoder input Y_N[91] = 4.65481</text:p>
      <text:p text:style-name="Standard">Decoder input Y_N[92] = 9.61499</text:p>
      <text:p text:style-name="Standard">Decoder input Y_N[93] = 4.16636</text:p>
      <text:p text:style-name="Standard">Decoder input Y_N[94] = 4.94338</text:p>
      <text:p text:style-name="Standard">Decoder input Y_N[95] = 11.967</text:p>
      <text:p text:style-name="Standard">Decoder input Y_N[96] = 12.0886</text:p>
      <text:p text:style-name="Standard">Decoder input Y_N[97] = 10.6495</text:p>
      <text:p text:style-name="Standard">Decoder input Y_N[98] = 16.7026</text:p>
      <text:p text:style-name="Standard">Decoder input Y_N[99] = 4.03238</text:p>
      <text:p text:style-name="Standard">Decoder input Y_N[100] = 10.6407</text:p>
      <text:p text:style-name="Standard">Decoder input Y_N[101] = 3.52802</text:p>
      <text:p text:style-name="Standard">Decoder input Y_N[102] = 16.3948</text:p>
      <text:p text:style-name="Standard">Decoder input Y_N[103] = 8.81843</text:p>
      <text:p text:style-name="Standard">Decoder input Y_N[104] = 15.2296</text:p>
      <text:p text:style-name="Standard"><text:soft-page-break/>Decoder input Y_N[105] = 12.7204</text:p>
      <text:p text:style-name="Standard">Decoder input Y_N[106] = 3.53682</text:p>
      <text:p text:style-name="Standard">Decoder input Y_N[107] = 6.8021</text:p>
      <text:p text:style-name="Standard">Decoder input Y_N[108] = 6.25508</text:p>
      <text:p text:style-name="Standard">Decoder input Y_N[109] = 8.41123</text:p>
      <text:p text:style-name="Standard">Decoder input Y_N[110] = 16.1838</text:p>
      <text:p text:style-name="Standard">Decoder input Y_N[111] = 5.99923</text:p>
      <text:p text:style-name="Standard">Decoder input Y_N[112] = 9.36917</text:p>
      <text:p text:style-name="Standard">Decoder input Y_N[113] = 13.4651</text:p>
      <text:p text:style-name="Standard">Decoder input Y_N[114] = 6.56257</text:p>
      <text:p text:style-name="Standard">Decoder input Y_N[115] = 11.9031</text:p>
      <text:p text:style-name="Standard">Decoder input Y_N[116] = 7.92461</text:p>
      <text:p text:style-name="Standard">Decoder input Y_N[117] = 20.9156</text:p>
      <text:p text:style-name="Standard">Decoder input Y_N[118] = 19.0093</text:p>
      <text:p text:style-name="Standard">Decoder input Y_N[119] = 9.8396</text:p>
      <text:p text:style-name="Standard">Decoder input Y_N[120] = 14.8024</text:p>
      <text:p text:style-name="Standard">Decoder input Y_N[121] = 6.91518</text:p>
      <text:p text:style-name="Standard">Decoder input Y_N[122] = 16.2666</text:p>
      <text:p text:style-name="Standard">Decoder input Y_N[123] = 17.5202</text:p>
      <text:p text:style-name="Standard">Decoder input Y_N[124] = 4.27766</text:p>
      <text:p text:style-name="Standard">Decoder input Y_N[125] = 6.65349</text:p>
      <text:p text:style-name="Standard">Decoder input Y_N[126] = 4.00117</text:p>
      <text:p text:style-name="Standard">Decoder input Y_N[127] = 10.2067</text:p>
      <text:p text:style-name="Standard">Decoder input Y_N[128] = 14.2573</text:p>
      <text:p text:style-name="Standard">Decoder input Y_N[129] = 15.4514</text:p>
      <text:p text:style-name="Standard">Decoder input Y_N[130] = 7.88811</text:p>
      <text:p text:style-name="Standard">Decoder input Y_N[131] = 12.5776</text:p>
      <text:p text:style-name="Standard">Decoder input Y_N[132] = 14.0091</text:p>
      <text:p text:style-name="Standard">Decoder input Y_N[133] = 12.2056</text:p>
      <text:p text:style-name="Standard">Decoder input Y_N[134] = 6.32515</text:p>
      <text:p text:style-name="Standard">Decoder input Y_N[135] = 11.7676</text:p>
      <text:p text:style-name="Standard">Decoder input Y_N[136] = 4.03024</text:p>
      <text:p text:style-name="Standard">Decoder input Y_N[137] = 10.9377</text:p>
      <text:p text:style-name="Standard">Decoder input Y_N[138] = 5.44595</text:p>
      <text:p text:style-name="Standard">Decoder input Y_N[139] = 13.8876</text:p>
      <text:p text:style-name="Standard">Decoder input Y_N[140] = 8.51657</text:p>
      <text:p text:style-name="Standard">Decoder input Y_N[141] = 19.7556</text:p>
      <text:p text:style-name="Standard">Decoder input Y_N[142] = 7.29932</text:p>
      <text:p text:style-name="Standard">Decoder input Y_N[143] = 3.69144</text:p>
      <text:p text:style-name="Standard">Decoder input Y_N[144] = 12.0394</text:p>
      <text:p text:style-name="Standard">Decoder input Y_N[145] = 15.6895</text:p>
      <text:p text:style-name="Standard">Decoder input Y_N[146] = 6.52153</text:p>
      <text:p text:style-name="Standard">Decoder input Y_N[147] = 14.9392</text:p>
      <text:p text:style-name="Standard">Decoder input Y_N[148] = 12.2106</text:p>
      <text:p text:style-name="Standard">Decoder input Y_N[149] = 7.09838</text:p>
      <text:p text:style-name="Standard">Decoder input Y_N[150] = 20.6245</text:p>
      <text:p text:style-name="Standard">Decoder input Y_N[151] = 13.2703</text:p>
      <text:p text:style-name="Standard">Decoder input Y_N[152] = 12.1156</text:p>
      <text:p text:style-name="Standard">Decoder input Y_N[153] = 21.596</text:p>
      <text:p text:style-name="Standard">Decoder input Y_N[154] = 15.6853</text:p>
      <text:p text:style-name="Standard">Decoder input Y_N[155] = 7.35645</text:p>
      <text:p text:style-name="Standard">Decoder input Y_N[156] = 10.8067</text:p>
      <text:p text:style-name="Standard"><text:soft-page-break/>Decoder input Y_N[157] = 16.6772</text:p>
      <text:p text:style-name="Standard">Decoder input Y_N[158] = 9.74702</text:p>
      <text:p text:style-name="Standard">Decoder input Y_N[159] = 7.6943</text:p>
      <text:p text:style-name="Standard">Decoder input Y_N[160] = 6.37394</text:p>
      <text:p text:style-name="Standard">Decoder input Y_N[161] = 5.47704</text:p>
      <text:p text:style-name="Standard">Decoder input Y_N[162] = 7.44989</text:p>
      <text:p text:style-name="Standard">Decoder input Y_N[163] = 16.7144</text:p>
      <text:p text:style-name="Standard">Decoder input Y_N[164] = 16.4704</text:p>
      <text:p text:style-name="Standard">Decoder input Y_N[165] = 2.36797</text:p>
      <text:p text:style-name="Standard">Decoder input Y_N[166] = 12.6311</text:p>
      <text:p text:style-name="Standard">Decoder input Y_N[167] = 12.01</text:p>
      <text:p text:style-name="Standard">Decoder input Y_N[168] = 7.96367</text:p>
      <text:p text:style-name="Standard">Decoder input Y_N[169] = 4.13129</text:p>
      <text:p text:style-name="Standard">Decoder input Y_N[170] = 16.9468</text:p>
      <text:p text:style-name="Standard">Decoder input Y_N[171] = 8.79901</text:p>
      <text:p text:style-name="Standard">Decoder input Y_N[172] = 13.595</text:p>
      <text:p text:style-name="Standard">Decoder input Y_N[173] = 15.8706</text:p>
      <text:p text:style-name="Standard">Decoder input Y_N[174] = 9.13446</text:p>
      <text:p text:style-name="Standard">Decoder input Y_N[175] = 15.3759</text:p>
      <text:p text:style-name="Standard">Decoder input Y_N[176] = 7.51122</text:p>
      <text:p text:style-name="Standard">Decoder input Y_N[177] = 15.3558</text:p>
      <text:p text:style-name="Standard">Decoder input Y_N[178] = 16.5133</text:p>
      <text:p text:style-name="Standard">Decoder input Y_N[179] = -3.5608</text:p>
      <text:p text:style-name="Standard">Decoder input Y_N[180] = -1.38659</text:p>
      <text:p text:style-name="Standard">Decoder input Y_N[181] = 4.9737</text:p>
      <text:p text:style-name="Standard">Decoder input Y_N[182] = 19.4011</text:p>
      <text:p text:style-name="Standard">Decoder input Y_N[183] = 14.3247</text:p>
      <text:p text:style-name="Standard">Decoder input Y_N[184] = 20.165</text:p>
      <text:p text:style-name="Standard">Decoder input Y_N[185] = 5.33628</text:p>
      <text:p text:style-name="Standard">Decoder input Y_N[186] = 9.93958</text:p>
      <text:p text:style-name="Standard">Decoder input Y_N[187] = 10.4623</text:p>
      <text:p text:style-name="Standard">Decoder input Y_N[188] = 10.3688</text:p>
      <text:p text:style-name="Standard">Decoder input Y_N[189] = 18.2434</text:p>
      <text:p text:style-name="Standard">Decoder input Y_N[190] = 21.2333</text:p>
      <text:p text:style-name="Standard">Decoder input Y_N[191] = 11.1501</text:p>
      <text:p text:style-name="Standard">Decoder input Y_N[192] = 8.46238</text:p>
      <text:p text:style-name="Standard">Decoder input Y_N[193] = 14.6621</text:p>
      <text:p text:style-name="Standard">Decoder input Y_N[194] = 5.93334</text:p>
      <text:p text:style-name="Standard">Decoder input Y_N[195] = 14.944</text:p>
      <text:p text:style-name="Standard">Decoder input Y_N[196] = 8.03139</text:p>
      <text:p text:style-name="Standard">Decoder input Y_N[197] = 8.08851</text:p>
      <text:p text:style-name="Standard">Decoder input Y_N[198] = 12.3661</text:p>
      <text:p text:style-name="Standard">Decoder input Y_N[199] = 7.86137</text:p>
      <text:p text:style-name="Standard">Decoder input Y_N[200] = 8.09136</text:p>
      <text:p text:style-name="Standard">Decoder input Y_N[201] = 11.6349</text:p>
      <text:p text:style-name="Standard">Decoder input Y_N[202] = 8.74489</text:p>
      <text:p text:style-name="Standard">Decoder input Y_N[203] = 9.00156</text:p>
      <text:p text:style-name="Standard">Decoder input Y_N[204] = 14.4509</text:p>
      <text:p text:style-name="Standard">Decoder input Y_N[205] = 11.9188</text:p>
      <text:p text:style-name="Standard">Decoder input Y_N[206] = 10.4898</text:p>
      <text:p text:style-name="Standard">Decoder input Y_N[207] = 12.4779</text:p>
      <text:p text:style-name="Standard">Decoder input Y_N[208] = 11.0373</text:p>
      <text:p text:style-name="Standard"><text:soft-page-break/>Decoder input Y_N[209] = 11.9562</text:p>
      <text:p text:style-name="Standard">Decoder input Y_N[210] = 9.05509</text:p>
      <text:p text:style-name="Standard">Decoder input Y_N[211] = 13.7756</text:p>
      <text:p text:style-name="Standard">Decoder input Y_N[212] = 8.34786</text:p>
      <text:p text:style-name="Standard">Decoder input Y_N[213] = 12.9203</text:p>
      <text:p text:style-name="Standard">Decoder input Y_N[214] = 4.67604</text:p>
      <text:p text:style-name="Standard">Decoder input Y_N[215] = 1.68296</text:p>
      <text:p text:style-name="Standard">Decoder input Y_N[216] = 6.39923</text:p>
      <text:p text:style-name="Standard">Decoder input Y_N[217] = 14.0886</text:p>
      <text:p text:style-name="Standard">Decoder input Y_N[218] = 12.9808</text:p>
      <text:p text:style-name="Standard">Decoder input Y_N[219] = 13.1687</text:p>
      <text:p text:style-name="Standard">Decoder input Y_N[220] = 15.0835</text:p>
      <text:p text:style-name="Standard">Decoder input Y_N[221] = 5.48251</text:p>
      <text:p text:style-name="Standard">Decoder input Y_N[222] = 15.2574</text:p>
      <text:p text:style-name="Standard">Decoder input Y_N[223] = 12.0441</text:p>
      <text:p text:style-name="Standard">Decoder input Y_N[224] = 1.60039</text:p>
      <text:p text:style-name="Standard">Decoder input Y_N[225] = 11.3463</text:p>
      <text:p text:style-name="Standard">Decoder input Y_N[226] = 3.20776</text:p>
      <text:p text:style-name="Standard">Decoder input Y_N[227] = 10.0141</text:p>
      <text:p text:style-name="Standard">Decoder input Y_N[228] = 12.3008</text:p>
      <text:p text:style-name="Standard">Decoder input Y_N[229] = 14.5776</text:p>
      <text:p text:style-name="Standard">Decoder input Y_N[230] = 8.91887</text:p>
      <text:p text:style-name="Standard">Decoder input Y_N[231] = 14.0313</text:p>
      <text:p text:style-name="Standard">Decoder input Y_N[232] = 6.49662</text:p>
      <text:p text:style-name="Standard">Decoder input Y_N[233] = -0.0325818</text:p>
      <text:p text:style-name="Standard">Decoder input Y_N[234] = 13.881</text:p>
      <text:p text:style-name="Standard">Decoder input Y_N[235] = 11.2891</text:p>
      <text:p text:style-name="Standard">Decoder input Y_N[236] = 8.89026</text:p>
      <text:p text:style-name="Standard">Decoder input Y_N[237] = 12.7749</text:p>
      <text:p text:style-name="Standard">Decoder input Y_N[238] = 6.28251</text:p>
      <text:p text:style-name="Standard">Decoder input Y_N[239] = 11.8581</text:p>
      <text:p text:style-name="Standard">Decoder input Y_N[240] = 13.2033</text:p>
      <text:p text:style-name="Standard">Decoder input Y_N[241] = 11.875</text:p>
      <text:p text:style-name="Standard">Decoder input Y_N[242] = 16.115</text:p>
      <text:p text:style-name="Standard">Decoder input Y_N[243] = 10.2107</text:p>
      <text:p text:style-name="Standard">Decoder input Y_N[244] = 11.9758</text:p>
      <text:p text:style-name="Standard">Decoder input Y_N[245] = 6.75075</text:p>
      <text:p text:style-name="Standard">Decoder input Y_N[246] = 13.4609</text:p>
      <text:p text:style-name="Standard">Decoder input Y_N[247] = 13.1668</text:p>
      <text:p text:style-name="Standard">Decoder input Y_N[248] = 6.59158</text:p>
      <text:p text:style-name="Standard">Decoder input Y_N[249] = 11.2698</text:p>
      <text:p text:style-name="Standard">Decoder input Y_N[250] = 11.0193</text:p>
      <text:p text:style-name="Standard">Decoder input Y_N[251] = 9.51866</text:p>
      <text:p text:style-name="Standard">Decoder input Y_N[252] = 4.53659</text:p>
      <text:p text:style-name="Standard">Decoder input Y_N[253] = 8.26339</text:p>
      <text:p text:style-name="Standard">Decoder input Y_N[254] = 17.0619</text:p>
      <text:p text:style-name="Standard">Decoder input Y_N[255] = 6.60193</text:p>
      <text:p text:style-name="Standard">Decoder input Y_N[256] = 9.62826</text:p>
      <text:p text:style-name="Standard">Decoder input Y_N[257] = 11.7255</text:p>
      <text:p text:style-name="Standard">Decoder input Y_N[258] = 12.381</text:p>
      <text:p text:style-name="Standard">Decoder input Y_N[259] = 12.2472</text:p>
      <text:p text:style-name="Standard">Decoder input Y_N[260] = 11.4462</text:p>
      <text:p text:style-name="Standard"><text:soft-page-break/>Decoder input Y_N[261] = 23.2905</text:p>
      <text:p text:style-name="Standard">Decoder input Y_N[262] = 11.386</text:p>
      <text:p text:style-name="Standard">Decoder input Y_N[263] = 6.87902</text:p>
      <text:p text:style-name="Standard">Decoder input Y_N[264] = 3.10213</text:p>
      <text:p text:style-name="Standard">Decoder input Y_N[265] = 20.7701</text:p>
      <text:p text:style-name="Standard">Decoder input Y_N[266] = 3.6449</text:p>
      <text:p text:style-name="Standard">Decoder input Y_N[267] = 8.17892</text:p>
      <text:p text:style-name="Standard">Decoder input Y_N[268] = 7.90805</text:p>
      <text:p text:style-name="Standard">Decoder input Y_N[269] = 17.4226</text:p>
      <text:p text:style-name="Standard">Decoder input Y_N[270] = 15.8158</text:p>
      <text:p text:style-name="Standard">Decoder input Y_N[271] = 10.5515</text:p>
      <text:p text:style-name="Standard">Decoder input Y_N[272] = 10.938</text:p>
      <text:p text:style-name="Standard">Decoder input Y_N[273] = 9.64549</text:p>
      <text:p text:style-name="Standard">Decoder input Y_N[274] = 15.2765</text:p>
      <text:p text:style-name="Standard">Decoder input Y_N[275] = -0.43104</text:p>
      <text:p text:style-name="Standard">Decoder input Y_N[276] = 15.0547</text:p>
      <text:p text:style-name="Standard">Decoder input Y_N[277] = 2.82809</text:p>
      <text:p text:style-name="Standard">Decoder input Y_N[278] = 15.0112</text:p>
      <text:p text:style-name="Standard">Decoder input Y_N[279] = 9.11973</text:p>
      <text:p text:style-name="Standard">Decoder input Y_N[280] = 11.3875</text:p>
      <text:p text:style-name="Standard">Decoder input Y_N[281] = 6.30225</text:p>
      <text:p text:style-name="Standard">Decoder input Y_N[282] = 25.3881</text:p>
      <text:p text:style-name="Standard">Decoder input Y_N[283] = 13.4532</text:p>
      <text:p text:style-name="Standard">Decoder input Y_N[284] = 20.1737</text:p>
      <text:p text:style-name="Standard">Decoder input Y_N[285] = 10.7762</text:p>
      <text:p text:style-name="Standard">Decoder input Y_N[286] = 8.04164</text:p>
      <text:p text:style-name="Standard">Decoder input Y_N[287] = 19.0248</text:p>
      <text:p text:style-name="Standard">Decoder input Y_N[288] = 9.23246</text:p>
      <text:p text:style-name="Standard">Decoder input Y_N[289] = 18.5774</text:p>
      <text:p text:style-name="Standard">Decoder input Y_N[290] = 8.62558</text:p>
      <text:p text:style-name="Standard">Decoder input Y_N[291] = 19.8055</text:p>
      <text:p text:style-name="Standard">Decoder input Y_N[292] = -3.66691</text:p>
      <text:p text:style-name="Standard">Decoder input Y_N[293] = 10.9961</text:p>
      <text:p text:style-name="Standard">Decoder input Y_N[294] = 12.8181</text:p>
      <text:p text:style-name="Standard">Decoder input Y_N[295] = 9.99095</text:p>
      <text:p text:style-name="Standard">Decoder input Y_N[296] = 14.4135</text:p>
      <text:p text:style-name="Standard">Decoder input Y_N[297] = 14.2408</text:p>
      <text:p text:style-name="Standard">Decoder input Y_N[298] = 2.41129</text:p>
      <text:p text:style-name="Standard">Decoder input Y_N[299] = 18.0066</text:p>
      <text:p text:style-name="Standard">Decoder input Y_N[300] = 14.3276</text:p>
      <text:p text:style-name="Standard">Decoder input Y_N[301] = 3.49235</text:p>
      <text:p text:style-name="Standard">Decoder input Y_N[302] = 12.6052</text:p>
      <text:p text:style-name="Standard">Decoder input Y_N[303] = 13.2154</text:p>
      <text:p text:style-name="Standard">Decoder input Y_N[304] = 14.2704</text:p>
      <text:p text:style-name="Standard">Decoder input Y_N[305] = 6.02833</text:p>
      <text:p text:style-name="Standard">Decoder input Y_N[306] = 15.9651</text:p>
      <text:p text:style-name="Standard">Decoder input Y_N[307] = 13.6644</text:p>
      <text:p text:style-name="Standard">Decoder input Y_N[308] = 12.0219</text:p>
      <text:p text:style-name="Standard">Decoder input Y_N[309] = 13.6106</text:p>
      <text:p text:style-name="Standard">Decoder input Y_N[310] = 5.06208</text:p>
      <text:p text:style-name="Standard">Decoder input Y_N[311] = 11.1147</text:p>
      <text:p text:style-name="Standard">Decoder input Y_N[312] = 8.17544</text:p>
      <text:p text:style-name="Standard"><text:soft-page-break/>Decoder input Y_N[313] = 12.2295</text:p>
      <text:p text:style-name="Standard">Decoder input Y_N[314] = 16.3645</text:p>
      <text:p text:style-name="Standard">Decoder input Y_N[315] = 18.1034</text:p>
      <text:p text:style-name="Standard">Decoder input Y_N[316] = 9.79357</text:p>
      <text:p text:style-name="Standard">Decoder input Y_N[317] = 16.1588</text:p>
      <text:p text:style-name="Standard">Decoder input Y_N[318] = 3.39166</text:p>
      <text:p text:style-name="Standard">Decoder input Y_N[319] = 10.1788</text:p>
      <text:p text:style-name="Standard">Decoder input Y_N[320] = 7.09294</text:p>
      <text:p text:style-name="Standard">Decoder input Y_N[321] = 5.98305</text:p>
      <text:p text:style-name="Standard">Decoder input Y_N[322] = 7.29265</text:p>
      <text:p text:style-name="Standard">Decoder input Y_N[323] = 12.0783</text:p>
      <text:p text:style-name="Standard">Decoder input Y_N[324] = 13.6624</text:p>
      <text:p text:style-name="Standard">Decoder input Y_N[325] = 8.47735</text:p>
      <text:p text:style-name="Standard">Decoder input Y_N[326] = 12.4781</text:p>
      <text:p text:style-name="Standard">Decoder input Y_N[327] = 15.3397</text:p>
      <text:p text:style-name="Standard">Decoder input Y_N[328] = 16.2331</text:p>
      <text:p text:style-name="Standard">Decoder input Y_N[329] = 8.21067</text:p>
      <text:p text:style-name="Standard">Decoder input Y_N[330] = 12.8625</text:p>
      <text:p text:style-name="Standard">Decoder input Y_N[331] = 3.81585</text:p>
      <text:p text:style-name="Standard">Decoder input Y_N[332] = 10.5606</text:p>
      <text:p text:style-name="Standard">Decoder input Y_N[333] = 9.40435</text:p>
      <text:p text:style-name="Standard">Decoder input Y_N[334] = 9.1041</text:p>
      <text:p text:style-name="Standard">Decoder input Y_N[335] = 8.41464</text:p>
      <text:p text:style-name="Standard">Decoder input Y_N[336] = 13.0893</text:p>
      <text:p text:style-name="Standard">Decoder input Y_N[337] = 12.5512</text:p>
      <text:p text:style-name="Standard">Decoder input Y_N[338] = 10.1655</text:p>
      <text:p text:style-name="Standard">Decoder input Y_N[339] = 9.44479</text:p>
      <text:p text:style-name="Standard">Decoder input Y_N[340] = 11.7721</text:p>
      <text:p text:style-name="Standard">Decoder input Y_N[341] = 9.47619</text:p>
      <text:p text:style-name="Standard">Decoder input Y_N[342] = 20.6672</text:p>
      <text:p text:style-name="Standard">Decoder input Y_N[343] = 12.2156</text:p>
      <text:p text:style-name="Standard">Decoder input Y_N[344] = 6.17169</text:p>
      <text:p text:style-name="Standard">Decoder input Y_N[345] = 9.5789</text:p>
      <text:p text:style-name="Standard">Decoder input Y_N[346] = 16.0558</text:p>
      <text:p text:style-name="Standard">Decoder input Y_N[347] = 10.9101</text:p>
      <text:p text:style-name="Standard">Decoder input Y_N[348] = 9.08084</text:p>
      <text:p text:style-name="Standard">Decoder input Y_N[349] = 11.9233</text:p>
      <text:p text:style-name="Standard">Decoder input Y_N[350] = 2.88853</text:p>
      <text:p text:style-name="Standard">Decoder input Y_N[351] = -9.67142</text:p>
      <text:p text:style-name="Standard">Decoder input Y_N[352] = 11.44</text:p>
      <text:p text:style-name="Standard">Decoder input Y_N[353] = 10.3097</text:p>
      <text:p text:style-name="Standard">Decoder input Y_N[354] = 10.1179</text:p>
      <text:p text:style-name="Standard">Decoder input Y_N[355] = 2.24873</text:p>
      <text:p text:style-name="Standard">Decoder input Y_N[356] = 16.7386</text:p>
      <text:p text:style-name="Standard">Decoder input Y_N[357] = 1.478</text:p>
      <text:p text:style-name="Standard">Decoder input Y_N[358] = 20.8216</text:p>
      <text:p text:style-name="Standard">Decoder input Y_N[359] = 13.2348</text:p>
      <text:p text:style-name="Standard">Decoder input Y_N[360] = 19.7517</text:p>
      <text:p text:style-name="Standard">Decoder input Y_N[361] = 12.1128</text:p>
      <text:p text:style-name="Standard">Decoder input Y_N[362] = 8.73367</text:p>
      <text:p text:style-name="Standard">Decoder input Y_N[363] = 5.96841</text:p>
      <text:p text:style-name="Standard">Decoder input Y_N[364] = 15.1096</text:p>
      <text:p text:style-name="Standard"><text:soft-page-break/>Decoder input Y_N[365] = 8.62052</text:p>
      <text:p text:style-name="Standard">Decoder input Y_N[366] = 18.5393</text:p>
      <text:p text:style-name="Standard">Decoder input Y_N[367] = 17.0228</text:p>
      <text:p text:style-name="Standard">Decoder input Y_N[368] = 15.9032</text:p>
      <text:p text:style-name="Standard">Decoder input Y_N[369] = 12.6358</text:p>
      <text:p text:style-name="Standard">Decoder input Y_N[370] = 11.3993</text:p>
      <text:p text:style-name="Standard">Decoder input Y_N[371] = 13.4265</text:p>
      <text:p text:style-name="Standard">Decoder input Y_N[372] = 8.31287</text:p>
      <text:p text:style-name="Standard">Decoder input Y_N[373] = 10.9819</text:p>
      <text:p text:style-name="Standard">Decoder input Y_N[374] = 15.8513</text:p>
      <text:p text:style-name="Standard">Decoder input Y_N[375] = 16.2126</text:p>
      <text:p text:style-name="Standard">Decoder input Y_N[376] = 10.077</text:p>
      <text:p text:style-name="Standard">Decoder input Y_N[377] = 12.1913</text:p>
      <text:p text:style-name="Standard">Decoder input Y_N[378] = 10.7644</text:p>
      <text:p text:style-name="Standard">Decoder input Y_N[379] = 1.35094</text:p>
      <text:p text:style-name="Standard">Decoder input Y_N[380] = 23.8059</text:p>
      <text:p text:style-name="Standard">Decoder input Y_N[381] = 9.67146</text:p>
      <text:p text:style-name="Standard">Decoder input Y_N[382] = 0.124764</text:p>
      <text:p text:style-name="Standard">Decoder input Y_N[383] = 9.78002</text:p>
      <text:p text:style-name="Standard">Decoder input Y_N[384] = 4.65618</text:p>
      <text:p text:style-name="Standard">Decoder input Y_N[385] = 12.3712</text:p>
      <text:p text:style-name="Standard">Decoder input Y_N[386] = 5.16025</text:p>
      <text:p text:style-name="Standard">Decoder input Y_N[387] = 17.5469</text:p>
      <text:p text:style-name="Standard">Decoder input Y_N[388] = 12.436</text:p>
      <text:p text:style-name="Standard">Decoder input Y_N[389] = 16.3601</text:p>
      <text:p text:style-name="Standard">Decoder input Y_N[390] = 13.0897</text:p>
      <text:p text:style-name="Standard">Decoder input Y_N[391] = 15.2998</text:p>
      <text:p text:style-name="Standard">Decoder input Y_N[392] = 18.8913</text:p>
      <text:p text:style-name="Standard">Decoder input Y_N[393] = 6.43336</text:p>
      <text:p text:style-name="Standard">Decoder input Y_N[394] = 22.8411</text:p>
      <text:p text:style-name="Standard">Decoder input Y_N[395] = 15.7298</text:p>
      <text:p text:style-name="Standard">Decoder input Y_N[396] = 3.59916</text:p>
      <text:p text:style-name="Standard">Decoder input Y_N[397] = 6.21582</text:p>
      <text:p text:style-name="Standard">Decoder input Y_N[398] = 6.52984</text:p>
      <text:p text:style-name="Standard">Decoder input Y_N[399] = 13.9457</text:p>
      <text:p text:style-name="Standard">Decoder input Y_N[400] = 9.34556</text:p>
      <text:p text:style-name="Standard">Decoder input Y_N[401] = 8.10504</text:p>
      <text:p text:style-name="Standard">Decoder input Y_N[402] = 17.9411</text:p>
      <text:p text:style-name="Standard">Decoder input Y_N[403] = 8.44233</text:p>
      <text:p text:style-name="Standard">Decoder input Y_N[404] = 14.5683</text:p>
      <text:p text:style-name="Standard">Decoder input Y_N[405] = 8.84401</text:p>
      <text:p text:style-name="Standard">Decoder input Y_N[406] = 11.7183</text:p>
      <text:p text:style-name="Standard">Decoder input Y_N[407] = 4.41155</text:p>
      <text:p text:style-name="Standard">Decoder input Y_N[408] = 12.9226</text:p>
      <text:p text:style-name="Standard">Decoder input Y_N[409] = 12.3095</text:p>
      <text:p text:style-name="Standard">Decoder input Y_N[410] = 16.9548</text:p>
      <text:p text:style-name="Standard">Decoder input Y_N[411] = 8.17113</text:p>
      <text:p text:style-name="Standard">Decoder input Y_N[412] = 14.8581</text:p>
      <text:p text:style-name="Standard">Decoder input Y_N[413] = 8.90626</text:p>
      <text:p text:style-name="Standard">Decoder input Y_N[414] = 0.0891767</text:p>
      <text:p text:style-name="Standard">Decoder input Y_N[415] = 10.8036</text:p>
      <text:p text:style-name="Standard">Decoder input Y_N[416] = 7.59141</text:p>
      <text:p text:style-name="Standard"><text:soft-page-break/>Decoder input Y_N[417] = 6.48109</text:p>
      <text:p text:style-name="Standard">Decoder input Y_N[418] = 10.0988</text:p>
      <text:p text:style-name="Standard">Decoder input Y_N[419] = 16.2652</text:p>
      <text:p text:style-name="Standard">Decoder input Y_N[420] = 13.6541</text:p>
      <text:p text:style-name="Standard">Decoder input Y_N[421] = 12.1272</text:p>
      <text:p text:style-name="Standard">Decoder input Y_N[422] = 7.56105</text:p>
      <text:p text:style-name="Standard">Decoder input Y_N[423] = 1.62862</text:p>
      <text:p text:style-name="Standard">Decoder input Y_N[424] = 13.9525</text:p>
      <text:p text:style-name="Standard">Decoder input Y_N[425] = 2.55324</text:p>
      <text:p text:style-name="Standard">Decoder input Y_N[426] = 7.51892</text:p>
      <text:p text:style-name="Standard">Decoder input Y_N[427] = 6.7362</text:p>
      <text:p text:style-name="Standard">Decoder input Y_N[428] = 16.7049</text:p>
      <text:p text:style-name="Standard">Decoder input Y_N[429] = 5.56289</text:p>
      <text:p text:style-name="Standard">Decoder input Y_N[430] = 12.8772</text:p>
      <text:p text:style-name="Standard">Decoder input Y_N[431] = 14.0441</text:p>
      <text:p text:style-name="Standard">Decoder input Y_N[432] = 13.0536</text:p>
      <text:p text:style-name="Standard">Decoder input Y_N[433] = 10.5676</text:p>
      <text:p text:style-name="Standard">Decoder input Y_N[434] = 11.0545</text:p>
      <text:p text:style-name="Standard">Decoder input Y_N[435] = 14.2953</text:p>
      <text:p text:style-name="Standard">Decoder input Y_N[436] = 0.583517</text:p>
      <text:p text:style-name="Standard">Decoder input Y_N[437] = 8.84853</text:p>
      <text:p text:style-name="Standard">Decoder input Y_N[438] = 9.70327</text:p>
      <text:p text:style-name="Standard">Decoder input Y_N[439] = 12.1601</text:p>
      <text:p text:style-name="Standard">Decoder input Y_N[440] = 20.003</text:p>
      <text:p text:style-name="Standard">Decoder input Y_N[441] = 4.62371</text:p>
      <text:p text:style-name="Standard">Decoder input Y_N[442] = 12.9913</text:p>
      <text:p text:style-name="Standard">Decoder input Y_N[443] = 21.3776</text:p>
      <text:p text:style-name="Standard">Decoder input Y_N[444] = 2.36799</text:p>
      <text:p text:style-name="Standard">Decoder input Y_N[445] = 8.37431</text:p>
      <text:p text:style-name="Standard">Decoder input Y_N[446] = 10.9149</text:p>
      <text:p text:style-name="Standard">Decoder input Y_N[447] = 12.3235</text:p>
      <text:p text:style-name="Standard">Decoder input Y_N[448] = 12.0761</text:p>
      <text:p text:style-name="Standard">Decoder input Y_N[449] = 8.50139</text:p>
      <text:p text:style-name="Standard">Decoder input Y_N[450] = 7.92011</text:p>
      <text:p text:style-name="Standard">Decoder input Y_N[451] = 15.6643</text:p>
      <text:p text:style-name="Standard">Decoder input Y_N[452] = 11.2048</text:p>
      <text:p text:style-name="Standard">Decoder input Y_N[453] = 10.8894</text:p>
      <text:p text:style-name="Standard">Decoder input Y_N[454] = 14.2073</text:p>
      <text:p text:style-name="Standard">Decoder input Y_N[455] = 17.8343</text:p>
      <text:p text:style-name="Standard">Decoder input Y_N[456] = 5.18357</text:p>
      <text:p text:style-name="Standard">Decoder input Y_N[457] = 12.4395</text:p>
      <text:p text:style-name="Standard">Decoder input Y_N[458] = 20.5655</text:p>
      <text:p text:style-name="Standard">Decoder input Y_N[459] = 9.09322</text:p>
      <text:p text:style-name="Standard">Decoder input Y_N[460] = 9.21507</text:p>
      <text:p text:style-name="Standard">Decoder input Y_N[461] = 7.5615</text:p>
      <text:p text:style-name="Standard">Decoder input Y_N[462] = 14.1334</text:p>
      <text:p text:style-name="Standard">Decoder input Y_N[463] = -0.857068</text:p>
      <text:p text:style-name="Standard">Decoder input Y_N[464] = 21.2471</text:p>
      <text:p text:style-name="Standard">Decoder input Y_N[465] = 11.9172</text:p>
      <text:p text:style-name="Standard">Decoder input Y_N[466] = 8.3711</text:p>
      <text:p text:style-name="Standard">Decoder input Y_N[467] = 15.55</text:p>
      <text:p text:style-name="Standard">Decoder input Y_N[468] = 4.90204</text:p>
      <text:p text:style-name="Standard"><text:soft-page-break/>Decoder input Y_N[469] = 11.5222</text:p>
      <text:p text:style-name="Standard">Decoder input Y_N[470] = 5.26361</text:p>
      <text:p text:style-name="Standard">Decoder input Y_N[471] = 10.4671</text:p>
      <text:p text:style-name="Standard">Decoder input Y_N[472] = 19.0911</text:p>
      <text:p text:style-name="Standard">Decoder input Y_N[473] = 2.10669</text:p>
      <text:p text:style-name="Standard">Decoder input Y_N[474] = 14.5477</text:p>
      <text:p text:style-name="Standard">Decoder input Y_N[475] = 12.3148</text:p>
      <text:p text:style-name="Standard">Decoder input Y_N[476] = 4.51154</text:p>
      <text:p text:style-name="Standard">Decoder input Y_N[477] = 11.4049</text:p>
      <text:p text:style-name="Standard">Decoder input Y_N[478] = 7.85323</text:p>
      <text:p text:style-name="Standard">Decoder input Y_N[479] = 15.9132</text:p>
      <text:p text:style-name="Standard">Decoder input Y_N[480] = 8.95116</text:p>
      <text:p text:style-name="Standard">Decoder input Y_N[481] = 8.80822</text:p>
      <text:p text:style-name="Standard">Decoder input Y_N[482] = 5.71232</text:p>
      <text:p text:style-name="Standard">Decoder input Y_N[483] = 14.0679</text:p>
      <text:p text:style-name="Standard">Decoder input Y_N[484] = 14.9852</text:p>
      <text:p text:style-name="Standard">Decoder input Y_N[485] = 7.98122</text:p>
      <text:p text:style-name="Standard">Decoder input Y_N[486] = 10.0373</text:p>
      <text:p text:style-name="Standard">Decoder input Y_N[487] = 11.8053</text:p>
      <text:p text:style-name="Standard">Decoder input Y_N[488] = 13.3432</text:p>
      <text:p text:style-name="Standard">Decoder input Y_N[489] = 11.196</text:p>
      <text:p text:style-name="Standard">Decoder input Y_N[490] = 12.1064</text:p>
      <text:p text:style-name="Standard">Decoder input Y_N[491] = 9.40128</text:p>
      <text:p text:style-name="Standard">Decoder input Y_N[492] = 12.6521</text:p>
      <text:p text:style-name="Standard">Decoder input Y_N[493] = 19.2979</text:p>
      <text:p text:style-name="Standard">Decoder input Y_N[494] = 6.91478</text:p>
      <text:p text:style-name="Standard">Decoder input Y_N[495] = 8.51723</text:p>
      <text:p text:style-name="Standard">Decoder input Y_N[496] = 3.31997</text:p>
      <text:p text:style-name="Standard">Decoder input Y_N[497] = 11.9696</text:p>
      <text:p text:style-name="Standard">Decoder input Y_N[498] = 10.1445</text:p>
      <text:p text:style-name="Standard">Decoder input Y_N[499] = 15.4886</text:p>
      <text:p text:style-name="Standard">Decoder input Y_N[500] = 10.1911</text:p>
      <text:p text:style-name="Standard">Decoder input Y_N[501] = 4.27431</text:p>
      <text:p text:style-name="Standard">Decoder input Y_N[502] = 7.49455</text:p>
      <text:p text:style-name="Standard">Decoder input Y_N[503] = 15.869</text:p>
      <text:p text:style-name="Standard">Decoder input Y_N[504] = 11.1626</text:p>
      <text:p text:style-name="Standard">Decoder input Y_N[505] = 2.5522</text:p>
      <text:p text:style-name="Standard">Decoder input Y_N[506] = 15.4812</text:p>
      <text:p text:style-name="Standard">Decoder input Y_N[507] = 7.22405</text:p>
      <text:p text:style-name="Standard">Decoder input Y_N[508] = 8.14779</text:p>
      <text:p text:style-name="Standard">Decoder input Y_N[509] = 9.2072</text:p>
      <text:p text:style-name="Standard">Decoder input Y_N[510] = 9.66922</text:p>
      <text:p text:style-name="Standard">Decoder input Y_N[511] = 5.10648</text:p>
      <text:p text:style-name="Standard">Decoder input Y_N[512] = 14.5134</text:p>
      <text:p text:style-name="Standard">Decoder input Y_N[513] = 0.226284</text:p>
      <text:p text:style-name="Standard">Decoder input Y_N[514] = 14.1924</text:p>
      <text:p text:style-name="Standard">Decoder input Y_N[515] = 9.8401</text:p>
      <text:p text:style-name="Standard">Decoder input Y_N[516] = 9.78275</text:p>
      <text:p text:style-name="Standard">Decoder input Y_N[517] = 16.6963</text:p>
      <text:p text:style-name="Standard">Decoder input Y_N[518] = 16.4193</text:p>
      <text:p text:style-name="Standard">Decoder input Y_N[519] = 18.8266</text:p>
      <text:p text:style-name="Standard">Decoder input Y_N[520] = 8.56576</text:p>
      <text:p text:style-name="Standard"><text:soft-page-break/>Decoder input Y_N[521] = 4.40929</text:p>
      <text:p text:style-name="Standard">Decoder input Y_N[522] = 6.17309</text:p>
      <text:p text:style-name="Standard">Decoder input Y_N[523] = 8.08968</text:p>
      <text:p text:style-name="Standard">Decoder input Y_N[524] = 8.25461</text:p>
      <text:p text:style-name="Standard">Decoder input Y_N[525] = 8.27206</text:p>
      <text:p text:style-name="Standard">Decoder input Y_N[526] = 7.71524</text:p>
      <text:p text:style-name="Standard">Decoder input Y_N[527] = 9.35943</text:p>
      <text:p text:style-name="Standard">Decoder input Y_N[528] = 14.1212</text:p>
      <text:p text:style-name="Standard">Decoder input Y_N[529] = 5.88459</text:p>
      <text:p text:style-name="Standard">Decoder input Y_N[530] = 17.7522</text:p>
      <text:p text:style-name="Standard">Decoder input Y_N[531] = 4.89205</text:p>
      <text:p text:style-name="Standard">Decoder input Y_N[532] = 9.81325</text:p>
      <text:p text:style-name="Standard">Decoder input Y_N[533] = 4.43184</text:p>
      <text:p text:style-name="Standard">Decoder input Y_N[534] = 13.1189</text:p>
      <text:p text:style-name="Standard">Decoder input Y_N[535] = 5.66555</text:p>
      <text:p text:style-name="Standard">Decoder input Y_N[536] = 7.26722</text:p>
      <text:p text:style-name="Standard">Decoder input Y_N[537] = 10.3741</text:p>
      <text:p text:style-name="Standard">Decoder input Y_N[538] = 6.07292</text:p>
      <text:p text:style-name="Standard">Decoder input Y_N[539] = 14.8579</text:p>
      <text:p text:style-name="Standard">Decoder input Y_N[540] = 8.94796</text:p>
      <text:p text:style-name="Standard">Decoder input Y_N[541] = 11.6216</text:p>
      <text:p text:style-name="Standard">Decoder input Y_N[542] = 11.1487</text:p>
      <text:p text:style-name="Standard">Decoder input Y_N[543] = 18.3196</text:p>
      <text:p text:style-name="Standard">Decoder input Y_N[544] = 11.601</text:p>
      <text:p text:style-name="Standard">Decoder input Y_N[545] = 5.44519</text:p>
      <text:p text:style-name="Standard">Decoder input Y_N[546] = 10.5618</text:p>
      <text:p text:style-name="Standard">Decoder input Y_N[547] = 9.25704</text:p>
      <text:p text:style-name="Standard">Decoder input Y_N[548] = 12.0576</text:p>
      <text:p text:style-name="Standard">Decoder input Y_N[549] = 10.2553</text:p>
      <text:p text:style-name="Standard">Decoder input Y_N[550] = 8.20523</text:p>
      <text:p text:style-name="Standard">Decoder input Y_N[551] = 7.07854</text:p>
      <text:p text:style-name="Standard">Decoder input Y_N[552] = 15.4948</text:p>
      <text:p text:style-name="Standard">Decoder input Y_N[553] = 7.69475</text:p>
      <text:p text:style-name="Standard">Decoder input Y_N[554] = 8.87641</text:p>
      <text:p text:style-name="Standard">Decoder input Y_N[555] = 20.2506</text:p>
      <text:p text:style-name="Standard">Decoder input Y_N[556] = 15.2534</text:p>
      <text:p text:style-name="Standard">Decoder input Y_N[557] = 6.02445</text:p>
      <text:p text:style-name="Standard">Decoder input Y_N[558] = 13.9103</text:p>
      <text:p text:style-name="Standard">Decoder input Y_N[559] = 12.9605</text:p>
      <text:p text:style-name="Standard">Decoder input Y_N[560] = 7.20549</text:p>
      <text:p text:style-name="Standard">Decoder input Y_N[561] = 11.3296</text:p>
      <text:p text:style-name="Standard">Decoder input Y_N[562] = 12.0797</text:p>
      <text:p text:style-name="Standard">Decoder input Y_N[563] = 15.9749</text:p>
      <text:p text:style-name="Standard">Decoder input Y_N[564] = 12.0304</text:p>
      <text:p text:style-name="Standard">Decoder input Y_N[565] = 0.173118</text:p>
      <text:p text:style-name="Standard">Decoder input Y_N[566] = 3.99656</text:p>
      <text:p text:style-name="Standard">Decoder input Y_N[567] = 15.9444</text:p>
      <text:p text:style-name="Standard">Decoder input Y_N[568] = 13.5093</text:p>
      <text:p text:style-name="Standard">Decoder input Y_N[569] = 8.81806</text:p>
      <text:p text:style-name="Standard">Decoder input Y_N[570] = 15.6835</text:p>
      <text:p text:style-name="Standard">Decoder input Y_N[571] = 7.38261</text:p>
      <text:p text:style-name="Standard">Decoder input Y_N[572] = 16.8329</text:p>
      <text:p text:style-name="Standard"><text:soft-page-break/>Decoder input Y_N[573] = 7.58957</text:p>
      <text:p text:style-name="Standard">Decoder input Y_N[574] = 10.4747</text:p>
      <text:p text:style-name="Standard">Decoder input Y_N[575] = 4.4434</text:p>
      <text:p text:style-name="Standard">Decoder input Y_N[576] = 4.26512</text:p>
      <text:p text:style-name="Standard">Decoder input Y_N[577] = 11.8226</text:p>
      <text:p text:style-name="Standard">Decoder input Y_N[578] = 6.34985</text:p>
      <text:p text:style-name="Standard">Decoder input Y_N[579] = 19.3041</text:p>
      <text:p text:style-name="Standard">Decoder input Y_N[580] = 12.0274</text:p>
      <text:p text:style-name="Standard">Decoder input Y_N[581] = 4.65329</text:p>
      <text:p text:style-name="Standard">Decoder input Y_N[582] = 11.3133</text:p>
      <text:p text:style-name="Standard">Decoder input Y_N[583] = -0.785095</text:p>
      <text:p text:style-name="Standard">Decoder input Y_N[584] = 6.1511</text:p>
      <text:p text:style-name="Standard">Decoder input Y_N[585] = 12.5949</text:p>
      <text:p text:style-name="Standard">Decoder input Y_N[586] = 15.1509</text:p>
      <text:p text:style-name="Standard">Decoder input Y_N[587] = 8.12816</text:p>
      <text:p text:style-name="Standard">Decoder input Y_N[588] = 1.67159</text:p>
      <text:p text:style-name="Standard">Decoder input Y_N[589] = 8.43105</text:p>
      <text:p text:style-name="Standard">Decoder input Y_N[590] = 11.2848</text:p>
      <text:p text:style-name="Standard">Decoder input Y_N[591] = 15.6089</text:p>
      <text:p text:style-name="Standard">Decoder input Y_N[592] = 9.53779</text:p>
      <text:p text:style-name="Standard">Decoder input Y_N[593] = 0.832434</text:p>
      <text:p text:style-name="Standard">Decoder input Y_N[594] = 11.1382</text:p>
      <text:p text:style-name="Standard">Decoder input Y_N[595] = 5.61581</text:p>
      <text:p text:style-name="Standard">Decoder input Y_N[596] = 9.30142</text:p>
      <text:p text:style-name="Standard">Decoder input Y_N[597] = 16.9288</text:p>
      <text:p text:style-name="Standard">Decoder input Y_N[598] = 16.893</text:p>
      <text:p text:style-name="Standard">Decoder input Y_N[599] = 7.50756</text:p>
      <text:p text:style-name="Standard">Decoder input Y_N[600] = 10.6371</text:p>
      <text:p text:style-name="Standard">Decoder input Y_N[601] = 13.2621</text:p>
      <text:p text:style-name="Standard">Decoder input Y_N[602] = 14.4731</text:p>
      <text:p text:style-name="Standard">Decoder input Y_N[603] = 12.5615</text:p>
      <text:p text:style-name="Standard">Decoder input Y_N[604] = 2.80279</text:p>
      <text:p text:style-name="Standard">Decoder input Y_N[605] = 6.68164</text:p>
      <text:p text:style-name="Standard">Decoder input Y_N[606] = 5.38661</text:p>
      <text:p text:style-name="Standard">Decoder input Y_N[607] = 0.332079</text:p>
      <text:p text:style-name="Standard">Decoder input Y_N[608] = 16.8971</text:p>
      <text:p text:style-name="Standard">Decoder input Y_N[609] = 15.1155</text:p>
      <text:p text:style-name="Standard">Decoder input Y_N[610] = 9.86468</text:p>
      <text:p text:style-name="Standard">Decoder input Y_N[611] = 9.27826</text:p>
      <text:p text:style-name="Standard">Decoder input Y_N[612] = 6.78638</text:p>
      <text:p text:style-name="Standard">Decoder input Y_N[613] = 13.7053</text:p>
      <text:p text:style-name="Standard">Decoder input Y_N[614] = 5.35631</text:p>
      <text:p text:style-name="Standard">Decoder input Y_N[615] = 7.29297</text:p>
      <text:p text:style-name="Standard">Decoder input Y_N[616] = 2.53186</text:p>
      <text:p text:style-name="Standard">Decoder input Y_N[617] = 4.56228</text:p>
      <text:p text:style-name="Standard">Decoder input Y_N[618] = 14.6968</text:p>
      <text:p text:style-name="Standard">Decoder input Y_N[619] = 14.7038</text:p>
      <text:p text:style-name="Standard">Decoder input Y_N[620] = 12.0497</text:p>
      <text:p text:style-name="Standard">Decoder input Y_N[621] = 9.20392</text:p>
      <text:p text:style-name="Standard">Decoder input Y_N[622] = 9.0021</text:p>
      <text:p text:style-name="Standard">Decoder input Y_N[623] = 11.932</text:p>
      <text:p text:style-name="Standard">Decoder input Y_N[624] = 10.336</text:p>
      <text:p text:style-name="Standard"><text:soft-page-break/>Decoder input Y_N[625] = 13.5866</text:p>
      <text:p text:style-name="Standard">Decoder input Y_N[626] = 8.31367</text:p>
      <text:p text:style-name="Standard">Decoder input Y_N[627] = 6.04551</text:p>
      <text:p text:style-name="Standard">Decoder input Y_N[628] = 9.10399</text:p>
      <text:p text:style-name="Standard">Decoder input Y_N[629] = 14.6476</text:p>
      <text:p text:style-name="Standard">Decoder input Y_N[630] = 15.0107</text:p>
      <text:p text:style-name="Standard">Decoder input Y_N[631] = 11.8536</text:p>
      <text:p text:style-name="Standard">Decoder input Y_N[632] = 16.2092</text:p>
      <text:p text:style-name="Standard">Decoder input Y_N[633] = 5.75383</text:p>
      <text:p text:style-name="Standard">Decoder input Y_N[634] = 16.3831</text:p>
      <text:p text:style-name="Standard">Decoder input Y_N[635] = 7.83425</text:p>
      <text:p text:style-name="Standard">Decoder input Y_N[636] = 10.1349</text:p>
      <text:p text:style-name="Standard">Decoder input Y_N[637] = 9.2285</text:p>
      <text:p text:style-name="Standard">Decoder input Y_N[638] = 13.05</text:p>
      <text:p text:style-name="Standard">Decoder input Y_N[639] = 5.56725</text:p>
      <text:p text:style-name="Standard">Decoder input Y_N[640] = 13.8092</text:p>
      <text:p text:style-name="Standard">Decoder input Y_N[641] = 7.958</text:p>
      <text:p text:style-name="Standard">Decoder input Y_N[642] = 7.72731</text:p>
      <text:p text:style-name="Standard">Decoder input Y_N[643] = 7.93874</text:p>
      <text:p text:style-name="Standard">Decoder input Y_N[644] = 8.07271</text:p>
      <text:p text:style-name="Standard">Decoder input Y_N[645] = 7.57749</text:p>
      <text:p text:style-name="Standard">Decoder input Y_N[646] = 8.55034</text:p>
      <text:p text:style-name="Standard">Decoder input Y_N[647] = 14.3364</text:p>
      <text:p text:style-name="Standard">Encoder output index 0 -&gt; 1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0</text:p>
      <text:p text:style-name="Standard">Encoder output index 5 -&gt; 1</text:p>
      <text:p text:style-name="Standard">Encoder output index 6 -&gt; 1</text:p>
      <text:p text:style-name="Standard">Encoder output index 7 -&gt; 0</text:p>
      <text:p text:style-name="Standard">Encoder output index 8 -&gt; 1</text:p>
      <text:p text:style-name="Standard">Encoder output index 9 -&gt; 0</text:p>
      <text:p text:style-name="Standard">Encoder output index 10 -&gt; 0</text:p>
      <text:p text:style-name="Standard">Encoder output index 11 -&gt; 1</text:p>
      <text:p text:style-name="Standard">Encoder output index 12 -&gt; 0</text:p>
      <text:p text:style-name="Standard">Encoder output index 13 -&gt; 0</text:p>
      <text:p text:style-name="Standard">Encoder output index 14 -&gt; 1</text:p>
      <text:p text:style-name="Standard">Encoder output index 15 -&gt; 1</text:p>
      <text:p text:style-name="Standard">Encoder output index 16 -&gt; 1</text:p>
      <text:p text:style-name="Standard">Encoder output index 17 -&gt; 1</text:p>
      <text:p text:style-name="Standard">Encoder output index 18 -&gt; 1</text:p>
      <text:p text:style-name="Standard">Encoder output index 19 -&gt; 1</text:p>
      <text:p text:style-name="Standard">Encoder output index 20 -&gt; 1</text:p>
      <text:p text:style-name="Standard">Encoder output index 21 -&gt; 0</text:p>
      <text:p text:style-name="Standard">Encoder output index 22 -&gt; 1</text:p>
      <text:p text:style-name="Standard">Encoder output index 23 -&gt; 1</text:p>
      <text:p text:style-name="Standard">Encoder output index 24 -&gt; 1</text:p>
      <text:p text:style-name="Standard">Encoder output index 25 -&gt; 1</text:p>
      <text:p text:style-name="Standard">Encoder output index 26 -&gt; 1</text:p>
      <text:p text:style-name="Standard">Encoder output index 27 -&gt; 0</text:p>
      <text:p text:style-name="Standard">Encoder output index 28 -&gt; 1</text:p>
      <text:p text:style-name="Standard"><text:soft-page-break/>Encoder output index 29 -&gt; 0</text:p>
      <text:p text:style-name="Standard">Encoder output index 30 -&gt; 1</text:p>
      <text:p text:style-name="Standard">Encoder output index 31 -&gt; 1</text:p>
      <text:p text:style-name="Standard">Encoder output index 32 -&gt; 1</text:p>
      <text:p text:style-name="Standard">Encoder output index 33 -&gt; 1</text:p>
      <text:p text:style-name="Standard">Encoder output index 34 -&gt; 0</text:p>
      <text:p text:style-name="Standard">Encoder output index 35 -&gt; 0</text:p>
      <text:p text:style-name="Standard">Encoder output index 36 -&gt; 1</text:p>
      <text:p text:style-name="Standard">Encoder output index 37 -&gt; 1</text:p>
      <text:p text:style-name="Standard">Encoder output index 38 -&gt; 0</text:p>
      <text:p text:style-name="Standard">Encoder output index 39 -&gt; 0</text:p>
      <text:p text:style-name="Standard">Encoder output index 40 -&gt; 0</text:p>
      <text:p text:style-name="Standard">Encoder output index 41 -&gt; 1</text:p>
      <text:p text:style-name="Standard">Encoder output index 42 -&gt; 1</text:p>
      <text:p text:style-name="Standard">Encoder output index 43 -&gt; 1</text:p>
      <text:p text:style-name="Standard">Encoder output index 44 -&gt; 0</text:p>
      <text:p text:style-name="Standard">Encoder output index 45 -&gt; 1</text:p>
      <text:p text:style-name="Standard">Encoder output index 46 -&gt; 0</text:p>
      <text:p text:style-name="Standard">Encoder output index 47 -&gt; 0</text:p>
      <text:p text:style-name="Standard">Encoder output index 48 -&gt; 1</text:p>
      <text:p text:style-name="Standard">Encoder output index 49 -&gt; 0</text:p>
      <text:p text:style-name="Standard">Encoder output index 50 -&gt; 1</text:p>
      <text:p text:style-name="Standard">Encoder output index 51 -&gt; 1</text:p>
      <text:p text:style-name="Standard">Encoder output index 52 -&gt; 0</text:p>
      <text:p text:style-name="Standard">Encoder output index 53 -&gt; 0</text:p>
      <text:p text:style-name="Standard">Encoder output index 54 -&gt; 1</text:p>
      <text:p text:style-name="Standard">Encoder output index 55 -&gt; 1</text:p>
      <text:p text:style-name="Standard">Encoder output index 56 -&gt; 1</text:p>
      <text:p text:style-name="Standard">Encoder output index 57 -&gt; 1</text:p>
      <text:p text:style-name="Standard">Encoder output index 58 -&gt; 0</text:p>
      <text:p text:style-name="Standard">Encoder output index 59 -&gt; 0</text:p>
      <text:p text:style-name="Standard">Encoder output index 60 -&gt; 0</text:p>
      <text:p text:style-name="Standard">Encoder output index 61 -&gt; 1</text:p>
      <text:p text:style-name="Standard">Encoder output index 62 -&gt; 1</text:p>
      <text:p text:style-name="Standard">Encoder output index 63 -&gt; 0</text:p>
      <text:p text:style-name="Standard">Encoder output index 64 -&gt; 0</text:p>
      <text:p text:style-name="Standard">Encoder output index 65 -&gt; 0</text:p>
      <text:p text:style-name="Standard">Encoder output index 66 -&gt; 1</text:p>
      <text:p text:style-name="Standard">Encoder output index 67 -&gt; 0</text:p>
      <text:p text:style-name="Standard">Encoder output index 68 -&gt; 1</text:p>
      <text:p text:style-name="Standard">Encoder output index 69 -&gt; 0</text:p>
      <text:p text:style-name="Standard">Encoder output index 70 -&gt; 0</text:p>
      <text:p text:style-name="Standard">Encoder output index 71 -&gt; 0</text:p>
      <text:p text:style-name="Standard">Encoder output index 72 -&gt; 0</text:p>
      <text:p text:style-name="Standard">Encoder output index 73 -&gt; 0</text:p>
      <text:p text:style-name="Standard">Encoder output index 74 -&gt; 0</text:p>
      <text:p text:style-name="Standard">Encoder output index 75 -&gt; 1</text:p>
      <text:p text:style-name="Standard">Encoder output index 76 -&gt; 0</text:p>
      <text:p text:style-name="Standard">Encoder output index 77 -&gt; 0</text:p>
      <text:p text:style-name="Standard">Encoder output index 78 -&gt; 1</text:p>
      <text:p text:style-name="Standard">Encoder output index 79 -&gt; 0</text:p>
      <text:p text:style-name="Standard">Encoder output index 80 -&gt; 0</text:p>
      <text:p text:style-name="Standard"><text:soft-page-break/>Encoder output index 81 -&gt; 0</text:p>
      <text:p text:style-name="Standard">Encoder output index 82 -&gt; 0</text:p>
      <text:p text:style-name="Standard">Encoder output index 83 -&gt; 1</text:p>
      <text:p text:style-name="Standard">Encoder output index 84 -&gt; 0</text:p>
      <text:p text:style-name="Standard">Encoder output index 85 -&gt; 1</text:p>
      <text:p text:style-name="Standard">Encoder output index 86 -&gt; 1</text:p>
      <text:p text:style-name="Standard">Encoder output index 87 -&gt; 1</text:p>
      <text:p text:style-name="Standard">Encoder output index 88 -&gt; 1</text:p>
      <text:p text:style-name="Standard">Encoder output index 89 -&gt; 1</text:p>
      <text:p text:style-name="Standard">Encoder output index 90 -&gt; 0</text:p>
      <text:p text:style-name="Standard">Encoder output index 91 -&gt; 0</text:p>
      <text:p text:style-name="Standard">Encoder output index 92 -&gt; 1</text:p>
      <text:p text:style-name="Standard">Encoder output index 93 -&gt; 0</text:p>
      <text:p text:style-name="Standard">Encoder output index 94 -&gt; 1</text:p>
      <text:p text:style-name="Standard">Encoder output index 95 -&gt; 0</text:p>
      <text:p text:style-name="Standard">Encoder output index 96 -&gt; 1</text:p>
      <text:p text:style-name="Standard">Encoder output index 97 -&gt; 1</text:p>
      <text:p text:style-name="Standard">Encoder output index 98 -&gt; 1</text:p>
      <text:p text:style-name="Standard">Encoder output index 99 -&gt; 0</text:p>
      <text:p text:style-name="Standard">Encoder output index 100 -&gt; 1</text:p>
      <text:p text:style-name="Standard">Encoder output index 101 -&gt; 1</text:p>
      <text:p text:style-name="Standard">Encoder output index 102 -&gt; 0</text:p>
      <text:p text:style-name="Standard">Encoder output index 103 -&gt; 1</text:p>
      <text:p text:style-name="Standard">Encoder output index 104 -&gt; 1</text:p>
      <text:p text:style-name="Standard">Encoder output index 105 -&gt; 1</text:p>
      <text:p text:style-name="Standard">Encoder output index 106 -&gt; 0</text:p>
      <text:p text:style-name="Standard">Encoder output index 107 -&gt; 0</text:p>
      <text:p text:style-name="Standard">Encoder output index 108 -&gt; 0</text:p>
      <text:p text:style-name="Standard">Encoder output index 109 -&gt; 1</text:p>
      <text:p text:style-name="Standard">Encoder output index 110 -&gt; 0</text:p>
      <text:p text:style-name="Standard">Encoder output index 111 -&gt; 0</text:p>
      <text:p text:style-name="Standard">Encoder output index 112 -&gt; 1</text:p>
      <text:p text:style-name="Standard">Encoder output index 113 -&gt; 0</text:p>
      <text:p text:style-name="Standard">Encoder output index 114 -&gt; 0</text:p>
      <text:p text:style-name="Standard">Encoder output index 115 -&gt; 1</text:p>
      <text:p text:style-name="Standard">Encoder output index 116 -&gt; 0</text:p>
      <text:p text:style-name="Standard">Encoder output index 117 -&gt; 1</text:p>
      <text:p text:style-name="Standard">Encoder output index 118 -&gt; 0</text:p>
      <text:p text:style-name="Standard">Encoder output index 119 -&gt; 0</text:p>
      <text:p text:style-name="Standard">Encoder output index 120 -&gt; 1</text:p>
      <text:p text:style-name="Standard">Encoder output index 121 -&gt; 1</text:p>
      <text:p text:style-name="Standard">Encoder output index 122 -&gt; 1</text:p>
      <text:p text:style-name="Standard">Encoder output index 123 -&gt; 1</text:p>
      <text:p text:style-name="Standard">Encoder output index 124 -&gt; 0</text:p>
      <text:p text:style-name="Standard">Encoder output index 125 -&gt; 1</text:p>
      <text:p text:style-name="Standard">Encoder output index 126 -&gt; 0</text:p>
      <text:p text:style-name="Standard">Encoder output index 127 -&gt; 0</text:p>
      <text:p text:style-name="Standard">Encoder output index 128 -&gt; 0</text:p>
      <text:p text:style-name="Standard">Encoder output index 129 -&gt; 0</text:p>
      <text:p text:style-name="Standard">Encoder output index 130 -&gt; 0</text:p>
      <text:p text:style-name="Standard">Encoder output index 131 -&gt; 0</text:p>
      <text:p text:style-name="Standard">Encoder output index 132 -&gt; 0</text:p>
      <text:p text:style-name="Standard"><text:soft-page-break/>Encoder output index 133 -&gt; 1</text:p>
      <text:p text:style-name="Standard">Encoder output index 134 -&gt; 1</text:p>
      <text:p text:style-name="Standard">Encoder output index 135 -&gt; 0</text:p>
      <text:p text:style-name="Standard">Encoder output index 136 -&gt; 0</text:p>
      <text:p text:style-name="Standard">Encoder output index 137 -&gt; 1</text:p>
      <text:p text:style-name="Standard">Encoder output index 138 -&gt; 0</text:p>
      <text:p text:style-name="Standard">Encoder output index 139 -&gt; 0</text:p>
      <text:p text:style-name="Standard">Encoder output index 140 -&gt; 0</text:p>
      <text:p text:style-name="Standard">Encoder output index 141 -&gt; 1</text:p>
      <text:p text:style-name="Standard">Encoder output index 142 -&gt; 1</text:p>
      <text:p text:style-name="Standard">Encoder output index 143 -&gt; 0</text:p>
      <text:p text:style-name="Standard">Encoder output index 144 -&gt; 0</text:p>
      <text:p text:style-name="Standard">Encoder output index 145 -&gt; 0</text:p>
      <text:p text:style-name="Standard">Encoder output index 146 -&gt; 1</text:p>
      <text:p text:style-name="Standard">Encoder output index 147 -&gt; 0</text:p>
      <text:p text:style-name="Standard">Encoder output index 148 -&gt; 1</text:p>
      <text:p text:style-name="Standard">Encoder output index 149 -&gt; 1</text:p>
      <text:p text:style-name="Standard">Encoder output index 150 -&gt; 0</text:p>
      <text:p text:style-name="Standard">Encoder output index 151 -&gt; 0</text:p>
      <text:p text:style-name="Standard">Encoder output index 152 -&gt; 0</text:p>
      <text:p text:style-name="Standard">Encoder output index 153 -&gt; 0</text:p>
      <text:p text:style-name="Standard">Encoder output index 154 -&gt; 1</text:p>
      <text:p text:style-name="Standard">Encoder output index 155 -&gt; 0</text:p>
      <text:p text:style-name="Standard">Encoder output index 156 -&gt; 1</text:p>
      <text:p text:style-name="Standard">Encoder output index 157 -&gt; 0</text:p>
      <text:p text:style-name="Standard">Encoder output index 158 -&gt; 0</text:p>
      <text:p text:style-name="Standard">Encoder output index 159 -&gt; 1</text:p>
      <text:p text:style-name="Standard">Encoder output index 160 -&gt; 0</text:p>
      <text:p text:style-name="Standard">Encoder output index 161 -&gt; 1</text:p>
      <text:p text:style-name="Standard">Encoder output index 162 -&gt; 1</text:p>
      <text:p text:style-name="Standard">Encoder output index 163 -&gt; 1</text:p>
      <text:p text:style-name="Standard">Encoder output index 164 -&gt; 1</text:p>
      <text:p text:style-name="Standard">Encoder output index 165 -&gt; 0</text:p>
      <text:p text:style-name="Standard">Encoder output index 166 -&gt; 0</text:p>
      <text:p text:style-name="Standard">Encoder output index 167 -&gt; 0</text:p>
      <text:p text:style-name="Standard">Encoder output index 168 -&gt; 0</text:p>
      <text:p text:style-name="Standard">Encoder output index 169 -&gt; 0</text:p>
      <text:p text:style-name="Standard">Encoder output index 170 -&gt; 1</text:p>
      <text:p text:style-name="Standard">Encoder output index 171 -&gt; 0</text:p>
      <text:p text:style-name="Standard">Encoder output index 172 -&gt; 0</text:p>
      <text:p text:style-name="Standard">Encoder output index 173 -&gt; 1</text:p>
      <text:p text:style-name="Standard">Encoder output index 174 -&gt; 1</text:p>
      <text:p text:style-name="Standard">Encoder output index 175 -&gt; 1</text:p>
      <text:p text:style-name="Standard">Encoder output index 176 -&gt; 1</text:p>
      <text:p text:style-name="Standard">Encoder output index 177 -&gt; 1</text:p>
      <text:p text:style-name="Standard">Encoder output index 178 -&gt; 0</text:p>
      <text:p text:style-name="Standard">Encoder output index 179 -&gt; 0</text:p>
      <text:p text:style-name="Standard">Encoder output index 180 -&gt; 1</text:p>
      <text:p text:style-name="Standard">Encoder output index 181 -&gt; 0</text:p>
      <text:p text:style-name="Standard">Encoder output index 182 -&gt; 1</text:p>
      <text:p text:style-name="Standard">Encoder output index 183 -&gt; 0</text:p>
      <text:p text:style-name="Standard">Encoder output index 184 -&gt; 0</text:p>
      <text:p text:style-name="Standard"><text:soft-page-break/>Encoder output index 185 -&gt; 0</text:p>
      <text:p text:style-name="Standard">Encoder output index 186 -&gt; 0</text:p>
      <text:p text:style-name="Standard">Encoder output index 187 -&gt; 0</text:p>
      <text:p text:style-name="Standard">Encoder output index 188 -&gt; 1</text:p>
      <text:p text:style-name="Standard">Encoder output index 189 -&gt; 0</text:p>
      <text:p text:style-name="Standard">Encoder output index 190 -&gt; 0</text:p>
      <text:p text:style-name="Standard">Encoder output index 191 -&gt; 0</text:p>
      <text:p text:style-name="Standard">Encoder output index 192 -&gt; 0</text:p>
      <text:p text:style-name="Standard">Encoder output index 193 -&gt; 1</text:p>
      <text:p text:style-name="Standard">Encoder output index 194 -&gt; 0</text:p>
      <text:p text:style-name="Standard">Encoder output index 195 -&gt; 0</text:p>
      <text:p text:style-name="Standard">Encoder output index 196 -&gt; 1</text:p>
      <text:p text:style-name="Standard">Encoder output index 197 -&gt; 0</text:p>
      <text:p text:style-name="Standard">Encoder output index 198 -&gt; 0</text:p>
      <text:p text:style-name="Standard">Encoder output index 199 -&gt; 1</text:p>
      <text:p text:style-name="Standard">Encoder output index 200 -&gt; 0</text:p>
      <text:p text:style-name="Standard">Encoder output index 201 -&gt; 0</text:p>
      <text:p text:style-name="Standard">Encoder output index 202 -&gt; 1</text:p>
      <text:p text:style-name="Standard">Encoder output index 203 -&gt; 0</text:p>
      <text:p text:style-name="Standard">Encoder output index 204 -&gt; 0</text:p>
      <text:p text:style-name="Standard">Encoder output index 205 -&gt; 1</text:p>
      <text:p text:style-name="Standard">Encoder output index 206 -&gt; 1</text:p>
      <text:p text:style-name="Standard">Encoder output index 207 -&gt; 0</text:p>
      <text:p text:style-name="Standard">Encoder output index 208 -&gt; 0</text:p>
      <text:p text:style-name="Standard">Encoder output index 209 -&gt; 1</text:p>
      <text:p text:style-name="Standard">Encoder output index 210 -&gt; 0</text:p>
      <text:p text:style-name="Standard">Encoder output index 211 -&gt; 1</text:p>
      <text:p text:style-name="Standard">Encoder output index 212 -&gt; 1</text:p>
      <text:p text:style-name="Standard">Encoder output index 213 -&gt; 0</text:p>
      <text:p text:style-name="Standard">Encoder output index 214 -&gt; 1</text:p>
      <text:p text:style-name="Standard">Encoder output index 215 -&gt; 0</text:p>
      <text:p text:style-name="Standard">Encoder output index 216 -&gt; 1</text:p>
      <text:p text:style-name="Standard">Encoder output index 217 -&gt; 0</text:p>
      <text:p text:style-name="Standard">Encoder output index 218 -&gt; 1</text:p>
      <text:p text:style-name="Standard">Encoder output index 219 -&gt; 0</text:p>
      <text:p text:style-name="Standard">Encoder output index 220 -&gt; 1</text:p>
      <text:p text:style-name="Standard">Encoder output index 221 -&gt; 1</text:p>
      <text:p text:style-name="Standard">Encoder output index 222 -&gt; 1</text:p>
      <text:p text:style-name="Standard">Encoder output index 223 -&gt; 1</text:p>
      <text:p text:style-name="Standard">Encoder output index 224 -&gt; 1</text:p>
      <text:p text:style-name="Standard">Encoder output index 225 -&gt; 1</text:p>
      <text:p text:style-name="Standard">Encoder output index 226 -&gt; 0</text:p>
      <text:p text:style-name="Standard">Encoder output index 227 -&gt; 1</text:p>
      <text:p text:style-name="Standard">Encoder output index 228 -&gt; 1</text:p>
      <text:p text:style-name="Standard">Encoder output index 229 -&gt; 0</text:p>
      <text:p text:style-name="Standard">Encoder output index 230 -&gt; 0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1</text:p>
      <text:p text:style-name="Standard">Encoder output index 236 -&gt; 0</text:p>
      <text:p text:style-name="Standard"><text:soft-page-break/>Encoder output index 237 -&gt; 1</text:p>
      <text:p text:style-name="Standard">Encoder output index 238 -&gt; 0</text:p>
      <text:p text:style-name="Standard">Encoder output index 239 -&gt; 0</text:p>
      <text:p text:style-name="Standard">Encoder output index 240 -&gt; 0</text:p>
      <text:p text:style-name="Standard">Encoder output index 241 -&gt; 1</text:p>
      <text:p text:style-name="Standard">Encoder output index 242 -&gt; 0</text:p>
      <text:p text:style-name="Standard">Encoder output index 243 -&gt; 0</text:p>
      <text:p text:style-name="Standard">Encoder output index 244 -&gt; 1</text:p>
      <text:p text:style-name="Standard">Encoder output index 245 -&gt; 0</text:p>
      <text:p text:style-name="Standard">Encoder output index 246 -&gt; 0</text:p>
      <text:p text:style-name="Standard">Encoder output index 247 -&gt; 0</text:p>
      <text:p text:style-name="Standard">Encoder output index 248 -&gt; 1</text:p>
      <text:p text:style-name="Standard">Encoder output index 249 -&gt; 1</text:p>
      <text:p text:style-name="Standard">Encoder output index 250 -&gt; 1</text:p>
      <text:p text:style-name="Standard">Encoder output index 251 -&gt; 0</text:p>
      <text:p text:style-name="Standard">Encoder output index 252 -&gt; 1</text:p>
      <text:p text:style-name="Standard">Encoder output index 253 -&gt; 1</text:p>
      <text:p text:style-name="Standard">Encoder output index 254 -&gt; 1</text:p>
      <text:p text:style-name="Standard">Encoder output index 255 -&gt; 0</text:p>
      <text:p text:style-name="Standard">Encoder output index 256 -&gt; 0</text:p>
      <text:p text:style-name="Standard">Encoder output index 257 -&gt; 0</text:p>
      <text:p text:style-name="Standard">Encoder output index 258 -&gt; 0</text:p>
      <text:p text:style-name="Standard">Encoder output index 259 -&gt; 0</text:p>
      <text:p text:style-name="Standard">Encoder output index 260 -&gt; 0</text:p>
      <text:p text:style-name="Standard">Encoder output index 261 -&gt; 0</text:p>
      <text:p text:style-name="Standard">Encoder output index 262 -&gt; 1</text:p>
      <text:p text:style-name="Standard">Encoder output index 263 -&gt; 1</text:p>
      <text:p text:style-name="Standard">Encoder output index 264 -&gt; 0</text:p>
      <text:p text:style-name="Standard">Encoder output index 265 -&gt; 1</text:p>
      <text:p text:style-name="Standard">Encoder output index 266 -&gt; 1</text:p>
      <text:p text:style-name="Standard">Encoder output index 267 -&gt; 0</text:p>
      <text:p text:style-name="Standard">Encoder output index 268 -&gt; 0</text:p>
      <text:p text:style-name="Standard">Encoder output index 269 -&gt; 1</text:p>
      <text:p text:style-name="Standard">Encoder output index 270 -&gt; 1</text:p>
      <text:p text:style-name="Standard">Encoder output index 271 -&gt; 1</text:p>
      <text:p text:style-name="Standard">Encoder output index 272 -&gt; 0</text:p>
      <text:p text:style-name="Standard">Encoder output index 273 -&gt; 1</text:p>
      <text:p text:style-name="Standard">Encoder output index 274 -&gt; 0</text:p>
      <text:p text:style-name="Standard">Encoder output index 275 -&gt; 0</text:p>
      <text:p text:style-name="Standard">Encoder output index 276 -&gt; 1</text:p>
      <text:p text:style-name="Standard">Encoder output index 277 -&gt; 0</text:p>
      <text:p text:style-name="Standard">Encoder output index 278 -&gt; 0</text:p>
      <text:p text:style-name="Standard">Encoder output index 279 -&gt; 0</text:p>
      <text:p text:style-name="Standard">Encoder output index 280 -&gt; 0</text:p>
      <text:p text:style-name="Standard">Encoder output index 281 -&gt; 0</text:p>
      <text:p text:style-name="Standard">Encoder output index 282 -&gt; 1</text:p>
      <text:p text:style-name="Standard">Encoder output index 283 -&gt; 0</text:p>
      <text:p text:style-name="Standard">Encoder output index 284 -&gt; 0</text:p>
      <text:p text:style-name="Standard">Encoder output index 285 -&gt; 0</text:p>
      <text:p text:style-name="Standard">Encoder output index 286 -&gt; 0</text:p>
      <text:p text:style-name="Standard">Encoder output index 287 -&gt; 1</text:p>
      <text:p text:style-name="Standard">Encoder output index 288 -&gt; 0</text:p>
      <text:p text:style-name="Standard"><text:soft-page-break/>Encoder output index 289 -&gt; 1</text:p>
      <text:p text:style-name="Standard">Encoder output index 290 -&gt; 0</text:p>
      <text:p text:style-name="Standard">Encoder output index 291 -&gt; 1</text:p>
      <text:p text:style-name="Standard">Encoder output index 292 -&gt; 0</text:p>
      <text:p text:style-name="Standard">Encoder output index 293 -&gt; 1</text:p>
      <text:p text:style-name="Standard">Encoder output index 294 -&gt; 0</text:p>
      <text:p text:style-name="Standard">Encoder output index 295 -&gt; 1</text:p>
      <text:p text:style-name="Standard">Encoder output index 296 -&gt; 0</text:p>
      <text:p text:style-name="Standard">Encoder output index 297 -&gt; 0</text:p>
      <text:p text:style-name="Standard">Encoder output index 298 -&gt; 0</text:p>
      <text:p text:style-name="Standard">Encoder output index 299 -&gt; 0</text:p>
      <text:p text:style-name="Standard">Encoder output index 300 -&gt; 1</text:p>
      <text:p text:style-name="Standard">Encoder output index 301 -&gt; 1</text:p>
      <text:p text:style-name="Standard">Encoder output index 302 -&gt; 1</text:p>
      <text:p text:style-name="Standard">Encoder output index 303 -&gt; 1</text:p>
      <text:p text:style-name="Standard">Encoder output index 304 -&gt; 0</text:p>
      <text:p text:style-name="Standard">Encoder output index 305 -&gt; 1</text:p>
      <text:p text:style-name="Standard">Encoder output index 306 -&gt; 0</text:p>
      <text:p text:style-name="Standard">Encoder output index 307 -&gt; 1</text:p>
      <text:p text:style-name="Standard">Encoder output index 308 -&gt; 1</text:p>
      <text:p text:style-name="Standard">Encoder output index 309 -&gt; 0</text:p>
      <text:p text:style-name="Standard">Encoder output index 310 -&gt; 1</text:p>
      <text:p text:style-name="Standard">Encoder output index 311 -&gt; 1</text:p>
      <text:p text:style-name="Standard">Encoder output index 312 -&gt; 1</text:p>
      <text:p text:style-name="Standard">Encoder output index 313 -&gt; 0</text:p>
      <text:p text:style-name="Standard">Encoder output index 314 -&gt; 0</text:p>
      <text:p text:style-name="Standard">Encoder output index 315 -&gt; 1</text:p>
      <text:p text:style-name="Standard">Encoder output index 316 -&gt; 1</text:p>
      <text:p text:style-name="Standard">Encoder output index 317 -&gt; 1</text:p>
      <text:p text:style-name="Standard">Encoder output index 318 -&gt; 0</text:p>
      <text:p text:style-name="Standard">Encoder output index 319 -&gt; 1</text:p>
      <text:p text:style-name="Standard">Encoder output index 320 -&gt; 1</text:p>
      <text:p text:style-name="Standard">Encoder output index 321 -&gt; 1</text:p>
      <text:p text:style-name="Standard">Encoder output index 322 -&gt; 1</text:p>
      <text:p text:style-name="Standard">Encoder output index 323 -&gt; 1</text:p>
      <text:p text:style-name="Standard">Encoder output index 324 -&gt; 1</text:p>
      <text:p text:style-name="Standard">Encoder output index 325 -&gt; 0</text:p>
      <text:p text:style-name="Standard">Encoder output index 326 -&gt; 0</text:p>
      <text:p text:style-name="Standard">Encoder output index 327 -&gt; 1</text:p>
      <text:p text:style-name="Standard">Encoder output index 328 -&gt; 1</text:p>
      <text:p text:style-name="Standard">Encoder output index 329 -&gt; 0</text:p>
      <text:p text:style-name="Standard">Encoder output index 330 -&gt; 1</text:p>
      <text:p text:style-name="Standard">Encoder output index 331 -&gt; 0</text:p>
      <text:p text:style-name="Standard">Encoder output index 332 -&gt; 1</text:p>
      <text:p text:style-name="Standard">Encoder output index 333 -&gt; 1</text:p>
      <text:p text:style-name="Standard">Encoder output index 334 -&gt; 0</text:p>
      <text:p text:style-name="Standard">Encoder output index 335 -&gt; 1</text:p>
      <text:p text:style-name="Standard">Encoder output index 336 -&gt; 1</text:p>
      <text:p text:style-name="Standard">Encoder output index 337 -&gt; 1</text:p>
      <text:p text:style-name="Standard">Encoder output index 338 -&gt; 1</text:p>
      <text:p text:style-name="Standard">Encoder output index 339 -&gt; 1</text:p>
      <text:p text:style-name="Standard">Encoder output index 340 -&gt; 0</text:p>
      <text:p text:style-name="Standard"><text:soft-page-break/>Encoder output index 341 -&gt; 0</text:p>
      <text:p text:style-name="Standard">Encoder output index 342 -&gt; 1</text:p>
      <text:p text:style-name="Standard">Encoder output index 343 -&gt; 0</text:p>
      <text:p text:style-name="Standard">Encoder output index 344 -&gt; 1</text:p>
      <text:p text:style-name="Standard">Encoder output index 345 -&gt; 0</text:p>
      <text:p text:style-name="Standard">Encoder output index 346 -&gt; 0</text:p>
      <text:p text:style-name="Standard">Encoder output index 347 -&gt; 0</text:p>
      <text:p text:style-name="Standard">Encoder output index 348 -&gt; 1</text:p>
      <text:p text:style-name="Standard">Encoder output index 349 -&gt; 1</text:p>
      <text:p text:style-name="Standard">Encoder output index 350 -&gt; 0</text:p>
      <text:p text:style-name="Standard">Encoder output index 351 -&gt; 1</text:p>
      <text:p text:style-name="Standard">Encoder output index 352 -&gt; 1</text:p>
      <text:p text:style-name="Standard">Encoder output index 353 -&gt; 0</text:p>
      <text:p text:style-name="Standard">Encoder output index 354 -&gt; 1</text:p>
      <text:p text:style-name="Standard">Encoder output index 355 -&gt; 0</text:p>
      <text:p text:style-name="Standard">Encoder output index 356 -&gt; 1</text:p>
      <text:p text:style-name="Standard">Encoder output index 357 -&gt; 1</text:p>
      <text:p text:style-name="Standard">Encoder output index 358 -&gt; 1</text:p>
      <text:p text:style-name="Standard">Encoder output index 359 -&gt; 1</text:p>
      <text:p text:style-name="Standard">Encoder output index 360 -&gt; 0</text:p>
      <text:p text:style-name="Standard">Encoder output index 361 -&gt; 0</text:p>
      <text:p text:style-name="Standard">Encoder output index 362 -&gt; 1</text:p>
      <text:p text:style-name="Standard">Encoder output index 363 -&gt; 0</text:p>
      <text:p text:style-name="Standard">Encoder output index 364 -&gt; 1</text:p>
      <text:p text:style-name="Standard">Encoder output index 365 -&gt; 1</text:p>
      <text:p text:style-name="Standard">Encoder output index 366 -&gt; 1</text:p>
      <text:p text:style-name="Standard">Encoder output index 367 -&gt; 0</text:p>
      <text:p text:style-name="Standard">Encoder output index 368 -&gt; 1</text:p>
      <text:p text:style-name="Standard">Encoder output index 369 -&gt; 0</text:p>
      <text:p text:style-name="Standard">Encoder output index 370 -&gt; 1</text:p>
      <text:p text:style-name="Standard">Encoder output index 371 -&gt; 0</text:p>
      <text:p text:style-name="Standard">Encoder output index 372 -&gt; 1</text:p>
      <text:p text:style-name="Standard">Encoder output index 373 -&gt; 1</text:p>
      <text:p text:style-name="Standard">Encoder output index 374 -&gt; 1</text:p>
      <text:p text:style-name="Standard">Encoder output index 375 -&gt; 0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0</text:p>
      <text:p text:style-name="Standard">Encoder output index 383 -&gt; 1</text:p>
      <text:p text:style-name="Standard">Encoder output index 384 -&gt; 0</text:p>
      <text:p text:style-name="Standard">Encoder output index 385 -&gt; 1</text:p>
      <text:p text:style-name="Standard">Encoder output index 386 -&gt; 1</text:p>
      <text:p text:style-name="Standard">Encoder output index 387 -&gt; 1</text:p>
      <text:p text:style-name="Standard">Encoder output index 388 -&gt; 0</text:p>
      <text:p text:style-name="Standard">Encoder output index 389 -&gt; 0</text:p>
      <text:p text:style-name="Standard">Encoder output index 390 -&gt; 0</text:p>
      <text:p text:style-name="Standard">Encoder output index 391 -&gt; 1</text:p>
      <text:p text:style-name="Standard">Encoder output index 392 -&gt; 0</text:p>
      <text:p text:style-name="Standard"><text:soft-page-break/>Encoder output index 393 -&gt; 1</text:p>
      <text:p text:style-name="Standard">Encoder output index 394 -&gt; 0</text:p>
      <text:p text:style-name="Standard">Encoder output index 395 -&gt; 0</text:p>
      <text:p text:style-name="Standard">Encoder output index 396 -&gt; 1</text:p>
      <text:p text:style-name="Standard">Encoder output index 397 -&gt; 0</text:p>
      <text:p text:style-name="Standard">Encoder output index 398 -&gt; 0</text:p>
      <text:p text:style-name="Standard">Encoder output index 399 -&gt; 0</text:p>
      <text:p text:style-name="Standard">Encoder output index 400 -&gt; 1</text:p>
      <text:p text:style-name="Standard">Encoder output index 401 -&gt; 1</text:p>
      <text:p text:style-name="Standard">Encoder output index 402 -&gt; 0</text:p>
      <text:p text:style-name="Standard">Encoder output index 403 -&gt; 1</text:p>
      <text:p text:style-name="Standard">Encoder output index 404 -&gt; 1</text:p>
      <text:p text:style-name="Standard">Encoder output index 405 -&gt; 0</text:p>
      <text:p text:style-name="Standard">Encoder output index 406 -&gt; 0</text:p>
      <text:p text:style-name="Standard">Encoder output index 407 -&gt; 1</text:p>
      <text:p text:style-name="Standard">Encoder output index 408 -&gt; 0</text:p>
      <text:p text:style-name="Standard">Encoder output index 409 -&gt; 1</text:p>
      <text:p text:style-name="Standard">Encoder output index 410 -&gt; 0</text:p>
      <text:p text:style-name="Standard">Encoder output index 411 -&gt; 0</text:p>
      <text:p text:style-name="Standard">Encoder output index 412 -&gt; 0</text:p>
      <text:p text:style-name="Standard">Encoder output index 413 -&gt; 1</text:p>
      <text:p text:style-name="Standard">Encoder output index 414 -&gt; 1</text:p>
      <text:p text:style-name="Standard">Encoder output index 415 -&gt; 1</text:p>
      <text:p text:style-name="Standard">Encoder output index 416 -&gt; 0</text:p>
      <text:p text:style-name="Standard">Encoder output index 417 -&gt; 1</text:p>
      <text:p text:style-name="Standard">Encoder output index 418 -&gt; 0</text:p>
      <text:p text:style-name="Standard">Encoder output index 419 -&gt; 1</text:p>
      <text:p text:style-name="Standard">Encoder output index 420 -&gt; 1</text:p>
      <text:p text:style-name="Standard">Encoder output index 421 -&gt; 0</text:p>
      <text:p text:style-name="Standard">Encoder output index 422 -&gt; 1</text:p>
      <text:p text:style-name="Standard">Encoder output index 423 -&gt; 1</text:p>
      <text:p text:style-name="Standard">Encoder output index 424 -&gt; 1</text:p>
      <text:p text:style-name="Standard">Encoder output index 425 -&gt; 1</text:p>
      <text:p text:style-name="Standard">Encoder output index 426 -&gt; 0</text:p>
      <text:p text:style-name="Standard">Encoder output index 427 -&gt; 0</text:p>
      <text:p text:style-name="Standard">Encoder output index 428 -&gt; 1</text:p>
      <text:p text:style-name="Standard">Encoder output index 429 -&gt; 0</text:p>
      <text:p text:style-name="Standard">Encoder output index 430 -&gt; 1</text:p>
      <text:p text:style-name="Standard">Encoder output index 431 -&gt; 0</text:p>
      <text:p text:style-name="Standard">Encoder output index 432 -&gt; 0</text:p>
      <text:p text:style-name="Standard">Encoder output index 433 -&gt; 0</text:p>
      <text:p text:style-name="Standard">Encoder output index 434 -&gt; 1</text:p>
      <text:p text:style-name="Standard">Encoder output index 435 -&gt; 0</text:p>
      <text:p text:style-name="Standard">Encoder output index 436 -&gt; 0</text:p>
      <text:p text:style-name="Standard">Encoder output index 437 -&gt; 0</text:p>
      <text:p text:style-name="Standard">Encoder output index 438 -&gt; 1</text:p>
      <text:p text:style-name="Standard">Encoder output index 439 -&gt; 0</text:p>
      <text:p text:style-name="Standard">Encoder output index 440 -&gt; 1</text:p>
      <text:p text:style-name="Standard">Encoder output index 441 -&gt; 1</text:p>
      <text:p text:style-name="Standard">Encoder output index 442 -&gt; 0</text:p>
      <text:p text:style-name="Standard">Encoder output index 443 -&gt; 1</text:p>
      <text:p text:style-name="Standard">Encoder output index 444 -&gt; 1</text:p>
      <text:p text:style-name="Standard"><text:soft-page-break/>Encoder output index 445 -&gt; 1</text:p>
      <text:p text:style-name="Standard">Encoder output index 446 -&gt; 0</text:p>
      <text:p text:style-name="Standard">Encoder output index 447 -&gt; 0</text:p>
      <text:p text:style-name="Standard">Encoder output index 448 -&gt; 1</text:p>
      <text:p text:style-name="Standard">Encoder output index 449 -&gt; 1</text:p>
      <text:p text:style-name="Standard">Encoder output index 450 -&gt; 1</text:p>
      <text:p text:style-name="Standard">Encoder output index 451 -&gt; 1</text:p>
      <text:p text:style-name="Standard">Encoder output index 452 -&gt; 0</text:p>
      <text:p text:style-name="Standard">Encoder output index 453 -&gt; 0</text:p>
      <text:p text:style-name="Standard">Encoder output index 454 -&gt; 1</text:p>
      <text:p text:style-name="Standard">Encoder output index 455 -&gt; 1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1</text:p>
      <text:p text:style-name="Standard">Encoder output index 460 -&gt; 1</text:p>
      <text:p text:style-name="Standard">Encoder output index 461 -&gt; 0</text:p>
      <text:p text:style-name="Standard">Encoder output index 462 -&gt; 0</text:p>
      <text:p text:style-name="Standard">Encoder output index 463 -&gt; 0</text:p>
      <text:p text:style-name="Standard">Encoder output index 464 -&gt; 1</text:p>
      <text:p text:style-name="Standard">Encoder output index 465 -&gt; 0</text:p>
      <text:p text:style-name="Standard">Encoder output index 466 -&gt; 0</text:p>
      <text:p text:style-name="Standard">Encoder output index 467 -&gt; 0</text:p>
      <text:p text:style-name="Standard">Encoder output index 468 -&gt; 1</text:p>
      <text:p text:style-name="Standard">Encoder output index 469 -&gt; 0</text:p>
      <text:p text:style-name="Standard">Encoder output index 470 -&gt; 1</text:p>
      <text:p text:style-name="Standard">Encoder output index 471 -&gt; 1</text:p>
      <text:p text:style-name="Standard">Encoder output index 472 -&gt; 0</text:p>
      <text:p text:style-name="Standard">Encoder output index 473 -&gt; 0</text:p>
      <text:p text:style-name="Standard">Encoder output index 474 -&gt; 1</text:p>
      <text:p text:style-name="Standard">Encoder output index 475 -&gt; 0</text:p>
      <text:p text:style-name="Standard">Encoder output index 476 -&gt; 0</text:p>
      <text:p text:style-name="Standard">Encoder output index 477 -&gt; 0</text:p>
      <text:p text:style-name="Standard">Encoder output index 478 -&gt; 0</text:p>
      <text:p text:style-name="Standard">Encoder output index 479 -&gt; 0</text:p>
      <text:p text:style-name="Standard">Encoder output index 480 -&gt; 0</text:p>
      <text:p text:style-name="Standard">Encoder output index 481 -&gt; 0</text:p>
      <text:p text:style-name="Standard">Encoder output index 482 -&gt; 1</text:p>
      <text:p text:style-name="Standard">Encoder output index 483 -&gt; 1</text:p>
      <text:p text:style-name="Standard">Encoder output index 484 -&gt; 1</text:p>
      <text:p text:style-name="Standard">Encoder output index 485 -&gt; 0</text:p>
      <text:p text:style-name="Standard">Encoder output index 486 -&gt; 1</text:p>
      <text:p text:style-name="Standard">Encoder output index 487 -&gt; 1</text:p>
      <text:p text:style-name="Standard">Encoder output index 488 -&gt; 1</text:p>
      <text:p text:style-name="Standard">Encoder output index 489 -&gt; 1</text:p>
      <text:p text:style-name="Standard">Encoder output index 490 -&gt; 0</text:p>
      <text:p text:style-name="Standard">Encoder output index 491 -&gt; 0</text:p>
      <text:p text:style-name="Standard">Encoder output index 492 -&gt; 0</text:p>
      <text:p text:style-name="Standard">Encoder output index 493 -&gt; 0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<text:soft-page-break/>Encoder output index 497 -&gt; 1</text:p>
      <text:p text:style-name="Standard">Encoder output index 498 -&gt; 0</text:p>
      <text:p text:style-name="Standard">Encoder output index 499 -&gt; 0</text:p>
      <text:p text:style-name="Standard">Encoder output index 500 -&gt; 0</text:p>
      <text:p text:style-name="Standard">Encoder output index 501 -&gt; 0</text:p>
      <text:p text:style-name="Standard">Encoder output index 502 -&gt; 1</text:p>
      <text:p text:style-name="Standard">Encoder output index 503 -&gt; 0</text:p>
      <text:p text:style-name="Standard">Encoder output index 504 -&gt; 1</text:p>
      <text:p text:style-name="Standard">Encoder output index 505 -&gt; 1</text:p>
      <text:p text:style-name="Standard">Encoder output index 506 -&gt; 0</text:p>
      <text:p text:style-name="Standard">Encoder output index 507 -&gt; 0</text:p>
      <text:p text:style-name="Standard">Encoder output index 508 -&gt; 0</text:p>
      <text:p text:style-name="Standard">Encoder output index 509 -&gt; 1</text:p>
      <text:p text:style-name="Standard">Encoder output index 510 -&gt; 1</text:p>
      <text:p text:style-name="Standard">Encoder output index 511 -&gt; 1</text:p>
      <text:p text:style-name="Standard">Encoder output index 512 -&gt; 1</text:p>
      <text:p text:style-name="Standard">Encoder output index 513 -&gt; 1</text:p>
      <text:p text:style-name="Standard">Encoder output index 514 -&gt; 0</text:p>
      <text:p text:style-name="Standard">Encoder output index 515 -&gt; 1</text:p>
      <text:p text:style-name="Standard">Encoder output index 516 -&gt; 1</text:p>
      <text:p text:style-name="Standard">Encoder output index 517 -&gt; 0</text:p>
      <text:p text:style-name="Standard">Encoder output index 518 -&gt; 1</text:p>
      <text:p text:style-name="Standard">Encoder output index 519 -&gt; 1</text:p>
      <text:p text:style-name="Standard">Encoder output index 520 -&gt; 0</text:p>
      <text:p text:style-name="Standard">Encoder output index 521 -&gt; 0</text:p>
      <text:p text:style-name="Standard">Encoder output index 522 -&gt; 0</text:p>
      <text:p text:style-name="Standard">Encoder output index 523 -&gt; 0</text:p>
      <text:p text:style-name="Standard">Encoder output index 524 -&gt; 0</text:p>
      <text:p text:style-name="Standard">Encoder output index 525 -&gt; 0</text:p>
      <text:p text:style-name="Standard">Encoder output index 526 -&gt; 1</text:p>
      <text:p text:style-name="Standard">Encoder output index 527 -&gt; 1</text:p>
      <text:p text:style-name="Standard">Encoder output index 528 -&gt; 1</text:p>
      <text:p text:style-name="Standard">Encoder output index 529 -&gt; 0</text:p>
      <text:p text:style-name="Standard">Encoder output index 530 -&gt; 1</text:p>
      <text:p text:style-name="Standard">Encoder output index 531 -&gt; 1</text:p>
      <text:p text:style-name="Standard">Encoder output index 532 -&gt; 1</text:p>
      <text:p text:style-name="Standard">Encoder output index 533 -&gt; 1</text:p>
      <text:p text:style-name="Standard">Encoder output index 534 -&gt; 1</text:p>
      <text:p text:style-name="Standard">Encoder output index 535 -&gt; 0</text:p>
      <text:p text:style-name="Standard">Encoder output index 536 -&gt; 0</text:p>
      <text:p text:style-name="Standard">Encoder output index 537 -&gt; 0</text:p>
      <text:p text:style-name="Standard">Encoder output index 538 -&gt; 1</text:p>
      <text:p text:style-name="Standard">Encoder output index 539 -&gt; 1</text:p>
      <text:p text:style-name="Standard">Encoder output index 540 -&gt; 0</text:p>
      <text:p text:style-name="Standard">Encoder output index 541 -&gt; 1</text:p>
      <text:p text:style-name="Standard">Encoder output index 542 -&gt; 0</text:p>
      <text:p text:style-name="Standard">Encoder output index 543 -&gt; 0</text:p>
      <text:p text:style-name="Standard">Encoder output index 544 -&gt; 1</text:p>
      <text:p text:style-name="Standard">Encoder output index 545 -&gt; 0</text:p>
      <text:p text:style-name="Standard">Encoder output index 546 -&gt; 0</text:p>
      <text:p text:style-name="Standard">Encoder output index 547 -&gt; 1</text:p>
      <text:p text:style-name="Standard">Encoder output index 548 -&gt; 1</text:p>
      <text:p text:style-name="Standard"><text:soft-page-break/>Encoder output index 549 -&gt; 1</text:p>
      <text:p text:style-name="Standard">Encoder output index 550 -&gt; 0</text:p>
      <text:p text:style-name="Standard">Encoder output index 551 -&gt; 0</text:p>
      <text:p text:style-name="Standard">Encoder output index 552 -&gt; 0</text:p>
      <text:p text:style-name="Standard">Encoder output index 553 -&gt; 0</text:p>
      <text:p text:style-name="Standard">Encoder output index 554 -&gt; 0</text:p>
      <text:p text:style-name="Standard">Encoder output index 555 -&gt; 1</text:p>
      <text:p text:style-name="Standard">Encoder output index 556 -&gt; 0</text:p>
      <text:p text:style-name="Standard">Encoder output index 557 -&gt; 1</text:p>
      <text:p text:style-name="Standard">Encoder output index 558 -&gt; 0</text:p>
      <text:p text:style-name="Standard">Encoder output index 559 -&gt; 1</text:p>
      <text:p text:style-name="Standard">Encoder output index 560 -&gt; 1</text:p>
      <text:p text:style-name="Standard">Encoder output index 561 -&gt; 1</text:p>
      <text:p text:style-name="Standard">Encoder output index 562 -&gt; 1</text:p>
      <text:p text:style-name="Standard">Encoder output index 563 -&gt; 0</text:p>
      <text:p text:style-name="Standard">Encoder output index 564 -&gt; 1</text:p>
      <text:p text:style-name="Standard">Encoder output index 565 -&gt; 0</text:p>
      <text:p text:style-name="Standard">Encoder output index 566 -&gt; 1</text:p>
      <text:p text:style-name="Standard">Encoder output index 567 -&gt; 1</text:p>
      <text:p text:style-name="Standard">Encoder output index 568 -&gt; 1</text:p>
      <text:p text:style-name="Standard">Encoder output index 569 -&gt; 0</text:p>
      <text:p text:style-name="Standard">Encoder output index 570 -&gt; 1</text:p>
      <text:p text:style-name="Standard">Encoder output index 571 -&gt; 1</text:p>
      <text:p text:style-name="Standard">Encoder output index 572 -&gt; 0</text:p>
      <text:p text:style-name="Standard">Encoder output index 573 -&gt; 1</text:p>
      <text:p text:style-name="Standard">Encoder output index 574 -&gt; 0</text:p>
      <text:p text:style-name="Standard">Encoder output index 575 -&gt; 0</text:p>
      <text:p text:style-name="Standard">Encoder output index 576 -&gt; 1</text:p>
      <text:p text:style-name="Standard">Encoder output index 577 -&gt; 1</text:p>
      <text:p text:style-name="Standard">Encoder output index 578 -&gt; 1</text:p>
      <text:p text:style-name="Standard">Encoder output index 579 -&gt; 0</text:p>
      <text:p text:style-name="Standard">Encoder output index 580 -&gt; 0</text:p>
      <text:p text:style-name="Standard">Encoder output index 581 -&gt; 0</text:p>
      <text:p text:style-name="Standard">Encoder output index 582 -&gt; 0</text:p>
      <text:p text:style-name="Standard">Encoder output index 583 -&gt; 1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1</text:p>
      <text:p text:style-name="Standard">Encoder output index 590 -&gt; 1</text:p>
      <text:p text:style-name="Standard">Encoder output index 591 -&gt; 0</text:p>
      <text:p text:style-name="Standard">Encoder output index 592 -&gt; 1</text:p>
      <text:p text:style-name="Standard">Encoder output index 593 -&gt; 1</text:p>
      <text:p text:style-name="Standard">Encoder output index 594 -&gt; 0</text:p>
      <text:p text:style-name="Standard">Encoder output index 595 -&gt; 1</text:p>
      <text:p text:style-name="Standard">Encoder output index 596 -&gt; 0</text:p>
      <text:p text:style-name="Standard">Encoder output index 597 -&gt; 1</text:p>
      <text:p text:style-name="Standard">Encoder output index 598 -&gt; 1</text:p>
      <text:p text:style-name="Standard">Encoder output index 599 -&gt; 1</text:p>
      <text:p text:style-name="Standard">Encoder output index 600 -&gt; 0</text:p>
      <text:p text:style-name="Standard"><text:soft-page-break/>Encoder output index 601 -&gt; 0</text:p>
      <text:p text:style-name="Standard">Encoder output index 602 -&gt; 1</text:p>
      <text:p text:style-name="Standard">Encoder output index 603 -&gt; 0</text:p>
      <text:p text:style-name="Standard">Encoder output index 604 -&gt; 0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1</text:p>
      <text:p text:style-name="Standard">Encoder output index 609 -&gt; 1</text:p>
      <text:p text:style-name="Standard">Encoder output index 610 -&gt; 1</text:p>
      <text:p text:style-name="Standard">Encoder output index 611 -&gt; 1</text:p>
      <text:p text:style-name="Standard">Encoder output index 612 -&gt; 1</text:p>
      <text:p text:style-name="Standard">Encoder output index 613 -&gt; 1</text:p>
      <text:p text:style-name="Standard">Encoder output index 614 -&gt; 1</text:p>
      <text:p text:style-name="Standard">Encoder output index 615 -&gt; 1</text:p>
      <text:p text:style-name="Standard">Encoder output index 616 -&gt; 1</text:p>
      <text:p text:style-name="Standard">Encoder output index 617 -&gt; 0</text:p>
      <text:p text:style-name="Standard">Encoder output index 618 -&gt; 1</text:p>
      <text:p text:style-name="Standard">Encoder output index 619 -&gt; 0</text:p>
      <text:p text:style-name="Standard">Encoder output index 620 -&gt; 0</text:p>
      <text:p text:style-name="Standard">Encoder output index 621 -&gt; 1</text:p>
      <text:p text:style-name="Standard">Encoder output index 622 -&gt; 0</text:p>
      <text:p text:style-name="Standard">Encoder output index 623 -&gt; 1</text:p>
      <text:p text:style-name="Standard">Encoder output index 624 -&gt; 1</text:p>
      <text:p text:style-name="Standard">Encoder output index 625 -&gt; 0</text:p>
      <text:p text:style-name="Standard">Encoder output index 626 -&gt; 0</text:p>
      <text:p text:style-name="Standard">Encoder output index 627 -&gt; 0</text:p>
      <text:p text:style-name="Standard">Encoder output index 628 -&gt; 0</text:p>
      <text:p text:style-name="Standard">Encoder output index 629 -&gt; 1</text:p>
      <text:p text:style-name="Standard">Encoder output index 630 -&gt; 0</text:p>
      <text:p text:style-name="Standard">Encoder output index 631 -&gt; 1</text:p>
      <text:p text:style-name="Standard">Encoder output index 632 -&gt; 0</text:p>
      <text:p text:style-name="Standard">Encoder output index 633 -&gt; 1</text:p>
      <text:p text:style-name="Standard">Encoder output index 634 -&gt; 0</text:p>
      <text:p text:style-name="Standard">Encoder output index 635 -&gt; 0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1</text:p>
      <text:p text:style-name="Standard">Encoder output index 640 -&gt; 1</text:p>
      <text:p text:style-name="Standard">Encoder output index 641 -&gt; 0</text:p>
      <text:p text:style-name="Standard">Encoder output index 642 -&gt; 0</text:p>
      <text:p text:style-name="Standard">Encoder output index 643 -&gt; 0</text:p>
      <text:p text:style-name="Standard">Encoder output index 644 -&gt; 1</text:p>
      <text:p text:style-name="Standard">Encoder output index 645 -&gt; 0</text:p>
      <text:p text:style-name="Standard">Encoder output index 646 -&gt; 0</text:p>
      <text:p text:style-name="Standard">Encoder output index 647 -&gt; 1</text:p>
      <text:p text:style-name="Standard">Frame 0, Y_N[0] = -0.750580</text:p>
      <text:p text:style-name="Standard">Frame 0, Y_N[1] = -1.345286</text:p>
      <text:p text:style-name="Standard">Frame 0, Y_N[2] = 1.444044</text:p>
      <text:p text:style-name="Standard">Frame 0, Y_N[3] = -0.560610</text:p>
      <text:p text:style-name="Standard">Frame 0, Y_N[4] = 0.399465</text:p>
      <text:p text:style-name="Standard"><text:soft-page-break/>Frame 0, Y_N[5] = -1.816921</text:p>
      <text:p text:style-name="Standard">Frame 0, Y_N[6] = -1.137804</text:p>
      <text:p text:style-name="Standard">Frame 0, Y_N[7] = 0.599693</text:p>
      <text:p text:style-name="Standard">Frame 0, Y_N[8] = -1.318248</text:p>
      <text:p text:style-name="Standard">Frame 0, Y_N[9] = 0.965234</text:p>
      <text:p text:style-name="Standard">Frame 0, Y_N[10] = 0.580962</text:p>
      <text:p text:style-name="Standard">Frame 0, Y_N[11] = 0.101179</text:p>
      <text:p text:style-name="Standard">Frame 0, Y_N[12] = 0.362148</text:p>
      <text:p text:style-name="Standard">Frame 0, Y_N[13] = 1.707751</text:p>
      <text:p text:style-name="Standard">Frame 0, Y_N[14] = -1.249371</text:p>
      <text:p text:style-name="Standard">Frame 0, Y_N[15] = -1.208553</text:p>
      <text:p text:style-name="Standard">Frame 0, Y_N[16] = -1.438645</text:p>
      <text:p text:style-name="Standard">Frame 0, Y_N[17] = -1.291725</text:p>
      <text:p text:style-name="Standard">Frame 0, Y_N[18] = -1.596925</text:p>
      <text:p text:style-name="Standard">Frame 0, Y_N[19] = -0.632059</text:p>
      <text:p text:style-name="Standard">Frame 0, Y_N[20] = -1.173975</text:p>
      <text:p text:style-name="Standard">Frame 0, Y_N[21] = 0.871327</text:p>
      <text:p text:style-name="Standard">Frame 0, Y_N[22] = -0.588297</text:p>
      <text:p text:style-name="Standard">Frame 0, Y_N[23] = -0.471006</text:p>
      <text:p text:style-name="Standard">Frame 0, Y_N[24] = -0.509822</text:p>
      <text:p text:style-name="Standard">Frame 0, Y_N[25] = -1.044484</text:p>
      <text:p text:style-name="Standard">Frame 0, Y_N[26] = -0.418977</text:p>
      <text:p text:style-name="Standard">Frame 0, Y_N[27] = 1.283401</text:p>
      <text:p text:style-name="Standard">Frame 0, Y_N[28] = -1.341232</text:p>
      <text:p text:style-name="Standard">Frame 0, Y_N[29] = 1.203429</text:p>
      <text:p text:style-name="Standard">Frame 0, Y_N[30] = -1.886035</text:p>
      <text:p text:style-name="Standard">Frame 0, Y_N[31] = -0.787128</text:p>
      <text:p text:style-name="Standard">Frame 0, Y_N[32] = -1.095834</text:p>
      <text:p text:style-name="Standard">Frame 0, Y_N[33] = -1.897838</text:p>
      <text:p text:style-name="Standard">Frame 0, Y_N[34] = 0.652493</text:p>
      <text:p text:style-name="Standard">Frame 0, Y_N[35] = 0.679431</text:p>
      <text:p text:style-name="Standard">Frame 0, Y_N[36] = -1.496152</text:p>
      <text:p text:style-name="Standard">Frame 0, Y_N[37] = -0.432810</text:p>
      <text:p text:style-name="Standard">Frame 0, Y_N[38] = 1.456155</text:p>
      <text:p text:style-name="Standard">Frame 0, Y_N[39] = 0.807723</text:p>
      <text:p text:style-name="Standard">Frame 0, Y_N[40] = 1.032400</text:p>
      <text:p text:style-name="Standard">Frame 0, Y_N[41] = -1.035739</text:p>
      <text:p text:style-name="Standard">Frame 0, Y_N[42] = -1.389938</text:p>
      <text:p text:style-name="Standard">Frame 0, Y_N[43] = -1.321757</text:p>
      <text:p text:style-name="Standard">Frame 0, Y_N[44] = 1.247127</text:p>
      <text:p text:style-name="Standard">Frame 0, Y_N[45] = -1.509919</text:p>
      <text:p text:style-name="Standard">Frame 0, Y_N[46] = 0.309036</text:p>
      <text:p text:style-name="Standard">Frame 0, Y_N[47] = 1.341071</text:p>
      <text:p text:style-name="Standard">Frame 0, Y_N[48] = -1.463658</text:p>
      <text:p text:style-name="Standard">Frame 0, Y_N[49] = 0.779665</text:p>
      <text:p text:style-name="Standard">Frame 0, Y_N[50] = -1.921273</text:p>
      <text:p text:style-name="Standard">Frame 0, Y_N[51] = -0.691893</text:p>
      <text:p text:style-name="Standard">Frame 0, Y_N[52] = 0.641292</text:p>
      <text:p text:style-name="Standard">Frame 0, Y_N[53] = 0.924554</text:p>
      <text:p text:style-name="Standard">Frame 0, Y_N[54] = -1.031792</text:p>
      <text:p text:style-name="Standard">Frame 0, Y_N[55] = -0.977833</text:p>
      <text:p text:style-name="Standard">Frame 0, Y_N[56] = -1.510635</text:p>
      <text:p text:style-name="Standard"><text:soft-page-break/>Frame 0, Y_N[57] = -0.679360</text:p>
      <text:p text:style-name="Standard">Frame 0, Y_N[58] = 0.733150</text:p>
      <text:p text:style-name="Standard">Frame 0, Y_N[59] = 1.424269</text:p>
      <text:p text:style-name="Standard">Frame 0, Y_N[60] = 0.345073</text:p>
      <text:p text:style-name="Standard">Frame 0, Y_N[61] = -1.102296</text:p>
      <text:p text:style-name="Standard">Frame 0, Y_N[62] = -0.979934</text:p>
      <text:p text:style-name="Standard">Frame 0, Y_N[63] = 1.044708</text:p>
      <text:p text:style-name="Standard">Frame 0, Y_N[64] = 1.466384</text:p>
      <text:p text:style-name="Standard">Frame 0, Y_N[65] = 1.107831</text:p>
      <text:p text:style-name="Standard">Frame 0, Y_N[66] = -0.409814</text:p>
      <text:p text:style-name="Standard">Frame 0, Y_N[67] = 0.835263</text:p>
      <text:p text:style-name="Standard">Frame 0, Y_N[68] = -0.751128</text:p>
      <text:p text:style-name="Standard">Frame 0, Y_N[69] = 1.866612</text:p>
      <text:p text:style-name="Standard">Frame 0, Y_N[70] = 1.552194</text:p>
      <text:p text:style-name="Standard">Frame 0, Y_N[71] = 0.450583</text:p>
      <text:p text:style-name="Standard">Frame 0, Y_N[72] = 1.300752</text:p>
      <text:p text:style-name="Standard">Frame 0, Y_N[73] = 1.097308</text:p>
      <text:p text:style-name="Standard">Frame 0, Y_N[74] = 0.986099</text:p>
      <text:p text:style-name="Standard">Frame 0, Y_N[75] = -0.747387</text:p>
      <text:p text:style-name="Standard">Frame 0, Y_N[76] = 1.364843</text:p>
      <text:p text:style-name="Standard">Frame 0, Y_N[77] = -0.018381</text:p>
      <text:p text:style-name="Standard">Frame 0, Y_N[78] = -1.078075</text:p>
      <text:p text:style-name="Standard">Frame 0, Y_N[79] = 0.922549</text:p>
      <text:p text:style-name="Standard">Frame 0, Y_N[80] = 1.276855</text:p>
      <text:p text:style-name="Standard">Frame 0, Y_N[81] = 0.979366</text:p>
      <text:p text:style-name="Standard">Frame 0, Y_N[82] = 0.867785</text:p>
      <text:p text:style-name="Standard">Frame 0, Y_N[83] = -0.664126</text:p>
      <text:p text:style-name="Standard">Frame 0, Y_N[84] = 0.898400</text:p>
      <text:p text:style-name="Standard">Frame 0, Y_N[85] = -1.408579</text:p>
      <text:p text:style-name="Standard">Frame 0, Y_N[86] = -1.644571</text:p>
      <text:p text:style-name="Standard">Frame 0, Y_N[87] = -1.593811</text:p>
      <text:p text:style-name="Standard">Frame 0, Y_N[88] = -1.674800</text:p>
      <text:p text:style-name="Standard">Frame 0, Y_N[89] = -1.315547</text:p>
      <text:p text:style-name="Standard">Frame 0, Y_N[90] = 1.100202</text:p>
      <text:p text:style-name="Standard">Frame 0, Y_N[91] = 1.646568</text:p>
      <text:p text:style-name="Standard">Frame 0, Y_N[92] = -1.402197</text:p>
      <text:p text:style-name="Standard">Frame 0, Y_N[93] = 2.065348</text:p>
      <text:p text:style-name="Standard">Frame 0, Y_N[94] = -0.630776</text:p>
      <text:p text:style-name="Standard">Frame 0, Y_N[95] = 1.186166</text:p>
      <text:p text:style-name="Standard">Frame 0, Y_N[96] = -1.220622</text:p>
      <text:p text:style-name="Standard">Frame 0, Y_N[97] = -0.657370</text:p>
      <text:p text:style-name="Standard">Frame 0, Y_N[98] = -1.096625</text:p>
      <text:p text:style-name="Standard">Frame 0, Y_N[99] = 0.065881</text:p>
      <text:p text:style-name="Standard">Frame 0, Y_N[100] = -0.924144</text:p>
      <text:p text:style-name="Standard">Frame 0, Y_N[101] = -0.556901</text:p>
      <text:p text:style-name="Standard">Frame 0, Y_N[102] = 1.040711</text:p>
      <text:p text:style-name="Standard">Frame 0, Y_N[103] = -0.655127</text:p>
      <text:p text:style-name="Standard">Frame 0, Y_N[104] = -1.532081</text:p>
      <text:p text:style-name="Standard">Frame 0, Y_N[105] = -1.049500</text:p>
      <text:p text:style-name="Standard">Frame 0, Y_N[106] = 0.520984</text:p>
      <text:p text:style-name="Standard">Frame 0, Y_N[107] = 0.986754</text:p>
      <text:p text:style-name="Standard">Frame 0, Y_N[108] = 1.318415</text:p>
      <text:p text:style-name="Standard"><text:soft-page-break/>Frame 0, Y_N[109] = -0.779622</text:p>
      <text:p text:style-name="Standard">Frame 0, Y_N[110] = 1.108721</text:p>
      <text:p text:style-name="Standard">Frame 0, Y_N[111] = 1.714639</text:p>
      <text:p text:style-name="Standard">Frame 0, Y_N[112] = -0.692955</text:p>
      <text:p text:style-name="Standard">Frame 0, Y_N[113] = 1.770751</text:p>
      <text:p text:style-name="Standard">Frame 0, Y_N[114] = 1.278518</text:p>
      <text:p text:style-name="Standard">Frame 0, Y_N[115] = -1.556907</text:p>
      <text:p text:style-name="Standard">Frame 0, Y_N[116] = 0.997956</text:p>
      <text:p text:style-name="Standard">Frame 0, Y_N[117] = -1.403712</text:p>
      <text:p text:style-name="Standard">Frame 0, Y_N[118] = 0.792207</text:p>
      <text:p text:style-name="Standard">Frame 0, Y_N[119] = 0.785147</text:p>
      <text:p text:style-name="Standard">Frame 0, Y_N[120] = -1.096758</text:p>
      <text:p text:style-name="Standard">Frame 0, Y_N[121] = -1.115640</text:p>
      <text:p text:style-name="Standard">Frame 0, Y_N[122] = -1.486139</text:p>
      <text:p text:style-name="Standard">Frame 0, Y_N[123] = -0.806172</text:p>
      <text:p text:style-name="Standard">Frame 0, Y_N[124] = 0.374832</text:p>
      <text:p text:style-name="Standard">Frame 0, Y_N[125] = -1.034312</text:p>
      <text:p text:style-name="Standard">Frame 0, Y_N[126] = 1.422292</text:p>
      <text:p text:style-name="Standard">Frame 0, Y_N[127] = 1.708572</text:p>
      <text:p text:style-name="Standard">Frame 0, Y_N[128] = 1.769895</text:p>
      <text:p text:style-name="Standard">Frame 0, Y_N[129] = 1.613424</text:p>
      <text:p text:style-name="Standard">Frame 0, Y_N[130] = 0.874076</text:p>
      <text:p text:style-name="Standard">Frame 0, Y_N[131] = 1.011077</text:p>
      <text:p text:style-name="Standard">Frame 0, Y_N[132] = 1.203059</text:p>
      <text:p text:style-name="Standard">Frame 0, Y_N[133] = -0.952641</text:p>
      <text:p text:style-name="Standard">Frame 0, Y_N[134] = -0.728146</text:p>
      <text:p text:style-name="Standard">Frame 0, Y_N[135] = 1.152680</text:p>
      <text:p text:style-name="Standard">Frame 0, Y_N[136] = 0.999530</text:p>
      <text:p text:style-name="Standard">Frame 0, Y_N[137] = -0.886686</text:p>
      <text:p text:style-name="Standard">Frame 0, Y_N[138] = 0.711973</text:p>
      <text:p text:style-name="Standard">Frame 0, Y_N[139] = 0.813965</text:p>
      <text:p text:style-name="Standard">Frame 0, Y_N[140] = 0.523705</text:p>
      <text:p text:style-name="Standard">Frame 0, Y_N[141] = -1.126734</text:p>
      <text:p text:style-name="Standard">Frame 0, Y_N[142] = -1.423483</text:p>
      <text:p text:style-name="Standard">Frame 0, Y_N[143] = 0.654680</text:p>
      <text:p text:style-name="Standard">Frame 0, Y_N[144] = 0.571112</text:p>
      <text:p text:style-name="Standard">Frame 0, Y_N[145] = 1.526135</text:p>
      <text:p text:style-name="Standard">Frame 0, Y_N[146] = -1.394086</text:p>
      <text:p text:style-name="Standard">Frame 0, Y_N[147] = 0.982347</text:p>
      <text:p text:style-name="Standard">Frame 0, Y_N[148] = -1.407933</text:p>
      <text:p text:style-name="Standard">Frame 0, Y_N[149] = -1.469246</text:p>
      <text:p text:style-name="Standard">Frame 0, Y_N[150] = 0.514766</text:p>
      <text:p text:style-name="Standard">Frame 0, Y_N[151] = 1.357809</text:p>
      <text:p text:style-name="Standard">Frame 0, Y_N[152] = 0.596894</text:p>
      <text:p text:style-name="Standard">Frame 0, Y_N[153] = 0.781227</text:p>
      <text:p text:style-name="Standard">Frame 0, Y_N[154] = -0.710002</text:p>
      <text:p text:style-name="Standard">Frame 0, Y_N[155] = -0.289142</text:p>
      <text:p text:style-name="Standard">Frame 0, Y_N[156] = -1.311723</text:p>
      <text:p text:style-name="Standard">Frame 0, Y_N[157] = 0.864264</text:p>
      <text:p text:style-name="Standard">Frame 0, Y_N[158] = 1.474202</text:p>
      <text:p text:style-name="Standard">Frame 0, Y_N[159] = -1.742369</text:p>
      <text:p text:style-name="Standard">Frame 0, Y_N[160] = 1.052772</text:p>
      <text:p text:style-name="Standard"><text:soft-page-break/>Frame 0, Y_N[161] = -0.353230</text:p>
      <text:p text:style-name="Standard">Frame 0, Y_N[162] = -0.142933</text:p>
      <text:p text:style-name="Standard">Frame 0, Y_N[163] = -0.788256</text:p>
      <text:p text:style-name="Standard">Frame 0, Y_N[164] = -0.520987</text:p>
      <text:p text:style-name="Standard">Frame 0, Y_N[165] = 0.665691</text:p>
      <text:p text:style-name="Standard">Frame 0, Y_N[166] = 0.321768</text:p>
      <text:p text:style-name="Standard">Frame 0, Y_N[167] = 1.141504</text:p>
      <text:p text:style-name="Standard">Frame 0, Y_N[168] = 1.341898</text:p>
      <text:p text:style-name="Standard">Frame 0, Y_N[169] = 0.558265</text:p>
      <text:p text:style-name="Standard">Frame 0, Y_N[170] = -1.023893</text:p>
      <text:p text:style-name="Standard">Frame 0, Y_N[171] = 1.144276</text:p>
      <text:p text:style-name="Standard">Frame 0, Y_N[172] = 0.771446</text:p>
      <text:p text:style-name="Standard">Frame 0, Y_N[173] = 0.408147</text:p>
      <text:p text:style-name="Standard">Frame 0, Y_N[174] = -1.340516</text:p>
      <text:p text:style-name="Standard">Frame 0, Y_N[175] = -0.225018</text:p>
      <text:p text:style-name="Standard">Frame 0, Y_N[176] = -1.327753</text:p>
      <text:p text:style-name="Standard">Frame 0, Y_N[177] = -0.878295</text:p>
      <text:p text:style-name="Standard">Frame 0, Y_N[178] = 1.663509</text:p>
      <text:p text:style-name="Standard">Frame 0, Y_N[179] = 1.201289</text:p>
      <text:p text:style-name="Standard">Frame 0, Y_N[180] = -1.027977</text:p>
      <text:p text:style-name="Standard">Frame 0, Y_N[181] = 1.540734</text:p>
      <text:p text:style-name="Standard">Frame 0, Y_N[182] = -0.977181</text:p>
      <text:p text:style-name="Standard">Frame 0, Y_N[183] = 1.402778</text:p>
      <text:p text:style-name="Standard">Frame 0, Y_N[184] = 0.903502</text:p>
      <text:p text:style-name="Standard">Frame 0, Y_N[185] = 1.227345</text:p>
      <text:p text:style-name="Standard">Frame 0, Y_N[186] = 0.952618</text:p>
      <text:p text:style-name="Standard">Frame 0, Y_N[187] = 0.589746</text:p>
      <text:p text:style-name="Standard">Frame 0, Y_N[188] = -0.715696</text:p>
      <text:p text:style-name="Standard">Frame 0, Y_N[189] = 1.239607</text:p>
      <text:p text:style-name="Standard">Frame 0, Y_N[190] = 1.210145</text:p>
      <text:p text:style-name="Standard">Frame 0, Y_N[191] = 1.050977</text:p>
      <text:p text:style-name="Standard">Frame 0, Y_N[192] = 1.256810</text:p>
      <text:p text:style-name="Standard">Frame 0, Y_N[193] = -1.531948</text:p>
      <text:p text:style-name="Standard">Frame 0, Y_N[194] = 1.347792</text:p>
      <text:p text:style-name="Standard">Frame 0, Y_N[195] = 0.716836</text:p>
      <text:p text:style-name="Standard">Frame 0, Y_N[196] = -0.415763</text:p>
      <text:p text:style-name="Standard">Frame 0, Y_N[197] = 0.879237</text:p>
      <text:p text:style-name="Standard">Frame 0, Y_N[198] = 1.724882</text:p>
      <text:p text:style-name="Standard">Frame 0, Y_N[199] = -1.015602</text:p>
      <text:p text:style-name="Standard">Frame 0, Y_N[200] = 1.453228</text:p>
      <text:p text:style-name="Standard">Frame 0, Y_N[201] = 0.698632</text:p>
      <text:p text:style-name="Standard">Frame 0, Y_N[202] = -1.305834</text:p>
      <text:p text:style-name="Standard">Frame 0, Y_N[203] = 0.681542</text:p>
      <text:p text:style-name="Standard">Frame 0, Y_N[204] = 0.769815</text:p>
      <text:p text:style-name="Standard">Frame 0, Y_N[205] = -0.613574</text:p>
      <text:p text:style-name="Standard">Frame 0, Y_N[206] = -2.018491</text:p>
      <text:p text:style-name="Standard">Frame 0, Y_N[207] = 1.458875</text:p>
      <text:p text:style-name="Standard">Frame 0, Y_N[208] = 1.286463</text:p>
      <text:p text:style-name="Standard">Frame 0, Y_N[209] = -1.499117</text:p>
      <text:p text:style-name="Standard">Frame 0, Y_N[210] = 0.626605</text:p>
      <text:p text:style-name="Standard">Frame 0, Y_N[211] = -1.837628</text:p>
      <text:p text:style-name="Standard">Frame 0, Y_N[212] = -0.646794</text:p>
      <text:p text:style-name="Standard"><text:soft-page-break/>Frame 0, Y_N[213] = 1.830367</text:p>
      <text:p text:style-name="Standard">Frame 0, Y_N[214] = -0.001238</text:p>
      <text:p text:style-name="Standard">Frame 0, Y_N[215] = 0.868603</text:p>
      <text:p text:style-name="Standard">Frame 0, Y_N[216] = -1.584486</text:p>
      <text:p text:style-name="Standard">Frame 0, Y_N[217] = 1.144153</text:p>
      <text:p text:style-name="Standard">Frame 0, Y_N[218] = -1.308086</text:p>
      <text:p text:style-name="Standard">Frame 0, Y_N[219] = 1.315068</text:p>
      <text:p text:style-name="Standard">Frame 0, Y_N[220] = -1.284722</text:p>
      <text:p text:style-name="Standard">Frame 0, Y_N[221] = -0.928098</text:p>
      <text:p text:style-name="Standard">Frame 0, Y_N[222] = -1.644718</text:p>
      <text:p text:style-name="Standard">Frame 0, Y_N[223] = -0.805144</text:p>
      <text:p text:style-name="Standard">Frame 0, Y_N[224] = -0.733861</text:p>
      <text:p text:style-name="Standard">Frame 0, Y_N[225] = -0.910069</text:p>
      <text:p text:style-name="Standard">Frame 0, Y_N[226] = 0.218557</text:p>
      <text:p text:style-name="Standard">Frame 0, Y_N[227] = -0.963561</text:p>
      <text:p text:style-name="Standard">Frame 0, Y_N[228] = -0.485019</text:p>
      <text:p text:style-name="Standard">Frame 0, Y_N[229] = 0.729370</text:p>
      <text:p text:style-name="Standard">Frame 0, Y_N[230] = 1.464417</text:p>
      <text:p text:style-name="Standard">Frame 0, Y_N[231] = 1.455829</text:p>
      <text:p text:style-name="Standard">Frame 0, Y_N[232] = 0.849118</text:p>
      <text:p text:style-name="Standard">Frame 0, Y_N[233] = 1.091964</text:p>
      <text:p text:style-name="Standard">Frame 0, Y_N[234] = -1.218859</text:p>
      <text:p text:style-name="Standard">Frame 0, Y_N[235] = -0.535767</text:p>
      <text:p text:style-name="Standard">Frame 0, Y_N[236] = 1.113278</text:p>
      <text:p text:style-name="Standard">Frame 0, Y_N[237] = -0.644395</text:p>
      <text:p text:style-name="Standard">Frame 0, Y_N[238] = 0.574167</text:p>
      <text:p text:style-name="Standard">Frame 0, Y_N[239] = 1.865728</text:p>
      <text:p text:style-name="Standard">Frame 0, Y_N[240] = 0.670615</text:p>
      <text:p text:style-name="Standard">Frame 0, Y_N[241] = -1.759016</text:p>
      <text:p text:style-name="Standard">Frame 0, Y_N[242] = 1.593347</text:p>
      <text:p text:style-name="Standard">Frame 0, Y_N[243] = 1.330831</text:p>
      <text:p text:style-name="Standard">Frame 0, Y_N[244] = -0.871855</text:p>
      <text:p text:style-name="Standard">Frame 0, Y_N[245] = 1.609875</text:p>
      <text:p text:style-name="Standard">Frame 0, Y_N[246] = 1.414607</text:p>
      <text:p text:style-name="Standard">Frame 0, Y_N[247] = 0.321742</text:p>
      <text:p text:style-name="Standard">Frame 0, Y_N[248] = -1.030799</text:p>
      <text:p text:style-name="Standard">Frame 0, Y_N[249] = -0.588666</text:p>
      <text:p text:style-name="Standard">Frame 0, Y_N[250] = -1.065721</text:p>
      <text:p text:style-name="Standard">Frame 0, Y_N[251] = 0.757703</text:p>
      <text:p text:style-name="Standard">Frame 0, Y_N[252] = 0.157439</text:p>
      <text:p text:style-name="Standard">Frame 0, Y_N[253] = -0.227116</text:p>
      <text:p text:style-name="Standard">Frame 0, Y_N[254] = -0.492725</text:p>
      <text:p text:style-name="Standard">Frame 0, Y_N[255] = 0.675710</text:p>
      <text:p text:style-name="Standard">Frame 0, Y_N[256] = 0.686493</text:p>
      <text:p text:style-name="Standard">Frame 0, Y_N[257] = 1.556417</text:p>
      <text:p text:style-name="Standard">Frame 0, Y_N[258] = 1.138026</text:p>
      <text:p text:style-name="Standard">Frame 0, Y_N[259] = 1.067274</text:p>
      <text:p text:style-name="Standard">Frame 0, Y_N[260] = 0.634172</text:p>
      <text:p text:style-name="Standard">Frame 0, Y_N[261] = 1.339976</text:p>
      <text:p text:style-name="Standard">Frame 0, Y_N[262] = -0.298573</text:p>
      <text:p text:style-name="Standard">Frame 0, Y_N[263] = -0.769263</text:p>
      <text:p text:style-name="Standard">Frame 0, Y_N[264] = 1.175469</text:p>
      <text:p text:style-name="Standard"><text:soft-page-break/>Frame 0, Y_N[265] = -1.356376</text:p>
      <text:p text:style-name="Standard">Frame 0, Y_N[266] = -0.414788</text:p>
      <text:p text:style-name="Standard">Frame 0, Y_N[267] = 0.557957</text:p>
      <text:p text:style-name="Standard">Frame 0, Y_N[268] = 0.936158</text:p>
      <text:p text:style-name="Standard">Frame 0, Y_N[269] = -0.986829</text:p>
      <text:p text:style-name="Standard">Frame 0, Y_N[270] = -1.527121</text:p>
      <text:p text:style-name="Standard">Frame 0, Y_N[271] = -1.686643</text:p>
      <text:p text:style-name="Standard">Frame 0, Y_N[272] = 1.321366</text:p>
      <text:p text:style-name="Standard">Frame 0, Y_N[273] = -1.292233</text:p>
      <text:p text:style-name="Standard">Frame 0, Y_N[274] = 0.621252</text:p>
      <text:p text:style-name="Standard">Frame 0, Y_N[275] = 1.119097</text:p>
      <text:p text:style-name="Standard">Frame 0, Y_N[276] = -1.211602</text:p>
      <text:p text:style-name="Standard">Frame 0, Y_N[277] = 0.564399</text:p>
      <text:p text:style-name="Standard">Frame 0, Y_N[278] = 0.779478</text:p>
      <text:p text:style-name="Standard">Frame 0, Y_N[279] = 0.894749</text:p>
      <text:p text:style-name="Standard">Frame 0, Y_N[280] = 0.593762</text:p>
      <text:p text:style-name="Standard">Frame 0, Y_N[281] = 0.741063</text:p>
      <text:p text:style-name="Standard">Frame 0, Y_N[282] = -2.142677</text:p>
      <text:p text:style-name="Standard">Frame 0, Y_N[283] = 0.949140</text:p>
      <text:p text:style-name="Standard">Frame 0, Y_N[284] = 1.508351</text:p>
      <text:p text:style-name="Standard">Frame 0, Y_N[285] = 1.808217</text:p>
      <text:p text:style-name="Standard">Frame 0, Y_N[286] = -0.026249</text:p>
      <text:p text:style-name="Standard">Frame 0, Y_N[287] = -0.889003</text:p>
      <text:p text:style-name="Standard">Frame 0, Y_N[288] = 0.828225</text:p>
      <text:p text:style-name="Standard">Frame 0, Y_N[289] = -0.591370</text:p>
      <text:p text:style-name="Standard">Frame 0, Y_N[290] = 0.058707</text:p>
      <text:p text:style-name="Standard">Frame 0, Y_N[291] = -1.059731</text:p>
      <text:p text:style-name="Standard">Frame 0, Y_N[292] = 1.225814</text:p>
      <text:p text:style-name="Standard">Frame 0, Y_N[293] = -1.141122</text:p>
      <text:p text:style-name="Standard">Frame 0, Y_N[294] = 1.059277</text:p>
      <text:p text:style-name="Standard">Frame 0, Y_N[295] = -0.713953</text:p>
      <text:p text:style-name="Standard">Frame 0, Y_N[296] = 1.498394</text:p>
      <text:p text:style-name="Standard">Frame 0, Y_N[297] = 1.063496</text:p>
      <text:p text:style-name="Standard">Frame 0, Y_N[298] = 1.237298</text:p>
      <text:p text:style-name="Standard">Frame 0, Y_N[299] = 1.138461</text:p>
      <text:p text:style-name="Standard">Frame 0, Y_N[300] = -0.473539</text:p>
      <text:p text:style-name="Standard">Frame 0, Y_N[301] = -1.138303</text:p>
      <text:p text:style-name="Standard">Frame 0, Y_N[302] = -1.872202</text:p>
      <text:p text:style-name="Standard">Frame 0, Y_N[303] = -1.620292</text:p>
      <text:p text:style-name="Standard">Frame 0, Y_N[304] = 0.857033</text:p>
      <text:p text:style-name="Standard">Frame 0, Y_N[305] = -1.076964</text:p>
      <text:p text:style-name="Standard">Frame 0, Y_N[306] = 0.429926</text:p>
      <text:p text:style-name="Standard">Frame 0, Y_N[307] = -1.043443</text:p>
      <text:p text:style-name="Standard">Frame 0, Y_N[308] = -0.892617</text:p>
      <text:p text:style-name="Standard">Frame 0, Y_N[309] = 0.625924</text:p>
      <text:p text:style-name="Standard">Frame 0, Y_N[310] = -0.363575</text:p>
      <text:p text:style-name="Standard">Frame 0, Y_N[311] = -0.328070</text:p>
      <text:p text:style-name="Standard">Frame 0, Y_N[312] = -0.956857</text:p>
      <text:p text:style-name="Standard">Frame 0, Y_N[313] = 0.959290</text:p>
      <text:p text:style-name="Standard">Frame 0, Y_N[314] = 1.039423</text:p>
      <text:p text:style-name="Standard">Frame 0, Y_N[315] = -0.543354</text:p>
      <text:p text:style-name="Standard">Frame 0, Y_N[316] = -1.212440</text:p>
      <text:p text:style-name="Standard"><text:soft-page-break/>Frame 0, Y_N[317] = -1.197978</text:p>
      <text:p text:style-name="Standard">Frame 0, Y_N[318] = 1.149035</text:p>
      <text:p text:style-name="Standard">Frame 0, Y_N[319] = -0.843019</text:p>
      <text:p text:style-name="Standard">Frame 0, Y_N[320] = -1.094771</text:p>
      <text:p text:style-name="Standard">Frame 0, Y_N[321] = -1.106616</text:p>
      <text:p text:style-name="Standard">Frame 0, Y_N[322] = -0.873467</text:p>
      <text:p text:style-name="Standard">Frame 0, Y_N[323] = -1.274211</text:p>
      <text:p text:style-name="Standard">Frame 0, Y_N[324] = -0.595259</text:p>
      <text:p text:style-name="Standard">Frame 0, Y_N[325] = 0.394752</text:p>
      <text:p text:style-name="Standard">Frame 0, Y_N[326] = 1.487106</text:p>
      <text:p text:style-name="Standard">Frame 0, Y_N[327] = -0.661723</text:p>
      <text:p text:style-name="Standard">Frame 0, Y_N[328] = -0.013723</text:p>
      <text:p text:style-name="Standard">Frame 0, Y_N[329] = 0.807132</text:p>
      <text:p text:style-name="Standard">Frame 0, Y_N[330] = -0.795451</text:p>
      <text:p text:style-name="Standard">Frame 0, Y_N[331] = 1.530840</text:p>
      <text:p text:style-name="Standard">Frame 0, Y_N[332] = -1.087907</text:p>
      <text:p text:style-name="Standard">Frame 0, Y_N[333] = -1.028986</text:p>
      <text:p text:style-name="Standard">Frame 0, Y_N[334] = 1.324352</text:p>
      <text:p text:style-name="Standard">Frame 0, Y_N[335] = -0.906529</text:p>
      <text:p text:style-name="Standard">Frame 0, Y_N[336] = -0.841863</text:p>
      <text:p text:style-name="Standard">Frame 0, Y_N[337] = -1.457956</text:p>
      <text:p text:style-name="Standard">Frame 0, Y_N[338] = -0.949072</text:p>
      <text:p text:style-name="Standard">Frame 0, Y_N[339] = -1.534013</text:p>
      <text:p text:style-name="Standard">Frame 0, Y_N[340] = 0.663363</text:p>
      <text:p text:style-name="Standard">Frame 0, Y_N[341] = 0.779502</text:p>
      <text:p text:style-name="Standard">Frame 0, Y_N[342] = -1.144508</text:p>
      <text:p text:style-name="Standard">Frame 0, Y_N[343] = 1.006906</text:p>
      <text:p text:style-name="Standard">Frame 0, Y_N[344] = -1.718675</text:p>
      <text:p text:style-name="Standard">Frame 0, Y_N[345] = 1.147310</text:p>
      <text:p text:style-name="Standard">Frame 0, Y_N[346] = 1.092721</text:p>
      <text:p text:style-name="Standard">Frame 0, Y_N[347] = 1.684297</text:p>
      <text:p text:style-name="Standard">Frame 0, Y_N[348] = -0.402046</text:p>
      <text:p text:style-name="Standard">Frame 0, Y_N[349] = -1.126421</text:p>
      <text:p text:style-name="Standard">Frame 0, Y_N[350] = 0.670078</text:p>
      <text:p text:style-name="Standard">Frame 0, Y_N[351] = -0.709612</text:p>
      <text:p text:style-name="Standard">Frame 0, Y_N[352] = -0.904077</text:p>
      <text:p text:style-name="Standard">Frame 0, Y_N[353] = 0.888593</text:p>
      <text:p text:style-name="Standard">Frame 0, Y_N[354] = -0.856231</text:p>
      <text:p text:style-name="Standard">Frame 0, Y_N[355] = 0.906849</text:p>
      <text:p text:style-name="Standard">Frame 0, Y_N[356] = -0.795583</text:p>
      <text:p text:style-name="Standard">Frame 0, Y_N[357] = -1.423690</text:p>
      <text:p text:style-name="Standard">Frame 0, Y_N[358] = -1.058169</text:p>
      <text:p text:style-name="Standard">Frame 0, Y_N[359] = -1.117170</text:p>
      <text:p text:style-name="Standard">Frame 0, Y_N[360] = 0.791338</text:p>
      <text:p text:style-name="Standard">Frame 0, Y_N[361] = 1.672089</text:p>
      <text:p text:style-name="Standard">Frame 0, Y_N[362] = -1.397369</text:p>
      <text:p text:style-name="Standard">Frame 0, Y_N[363] = 1.286304</text:p>
      <text:p text:style-name="Standard">Frame 0, Y_N[364] = -0.692104</text:p>
      <text:p text:style-name="Standard">Frame 0, Y_N[365] = -1.521632</text:p>
      <text:p text:style-name="Standard">Frame 0, Y_N[366] = -0.506500</text:p>
      <text:p text:style-name="Standard">Frame 0, Y_N[367] = 1.204772</text:p>
      <text:p text:style-name="Standard">Frame 0, Y_N[368] = -1.249232</text:p>
      <text:p text:style-name="Standard"><text:soft-page-break/>Frame 0, Y_N[369] = 0.259834</text:p>
      <text:p text:style-name="Standard">Frame 0, Y_N[370] = -1.668579</text:p>
      <text:p text:style-name="Standard">Frame 0, Y_N[371] = 0.458682</text:p>
      <text:p text:style-name="Standard">Frame 0, Y_N[372] = -0.986641</text:p>
      <text:p text:style-name="Standard">Frame 0, Y_N[373] = -0.471974</text:p>
      <text:p text:style-name="Standard">Frame 0, Y_N[374] = -1.164412</text:p>
      <text:p text:style-name="Standard">Frame 0, Y_N[375] = 1.094208</text:p>
      <text:p text:style-name="Standard">Frame 0, Y_N[376] = 0.915309</text:p>
      <text:p text:style-name="Standard">Frame 0, Y_N[377] = 1.573658</text:p>
      <text:p text:style-name="Standard">Frame 0, Y_N[378] = -1.167980</text:p>
      <text:p text:style-name="Standard">Frame 0, Y_N[379] = 0.768653</text:p>
      <text:p text:style-name="Standard">Frame 0, Y_N[380] = -0.710179</text:p>
      <text:p text:style-name="Standard">Frame 0, Y_N[381] = 1.118919</text:p>
      <text:p text:style-name="Standard">Frame 0, Y_N[382] = 1.658764</text:p>
      <text:p text:style-name="Standard">Frame 0, Y_N[383] = -1.663323</text:p>
      <text:p text:style-name="Standard">Frame 0, Y_N[384] = 0.518353</text:p>
      <text:p text:style-name="Standard">Frame 0, Y_N[385] = -0.898014</text:p>
      <text:p text:style-name="Standard">Frame 0, Y_N[386] = -0.406077</text:p>
      <text:p text:style-name="Standard">Frame 0, Y_N[387] = -1.308618</text:p>
      <text:p text:style-name="Standard">Frame 0, Y_N[388] = 0.228247</text:p>
      <text:p text:style-name="Standard">Frame 0, Y_N[389] = 0.844198</text:p>
      <text:p text:style-name="Standard">Frame 0, Y_N[390] = 1.499898</text:p>
      <text:p text:style-name="Standard">Frame 0, Y_N[391] = -0.748312</text:p>
      <text:p text:style-name="Standard">Frame 0, Y_N[392] = 0.851688</text:p>
      <text:p text:style-name="Standard">Frame 0, Y_N[393] = -0.551192</text:p>
      <text:p text:style-name="Standard">Frame 0, Y_N[394] = 0.643014</text:p>
      <text:p text:style-name="Standard">Frame 0, Y_N[395] = 1.605721</text:p>
      <text:p text:style-name="Standard">Frame 0, Y_N[396] = -0.513045</text:p>
      <text:p text:style-name="Standard">Frame 0, Y_N[397] = 1.507889</text:p>
      <text:p text:style-name="Standard">Frame 0, Y_N[398] = 0.886350</text:p>
      <text:p text:style-name="Standard">Frame 0, Y_N[399] = 0.678165</text:p>
      <text:p text:style-name="Standard">Frame 0, Y_N[400] = -1.069548</text:p>
      <text:p text:style-name="Standard">Frame 0, Y_N[401] = -1.444869</text:p>
      <text:p text:style-name="Standard">Frame 0, Y_N[402] = 1.063388</text:p>
      <text:p text:style-name="Standard">Frame 0, Y_N[403] = -0.889788</text:p>
      <text:p text:style-name="Standard">Frame 0, Y_N[404] = -0.872009</text:p>
      <text:p text:style-name="Standard">Frame 0, Y_N[405] = 0.922846</text:p>
      <text:p text:style-name="Standard">Frame 0, Y_N[406] = 0.913212</text:p>
      <text:p text:style-name="Standard">Frame 0, Y_N[407] = -1.276291</text:p>
      <text:p text:style-name="Standard">Frame 0, Y_N[408] = 0.219471</text:p>
      <text:p text:style-name="Standard">Frame 0, Y_N[409] = -0.817698</text:p>
      <text:p text:style-name="Standard">Frame 0, Y_N[410] = 1.179281</text:p>
      <text:p text:style-name="Standard">Frame 0, Y_N[411] = 0.174249</text:p>
      <text:p text:style-name="Standard">Frame 0, Y_N[412] = 0.888529</text:p>
      <text:p text:style-name="Standard">Frame 0, Y_N[413] = -1.215867</text:p>
      <text:p text:style-name="Standard">Frame 0, Y_N[414] = -0.890004</text:p>
      <text:p text:style-name="Standard">Frame 0, Y_N[415] = -0.218845</text:p>
      <text:p text:style-name="Standard">Frame 0, Y_N[416] = 1.351945</text:p>
      <text:p text:style-name="Standard">Frame 0, Y_N[417] = -0.981613</text:p>
      <text:p text:style-name="Standard">Frame 0, Y_N[418] = 0.870271</text:p>
      <text:p text:style-name="Standard">Frame 0, Y_N[419] = -0.934379</text:p>
      <text:p text:style-name="Standard">Frame 0, Y_N[420] = -1.274790</text:p>
      <text:p text:style-name="Standard"><text:soft-page-break/>Frame 0, Y_N[421] = 1.221195</text:p>
      <text:p text:style-name="Standard">Frame 0, Y_N[422] = -0.452106</text:p>
      <text:p text:style-name="Standard">Frame 0, Y_N[423] = -0.412283</text:p>
      <text:p text:style-name="Standard">Frame 0, Y_N[424] = -1.108998</text:p>
      <text:p text:style-name="Standard">Frame 0, Y_N[425] = -1.752993</text:p>
      <text:p text:style-name="Standard">Frame 0, Y_N[426] = 1.374533</text:p>
      <text:p text:style-name="Standard">Frame 0, Y_N[427] = 1.504732</text:p>
      <text:p text:style-name="Standard">Frame 0, Y_N[428] = -1.388524</text:p>
      <text:p text:style-name="Standard">Frame 0, Y_N[429] = 1.925410</text:p>
      <text:p text:style-name="Standard">Frame 0, Y_N[430] = -1.278735</text:p>
      <text:p text:style-name="Standard">Frame 0, Y_N[431] = 1.158254</text:p>
      <text:p text:style-name="Standard">Frame 0, Y_N[432] = 0.981225</text:p>
      <text:p text:style-name="Standard">Frame 0, Y_N[433] = 1.594230</text:p>
      <text:p text:style-name="Standard">Frame 0, Y_N[434] = -1.535094</text:p>
      <text:p text:style-name="Standard">Frame 0, Y_N[435] = 0.730688</text:p>
      <text:p text:style-name="Standard">Frame 0, Y_N[436] = 0.856803</text:p>
      <text:p text:style-name="Standard">Frame 0, Y_N[437] = 0.675751</text:p>
      <text:p text:style-name="Standard">Frame 0, Y_N[438] = -1.003079</text:p>
      <text:p text:style-name="Standard">Frame 0, Y_N[439] = 1.127180</text:p>
      <text:p text:style-name="Standard">Frame 0, Y_N[440] = -1.156269</text:p>
      <text:p text:style-name="Standard">Frame 0, Y_N[441] = -1.086480</text:p>
      <text:p text:style-name="Standard">Frame 0, Y_N[442] = 1.004714</text:p>
      <text:p text:style-name="Standard">Frame 0, Y_N[443] = -0.444891</text:p>
      <text:p text:style-name="Standard">Frame 0, Y_N[444] = -1.336775</text:p>
      <text:p text:style-name="Standard">Frame 0, Y_N[445] = -0.745534</text:p>
      <text:p text:style-name="Standard">Frame 0, Y_N[446] = 1.037885</text:p>
      <text:p text:style-name="Standard">Frame 0, Y_N[447] = 1.958415</text:p>
      <text:p text:style-name="Standard">Frame 0, Y_N[448] = -1.131502</text:p>
      <text:p text:style-name="Standard">Frame 0, Y_N[449] = -1.219859</text:p>
      <text:p text:style-name="Standard">Frame 0, Y_N[450] = -0.900796</text:p>
      <text:p text:style-name="Standard">Frame 0, Y_N[451] = -1.171112</text:p>
      <text:p text:style-name="Standard">Frame 0, Y_N[452] = 1.659399</text:p>
      <text:p text:style-name="Standard">Frame 0, Y_N[453] = 0.311764</text:p>
      <text:p text:style-name="Standard">Frame 0, Y_N[454] = -1.168206</text:p>
      <text:p text:style-name="Standard">Frame 0, Y_N[455] = -1.097489</text:p>
      <text:p text:style-name="Standard">Frame 0, Y_N[456] = -0.999358</text:p>
      <text:p text:style-name="Standard">Frame 0, Y_N[457] = -0.883108</text:p>
      <text:p text:style-name="Standard">Frame 0, Y_N[458] = 0.137746</text:p>
      <text:p text:style-name="Standard">Frame 0, Y_N[459] = -1.292729</text:p>
      <text:p text:style-name="Standard">Frame 0, Y_N[460] = -0.626843</text:p>
      <text:p text:style-name="Standard">Frame 0, Y_N[461] = 1.516480</text:p>
      <text:p text:style-name="Standard">Frame 0, Y_N[462] = 1.919691</text:p>
      <text:p text:style-name="Standard">Frame 0, Y_N[463] = 0.160904</text:p>
      <text:p text:style-name="Standard">Frame 0, Y_N[464] = -1.031699</text:p>
      <text:p text:style-name="Standard">Frame 0, Y_N[465] = 1.176835</text:p>
      <text:p text:style-name="Standard">Frame 0, Y_N[466] = 0.043847</text:p>
      <text:p text:style-name="Standard">Frame 0, Y_N[467] = 0.686332</text:p>
      <text:p text:style-name="Standard">Frame 0, Y_N[468] = -1.186352</text:p>
      <text:p text:style-name="Standard">Frame 0, Y_N[469] = 0.944659</text:p>
      <text:p text:style-name="Standard">Frame 0, Y_N[470] = -1.084171</text:p>
      <text:p text:style-name="Standard">Frame 0, Y_N[471] = -1.201335</text:p>
      <text:p text:style-name="Standard">Frame 0, Y_N[472] = 1.022213</text:p>
      <text:p text:style-name="Standard"><text:soft-page-break/>Frame 0, Y_N[473] = 0.872600</text:p>
      <text:p text:style-name="Standard">Frame 0, Y_N[474] = -0.913403</text:p>
      <text:p text:style-name="Standard">Frame 0, Y_N[475] = 0.906841</text:p>
      <text:p text:style-name="Standard">Frame 0, Y_N[476] = 1.390000</text:p>
      <text:p text:style-name="Standard">Frame 0, Y_N[477] = 0.746319</text:p>
      <text:p text:style-name="Standard">Frame 0, Y_N[478] = 1.414575</text:p>
      <text:p text:style-name="Standard">Frame 0, Y_N[479] = 1.165617</text:p>
      <text:p text:style-name="Standard">Frame 0, Y_N[480] = 1.291279</text:p>
      <text:p text:style-name="Standard">Frame 0, Y_N[481] = 0.636732</text:p>
      <text:p text:style-name="Standard">Frame 0, Y_N[482] = -0.956915</text:p>
      <text:p text:style-name="Standard">Frame 0, Y_N[483] = -1.108064</text:p>
      <text:p text:style-name="Standard">Frame 0, Y_N[484] = 0.397357</text:p>
      <text:p text:style-name="Standard">Frame 0, Y_N[485] = -0.223015</text:p>
      <text:p text:style-name="Standard">Frame 0, Y_N[486] = -1.800034</text:p>
      <text:p text:style-name="Standard">Frame 0, Y_N[487] = -0.702880</text:p>
      <text:p text:style-name="Standard">Frame 0, Y_N[488] = -1.449785</text:p>
      <text:p text:style-name="Standard">Frame 0, Y_N[489] = -0.002494</text:p>
      <text:p text:style-name="Standard">Frame 0, Y_N[490] = 1.317906</text:p>
      <text:p text:style-name="Standard">Frame 0, Y_N[491] = 1.283938</text:p>
      <text:p text:style-name="Standard">Frame 0, Y_N[492] = 1.575057</text:p>
      <text:p text:style-name="Standard">Frame 0, Y_N[493] = 1.063705</text:p>
      <text:p text:style-name="Standard">Frame 0, Y_N[494] = 1.247477</text:p>
      <text:p text:style-name="Standard">Frame 0, Y_N[495] = 0.509595</text:p>
      <text:p text:style-name="Standard">Frame 0, Y_N[496] = -0.992277</text:p>
      <text:p text:style-name="Standard">Frame 0, Y_N[497] = -0.630612</text:p>
      <text:p text:style-name="Standard">Frame 0, Y_N[498] = 1.019359</text:p>
      <text:p text:style-name="Standard">Frame 0, Y_N[499] = 1.559215</text:p>
      <text:p text:style-name="Standard">Frame 0, Y_N[500] = 0.554980</text:p>
      <text:p text:style-name="Standard">Frame 0, Y_N[501] = 0.731464</text:p>
      <text:p text:style-name="Standard">Frame 0, Y_N[502] = -1.486983</text:p>
      <text:p text:style-name="Standard">Frame 0, Y_N[503] = 1.038108</text:p>
      <text:p text:style-name="Standard">Frame 0, Y_N[504] = -0.380559</text:p>
      <text:p text:style-name="Standard">Frame 0, Y_N[505] = -0.350871</text:p>
      <text:p text:style-name="Standard">Frame 0, Y_N[506] = 0.537450</text:p>
      <text:p text:style-name="Standard">Frame 0, Y_N[507] = 1.184768</text:p>
      <text:p text:style-name="Standard">Frame 0, Y_N[508] = 0.780322</text:p>
      <text:p text:style-name="Standard">Frame 0, Y_N[509] = -1.086550</text:p>
      <text:p text:style-name="Standard">Frame 0, Y_N[510] = -0.986890</text:p>
      <text:p text:style-name="Standard">Frame 0, Y_N[511] = -1.697621</text:p>
      <text:p text:style-name="Standard">Frame 0, Y_N[512] = -1.216097</text:p>
      <text:p text:style-name="Standard">Frame 0, Y_N[513] = -1.128073</text:p>
      <text:p text:style-name="Standard">Frame 0, Y_N[514] = 0.749650</text:p>
      <text:p text:style-name="Standard">Frame 0, Y_N[515] = -0.972975</text:p>
      <text:p text:style-name="Standard">Frame 0, Y_N[516] = -0.750096</text:p>
      <text:p text:style-name="Standard">Frame 0, Y_N[517] = 1.221598</text:p>
      <text:p text:style-name="Standard">Frame 0, Y_N[518] = -0.528079</text:p>
      <text:p text:style-name="Standard">Frame 0, Y_N[519] = -1.383303</text:p>
      <text:p text:style-name="Standard">Frame 0, Y_N[520] = 1.246351</text:p>
      <text:p text:style-name="Standard">Frame 0, Y_N[521] = 1.295615</text:p>
      <text:p text:style-name="Standard">Frame 0, Y_N[522] = 1.008537</text:p>
      <text:p text:style-name="Standard">Frame 0, Y_N[523] = 1.193070</text:p>
      <text:p text:style-name="Standard">Frame 0, Y_N[524] = 1.098484</text:p>
      <text:p text:style-name="Standard"><text:soft-page-break/>Frame 0, Y_N[525] = 0.712978</text:p>
      <text:p text:style-name="Standard">Frame 0, Y_N[526] = -1.467883</text:p>
      <text:p text:style-name="Standard">Frame 0, Y_N[527] = -0.714364</text:p>
      <text:p text:style-name="Standard">Frame 0, Y_N[528] = -1.333028</text:p>
      <text:p text:style-name="Standard">Frame 0, Y_N[529] = 1.120406</text:p>
      <text:p text:style-name="Standard">Frame 0, Y_N[530] = -1.177316</text:p>
      <text:p text:style-name="Standard">Frame 0, Y_N[531] = -1.542128</text:p>
      <text:p text:style-name="Standard">Frame 0, Y_N[532] = -0.337852</text:p>
      <text:p text:style-name="Standard">Frame 0, Y_N[533] = -1.579110</text:p>
      <text:p text:style-name="Standard">Frame 0, Y_N[534] = -1.752636</text:p>
      <text:p text:style-name="Standard">Frame 0, Y_N[535] = 1.666527</text:p>
      <text:p text:style-name="Standard">Frame 0, Y_N[536] = 1.051859</text:p>
      <text:p text:style-name="Standard">Frame 0, Y_N[537] = 1.309529</text:p>
      <text:p text:style-name="Standard">Frame 0, Y_N[538] = -1.157976</text:p>
      <text:p text:style-name="Standard">Frame 0, Y_N[539] = -0.864682</text:p>
      <text:p text:style-name="Standard">Frame 0, Y_N[540] = 1.204379</text:p>
      <text:p text:style-name="Standard">Frame 0, Y_N[541] = -0.616665</text:p>
      <text:p text:style-name="Standard">Frame 0, Y_N[542] = 1.320422</text:p>
      <text:p text:style-name="Standard">Frame 0, Y_N[543] = 0.646958</text:p>
      <text:p text:style-name="Standard">Frame 0, Y_N[544] = -0.531266</text:p>
      <text:p text:style-name="Standard">Frame 0, Y_N[545] = 1.292396</text:p>
      <text:p text:style-name="Standard">Frame 0, Y_N[546] = 0.847038</text:p>
      <text:p text:style-name="Standard">Frame 0, Y_N[547] = -0.921366</text:p>
      <text:p text:style-name="Standard">Frame 0, Y_N[548] = -0.798977</text:p>
      <text:p text:style-name="Standard">Frame 0, Y_N[549] = -0.531287</text:p>
      <text:p text:style-name="Standard">Frame 0, Y_N[550] = 1.059722</text:p>
      <text:p text:style-name="Standard">Frame 0, Y_N[551] = 1.345005</text:p>
      <text:p text:style-name="Standard">Frame 0, Y_N[552] = 1.525034</text:p>
      <text:p text:style-name="Standard">Frame 0, Y_N[553] = 0.495423</text:p>
      <text:p text:style-name="Standard">Frame 0, Y_N[554] = 0.514191</text:p>
      <text:p text:style-name="Standard">Frame 0, Y_N[555] = -0.936411</text:p>
      <text:p text:style-name="Standard">Frame 0, Y_N[556] = 0.372260</text:p>
      <text:p text:style-name="Standard">Frame 0, Y_N[557] = -1.106594</text:p>
      <text:p text:style-name="Standard">Frame 0, Y_N[558] = 0.842792</text:p>
      <text:p text:style-name="Standard">Frame 0, Y_N[559] = -0.970189</text:p>
      <text:p text:style-name="Standard">Frame 0, Y_N[560] = -0.259322</text:p>
      <text:p text:style-name="Standard">Frame 0, Y_N[561] = -0.291935</text:p>
      <text:p text:style-name="Standard">Frame 0, Y_N[562] = -1.081645</text:p>
      <text:p text:style-name="Standard">Frame 0, Y_N[563] = 0.891154</text:p>
      <text:p text:style-name="Standard">Frame 0, Y_N[564] = -1.362208</text:p>
      <text:p text:style-name="Standard">Frame 0, Y_N[565] = 1.027814</text:p>
      <text:p text:style-name="Standard">Frame 0, Y_N[566] = -2.545977</text:p>
      <text:p text:style-name="Standard">Frame 0, Y_N[567] = -0.903994</text:p>
      <text:p text:style-name="Standard">Frame 0, Y_N[568] = -1.380996</text:p>
      <text:p text:style-name="Standard">Frame 0, Y_N[569] = 1.391706</text:p>
      <text:p text:style-name="Standard">Frame 0, Y_N[570] = -1.743558</text:p>
      <text:p text:style-name="Standard">Frame 0, Y_N[571] = -1.016865</text:p>
      <text:p text:style-name="Standard">Frame 0, Y_N[572] = 1.360070</text:p>
      <text:p text:style-name="Standard">Frame 0, Y_N[573] = -0.768575</text:p>
      <text:p text:style-name="Standard">Frame 0, Y_N[574] = 0.881339</text:p>
      <text:p text:style-name="Standard">Frame 0, Y_N[575] = 0.714314</text:p>
      <text:p text:style-name="Standard">Frame 0, Y_N[576] = -0.335860</text:p>
      <text:p text:style-name="Standard"><text:soft-page-break/>Frame 0, Y_N[577] = -0.924038</text:p>
      <text:p text:style-name="Standard">Frame 0, Y_N[578] = -1.444983</text:p>
      <text:p text:style-name="Standard">Frame 0, Y_N[579] = 0.568760</text:p>
      <text:p text:style-name="Standard">Frame 0, Y_N[580] = 1.274876</text:p>
      <text:p text:style-name="Standard">Frame 0, Y_N[581] = 1.410643</text:p>
      <text:p text:style-name="Standard">Frame 0, Y_N[582] = 1.992803</text:p>
      <text:p text:style-name="Standard">Frame 0, Y_N[583] = -0.820194</text:p>
      <text:p text:style-name="Standard">Frame 0, Y_N[584] = 0.615952</text:p>
      <text:p text:style-name="Standard">Frame 0, Y_N[585] = 1.104320</text:p>
      <text:p text:style-name="Standard">Frame 0, Y_N[586] = 1.011308</text:p>
      <text:p text:style-name="Standard">Frame 0, Y_N[587] = -0.962189</text:p>
      <text:p text:style-name="Standard">Frame 0, Y_N[588] = 0.305107</text:p>
      <text:p text:style-name="Standard">Frame 0, Y_N[589] = -1.050176</text:p>
      <text:p text:style-name="Standard">Frame 0, Y_N[590] = -0.942438</text:p>
      <text:p text:style-name="Standard">Frame 0, Y_N[591] = 0.238745</text:p>
      <text:p text:style-name="Standard">Frame 0, Y_N[592] = -1.108016</text:p>
      <text:p text:style-name="Standard">Frame 0, Y_N[593] = -0.236250</text:p>
      <text:p text:style-name="Standard">Frame 0, Y_N[594] = 0.882148</text:p>
      <text:p text:style-name="Standard">Frame 0, Y_N[595] = -1.429596</text:p>
      <text:p text:style-name="Standard">Frame 0, Y_N[596] = 1.353856</text:p>
      <text:p text:style-name="Standard">Frame 0, Y_N[597] = -1.189219</text:p>
      <text:p text:style-name="Standard">Frame 0, Y_N[598] = -1.008714</text:p>
      <text:p text:style-name="Standard">Frame 0, Y_N[599] = -1.448554</text:p>
      <text:p text:style-name="Standard">Frame 0, Y_N[600] = 1.136831</text:p>
      <text:p text:style-name="Standard">Frame 0, Y_N[601] = 1.669734</text:p>
      <text:p text:style-name="Standard">Frame 0, Y_N[602] = -1.382780</text:p>
      <text:p text:style-name="Standard">Frame 0, Y_N[603] = 1.041468</text:p>
      <text:p text:style-name="Standard">Frame 0, Y_N[604] = 0.826100</text:p>
      <text:p text:style-name="Standard">Frame 0, Y_N[605] = -0.938897</text:p>
      <text:p text:style-name="Standard">Frame 0, Y_N[606] = -1.090395</text:p>
      <text:p text:style-name="Standard">Frame 0, Y_N[607] = -0.937157</text:p>
      <text:p text:style-name="Standard">Frame 0, Y_N[608] = -1.484233</text:p>
      <text:p text:style-name="Standard">Frame 0, Y_N[609] = -1.132644</text:p>
      <text:p text:style-name="Standard">Frame 0, Y_N[610] = -1.517268</text:p>
      <text:p text:style-name="Standard">Frame 0, Y_N[611] = -1.349019</text:p>
      <text:p text:style-name="Standard">Frame 0, Y_N[612] = -1.255179</text:p>
      <text:p text:style-name="Standard">Frame 0, Y_N[613] = -0.493497</text:p>
      <text:p text:style-name="Standard">Frame 0, Y_N[614] = -0.756260</text:p>
      <text:p text:style-name="Standard">Frame 0, Y_N[615] = -1.081407</text:p>
      <text:p text:style-name="Standard">Frame 0, Y_N[616] = -0.742549</text:p>
      <text:p text:style-name="Standard">Frame 0, Y_N[617] = 1.164327</text:p>
      <text:p text:style-name="Standard">Frame 0, Y_N[618] = -0.785797</text:p>
      <text:p text:style-name="Standard">Frame 0, Y_N[619] = 1.209360</text:p>
      <text:p text:style-name="Standard">Frame 0, Y_N[620] = 0.994417</text:p>
      <text:p text:style-name="Standard">Frame 0, Y_N[621] = -0.899597</text:p>
      <text:p text:style-name="Standard">Frame 0, Y_N[622] = 0.696934</text:p>
      <text:p text:style-name="Standard">Frame 0, Y_N[623] = -0.876957</text:p>
      <text:p text:style-name="Standard">Frame 0, Y_N[624] = -1.705615</text:p>
      <text:p text:style-name="Standard">Frame 0, Y_N[625] = 0.868279</text:p>
      <text:p text:style-name="Standard">Frame 0, Y_N[626] = 1.202638</text:p>
      <text:p text:style-name="Standard">Frame 0, Y_N[627] = 1.540479</text:p>
      <text:p text:style-name="Standard">Frame 0, Y_N[628] = 0.964633</text:p>
      <text:p text:style-name="Standard"><text:soft-page-break/>Frame 0, Y_N[629] = -0.720993</text:p>
      <text:p text:style-name="Standard">Frame 0, Y_N[630] = 1.196275</text:p>
      <text:p text:style-name="Standard">Frame 0, Y_N[631] = -1.110666</text:p>
      <text:p text:style-name="Standard">Frame 0, Y_N[632] = 1.104238</text:p>
      <text:p text:style-name="Standard">Frame 0, Y_N[633] = -0.540885</text:p>
      <text:p text:style-name="Standard">Frame 0, Y_N[634] = 1.286372</text:p>
      <text:p text:style-name="Standard">Frame 0, Y_N[635] = 0.630663</text:p>
      <text:p text:style-name="Standard">Frame 0, Y_N[636] = 1.715323</text:p>
      <text:p text:style-name="Standard">Frame 0, Y_N[637] = 0.661761</text:p>
      <text:p text:style-name="Standard">Frame 0, Y_N[638] = -1.086327</text:p>
      <text:p text:style-name="Standard">Frame 0, Y_N[639] = -0.367852</text:p>
      <text:p text:style-name="Standard">Frame 0, Y_N[640] = -1.174668</text:p>
      <text:p text:style-name="Standard">Frame 0, Y_N[641] = 0.735680</text:p>
      <text:p text:style-name="Standard">Frame 0, Y_N[642] = 0.800757</text:p>
      <text:p text:style-name="Standard">Frame 0, Y_N[643] = 0.785970</text:p>
      <text:p text:style-name="Standard">Frame 0, Y_N[644] = -1.356323</text:p>
      <text:p text:style-name="Standard">Frame 0, Y_N[645] = 1.426848</text:p>
      <text:p text:style-name="Standard">Frame 0, Y_N[646] = 1.079136</text:p>
      <text:p text:style-name="Standard">Frame 0, Y_N[647] = -1.362022</text:p>
      <text:p text:style-name="Standard">Decoder input Y_N[0] = 7.91181</text:p>
      <text:p text:style-name="Standard">Decoder input Y_N[1] = 14.1806</text:p>
      <text:p text:style-name="Standard">Decoder input Y_N[2] = 15.2216</text:p>
      <text:p text:style-name="Standard">Decoder input Y_N[3] = 5.90935</text:p>
      <text:p text:style-name="Standard">Decoder input Y_N[4] = 4.21073</text:p>
      <text:p text:style-name="Standard">Decoder input Y_N[5] = 19.152</text:p>
      <text:p text:style-name="Standard">Decoder input Y_N[6] = 11.9935</text:p>
      <text:p text:style-name="Standard">Decoder input Y_N[7] = 6.32132</text:p>
      <text:p text:style-name="Standard">Decoder input Y_N[8] = 13.8956</text:p>
      <text:p text:style-name="Standard">Decoder input Y_N[9] = 10.1745</text:p>
      <text:p text:style-name="Standard">Decoder input Y_N[10] = 6.12387</text:p>
      <text:p text:style-name="Standard">Decoder input Y_N[11] = -1.06652</text:p>
      <text:p text:style-name="Standard">Decoder input Y_N[12] = 3.81737</text:p>
      <text:p text:style-name="Standard">Decoder input Y_N[13] = 18.0013</text:p>
      <text:p text:style-name="Standard">Decoder input Y_N[14] = 13.1695</text:p>
      <text:p text:style-name="Standard">Decoder input Y_N[15] = 12.7393</text:p>
      <text:p text:style-name="Standard">Decoder input Y_N[16] = 15.1646</text:p>
      <text:p text:style-name="Standard">Decoder input Y_N[17] = 13.616</text:p>
      <text:p text:style-name="Standard">Decoder input Y_N[18] = 16.8331</text:p>
      <text:p text:style-name="Standard">Decoder input Y_N[19] = 6.66248</text:p>
      <text:p text:style-name="Standard">Decoder input Y_N[20] = 12.3748</text:p>
      <text:p text:style-name="Standard">Decoder input Y_N[21] = 9.18459</text:p>
      <text:p text:style-name="Standard">Decoder input Y_N[22] = 6.2012</text:p>
      <text:p text:style-name="Standard">Decoder input Y_N[23] = 4.96484</text:p>
      <text:p text:style-name="Standard">Decoder input Y_N[24] = 5.374</text:p>
      <text:p text:style-name="Standard">Decoder input Y_N[25] = 11.0098</text:p>
      <text:p text:style-name="Standard">Decoder input Y_N[26] = 4.41641</text:p>
      <text:p text:style-name="Standard">Decoder input Y_N[27] = 13.5282</text:p>
      <text:p text:style-name="Standard">Decoder input Y_N[28] = 14.1378</text:p>
      <text:p text:style-name="Standard">Decoder input Y_N[29] = 12.6853</text:p>
      <text:p text:style-name="Standard">Decoder input Y_N[30] = 19.8806</text:p>
      <text:p text:style-name="Standard">Decoder input Y_N[31] = 8.29706</text:p>
      <text:p text:style-name="Standard">Decoder input Y_N[32] = 11.5511</text:p>
      <text:p text:style-name="Standard"><text:soft-page-break/>Decoder input Y_N[33] = 20.005</text:p>
      <text:p text:style-name="Standard">Decoder input Y_N[34] = 6.87788</text:p>
      <text:p text:style-name="Standard">Decoder input Y_N[35] = 7.16183</text:p>
      <text:p text:style-name="Standard">Decoder input Y_N[36] = 15.7708</text:p>
      <text:p text:style-name="Standard">Decoder input Y_N[37] = 4.56222</text:p>
      <text:p text:style-name="Standard">Decoder input Y_N[38] = 15.3492</text:p>
      <text:p text:style-name="Standard">Decoder input Y_N[39] = 8.51414</text:p>
      <text:p text:style-name="Standard">Decoder input Y_N[40] = 10.8824</text:p>
      <text:p text:style-name="Standard">Decoder input Y_N[41] = 10.9176</text:p>
      <text:p text:style-name="Standard">Decoder input Y_N[42] = 14.6512</text:p>
      <text:p text:style-name="Standard">Decoder input Y_N[43] = 13.9325</text:p>
      <text:p text:style-name="Standard">Decoder input Y_N[44] = 13.1459</text:p>
      <text:p text:style-name="Standard">Decoder input Y_N[45] = 15.9159</text:p>
      <text:p text:style-name="Standard">Decoder input Y_N[46] = 3.25752</text:p>
      <text:p text:style-name="Standard">Decoder input Y_N[47] = 14.1361</text:p>
      <text:p text:style-name="Standard">Decoder input Y_N[48] = 15.4283</text:p>
      <text:p text:style-name="Standard">Decoder input Y_N[49] = 8.21839</text:p>
      <text:p text:style-name="Standard">Decoder input Y_N[50] = 20.252</text:p>
      <text:p text:style-name="Standard">Decoder input Y_N[51] = 7.29319</text:p>
      <text:p text:style-name="Standard">Decoder input Y_N[52] = 6.75981</text:p>
      <text:p text:style-name="Standard">Decoder input Y_N[53] = 9.74565</text:p>
      <text:p text:style-name="Standard">Decoder input Y_N[54] = 10.876</text:p>
      <text:p text:style-name="Standard">Decoder input Y_N[55] = 10.3073</text:p>
      <text:p text:style-name="Standard">Decoder input Y_N[56] = 15.9235</text:p>
      <text:p text:style-name="Standard">Decoder input Y_N[57] = 7.16109</text:p>
      <text:p text:style-name="Standard">Decoder input Y_N[58] = 7.72808</text:p>
      <text:p text:style-name="Standard">Decoder input Y_N[59] = 15.0131</text:p>
      <text:p text:style-name="Standard">Decoder input Y_N[60] = 3.63738</text:p>
      <text:p text:style-name="Standard">Decoder input Y_N[61] = 11.6192</text:p>
      <text:p text:style-name="Standard">Decoder input Y_N[62] = 10.3294</text:p>
      <text:p text:style-name="Standard">Decoder input Y_N[63] = 11.0122</text:p>
      <text:p text:style-name="Standard">Decoder input Y_N[64] = 15.457</text:p>
      <text:p text:style-name="Standard">Decoder input Y_N[65] = 11.6776</text:p>
      <text:p text:style-name="Standard">Decoder input Y_N[66] = 4.31982</text:p>
      <text:p text:style-name="Standard">Decoder input Y_N[67] = 8.80444</text:p>
      <text:p text:style-name="Standard">Decoder input Y_N[68] = 7.91758</text:p>
      <text:p text:style-name="Standard">Decoder input Y_N[69] = 19.6758</text:p>
      <text:p text:style-name="Standard">Decoder input Y_N[70] = 16.3616</text:p>
      <text:p text:style-name="Standard">Decoder input Y_N[71] = 4.74956</text:p>
      <text:p text:style-name="Standard">Decoder input Y_N[72] = 13.7111</text:p>
      <text:p text:style-name="Standard">Decoder input Y_N[73] = 11.5666</text:p>
      <text:p text:style-name="Standard">Decoder input Y_N[74] = 10.3944</text:p>
      <text:p text:style-name="Standard">Decoder input Y_N[75] = 7.87815</text:p>
      <text:p text:style-name="Standard">Decoder input Y_N[76] = 14.3867</text:p>
      <text:p text:style-name="Standard">Decoder input Y_N[77] = -0.19375</text:p>
      <text:p text:style-name="Standard">Decoder input Y_N[78] = 11.3639</text:p>
      <text:p text:style-name="Standard">Decoder input Y_N[79] = 9.72452</text:p>
      <text:p text:style-name="Standard">Decoder input Y_N[80] = 13.4592</text:p>
      <text:p text:style-name="Standard">Decoder input Y_N[81] = 10.3234</text:p>
      <text:p text:style-name="Standard">Decoder input Y_N[82] = 9.14725</text:p>
      <text:p text:style-name="Standard">Decoder input Y_N[83] = 7.00051</text:p>
      <text:p text:style-name="Standard">Decoder input Y_N[84] = 9.46997</text:p>
      <text:p text:style-name="Standard"><text:soft-page-break/>Decoder input Y_N[85] = 14.8477</text:p>
      <text:p text:style-name="Standard">Decoder input Y_N[86] = 17.3353</text:p>
      <text:p text:style-name="Standard">Decoder input Y_N[87] = 16.8002</text:p>
      <text:p text:style-name="Standard">Decoder input Y_N[88] = 17.6539</text:p>
      <text:p text:style-name="Standard">Decoder input Y_N[89] = 13.8671</text:p>
      <text:p text:style-name="Standard">Decoder input Y_N[90] = 11.5971</text:p>
      <text:p text:style-name="Standard">Decoder input Y_N[91] = 17.3563</text:p>
      <text:p text:style-name="Standard">Decoder input Y_N[92] = 14.7804</text:p>
      <text:p text:style-name="Standard">Decoder input Y_N[93] = 21.7707</text:p>
      <text:p text:style-name="Standard">Decoder input Y_N[94] = 6.64896</text:p>
      <text:p text:style-name="Standard">Decoder input Y_N[95] = 12.5033</text:p>
      <text:p text:style-name="Standard">Decoder input Y_N[96] = 12.8665</text:p>
      <text:p text:style-name="Standard">Decoder input Y_N[97] = 6.92929</text:p>
      <text:p text:style-name="Standard">Decoder input Y_N[98] = 11.5594</text:p>
      <text:p text:style-name="Standard">Decoder input Y_N[99] = 0.694443</text:p>
      <text:p text:style-name="Standard">Decoder input Y_N[100] = 9.74133</text:p>
      <text:p text:style-name="Standard">Decoder input Y_N[101] = 5.87025</text:p>
      <text:p text:style-name="Standard">Decoder input Y_N[102] = 10.9701</text:p>
      <text:p text:style-name="Standard">Decoder input Y_N[103] = 6.90564</text:p>
      <text:p text:style-name="Standard">Decoder input Y_N[104] = 16.1496</text:p>
      <text:p text:style-name="Standard">Decoder input Y_N[105] = 11.0627</text:p>
      <text:p text:style-name="Standard">Decoder input Y_N[106] = 5.49165</text:p>
      <text:p text:style-name="Standard">Decoder input Y_N[107] = 10.4013</text:p>
      <text:p text:style-name="Standard">Decoder input Y_N[108] = 13.8973</text:p>
      <text:p text:style-name="Standard">Decoder input Y_N[109] = 8.21793</text:p>
      <text:p text:style-name="Standard">Decoder input Y_N[110] = 11.6869</text:p>
      <text:p text:style-name="Standard">Decoder input Y_N[111] = 18.0739</text:p>
      <text:p text:style-name="Standard">Decoder input Y_N[112] = 7.30439</text:p>
      <text:p text:style-name="Standard">Decoder input Y_N[113] = 18.6654</text:p>
      <text:p text:style-name="Standard">Decoder input Y_N[114] = 13.4768</text:p>
      <text:p text:style-name="Standard">Decoder input Y_N[115] = 16.4112</text:p>
      <text:p text:style-name="Standard">Decoder input Y_N[116] = 10.5194</text:p>
      <text:p text:style-name="Standard">Decoder input Y_N[117] = 14.7964</text:p>
      <text:p text:style-name="Standard">Decoder input Y_N[118] = 8.3506</text:p>
      <text:p text:style-name="Standard">Decoder input Y_N[119] = 8.27618</text:p>
      <text:p text:style-name="Standard">Decoder input Y_N[120] = 11.5608</text:p>
      <text:p text:style-name="Standard">Decoder input Y_N[121] = 11.7599</text:p>
      <text:p text:style-name="Standard">Decoder input Y_N[122] = 15.6653</text:p>
      <text:p text:style-name="Standard">Decoder input Y_N[123] = 8.4978</text:p>
      <text:p text:style-name="Standard">Decoder input Y_N[124] = 3.95108</text:p>
      <text:p text:style-name="Standard">Decoder input Y_N[125] = 10.9026</text:p>
      <text:p text:style-name="Standard">Decoder input Y_N[126] = 14.9923</text:p>
      <text:p text:style-name="Standard">Decoder input Y_N[127] = 18.0099</text:p>
      <text:p text:style-name="Standard">Decoder input Y_N[128] = 18.6563</text:p>
      <text:p text:style-name="Standard">Decoder input Y_N[129] = 17.007</text:p>
      <text:p text:style-name="Standard">Decoder input Y_N[130] = 9.21357</text:p>
      <text:p text:style-name="Standard">Decoder input Y_N[131] = 10.6577</text:p>
      <text:p text:style-name="Standard">Decoder input Y_N[132] = 12.6814</text:p>
      <text:p text:style-name="Standard">Decoder input Y_N[133] = 10.0417</text:p>
      <text:p text:style-name="Standard">Decoder input Y_N[134] = 7.67533</text:p>
      <text:p text:style-name="Standard">Decoder input Y_N[135] = 12.1503</text:p>
      <text:p text:style-name="Standard">Decoder input Y_N[136] = 10.536</text:p>
      <text:p text:style-name="Standard"><text:soft-page-break/>Decoder input Y_N[137] = 9.34649</text:p>
      <text:p text:style-name="Standard">Decoder input Y_N[138] = 7.50486</text:p>
      <text:p text:style-name="Standard">Decoder input Y_N[139] = 8.57995</text:p>
      <text:p text:style-name="Standard">Decoder input Y_N[140] = 5.52033</text:p>
      <text:p text:style-name="Standard">Decoder input Y_N[141] = 11.8768</text:p>
      <text:p text:style-name="Standard">Decoder input Y_N[142] = 15.0048</text:p>
      <text:p text:style-name="Standard">Decoder input Y_N[143] = 6.90093</text:p>
      <text:p text:style-name="Standard">Decoder input Y_N[144] = 6.02005</text:p>
      <text:p text:style-name="Standard">Decoder input Y_N[145] = 16.0869</text:p>
      <text:p text:style-name="Standard">Decoder input Y_N[146] = 14.695</text:p>
      <text:p text:style-name="Standard">Decoder input Y_N[147] = 10.3548</text:p>
      <text:p text:style-name="Standard">Decoder input Y_N[148] = 14.8409</text:p>
      <text:p text:style-name="Standard">Decoder input Y_N[149] = 15.4872</text:p>
      <text:p text:style-name="Standard">Decoder input Y_N[150] = 5.42611</text:p>
      <text:p text:style-name="Standard">Decoder input Y_N[151] = 14.3126</text:p>
      <text:p text:style-name="Standard">Decoder input Y_N[152] = 6.29182</text:p>
      <text:p text:style-name="Standard">Decoder input Y_N[153] = 8.23486</text:p>
      <text:p text:style-name="Standard">Decoder input Y_N[154] = 7.48408</text:p>
      <text:p text:style-name="Standard">Decoder input Y_N[155] = -3.04782</text:p>
      <text:p text:style-name="Standard">Decoder input Y_N[156] = 13.8268</text:p>
      <text:p text:style-name="Standard">Decoder input Y_N[157] = 9.11014</text:p>
      <text:p text:style-name="Standard">Decoder input Y_N[158] = 15.5395</text:p>
      <text:p text:style-name="Standard">Decoder input Y_N[159] = 18.3662</text:p>
      <text:p text:style-name="Standard">Decoder input Y_N[160] = 11.0972</text:p>
      <text:p text:style-name="Standard">Decoder input Y_N[161] = 3.72337</text:p>
      <text:p text:style-name="Standard">Decoder input Y_N[162] = 1.50665</text:p>
      <text:p text:style-name="Standard">Decoder input Y_N[163] = 8.30895</text:p>
      <text:p text:style-name="Standard">Decoder input Y_N[164] = 5.49169</text:p>
      <text:p text:style-name="Standard">Decoder input Y_N[165] = 7.01699</text:p>
      <text:p text:style-name="Standard">Decoder input Y_N[166] = 3.39173</text:p>
      <text:p text:style-name="Standard">Decoder input Y_N[167] = 12.0325</text:p>
      <text:p text:style-name="Standard">Decoder input Y_N[168] = 14.1448</text:p>
      <text:p text:style-name="Standard">Decoder input Y_N[169] = 5.88463</text:p>
      <text:p text:style-name="Standard">Decoder input Y_N[170] = 10.7928</text:p>
      <text:p text:style-name="Standard">Decoder input Y_N[171] = 12.0617</text:p>
      <text:p text:style-name="Standard">Decoder input Y_N[172] = 8.13175</text:p>
      <text:p text:style-name="Standard">Decoder input Y_N[173] = -4.30225</text:p>
      <text:p text:style-name="Standard">Decoder input Y_N[174] = 14.1303</text:p>
      <text:p text:style-name="Standard">Decoder input Y_N[175] = 2.3719</text:p>
      <text:p text:style-name="Standard">Decoder input Y_N[176] = 13.9957</text:p>
      <text:p text:style-name="Standard">Decoder input Y_N[177] = 9.25804</text:p>
      <text:p text:style-name="Standard">Decoder input Y_N[178] = 17.5349</text:p>
      <text:p text:style-name="Standard">Decoder input Y_N[179] = 12.6627</text:p>
      <text:p text:style-name="Standard">Decoder input Y_N[180] = 10.8358</text:p>
      <text:p text:style-name="Standard">Decoder input Y_N[181] = 16.2408</text:p>
      <text:p text:style-name="Standard">Decoder input Y_N[182] = 10.3004</text:p>
      <text:p text:style-name="Standard">Decoder input Y_N[183] = 14.7866</text:p>
      <text:p text:style-name="Standard">Decoder input Y_N[184] = 9.52375</text:p>
      <text:p text:style-name="Standard">Decoder input Y_N[185] = 12.9374</text:p>
      <text:p text:style-name="Standard">Decoder input Y_N[186] = 10.0415</text:p>
      <text:p text:style-name="Standard">Decoder input Y_N[187] = 6.21647</text:p>
      <text:p text:style-name="Standard">Decoder input Y_N[188] = 7.5441</text:p>
      <text:p text:style-name="Standard"><text:soft-page-break/>Decoder input Y_N[189] = 13.0666</text:p>
      <text:p text:style-name="Standard">Decoder input Y_N[190] = 12.7561</text:p>
      <text:p text:style-name="Standard">Decoder input Y_N[191] = 11.0783</text:p>
      <text:p text:style-name="Standard">Decoder input Y_N[192] = 13.2479</text:p>
      <text:p text:style-name="Standard">Decoder input Y_N[193] = 16.1481</text:p>
      <text:p text:style-name="Standard">Decoder input Y_N[194] = 14.207</text:p>
      <text:p text:style-name="Standard">Decoder input Y_N[195] = 7.55611</text:p>
      <text:p text:style-name="Standard">Decoder input Y_N[196] = 4.38253</text:p>
      <text:p text:style-name="Standard">Decoder input Y_N[197] = 9.26797</text:p>
      <text:p text:style-name="Standard">Decoder input Y_N[198] = 18.1818</text:p>
      <text:p text:style-name="Standard">Decoder input Y_N[199] = 10.7054</text:p>
      <text:p text:style-name="Standard">Decoder input Y_N[200] = 15.3184</text:p>
      <text:p text:style-name="Standard">Decoder input Y_N[201] = 7.36423</text:p>
      <text:p text:style-name="Standard">Decoder input Y_N[202] = 13.7647</text:p>
      <text:p text:style-name="Standard">Decoder input Y_N[203] = 7.18408</text:p>
      <text:p text:style-name="Standard">Decoder input Y_N[204] = 8.11456</text:p>
      <text:p text:style-name="Standard">Decoder input Y_N[205] = 6.46763</text:p>
      <text:p text:style-name="Standard">Decoder input Y_N[206] = 21.2768</text:p>
      <text:p text:style-name="Standard">Decoder input Y_N[207] = 15.3779</text:p>
      <text:p text:style-name="Standard">Decoder input Y_N[208] = 13.5605</text:p>
      <text:p text:style-name="Standard">Decoder input Y_N[209] = 15.8021</text:p>
      <text:p text:style-name="Standard">Decoder input Y_N[210] = 6.60499</text:p>
      <text:p text:style-name="Standard">Decoder input Y_N[211] = 19.3703</text:p>
      <text:p text:style-name="Standard">Decoder input Y_N[212] = 6.81781</text:p>
      <text:p text:style-name="Standard">Decoder input Y_N[213] = 19.2938</text:p>
      <text:p text:style-name="Standard">Decoder input Y_N[214] = 0.0130489</text:p>
      <text:p text:style-name="Standard">Decoder input Y_N[215] = 9.15588</text:p>
      <text:p text:style-name="Standard">Decoder input Y_N[216] = 16.7019</text:p>
      <text:p text:style-name="Standard">Decoder input Y_N[217] = 12.0604</text:p>
      <text:p text:style-name="Standard">Decoder input Y_N[218] = 13.7884</text:p>
      <text:p text:style-name="Standard">Decoder input Y_N[219] = 13.862</text:p>
      <text:p text:style-name="Standard">Decoder input Y_N[220] = 13.5422</text:p>
      <text:p text:style-name="Standard">Decoder input Y_N[221] = 9.78301</text:p>
      <text:p text:style-name="Standard">Decoder input Y_N[222] = 17.3368</text:p>
      <text:p text:style-name="Standard">Decoder input Y_N[223] = 8.48696</text:p>
      <text:p text:style-name="Standard">Decoder input Y_N[224] = 7.73558</text:p>
      <text:p text:style-name="Standard">Decoder input Y_N[225] = 9.59297</text:p>
      <text:p text:style-name="Standard">Decoder input Y_N[226] = 2.30379</text:p>
      <text:p text:style-name="Standard">Decoder input Y_N[227] = 10.1568</text:p>
      <text:p text:style-name="Standard">Decoder input Y_N[228] = 5.11255</text:p>
      <text:p text:style-name="Standard">Decoder input Y_N[229] = 7.68823</text:p>
      <text:p text:style-name="Standard">Decoder input Y_N[230] = 15.4363</text:p>
      <text:p text:style-name="Standard">Decoder input Y_N[231] = 15.3458</text:p>
      <text:p text:style-name="Standard">Decoder input Y_N[232] = 8.95048</text:p>
      <text:p text:style-name="Standard">Decoder input Y_N[233] = 11.5103</text:p>
      <text:p text:style-name="Standard">Decoder input Y_N[234] = 12.8479</text:p>
      <text:p text:style-name="Standard">Decoder input Y_N[235] = 5.64748</text:p>
      <text:p text:style-name="Standard">Decoder input Y_N[236] = 11.735</text:p>
      <text:p text:style-name="Standard">Decoder input Y_N[237] = 6.79252</text:p>
      <text:p text:style-name="Standard">Decoder input Y_N[238] = 6.05225</text:p>
      <text:p text:style-name="Standard">Decoder input Y_N[239] = 19.6665</text:p>
      <text:p text:style-name="Standard">Decoder input Y_N[240] = 7.0689</text:p>
      <text:p text:style-name="Standard"><text:soft-page-break/>Decoder input Y_N[241] = 18.5417</text:p>
      <text:p text:style-name="Standard">Decoder input Y_N[242] = 16.7953</text:p>
      <text:p text:style-name="Standard">Decoder input Y_N[243] = 14.0282</text:p>
      <text:p text:style-name="Standard">Decoder input Y_N[244] = 9.19016</text:p>
      <text:p text:style-name="Standard">Decoder input Y_N[245] = 16.9696</text:p>
      <text:p text:style-name="Standard">Decoder input Y_N[246] = 14.9113</text:p>
      <text:p text:style-name="Standard">Decoder input Y_N[247] = 3.39146</text:p>
      <text:p text:style-name="Standard">Decoder input Y_N[248] = 10.8656</text:p>
      <text:p text:style-name="Standard">Decoder input Y_N[249] = 6.20509</text:p>
      <text:p text:style-name="Standard">Decoder input Y_N[250] = 11.2337</text:p>
      <text:p text:style-name="Standard">Decoder input Y_N[251] = 7.98689</text:p>
      <text:p text:style-name="Standard">Decoder input Y_N[252] = -1.65955</text:p>
      <text:p text:style-name="Standard">Decoder input Y_N[253] = 2.39401</text:p>
      <text:p text:style-name="Standard">Decoder input Y_N[254] = 5.19377</text:p>
      <text:p text:style-name="Standard">Decoder input Y_N[255] = 7.12261</text:p>
      <text:p text:style-name="Standard">Decoder input Y_N[256] = 7.23627</text:p>
      <text:p text:style-name="Standard">Decoder input Y_N[257] = 16.4061</text:p>
      <text:p text:style-name="Standard">Decoder input Y_N[258] = 11.9958</text:p>
      <text:p text:style-name="Standard">Decoder input Y_N[259] = 11.2501</text:p>
      <text:p text:style-name="Standard">Decoder input Y_N[260] = 6.68476</text:p>
      <text:p text:style-name="Standard">Decoder input Y_N[261] = 14.1246</text:p>
      <text:p text:style-name="Standard">Decoder input Y_N[262] = 3.14723</text:p>
      <text:p text:style-name="Standard">Decoder input Y_N[263] = 8.10874</text:p>
      <text:p text:style-name="Standard">Decoder input Y_N[264] = 12.3905</text:p>
      <text:p text:style-name="Standard">Decoder input Y_N[265] = 14.2975</text:p>
      <text:p text:style-name="Standard">Decoder input Y_N[266] = 4.37225</text:p>
      <text:p text:style-name="Standard">Decoder input Y_N[267] = 5.88139</text:p>
      <text:p text:style-name="Standard">Decoder input Y_N[268] = 9.86797</text:p>
      <text:p text:style-name="Standard">Decoder input Y_N[269] = 10.4021</text:p>
      <text:p text:style-name="Standard">Decoder input Y_N[270] = 16.0973</text:p>
      <text:p text:style-name="Standard">Decoder input Y_N[271] = 17.7788</text:p>
      <text:p text:style-name="Standard">Decoder input Y_N[272] = 13.9284</text:p>
      <text:p text:style-name="Standard">Decoder input Y_N[273] = 13.6213</text:p>
      <text:p text:style-name="Standard">Decoder input Y_N[274] = 6.54857</text:p>
      <text:p text:style-name="Standard">Decoder input Y_N[275] = 11.7963</text:p>
      <text:p text:style-name="Standard">Decoder input Y_N[276] = 12.7714</text:p>
      <text:p text:style-name="Standard">Decoder input Y_N[277] = 5.94929</text:p>
      <text:p text:style-name="Standard">Decoder input Y_N[278] = 8.21642</text:p>
      <text:p text:style-name="Standard">Decoder input Y_N[279] = 9.43148</text:p>
      <text:p text:style-name="Standard">Decoder input Y_N[280] = 6.2588</text:p>
      <text:p text:style-name="Standard">Decoder input Y_N[281] = 7.81149</text:p>
      <text:p text:style-name="Standard">Decoder input Y_N[282] = 22.5858</text:p>
      <text:p text:style-name="Standard">Decoder input Y_N[283] = 10.0048</text:p>
      <text:p text:style-name="Standard">Decoder input Y_N[284] = 15.8994</text:p>
      <text:p text:style-name="Standard">Decoder input Y_N[285] = 19.0603</text:p>
      <text:p text:style-name="Standard">Decoder input Y_N[286] = -0.276684</text:p>
      <text:p text:style-name="Standard">Decoder input Y_N[287] = 9.37091</text:p>
      <text:p text:style-name="Standard">Decoder input Y_N[288] = 8.73026</text:p>
      <text:p text:style-name="Standard">Decoder input Y_N[289] = 6.23358</text:p>
      <text:p text:style-name="Standard">Decoder input Y_N[290] = 0.618822</text:p>
      <text:p text:style-name="Standard">Decoder input Y_N[291] = 11.1705</text:p>
      <text:p text:style-name="Standard">Decoder input Y_N[292] = 12.9212</text:p>
      <text:p text:style-name="Standard"><text:soft-page-break/>Decoder input Y_N[293] = 12.0285</text:p>
      <text:p text:style-name="Standard">Decoder input Y_N[294] = 11.1658</text:p>
      <text:p text:style-name="Standard">Decoder input Y_N[295] = 7.52572</text:p>
      <text:p text:style-name="Standard">Decoder input Y_N[296] = 15.7945</text:p>
      <text:p text:style-name="Standard">Decoder input Y_N[297] = 11.2102</text:p>
      <text:p text:style-name="Standard">Decoder input Y_N[298] = 13.0423</text:p>
      <text:p text:style-name="Standard">Decoder input Y_N[299] = 12.0004</text:p>
      <text:p text:style-name="Standard">Decoder input Y_N[300] = 4.99154</text:p>
      <text:p text:style-name="Standard">Decoder input Y_N[301] = 11.9988</text:p>
      <text:p text:style-name="Standard">Decoder input Y_N[302] = 19.7347</text:p>
      <text:p text:style-name="Standard">Decoder input Y_N[303] = 17.0794</text:p>
      <text:p text:style-name="Standard">Decoder input Y_N[304] = 9.03393</text:p>
      <text:p text:style-name="Standard">Decoder input Y_N[305] = 11.3522</text:p>
      <text:p text:style-name="Standard">Decoder input Y_N[306] = 4.53181</text:p>
      <text:p text:style-name="Standard">Decoder input Y_N[307] = 10.9988</text:p>
      <text:p text:style-name="Standard">Decoder input Y_N[308] = 9.40901</text:p>
      <text:p text:style-name="Standard">Decoder input Y_N[309] = 6.59782</text:p>
      <text:p text:style-name="Standard">Decoder input Y_N[310] = 3.83242</text:p>
      <text:p text:style-name="Standard">Decoder input Y_N[311] = 3.45816</text:p>
      <text:p text:style-name="Standard">Decoder input Y_N[312] = 10.0862</text:p>
      <text:p text:style-name="Standard">Decoder input Y_N[313] = 10.1118</text:p>
      <text:p text:style-name="Standard">Decoder input Y_N[314] = 10.9565</text:p>
      <text:p text:style-name="Standard">Decoder input Y_N[315] = 5.72745</text:p>
      <text:p text:style-name="Standard">Decoder input Y_N[316] = 12.7802</text:p>
      <text:p text:style-name="Standard">Decoder input Y_N[317] = 12.6278</text:p>
      <text:p text:style-name="Standard">Decoder input Y_N[318] = 12.1119</text:p>
      <text:p text:style-name="Standard">Decoder input Y_N[319] = 8.8862</text:p>
      <text:p text:style-name="Standard">Decoder input Y_N[320] = 11.5399</text:p>
      <text:p text:style-name="Standard">Decoder input Y_N[321] = 11.6648</text:p>
      <text:p text:style-name="Standard">Decoder input Y_N[322] = 9.20715</text:p>
      <text:p text:style-name="Standard">Decoder input Y_N[323] = 13.4314</text:p>
      <text:p text:style-name="Standard">Decoder input Y_N[324] = 6.27458</text:p>
      <text:p text:style-name="Standard">Decoder input Y_N[325] = 4.16105</text:p>
      <text:p text:style-name="Standard">Decoder input Y_N[326] = 15.6755</text:p>
      <text:p text:style-name="Standard">Decoder input Y_N[327] = 6.97517</text:p>
      <text:p text:style-name="Standard">Decoder input Y_N[328] = 0.144649</text:p>
      <text:p text:style-name="Standard">Decoder input Y_N[329] = 8.50792</text:p>
      <text:p text:style-name="Standard">Decoder input Y_N[330] = 8.38479</text:p>
      <text:p text:style-name="Standard">Decoder input Y_N[331] = 16.1365</text:p>
      <text:p text:style-name="Standard">Decoder input Y_N[332] = 11.4675</text:p>
      <text:p text:style-name="Standard">Decoder input Y_N[333] = 10.8465</text:p>
      <text:p text:style-name="Standard">Decoder input Y_N[334] = 13.9599</text:p>
      <text:p text:style-name="Standard">Decoder input Y_N[335] = 9.55566</text:p>
      <text:p text:style-name="Standard">Decoder input Y_N[336] = 8.87401</text:p>
      <text:p text:style-name="Standard">Decoder input Y_N[337] = 15.3682</text:p>
      <text:p text:style-name="Standard">Decoder input Y_N[338] = 10.0041</text:p>
      <text:p text:style-name="Standard">Decoder input Y_N[339] = 16.1699</text:p>
      <text:p text:style-name="Standard">Decoder input Y_N[340] = 6.99246</text:p>
      <text:p text:style-name="Standard">Decoder input Y_N[341] = 8.21667</text:p>
      <text:p text:style-name="Standard">Decoder input Y_N[342] = 12.0642</text:p>
      <text:p text:style-name="Standard">Decoder input Y_N[343] = 10.6137</text:p>
      <text:p text:style-name="Standard">Decoder input Y_N[344] = 18.1164</text:p>
      <text:p text:style-name="Standard"><text:soft-page-break/>Decoder input Y_N[345] = 12.0937</text:p>
      <text:p text:style-name="Standard">Decoder input Y_N[346] = 11.5183</text:p>
      <text:p text:style-name="Standard">Decoder input Y_N[347] = 17.754</text:p>
      <text:p text:style-name="Standard">Decoder input Y_N[348] = 4.23793</text:p>
      <text:p text:style-name="Standard">Decoder input Y_N[349] = 11.8735</text:p>
      <text:p text:style-name="Standard">Decoder input Y_N[350] = 7.06325</text:p>
      <text:p text:style-name="Standard">Decoder input Y_N[351] = 7.47996</text:p>
      <text:p text:style-name="Standard">Decoder input Y_N[352] = 9.52981</text:p>
      <text:p text:style-name="Standard">Decoder input Y_N[353] = 9.36659</text:p>
      <text:p text:style-name="Standard">Decoder input Y_N[354] = 9.02546</text:p>
      <text:p text:style-name="Standard">Decoder input Y_N[355] = 9.55903</text:p>
      <text:p text:style-name="Standard">Decoder input Y_N[356] = 8.38618</text:p>
      <text:p text:style-name="Standard">Decoder input Y_N[357] = 15.007</text:p>
      <text:p text:style-name="Standard">Decoder input Y_N[358] = 11.1541</text:p>
      <text:p text:style-name="Standard">Decoder input Y_N[359] = 11.776</text:p>
      <text:p text:style-name="Standard">Decoder input Y_N[360] = 8.34144</text:p>
      <text:p text:style-name="Standard">Decoder input Y_N[361] = 17.6254</text:p>
      <text:p text:style-name="Standard">Decoder input Y_N[362] = 14.7296</text:p>
      <text:p text:style-name="Standard">Decoder input Y_N[363] = 13.5588</text:p>
      <text:p text:style-name="Standard">Decoder input Y_N[364] = 7.29541</text:p>
      <text:p text:style-name="Standard">Decoder input Y_N[365] = 16.0394</text:p>
      <text:p text:style-name="Standard">Decoder input Y_N[366] = 5.33898</text:p>
      <text:p text:style-name="Standard">Decoder input Y_N[367] = 12.6994</text:p>
      <text:p text:style-name="Standard">Decoder input Y_N[368] = 13.1681</text:p>
      <text:p text:style-name="Standard">Decoder input Y_N[369] = 2.73889</text:p>
      <text:p text:style-name="Standard">Decoder input Y_N[370] = 17.5884</text:p>
      <text:p text:style-name="Standard">Decoder input Y_N[371] = 4.83493</text:p>
      <text:p text:style-name="Standard">Decoder input Y_N[372] = 10.4001</text:p>
      <text:p text:style-name="Standard">Decoder input Y_N[373] = 4.97504</text:p>
      <text:p text:style-name="Standard">Decoder input Y_N[374] = 12.274</text:p>
      <text:p text:style-name="Standard">Decoder input Y_N[375] = 11.534</text:p>
      <text:p text:style-name="Standard">Decoder input Y_N[376] = 9.6482</text:p>
      <text:p text:style-name="Standard">Decoder input Y_N[377] = 16.5878</text:p>
      <text:p text:style-name="Standard">Decoder input Y_N[378] = 12.3116</text:p>
      <text:p text:style-name="Standard">Decoder input Y_N[379] = 8.10231</text:p>
      <text:p text:style-name="Standard">Decoder input Y_N[380] = 7.48595</text:p>
      <text:p text:style-name="Standard">Decoder input Y_N[381] = 11.7944</text:p>
      <text:p text:style-name="Standard">Decoder input Y_N[382] = 17.4849</text:p>
      <text:p text:style-name="Standard">Decoder input Y_N[383] = 17.533</text:p>
      <text:p text:style-name="Standard">Decoder input Y_N[384] = 5.46392</text:p>
      <text:p text:style-name="Standard">Decoder input Y_N[385] = 9.46589</text:p>
      <text:p text:style-name="Standard">Decoder input Y_N[386] = 4.28043</text:p>
      <text:p text:style-name="Standard">Decoder input Y_N[387] = 13.794</text:p>
      <text:p text:style-name="Standard">Decoder input Y_N[388] = 2.40594</text:p>
      <text:p text:style-name="Standard">Decoder input Y_N[389] = 8.89863</text:p>
      <text:p text:style-name="Standard">Decoder input Y_N[390] = 15.8103</text:p>
      <text:p text:style-name="Standard">Decoder input Y_N[391] = 7.8879</text:p>
      <text:p text:style-name="Standard">Decoder input Y_N[392] = 8.97758</text:p>
      <text:p text:style-name="Standard">Decoder input Y_N[393] = 5.81007</text:p>
      <text:p text:style-name="Standard">Decoder input Y_N[394] = 6.77796</text:p>
      <text:p text:style-name="Standard">Decoder input Y_N[395] = 16.9258</text:p>
      <text:p text:style-name="Standard">Decoder input Y_N[396] = 5.40797</text:p>
      <text:p text:style-name="Standard"><text:soft-page-break/>Decoder input Y_N[397] = 15.8945</text:p>
      <text:p text:style-name="Standard">Decoder input Y_N[398] = 9.34295</text:p>
      <text:p text:style-name="Standard">Decoder input Y_N[399] = 7.14849</text:p>
      <text:p text:style-name="Standard">Decoder input Y_N[400] = 11.274</text:p>
      <text:p text:style-name="Standard">Decoder input Y_N[401] = 15.2303</text:p>
      <text:p text:style-name="Standard">Decoder input Y_N[402] = 11.2091</text:p>
      <text:p text:style-name="Standard">Decoder input Y_N[403] = 9.37919</text:p>
      <text:p text:style-name="Standard">Decoder input Y_N[404] = 9.19178</text:p>
      <text:p text:style-name="Standard">Decoder input Y_N[405] = 9.72765</text:p>
      <text:p text:style-name="Standard">Decoder input Y_N[406] = 9.6261</text:p>
      <text:p text:style-name="Standard">Decoder input Y_N[407] = 13.4533</text:p>
      <text:p text:style-name="Standard">Decoder input Y_N[408] = 2.31343</text:p>
      <text:p text:style-name="Standard">Decoder input Y_N[409] = 8.6193</text:p>
      <text:p text:style-name="Standard">Decoder input Y_N[410] = 12.4307</text:p>
      <text:p text:style-name="Standard">Decoder input Y_N[411] = 1.83674</text:p>
      <text:p text:style-name="Standard">Decoder input Y_N[412] = 9.36591</text:p>
      <text:p text:style-name="Standard">Decoder input Y_N[413] = 12.8164</text:p>
      <text:p text:style-name="Standard">Decoder input Y_N[414] = 9.38146</text:p>
      <text:p text:style-name="Standard">Decoder input Y_N[415] = 2.30683</text:p>
      <text:p text:style-name="Standard">Decoder input Y_N[416] = 14.2507</text:p>
      <text:p text:style-name="Standard">Decoder input Y_N[417] = 10.3471</text:p>
      <text:p text:style-name="Standard">Decoder input Y_N[418] = 9.17346</text:p>
      <text:p text:style-name="Standard">Decoder input Y_N[419] = 9.84922</text:p>
      <text:p text:style-name="Standard">Decoder input Y_N[420] = 13.4375</text:p>
      <text:p text:style-name="Standard">Decoder input Y_N[421] = 12.8725</text:p>
      <text:p text:style-name="Standard">Decoder input Y_N[422] = 4.76561</text:p>
      <text:p text:style-name="Standard">Decoder input Y_N[423] = 4.34584</text:p>
      <text:p text:style-name="Standard">Decoder input Y_N[424] = 11.6899</text:p>
      <text:p text:style-name="Standard">Decoder input Y_N[425] = 18.4782</text:p>
      <text:p text:style-name="Standard">Decoder input Y_N[426] = 14.4888</text:p>
      <text:p text:style-name="Standard">Decoder input Y_N[427] = 15.8613</text:p>
      <text:p text:style-name="Standard">Decoder input Y_N[428] = 14.6363</text:p>
      <text:p text:style-name="Standard">Decoder input Y_N[429] = 20.2956</text:p>
      <text:p text:style-name="Standard">Decoder input Y_N[430] = 13.479</text:p>
      <text:p text:style-name="Standard">Decoder input Y_N[431] = 12.2091</text:p>
      <text:p text:style-name="Standard">Decoder input Y_N[432] = 10.343</text:p>
      <text:p text:style-name="Standard">Decoder input Y_N[433] = 16.8047</text:p>
      <text:p text:style-name="Standard">Decoder input Y_N[434] = 16.1813</text:p>
      <text:p text:style-name="Standard">Decoder input Y_N[435] = 7.70212</text:p>
      <text:p text:style-name="Standard">Decoder input Y_N[436] = 9.03149</text:p>
      <text:p text:style-name="Standard">Decoder input Y_N[437] = 7.12304</text:p>
      <text:p text:style-name="Standard">Decoder input Y_N[438] = 10.5734</text:p>
      <text:p text:style-name="Standard">Decoder input Y_N[439] = 11.8815</text:p>
      <text:p text:style-name="Standard">Decoder input Y_N[440] = 12.1881</text:p>
      <text:p text:style-name="Standard">Decoder input Y_N[441] = 11.4525</text:p>
      <text:p text:style-name="Standard">Decoder input Y_N[442] = 10.5906</text:p>
      <text:p text:style-name="Standard">Decoder input Y_N[443] = 4.68956</text:p>
      <text:p text:style-name="Standard">Decoder input Y_N[444] = 14.0908</text:p>
      <text:p text:style-name="Standard">Decoder input Y_N[445] = 7.85862</text:p>
      <text:p text:style-name="Standard">Decoder input Y_N[446] = 10.9403</text:p>
      <text:p text:style-name="Standard">Decoder input Y_N[447] = 20.6435</text:p>
      <text:p text:style-name="Standard">Decoder input Y_N[448] = 11.9271</text:p>
      <text:p text:style-name="Standard"><text:soft-page-break/>Decoder input Y_N[449] = 12.8584</text:p>
      <text:p text:style-name="Standard">Decoder input Y_N[450] = 9.49522</text:p>
      <text:p text:style-name="Standard">Decoder input Y_N[451] = 12.3446</text:p>
      <text:p text:style-name="Standard">Decoder input Y_N[452] = 17.4916</text:p>
      <text:p text:style-name="Standard">Decoder input Y_N[453] = 3.28628</text:p>
      <text:p text:style-name="Standard">Decoder input Y_N[454] = 12.314</text:p>
      <text:p text:style-name="Standard">Decoder input Y_N[455] = 11.5685</text:p>
      <text:p text:style-name="Standard">Decoder input Y_N[456] = 10.5342</text:p>
      <text:p text:style-name="Standard">Decoder input Y_N[457] = 9.30877</text:p>
      <text:p text:style-name="Standard">Decoder input Y_N[458] = 1.45197</text:p>
      <text:p text:style-name="Standard">Decoder input Y_N[459] = 13.6266</text:p>
      <text:p text:style-name="Standard">Decoder input Y_N[460] = 6.6075</text:p>
      <text:p text:style-name="Standard">Decoder input Y_N[461] = 15.9851</text:p>
      <text:p text:style-name="Standard">Decoder input Y_N[462] = 20.2353</text:p>
      <text:p text:style-name="Standard">Decoder input Y_N[463] = 1.69608</text:p>
      <text:p text:style-name="Standard">Decoder input Y_N[464] = 10.8751</text:p>
      <text:p text:style-name="Standard">Decoder input Y_N[465] = 12.4049</text:p>
      <text:p text:style-name="Standard">Decoder input Y_N[466] = 0.462191</text:p>
      <text:p text:style-name="Standard">Decoder input Y_N[467] = 7.23457</text:p>
      <text:p text:style-name="Standard">Decoder input Y_N[468] = 12.5052</text:p>
      <text:p text:style-name="Standard">Decoder input Y_N[469] = 9.95758</text:p>
      <text:p text:style-name="Standard">Decoder input Y_N[470] = 11.4282</text:p>
      <text:p text:style-name="Standard">Decoder input Y_N[471] = 12.6632</text:p>
      <text:p text:style-name="Standard">Decoder input Y_N[472] = 10.7751</text:p>
      <text:p text:style-name="Standard">Decoder input Y_N[473] = 9.19801</text:p>
      <text:p text:style-name="Standard">Decoder input Y_N[474] = 9.62811</text:p>
      <text:p text:style-name="Standard">Decoder input Y_N[475] = 9.55894</text:p>
      <text:p text:style-name="Standard">Decoder input Y_N[476] = 14.6519</text:p>
      <text:p text:style-name="Standard">Decoder input Y_N[477] = 7.86689</text:p>
      <text:p text:style-name="Standard">Decoder input Y_N[478] = 14.9109</text:p>
      <text:p text:style-name="Standard">Decoder input Y_N[479] = 12.2867</text:p>
      <text:p text:style-name="Standard">Decoder input Y_N[480] = 13.6113</text:p>
      <text:p text:style-name="Standard">Decoder input Y_N[481] = 6.71174</text:p>
      <text:p text:style-name="Standard">Decoder input Y_N[482] = 10.0868</text:p>
      <text:p text:style-name="Standard">Decoder input Y_N[483] = 11.68</text:p>
      <text:p text:style-name="Standard">Decoder input Y_N[484] = -4.18851</text:p>
      <text:p text:style-name="Standard">Decoder input Y_N[485] = -2.35079</text:p>
      <text:p text:style-name="Standard">Decoder input Y_N[486] = 18.974</text:p>
      <text:p text:style-name="Standard">Decoder input Y_N[487] = 7.409</text:p>
      <text:p text:style-name="Standard">Decoder input Y_N[488] = 15.2821</text:p>
      <text:p text:style-name="Standard">Decoder input Y_N[489] = 0.0262869</text:p>
      <text:p text:style-name="Standard">Decoder input Y_N[490] = 13.8919</text:p>
      <text:p text:style-name="Standard">Decoder input Y_N[491] = 13.5339</text:p>
      <text:p text:style-name="Standard">Decoder input Y_N[492] = 16.6026</text:p>
      <text:p text:style-name="Standard">Decoder input Y_N[493] = 11.2124</text:p>
      <text:p text:style-name="Standard">Decoder input Y_N[494] = 13.1496</text:p>
      <text:p text:style-name="Standard">Decoder input Y_N[495] = 5.37161</text:p>
      <text:p text:style-name="Standard">Decoder input Y_N[496] = 10.4595</text:p>
      <text:p text:style-name="Standard">Decoder input Y_N[497] = 6.64724</text:p>
      <text:p text:style-name="Standard">Decoder input Y_N[498] = 10.745</text:p>
      <text:p text:style-name="Standard">Decoder input Y_N[499] = 16.4356</text:p>
      <text:p text:style-name="Standard">Decoder input Y_N[500] = 5.85</text:p>
      <text:p text:style-name="Standard"><text:soft-page-break/>Decoder input Y_N[501] = 7.71031</text:p>
      <text:p text:style-name="Standard">Decoder input Y_N[502] = 15.6742</text:p>
      <text:p text:style-name="Standard">Decoder input Y_N[503] = 10.9426</text:p>
      <text:p text:style-name="Standard">Decoder input Y_N[504] = 4.01144</text:p>
      <text:p text:style-name="Standard">Decoder input Y_N[505] = 3.6985</text:p>
      <text:p text:style-name="Standard">Decoder input Y_N[506] = 5.66522</text:p>
      <text:p text:style-name="Standard">Decoder input Y_N[507] = 12.4885</text:p>
      <text:p text:style-name="Standard">Decoder input Y_N[508] = 8.22532</text:p>
      <text:p text:style-name="Standard">Decoder input Y_N[509] = 11.4532</text:p>
      <text:p text:style-name="Standard">Decoder input Y_N[510] = 10.4027</text:p>
      <text:p text:style-name="Standard">Decoder input Y_N[511] = 17.8945</text:p>
      <text:p text:style-name="Standard">Decoder input Y_N[512] = 12.8188</text:p>
      <text:p text:style-name="Standard">Decoder input Y_N[513] = 11.8909</text:p>
      <text:p text:style-name="Standard">Decoder input Y_N[514] = 7.902</text:p>
      <text:p text:style-name="Standard">Decoder input Y_N[515] = 10.2561</text:p>
      <text:p text:style-name="Standard">Decoder input Y_N[516] = 7.90671</text:p>
      <text:p text:style-name="Standard">Decoder input Y_N[517] = 12.8768</text:p>
      <text:p text:style-name="Standard">Decoder input Y_N[518] = 5.56644</text:p>
      <text:p text:style-name="Standard">Decoder input Y_N[519] = 14.5813</text:p>
      <text:p text:style-name="Standard">Decoder input Y_N[520] = 13.1377</text:p>
      <text:p text:style-name="Standard">Decoder input Y_N[521] = 13.657</text:p>
      <text:p text:style-name="Standard">Decoder input Y_N[522] = 10.6309</text:p>
      <text:p text:style-name="Standard">Decoder input Y_N[523] = 12.5761</text:p>
      <text:p text:style-name="Standard">Decoder input Y_N[524] = 11.579</text:p>
      <text:p text:style-name="Standard">Decoder input Y_N[525] = 7.51545</text:p>
      <text:p text:style-name="Standard">Decoder input Y_N[526] = 15.4728</text:p>
      <text:p text:style-name="Standard">Decoder input Y_N[527] = 7.53006</text:p>
      <text:p text:style-name="Standard">Decoder input Y_N[528] = 14.0513</text:p>
      <text:p text:style-name="Standard">Decoder input Y_N[529] = 11.8101</text:p>
      <text:p text:style-name="Standard">Decoder input Y_N[530] = 12.41</text:p>
      <text:p text:style-name="Standard">Decoder input Y_N[531] = 16.2554</text:p>
      <text:p text:style-name="Standard">Decoder input Y_N[532] = 3.56127</text:p>
      <text:p text:style-name="Standard">Decoder input Y_N[533] = 16.6453</text:p>
      <text:p text:style-name="Standard">Decoder input Y_N[534] = 18.4744</text:p>
      <text:p text:style-name="Standard">Decoder input Y_N[535] = 17.5667</text:p>
      <text:p text:style-name="Standard">Decoder input Y_N[536] = 11.0876</text:p>
      <text:p text:style-name="Standard">Decoder input Y_N[537] = 13.8036</text:p>
      <text:p text:style-name="Standard">Decoder input Y_N[538] = 12.2061</text:p>
      <text:p text:style-name="Standard">Decoder input Y_N[539] = 9.11454</text:p>
      <text:p text:style-name="Standard">Decoder input Y_N[540] = 12.6953</text:p>
      <text:p text:style-name="Standard">Decoder input Y_N[541] = 6.50022</text:p>
      <text:p text:style-name="Standard">Decoder input Y_N[542] = 13.9185</text:p>
      <text:p text:style-name="Standard">Decoder input Y_N[543] = 6.81954</text:p>
      <text:p text:style-name="Standard">Decoder input Y_N[544] = 5.60003</text:p>
      <text:p text:style-name="Standard">Decoder input Y_N[545] = 13.623</text:p>
      <text:p text:style-name="Standard">Decoder input Y_N[546] = 8.92857</text:p>
      <text:p text:style-name="Standard">Decoder input Y_N[547] = 9.71205</text:p>
      <text:p text:style-name="Standard">Decoder input Y_N[548] = 8.42196</text:p>
      <text:p text:style-name="Standard">Decoder input Y_N[549] = 5.60026</text:p>
      <text:p text:style-name="Standard">Decoder input Y_N[550] = 11.1704</text:p>
      <text:p text:style-name="Standard">Decoder input Y_N[551] = 14.1776</text:p>
      <text:p text:style-name="Standard">Decoder input Y_N[552] = 16.0753</text:p>
      <text:p text:style-name="Standard"><text:soft-page-break/>Decoder input Y_N[553] = 5.22221</text:p>
      <text:p text:style-name="Standard">Decoder input Y_N[554] = 5.42005</text:p>
      <text:p text:style-name="Standard">Decoder input Y_N[555] = 9.87064</text:p>
      <text:p text:style-name="Standard">Decoder input Y_N[556] = 3.92397</text:p>
      <text:p text:style-name="Standard">Decoder input Y_N[557] = 11.6645</text:p>
      <text:p text:style-name="Standard">Decoder input Y_N[558] = 8.88381</text:p>
      <text:p text:style-name="Standard">Decoder input Y_N[559] = 10.2267</text:p>
      <text:p text:style-name="Standard">Decoder input Y_N[560] = 2.73349</text:p>
      <text:p text:style-name="Standard">Decoder input Y_N[561] = 3.07726</text:p>
      <text:p text:style-name="Standard">Decoder input Y_N[562] = 11.4015</text:p>
      <text:p text:style-name="Standard">Decoder input Y_N[563] = 9.39359</text:p>
      <text:p text:style-name="Standard">Decoder input Y_N[564] = 14.3589</text:p>
      <text:p text:style-name="Standard">Decoder input Y_N[565] = 10.8341</text:p>
      <text:p text:style-name="Standard">Decoder input Y_N[566] = 26.8369</text:p>
      <text:p text:style-name="Standard">Decoder input Y_N[567] = 9.52893</text:p>
      <text:p text:style-name="Standard">Decoder input Y_N[568] = 14.557</text:p>
      <text:p text:style-name="Standard">Decoder input Y_N[569] = 14.6699</text:p>
      <text:p text:style-name="Standard">Decoder input Y_N[570] = 18.3787</text:p>
      <text:p text:style-name="Standard">Decoder input Y_N[571] = 10.7187</text:p>
      <text:p text:style-name="Standard">Decoder input Y_N[572] = 14.3364</text:p>
      <text:p text:style-name="Standard">Decoder input Y_N[573] = 8.10149</text:p>
      <text:p text:style-name="Standard">Decoder input Y_N[574] = 9.29013</text:p>
      <text:p text:style-name="Standard">Decoder input Y_N[575] = 7.52953</text:p>
      <text:p text:style-name="Standard">Decoder input Y_N[576] = 3.54027</text:p>
      <text:p text:style-name="Standard">Decoder input Y_N[577] = 9.74021</text:p>
      <text:p text:style-name="Standard">Decoder input Y_N[578] = 15.2315</text:p>
      <text:p text:style-name="Standard">Decoder input Y_N[579] = 5.99525</text:p>
      <text:p text:style-name="Standard">Decoder input Y_N[580] = 13.4384</text:p>
      <text:p text:style-name="Standard">Decoder input Y_N[581] = 14.8695</text:p>
      <text:p text:style-name="Standard">Decoder input Y_N[582] = 21.006</text:p>
      <text:p text:style-name="Standard">Decoder input Y_N[583] = 8.64561</text:p>
      <text:p text:style-name="Standard">Decoder input Y_N[584] = 6.49271</text:p>
      <text:p text:style-name="Standard">Decoder input Y_N[585] = 11.6406</text:p>
      <text:p text:style-name="Standard">Decoder input Y_N[586] = 10.6601</text:p>
      <text:p text:style-name="Standard">Decoder input Y_N[587] = 10.1424</text:p>
      <text:p text:style-name="Standard">Decoder input Y_N[588] = 3.21611</text:p>
      <text:p text:style-name="Standard">Decoder input Y_N[589] = 11.0698</text:p>
      <text:p text:style-name="Standard">Decoder input Y_N[590] = 9.93417</text:p>
      <text:p text:style-name="Standard">Decoder input Y_N[591] = 2.51659</text:p>
      <text:p text:style-name="Standard">Decoder input Y_N[592] = 11.6795</text:p>
      <text:p text:style-name="Standard">Decoder input Y_N[593] = 2.49029</text:p>
      <text:p text:style-name="Standard">Decoder input Y_N[594] = 9.29865</text:p>
      <text:p text:style-name="Standard">Decoder input Y_N[595] = 15.0693</text:p>
      <text:p text:style-name="Standard">Decoder input Y_N[596] = 14.2709</text:p>
      <text:p text:style-name="Standard">Decoder input Y_N[597] = 12.5355</text:p>
      <text:p text:style-name="Standard">Decoder input Y_N[598] = 10.6328</text:p>
      <text:p text:style-name="Standard">Decoder input Y_N[599] = 15.2691</text:p>
      <text:p text:style-name="Standard">Decoder input Y_N[600] = 11.9833</text:p>
      <text:p text:style-name="Standard">Decoder input Y_N[601] = 17.6005</text:p>
      <text:p text:style-name="Standard">Decoder input Y_N[602] = 14.5758</text:p>
      <text:p text:style-name="Standard">Decoder input Y_N[603] = 10.978</text:p>
      <text:p text:style-name="Standard">Decoder input Y_N[604] = 8.70785</text:p>
      <text:p text:style-name="Standard"><text:soft-page-break/>Decoder input Y_N[605] = 9.89684</text:p>
      <text:p text:style-name="Standard">Decoder input Y_N[606] = 11.4938</text:p>
      <text:p text:style-name="Standard">Decoder input Y_N[607] = 9.8785</text:p>
      <text:p text:style-name="Standard">Decoder input Y_N[608] = 15.6452</text:p>
      <text:p text:style-name="Standard">Decoder input Y_N[609] = 11.9391</text:p>
      <text:p text:style-name="Standard">Decoder input Y_N[610] = 15.9934</text:p>
      <text:p text:style-name="Standard">Decoder input Y_N[611] = 14.2199</text:p>
      <text:p text:style-name="Standard">Decoder input Y_N[612] = 13.2308</text:p>
      <text:p text:style-name="Standard">Decoder input Y_N[613] = 5.20191</text:p>
      <text:p text:style-name="Standard">Decoder input Y_N[614] = 7.97168</text:p>
      <text:p text:style-name="Standard">Decoder input Y_N[615] = 11.399</text:p>
      <text:p text:style-name="Standard">Decoder input Y_N[616] = 7.82716</text:p>
      <text:p text:style-name="Standard">Decoder input Y_N[617] = 12.2731</text:p>
      <text:p text:style-name="Standard">Decoder input Y_N[618] = 8.28303</text:p>
      <text:p text:style-name="Standard">Decoder input Y_N[619] = 12.7478</text:p>
      <text:p text:style-name="Standard">Decoder input Y_N[620] = 10.4821</text:p>
      <text:p text:style-name="Standard">Decoder input Y_N[621] = 9.48259</text:p>
      <text:p text:style-name="Standard">Decoder input Y_N[622] = 7.34633</text:p>
      <text:p text:style-name="Standard">Decoder input Y_N[623] = 9.24394</text:p>
      <text:p text:style-name="Standard">Decoder input Y_N[624] = 17.9788</text:p>
      <text:p text:style-name="Standard">Decoder input Y_N[625] = 9.15246</text:p>
      <text:p text:style-name="Standard">Decoder input Y_N[626] = 12.6769</text:p>
      <text:p text:style-name="Standard">Decoder input Y_N[627] = 16.2381</text:p>
      <text:p text:style-name="Standard">Decoder input Y_N[628] = 10.1681</text:p>
      <text:p text:style-name="Standard">Decoder input Y_N[629] = 7.59993</text:p>
      <text:p text:style-name="Standard">Decoder input Y_N[630] = 12.6098</text:p>
      <text:p text:style-name="Standard">Decoder input Y_N[631] = 11.7074</text:p>
      <text:p text:style-name="Standard">Decoder input Y_N[632] = 11.6397</text:p>
      <text:p text:style-name="Standard">Decoder input Y_N[633] = 5.70143</text:p>
      <text:p text:style-name="Standard">Decoder input Y_N[634] = 13.5595</text:p>
      <text:p text:style-name="Standard">Decoder input Y_N[635] = 6.64777</text:p>
      <text:p text:style-name="Standard">Decoder input Y_N[636] = 18.0811</text:p>
      <text:p text:style-name="Standard">Decoder input Y_N[637] = 6.97558</text:p>
      <text:p text:style-name="Standard">Decoder input Y_N[638] = 11.4509</text:p>
      <text:p text:style-name="Standard">Decoder input Y_N[639] = 3.8775</text:p>
      <text:p text:style-name="Standard">Decoder input Y_N[640] = 12.3821</text:p>
      <text:p text:style-name="Standard">Decoder input Y_N[641] = 7.75475</text:p>
      <text:p text:style-name="Standard">Decoder input Y_N[642] = 8.44071</text:p>
      <text:p text:style-name="Standard">Decoder input Y_N[643] = 8.28485</text:p>
      <text:p text:style-name="Standard">Decoder input Y_N[644] = 14.2969</text:p>
      <text:p text:style-name="Standard">Decoder input Y_N[645] = 15.0403</text:p>
      <text:p text:style-name="Standard">Decoder input Y_N[646] = 11.3751</text:p>
      <text:p text:style-name="Standard">Decoder input Y_N[647] = 14.357</text:p>
      <text:p text:style-name="Standard">Encoder output index 0 -&gt; 0</text:p>
      <text:p text:style-name="Standard">Encoder output index 1 -&gt; 0</text:p>
      <text:p text:style-name="Standard">Encoder output index 2 -&gt; 1</text:p>
      <text:p text:style-name="Standard">Encoder output index 3 -&gt; 0</text:p>
      <text:p text:style-name="Standard">Encoder output index 4 -&gt; 0</text:p>
      <text:p text:style-name="Standard">Encoder output index 5 -&gt; 1</text:p>
      <text:p text:style-name="Standard">Encoder output index 6 -&gt; 1</text:p>
      <text:p text:style-name="Standard">Encoder output index 7 -&gt; 0</text:p>
      <text:p text:style-name="Standard">Encoder output index 8 -&gt; 0</text:p>
      <text:p text:style-name="Standard"><text:soft-page-break/>Encoder output index 9 -&gt; 1</text:p>
      <text:p text:style-name="Standard">Encoder output index 10 -&gt; 1</text:p>
      <text:p text:style-name="Standard">Encoder output index 11 -&gt; 1</text:p>
      <text:p text:style-name="Standard">Encoder output index 12 -&gt; 0</text:p>
      <text:p text:style-name="Standard">Encoder output index 13 -&gt; 0</text:p>
      <text:p text:style-name="Standard">Encoder output index 14 -&gt; 1</text:p>
      <text:p text:style-name="Standard">Encoder output index 15 -&gt; 1</text:p>
      <text:p text:style-name="Standard">Encoder output index 16 -&gt; 1</text:p>
      <text:p text:style-name="Standard">Encoder output index 17 -&gt; 1</text:p>
      <text:p text:style-name="Standard">Encoder output index 18 -&gt; 1</text:p>
      <text:p text:style-name="Standard">Encoder output index 19 -&gt; 1</text:p>
      <text:p text:style-name="Standard">Encoder output index 20 -&gt; 1</text:p>
      <text:p text:style-name="Standard">Encoder output index 21 -&gt; 1</text:p>
      <text:p text:style-name="Standard">Encoder output index 22 -&gt; 0</text:p>
      <text:p text:style-name="Standard">Encoder output index 23 -&gt; 0</text:p>
      <text:p text:style-name="Standard">Encoder output index 24 -&gt; 1</text:p>
      <text:p text:style-name="Standard">Encoder output index 25 -&gt; 0</text:p>
      <text:p text:style-name="Standard">Encoder output index 26 -&gt; 0</text:p>
      <text:p text:style-name="Standard">Encoder output index 27 -&gt; 0</text:p>
      <text:p text:style-name="Standard">Encoder output index 28 -&gt; 1</text:p>
      <text:p text:style-name="Standard">Encoder output index 29 -&gt; 1</text:p>
      <text:p text:style-name="Standard">Encoder output index 30 -&gt; 0</text:p>
      <text:p text:style-name="Standard">Encoder output index 31 -&gt; 0</text:p>
      <text:p text:style-name="Standard">Encoder output index 32 -&gt; 1</text:p>
      <text:p text:style-name="Standard">Encoder output index 33 -&gt; 1</text:p>
      <text:p text:style-name="Standard">Encoder output index 34 -&gt; 1</text:p>
      <text:p text:style-name="Standard">Encoder output index 35 -&gt; 1</text:p>
      <text:p text:style-name="Standard">Encoder output index 36 -&gt; 0</text:p>
      <text:p text:style-name="Standard">Encoder output index 37 -&gt; 1</text:p>
      <text:p text:style-name="Standard">Encoder output index 38 -&gt; 0</text:p>
      <text:p text:style-name="Standard">Encoder output index 39 -&gt; 1</text:p>
      <text:p text:style-name="Standard">Encoder output index 40 -&gt; 1</text:p>
      <text:p text:style-name="Standard">Encoder output index 41 -&gt; 1</text:p>
      <text:p text:style-name="Standard">Encoder output index 42 -&gt; 0</text:p>
      <text:p text:style-name="Standard">Encoder output index 43 -&gt; 0</text:p>
      <text:p text:style-name="Standard">Encoder output index 44 -&gt; 1</text:p>
      <text:p text:style-name="Standard">Encoder output index 45 -&gt; 1</text:p>
      <text:p text:style-name="Standard">Encoder output index 46 -&gt; 1</text:p>
      <text:p text:style-name="Standard">Encoder output index 47 -&gt; 1</text:p>
      <text:p text:style-name="Standard">Encoder output index 48 -&gt; 0</text:p>
      <text:p text:style-name="Standard">Encoder output index 49 -&gt; 0</text:p>
      <text:p text:style-name="Standard">Encoder output index 50 -&gt; 1</text:p>
      <text:p text:style-name="Standard">Encoder output index 51 -&gt; 1</text:p>
      <text:p text:style-name="Standard">Encoder output index 52 -&gt; 1</text:p>
      <text:p text:style-name="Standard">Encoder output index 53 -&gt; 0</text:p>
      <text:p text:style-name="Standard">Encoder output index 54 -&gt; 0</text:p>
      <text:p text:style-name="Standard">Encoder output index 55 -&gt; 1</text:p>
      <text:p text:style-name="Standard">Encoder output index 56 -&gt; 0</text:p>
      <text:p text:style-name="Standard">Encoder output index 57 -&gt; 1</text:p>
      <text:p text:style-name="Standard">Encoder output index 58 -&gt; 0</text:p>
      <text:p text:style-name="Standard">Encoder output index 59 -&gt; 0</text:p>
      <text:p text:style-name="Standard">Encoder output index 60 -&gt; 0</text:p>
      <text:p text:style-name="Standard"><text:soft-page-break/>Encoder output index 61 -&gt; 0</text:p>
      <text:p text:style-name="Standard">Encoder output index 62 -&gt; 1</text:p>
      <text:p text:style-name="Standard">Encoder output index 63 -&gt; 0</text:p>
      <text:p text:style-name="Standard">Encoder output index 64 -&gt; 1</text:p>
      <text:p text:style-name="Standard">Encoder output index 65 -&gt; 1</text:p>
      <text:p text:style-name="Standard">Encoder output index 66 -&gt; 1</text:p>
      <text:p text:style-name="Standard">Encoder output index 67 -&gt; 1</text:p>
      <text:p text:style-name="Standard">Encoder output index 68 -&gt; 0</text:p>
      <text:p text:style-name="Standard">Encoder output index 69 -&gt; 1</text:p>
      <text:p text:style-name="Standard">Encoder output index 70 -&gt; 0</text:p>
      <text:p text:style-name="Standard">Encoder output index 71 -&gt; 0</text:p>
      <text:p text:style-name="Standard">Encoder output index 72 -&gt; 0</text:p>
      <text:p text:style-name="Standard">Encoder output index 73 -&gt; 1</text:p>
      <text:p text:style-name="Standard">Encoder output index 74 -&gt; 0</text:p>
      <text:p text:style-name="Standard">Encoder output index 75 -&gt; 1</text:p>
      <text:p text:style-name="Standard">Encoder output index 76 -&gt; 1</text:p>
      <text:p text:style-name="Standard">Encoder output index 77 -&gt; 0</text:p>
      <text:p text:style-name="Standard">Encoder output index 78 -&gt; 0</text:p>
      <text:p text:style-name="Standard">Encoder output index 79 -&gt; 0</text:p>
      <text:p text:style-name="Standard">Encoder output index 80 -&gt; 1</text:p>
      <text:p text:style-name="Standard">Encoder output index 81 -&gt; 0</text:p>
      <text:p text:style-name="Standard">Encoder output index 82 -&gt; 0</text:p>
      <text:p text:style-name="Standard">Encoder output index 83 -&gt; 0</text:p>
      <text:p text:style-name="Standard">Encoder output index 84 -&gt; 1</text:p>
      <text:p text:style-name="Standard">Encoder output index 85 -&gt; 1</text:p>
      <text:p text:style-name="Standard">Encoder output index 86 -&gt; 0</text:p>
      <text:p text:style-name="Standard">Encoder output index 87 -&gt; 0</text:p>
      <text:p text:style-name="Standard">Encoder output index 88 -&gt; 0</text:p>
      <text:p text:style-name="Standard">Encoder output index 89 -&gt; 0</text:p>
      <text:p text:style-name="Standard">Encoder output index 90 -&gt; 1</text:p>
      <text:p text:style-name="Standard">Encoder output index 91 -&gt; 1</text:p>
      <text:p text:style-name="Standard">Encoder output index 92 -&gt; 0</text:p>
      <text:p text:style-name="Standard">Encoder output index 93 -&gt; 0</text:p>
      <text:p text:style-name="Standard">Encoder output index 94 -&gt; 1</text:p>
      <text:p text:style-name="Standard">Encoder output index 95 -&gt; 0</text:p>
      <text:p text:style-name="Standard">Encoder output index 96 -&gt; 1</text:p>
      <text:p text:style-name="Standard">Encoder output index 97 -&gt; 1</text:p>
      <text:p text:style-name="Standard">Encoder output index 98 -&gt; 1</text:p>
      <text:p text:style-name="Standard">Encoder output index 99 -&gt; 0</text:p>
      <text:p text:style-name="Standard">Encoder output index 100 -&gt; 1</text:p>
      <text:p text:style-name="Standard">Encoder output index 101 -&gt; 1</text:p>
      <text:p text:style-name="Standard">Encoder output index 102 -&gt; 0</text:p>
      <text:p text:style-name="Standard">Encoder output index 103 -&gt; 1</text:p>
      <text:p text:style-name="Standard">Encoder output index 104 -&gt; 0</text:p>
      <text:p text:style-name="Standard">Encoder output index 105 -&gt; 1</text:p>
      <text:p text:style-name="Standard">Encoder output index 106 -&gt; 1</text:p>
      <text:p text:style-name="Standard">Encoder output index 107 -&gt; 1</text:p>
      <text:p text:style-name="Standard">Encoder output index 108 -&gt; 1</text:p>
      <text:p text:style-name="Standard">Encoder output index 109 -&gt; 1</text:p>
      <text:p text:style-name="Standard">Encoder output index 110 -&gt; 0</text:p>
      <text:p text:style-name="Standard">Encoder output index 111 -&gt; 1</text:p>
      <text:p text:style-name="Standard">Encoder output index 112 -&gt; 1</text:p>
      <text:p text:style-name="Standard"><text:soft-page-break/>Encoder output index 113 -&gt; 1</text:p>
      <text:p text:style-name="Standard">Encoder output index 114 -&gt; 0</text:p>
      <text:p text:style-name="Standard">Encoder output index 115 -&gt; 1</text:p>
      <text:p text:style-name="Standard">Encoder output index 116 -&gt; 0</text:p>
      <text:p text:style-name="Standard">Encoder output index 117 -&gt; 1</text:p>
      <text:p text:style-name="Standard">Encoder output index 118 -&gt; 0</text:p>
      <text:p text:style-name="Standard">Encoder output index 119 -&gt; 0</text:p>
      <text:p text:style-name="Standard">Encoder output index 120 -&gt; 0</text:p>
      <text:p text:style-name="Standard">Encoder output index 121 -&gt; 1</text:p>
      <text:p text:style-name="Standard">Encoder output index 122 -&gt; 1</text:p>
      <text:p text:style-name="Standard">Encoder output index 123 -&gt; 0</text:p>
      <text:p text:style-name="Standard">Encoder output index 124 -&gt; 1</text:p>
      <text:p text:style-name="Standard">Encoder output index 125 -&gt; 0</text:p>
      <text:p text:style-name="Standard">Encoder output index 126 -&gt; 0</text:p>
      <text:p text:style-name="Standard">Encoder output index 127 -&gt; 1</text:p>
      <text:p text:style-name="Standard">Encoder output index 128 -&gt; 1</text:p>
      <text:p text:style-name="Standard">Encoder output index 129 -&gt; 1</text:p>
      <text:p text:style-name="Standard">Encoder output index 130 -&gt; 0</text:p>
      <text:p text:style-name="Standard">Encoder output index 131 -&gt; 0</text:p>
      <text:p text:style-name="Standard">Encoder output index 132 -&gt; 0</text:p>
      <text:p text:style-name="Standard">Encoder output index 133 -&gt; 0</text:p>
      <text:p text:style-name="Standard">Encoder output index 134 -&gt; 0</text:p>
      <text:p text:style-name="Standard">Encoder output index 135 -&gt; 0</text:p>
      <text:p text:style-name="Standard">Encoder output index 136 -&gt; 1</text:p>
      <text:p text:style-name="Standard">Encoder output index 137 -&gt; 1</text:p>
      <text:p text:style-name="Standard">Encoder output index 138 -&gt; 1</text:p>
      <text:p text:style-name="Standard">Encoder output index 139 -&gt; 0</text:p>
      <text:p text:style-name="Standard">Encoder output index 140 -&gt; 1</text:p>
      <text:p text:style-name="Standard">Encoder output index 141 -&gt; 0</text:p>
      <text:p text:style-name="Standard">Encoder output index 142 -&gt; 1</text:p>
      <text:p text:style-name="Standard">Encoder output index 143 -&gt; 0</text:p>
      <text:p text:style-name="Standard">Encoder output index 144 -&gt; 1</text:p>
      <text:p text:style-name="Standard">Encoder output index 145 -&gt; 1</text:p>
      <text:p text:style-name="Standard">Encoder output index 146 -&gt; 1</text:p>
      <text:p text:style-name="Standard">Encoder output index 147 -&gt; 0</text:p>
      <text:p text:style-name="Standard">Encoder output index 148 -&gt; 0</text:p>
      <text:p text:style-name="Standard">Encoder output index 149 -&gt; 1</text:p>
      <text:p text:style-name="Standard">Encoder output index 150 -&gt; 0</text:p>
      <text:p text:style-name="Standard">Encoder output index 151 -&gt; 1</text:p>
      <text:p text:style-name="Standard">Encoder output index 152 -&gt; 0</text:p>
      <text:p text:style-name="Standard">Encoder output index 153 -&gt; 1</text:p>
      <text:p text:style-name="Standard">Encoder output index 154 -&gt; 0</text:p>
      <text:p text:style-name="Standard">Encoder output index 155 -&gt; 0</text:p>
      <text:p text:style-name="Standard">Encoder output index 156 -&gt; 1</text:p>
      <text:p text:style-name="Standard">Encoder output index 157 -&gt; 0</text:p>
      <text:p text:style-name="Standard">Encoder output index 158 -&gt; 1</text:p>
      <text:p text:style-name="Standard">Encoder output index 159 -&gt; 0</text:p>
      <text:p text:style-name="Standard">Encoder output index 160 -&gt; 1</text:p>
      <text:p text:style-name="Standard">Encoder output index 161 -&gt; 1</text:p>
      <text:p text:style-name="Standard">Encoder output index 162 -&gt; 0</text:p>
      <text:p text:style-name="Standard">Encoder output index 163 -&gt; 0</text:p>
      <text:p text:style-name="Standard">Encoder output index 164 -&gt; 0</text:p>
      <text:p text:style-name="Standard"><text:soft-page-break/>Encoder output index 165 -&gt; 1</text:p>
      <text:p text:style-name="Standard">Encoder output index 166 -&gt; 0</text:p>
      <text:p text:style-name="Standard">Encoder output index 167 -&gt; 0</text:p>
      <text:p text:style-name="Standard">Encoder output index 168 -&gt; 0</text:p>
      <text:p text:style-name="Standard">Encoder output index 169 -&gt; 1</text:p>
      <text:p text:style-name="Standard">Encoder output index 170 -&gt; 1</text:p>
      <text:p text:style-name="Standard">Encoder output index 171 -&gt; 0</text:p>
      <text:p text:style-name="Standard">Encoder output index 172 -&gt; 0</text:p>
      <text:p text:style-name="Standard">Encoder output index 173 -&gt; 0</text:p>
      <text:p text:style-name="Standard">Encoder output index 174 -&gt; 1</text:p>
      <text:p text:style-name="Standard">Encoder output index 175 -&gt; 1</text:p>
      <text:p text:style-name="Standard">Encoder output index 176 -&gt; 0</text:p>
      <text:p text:style-name="Standard">Encoder output index 177 -&gt; 0</text:p>
      <text:p text:style-name="Standard">Encoder output index 178 -&gt; 0</text:p>
      <text:p text:style-name="Standard">Encoder output index 179 -&gt; 0</text:p>
      <text:p text:style-name="Standard">Encoder output index 180 -&gt; 1</text:p>
      <text:p text:style-name="Standard">Encoder output index 181 -&gt; 0</text:p>
      <text:p text:style-name="Standard">Encoder output index 182 -&gt; 1</text:p>
      <text:p text:style-name="Standard">Encoder output index 183 -&gt; 1</text:p>
      <text:p text:style-name="Standard">Encoder output index 184 -&gt; 0</text:p>
      <text:p text:style-name="Standard">Encoder output index 185 -&gt; 0</text:p>
      <text:p text:style-name="Standard">Encoder output index 186 -&gt; 0</text:p>
      <text:p text:style-name="Standard">Encoder output index 187 -&gt; 1</text:p>
      <text:p text:style-name="Standard">Encoder output index 188 -&gt; 1</text:p>
      <text:p text:style-name="Standard">Encoder output index 189 -&gt; 0</text:p>
      <text:p text:style-name="Standard">Encoder output index 190 -&gt; 1</text:p>
      <text:p text:style-name="Standard">Encoder output index 191 -&gt; 0</text:p>
      <text:p text:style-name="Standard">Encoder output index 192 -&gt; 0</text:p>
      <text:p text:style-name="Standard">Encoder output index 193 -&gt; 1</text:p>
      <text:p text:style-name="Standard">Encoder output index 194 -&gt; 1</text:p>
      <text:p text:style-name="Standard">Encoder output index 195 -&gt; 1</text:p>
      <text:p text:style-name="Standard">Encoder output index 196 -&gt; 1</text:p>
      <text:p text:style-name="Standard">Encoder output index 197 -&gt; 1</text:p>
      <text:p text:style-name="Standard">Encoder output index 198 -&gt; 0</text:p>
      <text:p text:style-name="Standard">Encoder output index 199 -&gt; 0</text:p>
      <text:p text:style-name="Standard">Encoder output index 200 -&gt; 0</text:p>
      <text:p text:style-name="Standard">Encoder output index 201 -&gt; 0</text:p>
      <text:p text:style-name="Standard">Encoder output index 202 -&gt; 0</text:p>
      <text:p text:style-name="Standard">Encoder output index 203 -&gt; 0</text:p>
      <text:p text:style-name="Standard">Encoder output index 204 -&gt; 1</text:p>
      <text:p text:style-name="Standard">Encoder output index 205 -&gt; 0</text:p>
      <text:p text:style-name="Standard">Encoder output index 206 -&gt; 0</text:p>
      <text:p text:style-name="Standard">Encoder output index 207 -&gt; 0</text:p>
      <text:p text:style-name="Standard">Encoder output index 208 -&gt; 1</text:p>
      <text:p text:style-name="Standard">Encoder output index 209 -&gt; 1</text:p>
      <text:p text:style-name="Standard">Encoder output index 210 -&gt; 0</text:p>
      <text:p text:style-name="Standard">Encoder output index 211 -&gt; 0</text:p>
      <text:p text:style-name="Standard">Encoder output index 212 -&gt; 0</text:p>
      <text:p text:style-name="Standard">Encoder output index 213 -&gt; 1</text:p>
      <text:p text:style-name="Standard">Encoder output index 214 -&gt; 0</text:p>
      <text:p text:style-name="Standard">Encoder output index 215 -&gt; 1</text:p>
      <text:p text:style-name="Standard">Encoder output index 216 -&gt; 0</text:p>
      <text:p text:style-name="Standard"><text:soft-page-break/>Encoder output index 217 -&gt; 0</text:p>
      <text:p text:style-name="Standard">Encoder output index 218 -&gt; 1</text:p>
      <text:p text:style-name="Standard">Encoder output index 219 -&gt; 1</text:p>
      <text:p text:style-name="Standard">Encoder output index 220 -&gt; 1</text:p>
      <text:p text:style-name="Standard">Encoder output index 221 -&gt; 1</text:p>
      <text:p text:style-name="Standard">Encoder output index 222 -&gt; 0</text:p>
      <text:p text:style-name="Standard">Encoder output index 223 -&gt; 0</text:p>
      <text:p text:style-name="Standard">Encoder output index 224 -&gt; 0</text:p>
      <text:p text:style-name="Standard">Encoder output index 225 -&gt; 1</text:p>
      <text:p text:style-name="Standard">Encoder output index 226 -&gt; 1</text:p>
      <text:p text:style-name="Standard">Encoder output index 227 -&gt; 0</text:p>
      <text:p text:style-name="Standard">Encoder output index 228 -&gt; 0</text:p>
      <text:p text:style-name="Standard">Encoder output index 229 -&gt; 1</text:p>
      <text:p text:style-name="Standard">Encoder output index 230 -&gt; 1</text:p>
      <text:p text:style-name="Standard">Encoder output index 231 -&gt; 1</text:p>
      <text:p text:style-name="Standard">Encoder output index 232 -&gt; 1</text:p>
      <text:p text:style-name="Standard">Encoder output index 233 -&gt; 0</text:p>
      <text:p text:style-name="Standard">Encoder output index 234 -&gt; 0</text:p>
      <text:p text:style-name="Standard">Encoder output index 235 -&gt; 1</text:p>
      <text:p text:style-name="Standard">Encoder output index 236 -&gt; 0</text:p>
      <text:p text:style-name="Standard">Encoder output index 237 -&gt; 1</text:p>
      <text:p text:style-name="Standard">Encoder output index 238 -&gt; 1</text:p>
      <text:p text:style-name="Standard">Encoder output index 239 -&gt; 1</text:p>
      <text:p text:style-name="Standard">Encoder output index 240 -&gt; 1</text:p>
      <text:p text:style-name="Standard">Encoder output index 241 -&gt; 0</text:p>
      <text:p text:style-name="Standard">Encoder output index 242 -&gt; 0</text:p>
      <text:p text:style-name="Standard">Encoder output index 243 -&gt; 1</text:p>
      <text:p text:style-name="Standard">Encoder output index 244 -&gt; 1</text:p>
      <text:p text:style-name="Standard">Encoder output index 245 -&gt; 0</text:p>
      <text:p text:style-name="Standard">Encoder output index 246 -&gt; 0</text:p>
      <text:p text:style-name="Standard">Encoder output index 247 -&gt; 1</text:p>
      <text:p text:style-name="Standard">Encoder output index 248 -&gt; 0</text:p>
      <text:p text:style-name="Standard">Encoder output index 249 -&gt; 0</text:p>
      <text:p text:style-name="Standard">Encoder output index 250 -&gt; 0</text:p>
      <text:p text:style-name="Standard">Encoder output index 251 -&gt; 1</text:p>
      <text:p text:style-name="Standard">Encoder output index 252 -&gt; 0</text:p>
      <text:p text:style-name="Standard">Encoder output index 253 -&gt; 0</text:p>
      <text:p text:style-name="Standard">Encoder output index 254 -&gt; 0</text:p>
      <text:p text:style-name="Standard">Encoder output index 255 -&gt; 1</text:p>
      <text:p text:style-name="Standard">Encoder output index 256 -&gt; 0</text:p>
      <text:p text:style-name="Standard">Encoder output index 257 -&gt; 0</text:p>
      <text:p text:style-name="Standard">Encoder output index 258 -&gt; 0</text:p>
      <text:p text:style-name="Standard">Encoder output index 259 -&gt; 0</text:p>
      <text:p text:style-name="Standard">Encoder output index 260 -&gt; 0</text:p>
      <text:p text:style-name="Standard">Encoder output index 261 -&gt; 0</text:p>
      <text:p text:style-name="Standard">Encoder output index 262 -&gt; 1</text:p>
      <text:p text:style-name="Standard">Encoder output index 263 -&gt; 0</text:p>
      <text:p text:style-name="Standard">Encoder output index 264 -&gt; 0</text:p>
      <text:p text:style-name="Standard">Encoder output index 265 -&gt; 1</text:p>
      <text:p text:style-name="Standard">Encoder output index 266 -&gt; 1</text:p>
      <text:p text:style-name="Standard">Encoder output index 267 -&gt; 1</text:p>
      <text:p text:style-name="Standard">Encoder output index 268 -&gt; 0</text:p>
      <text:p text:style-name="Standard"><text:soft-page-break/>Encoder output index 269 -&gt; 1</text:p>
      <text:p text:style-name="Standard">Encoder output index 270 -&gt; 1</text:p>
      <text:p text:style-name="Standard">Encoder output index 271 -&gt; 1</text:p>
      <text:p text:style-name="Standard">Encoder output index 272 -&gt; 1</text:p>
      <text:p text:style-name="Standard">Encoder output index 273 -&gt; 1</text:p>
      <text:p text:style-name="Standard">Encoder output index 274 -&gt; 1</text:p>
      <text:p text:style-name="Standard">Encoder output index 275 -&gt; 1</text:p>
      <text:p text:style-name="Standard">Encoder output index 276 -&gt; 0</text:p>
      <text:p text:style-name="Standard">Encoder output index 277 -&gt; 1</text:p>
      <text:p text:style-name="Standard">Encoder output index 278 -&gt; 1</text:p>
      <text:p text:style-name="Standard">Encoder output index 279 -&gt; 0</text:p>
      <text:p text:style-name="Standard">Encoder output index 280 -&gt; 1</text:p>
      <text:p text:style-name="Standard">Encoder output index 281 -&gt; 1</text:p>
      <text:p text:style-name="Standard">Encoder output index 282 -&gt; 0</text:p>
      <text:p text:style-name="Standard">Encoder output index 283 -&gt; 0</text:p>
      <text:p text:style-name="Standard">Encoder output index 284 -&gt; 0</text:p>
      <text:p text:style-name="Standard">Encoder output index 285 -&gt; 0</text:p>
      <text:p text:style-name="Standard">Encoder output index 286 -&gt; 1</text:p>
      <text:p text:style-name="Standard">Encoder output index 287 -&gt; 0</text:p>
      <text:p text:style-name="Standard">Encoder output index 288 -&gt; 0</text:p>
      <text:p text:style-name="Standard">Encoder output index 289 -&gt; 1</text:p>
      <text:p text:style-name="Standard">Encoder output index 290 -&gt; 1</text:p>
      <text:p text:style-name="Standard">Encoder output index 291 -&gt; 1</text:p>
      <text:p text:style-name="Standard">Encoder output index 292 -&gt; 0</text:p>
      <text:p text:style-name="Standard">Encoder output index 293 -&gt; 1</text:p>
      <text:p text:style-name="Standard">Encoder output index 294 -&gt; 1</text:p>
      <text:p text:style-name="Standard">Encoder output index 295 -&gt; 0</text:p>
      <text:p text:style-name="Standard">Encoder output index 296 -&gt; 0</text:p>
      <text:p text:style-name="Standard">Encoder output index 297 -&gt; 1</text:p>
      <text:p text:style-name="Standard">Encoder output index 298 -&gt; 1</text:p>
      <text:p text:style-name="Standard">Encoder output index 299 -&gt; 1</text:p>
      <text:p text:style-name="Standard">Encoder output index 300 -&gt; 0</text:p>
      <text:p text:style-name="Standard">Encoder output index 301 -&gt; 0</text:p>
      <text:p text:style-name="Standard">Encoder output index 302 -&gt; 1</text:p>
      <text:p text:style-name="Standard">Encoder output index 303 -&gt; 1</text:p>
      <text:p text:style-name="Standard">Encoder output index 304 -&gt; 1</text:p>
      <text:p text:style-name="Standard">Encoder output index 305 -&gt; 1</text:p>
      <text:p text:style-name="Standard">Encoder output index 306 -&gt; 0</text:p>
      <text:p text:style-name="Standard">Encoder output index 307 -&gt; 1</text:p>
      <text:p text:style-name="Standard">Encoder output index 308 -&gt; 1</text:p>
      <text:p text:style-name="Standard">Encoder output index 309 -&gt; 1</text:p>
      <text:p text:style-name="Standard">Encoder output index 310 -&gt; 0</text:p>
      <text:p text:style-name="Standard">Encoder output index 311 -&gt; 1</text:p>
      <text:p text:style-name="Standard">Encoder output index 312 -&gt; 1</text:p>
      <text:p text:style-name="Standard">Encoder output index 313 -&gt; 1</text:p>
      <text:p text:style-name="Standard">Encoder output index 314 -&gt; 0</text:p>
      <text:p text:style-name="Standard">Encoder output index 315 -&gt; 1</text:p>
      <text:p text:style-name="Standard">Encoder output index 316 -&gt; 1</text:p>
      <text:p text:style-name="Standard">Encoder output index 317 -&gt; 1</text:p>
      <text:p text:style-name="Standard">Encoder output index 318 -&gt; 0</text:p>
      <text:p text:style-name="Standard">Encoder output index 319 -&gt; 1</text:p>
      <text:p text:style-name="Standard">Encoder output index 320 -&gt; 1</text:p>
      <text:p text:style-name="Standard"><text:soft-page-break/>Encoder output index 321 -&gt; 0</text:p>
      <text:p text:style-name="Standard">Encoder output index 322 -&gt; 1</text:p>
      <text:p text:style-name="Standard">Encoder output index 323 -&gt; 0</text:p>
      <text:p text:style-name="Standard">Encoder output index 324 -&gt; 1</text:p>
      <text:p text:style-name="Standard">Encoder output index 325 -&gt; 0</text:p>
      <text:p text:style-name="Standard">Encoder output index 326 -&gt; 0</text:p>
      <text:p text:style-name="Standard">Encoder output index 327 -&gt; 1</text:p>
      <text:p text:style-name="Standard">Encoder output index 328 -&gt; 0</text:p>
      <text:p text:style-name="Standard">Encoder output index 329 -&gt; 1</text:p>
      <text:p text:style-name="Standard">Encoder output index 330 -&gt; 0</text:p>
      <text:p text:style-name="Standard">Encoder output index 331 -&gt; 0</text:p>
      <text:p text:style-name="Standard">Encoder output index 332 -&gt; 1</text:p>
      <text:p text:style-name="Standard">Encoder output index 333 -&gt; 1</text:p>
      <text:p text:style-name="Standard">Encoder output index 334 -&gt; 1</text:p>
      <text:p text:style-name="Standard">Encoder output index 335 -&gt; 0</text:p>
      <text:p text:style-name="Standard">Encoder output index 336 -&gt; 1</text:p>
      <text:p text:style-name="Standard">Encoder output index 337 -&gt; 0</text:p>
      <text:p text:style-name="Standard">Encoder output index 338 -&gt; 0</text:p>
      <text:p text:style-name="Standard">Encoder output index 339 -&gt; 1</text:p>
      <text:p text:style-name="Standard">Encoder output index 340 -&gt; 1</text:p>
      <text:p text:style-name="Standard">Encoder output index 341 -&gt; 0</text:p>
      <text:p text:style-name="Standard">Encoder output index 342 -&gt; 0</text:p>
      <text:p text:style-name="Standard">Encoder output index 343 -&gt; 1</text:p>
      <text:p text:style-name="Standard">Encoder output index 344 -&gt; 1</text:p>
      <text:p text:style-name="Standard">Encoder output index 345 -&gt; 0</text:p>
      <text:p text:style-name="Standard">Encoder output index 346 -&gt; 0</text:p>
      <text:p text:style-name="Standard">Encoder output index 347 -&gt; 0</text:p>
      <text:p text:style-name="Standard">Encoder output index 348 -&gt; 0</text:p>
      <text:p text:style-name="Standard">Encoder output index 349 -&gt; 1</text:p>
      <text:p text:style-name="Standard">Encoder output index 350 -&gt; 1</text:p>
      <text:p text:style-name="Standard">Encoder output index 351 -&gt; 0</text:p>
      <text:p text:style-name="Standard">Encoder output index 352 -&gt; 1</text:p>
      <text:p text:style-name="Standard">Encoder output index 353 -&gt; 0</text:p>
      <text:p text:style-name="Standard">Encoder output index 354 -&gt; 0</text:p>
      <text:p text:style-name="Standard">Encoder output index 355 -&gt; 0</text:p>
      <text:p text:style-name="Standard">Encoder output index 356 -&gt; 1</text:p>
      <text:p text:style-name="Standard">Encoder output index 357 -&gt; 1</text:p>
      <text:p text:style-name="Standard">Encoder output index 358 -&gt; 1</text:p>
      <text:p text:style-name="Standard">Encoder output index 359 -&gt; 0</text:p>
      <text:p text:style-name="Standard">Encoder output index 360 -&gt; 0</text:p>
      <text:p text:style-name="Standard">Encoder output index 361 -&gt; 0</text:p>
      <text:p text:style-name="Standard">Encoder output index 362 -&gt; 0</text:p>
      <text:p text:style-name="Standard">Encoder output index 363 -&gt; 0</text:p>
      <text:p text:style-name="Standard">Encoder output index 364 -&gt; 1</text:p>
      <text:p text:style-name="Standard">Encoder output index 365 -&gt; 1</text:p>
      <text:p text:style-name="Standard">Encoder output index 366 -&gt; 1</text:p>
      <text:p text:style-name="Standard">Encoder output index 367 -&gt; 1</text:p>
      <text:p text:style-name="Standard">Encoder output index 368 -&gt; 0</text:p>
      <text:p text:style-name="Standard">Encoder output index 369 -&gt; 1</text:p>
      <text:p text:style-name="Standard">Encoder output index 370 -&gt; 0</text:p>
      <text:p text:style-name="Standard">Encoder output index 371 -&gt; 1</text:p>
      <text:p text:style-name="Standard">Encoder output index 372 -&gt; 0</text:p>
      <text:p text:style-name="Standard"><text:soft-page-break/>Encoder output index 373 -&gt; 1</text:p>
      <text:p text:style-name="Standard">Encoder output index 374 -&gt; 1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1</text:p>
      <text:p text:style-name="Standard">Encoder output index 383 -&gt; 1</text:p>
      <text:p text:style-name="Standard">Encoder output index 384 -&gt; 1</text:p>
      <text:p text:style-name="Standard">Encoder output index 385 -&gt; 0</text:p>
      <text:p text:style-name="Standard">Encoder output index 386 -&gt; 1</text:p>
      <text:p text:style-name="Standard">Encoder output index 387 -&gt; 0</text:p>
      <text:p text:style-name="Standard">Encoder output index 388 -&gt; 1</text:p>
      <text:p text:style-name="Standard">Encoder output index 389 -&gt; 1</text:p>
      <text:p text:style-name="Standard">Encoder output index 390 -&gt; 1</text:p>
      <text:p text:style-name="Standard">Encoder output index 391 -&gt; 0</text:p>
      <text:p text:style-name="Standard">Encoder output index 392 -&gt; 1</text:p>
      <text:p text:style-name="Standard">Encoder output index 393 -&gt; 0</text:p>
      <text:p text:style-name="Standard">Encoder output index 394 -&gt; 0</text:p>
      <text:p text:style-name="Standard">Encoder output index 395 -&gt; 1</text:p>
      <text:p text:style-name="Standard">Encoder output index 396 -&gt; 1</text:p>
      <text:p text:style-name="Standard">Encoder output index 397 -&gt; 0</text:p>
      <text:p text:style-name="Standard">Encoder output index 398 -&gt; 0</text:p>
      <text:p text:style-name="Standard">Encoder output index 399 -&gt; 0</text:p>
      <text:p text:style-name="Standard">Encoder output index 400 -&gt; 0</text:p>
      <text:p text:style-name="Standard">Encoder output index 401 -&gt; 0</text:p>
      <text:p text:style-name="Standard">Encoder output index 402 -&gt; 1</text:p>
      <text:p text:style-name="Standard">Encoder output index 403 -&gt; 1</text:p>
      <text:p text:style-name="Standard">Encoder output index 404 -&gt; 0</text:p>
      <text:p text:style-name="Standard">Encoder output index 405 -&gt; 1</text:p>
      <text:p text:style-name="Standard">Encoder output index 406 -&gt; 1</text:p>
      <text:p text:style-name="Standard">Encoder output index 407 -&gt; 0</text:p>
      <text:p text:style-name="Standard">Encoder output index 408 -&gt; 1</text:p>
      <text:p text:style-name="Standard">Encoder output index 409 -&gt; 0</text:p>
      <text:p text:style-name="Standard">Encoder output index 410 -&gt; 0</text:p>
      <text:p text:style-name="Standard">Encoder output index 411 -&gt; 1</text:p>
      <text:p text:style-name="Standard">Encoder output index 412 -&gt; 0</text:p>
      <text:p text:style-name="Standard">Encoder output index 413 -&gt; 1</text:p>
      <text:p text:style-name="Standard">Encoder output index 414 -&gt; 1</text:p>
      <text:p text:style-name="Standard">Encoder output index 415 -&gt; 0</text:p>
      <text:p text:style-name="Standard">Encoder output index 416 -&gt; 0</text:p>
      <text:p text:style-name="Standard">Encoder output index 417 -&gt; 1</text:p>
      <text:p text:style-name="Standard">Encoder output index 418 -&gt; 0</text:p>
      <text:p text:style-name="Standard">Encoder output index 419 -&gt; 0</text:p>
      <text:p text:style-name="Standard">Encoder output index 420 -&gt; 0</text:p>
      <text:p text:style-name="Standard">Encoder output index 421 -&gt; 1</text:p>
      <text:p text:style-name="Standard">Encoder output index 422 -&gt; 1</text:p>
      <text:p text:style-name="Standard">Encoder output index 423 -&gt; 1</text:p>
      <text:p text:style-name="Standard">Encoder output index 424 -&gt; 0</text:p>
      <text:p text:style-name="Standard"><text:soft-page-break/>Encoder output index 425 -&gt; 1</text:p>
      <text:p text:style-name="Standard">Encoder output index 426 -&gt; 0</text:p>
      <text:p text:style-name="Standard">Encoder output index 427 -&gt; 0</text:p>
      <text:p text:style-name="Standard">Encoder output index 428 -&gt; 0</text:p>
      <text:p text:style-name="Standard">Encoder output index 429 -&gt; 0</text:p>
      <text:p text:style-name="Standard">Encoder output index 430 -&gt; 0</text:p>
      <text:p text:style-name="Standard">Encoder output index 431 -&gt; 0</text:p>
      <text:p text:style-name="Standard">Encoder output index 432 -&gt; 0</text:p>
      <text:p text:style-name="Standard">Encoder output index 433 -&gt; 1</text:p>
      <text:p text:style-name="Standard">Encoder output index 434 -&gt; 1</text:p>
      <text:p text:style-name="Standard">Encoder output index 435 -&gt; 1</text:p>
      <text:p text:style-name="Standard">Encoder output index 436 -&gt; 0</text:p>
      <text:p text:style-name="Standard">Encoder output index 437 -&gt; 1</text:p>
      <text:p text:style-name="Standard">Encoder output index 438 -&gt; 0</text:p>
      <text:p text:style-name="Standard">Encoder output index 439 -&gt; 1</text:p>
      <text:p text:style-name="Standard">Encoder output index 440 -&gt; 0</text:p>
      <text:p text:style-name="Standard">Encoder output index 441 -&gt; 1</text:p>
      <text:p text:style-name="Standard">Encoder output index 442 -&gt; 1</text:p>
      <text:p text:style-name="Standard">Encoder output index 443 -&gt; 1</text:p>
      <text:p text:style-name="Standard">Encoder output index 444 -&gt; 0</text:p>
      <text:p text:style-name="Standard">Encoder output index 445 -&gt; 0</text:p>
      <text:p text:style-name="Standard">Encoder output index 446 -&gt; 1</text:p>
      <text:p text:style-name="Standard">Encoder output index 447 -&gt; 0</text:p>
      <text:p text:style-name="Standard">Encoder output index 448 -&gt; 1</text:p>
      <text:p text:style-name="Standard">Encoder output index 449 -&gt; 0</text:p>
      <text:p text:style-name="Standard">Encoder output index 450 -&gt; 0</text:p>
      <text:p text:style-name="Standard">Encoder output index 451 -&gt; 1</text:p>
      <text:p text:style-name="Standard">Encoder output index 452 -&gt; 1</text:p>
      <text:p text:style-name="Standard">Encoder output index 453 -&gt; 1</text:p>
      <text:p text:style-name="Standard">Encoder output index 454 -&gt; 1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1</text:p>
      <text:p text:style-name="Standard">Encoder output index 460 -&gt; 1</text:p>
      <text:p text:style-name="Standard">Encoder output index 461 -&gt; 1</text:p>
      <text:p text:style-name="Standard">Encoder output index 462 -&gt; 1</text:p>
      <text:p text:style-name="Standard">Encoder output index 463 -&gt; 0</text:p>
      <text:p text:style-name="Standard">Encoder output index 464 -&gt; 1</text:p>
      <text:p text:style-name="Standard">Encoder output index 465 -&gt; 0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0</text:p>
      <text:p text:style-name="Standard">Encoder output index 470 -&gt; 1</text:p>
      <text:p text:style-name="Standard">Encoder output index 471 -&gt; 0</text:p>
      <text:p text:style-name="Standard">Encoder output index 472 -&gt; 0</text:p>
      <text:p text:style-name="Standard">Encoder output index 473 -&gt; 0</text:p>
      <text:p text:style-name="Standard">Encoder output index 474 -&gt; 0</text:p>
      <text:p text:style-name="Standard">Encoder output index 475 -&gt; 0</text:p>
      <text:p text:style-name="Standard">Encoder output index 476 -&gt; 1</text:p>
      <text:p text:style-name="Standard"><text:soft-page-break/>Encoder output index 477 -&gt; 0</text:p>
      <text:p text:style-name="Standard">Encoder output index 478 -&gt; 0</text:p>
      <text:p text:style-name="Standard">Encoder output index 479 -&gt; 1</text:p>
      <text:p text:style-name="Standard">Encoder output index 480 -&gt; 1</text:p>
      <text:p text:style-name="Standard">Encoder output index 481 -&gt; 1</text:p>
      <text:p text:style-name="Standard">Encoder output index 482 -&gt; 0</text:p>
      <text:p text:style-name="Standard">Encoder output index 483 -&gt; 1</text:p>
      <text:p text:style-name="Standard">Encoder output index 484 -&gt; 1</text:p>
      <text:p text:style-name="Standard">Encoder output index 485 -&gt; 0</text:p>
      <text:p text:style-name="Standard">Encoder output index 486 -&gt; 0</text:p>
      <text:p text:style-name="Standard">Encoder output index 487 -&gt; 1</text:p>
      <text:p text:style-name="Standard">Encoder output index 488 -&gt; 0</text:p>
      <text:p text:style-name="Standard">Encoder output index 489 -&gt; 0</text:p>
      <text:p text:style-name="Standard">Encoder output index 490 -&gt; 1</text:p>
      <text:p text:style-name="Standard">Encoder output index 491 -&gt; 0</text:p>
      <text:p text:style-name="Standard">Encoder output index 492 -&gt; 0</text:p>
      <text:p text:style-name="Standard">Encoder output index 493 -&gt; 1</text:p>
      <text:p text:style-name="Standard">Encoder output index 494 -&gt; 0</text:p>
      <text:p text:style-name="Standard">Encoder output index 495 -&gt; 0</text:p>
      <text:p text:style-name="Standard">Encoder output index 496 -&gt; 0</text:p>
      <text:p text:style-name="Standard">Encoder output index 497 -&gt; 1</text:p>
      <text:p text:style-name="Standard">Encoder output index 498 -&gt; 1</text:p>
      <text:p text:style-name="Standard">Encoder output index 499 -&gt; 1</text:p>
      <text:p text:style-name="Standard">Encoder output index 500 -&gt; 1</text:p>
      <text:p text:style-name="Standard">Encoder output index 501 -&gt; 1</text:p>
      <text:p text:style-name="Standard">Encoder output index 502 -&gt; 1</text:p>
      <text:p text:style-name="Standard">Encoder output index 503 -&gt; 1</text:p>
      <text:p text:style-name="Standard">Encoder output index 504 -&gt; 1</text:p>
      <text:p text:style-name="Standard">Encoder output index 505 -&gt; 0</text:p>
      <text:p text:style-name="Standard">Encoder output index 506 -&gt; 0</text:p>
      <text:p text:style-name="Standard">Encoder output index 507 -&gt; 0</text:p>
      <text:p text:style-name="Standard">Encoder output index 508 -&gt; 1</text:p>
      <text:p text:style-name="Standard">Encoder output index 509 -&gt; 0</text:p>
      <text:p text:style-name="Standard">Encoder output index 510 -&gt; 0</text:p>
      <text:p text:style-name="Standard">Encoder output index 511 -&gt; 1</text:p>
      <text:p text:style-name="Standard">Encoder output index 512 -&gt; 1</text:p>
      <text:p text:style-name="Standard">Encoder output index 513 -&gt; 1</text:p>
      <text:p text:style-name="Standard">Encoder output index 514 -&gt; 0</text:p>
      <text:p text:style-name="Standard">Encoder output index 515 -&gt; 1</text:p>
      <text:p text:style-name="Standard">Encoder output index 516 -&gt; 1</text:p>
      <text:p text:style-name="Standard">Encoder output index 517 -&gt; 0</text:p>
      <text:p text:style-name="Standard">Encoder output index 518 -&gt; 0</text:p>
      <text:p text:style-name="Standard">Encoder output index 519 -&gt; 1</text:p>
      <text:p text:style-name="Standard">Encoder output index 520 -&gt; 1</text:p>
      <text:p text:style-name="Standard">Encoder output index 521 -&gt; 1</text:p>
      <text:p text:style-name="Standard">Encoder output index 522 -&gt; 0</text:p>
      <text:p text:style-name="Standard">Encoder output index 523 -&gt; 1</text:p>
      <text:p text:style-name="Standard">Encoder output index 524 -&gt; 0</text:p>
      <text:p text:style-name="Standard">Encoder output index 525 -&gt; 1</text:p>
      <text:p text:style-name="Standard">Encoder output index 526 -&gt; 0</text:p>
      <text:p text:style-name="Standard">Encoder output index 527 -&gt; 0</text:p>
      <text:p text:style-name="Standard">Encoder output index 528 -&gt; 1</text:p>
      <text:p text:style-name="Standard"><text:soft-page-break/>Encoder output index 529 -&gt; 0</text:p>
      <text:p text:style-name="Standard">Encoder output index 530 -&gt; 0</text:p>
      <text:p text:style-name="Standard">Encoder output index 531 -&gt; 1</text:p>
      <text:p text:style-name="Standard">Encoder output index 532 -&gt; 0</text:p>
      <text:p text:style-name="Standard">Encoder output index 533 -&gt; 0</text:p>
      <text:p text:style-name="Standard">Encoder output index 534 -&gt; 0</text:p>
      <text:p text:style-name="Standard">Encoder output index 535 -&gt; 1</text:p>
      <text:p text:style-name="Standard">Encoder output index 536 -&gt; 0</text:p>
      <text:p text:style-name="Standard">Encoder output index 537 -&gt; 1</text:p>
      <text:p text:style-name="Standard">Encoder output index 538 -&gt; 0</text:p>
      <text:p text:style-name="Standard">Encoder output index 539 -&gt; 0</text:p>
      <text:p text:style-name="Standard">Encoder output index 540 -&gt; 1</text:p>
      <text:p text:style-name="Standard">Encoder output index 541 -&gt; 1</text:p>
      <text:p text:style-name="Standard">Encoder output index 542 -&gt; 1</text:p>
      <text:p text:style-name="Standard">Encoder output index 543 -&gt; 1</text:p>
      <text:p text:style-name="Standard">Encoder output index 544 -&gt; 0</text:p>
      <text:p text:style-name="Standard">Encoder output index 545 -&gt; 0</text:p>
      <text:p text:style-name="Standard">Encoder output index 546 -&gt; 0</text:p>
      <text:p text:style-name="Standard">Encoder output index 547 -&gt; 1</text:p>
      <text:p text:style-name="Standard">Encoder output index 548 -&gt; 0</text:p>
      <text:p text:style-name="Standard">Encoder output index 549 -&gt; 1</text:p>
      <text:p text:style-name="Standard">Encoder output index 550 -&gt; 1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0</text:p>
      <text:p text:style-name="Standard">Encoder output index 555 -&gt; 1</text:p>
      <text:p text:style-name="Standard">Encoder output index 556 -&gt; 0</text:p>
      <text:p text:style-name="Standard">Encoder output index 557 -&gt; 0</text:p>
      <text:p text:style-name="Standard">Encoder output index 558 -&gt; 0</text:p>
      <text:p text:style-name="Standard">Encoder output index 559 -&gt; 0</text:p>
      <text:p text:style-name="Standard">Encoder output index 560 -&gt; 0</text:p>
      <text:p text:style-name="Standard">Encoder output index 561 -&gt; 0</text:p>
      <text:p text:style-name="Standard">Encoder output index 562 -&gt; 1</text:p>
      <text:p text:style-name="Standard">Encoder output index 563 -&gt; 0</text:p>
      <text:p text:style-name="Standard">Encoder output index 564 -&gt; 1</text:p>
      <text:p text:style-name="Standard">Encoder output index 565 -&gt; 0</text:p>
      <text:p text:style-name="Standard">Encoder output index 566 -&gt; 0</text:p>
      <text:p text:style-name="Standard">Encoder output index 567 -&gt; 1</text:p>
      <text:p text:style-name="Standard">Encoder output index 568 -&gt; 1</text:p>
      <text:p text:style-name="Standard">Encoder output index 569 -&gt; 0</text:p>
      <text:p text:style-name="Standard">Encoder output index 570 -&gt; 1</text:p>
      <text:p text:style-name="Standard">Encoder output index 571 -&gt; 0</text:p>
      <text:p text:style-name="Standard">Encoder output index 572 -&gt; 1</text:p>
      <text:p text:style-name="Standard">Encoder output index 573 -&gt; 1</text:p>
      <text:p text:style-name="Standard">Encoder output index 574 -&gt; 1</text:p>
      <text:p text:style-name="Standard">Encoder output index 575 -&gt; 0</text:p>
      <text:p text:style-name="Standard">Encoder output index 576 -&gt; 0</text:p>
      <text:p text:style-name="Standard">Encoder output index 577 -&gt; 0</text:p>
      <text:p text:style-name="Standard">Encoder output index 578 -&gt; 0</text:p>
      <text:p text:style-name="Standard">Encoder output index 579 -&gt; 0</text:p>
      <text:p text:style-name="Standard">Encoder output index 580 -&gt; 0</text:p>
      <text:p text:style-name="Standard"><text:soft-page-break/>Encoder output index 581 -&gt; 1</text:p>
      <text:p text:style-name="Standard">Encoder output index 582 -&gt; 1</text:p>
      <text:p text:style-name="Standard">Encoder output index 583 -&gt; 0</text:p>
      <text:p text:style-name="Standard">Encoder output index 584 -&gt; 1</text:p>
      <text:p text:style-name="Standard">Encoder output index 585 -&gt; 1</text:p>
      <text:p text:style-name="Standard">Encoder output index 586 -&gt; 0</text:p>
      <text:p text:style-name="Standard">Encoder output index 587 -&gt; 0</text:p>
      <text:p text:style-name="Standard">Encoder output index 588 -&gt; 0</text:p>
      <text:p text:style-name="Standard">Encoder output index 589 -&gt; 0</text:p>
      <text:p text:style-name="Standard">Encoder output index 590 -&gt; 0</text:p>
      <text:p text:style-name="Standard">Encoder output index 591 -&gt; 1</text:p>
      <text:p text:style-name="Standard">Encoder output index 592 -&gt; 1</text:p>
      <text:p text:style-name="Standard">Encoder output index 593 -&gt; 1</text:p>
      <text:p text:style-name="Standard">Encoder output index 594 -&gt; 0</text:p>
      <text:p text:style-name="Standard">Encoder output index 595 -&gt; 1</text:p>
      <text:p text:style-name="Standard">Encoder output index 596 -&gt; 1</text:p>
      <text:p text:style-name="Standard">Encoder output index 597 -&gt; 0</text:p>
      <text:p text:style-name="Standard">Encoder output index 598 -&gt; 1</text:p>
      <text:p text:style-name="Standard">Encoder output index 599 -&gt; 0</text:p>
      <text:p text:style-name="Standard">Encoder output index 600 -&gt; 0</text:p>
      <text:p text:style-name="Standard">Encoder output index 601 -&gt; 1</text:p>
      <text:p text:style-name="Standard">Encoder output index 602 -&gt; 0</text:p>
      <text:p text:style-name="Standard">Encoder output index 603 -&gt; 1</text:p>
      <text:p text:style-name="Standard">Encoder output index 604 -&gt; 0</text:p>
      <text:p text:style-name="Standard">Encoder output index 605 -&gt; 0</text:p>
      <text:p text:style-name="Standard">Encoder output index 606 -&gt; 0</text:p>
      <text:p text:style-name="Standard">Encoder output index 607 -&gt; 0</text:p>
      <text:p text:style-name="Standard">Encoder output index 608 -&gt; 0</text:p>
      <text:p text:style-name="Standard">Encoder output index 609 -&gt; 1</text:p>
      <text:p text:style-name="Standard">Encoder output index 610 -&gt; 0</text:p>
      <text:p text:style-name="Standard">Encoder output index 611 -&gt; 1</text:p>
      <text:p text:style-name="Standard">Encoder output index 612 -&gt; 0</text:p>
      <text:p text:style-name="Standard">Encoder output index 613 -&gt; 1</text:p>
      <text:p text:style-name="Standard">Encoder output index 614 -&gt; 0</text:p>
      <text:p text:style-name="Standard">Encoder output index 615 -&gt; 0</text:p>
      <text:p text:style-name="Standard">Encoder output index 616 -&gt; 1</text:p>
      <text:p text:style-name="Standard">Encoder output index 617 -&gt; 1</text:p>
      <text:p text:style-name="Standard">Encoder output index 618 -&gt; 1</text:p>
      <text:p text:style-name="Standard">Encoder output index 619 -&gt; 1</text:p>
      <text:p text:style-name="Standard">Encoder output index 620 -&gt; 1</text:p>
      <text:p text:style-name="Standard">Encoder output index 621 -&gt; 1</text:p>
      <text:p text:style-name="Standard">Encoder output index 622 -&gt; 0</text:p>
      <text:p text:style-name="Standard">Encoder output index 623 -&gt; 0</text:p>
      <text:p text:style-name="Standard">Encoder output index 624 -&gt; 0</text:p>
      <text:p text:style-name="Standard">Encoder output index 625 -&gt; 0</text:p>
      <text:p text:style-name="Standard">Encoder output index 626 -&gt; 0</text:p>
      <text:p text:style-name="Standard">Encoder output index 627 -&gt; 1</text:p>
      <text:p text:style-name="Standard">Encoder output index 628 -&gt; 0</text:p>
      <text:p text:style-name="Standard">Encoder output index 629 -&gt; 0</text:p>
      <text:p text:style-name="Standard">Encoder output index 630 -&gt; 1</text:p>
      <text:p text:style-name="Standard">Encoder output index 631 -&gt; 1</text:p>
      <text:p text:style-name="Standard">Encoder output index 632 -&gt; 1</text:p>
      <text:p text:style-name="Standard"><text:soft-page-break/>Encoder output index 633 -&gt; 0</text:p>
      <text:p text:style-name="Standard">Encoder output index 634 -&gt; 0</text:p>
      <text:p text:style-name="Standard">Encoder output index 635 -&gt; 0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1</text:p>
      <text:p text:style-name="Standard">Encoder output index 640 -&gt; 1</text:p>
      <text:p text:style-name="Standard">Encoder output index 641 -&gt; 0</text:p>
      <text:p text:style-name="Standard">Encoder output index 642 -&gt; 1</text:p>
      <text:p text:style-name="Standard">Encoder output index 643 -&gt; 1</text:p>
      <text:p text:style-name="Standard">Encoder output index 644 -&gt; 1</text:p>
      <text:p text:style-name="Standard">Encoder output index 645 -&gt; 0</text:p>
      <text:p text:style-name="Standard">Encoder output index 646 -&gt; 1</text:p>
      <text:p text:style-name="Standard">Encoder output index 647 -&gt; 0</text:p>
      <text:p text:style-name="Standard">Frame 0, Y_N[0] = 1.640083</text:p>
      <text:p text:style-name="Standard">Frame 0, Y_N[1] = 0.911750</text:p>
      <text:p text:style-name="Standard">Frame 0, Y_N[2] = -0.786169</text:p>
      <text:p text:style-name="Standard">Frame 0, Y_N[3] = 1.270832</text:p>
      <text:p text:style-name="Standard">Frame 0, Y_N[4] = 0.894649</text:p>
      <text:p text:style-name="Standard">Frame 0, Y_N[5] = -1.181829</text:p>
      <text:p text:style-name="Standard">Frame 0, Y_N[6] = -2.423130</text:p>
      <text:p text:style-name="Standard">Frame 0, Y_N[7] = 0.488465</text:p>
      <text:p text:style-name="Standard">Frame 0, Y_N[8] = 1.372879</text:p>
      <text:p text:style-name="Standard">Frame 0, Y_N[9] = -1.122557</text:p>
      <text:p text:style-name="Standard">Frame 0, Y_N[10] = -0.491229</text:p>
      <text:p text:style-name="Standard">Frame 0, Y_N[11] = -1.115791</text:p>
      <text:p text:style-name="Standard">Frame 0, Y_N[12] = 0.589157</text:p>
      <text:p text:style-name="Standard">Frame 0, Y_N[13] = 1.218785</text:p>
      <text:p text:style-name="Standard">Frame 0, Y_N[14] = -1.496641</text:p>
      <text:p text:style-name="Standard">Frame 0, Y_N[15] = -0.884848</text:p>
      <text:p text:style-name="Standard">Frame 0, Y_N[16] = -1.327873</text:p>
      <text:p text:style-name="Standard">Frame 0, Y_N[17] = -1.142352</text:p>
      <text:p text:style-name="Standard">Frame 0, Y_N[18] = -0.769867</text:p>
      <text:p text:style-name="Standard">Frame 0, Y_N[19] = -0.999308</text:p>
      <text:p text:style-name="Standard">Frame 0, Y_N[20] = -1.253115</text:p>
      <text:p text:style-name="Standard">Frame 0, Y_N[21] = -0.565364</text:p>
      <text:p text:style-name="Standard">Frame 0, Y_N[22] = 0.691033</text:p>
      <text:p text:style-name="Standard">Frame 0, Y_N[23] = 0.421080</text:p>
      <text:p text:style-name="Standard">Frame 0, Y_N[24] = -0.745512</text:p>
      <text:p text:style-name="Standard">Frame 0, Y_N[25] = 0.681054</text:p>
      <text:p text:style-name="Standard">Frame 0, Y_N[26] = 1.048457</text:p>
      <text:p text:style-name="Standard">Frame 0, Y_N[27] = 1.060510</text:p>
      <text:p text:style-name="Standard">Frame 0, Y_N[28] = 0.229198</text:p>
      <text:p text:style-name="Standard">Frame 0, Y_N[29] = -0.554747</text:p>
      <text:p text:style-name="Standard">Frame 0, Y_N[30] = 1.533595</text:p>
      <text:p text:style-name="Standard">Frame 0, Y_N[31] = 0.704428</text:p>
      <text:p text:style-name="Standard">Frame 0, Y_N[32] = -0.853588</text:p>
      <text:p text:style-name="Standard">Frame 0, Y_N[33] = -0.851105</text:p>
      <text:p text:style-name="Standard">Frame 0, Y_N[34] = -1.317610</text:p>
      <text:p text:style-name="Standard">Frame 0, Y_N[35] = -0.955433</text:p>
      <text:p text:style-name="Standard">Frame 0, Y_N[36] = 1.179688</text:p>
      <text:p text:style-name="Standard"><text:soft-page-break/>Frame 0, Y_N[37] = -0.719780</text:p>
      <text:p text:style-name="Standard">Frame 0, Y_N[38] = 1.830721</text:p>
      <text:p text:style-name="Standard">Frame 0, Y_N[39] = -1.736388</text:p>
      <text:p text:style-name="Standard">Frame 0, Y_N[40] = -0.407046</text:p>
      <text:p text:style-name="Standard">Frame 0, Y_N[41] = -0.915881</text:p>
      <text:p text:style-name="Standard">Frame 0, Y_N[42] = 0.929356</text:p>
      <text:p text:style-name="Standard">Frame 0, Y_N[43] = 1.523180</text:p>
      <text:p text:style-name="Standard">Frame 0, Y_N[44] = -0.946922</text:p>
      <text:p text:style-name="Standard">Frame 0, Y_N[45] = -1.098953</text:p>
      <text:p text:style-name="Standard">Frame 0, Y_N[46] = -0.897785</text:p>
      <text:p text:style-name="Standard">Frame 0, Y_N[47] = -1.167125</text:p>
      <text:p text:style-name="Standard">Frame 0, Y_N[48] = 0.447446</text:p>
      <text:p text:style-name="Standard">Frame 0, Y_N[49] = 0.996023</text:p>
      <text:p text:style-name="Standard">Frame 0, Y_N[50] = -0.286819</text:p>
      <text:p text:style-name="Standard">Frame 0, Y_N[51] = -1.286263</text:p>
      <text:p text:style-name="Standard">Frame 0, Y_N[52] = -1.271173</text:p>
      <text:p text:style-name="Standard">Frame 0, Y_N[53] = 1.312992</text:p>
      <text:p text:style-name="Standard">Frame 0, Y_N[54] = 1.902264</text:p>
      <text:p text:style-name="Standard">Frame 0, Y_N[55] = -1.198541</text:p>
      <text:p text:style-name="Standard">Frame 0, Y_N[56] = 1.275947</text:p>
      <text:p text:style-name="Standard">Frame 0, Y_N[57] = -0.970064</text:p>
      <text:p text:style-name="Standard">Frame 0, Y_N[58] = 0.485190</text:p>
      <text:p text:style-name="Standard">Frame 0, Y_N[59] = 0.851109</text:p>
      <text:p text:style-name="Standard">Frame 0, Y_N[60] = 2.009510</text:p>
      <text:p text:style-name="Standard">Frame 0, Y_N[61] = 1.444636</text:p>
      <text:p text:style-name="Standard">Frame 0, Y_N[62] = -1.187180</text:p>
      <text:p text:style-name="Standard">Frame 0, Y_N[63] = 1.772767</text:p>
      <text:p text:style-name="Standard">Frame 0, Y_N[64] = -1.673673</text:p>
      <text:p text:style-name="Standard">Frame 0, Y_N[65] = -0.614160</text:p>
      <text:p text:style-name="Standard">Frame 0, Y_N[66] = -0.774839</text:p>
      <text:p text:style-name="Standard">Frame 0, Y_N[67] = -0.385998</text:p>
      <text:p text:style-name="Standard">Frame 0, Y_N[68] = 0.318142</text:p>
      <text:p text:style-name="Standard">Frame 0, Y_N[69] = -1.129302</text:p>
      <text:p text:style-name="Standard">Frame 0, Y_N[70] = 1.273336</text:p>
      <text:p text:style-name="Standard">Frame 0, Y_N[71] = 1.552850</text:p>
      <text:p text:style-name="Standard">Frame 0, Y_N[72] = 1.007855</text:p>
      <text:p text:style-name="Standard">Frame 0, Y_N[73] = -0.685092</text:p>
      <text:p text:style-name="Standard">Frame 0, Y_N[74] = 0.708628</text:p>
      <text:p text:style-name="Standard">Frame 0, Y_N[75] = -1.819305</text:p>
      <text:p text:style-name="Standard">Frame 0, Y_N[76] = -0.804056</text:p>
      <text:p text:style-name="Standard">Frame 0, Y_N[77] = 1.209025</text:p>
      <text:p text:style-name="Standard">Frame 0, Y_N[78] = 0.913633</text:p>
      <text:p text:style-name="Standard">Frame 0, Y_N[79] = 1.177053</text:p>
      <text:p text:style-name="Standard">Frame 0, Y_N[80] = -1.361485</text:p>
      <text:p text:style-name="Standard">Frame 0, Y_N[81] = 1.644273</text:p>
      <text:p text:style-name="Standard">Frame 0, Y_N[82] = 0.824148</text:p>
      <text:p text:style-name="Standard">Frame 0, Y_N[83] = 1.020750</text:p>
      <text:p text:style-name="Standard">Frame 0, Y_N[84] = -1.448672</text:p>
      <text:p text:style-name="Standard">Frame 0, Y_N[85] = -0.573623</text:p>
      <text:p text:style-name="Standard">Frame 0, Y_N[86] = 1.226899</text:p>
      <text:p text:style-name="Standard">Frame 0, Y_N[87] = 1.771494</text:p>
      <text:p text:style-name="Standard">Frame 0, Y_N[88] = 0.543717</text:p>
      <text:p text:style-name="Standard"><text:soft-page-break/>Frame 0, Y_N[89] = 0.841666</text:p>
      <text:p text:style-name="Standard">Frame 0, Y_N[90] = -1.241275</text:p>
      <text:p text:style-name="Standard">Frame 0, Y_N[91] = -1.490589</text:p>
      <text:p text:style-name="Standard">Frame 0, Y_N[92] = 0.896633</text:p>
      <text:p text:style-name="Standard">Frame 0, Y_N[93] = 1.567244</text:p>
      <text:p text:style-name="Standard">Frame 0, Y_N[94] = -1.698228</text:p>
      <text:p text:style-name="Standard">Frame 0, Y_N[95] = 1.705927</text:p>
      <text:p text:style-name="Standard">Frame 0, Y_N[96] = -0.737523</text:p>
      <text:p text:style-name="Standard">Frame 0, Y_N[97] = -0.637817</text:p>
      <text:p text:style-name="Standard">Frame 0, Y_N[98] = -1.555188</text:p>
      <text:p text:style-name="Standard">Frame 0, Y_N[99] = 1.440007</text:p>
      <text:p text:style-name="Standard">Frame 0, Y_N[100] = -1.579979</text:p>
      <text:p text:style-name="Standard">Frame 0, Y_N[101] = -0.996046</text:p>
      <text:p text:style-name="Standard">Frame 0, Y_N[102] = 0.859276</text:p>
      <text:p text:style-name="Standard">Frame 0, Y_N[103] = -2.082189</text:p>
      <text:p text:style-name="Standard">Frame 0, Y_N[104] = 0.845818</text:p>
      <text:p text:style-name="Standard">Frame 0, Y_N[105] = -0.253656</text:p>
      <text:p text:style-name="Standard">Frame 0, Y_N[106] = -0.189140</text:p>
      <text:p text:style-name="Standard">Frame 0, Y_N[107] = -0.501571</text:p>
      <text:p text:style-name="Standard">Frame 0, Y_N[108] = -1.344024</text:p>
      <text:p text:style-name="Standard">Frame 0, Y_N[109] = -0.519395</text:p>
      <text:p text:style-name="Standard">Frame 0, Y_N[110] = 1.163019</text:p>
      <text:p text:style-name="Standard">Frame 0, Y_N[111] = -1.663058</text:p>
      <text:p text:style-name="Standard">Frame 0, Y_N[112] = -1.181598</text:p>
      <text:p text:style-name="Standard">Frame 0, Y_N[113] = -0.973354</text:p>
      <text:p text:style-name="Standard">Frame 0, Y_N[114] = 0.483978</text:p>
      <text:p text:style-name="Standard">Frame 0, Y_N[115] = -0.813168</text:p>
      <text:p text:style-name="Standard">Frame 0, Y_N[116] = 0.640213</text:p>
      <text:p text:style-name="Standard">Frame 0, Y_N[117] = -1.671592</text:p>
      <text:p text:style-name="Standard">Frame 0, Y_N[118] = 0.695752</text:p>
      <text:p text:style-name="Standard">Frame 0, Y_N[119] = 1.350372</text:p>
      <text:p text:style-name="Standard">Frame 0, Y_N[120] = 0.941664</text:p>
      <text:p text:style-name="Standard">Frame 0, Y_N[121] = -0.395491</text:p>
      <text:p text:style-name="Standard">Frame 0, Y_N[122] = -0.930846</text:p>
      <text:p text:style-name="Standard">Frame 0, Y_N[123] = 0.756166</text:p>
      <text:p text:style-name="Standard">Frame 0, Y_N[124] = -1.779914</text:p>
      <text:p text:style-name="Standard">Frame 0, Y_N[125] = 1.244570</text:p>
      <text:p text:style-name="Standard">Frame 0, Y_N[126] = 1.119042</text:p>
      <text:p text:style-name="Standard">Frame 0, Y_N[127] = -0.474952</text:p>
      <text:p text:style-name="Standard">Frame 0, Y_N[128] = -1.472365</text:p>
      <text:p text:style-name="Standard">Frame 0, Y_N[129] = -0.212500</text:p>
      <text:p text:style-name="Standard">Frame 0, Y_N[130] = 0.563811</text:p>
      <text:p text:style-name="Standard">Frame 0, Y_N[131] = 0.869711</text:p>
      <text:p text:style-name="Standard">Frame 0, Y_N[132] = 1.195414</text:p>
      <text:p text:style-name="Standard">Frame 0, Y_N[133] = 0.708218</text:p>
      <text:p text:style-name="Standard">Frame 0, Y_N[134] = 0.798851</text:p>
      <text:p text:style-name="Standard">Frame 0, Y_N[135] = 1.178741</text:p>
      <text:p text:style-name="Standard">Frame 0, Y_N[136] = -1.431809</text:p>
      <text:p text:style-name="Standard">Frame 0, Y_N[137] = -1.540730</text:p>
      <text:p text:style-name="Standard">Frame 0, Y_N[138] = -0.716183</text:p>
      <text:p text:style-name="Standard">Frame 0, Y_N[139] = 0.560154</text:p>
      <text:p text:style-name="Standard">Frame 0, Y_N[140] = -1.052038</text:p>
      <text:p text:style-name="Standard"><text:soft-page-break/>Frame 0, Y_N[141] = 1.656340</text:p>
      <text:p text:style-name="Standard">Frame 0, Y_N[142] = -0.345661</text:p>
      <text:p text:style-name="Standard">Frame 0, Y_N[143] = 0.859453</text:p>
      <text:p text:style-name="Standard">Frame 0, Y_N[144] = -1.486037</text:p>
      <text:p text:style-name="Standard">Frame 0, Y_N[145] = -0.565070</text:p>
      <text:p text:style-name="Standard">Frame 0, Y_N[146] = -1.436907</text:p>
      <text:p text:style-name="Standard">Frame 0, Y_N[147] = 1.789266</text:p>
      <text:p text:style-name="Standard">Frame 0, Y_N[148] = 1.690349</text:p>
      <text:p text:style-name="Standard">Frame 0, Y_N[149] = -1.823001</text:p>
      <text:p text:style-name="Standard">Frame 0, Y_N[150] = 0.665839</text:p>
      <text:p text:style-name="Standard">Frame 0, Y_N[151] = -0.369956</text:p>
      <text:p text:style-name="Standard">Frame 0, Y_N[152] = 0.889925</text:p>
      <text:p text:style-name="Standard">Frame 0, Y_N[153] = -0.781896</text:p>
      <text:p text:style-name="Standard">Frame 0, Y_N[154] = 0.654389</text:p>
      <text:p text:style-name="Standard">Frame 0, Y_N[155] = 0.821437</text:p>
      <text:p text:style-name="Standard">Frame 0, Y_N[156] = -1.126622</text:p>
      <text:p text:style-name="Standard">Frame 0, Y_N[157] = 0.716947</text:p>
      <text:p text:style-name="Standard">Frame 0, Y_N[158] = -0.951296</text:p>
      <text:p text:style-name="Standard">Frame 0, Y_N[159] = 0.786143</text:p>
      <text:p text:style-name="Standard">Frame 0, Y_N[160] = -0.253764</text:p>
      <text:p text:style-name="Standard">Frame 0, Y_N[161] = -0.036954</text:p>
      <text:p text:style-name="Standard">Frame 0, Y_N[162] = 0.573812</text:p>
      <text:p text:style-name="Standard">Frame 0, Y_N[163] = 1.578124</text:p>
      <text:p text:style-name="Standard">Frame 0, Y_N[164] = 0.858123</text:p>
      <text:p text:style-name="Standard">Frame 0, Y_N[165] = -0.155876</text:p>
      <text:p text:style-name="Standard">Frame 0, Y_N[166] = 1.125410</text:p>
      <text:p text:style-name="Standard">Frame 0, Y_N[167] = 1.041055</text:p>
      <text:p text:style-name="Standard">Frame 0, Y_N[168] = 1.258128</text:p>
      <text:p text:style-name="Standard">Frame 0, Y_N[169] = -0.219380</text:p>
      <text:p text:style-name="Standard">Frame 0, Y_N[170] = -1.460400</text:p>
      <text:p text:style-name="Standard">Frame 0, Y_N[171] = 0.417259</text:p>
      <text:p text:style-name="Standard">Frame 0, Y_N[172] = 1.331031</text:p>
      <text:p text:style-name="Standard">Frame 0, Y_N[173] = 1.259524</text:p>
      <text:p text:style-name="Standard">Frame 0, Y_N[174] = -1.102045</text:p>
      <text:p text:style-name="Standard">Frame 0, Y_N[175] = -1.188181</text:p>
      <text:p text:style-name="Standard">Frame 0, Y_N[176] = 1.161894</text:p>
      <text:p text:style-name="Standard">Frame 0, Y_N[177] = 1.836414</text:p>
      <text:p text:style-name="Standard">Frame 0, Y_N[178] = 1.766260</text:p>
      <text:p text:style-name="Standard">Frame 0, Y_N[179] = 1.076685</text:p>
      <text:p text:style-name="Standard">Frame 0, Y_N[180] = -0.902873</text:p>
      <text:p text:style-name="Standard">Frame 0, Y_N[181] = 1.754062</text:p>
      <text:p text:style-name="Standard">Frame 0, Y_N[182] = -1.160338</text:p>
      <text:p text:style-name="Standard">Frame 0, Y_N[183] = -0.402519</text:p>
      <text:p text:style-name="Standard">Frame 0, Y_N[184] = 0.679851</text:p>
      <text:p text:style-name="Standard">Frame 0, Y_N[185] = 0.865112</text:p>
      <text:p text:style-name="Standard">Frame 0, Y_N[186] = 1.425474</text:p>
      <text:p text:style-name="Standard">Frame 0, Y_N[187] = -0.504599</text:p>
      <text:p text:style-name="Standard">Frame 0, Y_N[188] = -1.209552</text:p>
      <text:p text:style-name="Standard">Frame 0, Y_N[189] = 0.546639</text:p>
      <text:p text:style-name="Standard">Frame 0, Y_N[190] = -1.370805</text:p>
      <text:p text:style-name="Standard">Frame 0, Y_N[191] = 0.898174</text:p>
      <text:p text:style-name="Standard">Frame 0, Y_N[192] = 0.836605</text:p>
      <text:p text:style-name="Standard"><text:soft-page-break/>Frame 0, Y_N[193] = -0.990033</text:p>
      <text:p text:style-name="Standard">Frame 0, Y_N[194] = -1.239428</text:p>
      <text:p text:style-name="Standard">Frame 0, Y_N[195] = -1.136256</text:p>
      <text:p text:style-name="Standard">Frame 0, Y_N[196] = -1.095253</text:p>
      <text:p text:style-name="Standard">Frame 0, Y_N[197] = -1.376927</text:p>
      <text:p text:style-name="Standard">Frame 0, Y_N[198] = 1.643253</text:p>
      <text:p text:style-name="Standard">Frame 0, Y_N[199] = 0.377337</text:p>
      <text:p text:style-name="Standard">Frame 0, Y_N[200] = 0.886558</text:p>
      <text:p text:style-name="Standard">Frame 0, Y_N[201] = 1.039283</text:p>
      <text:p text:style-name="Standard">Frame 0, Y_N[202] = 1.588011</text:p>
      <text:p text:style-name="Standard">Frame 0, Y_N[203] = 1.050736</text:p>
      <text:p text:style-name="Standard">Frame 0, Y_N[204] = -0.753685</text:p>
      <text:p text:style-name="Standard">Frame 0, Y_N[205] = 1.078086</text:p>
      <text:p text:style-name="Standard">Frame 0, Y_N[206] = 0.769580</text:p>
      <text:p text:style-name="Standard">Frame 0, Y_N[207] = 0.721287</text:p>
      <text:p text:style-name="Standard">Frame 0, Y_N[208] = -1.145347</text:p>
      <text:p text:style-name="Standard">Frame 0, Y_N[209] = -0.801218</text:p>
      <text:p text:style-name="Standard">Frame 0, Y_N[210] = 1.173816</text:p>
      <text:p text:style-name="Standard">Frame 0, Y_N[211] = 1.408949</text:p>
      <text:p text:style-name="Standard">Frame 0, Y_N[212] = 0.610943</text:p>
      <text:p text:style-name="Standard">Frame 0, Y_N[213] = -0.765667</text:p>
      <text:p text:style-name="Standard">Frame 0, Y_N[214] = 1.336484</text:p>
      <text:p text:style-name="Standard">Frame 0, Y_N[215] = -0.886179</text:p>
      <text:p text:style-name="Standard">Frame 0, Y_N[216] = 0.757407</text:p>
      <text:p text:style-name="Standard">Frame 0, Y_N[217] = 0.546963</text:p>
      <text:p text:style-name="Standard">Frame 0, Y_N[218] = -1.142897</text:p>
      <text:p text:style-name="Standard">Frame 0, Y_N[219] = -0.371146</text:p>
      <text:p text:style-name="Standard">Frame 0, Y_N[220] = -0.783057</text:p>
      <text:p text:style-name="Standard">Frame 0, Y_N[221] = -1.556792</text:p>
      <text:p text:style-name="Standard">Frame 0, Y_N[222] = 1.055531</text:p>
      <text:p text:style-name="Standard">Frame 0, Y_N[223] = 1.799428</text:p>
      <text:p text:style-name="Standard">Frame 0, Y_N[224] = 1.301335</text:p>
      <text:p text:style-name="Standard">Frame 0, Y_N[225] = -1.121758</text:p>
      <text:p text:style-name="Standard">Frame 0, Y_N[226] = -0.074989</text:p>
      <text:p text:style-name="Standard">Frame 0, Y_N[227] = 0.850452</text:p>
      <text:p text:style-name="Standard">Frame 0, Y_N[228] = -0.739368</text:p>
      <text:p text:style-name="Standard">Frame 0, Y_N[229] = -0.594593</text:p>
      <text:p text:style-name="Standard">Frame 0, Y_N[230] = -0.622665</text:p>
      <text:p text:style-name="Standard">Frame 0, Y_N[231] = -0.964393</text:p>
      <text:p text:style-name="Standard">Frame 0, Y_N[232] = -1.555650</text:p>
      <text:p text:style-name="Standard">Frame 0, Y_N[233] = 0.693804</text:p>
      <text:p text:style-name="Standard">Frame 0, Y_N[234] = 0.958039</text:p>
      <text:p text:style-name="Standard">Frame 0, Y_N[235] = -1.021553</text:p>
      <text:p text:style-name="Standard">Frame 0, Y_N[236] = 0.974644</text:p>
      <text:p text:style-name="Standard">Frame 0, Y_N[237] = -0.728806</text:p>
      <text:p text:style-name="Standard">Frame 0, Y_N[238] = -0.742070</text:p>
      <text:p text:style-name="Standard">Frame 0, Y_N[239] = -0.635905</text:p>
      <text:p text:style-name="Standard">Frame 0, Y_N[240] = -0.430281</text:p>
      <text:p text:style-name="Standard">Frame 0, Y_N[241] = 0.998141</text:p>
      <text:p text:style-name="Standard">Frame 0, Y_N[242] = 0.365175</text:p>
      <text:p text:style-name="Standard">Frame 0, Y_N[243] = -1.379918</text:p>
      <text:p text:style-name="Standard">Frame 0, Y_N[244] = -1.277494</text:p>
      <text:p text:style-name="Standard"><text:soft-page-break/>Frame 0, Y_N[245] = 1.438514</text:p>
      <text:p text:style-name="Standard">Frame 0, Y_N[246] = 0.096258</text:p>
      <text:p text:style-name="Standard">Frame 0, Y_N[247] = -1.278306</text:p>
      <text:p text:style-name="Standard">Frame 0, Y_N[248] = 0.773515</text:p>
      <text:p text:style-name="Standard">Frame 0, Y_N[249] = 1.022174</text:p>
      <text:p text:style-name="Standard">Frame 0, Y_N[250] = 0.593823</text:p>
      <text:p text:style-name="Standard">Frame 0, Y_N[251] = -1.104540</text:p>
      <text:p text:style-name="Standard">Frame 0, Y_N[252] = 1.623603</text:p>
      <text:p text:style-name="Standard">Frame 0, Y_N[253] = 1.302640</text:p>
      <text:p text:style-name="Standard">Frame 0, Y_N[254] = 0.029138</text:p>
      <text:p text:style-name="Standard">Frame 0, Y_N[255] = -2.026829</text:p>
      <text:p text:style-name="Standard">Frame 0, Y_N[256] = 0.843962</text:p>
      <text:p text:style-name="Standard">Frame 0, Y_N[257] = 0.841899</text:p>
      <text:p text:style-name="Standard">Frame 0, Y_N[258] = 0.821258</text:p>
      <text:p text:style-name="Standard">Frame 0, Y_N[259] = 0.615643</text:p>
      <text:p text:style-name="Standard">Frame 0, Y_N[260] = 1.007453</text:p>
      <text:p text:style-name="Standard">Frame 0, Y_N[261] = 0.434949</text:p>
      <text:p text:style-name="Standard">Frame 0, Y_N[262] = -1.235342</text:p>
      <text:p text:style-name="Standard">Frame 0, Y_N[263] = 1.120613</text:p>
      <text:p text:style-name="Standard">Frame 0, Y_N[264] = 0.955934</text:p>
      <text:p text:style-name="Standard">Frame 0, Y_N[265] = -1.557892</text:p>
      <text:p text:style-name="Standard">Frame 0, Y_N[266] = -1.795930</text:p>
      <text:p text:style-name="Standard">Frame 0, Y_N[267] = -1.333060</text:p>
      <text:p text:style-name="Standard">Frame 0, Y_N[268] = -0.207665</text:p>
      <text:p text:style-name="Standard">Frame 0, Y_N[269] = -1.385148</text:p>
      <text:p text:style-name="Standard">Frame 0, Y_N[270] = -0.234812</text:p>
      <text:p text:style-name="Standard">Frame 0, Y_N[271] = -0.395724</text:p>
      <text:p text:style-name="Standard">Frame 0, Y_N[272] = -1.666169</text:p>
      <text:p text:style-name="Standard">Frame 0, Y_N[273] = -1.769149</text:p>
      <text:p text:style-name="Standard">Frame 0, Y_N[274] = -0.618217</text:p>
      <text:p text:style-name="Standard">Frame 0, Y_N[275] = -1.367912</text:p>
      <text:p text:style-name="Standard">Frame 0, Y_N[276] = 1.702038</text:p>
      <text:p text:style-name="Standard">Frame 0, Y_N[277] = -0.537912</text:p>
      <text:p text:style-name="Standard">Frame 0, Y_N[278] = -1.635112</text:p>
      <text:p text:style-name="Standard">Frame 0, Y_N[279] = 1.092050</text:p>
      <text:p text:style-name="Standard">Frame 0, Y_N[280] = -1.330255</text:p>
      <text:p text:style-name="Standard">Frame 0, Y_N[281] = -1.388460</text:p>
      <text:p text:style-name="Standard">Frame 0, Y_N[282] = 1.451857</text:p>
      <text:p text:style-name="Standard">Frame 0, Y_N[283] = 1.132768</text:p>
      <text:p text:style-name="Standard">Frame 0, Y_N[284] = 1.165410</text:p>
      <text:p text:style-name="Standard">Frame 0, Y_N[285] = 0.576307</text:p>
      <text:p text:style-name="Standard">Frame 0, Y_N[286] = -1.074726</text:p>
      <text:p text:style-name="Standard">Frame 0, Y_N[287] = 0.740747</text:p>
      <text:p text:style-name="Standard">Frame 0, Y_N[288] = 1.263135</text:p>
      <text:p text:style-name="Standard">Frame 0, Y_N[289] = -1.076359</text:p>
      <text:p text:style-name="Standard">Frame 0, Y_N[290] = -0.998592</text:p>
      <text:p text:style-name="Standard">Frame 0, Y_N[291] = -1.318549</text:p>
      <text:p text:style-name="Standard">Frame 0, Y_N[292] = 1.022017</text:p>
      <text:p text:style-name="Standard">Frame 0, Y_N[293] = -0.843361</text:p>
      <text:p text:style-name="Standard">Frame 0, Y_N[294] = -0.720951</text:p>
      <text:p text:style-name="Standard">Frame 0, Y_N[295] = 0.623740</text:p>
      <text:p text:style-name="Standard">Frame 0, Y_N[296] = 0.887778</text:p>
      <text:p text:style-name="Standard"><text:soft-page-break/>Frame 0, Y_N[297] = -1.284533</text:p>
      <text:p text:style-name="Standard">Frame 0, Y_N[298] = -0.504764</text:p>
      <text:p text:style-name="Standard">Frame 0, Y_N[299] = -0.181892</text:p>
      <text:p text:style-name="Standard">Frame 0, Y_N[300] = 0.817218</text:p>
      <text:p text:style-name="Standard">Frame 0, Y_N[301] = 0.506234</text:p>
      <text:p text:style-name="Standard">Frame 0, Y_N[302] = -1.286297</text:p>
      <text:p text:style-name="Standard">Frame 0, Y_N[303] = -1.151292</text:p>
      <text:p text:style-name="Standard">Frame 0, Y_N[304] = -0.862165</text:p>
      <text:p text:style-name="Standard">Frame 0, Y_N[305] = -1.206946</text:p>
      <text:p text:style-name="Standard">Frame 0, Y_N[306] = 0.311980</text:p>
      <text:p text:style-name="Standard">Frame 0, Y_N[307] = -0.964245</text:p>
      <text:p text:style-name="Standard">Frame 0, Y_N[308] = -1.980360</text:p>
      <text:p text:style-name="Standard">Frame 0, Y_N[309] = -0.989988</text:p>
      <text:p text:style-name="Standard">Frame 0, Y_N[310] = 1.512772</text:p>
      <text:p text:style-name="Standard">Frame 0, Y_N[311] = -1.322284</text:p>
      <text:p text:style-name="Standard">Frame 0, Y_N[312] = -1.032479</text:p>
      <text:p text:style-name="Standard">Frame 0, Y_N[313] = -0.927338</text:p>
      <text:p text:style-name="Standard">Frame 0, Y_N[314] = 0.581933</text:p>
      <text:p text:style-name="Standard">Frame 0, Y_N[315] = -1.521169</text:p>
      <text:p text:style-name="Standard">Frame 0, Y_N[316] = -1.402553</text:p>
      <text:p text:style-name="Standard">Frame 0, Y_N[317] = -1.344793</text:p>
      <text:p text:style-name="Standard">Frame 0, Y_N[318] = 1.973350</text:p>
      <text:p text:style-name="Standard">Frame 0, Y_N[319] = -1.709913</text:p>
      <text:p text:style-name="Standard">Frame 0, Y_N[320] = -2.109019</text:p>
      <text:p text:style-name="Standard">Frame 0, Y_N[321] = 0.398485</text:p>
      <text:p text:style-name="Standard">Frame 0, Y_N[322] = -1.387050</text:p>
      <text:p text:style-name="Standard">Frame 0, Y_N[323] = 0.679431</text:p>
      <text:p text:style-name="Standard">Frame 0, Y_N[324] = -1.583174</text:p>
      <text:p text:style-name="Standard">Frame 0, Y_N[325] = 0.999758</text:p>
      <text:p text:style-name="Standard">Frame 0, Y_N[326] = 0.722784</text:p>
      <text:p text:style-name="Standard">Frame 0, Y_N[327] = -0.796279</text:p>
      <text:p text:style-name="Standard">Frame 0, Y_N[328] = 1.642165</text:p>
      <text:p text:style-name="Standard">Frame 0, Y_N[329] = -1.599226</text:p>
      <text:p text:style-name="Standard">Frame 0, Y_N[330] = 1.128245</text:p>
      <text:p text:style-name="Standard">Frame 0, Y_N[331] = 0.789978</text:p>
      <text:p text:style-name="Standard">Frame 0, Y_N[332] = -0.823219</text:p>
      <text:p text:style-name="Standard">Frame 0, Y_N[333] = -1.280746</text:p>
      <text:p text:style-name="Standard">Frame 0, Y_N[334] = -0.929350</text:p>
      <text:p text:style-name="Standard">Frame 0, Y_N[335] = 0.588493</text:p>
      <text:p text:style-name="Standard">Frame 0, Y_N[336] = -0.973769</text:p>
      <text:p text:style-name="Standard">Frame 0, Y_N[337] = 1.677870</text:p>
      <text:p text:style-name="Standard">Frame 0, Y_N[338] = 1.545080</text:p>
      <text:p text:style-name="Standard">Frame 0, Y_N[339] = -0.608719</text:p>
      <text:p text:style-name="Standard">Frame 0, Y_N[340] = -0.650984</text:p>
      <text:p text:style-name="Standard">Frame 0, Y_N[341] = 0.808705</text:p>
      <text:p text:style-name="Standard">Frame 0, Y_N[342] = 0.955978</text:p>
      <text:p text:style-name="Standard">Frame 0, Y_N[343] = -0.724806</text:p>
      <text:p text:style-name="Standard">Frame 0, Y_N[344] = -1.335667</text:p>
      <text:p text:style-name="Standard">Frame 0, Y_N[345] = 0.749951</text:p>
      <text:p text:style-name="Standard">Frame 0, Y_N[346] = 0.148027</text:p>
      <text:p text:style-name="Standard">Frame 0, Y_N[347] = 1.156075</text:p>
      <text:p text:style-name="Standard">Frame 0, Y_N[348] = 1.043861</text:p>
      <text:p text:style-name="Standard"><text:soft-page-break/>Frame 0, Y_N[349] = -1.640574</text:p>
      <text:p text:style-name="Standard">Frame 0, Y_N[350] = -0.204653</text:p>
      <text:p text:style-name="Standard">Frame 0, Y_N[351] = 0.120923</text:p>
      <text:p text:style-name="Standard">Frame 0, Y_N[352] = -0.382594</text:p>
      <text:p text:style-name="Standard">Frame 0, Y_N[353] = 0.945264</text:p>
      <text:p text:style-name="Standard">Frame 0, Y_N[354] = 0.398468</text:p>
      <text:p text:style-name="Standard">Frame 0, Y_N[355] = 0.909427</text:p>
      <text:p text:style-name="Standard">Frame 0, Y_N[356] = -1.097471</text:p>
      <text:p text:style-name="Standard">Frame 0, Y_N[357] = -1.196859</text:p>
      <text:p text:style-name="Standard">Frame 0, Y_N[358] = -1.165523</text:p>
      <text:p text:style-name="Standard">Frame 0, Y_N[359] = 0.676473</text:p>
      <text:p text:style-name="Standard">Frame 0, Y_N[360] = 0.944518</text:p>
      <text:p text:style-name="Standard">Frame 0, Y_N[361] = 1.216693</text:p>
      <text:p text:style-name="Standard">Frame 0, Y_N[362] = 0.242384</text:p>
      <text:p text:style-name="Standard">Frame 0, Y_N[363] = -0.168084</text:p>
      <text:p text:style-name="Standard">Frame 0, Y_N[364] = -0.638579</text:p>
      <text:p text:style-name="Standard">Frame 0, Y_N[365] = -1.590990</text:p>
      <text:p text:style-name="Standard">Frame 0, Y_N[366] = -1.638561</text:p>
      <text:p text:style-name="Standard">Frame 0, Y_N[367] = -1.625238</text:p>
      <text:p text:style-name="Standard">Frame 0, Y_N[368] = 1.453266</text:p>
      <text:p text:style-name="Standard">Frame 0, Y_N[369] = -0.877198</text:p>
      <text:p text:style-name="Standard">Frame 0, Y_N[370] = 1.513429</text:p>
      <text:p text:style-name="Standard">Frame 0, Y_N[371] = -1.004375</text:p>
      <text:p text:style-name="Standard">Frame 0, Y_N[372] = 1.164003</text:p>
      <text:p text:style-name="Standard">Frame 0, Y_N[373] = -0.454818</text:p>
      <text:p text:style-name="Standard">Frame 0, Y_N[374] = -1.631690</text:p>
      <text:p text:style-name="Standard">Frame 0, Y_N[375] = -0.790597</text:p>
      <text:p text:style-name="Standard">Frame 0, Y_N[376] = 0.852330</text:p>
      <text:p text:style-name="Standard">Frame 0, Y_N[377] = 0.376720</text:p>
      <text:p text:style-name="Standard">Frame 0, Y_N[378] = -1.317151</text:p>
      <text:p text:style-name="Standard">Frame 0, Y_N[379] = 1.107888</text:p>
      <text:p text:style-name="Standard">Frame 0, Y_N[380] = -1.890685</text:p>
      <text:p text:style-name="Standard">Frame 0, Y_N[381] = 0.552273</text:p>
      <text:p text:style-name="Standard">Frame 0, Y_N[382] = -1.246671</text:p>
      <text:p text:style-name="Standard">Frame 0, Y_N[383] = -0.408802</text:p>
      <text:p text:style-name="Standard">Frame 0, Y_N[384] = -1.359178</text:p>
      <text:p text:style-name="Standard">Frame 0, Y_N[385] = 1.492527</text:p>
      <text:p text:style-name="Standard">Frame 0, Y_N[386] = -1.503207</text:p>
      <text:p text:style-name="Standard">Frame 0, Y_N[387] = 0.521341</text:p>
      <text:p text:style-name="Standard">Frame 0, Y_N[388] = -1.170393</text:p>
      <text:p text:style-name="Standard">Frame 0, Y_N[389] = -0.154059</text:p>
      <text:p text:style-name="Standard">Frame 0, Y_N[390] = -1.970184</text:p>
      <text:p text:style-name="Standard">Frame 0, Y_N[391] = 1.463693</text:p>
      <text:p text:style-name="Standard">Frame 0, Y_N[392] = -0.764350</text:p>
      <text:p text:style-name="Standard">Frame 0, Y_N[393] = 0.931397</text:p>
      <text:p text:style-name="Standard">Frame 0, Y_N[394] = 0.153444</text:p>
      <text:p text:style-name="Standard">Frame 0, Y_N[395] = -1.011259</text:p>
      <text:p text:style-name="Standard">Frame 0, Y_N[396] = -0.724077</text:p>
      <text:p text:style-name="Standard">Frame 0, Y_N[397] = 1.375756</text:p>
      <text:p text:style-name="Standard">Frame 0, Y_N[398] = 1.768489</text:p>
      <text:p text:style-name="Standard">Frame 0, Y_N[399] = 0.691430</text:p>
      <text:p text:style-name="Standard">Frame 0, Y_N[400] = 1.314364</text:p>
      <text:p text:style-name="Standard"><text:soft-page-break/>Frame 0, Y_N[401] = 0.753484</text:p>
      <text:p text:style-name="Standard">Frame 0, Y_N[402] = -0.595389</text:p>
      <text:p text:style-name="Standard">Frame 0, Y_N[403] = -0.798196</text:p>
      <text:p text:style-name="Standard">Frame 0, Y_N[404] = 1.379775</text:p>
      <text:p text:style-name="Standard">Frame 0, Y_N[405] = -0.780784</text:p>
      <text:p text:style-name="Standard">Frame 0, Y_N[406] = -0.726515</text:p>
      <text:p text:style-name="Standard">Frame 0, Y_N[407] = 0.631446</text:p>
      <text:p text:style-name="Standard">Frame 0, Y_N[408] = -0.912246</text:p>
      <text:p text:style-name="Standard">Frame 0, Y_N[409] = 0.753168</text:p>
      <text:p text:style-name="Standard">Frame 0, Y_N[410] = 0.803523</text:p>
      <text:p text:style-name="Standard">Frame 0, Y_N[411] = -1.626196</text:p>
      <text:p text:style-name="Standard">Frame 0, Y_N[412] = 1.189547</text:p>
      <text:p text:style-name="Standard">Frame 0, Y_N[413] = -0.387915</text:p>
      <text:p text:style-name="Standard">Frame 0, Y_N[414] = -0.928014</text:p>
      <text:p text:style-name="Standard">Frame 0, Y_N[415] = 0.563334</text:p>
      <text:p text:style-name="Standard">Frame 0, Y_N[416] = 1.146944</text:p>
      <text:p text:style-name="Standard">Frame 0, Y_N[417] = -1.231493</text:p>
      <text:p text:style-name="Standard">Frame 0, Y_N[418] = 0.414509</text:p>
      <text:p text:style-name="Standard">Frame 0, Y_N[419] = 0.319611</text:p>
      <text:p text:style-name="Standard">Frame 0, Y_N[420] = 0.992524</text:p>
      <text:p text:style-name="Standard">Frame 0, Y_N[421] = -0.968680</text:p>
      <text:p text:style-name="Standard">Frame 0, Y_N[422] = -1.059922</text:p>
      <text:p text:style-name="Standard">Frame 0, Y_N[423] = -0.682088</text:p>
      <text:p text:style-name="Standard">Frame 0, Y_N[424] = 1.131386</text:p>
      <text:p text:style-name="Standard">Frame 0, Y_N[425] = -0.646808</text:p>
      <text:p text:style-name="Standard">Frame 0, Y_N[426] = 1.068393</text:p>
      <text:p text:style-name="Standard">Frame 0, Y_N[427] = 0.829768</text:p>
      <text:p text:style-name="Standard">Frame 0, Y_N[428] = 0.516490</text:p>
      <text:p text:style-name="Standard">Frame 0, Y_N[429] = 0.826395</text:p>
      <text:p text:style-name="Standard">Frame 0, Y_N[430] = 1.267879</text:p>
      <text:p text:style-name="Standard">Frame 0, Y_N[431] = 0.933320</text:p>
      <text:p text:style-name="Standard">Frame 0, Y_N[432] = 0.224440</text:p>
      <text:p text:style-name="Standard">Frame 0, Y_N[433] = -1.174623</text:p>
      <text:p text:style-name="Standard">Frame 0, Y_N[434] = -0.174300</text:p>
      <text:p text:style-name="Standard">Frame 0, Y_N[435] = -1.204113</text:p>
      <text:p text:style-name="Standard">Frame 0, Y_N[436] = 1.191580</text:p>
      <text:p text:style-name="Standard">Frame 0, Y_N[437] = -0.888754</text:p>
      <text:p text:style-name="Standard">Frame 0, Y_N[438] = 1.460182</text:p>
      <text:p text:style-name="Standard">Frame 0, Y_N[439] = -1.155399</text:p>
      <text:p text:style-name="Standard">Frame 0, Y_N[440] = 0.997346</text:p>
      <text:p text:style-name="Standard">Frame 0, Y_N[441] = -1.307876</text:p>
      <text:p text:style-name="Standard">Frame 0, Y_N[442] = -0.817684</text:p>
      <text:p text:style-name="Standard">Frame 0, Y_N[443] = -1.226406</text:p>
      <text:p text:style-name="Standard">Frame 0, Y_N[444] = 0.736796</text:p>
      <text:p text:style-name="Standard">Frame 0, Y_N[445] = 0.714666</text:p>
      <text:p text:style-name="Standard">Frame 0, Y_N[446] = -1.109260</text:p>
      <text:p text:style-name="Standard">Frame 0, Y_N[447] = 0.882972</text:p>
      <text:p text:style-name="Standard">Frame 0, Y_N[448] = -1.190993</text:p>
      <text:p text:style-name="Standard">Frame 0, Y_N[449] = 0.692767</text:p>
      <text:p text:style-name="Standard">Frame 0, Y_N[450] = 0.256806</text:p>
      <text:p text:style-name="Standard">Frame 0, Y_N[451] = -0.916239</text:p>
      <text:p text:style-name="Standard">Frame 0, Y_N[452] = -0.483841</text:p>
      <text:p text:style-name="Standard"><text:soft-page-break/>Frame 0, Y_N[453] = -0.705798</text:p>
      <text:p text:style-name="Standard">Frame 0, Y_N[454] = -1.774918</text:p>
      <text:p text:style-name="Standard">Frame 0, Y_N[455] = 0.943460</text:p>
      <text:p text:style-name="Standard">Frame 0, Y_N[456] = -1.532858</text:p>
      <text:p text:style-name="Standard">Frame 0, Y_N[457] = -1.490012</text:p>
      <text:p text:style-name="Standard">Frame 0, Y_N[458] = -0.052730</text:p>
      <text:p text:style-name="Standard">Frame 0, Y_N[459] = -1.505355</text:p>
      <text:p text:style-name="Standard">Frame 0, Y_N[460] = -1.448194</text:p>
      <text:p text:style-name="Standard">Frame 0, Y_N[461] = -0.508291</text:p>
      <text:p text:style-name="Standard">Frame 0, Y_N[462] = -1.428604</text:p>
      <text:p text:style-name="Standard">Frame 0, Y_N[463] = 0.392910</text:p>
      <text:p text:style-name="Standard">Frame 0, Y_N[464] = -1.288313</text:p>
      <text:p text:style-name="Standard">Frame 0, Y_N[465] = 2.043325</text:p>
      <text:p text:style-name="Standard">Frame 0, Y_N[466] = -0.537297</text:p>
      <text:p text:style-name="Standard">Frame 0, Y_N[467] = -0.660541</text:p>
      <text:p text:style-name="Standard">Frame 0, Y_N[468] = 0.756804</text:p>
      <text:p text:style-name="Standard">Frame 0, Y_N[469] = 0.712145</text:p>
      <text:p text:style-name="Standard">Frame 0, Y_N[470] = -0.921061</text:p>
      <text:p text:style-name="Standard">Frame 0, Y_N[471] = 1.239824</text:p>
      <text:p text:style-name="Standard">Frame 0, Y_N[472] = 1.292628</text:p>
      <text:p text:style-name="Standard">Frame 0, Y_N[473] = 1.749401</text:p>
      <text:p text:style-name="Standard">Frame 0, Y_N[474] = 1.240089</text:p>
      <text:p text:style-name="Standard">Frame 0, Y_N[475] = 1.449891</text:p>
      <text:p text:style-name="Standard">Frame 0, Y_N[476] = -1.617096</text:p>
      <text:p text:style-name="Standard">Frame 0, Y_N[477] = 0.950888</text:p>
      <text:p text:style-name="Standard">Frame 0, Y_N[478] = 1.016325</text:p>
      <text:p text:style-name="Standard">Frame 0, Y_N[479] = -1.894725</text:p>
      <text:p text:style-name="Standard">Frame 0, Y_N[480] = 0.015331</text:p>
      <text:p text:style-name="Standard">Frame 0, Y_N[481] = -1.210890</text:p>
      <text:p text:style-name="Standard">Frame 0, Y_N[482] = 1.478197</text:p>
      <text:p text:style-name="Standard">Frame 0, Y_N[483] = -0.635454</text:p>
      <text:p text:style-name="Standard">Frame 0, Y_N[484] = -1.884371</text:p>
      <text:p text:style-name="Standard">Frame 0, Y_N[485] = 0.718859</text:p>
      <text:p text:style-name="Standard">Frame 0, Y_N[486] = 0.777474</text:p>
      <text:p text:style-name="Standard">Frame 0, Y_N[487] = -1.044745</text:p>
      <text:p text:style-name="Standard">Frame 0, Y_N[488] = 0.913025</text:p>
      <text:p text:style-name="Standard">Frame 0, Y_N[489] = 0.839537</text:p>
      <text:p text:style-name="Standard">Frame 0, Y_N[490] = -0.729176</text:p>
      <text:p text:style-name="Standard">Frame 0, Y_N[491] = 0.979075</text:p>
      <text:p text:style-name="Standard">Frame 0, Y_N[492] = 1.143361</text:p>
      <text:p text:style-name="Standard">Frame 0, Y_N[493] = -1.757918</text:p>
      <text:p text:style-name="Standard">Frame 0, Y_N[494] = 0.516621</text:p>
      <text:p text:style-name="Standard">Frame 0, Y_N[495] = 1.297978</text:p>
      <text:p text:style-name="Standard">Frame 0, Y_N[496] = 0.959960</text:p>
      <text:p text:style-name="Standard">Frame 0, Y_N[497] = -1.544623</text:p>
      <text:p text:style-name="Standard">Frame 0, Y_N[498] = -0.123799</text:p>
      <text:p text:style-name="Standard">Frame 0, Y_N[499] = -0.395496</text:p>
      <text:p text:style-name="Standard">Frame 0, Y_N[500] = -1.339784</text:p>
      <text:p text:style-name="Standard">Frame 0, Y_N[501] = -1.391250</text:p>
      <text:p text:style-name="Standard">Frame 0, Y_N[502] = -1.109082</text:p>
      <text:p text:style-name="Standard">Frame 0, Y_N[503] = -1.726945</text:p>
      <text:p text:style-name="Standard">Frame 0, Y_N[504] = -1.294926</text:p>
      <text:p text:style-name="Standard"><text:soft-page-break/>Frame 0, Y_N[505] = 0.353063</text:p>
      <text:p text:style-name="Standard">Frame 0, Y_N[506] = 1.363856</text:p>
      <text:p text:style-name="Standard">Frame 0, Y_N[507] = 0.274622</text:p>
      <text:p text:style-name="Standard">Frame 0, Y_N[508] = -1.176591</text:p>
      <text:p text:style-name="Standard">Frame 0, Y_N[509] = 1.344126</text:p>
      <text:p text:style-name="Standard">Frame 0, Y_N[510] = 0.987928</text:p>
      <text:p text:style-name="Standard">Frame 0, Y_N[511] = -2.059465</text:p>
      <text:p text:style-name="Standard">Frame 0, Y_N[512] = -0.947525</text:p>
      <text:p text:style-name="Standard">Frame 0, Y_N[513] = -2.055312</text:p>
      <text:p text:style-name="Standard">Frame 0, Y_N[514] = 1.611809</text:p>
      <text:p text:style-name="Standard">Frame 0, Y_N[515] = -0.774551</text:p>
      <text:p text:style-name="Standard">Frame 0, Y_N[516] = -1.775619</text:p>
      <text:p text:style-name="Standard">Frame 0, Y_N[517] = 0.776132</text:p>
      <text:p text:style-name="Standard">Frame 0, Y_N[518] = 0.573720</text:p>
      <text:p text:style-name="Standard">Frame 0, Y_N[519] = -1.229011</text:p>
      <text:p text:style-name="Standard">Frame 0, Y_N[520] = -1.338036</text:p>
      <text:p text:style-name="Standard">Frame 0, Y_N[521] = -0.904156</text:p>
      <text:p text:style-name="Standard">Frame 0, Y_N[522] = 0.969230</text:p>
      <text:p text:style-name="Standard">Frame 0, Y_N[523] = -0.950484</text:p>
      <text:p text:style-name="Standard">Frame 0, Y_N[524] = 0.623366</text:p>
      <text:p text:style-name="Standard">Frame 0, Y_N[525] = -1.917840</text:p>
      <text:p text:style-name="Standard">Frame 0, Y_N[526] = 1.346713</text:p>
      <text:p text:style-name="Standard">Frame 0, Y_N[527] = 1.215369</text:p>
      <text:p text:style-name="Standard">Frame 0, Y_N[528] = -0.643068</text:p>
      <text:p text:style-name="Standard">Frame 0, Y_N[529] = 2.149627</text:p>
      <text:p text:style-name="Standard">Frame 0, Y_N[530] = 0.880513</text:p>
      <text:p text:style-name="Standard">Frame 0, Y_N[531] = -1.066711</text:p>
      <text:p text:style-name="Standard">Frame 0, Y_N[532] = 0.930644</text:p>
      <text:p text:style-name="Standard">Frame 0, Y_N[533] = 1.909502</text:p>
      <text:p text:style-name="Standard">Frame 0, Y_N[534] = 0.212572</text:p>
      <text:p text:style-name="Standard">Frame 0, Y_N[535] = -0.547327</text:p>
      <text:p text:style-name="Standard">Frame 0, Y_N[536] = 1.976202</text:p>
      <text:p text:style-name="Standard">Frame 0, Y_N[537] = -0.962465</text:p>
      <text:p text:style-name="Standard">Frame 0, Y_N[538] = 0.494464</text:p>
      <text:p text:style-name="Standard">Frame 0, Y_N[539] = 1.035939</text:p>
      <text:p text:style-name="Standard">Frame 0, Y_N[540] = -1.332339</text:p>
      <text:p text:style-name="Standard">Frame 0, Y_N[541] = -1.567022</text:p>
      <text:p text:style-name="Standard">Frame 0, Y_N[542] = -1.123156</text:p>
      <text:p text:style-name="Standard">Frame 0, Y_N[543] = -0.532526</text:p>
      <text:p text:style-name="Standard">Frame 0, Y_N[544] = 1.023838</text:p>
      <text:p text:style-name="Standard">Frame 0, Y_N[545] = 0.904604</text:p>
      <text:p text:style-name="Standard">Frame 0, Y_N[546] = 1.339791</text:p>
      <text:p text:style-name="Standard">Frame 0, Y_N[547] = -1.428923</text:p>
      <text:p text:style-name="Standard">Frame 0, Y_N[548] = 0.638741</text:p>
      <text:p text:style-name="Standard">Frame 0, Y_N[549] = -0.997792</text:p>
      <text:p text:style-name="Standard">Frame 0, Y_N[550] = -1.558081</text:p>
      <text:p text:style-name="Standard">Frame 0, Y_N[551] = -1.221706</text:p>
      <text:p text:style-name="Standard">Frame 0, Y_N[552] = -1.459415</text:p>
      <text:p text:style-name="Standard">Frame 0, Y_N[553] = -0.624566</text:p>
      <text:p text:style-name="Standard">Frame 0, Y_N[554] = 0.830123</text:p>
      <text:p text:style-name="Standard">Frame 0, Y_N[555] = -0.611165</text:p>
      <text:p text:style-name="Standard">Frame 0, Y_N[556] = 1.006900</text:p>
      <text:p text:style-name="Standard"><text:soft-page-break/>Frame 0, Y_N[557] = 0.663012</text:p>
      <text:p text:style-name="Standard">Frame 0, Y_N[558] = 1.477263</text:p>
      <text:p text:style-name="Standard">Frame 0, Y_N[559] = 1.219206</text:p>
      <text:p text:style-name="Standard">Frame 0, Y_N[560] = 1.765635</text:p>
      <text:p text:style-name="Standard">Frame 0, Y_N[561] = 1.517886</text:p>
      <text:p text:style-name="Standard">Frame 0, Y_N[562] = -1.171991</text:p>
      <text:p text:style-name="Standard">Frame 0, Y_N[563] = 0.877209</text:p>
      <text:p text:style-name="Standard">Frame 0, Y_N[564] = -0.560447</text:p>
      <text:p text:style-name="Standard">Frame 0, Y_N[565] = 1.414814</text:p>
      <text:p text:style-name="Standard">Frame 0, Y_N[566] = -0.179389</text:p>
      <text:p text:style-name="Standard">Frame 0, Y_N[567] = -1.585890</text:p>
      <text:p text:style-name="Standard">Frame 0, Y_N[568] = -1.262211</text:p>
      <text:p text:style-name="Standard">Frame 0, Y_N[569] = 0.975233</text:p>
      <text:p text:style-name="Standard">Frame 0, Y_N[570] = -0.718768</text:p>
      <text:p text:style-name="Standard">Frame 0, Y_N[571] = 1.491845</text:p>
      <text:p text:style-name="Standard">Frame 0, Y_N[572] = -1.129937</text:p>
      <text:p text:style-name="Standard">Frame 0, Y_N[573] = -0.685307</text:p>
      <text:p text:style-name="Standard">Frame 0, Y_N[574] = -0.783050</text:p>
      <text:p text:style-name="Standard">Frame 0, Y_N[575] = 1.109689</text:p>
      <text:p text:style-name="Standard">Frame 0, Y_N[576] = 1.469055</text:p>
      <text:p text:style-name="Standard">Frame 0, Y_N[577] = 0.895108</text:p>
      <text:p text:style-name="Standard">Frame 0, Y_N[578] = 1.646773</text:p>
      <text:p text:style-name="Standard">Frame 0, Y_N[579] = 1.076014</text:p>
      <text:p text:style-name="Standard">Frame 0, Y_N[580] = 0.794888</text:p>
      <text:p text:style-name="Standard">Frame 0, Y_N[581] = -0.359136</text:p>
      <text:p text:style-name="Standard">Frame 0, Y_N[582] = -1.152266</text:p>
      <text:p text:style-name="Standard">Frame 0, Y_N[583] = 0.912454</text:p>
      <text:p text:style-name="Standard">Frame 0, Y_N[584] = -0.484185</text:p>
      <text:p text:style-name="Standard">Frame 0, Y_N[585] = -0.864908</text:p>
      <text:p text:style-name="Standard">Frame 0, Y_N[586] = 1.701496</text:p>
      <text:p text:style-name="Standard">Frame 0, Y_N[587] = 0.877128</text:p>
      <text:p text:style-name="Standard">Frame 0, Y_N[588] = 1.719016</text:p>
      <text:p text:style-name="Standard">Frame 0, Y_N[589] = 0.873779</text:p>
      <text:p text:style-name="Standard">Frame 0, Y_N[590] = 0.675225</text:p>
      <text:p text:style-name="Standard">Frame 0, Y_N[591] = -1.308114</text:p>
      <text:p text:style-name="Standard">Frame 0, Y_N[592] = -1.644760</text:p>
      <text:p text:style-name="Standard">Frame 0, Y_N[593] = -1.113051</text:p>
      <text:p text:style-name="Standard">Frame 0, Y_N[594] = 1.646932</text:p>
      <text:p text:style-name="Standard">Frame 0, Y_N[595] = -1.803621</text:p>
      <text:p text:style-name="Standard">Frame 0, Y_N[596] = -0.728940</text:p>
      <text:p text:style-name="Standard">Frame 0, Y_N[597] = 0.140991</text:p>
      <text:p text:style-name="Standard">Frame 0, Y_N[598] = -1.188938</text:p>
      <text:p text:style-name="Standard">Frame 0, Y_N[599] = 0.587105</text:p>
      <text:p text:style-name="Standard">Frame 0, Y_N[600] = 1.170644</text:p>
      <text:p text:style-name="Standard">Frame 0, Y_N[601] = -0.878634</text:p>
      <text:p text:style-name="Standard">Frame 0, Y_N[602] = 0.703078</text:p>
      <text:p text:style-name="Standard">Frame 0, Y_N[603] = -1.359362</text:p>
      <text:p text:style-name="Standard">Frame 0, Y_N[604] = 0.903101</text:p>
      <text:p text:style-name="Standard">Frame 0, Y_N[605] = 0.763729</text:p>
      <text:p text:style-name="Standard">Frame 0, Y_N[606] = 1.523954</text:p>
      <text:p text:style-name="Standard">Frame 0, Y_N[607] = 0.259986</text:p>
      <text:p text:style-name="Standard">Frame 0, Y_N[608] = 1.130437</text:p>
      <text:p text:style-name="Standard"><text:soft-page-break/>Frame 0, Y_N[609] = -0.516559</text:p>
      <text:p text:style-name="Standard">Frame 0, Y_N[610] = 1.006559</text:p>
      <text:p text:style-name="Standard">Frame 0, Y_N[611] = -1.295723</text:p>
      <text:p text:style-name="Standard">Frame 0, Y_N[612] = 0.478156</text:p>
      <text:p text:style-name="Standard">Frame 0, Y_N[613] = -0.535226</text:p>
      <text:p text:style-name="Standard">Frame 0, Y_N[614] = 0.878470</text:p>
      <text:p text:style-name="Standard">Frame 0, Y_N[615] = 0.765287</text:p>
      <text:p text:style-name="Standard">Frame 0, Y_N[616] = -1.160501</text:p>
      <text:p text:style-name="Standard">Frame 0, Y_N[617] = -1.273147</text:p>
      <text:p text:style-name="Standard">Frame 0, Y_N[618] = -0.612558</text:p>
      <text:p text:style-name="Standard">Frame 0, Y_N[619] = -0.537208</text:p>
      <text:p text:style-name="Standard">Frame 0, Y_N[620] = -1.566130</text:p>
      <text:p text:style-name="Standard">Frame 0, Y_N[621] = -1.127605</text:p>
      <text:p text:style-name="Standard">Frame 0, Y_N[622] = 0.588669</text:p>
      <text:p text:style-name="Standard">Frame 0, Y_N[623] = 1.426388</text:p>
      <text:p text:style-name="Standard">Frame 0, Y_N[624] = 0.224205</text:p>
      <text:p text:style-name="Standard">Frame 0, Y_N[625] = 0.670915</text:p>
      <text:p text:style-name="Standard">Frame 0, Y_N[626] = 1.581798</text:p>
      <text:p text:style-name="Standard">Frame 0, Y_N[627] = -1.515992</text:p>
      <text:p text:style-name="Standard">Frame 0, Y_N[628] = 0.598556</text:p>
      <text:p text:style-name="Standard">Frame 0, Y_N[629] = 1.422984</text:p>
      <text:p text:style-name="Standard">Frame 0, Y_N[630] = -0.783696</text:p>
      <text:p text:style-name="Standard">Frame 0, Y_N[631] = -0.535057</text:p>
      <text:p text:style-name="Standard">Frame 0, Y_N[632] = -0.947898</text:p>
      <text:p text:style-name="Standard">Frame 0, Y_N[633] = 1.069220</text:p>
      <text:p text:style-name="Standard">Frame 0, Y_N[634] = 0.792898</text:p>
      <text:p text:style-name="Standard">Frame 0, Y_N[635] = 0.532118</text:p>
      <text:p text:style-name="Standard">Frame 0, Y_N[636] = -0.243750</text:p>
      <text:p text:style-name="Standard">Frame 0, Y_N[637] = 0.077915</text:p>
      <text:p text:style-name="Standard">Frame 0, Y_N[638] = -1.066776</text:p>
      <text:p text:style-name="Standard">Frame 0, Y_N[639] = 0.369135</text:p>
      <text:p text:style-name="Standard">Frame 0, Y_N[640] = -1.106951</text:p>
      <text:p text:style-name="Standard">Frame 0, Y_N[641] = 0.898607</text:p>
      <text:p text:style-name="Standard">Frame 0, Y_N[642] = -1.157292</text:p>
      <text:p text:style-name="Standard">Frame 0, Y_N[643] = -0.275062</text:p>
      <text:p text:style-name="Standard">Frame 0, Y_N[644] = -1.145594</text:p>
      <text:p text:style-name="Standard">Frame 0, Y_N[645] = 0.374627</text:p>
      <text:p text:style-name="Standard">Frame 0, Y_N[646] = -0.621428</text:p>
      <text:p text:style-name="Standard">Frame 0, Y_N[647] = 2.239063</text:p>
      <text:p text:style-name="Standard">Decoder input Y_N[0] = 17.288</text:p>
      <text:p text:style-name="Standard">Decoder input Y_N[1] = 9.61068</text:p>
      <text:p text:style-name="Standard">Decoder input Y_N[2] = 8.28694</text:p>
      <text:p text:style-name="Standard">Decoder input Y_N[3] = 13.3957</text:p>
      <text:p text:style-name="Standard">Decoder input Y_N[4] = 9.43043</text:p>
      <text:p text:style-name="Standard">Decoder input Y_N[5] = 12.4576</text:p>
      <text:p text:style-name="Standard">Decoder input Y_N[6] = 25.542</text:p>
      <text:p text:style-name="Standard">Decoder input Y_N[7] = 5.14887</text:p>
      <text:p text:style-name="Standard">Decoder input Y_N[8] = 14.4714</text:p>
      <text:p text:style-name="Standard">Decoder input Y_N[9] = 11.8328</text:p>
      <text:p text:style-name="Standard">Decoder input Y_N[10] = 5.17801</text:p>
      <text:p text:style-name="Standard">Decoder input Y_N[11] = 11.7615</text:p>
      <text:p text:style-name="Standard">Decoder input Y_N[12] = 6.21026</text:p>
      <text:p text:style-name="Standard"><text:soft-page-break/>Decoder input Y_N[13] = 12.8471</text:p>
      <text:p text:style-name="Standard">Decoder input Y_N[14] = 15.776</text:p>
      <text:p text:style-name="Standard">Decoder input Y_N[15] = 9.32712</text:p>
      <text:p text:style-name="Standard">Decoder input Y_N[16] = 13.997</text:p>
      <text:p text:style-name="Standard">Decoder input Y_N[17] = 12.0414</text:p>
      <text:p text:style-name="Standard">Decoder input Y_N[18] = 8.11511</text:p>
      <text:p text:style-name="Standard">Decoder input Y_N[19] = 10.5336</text:p>
      <text:p text:style-name="Standard">Decoder input Y_N[20] = 13.209</text:p>
      <text:p text:style-name="Standard">Decoder input Y_N[21] = 5.95945</text:p>
      <text:p text:style-name="Standard">Decoder input Y_N[22] = 7.28413</text:p>
      <text:p text:style-name="Standard">Decoder input Y_N[23] = 4.43858</text:p>
      <text:p text:style-name="Standard">Decoder input Y_N[24] = 7.85839</text:p>
      <text:p text:style-name="Standard">Decoder input Y_N[25] = 7.17894</text:p>
      <text:p text:style-name="Standard">Decoder input Y_N[26] = 11.0517</text:p>
      <text:p text:style-name="Standard">Decoder input Y_N[27] = 11.1788</text:p>
      <text:p text:style-name="Standard">Decoder input Y_N[28] = -2.41596</text:p>
      <text:p text:style-name="Standard">Decoder input Y_N[29] = 5.84755</text:p>
      <text:p text:style-name="Standard">Decoder input Y_N[30] = 16.1655</text:p>
      <text:p text:style-name="Standard">Decoder input Y_N[31] = 7.42533</text:p>
      <text:p text:style-name="Standard">Decoder input Y_N[32] = 8.9976</text:p>
      <text:p text:style-name="Standard">Decoder input Y_N[33] = 8.97143</text:p>
      <text:p text:style-name="Standard">Decoder input Y_N[34] = 13.8888</text:p>
      <text:p text:style-name="Standard">Decoder input Y_N[35] = 10.0711</text:p>
      <text:p text:style-name="Standard">Decoder input Y_N[36] = 12.435</text:p>
      <text:p text:style-name="Standard">Decoder input Y_N[37] = 7.58714</text:p>
      <text:p text:style-name="Standard">Decoder input Y_N[38] = 19.2975</text:p>
      <text:p text:style-name="Standard">Decoder input Y_N[39] = 18.3031</text:p>
      <text:p text:style-name="Standard">Decoder input Y_N[40] = 4.29064</text:p>
      <text:p text:style-name="Standard">Decoder input Y_N[41] = 9.65423</text:p>
      <text:p text:style-name="Standard">Decoder input Y_N[42] = 9.79627</text:p>
      <text:p text:style-name="Standard">Decoder input Y_N[43] = 16.0557</text:p>
      <text:p text:style-name="Standard">Decoder input Y_N[44] = 9.98143</text:p>
      <text:p text:style-name="Standard">Decoder input Y_N[45] = 11.584</text:p>
      <text:p text:style-name="Standard">Decoder input Y_N[46] = 9.46348</text:p>
      <text:p text:style-name="Standard">Decoder input Y_N[47] = 12.3026</text:p>
      <text:p text:style-name="Standard">Decoder input Y_N[48] = 4.7165</text:p>
      <text:p text:style-name="Standard">Decoder input Y_N[49] = 10.499</text:p>
      <text:p text:style-name="Standard">Decoder input Y_N[50] = 3.02334</text:p>
      <text:p text:style-name="Standard">Decoder input Y_N[51] = 13.5584</text:p>
      <text:p text:style-name="Standard">Decoder input Y_N[52] = 13.3993</text:p>
      <text:p text:style-name="Standard">Decoder input Y_N[53] = 13.8402</text:p>
      <text:p text:style-name="Standard">Decoder input Y_N[54] = 20.0516</text:p>
      <text:p text:style-name="Standard">Decoder input Y_N[55] = 12.6337</text:p>
      <text:p text:style-name="Standard">Decoder input Y_N[56] = 13.4497</text:p>
      <text:p text:style-name="Standard">Decoder input Y_N[57] = 10.2254</text:p>
      <text:p text:style-name="Standard">Decoder input Y_N[58] = 5.11435</text:p>
      <text:p text:style-name="Standard">Decoder input Y_N[59] = 8.97148</text:p>
      <text:p text:style-name="Standard">Decoder input Y_N[60] = 21.1821</text:p>
      <text:p text:style-name="Standard">Decoder input Y_N[61] = 15.2278</text:p>
      <text:p text:style-name="Standard">Decoder input Y_N[62] = 12.514</text:p>
      <text:p text:style-name="Standard">Decoder input Y_N[63] = 18.6866</text:p>
      <text:p text:style-name="Standard">Decoder input Y_N[64] = 17.6421</text:p>
      <text:p text:style-name="Standard"><text:soft-page-break/>Decoder input Y_N[65] = 6.47382</text:p>
      <text:p text:style-name="Standard">Decoder input Y_N[66] = 8.16752</text:p>
      <text:p text:style-name="Standard">Decoder input Y_N[67] = 4.06878</text:p>
      <text:p text:style-name="Standard">Decoder input Y_N[68] = 3.35352</text:p>
      <text:p text:style-name="Standard">Decoder input Y_N[69] = 11.9039</text:p>
      <text:p text:style-name="Standard">Decoder input Y_N[70] = 13.4221</text:p>
      <text:p text:style-name="Standard">Decoder input Y_N[71] = 16.3685</text:p>
      <text:p text:style-name="Standard">Decoder input Y_N[72] = 10.6237</text:p>
      <text:p text:style-name="Standard">Decoder input Y_N[73] = 7.2215</text:p>
      <text:p text:style-name="Standard">Decoder input Y_N[74] = 7.46959</text:p>
      <text:p text:style-name="Standard">Decoder input Y_N[75] = 19.1772</text:p>
      <text:p text:style-name="Standard">Decoder input Y_N[76] = 8.47549</text:p>
      <text:p text:style-name="Standard">Decoder input Y_N[77] = 12.7442</text:p>
      <text:p text:style-name="Standard">Decoder input Y_N[78] = 9.63054</text:p>
      <text:p text:style-name="Standard">Decoder input Y_N[79] = 12.4072</text:p>
      <text:p text:style-name="Standard">Decoder input Y_N[80] = 14.3513</text:p>
      <text:p text:style-name="Standard">Decoder input Y_N[81] = 17.3322</text:p>
      <text:p text:style-name="Standard">Decoder input Y_N[82] = 8.68728</text:p>
      <text:p text:style-name="Standard">Decoder input Y_N[83] = 10.7596</text:p>
      <text:p text:style-name="Standard">Decoder input Y_N[84] = 15.2703</text:p>
      <text:p text:style-name="Standard">Decoder input Y_N[85] = 6.04652</text:p>
      <text:p text:style-name="Standard">Decoder input Y_N[86] = 12.9326</text:p>
      <text:p text:style-name="Standard">Decoder input Y_N[87] = 18.6732</text:p>
      <text:p text:style-name="Standard">Decoder input Y_N[88] = 5.73128</text:p>
      <text:p text:style-name="Standard">Decoder input Y_N[89] = 8.87193</text:p>
      <text:p text:style-name="Standard">Decoder input Y_N[90] = 13.0842</text:p>
      <text:p text:style-name="Standard">Decoder input Y_N[91] = 15.7122</text:p>
      <text:p text:style-name="Standard">Decoder input Y_N[92] = 9.45134</text:p>
      <text:p text:style-name="Standard">Decoder input Y_N[93] = 16.5202</text:p>
      <text:p text:style-name="Standard">Decoder input Y_N[94] = 17.9009</text:p>
      <text:p text:style-name="Standard">Decoder input Y_N[95] = 17.9821</text:p>
      <text:p text:style-name="Standard">Decoder input Y_N[96] = 7.77417</text:p>
      <text:p text:style-name="Standard">Decoder input Y_N[97] = 6.72318</text:p>
      <text:p text:style-name="Standard">Decoder input Y_N[98] = 16.3931</text:p>
      <text:p text:style-name="Standard">Decoder input Y_N[99] = 15.179</text:p>
      <text:p text:style-name="Standard">Decoder input Y_N[100] = 16.6544</text:p>
      <text:p text:style-name="Standard">Decoder input Y_N[101] = 10.4992</text:p>
      <text:p text:style-name="Standard">Decoder input Y_N[102] = 9.05756</text:p>
      <text:p text:style-name="Standard">Decoder input Y_N[103] = 21.9482</text:p>
      <text:p text:style-name="Standard">Decoder input Y_N[104] = 8.9157</text:p>
      <text:p text:style-name="Standard">Decoder input Y_N[105] = 2.67377</text:p>
      <text:p text:style-name="Standard">Decoder input Y_N[106] = 1.99372</text:p>
      <text:p text:style-name="Standard">Decoder input Y_N[107] = 5.28702</text:p>
      <text:p text:style-name="Standard">Decoder input Y_N[108] = 14.1673</text:p>
      <text:p text:style-name="Standard">Decoder input Y_N[109] = 5.4749</text:p>
      <text:p text:style-name="Standard">Decoder input Y_N[110] = 12.2593</text:p>
      <text:p text:style-name="Standard">Decoder input Y_N[111] = 17.5302</text:p>
      <text:p text:style-name="Standard">Decoder input Y_N[112] = 12.4551</text:p>
      <text:p text:style-name="Standard">Decoder input Y_N[113] = 10.26</text:p>
      <text:p text:style-name="Standard">Decoder input Y_N[114] = 5.10157</text:p>
      <text:p text:style-name="Standard">Decoder input Y_N[115] = 8.57155</text:p>
      <text:p text:style-name="Standard">Decoder input Y_N[116] = 6.74844</text:p>
      <text:p text:style-name="Standard"><text:soft-page-break/>Decoder input Y_N[117] = 17.6201</text:p>
      <text:p text:style-name="Standard">Decoder input Y_N[118] = 7.33387</text:p>
      <text:p text:style-name="Standard">Decoder input Y_N[119] = 14.2342</text:p>
      <text:p text:style-name="Standard">Decoder input Y_N[120] = 9.926</text:p>
      <text:p text:style-name="Standard">Decoder input Y_N[121] = 4.16884</text:p>
      <text:p text:style-name="Standard">Decoder input Y_N[122] = 9.81198</text:p>
      <text:p text:style-name="Standard">Decoder input Y_N[123] = 7.97069</text:p>
      <text:p text:style-name="Standard">Decoder input Y_N[124] = 18.7619</text:p>
      <text:p text:style-name="Standard">Decoder input Y_N[125] = 13.1189</text:p>
      <text:p text:style-name="Standard">Decoder input Y_N[126] = 11.7957</text:p>
      <text:p text:style-name="Standard">Decoder input Y_N[127] = 5.00644</text:p>
      <text:p text:style-name="Standard">Decoder input Y_N[128] = 15.5201</text:p>
      <text:p text:style-name="Standard">Decoder input Y_N[129] = 2.23995</text:p>
      <text:p text:style-name="Standard">Decoder input Y_N[130] = 5.94309</text:p>
      <text:p text:style-name="Standard">Decoder input Y_N[131] = 9.16755</text:p>
      <text:p text:style-name="Standard">Decoder input Y_N[132] = 12.6008</text:p>
      <text:p text:style-name="Standard">Decoder input Y_N[133] = 7.46527</text:p>
      <text:p text:style-name="Standard">Decoder input Y_N[134] = 8.42063</text:p>
      <text:p text:style-name="Standard">Decoder input Y_N[135] = 12.425</text:p>
      <text:p text:style-name="Standard">Decoder input Y_N[136] = 15.0926</text:p>
      <text:p text:style-name="Standard">Decoder input Y_N[137] = 16.2407</text:p>
      <text:p text:style-name="Standard">Decoder input Y_N[138] = 7.54923</text:p>
      <text:p text:style-name="Standard">Decoder input Y_N[139] = 5.90454</text:p>
      <text:p text:style-name="Standard">Decoder input Y_N[140] = 11.0895</text:p>
      <text:p text:style-name="Standard">Decoder input Y_N[141] = 17.4594</text:p>
      <text:p text:style-name="Standard">Decoder input Y_N[142] = 3.64359</text:p>
      <text:p text:style-name="Standard">Decoder input Y_N[143] = 9.05943</text:p>
      <text:p text:style-name="Standard">Decoder input Y_N[144] = 15.6642</text:p>
      <text:p text:style-name="Standard">Decoder input Y_N[145] = 5.95636</text:p>
      <text:p text:style-name="Standard">Decoder input Y_N[146] = 15.1463</text:p>
      <text:p text:style-name="Standard">Decoder input Y_N[147] = 18.8605</text:p>
      <text:p text:style-name="Standard">Decoder input Y_N[148] = 17.8178</text:p>
      <text:p text:style-name="Standard">Decoder input Y_N[149] = 19.2161</text:p>
      <text:p text:style-name="Standard">Decoder input Y_N[150] = 7.01856</text:p>
      <text:p text:style-name="Standard">Decoder input Y_N[151] = 3.89968</text:p>
      <text:p text:style-name="Standard">Decoder input Y_N[152] = 9.38064</text:p>
      <text:p text:style-name="Standard">Decoder input Y_N[153] = 8.2419</text:p>
      <text:p text:style-name="Standard">Decoder input Y_N[154] = 6.89786</text:p>
      <text:p text:style-name="Standard">Decoder input Y_N[155] = 8.6587</text:p>
      <text:p text:style-name="Standard">Decoder input Y_N[156] = 11.8756</text:p>
      <text:p text:style-name="Standard">Decoder input Y_N[157] = 7.55729</text:p>
      <text:p text:style-name="Standard">Decoder input Y_N[158] = 10.0275</text:p>
      <text:p text:style-name="Standard">Decoder input Y_N[159] = 8.28668</text:p>
      <text:p text:style-name="Standard">Decoder input Y_N[160] = 2.67491</text:p>
      <text:p text:style-name="Standard">Decoder input Y_N[161] = 0.389534</text:p>
      <text:p text:style-name="Standard">Decoder input Y_N[162] = 6.04851</text:p>
      <text:p text:style-name="Standard">Decoder input Y_N[163] = 16.6349</text:p>
      <text:p text:style-name="Standard">Decoder input Y_N[164] = 9.04541</text:p>
      <text:p text:style-name="Standard">Decoder input Y_N[165] = 1.64307</text:p>
      <text:p text:style-name="Standard">Decoder input Y_N[166] = 11.8629</text:p>
      <text:p text:style-name="Standard">Decoder input Y_N[167] = 10.9737</text:p>
      <text:p text:style-name="Standard">Decoder input Y_N[168] = 13.2618</text:p>
      <text:p text:style-name="Standard"><text:soft-page-break/>Decoder input Y_N[169] = 2.31247</text:p>
      <text:p text:style-name="Standard">Decoder input Y_N[170] = 15.394</text:p>
      <text:p text:style-name="Standard">Decoder input Y_N[171] = 4.3983</text:p>
      <text:p text:style-name="Standard">Decoder input Y_N[172] = 14.0303</text:p>
      <text:p text:style-name="Standard">Decoder input Y_N[173] = 13.2765</text:p>
      <text:p text:style-name="Standard">Decoder input Y_N[174] = 11.6166</text:p>
      <text:p text:style-name="Standard">Decoder input Y_N[175] = 12.5245</text:p>
      <text:p text:style-name="Standard">Decoder input Y_N[176] = 12.2474</text:p>
      <text:p text:style-name="Standard">Decoder input Y_N[177] = 19.3575</text:p>
      <text:p text:style-name="Standard">Decoder input Y_N[178] = 18.618</text:p>
      <text:p text:style-name="Standard">Decoder input Y_N[179] = 11.3493</text:p>
      <text:p text:style-name="Standard">Decoder input Y_N[180] = 9.51712</text:p>
      <text:p text:style-name="Standard">Decoder input Y_N[181] = 18.4894</text:p>
      <text:p text:style-name="Standard">Decoder input Y_N[182] = 12.231</text:p>
      <text:p text:style-name="Standard">Decoder input Y_N[183] = 4.24292</text:p>
      <text:p text:style-name="Standard">Decoder input Y_N[184] = 7.16626</text:p>
      <text:p text:style-name="Standard">Decoder input Y_N[185] = 9.11908</text:p>
      <text:p text:style-name="Standard">Decoder input Y_N[186] = 15.0258</text:p>
      <text:p text:style-name="Standard">Decoder input Y_N[187] = 5.31894</text:p>
      <text:p text:style-name="Standard">Decoder input Y_N[188] = 12.7498</text:p>
      <text:p text:style-name="Standard">Decoder input Y_N[189] = 5.76208</text:p>
      <text:p text:style-name="Standard">Decoder input Y_N[190] = 14.4495</text:p>
      <text:p text:style-name="Standard">Decoder input Y_N[191] = 9.46759</text:p>
      <text:p text:style-name="Standard">Decoder input Y_N[192] = 8.81859</text:p>
      <text:p text:style-name="Standard">Decoder input Y_N[193] = 10.4359</text:p>
      <text:p text:style-name="Standard">Decoder input Y_N[194] = 13.0647</text:p>
      <text:p text:style-name="Standard">Decoder input Y_N[195] = 11.9772</text:p>
      <text:p text:style-name="Standard">Decoder input Y_N[196] = 11.545</text:p>
      <text:p text:style-name="Standard">Decoder input Y_N[197] = 14.5141</text:p>
      <text:p text:style-name="Standard">Decoder input Y_N[198] = 17.3214</text:p>
      <text:p text:style-name="Standard">Decoder input Y_N[199] = 3.97748</text:p>
      <text:p text:style-name="Standard">Decoder input Y_N[200] = 9.34514</text:p>
      <text:p text:style-name="Standard">Decoder input Y_N[201] = 10.955</text:p>
      <text:p text:style-name="Standard">Decoder input Y_N[202] = 16.7391</text:p>
      <text:p text:style-name="Standard">Decoder input Y_N[203] = 11.0757</text:p>
      <text:p text:style-name="Standard">Decoder input Y_N[204] = 7.94454</text:p>
      <text:p text:style-name="Standard">Decoder input Y_N[205] = 11.364</text:p>
      <text:p text:style-name="Standard">Decoder input Y_N[206] = 8.11208</text:p>
      <text:p text:style-name="Standard">Decoder input Y_N[207] = 7.60303</text:p>
      <text:p text:style-name="Standard">Decoder input Y_N[208] = 12.073</text:p>
      <text:p text:style-name="Standard">Decoder input Y_N[209] = 8.44557</text:p>
      <text:p text:style-name="Standard">Decoder input Y_N[210] = 12.3731</text:p>
      <text:p text:style-name="Standard">Decoder input Y_N[211] = 14.8516</text:p>
      <text:p text:style-name="Standard">Decoder input Y_N[212] = 6.43991</text:p>
      <text:p text:style-name="Standard">Decoder input Y_N[213] = 8.07084</text:p>
      <text:p text:style-name="Standard">Decoder input Y_N[214] = 14.0878</text:p>
      <text:p text:style-name="Standard">Decoder input Y_N[215] = 9.34115</text:p>
      <text:p text:style-name="Standard">Decoder input Y_N[216] = 7.98377</text:p>
      <text:p text:style-name="Standard">Decoder input Y_N[217] = 5.76549</text:p>
      <text:p text:style-name="Standard">Decoder input Y_N[218] = 12.0472</text:p>
      <text:p text:style-name="Standard">Decoder input Y_N[219] = 3.91222</text:p>
      <text:p text:style-name="Standard">Decoder input Y_N[220] = 8.25414</text:p>
      <text:p text:style-name="Standard"><text:soft-page-break/>Decoder input Y_N[221] = 16.41</text:p>
      <text:p text:style-name="Standard">Decoder input Y_N[222] = 11.1263</text:p>
      <text:p text:style-name="Standard">Decoder input Y_N[223] = 18.9676</text:p>
      <text:p text:style-name="Standard">Decoder input Y_N[224] = 13.7173</text:p>
      <text:p text:style-name="Standard">Decoder input Y_N[225] = 11.8244</text:p>
      <text:p text:style-name="Standard">Decoder input Y_N[226] = 0.790455</text:p>
      <text:p text:style-name="Standard">Decoder input Y_N[227] = 8.96455</text:p>
      <text:p text:style-name="Standard">Decoder input Y_N[228] = -7.79362</text:p>
      <text:p text:style-name="Standard">Decoder input Y_N[229] = 6.26756</text:p>
      <text:p text:style-name="Standard">Decoder input Y_N[230] = 6.56347</text:p>
      <text:p text:style-name="Standard">Decoder input Y_N[231] = 10.1656</text:p>
      <text:p text:style-name="Standard">Decoder input Y_N[232] = 16.398</text:p>
      <text:p text:style-name="Standard">Decoder input Y_N[233] = 7.31333</text:p>
      <text:p text:style-name="Standard">Decoder input Y_N[234] = 10.0986</text:p>
      <text:p text:style-name="Standard">Decoder input Y_N[235] = 10.7681</text:p>
      <text:p text:style-name="Standard">Decoder input Y_N[236] = 10.2736</text:p>
      <text:p text:style-name="Standard">Decoder input Y_N[237] = 7.68229</text:p>
      <text:p text:style-name="Standard">Decoder input Y_N[238] = 7.8221</text:p>
      <text:p text:style-name="Standard">Decoder input Y_N[239] = 6.70303</text:p>
      <text:p text:style-name="Standard">Decoder input Y_N[240] = 4.53556</text:p>
      <text:p text:style-name="Standard">Decoder input Y_N[241] = 10.5213</text:p>
      <text:p text:style-name="Standard">Decoder input Y_N[242] = 3.84929</text:p>
      <text:p text:style-name="Standard">Decoder input Y_N[243] = 14.5456</text:p>
      <text:p text:style-name="Standard">Decoder input Y_N[244] = 13.466</text:p>
      <text:p text:style-name="Standard">Decoder input Y_N[245] = 15.1633</text:p>
      <text:p text:style-name="Standard">Decoder input Y_N[246] = 1.01464</text:p>
      <text:p text:style-name="Standard">Decoder input Y_N[247] = 13.4745</text:p>
      <text:p text:style-name="Standard">Decoder input Y_N[248] = 8.15357</text:p>
      <text:p text:style-name="Standard">Decoder input Y_N[249] = 10.7747</text:p>
      <text:p text:style-name="Standard">Decoder input Y_N[250] = 6.25944</text:p>
      <text:p text:style-name="Standard">Decoder input Y_N[251] = 11.6429</text:p>
      <text:p text:style-name="Standard">Decoder input Y_N[252] = 17.1143</text:p>
      <text:p text:style-name="Standard">Decoder input Y_N[253] = 13.731</text:p>
      <text:p text:style-name="Standard">Decoder input Y_N[254] = 0.307137</text:p>
      <text:p text:style-name="Standard">Decoder input Y_N[255] = 21.3647</text:p>
      <text:p text:style-name="Standard">Decoder input Y_N[256] = 8.89613</text:p>
      <text:p text:style-name="Standard">Decoder input Y_N[257] = 8.8744</text:p>
      <text:p text:style-name="Standard">Decoder input Y_N[258] = 8.65682</text:p>
      <text:p text:style-name="Standard">Decoder input Y_N[259] = 6.48945</text:p>
      <text:p text:style-name="Standard">Decoder input Y_N[260] = 10.6195</text:p>
      <text:p text:style-name="Standard">Decoder input Y_N[261] = 4.58476</text:p>
      <text:p text:style-name="Standard">Decoder input Y_N[262] = 13.0216</text:p>
      <text:p text:style-name="Standard">Decoder input Y_N[263] = 11.8123</text:p>
      <text:p text:style-name="Standard">Decoder input Y_N[264] = 10.0764</text:p>
      <text:p text:style-name="Standard">Decoder input Y_N[265] = 16.4216</text:p>
      <text:p text:style-name="Standard">Decoder input Y_N[266] = 18.9308</text:p>
      <text:p text:style-name="Standard">Decoder input Y_N[267] = 14.0517</text:p>
      <text:p text:style-name="Standard">Decoder input Y_N[268] = -2.18898</text:p>
      <text:p text:style-name="Standard">Decoder input Y_N[269] = 14.6007</text:p>
      <text:p text:style-name="Standard">Decoder input Y_N[270] = 2.47514</text:p>
      <text:p text:style-name="Standard">Decoder input Y_N[271] = 4.17129</text:p>
      <text:p text:style-name="Standard">Decoder input Y_N[272] = 17.563</text:p>
      <text:p text:style-name="Standard"><text:soft-page-break/>Decoder input Y_N[273] = 18.6485</text:p>
      <text:p text:style-name="Standard">Decoder input Y_N[274] = 6.51658</text:p>
      <text:p text:style-name="Standard">Decoder input Y_N[275] = 14.4191</text:p>
      <text:p text:style-name="Standard">Decoder input Y_N[276] = 17.941</text:p>
      <text:p text:style-name="Standard">Decoder input Y_N[277] = 5.67009</text:p>
      <text:p text:style-name="Standard">Decoder input Y_N[278] = 17.2356</text:p>
      <text:p text:style-name="Standard">Decoder input Y_N[279] = 11.5112</text:p>
      <text:p text:style-name="Standard">Decoder input Y_N[280] = 14.0221</text:p>
      <text:p text:style-name="Standard">Decoder input Y_N[281] = 14.6356</text:p>
      <text:p text:style-name="Standard">Decoder input Y_N[282] = 15.3039</text:p>
      <text:p text:style-name="Standard">Decoder input Y_N[283] = 11.9404</text:p>
      <text:p text:style-name="Standard">Decoder input Y_N[284] = 12.2845</text:p>
      <text:p text:style-name="Standard">Decoder input Y_N[285] = 6.07481</text:p>
      <text:p text:style-name="Standard">Decoder input Y_N[286] = 11.3286</text:p>
      <text:p text:style-name="Standard">Decoder input Y_N[287] = 7.80816</text:p>
      <text:p text:style-name="Standard">Decoder input Y_N[288] = 13.3146</text:p>
      <text:p text:style-name="Standard">Decoder input Y_N[289] = 11.3458</text:p>
      <text:p text:style-name="Standard">Decoder input Y_N[290] = 10.5261</text:p>
      <text:p text:style-name="Standard">Decoder input Y_N[291] = 13.8987</text:p>
      <text:p text:style-name="Standard">Decoder input Y_N[292] = 10.773</text:p>
      <text:p text:style-name="Standard">Decoder input Y_N[293] = 8.8898</text:p>
      <text:p text:style-name="Standard">Decoder input Y_N[294] = 7.59949</text:p>
      <text:p text:style-name="Standard">Decoder input Y_N[295] = 6.5748</text:p>
      <text:p text:style-name="Standard">Decoder input Y_N[296] = 9.35801</text:p>
      <text:p text:style-name="Standard">Decoder input Y_N[297] = 13.5402</text:p>
      <text:p text:style-name="Standard">Decoder input Y_N[298] = 5.32068</text:p>
      <text:p text:style-name="Standard">Decoder input Y_N[299] = 1.91731</text:p>
      <text:p text:style-name="Standard">Decoder input Y_N[300] = 8.61423</text:p>
      <text:p text:style-name="Standard">Decoder input Y_N[301] = 5.33618</text:p>
      <text:p text:style-name="Standard">Decoder input Y_N[302] = 13.5588</text:p>
      <text:p text:style-name="Standard">Decoder input Y_N[303] = 12.1357</text:p>
      <text:p text:style-name="Standard">Decoder input Y_N[304] = 9.08801</text:p>
      <text:p text:style-name="Standard">Decoder input Y_N[305] = 12.7223</text:p>
      <text:p text:style-name="Standard">Decoder input Y_N[306] = 3.28856</text:p>
      <text:p text:style-name="Standard">Decoder input Y_N[307] = 10.164</text:p>
      <text:p text:style-name="Standard">Decoder input Y_N[308] = 20.8748</text:p>
      <text:p text:style-name="Standard">Decoder input Y_N[309] = 10.4354</text:p>
      <text:p text:style-name="Standard">Decoder input Y_N[310] = 15.946</text:p>
      <text:p text:style-name="Standard">Decoder input Y_N[311] = 13.9381</text:p>
      <text:p text:style-name="Standard">Decoder input Y_N[312] = 10.8833</text:p>
      <text:p text:style-name="Standard">Decoder input Y_N[313] = 9.775</text:p>
      <text:p text:style-name="Standard">Decoder input Y_N[314] = 6.13411</text:p>
      <text:p text:style-name="Standard">Decoder input Y_N[315] = 16.0345</text:p>
      <text:p text:style-name="Standard">Decoder input Y_N[316] = 14.7842</text:p>
      <text:p text:style-name="Standard">Decoder input Y_N[317] = 14.1754</text:p>
      <text:p text:style-name="Standard">Decoder input Y_N[318] = 20.8009</text:p>
      <text:p text:style-name="Standard">Decoder input Y_N[319] = 18.0241</text:p>
      <text:p text:style-name="Standard">Decoder input Y_N[320] = 22.231</text:p>
      <text:p text:style-name="Standard">Decoder input Y_N[321] = 4.2004</text:p>
      <text:p text:style-name="Standard">Decoder input Y_N[322] = 14.6208</text:p>
      <text:p text:style-name="Standard">Decoder input Y_N[323] = 7.16183</text:p>
      <text:p text:style-name="Standard">Decoder input Y_N[324] = 16.6881</text:p>
      <text:p text:style-name="Standard"><text:soft-page-break/>Decoder input Y_N[325] = 10.5384</text:p>
      <text:p text:style-name="Standard">Decoder input Y_N[326] = 7.61881</text:p>
      <text:p text:style-name="Standard">Decoder input Y_N[327] = 8.39351</text:p>
      <text:p text:style-name="Standard">Decoder input Y_N[328] = 17.3099</text:p>
      <text:p text:style-name="Standard">Decoder input Y_N[329] = 16.8573</text:p>
      <text:p text:style-name="Standard">Decoder input Y_N[330] = 11.8927</text:p>
      <text:p text:style-name="Standard">Decoder input Y_N[331] = 8.3271</text:p>
      <text:p text:style-name="Standard">Decoder input Y_N[332] = 8.67749</text:p>
      <text:p text:style-name="Standard">Decoder input Y_N[333] = 13.5002</text:p>
      <text:p text:style-name="Standard">Decoder input Y_N[334] = 9.79621</text:p>
      <text:p text:style-name="Standard">Decoder input Y_N[335] = 6.20326</text:p>
      <text:p text:style-name="Standard">Decoder input Y_N[336] = 10.2644</text:p>
      <text:p text:style-name="Standard">Decoder input Y_N[337] = 17.6863</text:p>
      <text:p text:style-name="Standard">Decoder input Y_N[338] = 16.2866</text:p>
      <text:p text:style-name="Standard">Decoder input Y_N[339] = 6.41646</text:p>
      <text:p text:style-name="Standard">Decoder input Y_N[340] = 6.86197</text:p>
      <text:p text:style-name="Standard">Decoder input Y_N[341] = 8.52449</text:p>
      <text:p text:style-name="Standard">Decoder input Y_N[342] = 10.0769</text:p>
      <text:p text:style-name="Standard">Decoder input Y_N[343] = 7.64013</text:p>
      <text:p text:style-name="Standard">Decoder input Y_N[344] = 14.0792</text:p>
      <text:p text:style-name="Standard">Decoder input Y_N[345] = 7.90518</text:p>
      <text:p text:style-name="Standard">Decoder input Y_N[346] = 1.56034</text:p>
      <text:p text:style-name="Standard">Decoder input Y_N[347] = 12.1861</text:p>
      <text:p text:style-name="Standard">Decoder input Y_N[348] = 11.0033</text:p>
      <text:p text:style-name="Standard">Decoder input Y_N[349] = 17.2932</text:p>
      <text:p text:style-name="Standard">Decoder input Y_N[350] = 2.15723</text:p>
      <text:p text:style-name="Standard">Decoder input Y_N[351] = 1.27464</text:p>
      <text:p text:style-name="Standard">Decoder input Y_N[352] = 4.0329</text:p>
      <text:p text:style-name="Standard">Decoder input Y_N[353] = 9.96396</text:p>
      <text:p text:style-name="Standard">Decoder input Y_N[354] = 4.20022</text:p>
      <text:p text:style-name="Standard">Decoder input Y_N[355] = 9.5862</text:p>
      <text:p text:style-name="Standard">Decoder input Y_N[356] = 11.5684</text:p>
      <text:p text:style-name="Standard">Decoder input Y_N[357] = 12.616</text:p>
      <text:p text:style-name="Standard">Decoder input Y_N[358] = 12.2857</text:p>
      <text:p text:style-name="Standard">Decoder input Y_N[359] = 7.13066</text:p>
      <text:p text:style-name="Standard">Decoder input Y_N[360] = 9.9561</text:p>
      <text:p text:style-name="Standard">Decoder input Y_N[361] = 12.8251</text:p>
      <text:p text:style-name="Standard">Decoder input Y_N[362] = 2.55495</text:p>
      <text:p text:style-name="Standard">Decoder input Y_N[363] = -1.77176</text:p>
      <text:p text:style-name="Standard">Decoder input Y_N[364] = 6.73122</text:p>
      <text:p text:style-name="Standard">Decoder input Y_N[365] = 16.7705</text:p>
      <text:p text:style-name="Standard">Decoder input Y_N[366] = 17.2719</text:p>
      <text:p text:style-name="Standard">Decoder input Y_N[367] = 17.1315</text:p>
      <text:p text:style-name="Standard">Decoder input Y_N[368] = 15.3188</text:p>
      <text:p text:style-name="Standard">Decoder input Y_N[369] = 9.24648</text:p>
      <text:p text:style-name="Standard">Decoder input Y_N[370] = 15.9529</text:p>
      <text:p text:style-name="Standard">Decoder input Y_N[371] = 10.587</text:p>
      <text:p text:style-name="Standard">Decoder input Y_N[372] = 12.2697</text:p>
      <text:p text:style-name="Standard">Decoder input Y_N[373] = 4.7942</text:p>
      <text:p text:style-name="Standard">Decoder input Y_N[374] = 17.1995</text:p>
      <text:p text:style-name="Standard">Decoder input Y_N[375] = 8.33362</text:p>
      <text:p text:style-name="Standard">Decoder input Y_N[376] = 8.98435</text:p>
      <text:p text:style-name="Standard"><text:soft-page-break/>Decoder input Y_N[377] = 3.97097</text:p>
      <text:p text:style-name="Standard">Decoder input Y_N[378] = 13.884</text:p>
      <text:p text:style-name="Standard">Decoder input Y_N[379] = 11.6782</text:p>
      <text:p text:style-name="Standard">Decoder input Y_N[380] = 19.9296</text:p>
      <text:p text:style-name="Standard">Decoder input Y_N[381] = 5.82147</text:p>
      <text:p text:style-name="Standard">Decoder input Y_N[382] = 13.1411</text:p>
      <text:p text:style-name="Standard">Decoder input Y_N[383] = 4.30915</text:p>
      <text:p text:style-name="Standard">Decoder input Y_N[384] = 14.327</text:p>
      <text:p text:style-name="Standard">Decoder input Y_N[385] = 15.7326</text:p>
      <text:p text:style-name="Standard">Decoder input Y_N[386] = 15.8452</text:p>
      <text:p text:style-name="Standard">Decoder input Y_N[387] = 5.49542</text:p>
      <text:p text:style-name="Standard">Decoder input Y_N[388] = 12.337</text:p>
      <text:p text:style-name="Standard">Decoder input Y_N[389] = 1.62393</text:p>
      <text:p text:style-name="Standard">Decoder input Y_N[390] = 20.7676</text:p>
      <text:p text:style-name="Standard">Decoder input Y_N[391] = 15.4287</text:p>
      <text:p text:style-name="Standard">Decoder input Y_N[392] = 8.05696</text:p>
      <text:p text:style-name="Standard">Decoder input Y_N[393] = 9.81778</text:p>
      <text:p text:style-name="Standard">Decoder input Y_N[394] = 1.61745</text:p>
      <text:p text:style-name="Standard">Decoder input Y_N[395] = 10.6596</text:p>
      <text:p text:style-name="Standard">Decoder input Y_N[396] = 7.63244</text:p>
      <text:p text:style-name="Standard">Decoder input Y_N[397] = 14.5017</text:p>
      <text:p text:style-name="Standard">Decoder input Y_N[398] = 18.6415</text:p>
      <text:p text:style-name="Standard">Decoder input Y_N[399] = 7.28831</text:p>
      <text:p text:style-name="Standard">Decoder input Y_N[400] = 13.8546</text:p>
      <text:p text:style-name="Standard">Decoder input Y_N[401] = 7.94242</text:p>
      <text:p text:style-name="Standard">Decoder input Y_N[402] = 6.27595</text:p>
      <text:p text:style-name="Standard">Decoder input Y_N[403] = 8.41372</text:p>
      <text:p text:style-name="Standard">Decoder input Y_N[404] = 14.5441</text:p>
      <text:p text:style-name="Standard">Decoder input Y_N[405] = 8.23019</text:p>
      <text:p text:style-name="Standard">Decoder input Y_N[406] = 7.65813</text:p>
      <text:p text:style-name="Standard">Decoder input Y_N[407] = 6.65602</text:p>
      <text:p text:style-name="Standard">Decoder input Y_N[408] = 9.61592</text:p>
      <text:p text:style-name="Standard">Decoder input Y_N[409] = 7.93909</text:p>
      <text:p text:style-name="Standard">Decoder input Y_N[410] = 8.46987</text:p>
      <text:p text:style-name="Standard">Decoder input Y_N[411] = 17.1416</text:p>
      <text:p text:style-name="Standard">Decoder input Y_N[412] = 12.5389</text:p>
      <text:p text:style-name="Standard">Decoder input Y_N[413] = 4.08899</text:p>
      <text:p text:style-name="Standard">Decoder input Y_N[414] = 9.78213</text:p>
      <text:p text:style-name="Standard">Decoder input Y_N[415] = 5.93806</text:p>
      <text:p text:style-name="Standard">Decoder input Y_N[416] = 12.0898</text:p>
      <text:p text:style-name="Standard">Decoder input Y_N[417] = 12.9811</text:p>
      <text:p text:style-name="Standard">Decoder input Y_N[418] = 4.36931</text:p>
      <text:p text:style-name="Standard">Decoder input Y_N[419] = 3.369</text:p>
      <text:p text:style-name="Standard">Decoder input Y_N[420] = 10.4621</text:p>
      <text:p text:style-name="Standard">Decoder input Y_N[421] = 10.2108</text:p>
      <text:p text:style-name="Standard">Decoder input Y_N[422] = 11.1726</text:p>
      <text:p text:style-name="Standard">Decoder input Y_N[423] = 7.18983</text:p>
      <text:p text:style-name="Standard">Decoder input Y_N[424] = 11.9259</text:p>
      <text:p text:style-name="Standard">Decoder input Y_N[425] = 6.81795</text:p>
      <text:p text:style-name="Standard">Decoder input Y_N[426] = 11.2618</text:p>
      <text:p text:style-name="Standard">Decoder input Y_N[427] = 8.74652</text:p>
      <text:p text:style-name="Standard">Decoder input Y_N[428] = 5.44428</text:p>
      <text:p text:style-name="Standard"><text:soft-page-break/>Decoder input Y_N[429] = 8.71097</text:p>
      <text:p text:style-name="Standard">Decoder input Y_N[430] = 13.3646</text:p>
      <text:p text:style-name="Standard">Decoder input Y_N[431] = 9.83805</text:p>
      <text:p text:style-name="Standard">Decoder input Y_N[432] = 2.3658</text:p>
      <text:p text:style-name="Standard">Decoder input Y_N[433] = 12.3816</text:p>
      <text:p text:style-name="Standard">Decoder input Y_N[434] = 1.83728</text:p>
      <text:p text:style-name="Standard">Decoder input Y_N[435] = 12.6925</text:p>
      <text:p text:style-name="Standard">Decoder input Y_N[436] = 12.5604</text:p>
      <text:p text:style-name="Standard">Decoder input Y_N[437] = 9.36829</text:p>
      <text:p text:style-name="Standard">Decoder input Y_N[438] = 15.3917</text:p>
      <text:p text:style-name="Standard">Decoder input Y_N[439] = 12.179</text:p>
      <text:p text:style-name="Standard">Decoder input Y_N[440] = 10.5129</text:p>
      <text:p text:style-name="Standard">Decoder input Y_N[441] = 13.7862</text:p>
      <text:p text:style-name="Standard">Decoder input Y_N[442] = 8.61915</text:p>
      <text:p text:style-name="Standard">Decoder input Y_N[443] = 12.9275</text:p>
      <text:p text:style-name="Standard">Decoder input Y_N[444] = 7.76651</text:p>
      <text:p text:style-name="Standard">Decoder input Y_N[445] = 7.53324</text:p>
      <text:p text:style-name="Standard">Decoder input Y_N[446] = 11.6926</text:p>
      <text:p text:style-name="Standard">Decoder input Y_N[447] = 9.30734</text:p>
      <text:p text:style-name="Standard">Decoder input Y_N[448] = 12.5542</text:p>
      <text:p text:style-name="Standard">Decoder input Y_N[449] = 7.3024</text:p>
      <text:p text:style-name="Standard">Decoder input Y_N[450] = 2.70697</text:p>
      <text:p text:style-name="Standard">Decoder input Y_N[451] = 9.658</text:p>
      <text:p text:style-name="Standard">Decoder input Y_N[452] = 5.10013</text:p>
      <text:p text:style-name="Standard">Decoder input Y_N[453] = 7.43976</text:p>
      <text:p text:style-name="Standard">Decoder input Y_N[454] = 18.7093</text:p>
      <text:p text:style-name="Standard">Decoder input Y_N[455] = 9.94494</text:p>
      <text:p text:style-name="Standard">Decoder input Y_N[456] = 16.1577</text:p>
      <text:p text:style-name="Standard">Decoder input Y_N[457] = 15.7061</text:p>
      <text:p text:style-name="Standard">Decoder input Y_N[458] = -0.55582</text:p>
      <text:p text:style-name="Standard">Decoder input Y_N[459] = 15.8678</text:p>
      <text:p text:style-name="Standard">Decoder input Y_N[460] = 15.2653</text:p>
      <text:p text:style-name="Standard">Decoder input Y_N[461] = 5.35786</text:p>
      <text:p text:style-name="Standard">Decoder input Y_N[462] = 15.0588</text:p>
      <text:p text:style-name="Standard">Decoder input Y_N[463] = 4.14163</text:p>
      <text:p text:style-name="Standard">Decoder input Y_N[464] = 13.58</text:p>
      <text:p text:style-name="Standard">Decoder input Y_N[465] = 21.5385</text:p>
      <text:p text:style-name="Standard">Decoder input Y_N[466] = 5.66361</text:p>
      <text:p text:style-name="Standard">Decoder input Y_N[467] = 6.96272</text:p>
      <text:p text:style-name="Standard">Decoder input Y_N[468] = 7.97741</text:p>
      <text:p text:style-name="Standard">Decoder input Y_N[469] = 7.50666</text:p>
      <text:p text:style-name="Standard">Decoder input Y_N[470] = 9.70883</text:p>
      <text:p text:style-name="Standard">Decoder input Y_N[471] = 13.0689</text:p>
      <text:p text:style-name="Standard">Decoder input Y_N[472] = 13.6255</text:p>
      <text:p text:style-name="Standard">Decoder input Y_N[473] = 18.4403</text:p>
      <text:p text:style-name="Standard">Decoder input Y_N[474] = 13.0717</text:p>
      <text:p text:style-name="Standard">Decoder input Y_N[475] = 15.2832</text:p>
      <text:p text:style-name="Standard">Decoder input Y_N[476] = 17.0457</text:p>
      <text:p text:style-name="Standard">Decoder input Y_N[477] = 10.0232</text:p>
      <text:p text:style-name="Standard">Decoder input Y_N[478] = 10.713</text:p>
      <text:p text:style-name="Standard">Decoder input Y_N[479] = 19.9722</text:p>
      <text:p text:style-name="Standard">Decoder input Y_N[480] = -0.161606</text:p>
      <text:p text:style-name="Standard"><text:soft-page-break/>Decoder input Y_N[481] = 12.7639</text:p>
      <text:p text:style-name="Standard">Decoder input Y_N[482] = 15.5816</text:p>
      <text:p text:style-name="Standard">Decoder input Y_N[483] = 6.69828</text:p>
      <text:p text:style-name="Standard">Decoder input Y_N[484] = 19.863</text:p>
      <text:p text:style-name="Standard">Decoder input Y_N[485] = 7.57744</text:p>
      <text:p text:style-name="Standard">Decoder input Y_N[486] = 8.1953</text:p>
      <text:p text:style-name="Standard">Decoder input Y_N[487] = 11.0126</text:p>
      <text:p text:style-name="Standard">Decoder input Y_N[488] = 9.62413</text:p>
      <text:p text:style-name="Standard">Decoder input Y_N[489] = 8.84949</text:p>
      <text:p text:style-name="Standard">Decoder input Y_N[490] = 7.68619</text:p>
      <text:p text:style-name="Standard">Decoder input Y_N[491] = 10.3204</text:p>
      <text:p text:style-name="Standard">Decoder input Y_N[492] = 12.0521</text:p>
      <text:p text:style-name="Standard">Decoder input Y_N[493] = 18.5301</text:p>
      <text:p text:style-name="Standard">Decoder input Y_N[494] = 5.44566</text:p>
      <text:p text:style-name="Standard">Decoder input Y_N[495] = 13.6819</text:p>
      <text:p text:style-name="Standard">Decoder input Y_N[496] = 10.1189</text:p>
      <text:p text:style-name="Standard">Decoder input Y_N[497] = 16.2818</text:p>
      <text:p text:style-name="Standard">Decoder input Y_N[498] = 1.30495</text:p>
      <text:p text:style-name="Standard">Decoder input Y_N[499] = 4.16889</text:p>
      <text:p text:style-name="Standard">Decoder input Y_N[500] = 14.1226</text:p>
      <text:p text:style-name="Standard">Decoder input Y_N[501] = 14.6651</text:p>
      <text:p text:style-name="Standard">Decoder input Y_N[502] = 11.6908</text:p>
      <text:p text:style-name="Standard">Decoder input Y_N[503] = 18.2036</text:p>
      <text:p text:style-name="Standard">Decoder input Y_N[504] = 13.6497</text:p>
      <text:p text:style-name="Standard">Decoder input Y_N[505] = 3.72162</text:p>
      <text:p text:style-name="Standard">Decoder input Y_N[506] = 14.3763</text:p>
      <text:p text:style-name="Standard">Decoder input Y_N[507] = 2.89477</text:p>
      <text:p text:style-name="Standard">Decoder input Y_N[508] = 12.4024</text:p>
      <text:p text:style-name="Standard">Decoder input Y_N[509] = 14.1683</text:p>
      <text:p text:style-name="Standard">Decoder input Y_N[510] = 10.4137</text:p>
      <text:p text:style-name="Standard">Decoder input Y_N[511] = 21.7087</text:p>
      <text:p text:style-name="Standard">Decoder input Y_N[512] = 9.98778</text:p>
      <text:p text:style-name="Standard">Decoder input Y_N[513] = 21.6649</text:p>
      <text:p text:style-name="Standard">Decoder input Y_N[514] = 16.99</text:p>
      <text:p text:style-name="Standard">Decoder input Y_N[515] = 8.16448</text:p>
      <text:p text:style-name="Standard">Decoder input Y_N[516] = 18.7167</text:p>
      <text:p text:style-name="Standard">Decoder input Y_N[517] = 8.18114</text:p>
      <text:p text:style-name="Standard">Decoder input Y_N[518] = 6.04753</text:p>
      <text:p text:style-name="Standard">Decoder input Y_N[519] = 12.9549</text:p>
      <text:p text:style-name="Standard">Decoder input Y_N[520] = 14.1041</text:p>
      <text:p text:style-name="Standard">Decoder input Y_N[521] = 9.53064</text:p>
      <text:p text:style-name="Standard">Decoder input Y_N[522] = 10.2166</text:p>
      <text:p text:style-name="Standard">Decoder input Y_N[523] = 10.019</text:p>
      <text:p text:style-name="Standard">Decoder input Y_N[524] = 6.57086</text:p>
      <text:p text:style-name="Standard">Decoder input Y_N[525] = 20.2158</text:p>
      <text:p text:style-name="Standard">Decoder input Y_N[526] = 14.1956</text:p>
      <text:p text:style-name="Standard">Decoder input Y_N[527] = 12.8111</text:p>
      <text:p text:style-name="Standard">Decoder input Y_N[528] = 6.77854</text:p>
      <text:p text:style-name="Standard">Decoder input Y_N[529] = 22.6591</text:p>
      <text:p text:style-name="Standard">Decoder input Y_N[530] = 9.28142</text:p>
      <text:p text:style-name="Standard">Decoder input Y_N[531] = 11.2441</text:p>
      <text:p text:style-name="Standard">Decoder input Y_N[532] = 9.80985</text:p>
      <text:p text:style-name="Standard"><text:soft-page-break/>Decoder input Y_N[533] = 20.1279</text:p>
      <text:p text:style-name="Standard">Decoder input Y_N[534] = 2.2407</text:p>
      <text:p text:style-name="Standard">Decoder input Y_N[535] = 5.76933</text:p>
      <text:p text:style-name="Standard">Decoder input Y_N[536] = 20.831</text:p>
      <text:p text:style-name="Standard">Decoder input Y_N[537] = 10.1453</text:p>
      <text:p text:style-name="Standard">Decoder input Y_N[538] = 5.21211</text:p>
      <text:p text:style-name="Standard">Decoder input Y_N[539] = 10.9198</text:p>
      <text:p text:style-name="Standard">Decoder input Y_N[540] = 14.0441</text:p>
      <text:p text:style-name="Standard">Decoder input Y_N[541] = 16.5179</text:p>
      <text:p text:style-name="Standard">Decoder input Y_N[542] = 11.8391</text:p>
      <text:p text:style-name="Standard">Decoder input Y_N[543] = 5.61332</text:p>
      <text:p text:style-name="Standard">Decoder input Y_N[544] = 10.7922</text:p>
      <text:p text:style-name="Standard">Decoder input Y_N[545] = 9.53536</text:p>
      <text:p text:style-name="Standard">Decoder input Y_N[546] = 14.1226</text:p>
      <text:p text:style-name="Standard">Decoder input Y_N[547] = 15.0622</text:p>
      <text:p text:style-name="Standard">Decoder input Y_N[548] = 6.73292</text:p>
      <text:p text:style-name="Standard">Decoder input Y_N[549] = 10.5177</text:p>
      <text:p text:style-name="Standard">Decoder input Y_N[550] = 16.4236</text:p>
      <text:p text:style-name="Standard">Decoder input Y_N[551] = 12.8779</text:p>
      <text:p text:style-name="Standard">Decoder input Y_N[552] = 15.3836</text:p>
      <text:p text:style-name="Standard">Decoder input Y_N[553] = 6.5835</text:p>
      <text:p text:style-name="Standard">Decoder input Y_N[554] = 8.75026</text:p>
      <text:p text:style-name="Standard">Decoder input Y_N[555] = 6.44225</text:p>
      <text:p text:style-name="Standard">Decoder input Y_N[556] = 10.6137</text:p>
      <text:p text:style-name="Standard">Decoder input Y_N[557] = 6.98876</text:p>
      <text:p text:style-name="Standard">Decoder input Y_N[558] = 15.5717</text:p>
      <text:p text:style-name="Standard">Decoder input Y_N[559] = 12.8516</text:p>
      <text:p text:style-name="Standard">Decoder input Y_N[560] = 18.6114</text:p>
      <text:p text:style-name="Standard">Decoder input Y_N[561] = 15.9999</text:p>
      <text:p text:style-name="Standard">Decoder input Y_N[562] = 12.3539</text:p>
      <text:p text:style-name="Standard">Decoder input Y_N[563] = 9.24659</text:p>
      <text:p text:style-name="Standard">Decoder input Y_N[564] = 5.90763</text:p>
      <text:p text:style-name="Standard">Decoder input Y_N[565] = 14.9135</text:p>
      <text:p text:style-name="Standard">Decoder input Y_N[566] = -1.89092</text:p>
      <text:p text:style-name="Standard">Decoder input Y_N[567] = 16.7167</text:p>
      <text:p text:style-name="Standard">Decoder input Y_N[568] = 13.3049</text:p>
      <text:p text:style-name="Standard">Decoder input Y_N[569] = 10.2799</text:p>
      <text:p text:style-name="Standard">Decoder input Y_N[570] = 7.57648</text:p>
      <text:p text:style-name="Standard">Decoder input Y_N[571] = 15.7254</text:p>
      <text:p text:style-name="Standard">Decoder input Y_N[572] = 11.9106</text:p>
      <text:p text:style-name="Standard">Decoder input Y_N[573] = 7.22377</text:p>
      <text:p text:style-name="Standard">Decoder input Y_N[574] = 8.25407</text:p>
      <text:p text:style-name="Standard">Decoder input Y_N[575] = 11.6971</text:p>
      <text:p text:style-name="Standard">Decoder input Y_N[576] = 15.4852</text:p>
      <text:p text:style-name="Standard">Decoder input Y_N[577] = 9.43526</text:p>
      <text:p text:style-name="Standard">Decoder input Y_N[578] = 17.3585</text:p>
      <text:p text:style-name="Standard">Decoder input Y_N[579] = 11.3422</text:p>
      <text:p text:style-name="Standard">Decoder input Y_N[580] = 8.37885</text:p>
      <text:p text:style-name="Standard">Decoder input Y_N[581] = 3.78563</text:p>
      <text:p text:style-name="Standard">Decoder input Y_N[582] = 12.1459</text:p>
      <text:p text:style-name="Standard">Decoder input Y_N[583] = 9.61811</text:p>
      <text:p text:style-name="Standard">Decoder input Y_N[584] = 5.10376</text:p>
      <text:p text:style-name="Standard"><text:soft-page-break/>Decoder input Y_N[585] = 9.11693</text:p>
      <text:p text:style-name="Standard">Decoder input Y_N[586] = 17.9353</text:p>
      <text:p text:style-name="Standard">Decoder input Y_N[587] = 9.24574</text:p>
      <text:p text:style-name="Standard">Decoder input Y_N[588] = 18.12</text:p>
      <text:p text:style-name="Standard">Decoder input Y_N[589] = 9.21044</text:p>
      <text:p text:style-name="Standard">Decoder input Y_N[590] = 7.11749</text:p>
      <text:p text:style-name="Standard">Decoder input Y_N[591] = 13.7887</text:p>
      <text:p text:style-name="Standard">Decoder input Y_N[592] = 17.3373</text:p>
      <text:p text:style-name="Standard">Decoder input Y_N[593] = 11.7326</text:p>
      <text:p text:style-name="Standard">Decoder input Y_N[594] = 17.3602</text:p>
      <text:p text:style-name="Standard">Decoder input Y_N[595] = 19.0118</text:p>
      <text:p text:style-name="Standard">Decoder input Y_N[596] = 7.6837</text:p>
      <text:p text:style-name="Standard">Decoder input Y_N[597] = 1.48618</text:p>
      <text:p text:style-name="Standard">Decoder input Y_N[598] = 12.5325</text:p>
      <text:p text:style-name="Standard">Decoder input Y_N[599] = 6.18863</text:p>
      <text:p text:style-name="Standard">Decoder input Y_N[600] = 12.3397</text:p>
      <text:p text:style-name="Standard">Decoder input Y_N[601] = 9.26161</text:p>
      <text:p text:style-name="Standard">Decoder input Y_N[602] = 7.41109</text:p>
      <text:p text:style-name="Standard">Decoder input Y_N[603] = 14.3289</text:p>
      <text:p text:style-name="Standard">Decoder input Y_N[604] = 9.51951</text:p>
      <text:p text:style-name="Standard">Decoder input Y_N[605] = 8.05041</text:p>
      <text:p text:style-name="Standard">Decoder input Y_N[606] = 16.0639</text:p>
      <text:p text:style-name="Standard">Decoder input Y_N[607] = 2.74049</text:p>
      <text:p text:style-name="Standard">Decoder input Y_N[608] = 11.9159</text:p>
      <text:p text:style-name="Standard">Decoder input Y_N[609] = 5.44501</text:p>
      <text:p text:style-name="Standard">Decoder input Y_N[610] = 10.6101</text:p>
      <text:p text:style-name="Standard">Decoder input Y_N[611] = 13.6581</text:p>
      <text:p text:style-name="Standard">Decoder input Y_N[612] = 5.0402</text:p>
      <text:p text:style-name="Standard">Decoder input Y_N[613] = 5.64178</text:p>
      <text:p text:style-name="Standard">Decoder input Y_N[614] = 9.25989</text:p>
      <text:p text:style-name="Standard">Decoder input Y_N[615] = 8.06684</text:p>
      <text:p text:style-name="Standard">Decoder input Y_N[616] = 12.2328</text:p>
      <text:p text:style-name="Standard">Decoder input Y_N[617] = 13.4201</text:p>
      <text:p text:style-name="Standard">Decoder input Y_N[618] = 6.45693</text:p>
      <text:p text:style-name="Standard">Decoder input Y_N[619] = 5.66266</text:p>
      <text:p text:style-name="Standard">Decoder input Y_N[620] = 16.5085</text:p>
      <text:p text:style-name="Standard">Decoder input Y_N[621] = 11.886</text:p>
      <text:p text:style-name="Standard">Decoder input Y_N[622] = 6.20511</text:p>
      <text:p text:style-name="Standard">Decoder input Y_N[623] = 15.0354</text:p>
      <text:p text:style-name="Standard">Decoder input Y_N[624] = 2.36333</text:p>
      <text:p text:style-name="Standard">Decoder input Y_N[625] = 7.07207</text:p>
      <text:p text:style-name="Standard">Decoder input Y_N[626] = 16.6736</text:p>
      <text:p text:style-name="Standard">Decoder input Y_N[627] = 15.98</text:p>
      <text:p text:style-name="Standard">Decoder input Y_N[628] = 6.30934</text:p>
      <text:p text:style-name="Standard">Decoder input Y_N[629] = 14.9996</text:p>
      <text:p text:style-name="Standard">Decoder input Y_N[630] = 8.26088</text:p>
      <text:p text:style-name="Standard">Decoder input Y_N[631] = 5.63999</text:p>
      <text:p text:style-name="Standard">Decoder input Y_N[632] = 9.99172</text:p>
      <text:p text:style-name="Standard">Decoder input Y_N[633] = 11.2706</text:p>
      <text:p text:style-name="Standard">Decoder input Y_N[634] = 8.35788</text:p>
      <text:p text:style-name="Standard">Decoder input Y_N[635] = 5.60902</text:p>
      <text:p text:style-name="Standard">Decoder input Y_N[636] = -2.56935</text:p>
      <text:p text:style-name="Standard"><text:soft-page-break/>Decoder input Y_N[637] = 0.821293</text:p>
      <text:p text:style-name="Standard">Decoder input Y_N[638] = 11.2448</text:p>
      <text:p text:style-name="Standard">Decoder input Y_N[639] = -3.89102</text:p>
      <text:p text:style-name="Standard">Decoder input Y_N[640] = 11.6683</text:p>
      <text:p text:style-name="Standard">Decoder input Y_N[641] = 9.47215</text:p>
      <text:p text:style-name="Standard">Decoder input Y_N[642] = 12.1989</text:p>
      <text:p text:style-name="Standard">Decoder input Y_N[643] = 2.89941</text:p>
      <text:p text:style-name="Standard">Decoder input Y_N[644] = 12.0756</text:p>
      <text:p text:style-name="Standard">Decoder input Y_N[645] = 3.94892</text:p>
      <text:p text:style-name="Standard">Decoder input Y_N[646] = 6.55042</text:p>
      <text:p text:style-name="Standard">Decoder input Y_N[647] = 23.6018</text:p>
      <text:p text:style-name="Standard"><text:s text:c="7"/>4.21 | <text:s text:c="4"/>5.00 || <text:s text:c="3"/>2542367 | <text:s text:c="5"/>742 | <text:s text:c="5"/>100 | 5.40e-07 | 3.93e-05 || <text:s text:c="3"/>0.105 | 03h37'39 <text:s text:c="2"/></text:p>
      <text:p text:style-name="Standard"># End of the simulation.</text:p>
      <text:p text:style-name="Standard">[Thread 0x7ffff77ff640 (LWP 30728) exited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20:06:28.429704653</meta:creation-date>
    <dc:date>2025-05-08T20:06:50.142658007</dc:date>
    <meta:editing-duration>PT22S</meta:editing-duration>
    <meta:editing-cycles>1</meta:editing-cycles>
    <meta:document-statistic meta:table-count="0" meta:image-count="0" meta:object-count="0" meta:page-count="193" meta:paragraph-count="9998" meta:word-count="53242" meta:character-count="297023" meta:non-whitespace-character-count="253749"/>
    <meta:generator>LibreOffice/7.3.7.2$Linux_X86_64 LibreOffice_project/30$Build-2</meta:generator>
  </office:meta>
</office:document-meta>
</file>